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irmala UI" svg:font-family="'Nirmala UI'" style:font-family-generic="roman" style:font-pitch="variable"/>
    <style:font-face style:name="Nirmala UI1" svg:font-family="'Nirmala UI'" style:font-family-generic="system" style:font-pitch="variable"/>
    <style:font-face style:name="Noto Sans CJK SC" svg:font-family="'Noto Sans CJK SC'" style:font-family-generic="system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</office:font-face-decls>
  <office:automatic-styles>
    <style:style style:name="P1" style:family="paragraph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4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5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break-before="page"/>
      <style:text-properties officeooo:paragraph-rsid="001c5870"/>
    </style:style>
    <style:style style:name="P8" style:family="paragraph" style:parent-style-name="Heading_20_2">
      <style:text-properties officeooo:paragraph-rsid="001e6510"/>
    </style:style>
    <style:style style:name="P9" style:family="paragraph" style:parent-style-name="Heading_20_2">
      <style:text-properties officeooo:paragraph-rsid="001fae97"/>
    </style:style>
    <style:style style:name="P10" style:family="paragraph" style:parent-style-name="Heading_20_2">
      <style:text-properties officeooo:paragraph-rsid="00234b70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/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font-name="Microsoft Sans Serif" fo:language="la" fo:country="none" style:text-underline-style="none" fo:font-weight="normal" officeooo:paragraph-rsid="00170c42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15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0" fo:widows="0" fo:break-before="page"/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741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469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171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4.325cm"/>
          <style:tab-stop style:position="4.979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7.862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556cm"/>
          <style:tab-stop style:position="5.195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78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5.327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597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1.196cm"/>
          <style:tab-stop style:position="1.725cm"/>
          <style:tab-stop style:position="6.389cm" style:type="right"/>
          <style:tab-stop style:position="6.558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196cm"/>
          <style:tab-stop style:position="1.94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94cm"/>
          <style:tab-stop style:position="6.389cm" style:type="right"/>
          <style:tab-stop style:position="6.69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196cm"/>
          <style:tab-stop style:position="6.389cm" style:type="right"/>
          <style:tab-stop style:position="6.682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689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995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653cm"/>
          <style:tab-stop style:position="3.605cm" style:type="right"/>
          <style:tab-stop style:position="3.955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677cm"/>
          <style:tab-stop style:position="3.605cm" style:type="right"/>
          <style:tab-stop style:position="3.978cm"/>
          <style:tab-stop style:position="7.952cm" style:type="right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284cm"/>
          <style:tab-stop style:position="4.073cm"/>
          <style:tab-stop style:position="5.087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857cm"/>
          <style:tab-stop style:position="3.284cm"/>
          <style:tab-stop style:position="3.912cm"/>
          <style:tab-stop style:position="5.087cm"/>
          <style:tab-stop style:position="6.175cm"/>
          <style:tab-stop style:position="6.944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4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875cm"/>
          <style:tab-stop style:position="4.838cm"/>
          <style:tab-stop style:position="7.816cm" style:type="right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875cm"/>
          <style:tab-stop style:position="3.455cm"/>
          <style:tab-stop style:position="4.833cm" style:type="center"/>
          <style:tab-stop style:position="5.286cm"/>
          <style:tab-stop style:position="6.796cm" style:type="right"/>
          <style:tab-stop style:position="7.149cm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875cm"/>
          <style:tab-stop style:position="3.47cm"/>
          <style:tab-stop style:position="4.833cm" style:type="center"/>
          <style:tab-stop style:position="5.293cm"/>
          <style:tab-stop style:position="6.796cm" style:type="right"/>
          <style:tab-stop style:position="7.156cm"/>
          <style:tab-stop style:position="7.816cm" style:type="right"/>
        </style:tab-stops>
      </style:paragraph-properties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font-name="Microsoft Sans Serif" fo:language="la" fo:country="none" style:text-underline-style="none" fo:font-weight="normal" officeooo:paragraph-rsid="001af028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font-name="Microsoft Sans Serif" fo:language="la" fo:country="none" style:text-underline-style="none" fo:font-weight="normal" officeooo:paragraph-rsid="001c5870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font-name="Microsoft Sans Serif" fo:language="la" fo:country="none" style:text-underline-style="none" fo:font-weight="normal" officeooo:paragraph-rsid="001de99e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font-name="Microsoft Sans Serif" fo:language="la" fo:country="none" style:text-underline-style="none" fo:font-weight="normal" officeooo:paragraph-rsid="002178ef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variant="normal" fo:text-transform="none" style:use-window-font-color="true" loext:opacity="0%" style:font-name="Microsoft Sans Serif" fo:language="la" fo:country="none" style:text-underline-style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/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officeooo:paragraph-rsid="00170c42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/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P47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officeooo:paragraph-rsid="0017f3b4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044cm"/>
        </style:tab-stops>
      </style:paragraph-properties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114cm"/>
        </style:tab-stops>
      </style:paragraph-properties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33cm"/>
        </style:tab-stops>
      </style:paragraph-properties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985cm"/>
        </style:tab-stops>
      </style:paragraph-properties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757cm"/>
        </style:tab-stops>
      </style:paragraph-properties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295cm"/>
          <style:tab-stop style:position="5.188cm"/>
        </style:tab-stops>
      </style:paragraph-properties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/>
      <style:text-properties fo:font-variant="normal" fo:text-transform="none" style:use-window-font-color="true" loext:opacity="0%" style:font-name="Microsoft Sans Serif" style:text-underline-style="none" fo:font-weight="normal" style:font-name-asian="Microsoft Sans Serif1" style:language-asian="el" style:country-asian="GR" style:font-weight-asian="normal" style:font-name-complex="Microsoft Sans Serif1" style:font-size-complex="12pt" style:language-complex="el" style:country-complex="GR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5.588cm"/>
          <style:tab-stop style:position="6.412cm"/>
          <style:tab-stop style:position="7.2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057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de99e" style:font-weight-asian="normal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433cm"/>
          <style:tab-stop style:position="4.0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officeooo:paragraph-rsid="00170c42" style:font-weight-asian="normal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7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9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7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3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officeooo:paragraph-rsid="0017f3b4" style:font-weight-asian="normal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58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7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3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4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5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7.1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0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7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1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5.2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471cm"/>
          <style:tab-stop style:position="5.1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7.97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8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4.6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563cm"/>
          <style:tab-stop style:position="2.902cm"/>
          <style:tab-stop style:position="3.687cm"/>
          <style:tab-stop style:position="4.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5.23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0.831cm"/>
          <style:tab-stop style:position="1.901cm"/>
          <style:tab-stop style:position="2.9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373cm"/>
          <style:tab-stop style:position="6.2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3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81cm"/>
          <style:tab-stop style:position="4.995cm"/>
          <style:tab-stop style:position="6.627cm"/>
          <style:tab-stop style:position="7.17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46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78cm"/>
          <style:tab-stop style:position="5.3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494cm"/>
          <style:tab-stop style:position="6.2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5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58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686cm"/>
          <style:tab-stop style:position="4.203cm"/>
          <style:tab-stop style:position="7.2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1.286cm"/>
          <style:tab-stop style:position="1.9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4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695cm"/>
          <style:tab-stop style:position="5.75cm"/>
          <style:tab-stop style:position="7.0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2.73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6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7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2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796cm"/>
          <style:tab-stop style:position="7.6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2.849cm"/>
          <style:tab-stop style:position="4.133cm"/>
          <style:tab-stop style:position="4.4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764cm"/>
          <style:tab-stop style:position="7.90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4.38cm"/>
          <style:tab-stop style:position="7.5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1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7.636cm"/>
          <style:tab-stop style:position="8.09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965cm"/>
          <style:tab-stop style:position="5.9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62cm" style:type="right" style:leader-style="dotted" style:leader-text="."/>
          <style:tab-stop style:position="8.09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8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8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165cm"/>
          <style:tab-stop style:position="7.8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7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533cm"/>
          <style:tab-stop style:position="4.833cm"/>
          <style:tab-stop style:position="5.92cm"/>
          <style:tab-stop style:position="8.1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512cm"/>
          <style:tab-stop style:position="8.1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4.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22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4.3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8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4.8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7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741cm"/>
          <style:tab-stop style:position="5.76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2.859cm"/>
          <style:tab-stop style:position="5.8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859cm"/>
          <style:tab-stop style:position="4.711cm"/>
          <style:tab-stop style:position="5.496cm"/>
          <style:tab-stop style:position="7.0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8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7.4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2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265cm" style:leader-style="solid" style:leader-text="_"/>
          <style:tab-stop style:position="6.627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7.90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332cm"/>
          <style:tab-stop style:position="4.595cm"/>
          <style:tab-stop style:position="5.9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595cm"/>
          <style:tab-stop style:position="7.86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318cm"/>
          <style:tab-stop style:position="7.7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6.4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735cm"/>
          <style:tab-stop style:position="7.84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6.6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449cm"/>
          <style:tab-stop style:position="5.31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7.1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154cm"/>
          <style:tab-stop style:position="5.8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8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34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32cm"/>
          <style:tab-stop style:position="7.69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8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25cm" style:type="right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7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46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2.413cm"/>
          <style:tab-stop style:position="3.429cm"/>
          <style:tab-stop style:position="5.80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154cm"/>
          <style:tab-stop style:position="8.435cm" style:type="right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36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6.1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5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371cm"/>
          <style:tab-stop style:position="4.119cm"/>
          <style:tab-stop style:position="5.8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494cm"/>
          <style:tab-stop style:position="6.272cm"/>
          <style:tab-stop style:position="7.09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09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34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7.6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884cm"/>
          <style:tab-stop style:position="6.35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4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4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8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9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894cm"/>
          <style:tab-stop style:position="6.757cm"/>
          <style:tab-stop style:position="8.0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45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894cm"/>
          <style:tab-stop style:position="5.403cm"/>
          <style:tab-stop style:position="7.454cm"/>
          <style:tab-stop style:position="8.0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503cm"/>
          <style:tab-stop style:position="6.8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817cm"/>
          <style:tab-stop style:position="4.6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6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6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5.6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6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803cm"/>
          <style:tab-stop style:position="7.0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266cm" style:type="right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5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1.12cm"/>
          <style:tab-stop style:position="1.58cm"/>
          <style:tab-stop style:position="2.066cm"/>
          <style:tab-stop style:position="3.136cm"/>
          <style:tab-stop style:position="5.345cm"/>
          <style:tab-stop style:position="7.35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4.856cm"/>
          <style:tab-stop style:position="6.973cm"/>
          <style:tab-stop style:position="7.6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84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9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5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31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61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087cm"/>
          <style:tab-stop style:position="5.357cm"/>
          <style:tab-stop style:position="5.8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2.11cm"/>
          <style:tab-stop style:position="2.9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8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944cm"/>
          <style:tab-stop style:position="4.036cm"/>
          <style:tab-stop style:position="4.89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956cm"/>
          <style:tab-stop style:position="6.272cm"/>
          <style:tab-stop style:position="7.1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2.662cm"/>
          <style:tab-stop style:position="4.694cm"/>
          <style:tab-stop style:position="5.8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85cm"/>
          <style:tab-stop style:position="3.104cm"/>
          <style:tab-stop style:position="5.422cm"/>
          <style:tab-stop style:position="6.061cm"/>
          <style:tab-stop style:position="6.429cm"/>
          <style:tab-stop style:position="7.154cm"/>
          <style:tab-stop style:position="7.73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485cm"/>
          <style:tab-stop style:position="5.11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de99e" style:font-weight-asian="normal" style:font-weight-complex="normal"/>
    </style:style>
    <style:style style:name="P18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5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2.625cm"/>
          <style:tab-stop style:position="3.8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588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de99e" style:font-weight-asian="normal" style:font-weight-complex="normal"/>
    </style:style>
    <style:style style:name="P19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2.087cm"/>
          <style:tab-stop style:position="6.9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142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de99e" style:font-weight-asian="normal" style:font-weight-complex="normal"/>
    </style:style>
    <style:style style:name="P19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833cm"/>
          <style:tab-stop style:position="4.602cm"/>
          <style:tab-stop style:position="5.419cm"/>
          <style:tab-stop style:position="6.627cm"/>
          <style:tab-stop style:position="7.167cm"/>
          <style:tab-stop style:position="7.735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de99e" style:font-weight-asian="normal" style:font-weight-complex="normal"/>
    </style:style>
    <style:style style:name="P19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0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75cm"/>
          <style:tab-stop style:position="8.112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de99e" style:font-weight-asian="normal" style:font-weight-complex="normal"/>
    </style:style>
    <style:style style:name="P19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634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de99e" style:font-weight-asian="normal" style:font-weight-complex="normal"/>
    </style:style>
    <style:style style:name="P19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6.535cm"/>
          <style:tab-stop style:position="7.7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795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de99e" style:font-weight-asian="normal" style:font-weight-complex="normal"/>
    </style:style>
    <style:style style:name="P19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6.451cm"/>
          <style:tab-stop style:position="7.1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8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666cm"/>
          <style:tab-stop style:position="7.2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4.509cm"/>
          <style:tab-stop style:position="7.1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1.039cm"/>
          <style:tab-stop style:position="1.609cm"/>
          <style:tab-stop style:position="1.849cm"/>
          <style:tab-stop style:position="2.886cm"/>
          <style:tab-stop style:position="3.8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318cm"/>
          <style:tab-stop style:position="7.3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187cm"/>
          <style:tab-stop style:position="2.672cm"/>
          <style:tab-stop style:position="6.18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2.155cm"/>
          <style:tab-stop style:position="4.5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2.163cm"/>
          <style:tab-stop style:position="2.5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7.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0.7cm"/>
          <style:tab-stop style:position="1.709cm"/>
          <style:tab-stop style:position="2.852cm"/>
          <style:tab-stop style:position="3.048cm"/>
          <style:tab-stop style:position="6.597cm"/>
          <style:tab-stop style:position="7.4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8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5.567cm"/>
          <style:tab-stop style:position="5.704cm" style:leader-style="solid" style:leader-text="_"/>
          <style:tab-stop style:position="6.16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5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0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7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179cm"/>
          <style:tab-stop style:position="5.4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30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9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8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7.5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849cm"/>
          <style:tab-stop style:position="5.957cm"/>
          <style:tab-stop style:position="6.5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685cm"/>
          <style:tab-stop style:position="3.605cm" style:type="right"/>
          <style:tab-stop style:position="3.9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669cm"/>
          <style:tab-stop style:position="3.605cm" style:type="right"/>
          <style:tab-stop style:position="3.9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747cm"/>
          <style:tab-stop style:position="7.9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124cm"/>
          <style:tab-stop style:position="8.0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284cm"/>
          <style:tab-stop style:position="4.066cm"/>
          <style:tab-stop style:position="5.087cm"/>
          <style:tab-stop style:position="6.8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284cm"/>
          <style:tab-stop style:position="3.951cm"/>
          <style:tab-stop style:position="5.244cm"/>
          <style:tab-stop style:position="6.8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284cm"/>
          <style:tab-stop style:position="5.507cm"/>
          <style:tab-stop style:position="6.8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.88cm"/>
          <style:tab-stop style:position="3.32cm"/>
          <style:tab-stop style:position="3.951cm"/>
          <style:tab-stop style:position="5.087cm"/>
          <style:tab-stop style:position="6.182cm"/>
          <style:tab-stop style:position="7.114cm"/>
          <style:tab-stop style:position="7.514cm"/>
          <style:tab-stop style:position="8.255cm" style:type="right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284cm"/>
          <style:tab-stop style:position="3.942cm"/>
          <style:tab-stop style:position="5.087cm"/>
          <style:tab-stop style:position="6.152cm"/>
          <style:tab-stop style:position="7.098cm"/>
          <style:tab-stop style:position="7.507cm"/>
          <style:tab-stop style:position="8.509cm" style:type="right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3.284cm"/>
          <style:tab-stop style:position="3.942cm"/>
          <style:tab-stop style:position="5.087cm"/>
          <style:tab-stop style:position="6.205cm"/>
          <style:tab-stop style:position="7.098cm"/>
          <style:tab-stop style:position="7.498cm"/>
          <style:tab-stop style:position="8.255cm" style:type="right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5.95cm"/>
          <style:tab-stop style:position="6.4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>
        <style:tab-stops>
          <style:tab-stop style:position="3.4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4.5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875cm"/>
          <style:tab-stop style:position="6.8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875cm"/>
          <style:tab-stop style:position="4.838cm"/>
          <style:tab-stop style:position="7.816cm" style:type="right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886cm"/>
          <style:tab-stop style:position="3.493cm"/>
          <style:tab-stop style:position="4.833cm" style:type="center"/>
          <style:tab-stop style:position="5.293cm"/>
          <style:tab-stop style:position="6.796cm" style:type="right"/>
          <style:tab-stop style:position="7.165cm"/>
          <style:tab-stop style:position="7.816cm" style:type="right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2.875cm"/>
          <style:tab-stop style:position="3.485cm"/>
          <style:tab-stop style:position="4.833cm" style:type="center"/>
          <style:tab-stop style:position="5.293cm"/>
          <style:tab-stop style:position="6.796cm" style:type="right"/>
          <style:tab-stop style:position="7.1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6.812cm"/>
          <style:tab-stop style:position="7.2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officeooo:paragraph-rsid="001b6c25" style:font-weight-asian="normal" style:font-weight-complex="normal"/>
    </style:style>
    <style:style style:name="P2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officeooo:paragraph-rsid="001c5870" style:font-weight-asian="normal" style:font-weight-complex="normal"/>
    </style:style>
    <style:style style:name="P24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officeooo:paragraph-rsid="001de99e" style:font-weight-asian="normal" style:font-weight-complex="normal"/>
    </style:style>
    <style:style style:name="P24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officeooo:paragraph-rsid="001e6510" style:font-weight-asian="normal" style:font-weight-complex="normal"/>
    </style:style>
    <style:style style:name="P24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officeooo:paragraph-rsid="001fae97" style:font-weight-asian="normal" style:font-weight-complex="normal"/>
    </style:style>
    <style:style style:name="P24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officeooo:paragraph-rsid="002178ef" style:font-weight-asian="normal" style:font-weight-complex="normal"/>
    </style:style>
    <style:style style:name="P2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break-before="page"/>
      <style:text-properties fo:font-variant="normal" fo:text-transform="none" style:use-window-font-color="true" loext:opacity="0%" style:text-underline-style="none" fo:font-weight="normal" officeooo:paragraph-rsid="002178ef" style:font-weight-asian="normal" style:font-weight-complex="normal"/>
    </style:style>
    <style:style style:name="P2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officeooo:paragraph-rsid="00228575" style:font-weight-asian="normal" style:font-weight-complex="normal"/>
    </style:style>
    <style:style style:name="P24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 fo:font-weight="normal" officeooo:paragraph-rsid="00234b70" style:font-weight-asian="normal" style:font-weight-complex="normal"/>
    </style:style>
    <style:style style:name="P2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text-underline-style="none"/>
    </style:style>
    <style:style style:name="P2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style:use-window-font-color="true" loext:opacity="0%" style:font-name="Segoe UI Emoji" fo:language="la" fo:country="none" style:text-underline-style="none" fo:font-weight="normal" style:font-name-asian="Microsoft Sans Serif1" style:language-asian="la" style:country-asian="none" style:font-weight-asian="normal" style:font-name-complex="Segoe UI Emoji1" style:font-size-complex="12pt" style:language-complex="la" style:country-complex="none" style:font-weight-complex="normal"/>
    </style:style>
    <style:style style:name="P249" style:family="paragraph">
      <style:text-properties fo:language="la" fo:country="none" fo:font-style="italic" style:language-asian="la" style:country-asian="none" style:font-style-asian="italic" style:language-complex="la" style:country-complex="none" style:font-style-complex="italic"/>
    </style:style>
    <style:style style:name="P250" style:family="paragraph">
      <style:paragraph-properties fo:text-align="center" style:justify-single-word="false"/>
      <style:text-properties fo:language="la" fo:country="none" fo:font-style="italic" style:language-asian="la" style:country-asian="none" style:font-style-asian="italic" style:language-complex="la" style:country-complex="none" style:font-style-complex="italic"/>
    </style:style>
    <style:style style:name="P25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52" style:family="paragraph" style:parent-style-name="Standard">
      <style:paragraph-properties fo:text-align="center" style:justify-single-word="false"/>
    </style:style>
    <style:style style:name="T1" style:family="text">
      <style:text-properties fo:font-size="12pt" officeooo:rsid="00170c42" style:font-size-asian="12pt"/>
    </style:style>
    <style:style style:name="T2" style:family="text">
      <style:text-properties fo:font-size="12pt" officeooo:rsid="001af028" style:font-size-asian="12pt"/>
    </style:style>
    <style:style style:name="T3" style:family="text">
      <style:text-properties fo:font-size="12pt" officeooo:rsid="001c5870" style:font-size-asian="12pt"/>
    </style:style>
    <style:style style:name="T4" style:family="text">
      <style:text-properties fo:font-size="12pt" officeooo:rsid="002178ef" style:font-size-asian="12pt"/>
    </style:style>
    <style:style style:name="T5" style:family="text">
      <style:text-properties fo:font-size="12pt" officeooo:rsid="00234b70" style:font-size-asian="12pt"/>
    </style:style>
    <style:style style:name="T6" style:family="text">
      <style:text-properties fo:font-size="12pt" fo:language="la" fo:country="none" fo:font-style="italic" officeooo:rsid="00234b70" style:font-size-asian="12pt" style:language-asian="la" style:country-asian="none" style:font-style-asian="italic" style:language-complex="la" style:country-complex="none" style:font-style-complex="italic"/>
    </style:style>
    <style:style style:name="T7" style:family="text">
      <style:text-properties fo:language="el" fo:country="GR"/>
    </style:style>
    <style:style style:name="T8" style:family="text">
      <style:text-properties fo:language="el" fo:country="GR" style:language-asian="el" style:country-asian="GR" style:language-complex="el" style:country-complex="GR"/>
    </style:style>
    <style:style style:name="T9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0" style:family="text">
      <style:text-properties fo:language="el" fo:country="GR" fo:font-style="italic" style:font-style-asian="italic" style:font-style-complex="italic"/>
    </style:style>
    <style:style style:name="T11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Microsoft Sans Serif" fo:language="la" fo:country="none" style:font-name-asian="Microsoft Sans Serif1" style:language-asian="la" style:country-asian="none" style:font-name-complex="Microsoft Sans Serif1" style:font-size-complex="12pt" style:language-complex="la" style:country-complex="none"/>
    </style:style>
    <style:style style:name="T15" style:family="text">
      <style:text-properties style:font-name="Microsoft Sans Serif" fo:language="la" fo:country="none" officeooo:rsid="001fae97" style:font-name-asian="Microsoft Sans Serif1" style:language-asian="la" style:country-asian="none" style:font-name-complex="Microsoft Sans Serif1" style:font-size-complex="12pt" style:language-complex="la" style:country-complex="none"/>
    </style:style>
    <style:style style:name="T16" style:family="text">
      <style:text-properties style:font-name="Microsoft Sans Serif" fo:language="la" fo:country="none" officeooo:rsid="00228575" style:font-name-asian="Microsoft Sans Serif1" style:language-asian="la" style:country-asian="none" style:font-name-complex="Microsoft Sans Serif1" style:font-size-complex="12pt" style:language-complex="la" style:country-complex="none"/>
    </style:style>
    <style:style style:name="T17" style:family="text">
      <style:text-properties style:font-name="Microsoft Sans Serif" fo:language="la" fo:country="none" officeooo:rsid="00234b70" style:font-name-asian="Microsoft Sans Serif1" style:language-asian="la" style:country-asian="none" style:font-name-complex="Microsoft Sans Serif1" style:font-size-complex="12pt" style:language-complex="la" style:country-complex="none"/>
    </style:style>
    <style:style style:name="T18" style:family="text">
      <style:text-properties style:font-name="Microsoft Sans Serif" fo:language="la" fo:country="none" style:font-name-asian="Microsoft Sans Serif1" style:language-asian="el" style:country-asian="GR" style:font-name-complex="Microsoft Sans Serif1" style:font-size-complex="12pt" style:language-complex="el" style:country-complex="GR"/>
    </style:style>
    <style:style style:name="T19" style:family="text">
      <style:text-properties style:font-name="Microsoft Sans Serif" fo:language="la" fo:country="none" style:font-name-asian="Microsoft Sans Serif1" style:font-name-complex="Microsoft Sans Serif1" style:font-size-complex="12pt" style:language-complex="en" style:country-complex="US"/>
    </style:style>
    <style:style style:name="T20" style:family="text">
      <style:text-properties style:font-name="Microsoft Sans Serif" fo:language="la" fo:country="none" fo:font-style="italic" style:font-name-asian="Microsoft Sans Serif1" style:language-asian="la" style:country-asian="none" style:font-style-asian="italic" style:font-name-complex="Microsoft Sans Serif1" style:font-size-complex="12pt" style:language-complex="la" style:country-complex="none" style:font-style-complex="italic"/>
    </style:style>
    <style:style style:name="T21" style:family="text">
      <style:text-properties style:font-name="Microsoft Sans Serif" fo:language="la" fo:country="none" fo:font-style="italic" style:font-name-asian="Microsoft Sans Serif1" style:language-asian="el" style:country-asian="GR" style:font-style-asian="italic" style:font-name-complex="Microsoft Sans Serif1" style:font-size-complex="12pt" style:language-complex="el" style:country-complex="GR" style:font-style-complex="italic"/>
    </style:style>
    <style:style style:name="T22" style:family="text">
      <style:text-properties style:font-name="Microsoft Sans Serif" fo:language="la" fo:country="none" fo:font-weight="normal" style:font-name-asian="Microsoft Sans Serif1" style:language-asian="el" style:country-asian="GR" style:font-weight-asian="normal" style:font-name-complex="Microsoft Sans Serif1" style:font-size-complex="12pt" style:language-complex="el" style:country-complex="GR" style:font-weight-complex="normal"/>
    </style:style>
    <style:style style:name="T23" style:family="text">
      <style:text-properties style:font-name="Microsoft Sans Serif" fo:language="la" fo:country="none" fo:font-weight="normal" style:font-name-asian="Microsoft Sans Serif1" style:language-asian="la" style:country-asian="none" style:font-weight-asian="normal" style:font-name-complex="Microsoft Sans Serif1" style:font-size-complex="12pt" style:language-complex="la" style:country-complex="none" style:font-weight-complex="normal"/>
    </style:style>
    <style:style style:name="T24" style:family="text">
      <style:text-properties style:font-name="Microsoft Sans Serif" style:font-name-asian="Microsoft Sans Serif1" style:language-asian="el" style:country-asian="GR" style:font-name-complex="Microsoft Sans Serif1" style:font-size-complex="12pt" style:language-complex="el" style:country-complex="GR"/>
    </style:style>
    <style:style style:name="T25" style:family="text">
      <style:text-properties style:font-name="Microsoft Sans Serif" style:font-name-asian="Microsoft Sans Serif1" style:font-name-complex="Microsoft Sans Serif1" style:font-size-complex="12pt" style:language-complex="en" style:country-complex="US"/>
    </style:style>
    <style:style style:name="T26" style:family="text">
      <style:text-properties style:font-name="Microsoft Sans Serif" fo:language="el" fo:country="GR" style:font-name-asian="Microsoft Sans Serif1" style:language-asian="el" style:country-asian="GR" style:font-name-complex="Microsoft Sans Serif1" style:font-size-complex="12pt" style:language-complex="el" style:country-complex="GR"/>
    </style:style>
    <style:style style:name="T27" style:family="text">
      <style:text-properties style:font-name="Microsoft Sans Serif" fo:language="el" fo:country="GR" officeooo:rsid="00193ce0" style:font-name-asian="Microsoft Sans Serif1" style:language-asian="el" style:country-asian="GR" style:font-name-complex="Microsoft Sans Serif1" style:font-size-complex="12pt" style:language-complex="el" style:country-complex="GR"/>
    </style:style>
    <style:style style:name="T28" style:family="text">
      <style:text-properties style:font-name="Microsoft Sans Serif" fo:language="el" fo:country="GR" officeooo:rsid="001c5870" style:font-name-asian="Microsoft Sans Serif1" style:language-asian="el" style:country-asian="GR" style:font-name-complex="Microsoft Sans Serif1" style:font-size-complex="12pt" style:language-complex="el" style:country-complex="GR"/>
    </style:style>
    <style:style style:name="T29" style:family="text">
      <style:text-properties style:font-name="Microsoft Sans Serif" fo:language="el" fo:country="GR" officeooo:rsid="001fae97" style:font-name-asian="Microsoft Sans Serif1" style:language-asian="el" style:country-asian="GR" style:font-name-complex="Microsoft Sans Serif1" style:font-size-complex="12pt" style:language-complex="el" style:country-complex="GR"/>
    </style:style>
    <style:style style:name="T30" style:family="text">
      <style:text-properties style:font-name="Microsoft Sans Serif" fo:language="el" fo:country="GR" fo:font-style="italic" style:font-name-asian="Microsoft Sans Serif1" style:language-asian="el" style:country-asian="GR" style:font-style-asian="italic" style:font-name-complex="Microsoft Sans Serif1" style:font-size-complex="12pt" style:language-complex="el" style:country-complex="GR" style:font-style-complex="italic"/>
    </style:style>
    <style:style style:name="T31" style:family="text">
      <style:text-properties style:font-name="Microsoft Sans Serif" fo:language="el" fo:country="GR" fo:font-style="normal" style:font-name-asian="Microsoft Sans Serif1" style:language-asian="el" style:country-asian="GR" style:font-style-asian="normal" style:font-name-complex="Microsoft Sans Serif1" style:font-size-complex="12pt" style:language-complex="el" style:country-complex="GR" style:font-style-complex="normal"/>
    </style:style>
    <style:style style:name="T32" style:family="text">
      <style:text-properties style:font-name="Microsoft Sans Serif" fo:language="el" fo:country="GR" fo:font-weight="normal" style:font-name-asian="Microsoft Sans Serif1" style:language-asian="el" style:country-asian="GR" style:font-weight-asian="normal" style:font-name-complex="Microsoft Sans Serif1" style:font-size-complex="12pt" style:language-complex="el" style:country-complex="GR" style:font-weight-complex="normal"/>
    </style:style>
    <style:style style:name="T33" style:family="text">
      <style:text-properties style:font-name="Microsoft Sans Serif" fo:language="en" fo:country="GB" style:font-name-asian="Microsoft Sans Serif1" style:language-asian="el" style:country-asian="GR" style:font-name-complex="Microsoft Sans Serif1" style:font-size-complex="12pt" style:language-complex="el" style:country-complex="GR"/>
    </style:style>
    <style:style style:name="T34" style:family="text">
      <style:text-properties style:font-name="Microsoft Sans Serif" fo:language="en" fo:country="GB" fo:font-style="italic" style:font-name-asian="Microsoft Sans Serif1" style:language-asian="el" style:country-asian="GR" style:font-style-asian="italic" style:font-name-complex="Microsoft Sans Serif1" style:font-size-complex="12pt" style:language-complex="el" style:country-complex="GR" style:font-style-complex="italic"/>
    </style:style>
    <style:style style:name="T35" style:family="text">
      <style:text-properties style:font-name="Microsoft Sans Serif" fo:font-style="italic" style:font-name-asian="Microsoft Sans Serif1" style:language-asian="el" style:country-asian="GR" style:font-style-asian="italic" style:font-name-complex="Microsoft Sans Serif1" style:font-size-complex="12pt" style:language-complex="el" style:country-complex="GR" style:font-style-complex="italic"/>
    </style:style>
    <style:style style:name="T36" style:family="text">
      <style:text-properties style:font-name="Microsoft Sans Serif" fo:font-style="italic" style:font-name-asian="Microsoft Sans Serif1" style:font-style-asian="italic" style:font-name-complex="Microsoft Sans Serif1" style:font-size-complex="12pt" style:language-complex="en" style:country-complex="US" style:font-style-complex="italic"/>
    </style:style>
    <style:style style:name="T37" style:family="text">
      <style:text-properties style:font-name="Microsoft Sans Serif" fo:font-size="12pt" fo:language="el" fo:country="GR" officeooo:rsid="001c5870" style:font-name-asian="Microsoft Sans Serif1" style:font-size-asian="12pt" style:language-asian="el" style:country-asian="GR" style:font-name-complex="Microsoft Sans Serif1" style:font-size-complex="12pt" style:language-complex="el" style:country-complex="GR"/>
    </style:style>
    <style:style style:name="T38" style:family="text">
      <style:text-properties style:font-name="Microsoft Sans Serif" fo:font-size="12pt" fo:language="la" fo:country="none" officeooo:rsid="00228575" style:font-name-asian="Microsoft Sans Serif1" style:font-size-asian="12pt" style:language-asian="la" style:country-asian="none" style:font-name-complex="Microsoft Sans Serif1" style:font-size-complex="12pt" style:language-complex="la" style:country-complex="none"/>
    </style:style>
    <style:style style:name="T39" style:family="text">
      <style:text-properties style:text-position="super 58%" style:font-name="Microsoft Sans Serif" fo:language="la" fo:country="none" style:font-name-asian="Microsoft Sans Serif1" style:language-asian="la" style:country-asian="none" style:font-name-complex="Microsoft Sans Serif1" style:font-size-complex="12pt" style:language-complex="la" style:country-complex="none"/>
    </style:style>
    <style:style style:name="T40" style:family="text">
      <style:text-properties style:text-position="super 58%" style:font-name="Microsoft Sans Serif" fo:language="la" fo:country="none" style:font-name-asian="Microsoft Sans Serif1" style:language-asian="el" style:country-asian="GR" style:font-name-complex="Microsoft Sans Serif1" style:font-size-complex="12pt" style:language-complex="el" style:country-complex="GR"/>
    </style:style>
    <style:style style:name="T41" style:family="text">
      <style:text-properties style:text-position="super 58%" style:font-name="Microsoft Sans Serif" fo:language="la" fo:country="none" fo:font-style="italic" style:font-name-asian="Microsoft Sans Serif1" style:language-asian="la" style:country-asian="none" style:font-style-asian="italic" style:font-name-complex="Microsoft Sans Serif1" style:font-size-complex="12pt" style:language-complex="la" style:country-complex="none" style:font-style-complex="italic"/>
    </style:style>
    <style:style style:name="T42" style:family="text">
      <style:text-properties style:text-position="super 58%" style:font-name="Microsoft Sans Serif" fo:language="el" fo:country="GR" style:font-name-asian="Microsoft Sans Serif1" style:language-asian="el" style:country-asian="GR" style:font-name-complex="Microsoft Sans Serif1" style:font-size-complex="12pt" style:language-complex="el" style:country-complex="GR"/>
    </style:style>
    <style:style style:name="T43" style:family="text">
      <style:text-properties style:text-position="sub 58%" style:font-name="Microsoft Sans Serif" fo:language="la" fo:country="none" style:font-name-asian="Microsoft Sans Serif1" style:language-asian="la" style:country-asian="none" style:font-name-complex="Microsoft Sans Serif1" style:font-size-complex="12pt" style:language-complex="la" style:country-complex="none"/>
    </style:style>
    <style:style style:name="T44" style:family="text">
      <style:text-properties style:text-position="sub 58%" style:font-name="Microsoft Sans Serif" fo:language="la" fo:country="none" fo:font-style="italic" style:font-name-asian="Microsoft Sans Serif1" style:language-asian="la" style:country-asian="none" style:font-style-asian="italic" style:font-name-complex="Microsoft Sans Serif1" style:font-size-complex="12pt" style:language-complex="la" style:country-complex="none" style:font-style-complex="italic"/>
    </style:style>
    <style:style style:name="T45" style:family="text">
      <style:text-properties style:font-name="Segoe UI Emoji" fo:language="la" fo:country="none" style:font-name-asian="Microsoft Sans Serif1" style:language-asian="la" style:country-asian="none" style:font-name-complex="Segoe UI Emoji1" style:font-size-complex="12pt" style:language-complex="la" style:country-complex="none"/>
    </style:style>
    <style:style style:name="T46" style:family="text">
      <style:text-properties style:font-name="Nirmala UI" fo:language="la" fo:country="none" style:font-name-asian="Microsoft Sans Serif1" style:language-asian="la" style:country-asian="none" style:font-name-complex="Nirmala UI1" style:font-size-complex="12pt" style:language-complex="la" style:country-complex="none"/>
    </style:style>
    <style:style style:name="T47" style:family="text">
      <style:text-properties style:font-name="Arial" fo:language="la" fo:country="none" style:font-name-asian="Microsoft Sans Serif1" style:language-asian="la" style:country-asian="none" style:font-name-complex="Arial1" style:font-size-complex="12pt" style:language-complex="la" style:country-complex="none"/>
    </style:style>
    <style:style style:name="T48" style:family="text">
      <style:text-properties fo:font-variant="normal" fo:text-transform="none" style:use-window-font-color="true" loext:opacity="0%" style:text-underline-style="none"/>
    </style:style>
    <style:style style:name="T49" style:family="text">
      <style:text-properties fo:font-variant="normal" fo:text-transform="none" style:use-window-font-color="true" loext:opacity="0%" style:font-name="Microsoft Sans Serif" fo:language="la" fo:country="none" fo:font-style="italic" style:text-underline-style="none" fo:font-weight="normal" style:font-name-asian="Microsoft Sans Serif1" style:language-asian="la" style:country-asian="none" style:font-style-asian="italic" style:font-weight-asian="normal" style:font-name-complex="Microsoft Sans Serif1" style:font-size-complex="12pt" style:language-complex="la" style:country-complex="none" style:font-style-complex="italic" style:font-weight-complex="normal"/>
    </style:style>
    <style:style style:name="T50" style:family="text">
      <style:text-properties style:language-asian="el" style:country-asian="GR" style:language-complex="el" style:country-complex="GR"/>
    </style:style>
    <style:style style:name="T51" style:family="text">
      <style:text-properties fo:language="la" fo:country="none" style:language-asian="la" style:country-asian="none" style:language-complex="la" style:country-complex="none"/>
    </style:style>
    <style:style style:name="T52" style:family="text">
      <style:text-properties fo:language="la" fo:country="none" style:language-asian="el" style:country-asian="GR" style:language-complex="el" style:country-complex="GR"/>
    </style:style>
    <style:style style:name="T53" style:family="text">
      <style:text-properties fo:language="la" fo:country="none" fo:font-style="italic" style:language-asian="la" style:country-asian="none" style:font-style-asian="italic" style:language-complex="la" style:country-complex="none" style:font-style-complex="italic"/>
    </style:style>
    <style:style style:name="T54" style:family="text">
      <style:text-properties fo:language="la" fo:country="none" fo:font-style="italic" officeooo:rsid="00234b70" style:language-asian="la" style:country-asian="none" style:font-style-asian="italic" style:language-complex="la" style:country-complex="none" style:font-style-complex="italic"/>
    </style:style>
    <style:style style:name="T55" style:family="text">
      <style:text-properties style:font-name="Liberation Sans" fo:font-size="16.1000003814697pt" fo:language="el" fo:country="GR" fo:font-weight="bold" officeooo:rsid="001af028" style:font-name-asian="Noto Sans CJK SC" style:font-size-asian="16.1000003814697pt" style:language-asian="el" style:country-asian="GR" style:font-weight-asian="bold" style:font-name-complex="Lohit Devanagari" style:font-size-complex="16.1000003814697pt" style:language-complex="el" style:country-complex="GR" style:font-weight-complex="bold"/>
    </style:style>
    <style:style style:name="T56" style:family="text">
      <style:text-properties style:font-name="Liberation Sans" fo:font-size="16.1000003814697pt" fo:language="el" fo:country="GR" fo:font-weight="bold" officeooo:rsid="001c587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7" style:family="text">
      <style:text-properties style:font-name="Liberation Sans" fo:font-size="16.1000003814697pt" fo:font-weight="bold" officeooo:rsid="001e651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8" style:family="text">
      <style:text-properties style:font-name="Liberation Sans" fo:font-size="16.1000003814697pt" fo:font-weight="bold" officeooo:rsid="002178e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9" style:family="text">
      <style:text-properties style:font-name="Liberation Sans" fo:font-size="16.1000003814697pt" fo:font-weight="bold" officeooo:rsid="0022857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234b7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1" style:family="text">
      <style:text-properties style:font-name="Liberation Sans" fo:font-size="12pt" fo:font-weight="bold" officeooo:rsid="002178ef" style:font-name-asian="Noto Sans CJK SC" style:font-size-asian="12pt" style:font-weight-asian="bold" style:font-name-complex="Lohit Devanagari" style:font-size-complex="16.1000003814697pt" style:font-weight-complex="bold"/>
    </style:style>
    <style:style style:name="T62" style:family="text">
      <style:text-properties officeooo:rsid="001c5870"/>
    </style:style>
    <style:style style:name="T63" style:family="text">
      <style:text-properties fo:font-weight="bold" officeooo:rsid="001c5870" style:font-weight-asian="bold" style:font-weight-complex="bold"/>
    </style:style>
    <style:style style:name="T64" style:family="text">
      <style:text-properties officeooo:rsid="001c9654"/>
    </style:style>
    <style:style style:name="T65" style:family="text">
      <style:text-properties officeooo:rsid="001e6510"/>
    </style:style>
    <style:style style:name="T66" style:family="text">
      <style:text-properties officeooo:rsid="001fae97"/>
    </style:style>
    <style:style style:name="T67" style:family="text">
      <style:text-properties officeooo:rsid="00214490"/>
    </style:style>
    <style:style style:name="T68" style:family="text">
      <style:text-properties officeooo:rsid="002178ef"/>
    </style:style>
    <style:style style:name="T69" style:family="text">
      <style:text-properties officeooo:rsid="00228575"/>
    </style:style>
    <style:style style:name="T70" style:family="text">
      <style:text-properties officeooo:rsid="00234b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NI QUOMODO MORBUM SI-<text:line-break/>MULANTES SINT DEPREHEN-<text:line-break/>DENDI LIBELLUS.<text:bookmark-end text:name="bookmark0"/></text:h>
      <text:p text:style-name="P12">Ob multas causas aegrotare se homines simulant.<text:line-break/>Videtur autem medico convenire veritatis inventio in<text:line-break/>ejusmodi omnibus; ipsi etiam idiotae fallentes a verum<text:line-break/>proferentibus se discernere existimant. Etenim phlegmone<text:line-break/>et erysipelas et oedemata consulto ah externis medica-<text:line-break/>mentis procreata mcdicis deprehendere ac discernere licet</text:p>
      <text:p text:style-name="P55"><text:span text:style-name="T14">ab iis quae ex ipso corpore concitantur affectibus; ita<text:line-break/>vero, et sanguinis sputum qui ex oris emanat partibus, ab<text:line-break/>eo qui e stomacho et ventriculo aut spirabilium organo-<text:line-break/>rum aliquo exspuitur. Etenim deprehensi jam quidam<text:line-break/>sunt, qui fub finem tussis, quoties vellent, sanguinem<text:line-break/>excrearent, venula quadam in hoc prompte circa gingivas<text:line-break/>aperta sicque comparata, ut quando videretur, lingua il-<text:line-break/>lam sugentes statimque post tussientes, sanguinem quasi ex<text:line-break/>inferioribus redditum exspuerent. Delirare quoque non-<text:line-break/>nulli defipereque se finxerunt, quum alios potius stultos<text:line-break/>ostenderent. Haec omnia et deprehendere et inter se dis-<text:line-break/>cernere, ad medicos pertinere vulgus existimat. In his<text:line-break/>vero certe dolor adeo vehemens </text:span><text:span text:style-name="T20">fingitur,</text:span><text:span text:style-name="T14"> ut intolerabilis<text:line-break/>esse videatur. Atque vocatum quendam </text:span><text:span text:style-name="T20">a</text:span><text:span text:style-name="T14"> ciribus ad con-<text:line-break/>cionem novi colicum dolorem finxisse, ut ne accederet,<text:line-break/>quod sibi ita conducere vifnm esset. Qua in re eo tem-<text:line-break/>pore suspicatus sum hominem fallere, quod postea mihi<text:line-break/>consessus est. Fomenta igitur ipsi admovere jussi, verum</text:span></text:p>
      <text:p text:style-name="P55"><text:span text:style-name="T14">non magnopere sibi succurri precabatur, quamquam prius<text:line-break/>in minimis admodum meticulosus esset. Equidem paucis<text:line-break/>ante diebus noverat colico dolore laborantem a me hausto<text:line-break/>mox medicamento philonio dolore fuisse liberatum, quod<text:line-break/>a me continuo petiisset, si doluisset. Sed et exitus istud<text:line-break/>declaravit, quoniam dimissa concione extemplo conqueri,<text:line-break/>tanquarn extra omnem mtfx dolorem constitutus desiit.<text:line-break/>Quin et ipsa praeterea vivendi ratio quae praecesserat,<text:line-break/>talis erat ut colicam in eo dispositionem non posset ge-<text:line-break/>nerasse; quando ex indigestione infrigidationeque proficisci<text:line-break/>solent ejusmodi passiones, quorum in hoc neutrum prae-<text:line-break/>cesserat. Hoc igitur quod non ratione anteactae diaetae<text:line-break/>morbus esset, potuisse cognoscere, medicae erat experien-<text:line-break/>tiae opus. Alterum vero istud quod ob concionem simu-<text:line-break/>lare haec illum suspicatus eram, medicinae proprium non<text:line-break/>fuerat, sed rationis opus quae communis dicitur; quam<text:line-break/>licet omnibus communis sit, pauci tamen exactam perfe-<text:line-break/>ctamque habent ut invenire in quoquo negotio possint</text:span></text:p>
      <text:p text:style-name="P55"><text:span text:style-name="T14">quid faciendum dicendumve sit. Tenendum ergo rnerno-<text:line-break/>ria quod diximus, experientiae medicae si conjungatur<text:line-break/>externa haec facultas, alia quoque similia fingentes, 'vali-<text:line-break/>dosque dolores simulantes deprehendere licere. Quemad-<text:line-break/>modum ipse nuper quum utroque genu vehementissime<text:line-break/>dolere se quidam diceret. Servus autem is erat ex eorum<text:line-break/>ordine qui dominos iter facientes cursu comitantur. Unde<text:line-break/>statim doloris ejus fictionem deprehendi ex eo partim fu-<text:line-break/>spicionem sumens, quod illam forte diem dominus ex urbe<text:line-break/>profecturus erat; partim ex adolescentis moribus, qui talis<text:line-break/>esset, ut facile in hujusmodi mentiretur. Caelorum et<text:line-break/>conservum insuper quendam ei familiarem rogabam, num<text:line-break/>adolescens ille mulierculae alicujus amore teneretur, pro-<text:line-break/>pter quam esset verisimile, longiorem profectionem domino<text:line-break/>adornante, hoc illum studere ut relinqueretur. Et ita res<text:line-break/>habebat. Haec autem extrinsecus adinveneram, Circa<text:line-break/>vero geuu ejus tumor quidam maximus exissebat qui facile<text:line-break/>idiotam perterrere potuisset, sed rei perito manifeste per</text:span></text:p>
      <text:p text:style-name="P55"><text:span text:style-name="T14">thapsiam excitatus apparebat. Haec autem cognitio medi-<text:line-break/>cinae propria erat, non ab extrinsecus assumptis prove-<text:line-break/>niens. Ejusdem quoque erat experientiae scivisse nihil<text:line-break/>eorum quae antecesserant, tale fuisse quod eum excitare<text:line-break/>tumorem tam repente potuisset. Neque enim plus quam<text:line-break/>conveniebat, concurrerat: neque vapularat ab aliquo neque<text:line-break/>saltaverat neque fossam transfiliens id incommodum passus<text:line-break/>erat; tum redundantis humoris indicium quidem nullum<text:line-break/>erat, quod antea neque splendidius neque abundantius<text:line-break/>vixisset- Ad haec autem et doloris speciem me, qualis-<text:line-break/>natn esset, percontante neque statim neque prompte neque<text:line-break/>eadem respondebat. Quare prosecto domino quum phar-<text:line-break/>macum imposuissem quod dolorem quidem nihil leniebat,<text:line-break/>verum thapsiae folum qualitatem infrigidare posset, post<text:line-break/>horam unsrn illum confitentem habui, nihil amplius se<text:line-break/>doloris sentire. Quod fi e phlegmone dolor is natus fuis-<text:line-break/>set, non solum per istud refrigerativum non resedisset,<text:line-break/>sed etiam vebementior redditus esset. Liquere igitur nunc<text:line-break/>arbitror quod si medicinalis experientia externis istis ra-</text:span></text:p>
      <text:p text:style-name="P13">tiocinationibus conjnngatnr, sufficiens sit ad sortis doloris<text:line-break/>dignotionem. Potest vero quis ex eo quod lenius morbum<text:line-break/>ferant,-judicium non vehementis doloris sumere. Accidit<text:line-break/>enim istud omnino saepe, non advertentibus iis. qui morbi<text:line-break/>vehementiam simulant, quod in alium se.aliumque habi-<text:line-break/>tum illi qui vere laborant, magnitudine Videlicet doloris<text:line-break/>agitati, transjiciunt. Praeterea ss dolore vehementi revera<text:line-break/>premantur, quodvis perpeti auxilium parati sunt, hortan-<text:line-break/>turque ipsi ultro medicos ut quidquid ipsis libuerit agant,<text:line-break/>quo affectus curetur. Sin vero mediocriter aut nequa-<text:line-break/>quam omnino dolent, hujusmodi auxilia refugiunt, neque<text:line-break/>longiora jejunia, neque mordacium pharmacorum oblatio-<text:line-break/>nem perferentes. Quae sola quidem quum graviter se lam-<text:line-break/>berare dicunt, hujusmodi dispositionibus conferre nos illis<text:line-break/>affirmare oportet; quemadmodum et sectiones et ustiones<text:line-break/>et omnis cibi potusque, quorum desiderio eos trahi vide-<text:line-break/>mns, abstinentiam. Morbum igitur simulantes doloris</text:p>
      <text:p text:style-name="P55"><text:span text:style-name="T14">magnitudo arguet, tum medicinalis experientiae notioni-<text:line-break/>bus, in quibus sunt languere, extrema infrigidari, pallere,<text:line-break/>interdum quoque ^frigidum sudare et pulsus non tantum<text:line-break/>inaequales, quod quidem iis etiam qui mediocriter dolent,<text:line-break/>accidit, fed etiam plures minorum'quam magnorum, ob-<text:line-break/>scarorum quam vehementium habere; praeterea interro-<text:line-break/>gatum de doloris specie, eam respondere quae affecto<text:line-break/>membro propria sit. Quaedam namque species dolores<text:line-break/>longe lateque se diffundentes habent; quaedam vero tan,-<text:line-break/>quam fixos unique tantum parti inhaerentes. Sic aliae<text:line-break/>pungunt pulsantque aliae quasi devellunt, aliae quodam- '<text:line-break/>modo obstupefacere, aliae gravare videntur, nonnullae<text:line-break/>denique vomitus, quaedam ventris perturbationes, quaedam<text:line-break/>caliginem inferunt.</text:span></text:p>
      <text:h text:style-name="P4" text:outline-level="1"><text:bookmark-start text:name="bookmark2"/>GALENI DE LIBRIS PROPRIIS<text:line-break/>LIBER.<text:bookmark-end text:name="bookmark2"/></text:h>
      <text:p text:style-name="P56"><text:span text:style-name="T14">Prooemium. Re proditum est consilium tuum,<text:line-break/>Basse optime, de librorum a me conditorum libello. Nam<text:line-break/>in Sandalario vico, ubi plurimae Romae sunt venalium<text:line-break/>librorum officinae, vidimus contendentes quosdam, meusne<text:line-break/>is esset qui venibat liber an alterius cujusplam; erat<text:line-break/>enim sane inscriptus, Galenus medicus. Quum autem<text:line-break/>emeret quidam pro meo, tituli novitate permotus vir qui-<text:line-break/>dam literarum studiosus ejus promissum explorare voluit<text:line-break/></text:span><text:span text:style-name="T20">&gt;</text:span></text:p>
      <text:p text:style-name="P13">et duobus statim lectis versibus, scriptum id abjecit, hoc<text:line-break/>solum effatus, non'est ista dictio Galeni et falso hic liber<text:line-break/>inscriptua est. Qui igitur id dixit, prima eruditione in-<text:line-break/>stitutus erat, qua apud Graecos pueri ab initio imbue-<text:line-break/>bantur, apud et grammaticos et rhetoras. Plerique. autem<text:line-break/>eorum qui nunc ad medicinam aut philusophiam accedunt,<text:line-break/>ne bene quidem legere queuntes, ad eos ventitant, qui et<text:line-break/>maxima et pulcherrima quae in hominibus sunt praecepta<text:line-break/>edoceant, quae et philosophia et medicina docent. Coepta<text:line-break/>igitur erat ejusmodi inertia multis ante annis, cum ego<text:line-break/>etiam tum adulescentulus essem, at non quantum jam aucta<text:line-break/>est,_ tantum progressa erat quoad id temporis. ’ Propter id<text:line-break/>igitur ipsum et quia libros meos multifariam multi labe-<text:line-break/>factarunt, alii per alias gentes eos legentes pro suis, cum<text:line-break/>etiam alia quidem demerent, alia vero adderent, alia im-<text:line-break/>mutarent: praestare arbitror, ipsius labefactationis primum<text:line-break/>causam aperire, tum de iis qui revera a me sunt scripti,</text:p>
      <text:p text:style-name="P13">quae cujusqne ipforum professio sit. Quod igitur meos<text:line-break/>pro suis multi legant, causam ipse nosti, Basse optime.<text:line-break/>Nam amicis aut discipulis dati erant sine inscriptione, ut<text:line-break/>neque ad editionem, sed illis ipsis facti, cum flagitassent,<text:line-break/>eorum quae ex me audierant commentarios habere. Mor-<text:line-break/>tuis itaque nonnullis, ii ad quos ab illis devenerant, ipsis<text:line-break/>delectati tauquam suos legebant: alii vero nostros haben-<text:line-break/>tes ab iis sibi communicatos qui primum habebant, in<text:line-break/>patriam suam profecti, rbrque interea morati, alius aliter<text:line-break/>specimen fui ex ipsis faciebant. Omnibus autem tempore<text:line-break/>deprehensis, multi eorum qui deinde possedere, nomen<text:line-break/>meum inscripIerunt: cumque ab iis diferepantia quae pe-<text:line-break/>nes erant alios invenissent, ad me detulerunt, ut corri-<text:line-break/>gerem rogantes. Cum ergo scripti ii essent, uti dixi, non<text:line-break/>ad editionem, sed pro flagitantium ingenio et usu, par vi-<text:line-break/>delicet erat alios quidem prolixos,-alios vero contractos<text:line-break/>esse, et explanationem ipsamque adeo praeceptorum do-<text:line-break/>ctrinam aut perfectam aut mancam esse. Qui igitur iis</text:p>
      <text:p text:style-name="P55"><text:span text:style-name="T14">quos memoravi scripti sunt, planum est scilicet neque<text:line-break/>perfectionem habere doctrinae neque exactam diligentiam,<text:line-break/>utpote cum aut opus non haberent ipsi aut non possent<text:line-break/>omnia exquisite addiscere, priusquam habitum essent ali-<text:line-break/>quem in necessariis adepti. Deformationes igitur ante me<text:line-break/>nonnulli libros ejusmodi inscripferunt, ut quidam designa-<text:line-break/>tiones: alii porro introductiones aut compectus aut di-'<text:line-break/>elata. Ego vero cum discipulis tantum dedissem, nihil<text:line-break/>inscripsi, eaque re, cum ad , multos postea pervenissent,<text:line-break/>alius alium iis titulum fecit Qui igitur ad me ab ali-<text:line-break/>quibus delati sunt emendandi gratia, ad eos qui introdu-<text:line-break/>cuntur, inscribendos censui. De his ergo primum verba<text:line-break/>faciam.</text:span></text:p>
      <text:h text:style-name="Heading_20_2" text:outline-level="2">Cap. I.</text:h>
      <text:p text:style-name="P41">Ego igitur neque ipsorum omnium exem-<text:line-break/>plaria habebam, qui adulescentulis dictati erant discere<text:line-break/>incipientibus aut etiam amicis quibusdam flagitantibus<text:line-break/>dati, postea vero cum secundo veni Romae, ut dictum</text:p>
      <text:p text:style-name="P55"><text:span text:style-name="T14">est , ad'me emendationis causa delatos adeptus sum et in-<text:line-break/>scriptionem apposui uni quidem de sectis ad eos qui in-<text:line-break/>troducuntur. Qui primum legendus fuerit iis qui artis<text:line-break/>medicae disciplinam accepturi sunt. In ea enim • genere<text:line-break/>inter se differentes sectae docentur. Genere autem dixi,<text:line-break/>quia privatirn quaedam etiam .in ipsis differentiae infunt<text:line-break/>in quibus postea plenius instituuntur qui introducti sunt.<text:line-break/>Trium autem sectarum nomina jam ferme omnes norunt,<text:line-break/>unam quidem et dogmaticam et rationalem appellari, al-<text:line-break/>teram empiricam,' tertiam vero methodicam. ’ Quaecunque<text:line-break/>igitur ctijusque sunt propria aut etiam in quibus mutuo<text:line-break/>differunt, illo in libro scriptum esu Iis autem qui intro-<text:line-break/>ducuntur, dictatus est liber de ossibus et de pulsibus. Dati<text:line-break/>porro Platonico amico funt per eam peregrinationem in-<text:line-break/>troductorii libri duo, alter quidem arteriarum et venarum,<text:line-break/>alter vero'nervorum dissectionem continens, et alteri citi-,<text:line-break/>dam empiricae institutionis deformatio, quorum cum ha-<text:line-break/>berem nullum, accepi ab iis qui habebant, cum secundo</text:span></text:p>
      <text:p text:style-name="P55"><text:span text:style-name="T14">Romam veni. Aliorum autem quorundam qui tum amicis<text:line-break/>scripti sunt, penes me exempla manserunt, quia persecte<text:line-break/>elaborati erant: quorum sunt et de causis respirationis duo<text:line-break/>et de voce IV. nuncupati viro cuidam e consularibus no-<text:line-break/>mine Boetho, Aristotelis' sectam philosophanti. Huic quo-<text:line-break/>qne et ii de Hippocratis anatome, posteaque et de Erasi-<text:line-break/>strati, nuncupati sunt, ambitiosius scripti, propter Martia-<text:line-break/>lem, cujus duo libri anatomicorum servantur etiamnum<text:line-break/>apud multos, qui per id tempus magnopere celebrabantur:<text:line-break/>Invidus porro et contentiosus admodum vir iste fuit, ta-<text:line-break/>metsi annos natus plus LXX, 'Cum ergo audisset, quae ad<text:line-break/>anatomicum problema dicta a me essent et docta publice<text:line-break/>ab omnibus qui assequuti essent majorem in modtrrn com-<text:line-break/>mendari, percontatus est amicorum quendam, cujus essem<text:line-break/>sectae; et audito servos appellare me qui se Hippocra-<text:line-break/>teos renunciassent aut Fraxagoreos aut omnino a quoquam<text:line-break/>hominum, eligere autem quae apud quemque bona eflent.</text:span></text:p>
      <text:p text:style-name="P13">quaesivit iturum quem de veteribus maxime laudarem,</text:p>
      <text:p text:style-name="P56"><text:span text:style-name="T14">***** mirabilem autem Erasi-<text:line-break/>stratum et artis .caetera et haec declarant. Propter illum<text:line-break/>igitur studiosius scripsi libros VI. de anatome Hippocratis<text:line-break/>et de Erasistrati </text:span><text:span text:style-name="T24">1</text:span><text:span text:style-name="T26">Π</text:span><text:span text:style-name="T24">. </text:span><text:span text:style-name="T14">Cumque aliquando publice dicerem<text:line-break/>in veterum medicorum libros, oblato mihi eo Erasistrati<text:line-break/>de sanguinis eductione; et ' stilo in eum pro more defixo,<text:line-break/>tum traducto in eam libri partem in qua venae sectionem<text:line-break/>detrectat, plura in eum dixi, ut Martialem urerem, qui<text:line-break/>Erasistrateus esse affectabat. Cum autem oratio nostra </text:span><text:span text:style-name="T20">fa-<text:line-break/>tis</text:span><text:span text:style-name="T14"> probata esset, oravit me amicus quidam ipsi insenfus,<text:line-break/>ut quae tum dixissem, dictarem ei quem ad me missurus<text:line-break/>esset, celeriter notis scribere exercitatu, ut si ex urbe<text:line-break/>domum proficisceretur, ea posset Martiali dicere in aegro-<text:line-break/>rum inspectionibus. Postea nescio quo pacto, cum iterum<text:line-break/>Romam veni ab impp. arcessitus, qui a me habuerat, diem</text:span></text:p>
      <text:p text:style-name="P55"><text:span text:style-name="T14">quidem obierat, librum autem habebant non pauci, prc<text:line-break/>illius temporis ambitione compositum, cum publice argue-<text:line-break/>bam. Etenim et adhuc juvenis id egi, quartum annum<text:line-break/>agens et tricesimum. Ex illo porro statui neque amplius<text:line-break/>docere publice neque specimen facere, cum maxime in<text:line-break/>iis quos curabam major voto me felicitas excepisset. Cum<text:line-break/>enim artis aemulos riderem, si laudaretur medicus quis-<text:line-break/>piam quam inviderent, loglatrum ipsum denominantes,<text:line-break/>invidam eorum linguam obturare volui, neque in iis quos<text:line-break/>curabam quidquam loquens ultra necessitatem, neque in<text:line-break/>turba docens sicut antea, neque ostentans, sed artis ope-<text:line-break/>ribus solum, quem in ejus theorematis habitum posside-<text:line-break/>bam , ostendens. Annos autem alios tres Romae moratus,<text:line-break/>cum coepisset magna pestis, ilico urbe excessi in patriam<text:line-break/>properans: nemini * * * eo tempore de Hippocratis<text:line-break/>quidem et Platonis placitis libros VI. adhortato ad id me<text:line-break/>Boetho scripsi: de partium autem usu unum, qui primus</text:span></text:p>
      <text:p text:style-name="P55"><text:span text:style-name="T14">est. Quibus Boethus acceptis prior me urbe digressus est<text:line-break/>Palaestinae Syriae tum imperaturus, in qua et mortuus<text:line-break/>est: eaque re multo post tempore utrumque opus consurn-<text:line-break/>mavi, cum mihi occupationes supervenissent post illam -<text:line-break/>domum reditiunem, quarum deinceps mentionem faciam.</text:span></text:p>
      <text:h text:style-name="Heading_20_2" text:outline-level="2">Cap. II.</text:h>
      <text:p text:style-name="P41">Reversus itaque sum Roma in patriam,<text:line-break/>completis milii a natu VII. annis et XXX. Tres mihi<text:line-break/>porro a quibusdam libri sunt dati, scripti, priusquam<text:line-break/>Smyrnam Pergamo migrarem et Pelopis medici et Albini<text:line-break/>Platonici gratla. Erat autem uniis quidem vulvae disse-<text:line-break/>ctio; parvus libellus: alter autem dignotio affectionum quae<text:line-break/>in oculis sunt, et ipse parvus: tertius autem justae magni-<text:line-break/>tudinis de medica experientia. Datus autem est primus<text:line-break/>memoratus obstetrici cuidam; alter autem juveni oculos<text:line-break/>curanti: tertius autem cum Pelops adverfus Philippum<text:line-break/>empiricum biduo disputavit; Pelope quidem per experien-<text:line-break/>tiam solam medicinam considere non posse, Philippo vero</text:p>
      <text:p text:style-name="P13">demonstrante posse: in ordinem itaque redactis utriusque<text:line-break/>verbis, exercitationem mihi quandam scripsi quae nescio<text:line-break/>quo pacto inficiente me evolavit. Tres autem alios de<text:line-break/>.pulmonis et thoracis motn, interea dum Smyrnae Ium,<text:line-break/>scripsi, condiscipulo gratificatus, qui post peregrinationem<text:line-break/>in patriam abiturus erat, ut ad eum librum meditatus<text:line-break/>demonstrationem quandam anatomicam faceret. Demortuo<text:line-break/>vero interim adolescente, libri apud quosdam erant, mei<text:line-break/>habitus esse crediti. Et convictus quidam est, praeposito<text:line-break/>iis quopiam prooemio, tum eos quasi suos legere: horum<text:line-break/>librorum tertio ad finem adscripsi quaedam adinventorum<text:line-break/>a me professionem continentia. Nam quae in tribus erant<text:line-break/>scripta Pelopis magistri mei placita erant, apud quem<text:line-break/>Smyrnae agens eos scripsi. Post illam igitur Roma rever-<text:line-break/>sionem cum in patria consedissem , solita munia . obibam.<text:line-break/>Statim autem venerunt Aquileia imperatorum liturae me<text:line-break/>evocantium. Nam statuerant ipsi peracta hieme in Ger-</text:p>
      <text:p text:style-name="P55"><text:span text:style-name="T14">maniam movere. Necessitate igitur prosectus sum, sperans<text:line-break/>autem me excusationem conscquuturum, audiebam enim<text:line-break/>alterum ipsorum natu majorem et aequum et moderatum<text:line-break/>et clementem et lenem, qui initio quidem Verus vocaba-<text:line-break/>tur, postquam vero Antoninus, qui post Adrianum impera-<text:line-break/>vit, successorem ipsum fecit imperii, enm quidem qui prius<text:line-break/>Lucius nominabatur, confortem fecit et Verum appellavit,<text:line-break/>se vero ipsum Antoninum denominavit. Ingresso igitur<text:line-break/>me Aquileiam invasit pestilentia, ut. nondum antea ; ut<text:line-break/>impp. quidem Romam ilico confugerint cum militibus<text:line-break/>paucis, nos autem vulgus vix multo tempore evaserimus,<text:line-break/>cum plurimi peiiissent noti propter pestilentiam tantum,<text:line-break/>sed quia media hieme ista gerebantur. Cum autem Lu-<text:line-break/>cius in itinere ex hominibus migrasset, Romam ejus cor-<text:line-break/>pore deportato, relationem ejus inter deos Antoninus se—<text:line-break/>cit; posteaque expeditionem in'Germanos exsequebatur,<text:line-break/>rebus omnibus antehabens abducere me. Sed dimittere<text:line-break/>persuasus cum dicentem audisset, contra jubere patrium</text:span></text:p>
      <text:p text:style-name="P55"><text:span text:style-name="T14">deum Aesculapium, cujus et cultorem me demonstrabam,<text:line-break/>ex quo me letali affectione abscessus laborantem scrvasset;<text:line-break/>deum veneratus et reditum suum exspectare jusso me,<text:line-break/>sperabat enim se bellum id brevi consecturum, ipse qui-<text:line-break/>dem abiit, filio autem Commodo relicto etiamtuin valde<text:line-break/>puero, mandavit ejus nutritoribus, conarentur quidem sa-<text:line-break/>num eum servare, fi vero quandoque aegrotasset, ad eum<text:line-break/>curandum me vocarent. Eo ergo tempore et collegi et<text:line-break/>in habitum stabilem perduxi, quaeque a magistris didice-<text:line-break/>ram, quaeque ipse inveneram: tum si quid aliqua quae-<text:line-break/>rens circa ipsorum inventionem habebam, multa scripsi, in<text:line-break/>mullis me et medicis et philosophis quaestionibus exer-<text:line-break/>cens: quorum, pleraque in magno illo incendio, in quo<text:line-break/>templum Pacis una cum multis aliis conflagravit. Cum-<text:line-break/>que diu moratus esset in progressione, praeter spem omnem<text:line-break/>Antoninus, totum illud tempus memoratu dignissimam<text:line-break/>mihi exercitationem praebuit, ut et opus de usu partium</text:span></text:p>
      <text:p text:style-name="P55"><text:span text:style-name="T14">in septemdecim libris absolverim et quae deerant illi de<text:line-break/>Hippocratis et Platonis decretis addiderim. Praeterque<text:line-break/>ea praecepta quaedam anatomica quaerens quae Boetho<text:line-break/>dederam, primum scilicet de partium usu , in secundo de-<text:line-break/>monstratum est musculos cujusque digiti articulum mo-<text:line-break/>ventes a me adinventos esse, ad multum tempus mihi<text:line-break/>omnes incognitos, ut </text:span><text:span text:style-name="T20">et ante me</text:span><text:span text:style-name="T14"> omnibus. Distuli autem<text:line-break/>in illa tractatione et de motu fuperiorum palpebrarum<text:line-break/>dicere, quum rurfirs in ea id tantum demonstrassem, veros<text:line-break/>non esse eos qui a nonnullis dicuntur. Postquam autem<text:line-break/>et mihi et aliis quibus monstraveram, persuasi et hunc a<text:line-break/>me inventum esse et caetera quaecunque in dissectionibus<text:line-break/>aut perperam a prioribus dicta aut penitus omissa sunt,<text:line-break/>tum vero et anatomicas administrationes scripsi. Quum-<text:line-break/>que illi de partium usu ad multos antea pervenissent et,<text:line-break/>studiose legerentur ab omnibus prope medicis, quotquot<text:line-break/>veterem medicinam tractabant et philosophorum iis, qui<text:line-break/>ex Aristotelis schola, quia etiam ejusmodi ab illo tracta-</text:span></text:p>
      <text:p text:style-name="P55"><text:span text:style-name="T14">tio peracta erat; quidam malevoli per invidiam flagitiosis<text:line-break/>urbem rumoribus impleverant, me, ut priores multum vi-<text:line-break/>derer superasse, multa quae nequaquam apparerent, in<text:line-break/>anatomicis scribere, nec enim fieri posse, ut omnibus la-<text:line-break/>tuerint. Ego itaque et ridebam et eos contemnebam, in-<text:line-break/>dignati autem amici hortabantur ut publice monstrarem<text:line-break/>in aliquo e magnis auditoriis veritatem scriptorum a me<text:line-break/>anatomicorum praeceptorum. Quumque mihi non persua-<text:line-break/>deretur, jam enim ita eram affectus, ut gloriam non cu-<text:line-break/>rarem, arbitrati malevoli posse coargui me metuentem, non<text:line-break/>contemnentem nugas suas, magnanimitatem assimulare,<text:line-break/>neque dicteriis abstinebant; lu templum Pacis venientes<text:line-break/>quotidie, ubi etiam antequam destagrasset, congregari om-<text:line-break/>nibus mos erat, qui artes doctrinarum tractarent. Coactus<text:line-break/>igitur ab amicis, quum dies complures publice dernonstraf-<text:line-break/>fem me quidem nihil mentitum, multa vero priores igno-<text:line-break/>rasse, scripsi ab iis compulsus commentarios eorum quae</text:span></text:p>
      <text:p text:style-name="P13">monstraram et dixeram. Inscripti vero sunt ii ignorato-<text:line-break/>rurn Lyco in dissectionibus propter hanc causam. Quum<text:line-break/>processi monstraturus nihil falsum me in anatomicis com- .<text:line-break/>mentariis .prodidisse, in medium proposui omnium anato-<text:line-break/>micorum libros data potestate singulis, qui aderant, pro-<text:line-break/>ponendi , quam vellent partem dissecari, ostensurum polli-<text:line-break/>cens quaecunque a prioribus discreparent, vere a me scri-<text:line-break/>pta. Et proposito thorace et ab antiquissimis initium fa-<text:line-break/>ciente me et eorum libros proferente rogarunt quidam<text:line-break/>praestantium medicorum, primas fedes obtinentes tempus<text:line-break/>ne contererem. Sed quum Lycus Macedo, discipulus<text:line-break/>Quinti viri summe anatomici, quaecunque ad suum tempus<text:line-break/>inventa erant scripsisset; omissis aliis, sola adversus eos<text:line-break/>ab eo scripta cum meis conferrem. Eorum igitur volun-<text:line-break/>tati morem gerens in omnibus quotidie propositis ita feci,<text:line-break/>Quae omnia memorare propterea necesse habui, ut scirent.</text:p>
      <text:p text:style-name="P13">qui meorum aliquid lecturi essent, qua aetate quodque<text:line-break/>scripserim, quaque de causa, hinc enim cognoscent quae-<text:line-break/>que imperfecte scripta sunt, ab iis quae perfecte sunt ela-<text:line-break/>borata discernere, quaeque in arrogantium reprehensione<text:line-break/>a doctrinis dijudicare. Haec autem adsignisicabo et in<text:line-break/>sequentibus sicubi usus fuerit. Jam vero scriptorum a me<text:line-break/>ea quae servata sunt indicabo, ducto ab anatomicis initio.</text:p>
      <text:h text:style-name="Heading_20_2" text:outline-level="2">Cap. III.</text:h>
      <text:p text:style-name="P41">Primus est in his liber de ossibus scriptus<text:line-break/>iis qui introducuntur. Post hunc autem alii sunt libri<text:line-break/>ad tirones. Alter quidem eorum, venarum et arteriarum<text:line-break/>dissectionem continens, alter vero nervorum. Est autem<text:line-break/>et alius musculorum dissectio, compendio exacte docens<text:line-break/>quaecunque in anatomicis administrationibus de musculis<text:line-break/>scripta funt. Si quis autem velit post ossium dissectionem<text:line-break/>ad anatomicas statirn administrationes venire, potest is et<text:line-break/>vasorum et nervorum dissectiones praeterire ut et mu-<text:line-break/>sculorum. Omnia quippe quae anatornes sunt, in admini-</text:p>
      <text:p text:style-name="P13">suasionibus scripta sunt. Primus igitur in iis de manuum<text:line-break/>est musculis et ligamentis. Alter vero de crurum musculis<text:line-break/>et ligamentis. At tertius de artuum nervis atque vasis.<text:line-break/>Quartus de moventibus genas et labra musculis et de iis<text:line-break/>qui circa inferiorem maxillam sunt; praeterea etiam de<text:line-break/>moventibus caput et cervicem et scapulas. Quintus vero<text:line-break/>de thoracis mufculis et abdominis et lumborum et spinae.<text:line-break/>Sextus de instrumentis nutritionis, quae sunt intestina et<text:line-break/>venter et jecur et lien et renes et vesica et quaeque alia<text:line-break/>cum his. Septimus et octavus partium spirabilium ana-<text:line-break/>tomen continet. Septimus quidem earum, quae ad cor<text:line-break/>attinent et pulmonem et'arterias et mortui et vivi etiam<text:line-break/>animalis. Octavus autem earum quae ad totum thoracem.<text:line-break/>Nonus vero et cerebri et fpinalis medullae dissectionem<text:line-break/>habet. At decimus oculorum et linguae et stomachi et<text:line-break/>his continentium. Undecimus earum quae ad laryngem</text:p>
      <text:p text:style-name="P55"><text:span text:style-name="T14">et quod vocatur os hyoides </text:span><text:span text:style-name="T20">vel Ysurme</text:span><text:span text:style-name="T14"> et quae ipsis con-<text:line-break/>tinuantur, praetereaque nervorum qui ad ea perveniunt.<text:line-break/>Duodecimus arteriarum et venarum. Decimus tertius ner-<text:line-break/>vorum qui a cerebro oriuntur. Decimus quartus eorum<text:line-break/>qui a dorsi medulla. Decimus autem quintus genitalium<text:line-break/>partium. Anatomicae igitur speculationis necessaria haec<text:line-break/>sunt. At praeter necessaria alia utilia et haec'scripta sunt. •<text:line-break/>Librorum anatomicorum Marini XX. in IV. nostris epi-<text:line-break/>tome, quemadmodum et omnium Lyci in duobus. Sub-<text:line-break/>fcribam autem, cujusque ipsorum praecipua capita ac pri-<text:line-break/>mum eorum qui in prima sunt epitome, in quo Marini<text:line-break/>librorum anatomicorum primi comprehenduntur. Scribit<text:line-break/>autem in primo de VI. illis, totius speculationis prooe-<text:line-break/>mium, tum de cute, tum deinde de pilis, hinc de ungui-<text:line-break/>bus et carnibus et adipe et pinguedine. In fecundo de<text:line-break/>glandulis et membranis et membranosis tunicis et perito-<text:line-break/>naeo et snbcingente et interscpto. In tertio autem de<text:line-break/>vasis ratione spectabilibus et venatum et arteriarum disse-</text:span></text:p>
      <text:p text:style-name="P55"><text:span text:style-name="T14">ctione et an natura in arteriis sanguis contineatur. In<text:line-break/>quarto autem, quae functio arteriae et quis usus et unde<text:line-break/>incipiant, caeteraeque de iis quaestiones, tum deinceps de<text:line-break/>ureteribus, de urinariis meatibus et tiracho ex quo haeret,<text:line-break/>pendetque foetus ad umbilicum et vasis seminariis et bilis<text:line-break/>vasis et meatibub et glandulis et de vase quod est a glan-<text:line-break/>dulis, deque gutture, deque vasis mammarum in quibus<text:line-break/>lac, deque susis in corpore et quae vasis continentur. -Et<text:line-break/>qui in quibus humores contineantur et fusa et de ali-<text:line-break/>rnento. </text:span><text:span text:style-name="T26">Ιη</text:span><text:span text:style-name="T24"> </text:span><text:span text:style-name="T14">V. autem de iis quae in capite sunt, tum<text:line-break/>" caeleris tum suturis adeoque de iis quae in facie sunt su-<text:line-break/>turis et juncturis et cunctis capitis ossibus, deque ipsius<text:line-break/>et faciei foraminibus et de inferiori maxilla, ejusque fo-<text:line-break/>rarninibus et an sibi ipsi conjuncta sit. Et de dentibus<text:line-break/>et adjacente capiti gutturis osse et ipsi continuis quae ad<text:line-break/>tonsillas tensa suut. In VI. et de scroto scribit et sacro</text:span></text:p>
      <text:p text:style-name="P55"><text:span text:style-name="T14">osse' et coxendice et latere et pectore et scapulis et ar-<text:line-break/>mis summis et de claviculis et brachio et cubito, radio et<text:line-break/>ossibus brachialis et digitorum et de femore et de iis quae<text:line-break/>utrinque genu funt ossa cartilaginea. In ll. autem com-<text:line-break/>mentariorum nostrorum, in quo anatomicae Marini specu-<text:line-break/>lationis est epitome. VII. et VllI. et IX. et X. Marini<text:line-break/>librorum continentur. Capita vero in VII. qui de cranii<text:line-break/>communione cum meningibus et aliis membranis, deque<text:line-break/>totius faciei nervis deque crotaphitis. I. temporum mu-<text:line-break/>fculis et mafeteribus et iis qui ad maxillas et labra per-<text:line-break/>tinent musculis et de praescpiorum et qui ad maxillas<text:line-break/>sunt, musculis, dum de iis qui intra inferiorem maxillam<text:line-break/>mufculis; deque iis qui circa ipsam seorsim et de naribus<text:line-break/>et iis qui circa exortus earum deque iis qui in lingua,<text:line-break/>tum de Iingua ejusque musculis, atque etiam de oculorum<text:line-break/>musculis. </text:span><text:span text:style-name="T26">Ιη</text:span><text:span text:style-name="T24"> </text:span><text:span text:style-name="T14">VIII. autem Marini libro capita haec sunt,<text:line-break/>de ore et de labris et dentibus et gingivis et columella</text:span></text:p>
      <text:p text:style-name="P55"><text:span text:style-name="T14">et frumine et lingula et tonsillis et amygdalis et naso et<text:line-break/>naribus et auribus et collo, ejusque musculis et musculo<text:line-break/>qui sub latus est; deque eo qui sub- ventrem et de colli<text:line-break/>natura. In nono vero de musculis septi transversi et<text:line-break/>spinae et intercostalibus</text:span><text:span text:style-name="T24">, </text:span><text:span text:style-name="T14">I. abdominis; atque etiam de<text:line-break/>brachii et scapulae musculis et cubiti et manus extremae.<text:line-break/>In decimo vero de cubito et ejus musculis et cruribus,<text:line-break/>ipsurumque musculis et articulo qui in genu esu At ter-<text:line-break/>tia epitome nndecim et duodecim et quindecim Marini<text:line-break/>librorum est; scripsit autem Marinus in undecim quidem<text:line-break/>capita. An feratur aliquid humoris a dorso in pnlmonem;<text:line-break/>et in esu spiritus in ventrem. Secundo vero de stomacho,<text:line-break/>postque ipsum de gutture et de pulmone et corde et pe-<text:line-break/>ricardii thymo. In duodecimo vero suae tractationis seri-<text:line-break/>psit Marinus de jecore et quae in eo est, bile et de liene<text:line-break/>et ventriculo et mesenterio. In decimo vero tertio de<text:line-break/>primis intestinis, tum de renibus et uretere et vesica et</text:span></text:p>
      <text:p text:style-name="P55"><text:span text:style-name="T14">uracho et urinario meatu; postque ista de cole viri et<text:line-break/>pudendo maris et feminae et de matrice et fetibus et<text:line-break/>de testibus, quos geminos appellat; postque lios de glan-<text:line-break/>dulosis. In quarto autem decimo omnium quae supra sunt<text:line-break/>jecur, venarum dissectionem fecit. Iu X. autem V. </text:span><text:span text:style-name="T20">et</text:span><text:span text:style-name="T14"> de<text:line-break/>ea quae a corde in jecur fertur vena, deque omnibus iis,<text:line-break/>quae infra interfeptum sunt, postque ea de omnibus in<text:line-break/>toto animali arteriis. At IV. epitome juxta reliquos V.<text:line-break/>Marini libros post V. et X. ad XX. usque complectitur.<text:line-break/>In Iexto autem decimo scripta sunt quae de cerebro quae-<text:line-break/>runtur et apparent; ut an pulsatilis in ipsi, motus: et an<text:line-break/>in ipsum respiremus: tum deinceps de spinae medulla et<text:line-break/>involucris ejus. In XVII. de dominatu cerebri verba </text:span><text:span text:style-name="T20">fe-<text:line-break/>cit.</text:span><text:span text:style-name="T14"> In VIII. autem et X. de motibus ex voluntate et de<text:line-break/>particularibus nervorum differentiis et unde quidam ipso-<text:line-break/>rum exoriantur. In IX. vero et X. de nervis ortis a ce-</text:span></text:p>
      <text:p text:style-name="P57"><text:span text:style-name="T14">rebro et de odoratu et unde incipiat ejus sensorium: et<text:line-break/>de nervis qui ad oculos pertinent, quos et Herophiles et<text:line-break/>Eudemus meatus vocant, tum *<text:tab/>*<text:tab/>*<text:tab/>&amp;</text:span></text:p>
      <text:p text:style-name="P56"><text:span text:style-name="T20">ii de</text:span><text:span text:style-name="T14"> morborum differentia et ille de differentia sympto-<text:line-break/>matum. Sequitur autem illum de disserentia morborum<text:line-break/>liber unus qui horum causas docet. At illum de sympto-<text:line-break/>rnatum disserentia, tres illi de causis‘symptomatum et hos<text:line-break/>illi de locis affectis, liber de temporibus morborum ex iis<text:line-break/>est, qui curatricem tractationem praecedunt. Et is de<text:line-break/>differentia febrium et is de plenitudine et is de tumori-<text:line-break/>bus praeter naturam, praetereaque is de causis evidenti-<text:line-break/>bus et praeter hos is de continentibus et is de tremore<text:line-break/>et rigore et palpitatione et convulsione et qui inscriptus<text:line-break/>est ars medica.</text:span></text:p>
      <text:h text:style-name="Heading_20_2" text:outline-level="2">Cap. IV.</text:h>
      <text:p text:style-name="P41">Quatuordecirn sunt methodi medendi; et<text:line-break/>duo curationum ad Glauconem, et de venae sectione tres.</text:p>
      <text:p text:style-name="P55"><text:span text:style-name="T14">Primus quidem adversus Erafistratum. Alter vero adver-<text:line-break/>sus eos qui Romae erant Erasistrateos. Tertius praeter<text:line-break/>hos alius curationum ex mea sententia compositus. Est<text:line-break/>et is de tabe e therapeuticis. Datus porro est cuidam<text:line-break/>amicorum parvus libellus, cujus nunc ad multos delapsi,<text:line-break/>exemplum accepi titulum serens, consilium pro puero<text:line-break/>epileptico. Sed therapeutico operi adscripserit quis et<text:line-break/>tres de alimentorum facultatibus et eum de attenuante<text:line-break/>vietus ratione et de probis pravisque alimentorum succis.<text:line-break/>Nihilo praedictis minus medendi operis fuerint et ii de<text:line-break/>Erasistrati curandi rationibus; et Glauconi philosopho dati<text:line-break/>duo. At is de Hippocratis victus ratione in morbis acu-<text:line-break/>tis et cum his quidem poni queat, ponatur vero et cum<text:line-break/>commentariis in Hippocratem factis, in quibus multa me-<text:line-break/>dendi praecepta continentur, quemadmodum et dignoscendi<text:line-break/>et praenoscendi.</text:span></text:p>
      <text:h text:style-name="P6" text:outline-level="2">Cap. V.</text:h>
      <text:p text:style-name="P240"><text:span text:style-name="T14">Primi quidem tres sunt de diebus criticis,<text:line-break/>et praeter hos secundi, tres de crisibus. Tum opus de<text:line-break/>pulsibus, in quo primo sunt IV. de ipsorum differentia,<text:line-break/>secundo vero alii totidem de dignotione et tertio .praeter<text:line-break/>eos, pari numero de ipsorum causis; quarto autem de<text:line-break/>praenotione ex ipsis; sexdecim universi. Et seorfim extra<text:line-break/>ipsos is de usu pulsuum tironibus scriptus, in quo non-<text:line-break/>nulli quaesierunt, cur febrientium proprius pulsus dictus<text:line-break/>non sit? Quibus respondimus majorem esse quam pro<text:line-break/>tironibus speculationem, si magnam quaesitionem sortita<text:line-break/>fit. Sed initio ejus libri tantum diximus, duas medicis<text:line-break/>opiniones fuisse; alteram quidem existimantium sentire se<text:line-break/>et arteriarum contractionem, alteram autem insensilem eam<text:line-break/>esse affirmantium; et volebamus tironem in faciliori prius<text:line-break/>exerceri, in qua insensilis dicitur esse contractio. Porro<text:line-break/>juxta hanc sectam persuasi eramusfebris proprium signum</text:span></text:p>
      <text:p text:style-name="P55"><text:span text:style-name="T14">in pulsibus nullum esse: juxta alteram vero, quam in<text:line-break/>magno librorum XVI. opere scripsi, signum id dictum no-<text:line-break/>bis esu At qui a praeceptoribus non didicerunt, </text:span><text:span text:style-name="T20">sed gu-<text:line-break/>bernatoribus ex libro,</text:span><text:span text:style-name="T14"> sicuti est in proverbio, similes ista<text:line-break/>quaerunt. Mihi'vero sunt et * dictum est, aliam esse<text:line-break/>tironum institutionem, aliam eorum qui perfecte omnia<text:line-break/>edocentur. Scriptus autem mihi est et alius quidam liber<text:line-break/>unus, in quo librorum sexdecim fynopsin feci. Extra,hos<text:line-break/>vero omnes octo libri sunt; Archigenis tractationis de<text:line-break/>pulsibus et expositionem et usum continentes. In hac<text:line-break/>parte artis et tres de difficultate spirandi quis collocarit.</text:span></text:p>
      <text:h text:style-name="Heading_20_2" text:outline-level="2">Cap. VI.</text:h>
      <text:p text:style-name="P41">Neque alium quemquam librorum qui a<text:line-break/>me Iunt amicis dati, speravi habituros multos, neque li-<text:line-break/>bros eos qui Hippocratis scripta explanant. Primo enim<text:line-break/>nullum eorum memet exercens, in istosunquam commen-<text:line-break/>tarios scripseram; quemadmodum feci totius medicae spe-</text:p>
      <text:p text:style-name="P55"><text:span text:style-name="T14">culationis in quavis parte paratis mihi iis, quibus omnia,<text:line-break/>quae in arte medica ab Hippocrate dicta sunt continentur,<text:line-break/>doctrinam habentia et perspicuam simul et undequaque<text:line-break/>elaboratam. Seorsim enim de diebus criticis scripsi ex<text:line-break/>Hippocratis sententia, privatirn vero de crisibus, privatini<text:line-break/>autem de difficultate spirandi et unoquoque ceterorum,<text:line-break/>Universamqne medendi methodum similiter quatuordecim<text:line-break/>libris construxi omnes therapeutici ac praeterea, qui ex<text:line-break/>illius mente sunt. Qmimque in singulas ejus dictiones<text:line-break/>scirem expositiones multis ante me non absurde scriptas<text:line-break/>esse, si quid mihi non recte dixisse videbantur, arguere<text:line-break/>supervacaneum putabarn. Id vero ostendi in illis quos<text:line-break/>nuper deprecatis dedi; raro quicquam locutus in ipsis con-<text:line-break/>tra eos qui commentarios istos exponunt. Primo enim<text:line-break/>neque ipsorum commentarios Romae habebam, quum libri<text:line-break/>quos possederam, omnes in Asia mansissent. Si cujus igi-<text:line-break/>tur memineram improbe dicti ab eorum aliquo, ut magno-<text:line-break/>pere laederent in operibus artis qui ipsis credidissent, id</text:span></text:p>
      <text:p text:style-name="P55"><text:span text:style-name="T14">annotabam. Cetera autem omnia ex mea sententia dixi,<text:line-break/>nulla eorum facta mentione, qui aliter interpretantur. Et<text:line-break/>commentarii in aphorismos; et iu eum de fracturis et<text:line-break/>eum de articulis; praetereaque in praenotiones; et libros<text:line-break/>de victus ratione acutorum; et eum de ulceribus; et ca-<text:line-break/>pitis vulneribus, et lu primum epidemiorum ad eum mo-<text:line-break/>dum scripti sunt. Postea vero quum quendam audissem,<text:line-break/>pravam aphorismi cujusdarn expositionem laudantem, ali-<text:line-break/>quibus quaecunque de cetero dedi, publicam aeditionem<text:line-break/>spectans, non proprium tantum ingenium eorum qui acce-<text:line-break/>perant, ita composui. Ii vero fnnt epidemiorum quidem<text:line-break/>morborum, qui in secundum et' tertium et sextum scripti<text:line-break/>sunt commentarii; et praeter hos ejus de humoribus et<text:line-break/>de alimento et praedictione et de natura hominis et de<text:line-break/>medici officina; ut et in eum de locis et aere et aquis;<text:line-break/>quem ego ajo de habitationibus et aquis et anni tempo-<text:line-break/>ribus et regionibus inscribendum fuisse; insuper vero Vll.<text:line-break/>qui in aphorismos, IIL vero in eum de fracturis, IV. autem</text:span></text:p>
      <text:p text:style-name="P55"><text:span text:style-name="T14">in eum de articulis, III. vero inj praenotiones in eum<text:line-break/>porro: de victus, ratione in acutis, IlI. quidem in germa-<text:line-break/>nam ejus partemq unum autem in ea, quae ipsi adjacent.<text:line-break/>De. ulceribus aotatt- et de capitis'vulneribus utrumque<text:line-break/>uno libro exposui; Primum auteur vulgarium, quemad-<text:line-break/>modum et tertium tribus utrumque; secundum vero fex;<text:line-break/>octo vero sextum. In librum autem de humoribus tres<text:line-break/>mihi commentarii scripti funtr ut et in prognostica et in<text:line-break/>eum de medicatrina; et in eum de locis et aere et aquis,<text:line-break/>quem • equidem de habitationibus et aquis et anni tempo-<text:line-break/>ribus .et locis inscribi oportuisse dico ; in eum autem de<text:line-break/>alimento IV. mihi commentarii scripti sunt, in eum vero<text:line-break/>de natura hominis duo; quibus jam persectis, quum au-<text:line-break/>dissem a nonnullis traduci librum quasi non germanum<text:line-break/>HI. scripsi, hac inscriptione. Quod in aliis, scriptis suis<text:line-break/>videatur Hippocrates eandem habere sententiam cum eo<text:line-break/>de natura hominis. Ad Hippocratem autem et haec per-<text:line-break/>tinenti De ratione victus secundum Hippocratem in acutis</text:span></text:p>
      <text:p text:style-name="P55"><text:span text:style-name="T14">morbis; quemadmodum et glossarum ejus expositio; et. ad-<text:line-break/>versus Lycum de aphorismo, cujus initium: </text:span><text:span text:style-name="T20">quae crescunt<text:line-break/>plurimum habent innatum calorem;</text:span><text:span text:style-name="T14"> quemadmodum et con-<text:line-break/>tra Julianum methodicum, de iis in quibus Hippocrateos<text:line-break/>aphorifmos incusaret. Ad Hippocratem quoque attinet et<text:line-break/>alius liber parvus in quo dico , optimum medicum pror-<text:line-break/>sus etiam philosophum esse; inscribitur porro liber is et<text:line-break/>breviori titulo sic. *</text:span></text:p>
      <text:h text:style-name="Heading_20_2" text:outline-level="2">Cap. VII.</text:h>
      <text:p text:style-name="P41">In primum quidem Erasistrati de febribus<text:line-break/>IlI. scripti sunt, lll. autem de febribus primi Erasistrati<text:line-break/>operis medendi commentarii sunt: ipsum vero medendi<text:line-break/>opus titulum quidem habet, de Erafistrati curandi rationi-<text:line-break/>bus, id autem commentariis V. scriptum est,. Sunt autem<text:line-break/>Erasist.rati quoque anatomes libri tres et de venae sectione<text:line-break/>duo; et is qui adversus ipsum Erasistratum scriptus est et<text:line-break/>is ad eos, qui Romae erant, Erasistrateos. Ad Erasistratum</text:p>
      <text:p text:style-name="P55"><text:span text:style-name="T14">autem et liber ille attinet, in quo quaerimus an natura<text:line-break/>sanguis in arteriis contineatur; quemadmodum et is de<text:line-break/>usu respirationis et III. de naturalibus facultatibus, qui<text:line-break/>judicium continent omnium quae in universe dictis de<text:line-break/>naturalibus actionibus scripsit Erasistratus,</text:span></text:p>
      <text:h text:style-name="Heading_20_2" text:outline-level="2">Cap. VIlI.</text:h>
      <text:p text:style-name="P41">Octo quidem de Asclepiadae placitis in-<text:line-break/>scripti. Parvus autem alius inscriptionem,habens, de sub-<text:line-break/>stantia animae fecundum Asclepiadem.</text:p>
      <text:h text:style-name="Heading_20_2" text:outline-level="2">Cap. IX.</text:h>
      <text:p text:style-name="P240"><text:span text:style-name="T14">Theodae introductionis commentarii V.<text:line-break/>de scriptis Menodoti Severo XI. librorum Serapionis con-<text:line-break/>tra'sectas duo. Descriptiones empiricae.. De medica ex-<text:line-break/>perientia. De empiricorum dissensione </text:span><text:span text:style-name="T26">ΙΠ</text:span><text:span text:style-name="T24">, </text:span><text:span text:style-name="T14">Contra ob-<text:line-break/>jecta, iis de dissensione empiricorum et Theodae summarii<text:line-break/>commentarii III. In librum Menodoti Severo. Exhorta-<text:line-break/>tio ad medicinam. Synopsis Heraclideorum de empirica<text:line-break/>lecta libri VII.</text:span></text:p>
      <text:h text:style-name="Heading_20_2" text:outline-level="2">Cap. X.</text:h>
      <text:p text:style-name="P41">Methodicae sectae libri VI. Ad objecta<text:line-break/>Juliani adversus aphorifmos Hippocratis.</text:p>
      <text:h text:style-name="P6" text:outline-level="2">Cap. XI.</text:h>
      <text:p text:style-name="P240"><text:span text:style-name="T14">Quum viderem omnes homines in quibus<text:line-break/>contendunt et demonstraturos se -promittere et alios ar-<text:line-break/>guere conari; nihil ita studui omnium primum addiscere,<text:line-break/>ut demonstrativam speculationem. Et postulari a philoso-<text:line-break/>phis, .illos enim audiebam ipsam docere, si quid aliud<text:line-break/>quoque in logica philosophiae parte docerent, id in po-<text:line-break/>sterum servarent; dolorem autem ceu partus demonstra-<text:line-break/>tionum desiderii mei • fedarent, docentes quae tandem sit<text:line-break/></text:span><text:span text:style-name="T20">via ac ratio</text:span><text:span text:style-name="T14"> quam qui .didicerit et alio demonstrativum<text:line-break/>sermonem dicente, ad amussim cognoscat an re vera talis<text:line-break/>sit, an veluti nummus quidam adulterinus probo quidem<text:line-break/>similis videatur, re autem vera improbus sit; et ipfe queat<text:line-break/>lu singulis de quibus quaeritur via quadam utens ad ea<text:line-break/>invenienda pervenire. Quum igitur me omnibus per illud<text:line-break/>tempus celebribus et Stoicis et Peripateticis tradidissem,<text:line-break/>multa quidem alia nidici logica praecepta, quae posteriori<text:line-break/>tempore perpendens ad demonstrationes inutilia comperi:<text:line-break/>paucissima vero utiliter quidem ipsis quaesitu et propositum</text:span></text:p>
      <text:p text:style-name="P55"><text:span text:style-name="T14">scopum consequi desiderantia, sed de quibus etiam illi in-<text:line-break/>ter se dissentiant, quaedam vero naturalibus notionibus<text:line-break/>contraria. Ac per deos quantum in praeceptoribus meis<text:line-break/>erat, in Pyrrhoniorum dubitationem ipse quoque incidissem,<text:line-break/>nisi geometriam et numerandi et computandi artem te-<text:line-break/>nuissem; in quibus plurimum sub patre edoctus, ab initio<text:line-break/>processeram, qui ab avo et proavo contemplationem eam<text:line-break/>acceperat. Videns igitur, non solum evidenter veras mihi<text:line-break/>apparere eclipsium praedictiones et horologiorum ac cle-<text:line-break/>psydrarum constructiones, ceteraque adeo quae in archi-<text:line-break/>tectonica excogitata sunt, optimam esse duxi formam geo-<text:line-break/>metricam, demonstratione uti. Etenim et ipfos disserendi<text:line-break/>peritissimos et philosophos non modo inter se, sed fecum<text:line-break/>etiam dissidentes reperiebam, laudantes tamen omnes pa-<text:line-break/>riter geometricas demonstrationes. Ex eo itaque magis<text:line-break/>adhuc intellexi, oportere quidem absistere ab iis quae illi<text:line-break/>dicunt, sequi autem formulam linearium demonstrationuni.</text:span></text:p>
      <text:p text:style-name="P55"><text:span text:style-name="T14">Inter se quidem discrepare dico philosophos in rationali<text:line-break/>speculatione et Peripateticos et Stoicos et Platonicos; a<text:line-break/></text:span><text:span text:style-name="T20">fe</text:span><text:span text:style-name="T14"> vero ipsis rursum scorsim uniuscujusque earum </text:span><text:span text:style-name="T20">sectarum<text:line-break/></text:span><text:span text:style-name="T14">homines: parva sane quaedam est inter Peripateticos dis-<text:line-break/>sensio, magua vero inter Stoicos et Platonicos. Quicun-<text:line-break/>que ergo volunt in linearibus demonstrationibus exerceri,<text:line-break/>institui nonnihil, eos in illis consulo: post illas vero no-<text:line-break/>stram perlegere de demonstratione tractationem, quam XV,<text:line-break/>libris confeci." Alia vero multa scripsi memet exercens,<text:line-break/>quorum nonnulla quidem perierunt in eo, quod accidit,<text:line-break/>incendio, quum templum Pacis conflagravit; quaedam au-<text:line-break/>tem aniicis data apud multos nunc salva sunt, quemad-<text:line-break/>modum et. alia nostra. Verumtamen et eorum commen-<text:line-break/>tariorum, quos scripsi, alios quidem a me datos amicis,<text:line-break/>alios vero a famulis qui surripuerant, editos ab aliis de-<text:line-break/>nuo accepi: sunt autem in iis tres quidem in librum de<text:line-break/>interpretatione Aristotelis, qnatuor vero in priorem de<text:line-break/>syllogismis, quemadmodum sane et in secundum totidem</text:span></text:p>
      <text:p text:style-name="P55"><text:span text:style-name="T14">numero. Inscribunt porro ipsos sere omnes nunc resolu-<text:line-break/>tionum priorum, quemadmodum et posteriorum, eos de<text:line-break/>demonstratione: porro ipse Aristoteles priorum quidem<text:line-break/>veluti de syllogismo scriptorum a se meminit; posteriorum<text:line-break/>autem ut de demonstratione: quorum etiam ipforum com-<text:line-break/>mentarii mei supersunt, in priorem quidem sex, in secun-<text:line-break/>dum vero quinque. Horum commentariorum omnium<text:line-break/>nullus tauquam ad editionem scriptus est, quemadmodum<text:line-break/>neque sex ii in Theophrasti librum, quem de affirmatione<text:line-break/>et negatione scripsit. At priorem in priorem dictionis<text:line-break/>Eudemi, aliis qui rogarant feci. Decem autem praedica-<text:line-break/>meutorum nec feci mihi ullum'talem commentarium an-<text:line-break/>tea nec aliis dedi: eaque re postea tandem cuidam soda-<text:line-break/>lium, qui poposcerat, commentarios habere eorum qnae-<text:line-break/>cunque istum librum attinent, ad solutiones eorum quae<text:line-break/>in ipfo quaeruntur, communicare jussi meos commentarios<text:line-break/>iis dumtaxat, qui apud praeceptorem librum eum legissent<text:line-break/>aut omnino sane prius introducti fuissent per alios libros<text:line-break/>expositionum, quales ii Adrasti et Aspafii sunt. Puer au-</text:span></text:p>
      <text:p text:style-name="P55"><text:span text:style-name="T14">tem etiam tum, quum me primum pater ei qui logicam<text:line-break/>speculationem Chrysippi et celebrium Stoicorum doceret;<text:line-break/>tradidit, feci in ipso Chrysippi syllogisticorum librorum<text:line-break/>commentarios. Et hos visi postea quidam sunt qui habe-<text:line-break/>rent, Pergami quidem relictos cum multis commentariis,<text:line-break/>quos adolescentulus feceram, editos autem a famulo qui-<text:line-break/>busdam qui poposcerant.</text:span></text:p>
      <text:h text:style-name="Heading_20_2" text:outline-level="2">Cap. XII.</text:h>
      <text:p text:style-name="P240"><text:span text:style-name="T14">Quae autem ego post opus de demonstra-<text:line-break/>tione scripsi, fusius elaborata, iis quae concise in illis dicta<text:line-break/>fuerant, haec sunt. De necessariis ad demonstrationes I. De<text:line-break/>propositionibus praetermissis in tractatione demonstrationum<text:line-break/>I. De aequipollentibus propositionibus I. De demonstra-<text:line-break/>tionibus propter quid I. De syllogismorum numero I.<text:line-break/>De exemplo II. De inductione I. De imagine I. De<text:line-break/>verisimili L De similitudine III. De principiis ex sup-<text:line-break/>positione I. De iis quae secundum genus et speciem et<text:line-break/>conjugatis ipsis significatis nobis, .spontanea f. </text:span><text:span text:style-name="T20">extemporali<text:line-break/>voce</text:span><text:span text:style-name="T14"> I. De possibili I. De iis quae multifariam dicun-</text:span></text:p>
      <text:p text:style-name="P55"><text:span text:style-name="T14">tur III. De communibus et propriis in artibus I, De<text:line-break/>sermonibus qui se ipfos evertunt I. De propositionibus<text:line-break/>contingentibus I. De mixtis propositionibus et syllogismis<text:line-break/>I. Quomodo discernenda sit negotialis quaestio rei ab ea<text:line-break/>quae nominis et significati I. De Clitomacho et demon-<text:line-break/>strationis ejus solutionibus I. De communi, ratione II.<text:line-break/>De optima doctrina adverfus Phavorinum pro Epicteto I.<text:line-break/>De usu syllogismorum. De usu praeceptorum ad syllo-<text:line-break/>gifmos 1. et II, De optima secta I. De nominum recti-<text:line-break/>tudine III. De eo quodque eorum quae sunt et unum<text:line-break/>esse et plura. De eo quod oppositis unum et idem ex<text:line-break/>necessitate consequens esse impossibile sit 1. De demon-<text:line-break/>strativa secta I. De rationali altera et speculatione I.<text:line-break/>Dialogi ad philosophum et seorsim de eo quod fecundum<text:line-break/>communes notiones. Adverfus eos qui contumeliose acci-<text:line-break/>piunt nomina I. De propriis et communibus in artibus.</text:span></text:p>
      <text:p text:style-name="P55"><text:span text:style-name="T14">De artium constitutione </text:span><text:span text:style-name="T26">ΠΙ</text:span><text:span text:style-name="T24">. </text:span><text:span text:style-name="T14">De significatis ex voce, spe-<text:line-break/>ciei et generis et ipsis adjacentibus. Synopsis demonstra-<text:line-break/>tivae contemplationis I. De judicio discrepantium in de-<text:line-break/>cretis. Quod a prima siibstantla inseparabilis sit quantitas </text:span><text:span text:style-name="T26">Γ</text:span><text:span text:style-name="T24">.<text:line-break/></text:span><text:span text:style-name="T14">De priori I. De demonstratione per impossibile I. De<text:line-break/>iis quae sui causa fiunt I. De iis.quae multipliciter di-<text:line-break/>cuntur II. De quaestione secundum homen et significatum.</text:span></text:p>
      <text:h text:style-name="Heading_20_2" text:outline-level="2">Cap. XIII.</text:h>
      <text:p text:style-name="P240"><text:span text:style-name="T14">De moralis autem philosophiae quaesi-<text:line-break/>tis quaecunque mihi videntur per infra scriptos libros<text:line-break/>declaravi. De propriorum cuique affectuum et peccato-<text:line-break/>rum dignotione II. .De moribus IV. Adversus Favori-<text:line-break/>nam pro Socrate. De indolentia I. De fine fecundum<text:line-break/>pbiiosophiam L De eorum congressu qui demonstrant-ad<text:line-break/>auditores I. De iis qui clam legunt I. De peccatorum<text:line-break/>et poenae aequalitate I. De consolatione.I. De commo-<text:line-break/>ratione Menarchi.in aula ad Bacchidem et Cyrum I. De<text:line-break/>congressu in dialogis I. Ad forenses'oratores I. De vo-</text:span></text:p>
      <text:p text:style-name="P55"><text:span text:style-name="T14">luptate et labore I., De consentaneis cuique vitae gene-<text:line-break/>ribus I. De publice dictis adversus sectarios I. De con-<text:line-break/>cordia I. De pudore IL De publice dictis contra adula-<text:line-break/>tores, II. De calumnia in quo et de vita sira. Saturna-<text:line-break/>les Vll. in uno. Adversius sectarios. De publice dictis<text:line-break/>coram Pertinace I. Quatenus parui ducere oporteat ho-<text:line-break/>norem et gloriam apud vulgus. De testamentorum factione.</text:span></text:p>
      <text:h text:style-name="Heading_20_2" text:outline-level="2">Cap. XIV.</text:h>
      <text:p text:style-name="P240"><text:span text:style-name="T14">De Platonis fecta I. De medice dictis<text:line-break/>in Platonis Timaeo commentarii IV. , Ad fodales feu<text:line-break/>Plato. De propriis opinionibus III. De ea quae sccnn-<text:line-break/>dum Platonem est rationali contempIatione. Platonico-<text:line-break/>rum dialogorum compendia VHI. De iis quae in Philebo<text:line-break/>sunt transitionibus I. De animae partibus et facultati-<text:line-break/>bus III. Quod corporis temperamenta animae facultates<text:line-break/>sequuntur ll. et alius ex alia editione. De Hippocratis<text:line-break/>et Platonis decretis IX.</text:span></text:p>
      <text:h text:style-name="P6" text:outline-level="2">Cap. XV.</text:h>
      <text:p text:style-name="P240"><text:span text:style-name="T14">Iu eum de interpretatione commentariiIII.<text:line-break/>Priorum resolutionum in priorem ultra VI. ln priorem<text:line-break/>posterioris commentarii VL in posteriorem commentarii V.<text:line-break/>In </text:span><text:span text:style-name="T26">Χ</text:span><text:span text:style-name="T33">. </text:span><text:span text:style-name="T14">praedicamenta commentarii IV. In eum Theophrasti<text:line-break/>de affirmatione et negatione commentarii sex. In eum<text:line-break/>de eo quot modis commentarii III. In primum movens<text:line-break/>immotum. In eum de dictione Eudemi commentarii III.<text:line-break/>De demonstrationibus quare I. De contingentibus propo-<text:line-break/>sitionibus et syllogismis I. D</text:span><text:span text:style-name="T39">e</text:span><text:span text:style-name="T14"> syllogismis ex mixtis pro-<text:line-break/>positionibus I. De captionibus peues dictionem.</text:span></text:p>
      <text:h text:style-name="Heading_20_2" text:outline-level="2">Cap. XVI.</text:h>
      <text:p text:style-name="P41">De rationali fecundum Chrysippum con-<text:line-break/>templatione commentarii HI. Chrysippi syllogisticae pri-<text:line-break/>rnae commentarii HI. Secundae l. De rationali facultate<text:line-break/>et contemplatione VH. De usu praeceptorum ad syllo-<text:line-break/>gismos l. Quod geometrica resulutio praestantior sit quam<text:line-break/>Stoicorum I. De usu praeceptorum ad syllogismos II.</text:p>
      <text:h text:style-name="P6" text:outline-level="2">Cap. XVII.</text:h>
      <text:p text:style-name="P58"><text:span text:style-name="T14">De felici secundum Epicurum et beata<text:line-break/>vita II- De caduca voluptate secundum Epicurum II.<text:line-break/>Quod efficientia voluptatem imperfecte ab Epicuro dicta<text:line-break/>sunt I. De voluptuaria secta/' An philologia utilis fit ad<text:line-break/>morum philosophiam I. • De iis quae adversas Sophistas I.<text:line-break/>Metrodori epistola ad Celsum Epicureuin. Epistola Pu-<text:line-break/>dentiani Epicurei.<text:tab/>...</text:span></text:p>
      <text:h text:style-name="Heading_20_2" text:outline-level="2">Cap. XVIlI.</text:h>
      <text:p text:style-name="P240"><text:span text:style-name="T14">; De vocalibus quae apud Atticos scri-<text:line-break/>ptores XLVIII. Civilium apud Eupolin vocabulorum </text:span><text:span text:style-name="T26">ΙΠ</text:span><text:span text:style-name="T18">.<text:line-break/></text:span><text:span text:style-name="T14">Civilium vocabulorum quae apud Aristophanem V. Civi-<text:line-break/>lium vocabulorum quae apud Cratinum II. Propriorum<text:line-break/>comicis vocabulorum,,exempla I; .An utilis lectio sit iis,<text:line-break/>qui erudiuntur , vetus comoedia. Ad eos qui reprehen-<text:line-break/>dunt voce soloecissantes VI. in aliis Vll. Atticorum in-<text:line-break/>signe I; De perspicuitate et obscuritate. An possit ali-<text:line-break/>quis esse criticus et grammaticus !.•</text:span></text:p>
      <text:h text:style-name="P4" text:outline-level="1"><text:bookmark-start text:name="bookmark4"/>GALENI DE ORDINE LIBRORUM<text:line-break/>SUORUM AD EUGENIANUM.<text:bookmark-end text:name="bookmark4"/></text:h>
      <text:p text:style-name="P56"><text:span text:style-name="T14">--oneste mihi rideris, o Eugeniane, postulasse, condi<text:line-break/>librum aliquem, ordinem eorum qui a me scripti sunt,<text:line-break/>explicantem. Neque enim unus eorum omnium scopus est<text:line-break/>neque facultas neque </text:span><text:span text:style-name="T20">idem</text:span><text:span text:style-name="T14"> argumentum. Alii namque<text:line-break/>amicis, ut scis, rogantibus, scripti sunt, illorum dumtaxat<text:line-break/>captum spectantes; quidam vero adolescentibus lutroducen-</text:span></text:p>
      <text:p text:style-name="P55"><text:span text:style-name="T14">dis rudius- dictati' fnnt, scopum in neutris habente me;<text:line-break/>ipsis hominibus tradi aut post vitam meam servari</text:span><text:span text:style-name="T20">, quod<text:line-break/></text:span><text:span text:style-name="T14">animadvertissem et libros antea scriptos a perpaucis homi-<text:line-break/>bus percipi. Mirantur ergo alius alium et medicorum et<text:line-break/>philosophorum, qui neque praecepta ipsorum scripta didi-<text:line-break/>cerlut, neque scientiam, demonstrativam excoluerint, • qua<text:line-break/>discernere possent falsos.sermones a veris; sed nonnulli<text:line-break/>quidem, quia patres habuerunt aut empiricos aut dogma-<text:line-break/>ticos aut methodicos; quidam autem quia praeceptores;<text:line-break/>nonnulli vero quia amicos aut quia in civitate ipsorum<text:line-break/>admirationi suit quispiam ab hacce secta. Ita vero et ce-<text:line-break/>terarum quae sunt in philosophia sectarum alius ex alia<text:line-break/>causa aut Platonicus aut Peripateticus aut Stoicus aut<text:line-break/>Epicureus factus est. Nunc autem a quo </text:span><text:span text:style-name="T20">tempore</text:span><text:span text:style-name="T14"> et suc-<text:line-break/>cessiones suctarum sunt, non pauci hac occasione se ipsos<text:line-break/>praedicant ah ea unde aluntur secta, maxime quum ca-&lt;<text:line-break/>reant alio vitae subsidio. Ego sane cum mihi ipse per-<text:line-break/>suasissem, ne si a Musis ipsis scriptus sit liber aliquis, lio--</text:span></text:p>
      <text:p text:style-name="P55"><text:span text:style-name="T14">noratiorem eum fore iis qui ab indoctissimis scripti sint,<text:line-break/>non appetieram unquam meorum commentariorum ullum<text:line-break/>inter homines versari, verum divulgatis in multos ipsis<text:line-break/>invito me, quemadmodum nosti, ad dandum de cetero<text:line-break/>aliquem amicis commentarium, valde, cunctanter me ha-<text:line-break/>bebam. At propterea coactus sum et librum aliquem<text:line-break/>scribere de optima secta, non qualem multi antea scripse-<text:line-break/>niut et medicorum et philosophorum, uonrluatim sectam<text:line-break/>suam laudantes, sed viam tantum ipsam indicans qua utens<text:line-break/>quispiam optimam sectam constituere queat aut in medi-<text:line-break/>cina aut philosophia aut in aliqua alia arte. Dictum vero<text:line-break/>in eo libro est et ostensum quod dicebatur paulo ante<text:line-break/>demonstrationis peritum oportere prius esse factum, quis-'<text:line-break/>quis rectus judex sectarum futurus esset. Atrid non so-<text:line-break/>lum sufficit, sed et affectu liberum esse, per quem aman-<text:line-break/>tes aut odio habentes sectas, veluti vulgus circa ipsas<text:line-break/>caecutiunt. Si quis enim id non habens voluerit aut me-<text:line-break/>« thodo scientifica, ipsum quaerere verum aut ab aliis dicta</text:span></text:p>
      <text:p text:style-name="P13">judicare, solus utique is veram fectam adinvenerit. Scis<text:line-break/>autem tu quoque multos et medicos et philosophos, quum,<text:line-break/>redarguuntur, ut qui ne demonstrativam quidem melho-<text:line-break/>durn ullo pacto exercuerint, in contrarias vias deverti; et ’<text:line-break/>nonnullos quidem ipsorum ne demonstrationem quidem<text:line-break/>esse dicere j quosdam autem non solum demonstrationem<text:line-break/>esse, sed et naturam cognosci ab omnibus nihil ut ad id,<text:line-break/>neque disciplina quisquiam indigeat, neque exercitatione;<text:line-break/>quibus quomodo amplius quispiam loqui possit, in tantum<text:line-break/>stuporis venerint: sed aliquis ipsorum fortasse dicet, nam<text:line-break/>audacissimi quodammodo sunt, ut de iis, quae ignorant,<text:line-break/>maxime pronuncient, audaciam in me potius esse. Ut<text:line-break/>ergo neque ipse, haec audirem neque ab aliis cogerer di-<text:line-break/>cere, statueram librum nullum edere. Sed qunm ii sane<text:line-break/>qnos amicis dederam ad multos excidissent, scriptus qui-<text:line-break/>dem est necessario propter iljos et is de optima secla;<text:line-break/>dicta porro est in eo etiam causa scribendi. Et hos igi-<text:line-break/>tur si quis omnium primos legere voluerit, recte faciet et</text:p>
      <text:p text:style-name="P55"><text:span text:style-name="T14">si ab ipsis persuasus demonstrandi peritus fieri voluerit,<text:line-break/>antequam ad discendas et judicandas sectas omnes veniat,<text:line-break/>s habet tractationem a nobis scriptam de demonstratione,<text:line-break/>cujus si non solas didicerit vias ac rationes, sed etiam<text:line-break/>. exercuerit se secundum eas, in omni materia rerum </text:span><text:span text:style-name="T20">ve-<text:line-break/>ritatem</text:span><text:span text:style-name="T14"> adinveniet, si modo amator fuerit et non per bru-<text:line-break/>tum affectum aliquid elegerit, quemadmodum ii, qui di-<text:line-break/>versis coloribus in circensibus dediti sunt; is autem ipse<text:line-break/>lu iis, quae ante dicta sunt, versatus inveniet et quae<text:line-break/>ipsi vere cognoverunt et quae falso opinati sunt. Unum<text:line-break/>igitur id commentariorum nostrorum lectionis principium<text:line-break/>est viris illis, qui et natura cordati et veritatis sodales.<text:line-break/>Sine hac porro, si quis nostrum ipsa expertus sit innue<text:line-break/>vile omni et in artis operibus forian et in ipsis aegris,<text:line-break/>adeo ut credatur de moribus quidem animi, nos sine odio<text:line-break/>aut pervicacia aut amore irrationabili erga sectam aliquam<text:line-break/>' omnia facere attestetur yeI de artis operibus, ut decreto-</text:span></text:p>
      <text:p text:style-name="P55"><text:span text:style-name="T14">rum veritatem testificetur; is etiam sine demonstrativa<text:line-break/>contemplatione juvari poterit a nostris commentariis; non<text:line-break/>in exacta rerum scientia, solis enim hoc demonstrandi pe-<text:line-break/>ritis inest, sed in recta sententia, de qua jure ab antiquis<text:line-break/>dictum est ad actiones quidem scientiae nihil deesse, sta-<text:line-break/>bilitatem porro ipsi et firmitatem non adesse, leget igitur<text:line-break/>is omnium primos ad tirones scriptos; et eum de sectis<text:line-break/>qui sane et his verbis inscriptus est, de sectis ad tirones;<text:line-break/>et librum de pulsibus, qui sane et ipse similiter inscriptus<text:line-break/>est, de pulsibus ad tirones, et tertium, eum qui de ossibus<text:line-break/>ad eos qui introducuntur inscriptus est, rei anatomicae<text:line-break/>primus; quam sane etiam omnem, si quis persequi velit,<text:line-break/>ad anatomicas administra tiones ante alios se conferat. Hae<text:line-break/>enim docent quam magnitudinem, quem situm, conforma-<text:line-break/>tionem, nexum, colorem et inter se communionem ha-<text:line-break/>beant partes quae per dissectiones apparent. Qui autem<text:line-break/>in harum speculatione fuerit in dissectionibus exercitatus,</text:span></text:p>
      <text:p text:style-name="P55"><text:span text:style-name="T14">deinceps ipsarum functiones difcet; naturales quidem lu<text:line-break/>tribus scriptas commentariis qui de naturalibus facultati-<text:line-break/>bus inscripti sunt; animales vero quas vocant, in aliis<text:line-break/>pluribus quos praecedere debet tum liber de anatomia<text:line-break/>mortuorum, tum post hunc alii duo de anatomia vivorum;<text:line-break/>et duo praeterea alii de dissensione anatomica. Post hos<text:line-break/>deinceps sirnt tres quidem de thorace et pulmone, duo<text:line-break/>vero de causis respirationis; et ab his deinde de voce,<text:line-break/>ex eodem porro genere sunt et ii de motu musculorum<text:line-break/>et quae de nominibus demonstrata sunt; de elementorum<text:line-break/>autem demonstratione non omnia mihi dicta sunt in, eo<text:line-break/>libro, sed </text:span><text:span text:style-name="T20">ea tantum</text:span><text:span text:style-name="T14"> quibus Hippocrates ipse usus est.<text:line-break/>Ad absolutam autem elementorum corporis nostri cognitio-<text:line-break/>nem legisse convenit ea quae in decimo' tertio de deinou-<text:line-break/>stratlonibus dicta sunt et quae in quinto et sexto de de-<text:line-break/>cretis Asclepiadis; led et quae de purgantium medicamen-<text:line-break/>torum facultate </text:span><text:span text:style-name="T20">infcejpstrnus.</text:span><text:span text:style-name="T14"> Dicta quidem sunt nonnulla</text:span></text:p>
      <text:p text:style-name="P59"><text:span text:style-name="T14">lu libro de elementis secundum Hippocratem, scripta vero<text:line-break/>etiam sunt in alio libro. Hunc de elementis secundum<text:line-break/>Hippocratem sequuntur tres commentarii de temperamen-<text:line-break/>tis; et hos opus de simplicium medicamentorum facultate,<text:line-break/>et rursus hoc, quod est de medicamentorum compositione.<text:line-break/>In primis igitur de animalibus agitur cum propriis cujus-<text:line-break/>que notis,. iu quarto vero de medicamentorum, tempera-<text:line-break/>mento sermo esu Sive igitur post duos quis velit, sive<text:line-break/>post tres tum librum de optima corporis constitutione le-<text:line-break/>gere, tum eum de bono habitu-; tum etiam eum de inae-<text:line-break/>quali intemperie, id certe ordine convenienti faciet. Exi-<text:line-break/>gui autem admodum sunt hi tres libri amicis postulanti-<text:line-break/>bus dictati, ac deinde ab illis editi. Ceterum quum et<text:line-break/>horum faculsas in libris de sanitate tuenda contineatur,<text:line-break/>secundum quos sunt: in quibus differentiae constitutionis<text:line-break/>nostri corporis *<text:tab/>*<text:tab/>* expositionum: quaeque recte</text:span></text:p>
      <text:p text:style-name="P12">dicantur; quaeque fecus prius in operibus nostris exerci-</text:p>
      <text:p text:style-name="P55"><text:span text:style-name="T14">tato. Habebis autem in aliqua Hippocratis </text:span><text:span text:style-name="T20">opera</text:span><text:span text:style-name="T14"> etiam<text:line-break/>nostra commentaria; et quoniam haec jam scripta sunt,<text:line-break/>reliqua adjungere conabor. Id autem, si vixerimus, fiet.<text:line-break/>Quod si ante moriar quam praecipua Hippocratis scripta<text:line-break/>exposuerim; habebunt qui volent sententias ejus et nostras,<text:line-break/>ut dictum est, lucubrationes cum iis qui jam facti sunt<text:line-break/>commentariis. Et eorum quidem qui virum eum expla-<text:line-break/>narunt, tum praeceptoris mei Pelopis, tum et Numisiani<text:line-break/>si quid habefent, pauca autem sunt ea quae supersunt et<text:line-break/>praeterea Sabini et Rufi Ephesii. Quintus vero et Quinti<text:line-break/>discipuli Hippocratis mentem non exacte sunt asseqnuti;<text:line-break/>ideoque multis in locis expositiones non recte faciunt.<text:line-break/>Lycus autem aliquando etiam Hippocratem incusat, v:rum-<text:line-break/>que mentiri ait, ejus dogmata non intelligens, tametsi<text:line-break/>Lyci opera illustria fuere omnia. Noster autem praeceptor<text:line-break/>Satyrus, cum isto enim primum congressi postea Pelopem<text:line-break/>audivimus, non eodem quo Lycus modo Hippocratis libros</text:span></text:p>
      <text:p text:style-name="P55"><text:span text:style-name="T14">interpretabatur. Fatetur autem Satyrus se Quinti placita<text:line-break/>exactissime observare; neque ipsis addere quicquam neque<text:line-break/>detrahere. Ephicianus quippe aliquid etiam ad Stoicum<text:line-break/>magis sensum accommodavit. Nos igitur quum aliter qui-<text:line-break/>dem antea de Satyro Quinti expositiones audissemus; in-<text:line-break/>terpositoque deinde tempore Lyci quaedam legissemus,<text:line-break/>utrumque contempsimus, ut qui non accurate mentem Hip-<text:line-break/>pocratis percepissent, rectius enim Sabinus et Rufus sunt<text:line-break/>assequuti. Qui autem in operibus nostris prius exercita-<text:line-break/>tus fuerit, poterit et istorum scripta judicare et quae<text:line-break/>probe ab eis dicta sunt et sicubr forte lapsi sint depre-<text:line-break/>liendere. Verum quoniam de Hippocratis quoque expoli-<text:line-break/>tionibus sufficienter dictum est, transeamus ad reliquos no-<text:line-break/>stros commentarios quicunque rationalis sunt instituti.<text:line-break/>Sunt autem ex ipsis tibi quidem, o Eugeniane, et quicun-<text:line-break/>que uni medicinae studuistis fatis ii qui de demonstratione<text:line-break/>agunt; ceteris autem quotquot philosophiae dant operam<text:line-break/>et alii quoque libri nisi si quis utramque et medicinae et</text:span></text:p>
      <text:p text:style-name="P55"><text:span text:style-name="T14">philosophiae speculationem recte obire queat. Oportet<text:line-break/>autem hunc esse et ingeniosum et memorem et laboriosum;<text:line-break/>ac praeterea qui talem nactus sit felicitatem, qualem nos<text:line-break/>consequuti sumus sub patre instituti qui et arithmeticae et<text:line-break/>supputatoriae et grammaticae speculationis peritus erat.<text:line-break/>In bis aliisque puerorum praeceptis qunm me enutriisset,<text:line-break/>ubi XV. annum' egi, ad disserendi artem deduxit, tanquam<text:line-break/>soli philosophiae animum applicaturum. Evidentibus deinde<text:line-break/>somniis admonitus XVll. agentem annum una cum philo-<text:line-break/>sophia medicinam quoqne exercere me fecit. Eam tamen<text:line-break/>felicem fortunam sortitus, citlusque ceteris omnibus per-<text:line-break/>discens quodcunque docerer, nisi omnem meam vitam in<text:line-break/>exercitium praeceptorum medicinae philosophiaeque collo-<text:line-break/>cassem , nihil magni cognovissem. Nec igitur hoc mirum<text:line-break/>est quum magna pars hominum medicinam et philosophiam<text:line-break/>exercentium in neutra proficiant; nam aut bene nati non<text:line-break/>erant aut ut decebat non sunt instituti, aut in exercitatio-</text:span></text:p>
      <text:p text:style-name="P55"><text:span text:style-name="T14">nibus non perseverarunt, sed ad civilia negotia se con-<text:line-break/>verterunt. Haec igitur mihi perperam dictu sint, quam-<text:line-break/>quam supervacanea non sunt. Nostros ergo de philoso-<text:line-break/>phica speculatione librcs, post opus de demonstratione le-<text:line-break/>gere oportet. Quaenam autem eorum argumenta sint et<text:line-break/>quot in singulis quidem ipsorum scriptum est, in eo vero<text:line-break/>demonstrabitur libro, in'quo descriptionem faciam omnium<text:line-break/>librorum meorum. Sed quoniam interrogabas me de illo<text:line-break/>opere in quo nomina quae apud Atticos scriptores sunt<text:line-break/>juxta primarum in ipsis literarnm ordinem collecta sunt,<text:line-break/>quae tibi responderim latius duco hic tibi .'referre; planum<text:line-break/>quippe est et alios multos quaerere quodnam sit eorum<text:line-break/>argumentum. </text:span><text:span text:style-name="T26">Νοη</text:span><text:span text:style-name="T18"> </text:span><text:span text:style-name="T14">enim id volumus quod nonnulli eorum<text:line-break/>qui nunc jubent omnes voce Attica uti, sive ii medici<text:line-break/>• sunt, sive philosophi et geometrini et musici et juriscon-<text:line-break/>sulti sive horum nulli, sed plane aut divites quidam aut<text:line-break/>copiosi tantum; contrarium enim censeo nullum vitupe-</text:span></text:p>
      <text:p text:style-name="P55"><text:span text:style-name="T14">randum. qui voce soloecizet aut reprehendendum.; praestat<text:line-break/>enim voce quam vita soloecismum aut barbarismum facere.<text:line-break/>Scriptum porro mihi aliquando est opus adversus eos qui<text:line-break/>voce soloecismum committentes reprehendunt, tantum ab-<text:line-break/>est ut Attici sermonis eloquentiam aliquam eruditionis<text:line-break/>esse partem existimem. Verum quod multi tum medici<text:line-break/>tum philosophi in quibus nova Graecorum vocabulorum<text:line-break/>significata statuunt, in his aliis utuntur, propterea nomi-<text:line-break/>num Atticorum expositionem in Vlll. et XL. libris con-<text:line-break/>scripsi, quum ipfa ex Atticis scriptoribus collegissem, ut,<text:line-break/>et ex comicis alia. Scriptum igitur est, ut dixi, opus id<text:line-break/>propter significata t cum eo autem statirn suppetit iis qui<text:line-break/>ipsus lecturi sunt, Atticorum quoque nominum cognitio<text:line-break/>nihil ipsa per se magno studio dignum habens. Verum<text:line-break/>tamen propter eos qui male nominibus utuntur, aliud a<text:line-break/>me fcriptuin est opus de ipsorum rectitudine, quam sane<text:line-break/>etiam omnium primam legere praestat.</text:span></text:p>
      <text:h text:style-name="P4" text:outline-level="1"><text:bookmark-start text:name="bookmark6"/>GALENI LINGUARUM SEU DI-<text:line-break/>CT<text:span text:style-name="T1">IO</text:span>NUM EXOLETARUM HIP-<text:line-break/>POCRATIS EXPLICATIO<text:bookmark-end text:name="bookmark6"/>.</text:h>
      <text:h text:style-name="P5" text:outline-level="2">Prooemium.</text:h>
      <text:p text:style-name="P60"><text:span text:style-name="T14">Quum volueris, o Teuthra, linguas<text:line-break/>dictionesve 'Hippocratis paucissimis verbis nos explicare,<text:line-break/>libenter et prompte tibi paruimus, hujusmodi studiis puI-<text:line-break/>cherrime inorem gerere pulcherrimum existimantes. Erit<text:line-break/>autem, ut ipse jussisti, ordo orationis </text:span><text:span text:style-name="T20">nostrae</text:span><text:span text:style-name="T14"> ex ordine<text:line-break/>liturarum a quibus ipsae linguae initium, capiunt: si prius<text:line-break/>tamen illud definierimus, inter expositionem omnium ver-<text:line-break/>borum Hippocratis et solarum ipsius linguarum quid in-</text:span></text:p>
      <text:p text:style-name="P55"><text:span text:style-name="T14">tersit. Quaecunque igitur vocabula antiquis temporibus<text:line-break/>erant in usu, nunc antem non amplius suut, hujuscemodi<text:line-break/>vocabula linguas vocant et ad has exponendas accedimus.<text:line-break/>Alia vero omnia quaecunque inquisitiouem quidem non<text:line-break/>minorem'desiderant, usitata tamen in hunc usque diem<text:line-break/>sunt, in ipsorum librorum expositionibus super his inspi-<text:line-break/>cere commodius fuerit. Quid enim judicium et quid di-<text:line-break/>vinum et quid integre et quis in summo bouus habitus et<text:line-break/>omnia, quae talia sunt, oratione quidem longissima ad ex-<text:line-break/>plicationern indigent; in communi tamen-usu versantur<text:line-break/>-nihilomiuus, quam vita et brevis et ars et longa et occa-<text:line-break/>sio et praeceps: quamqnam et horum vocabulorum non-<text:line-break/>nulla expositionis alicujus egent. Ex quo mihi in rnen-<text:line-break/>tem venit admirari eos, qui omnem Hippocratis dictionem<text:line-break/>fe exposituros pollicentur, si quidem nou intelligunt, plura<text:line-break/>se praeterire quam docere. Dioscorides quidem non He-<text:line-break/>rophilius ille cognomento Phacas, sed junior quidem pa-<text:line-break/>trum nostrorum memoria multis libris Tcriptis, non modo<text:line-break/>dimidiam, sed ne tertlam quidem aut quartam partem</text:span></text:p>
      <text:p text:style-name="P55"><text:span text:style-name="T14">omnium verborum Hippocratis exponit.. Ac praeter alia<text:line-break/>multa cumulus etiam accedit horum duorum, quae ab<text:line-break/>eodem in toto opere peccantur: primum quia de manife-<text:line-break/>stissimis nominibus mentionem facit, ad quae intelligenda<text:line-break/>non modo multa , sed. ne minima quidem explanatione<text:line-break/>opus est: deinde quod hoc ipsum non semel tantum, sed<text:line-break/>Iaenissime facit. Haec igitur nos contempsimus et praeter<text:line-break/>haec etiam omisimus exponere formam uniuscujusque ar-<text:line-break/>boris et herbae et eorum, quae ex metallicis fodinis, eruun-<text:line-break/>tur, tum autem et piscium et animalium omnium de qui-<text:line-break/>bus frequenter mentionem facit Hippocrates. Quae qui-<text:line-break/>dem Dioscorides is, de quo loquor, non erubescit transcri-<text:line-break/>bere ex libris Nigri et Pamphili et Dioscoridis Anazar-<text:line-break/>baei, atque ante hos Crateuae et Theophrasti et Heracli-<text:line-break/>dae Tarentini et aliorum innumerorum. Idem quoque<text:line-break/>notissimarum urbium nomina exponit, similiterque astro-<text:line-break/>rum manifestissimorum, quae ne puer quidem ignorare<text:line-break/>posset. Atque in his explicandis non hic solus, sed etiam<text:line-break/>alii complures peccant. Haec igitur omuia si' quis amputet,</text:span></text:p>
      <text:p text:style-name="P55"><text:span text:style-name="T14">linguas explanaverit solae, ut Herophiles fecit et Bacchius,<text:line-break/>cui Aristarchus grammaticus multitudinem exemplorum<text:line-break/>congessit, ut ajnnt: nos autem, ut scia, plura etiam quam<text:line-break/>illi excerpsimus, eaque in commentariis habemus. Quae<text:line-break/>celeriter et ipsa, si volueris, latiore, enarratione collige-<text:line-break/>mus tibi. Nunc autem quod judicatum est et longioribus<text:line-break/>illis commentariis, demonstratum roganti tibi ut per ca-<text:line-break/>pita habeas, praesens liber compositus est, complectens<text:line-break/>non solum omnia nomina, quae cum ab aliis antiquis<text:line-break/>usurpata fuerint, nunc amplius in usu non sunt, sed etiam<text:line-break/>quaecunque ipse Hippocrates proprio aliquo modo sibi fe-<text:line-break/>cit vel transferens a consuetudine vel figuram accommo-<text:line-break/>dans aliam vel significationem mutans antiquos namque<text:line-break/>mulla sibi nomina fecisse ostensum quidem satis est ab<text:line-break/>Eratostbene in libris de antiqua comoedia, 'sed ego quoque<text:line-break/>idem tini paucis per exempla possum demonstrare, quo<text:line-break/>evidentius cognoscas, quidnam lingua sit et quid ipsi lin-<text:line-break/>guae simile ab antiquo aliquo factum. Puto autem tibi</text:span></text:p>
      <text:p text:style-name="P55"><text:span text:style-name="T14">Aristophanis exempla ex Daetaleis abunde satis factura,<text:line-break/>quae fere ad hunc modum habent: ad haec tu dic, Ho-<text:line-break/>mere, quanam lingua vocant </text:span><text:span text:style-name="T26">κήρυκα</text:span><text:span text:style-name="T18">. </text:span><text:span text:style-name="T14">In illa enim fabula<text:line-break/>senex quidam ex Daetaleis proponit procaci filio primum<text:line-break/></text:span><text:span text:style-name="T26">κόρνκα</text:span><text:span text:style-name="T18"> </text:span><text:span text:style-name="T14">quid sint ut exponat; postea vero quid vocent<text:line-break/></text:span><text:span text:style-name="T26">ἀμενηνἀ</text:span><text:span text:style-name="T18"> </text:span><text:span text:style-name="T26">κάρηνα</text:span><text:span text:style-name="T18">. </text:span><text:span text:style-name="T14">Et ille quidem vicissinr proponit lin-<text:line-break/>guam, quae in tabulis Solonis est ad causas differentes<text:line-break/>hoc modo. Tuus quidem, meus autem hic frater dicat,<text:line-break/>quid vocent </text:span><text:span text:style-name="T30">Ιβοΰσί</text:span><text:span text:style-name="T18"> </text:span><text:span text:style-name="T26">τε</text:span><text:span text:style-name="T18">. </text:span><text:span text:style-name="T14">Deinceps proponit, quidnam sit<text:line-break/>bene facere: ex quibus manssestum est linguam antiquum<text:line-break/>esse nomen, quod ex consuetudine decidit. Quod autem<text:line-break/>unusquilibet eorum qui in studiis doctrinae versabantur,<text:line-break/>putabat licere sibi facere nova vocabula satis indicat et<text:line-break/>Antiphon, qui quomodo ea facienda sunt edocet. Indicat<text:line-break/>etiam et ipse Aristophanes in eadem fabula his verbis,<text:line-break/></text:span><text:span text:style-name="T26">αλις</text:span><text:span text:style-name="T18"> </text:span><text:span text:style-name="T26">ορελη</text:span><text:span text:style-name="T18"> </text:span><text:span text:style-name="T26">καὶ</text:span><text:span text:style-name="T18"> </text:span><text:span text:style-name="T26">μυρον</text:span><text:span text:style-name="T18"> </text:span><text:span text:style-name="T26">καὶ</text:span><text:span text:style-name="T18"> </text:span><text:span text:style-name="T26">ταινίαι</text:span><text:span text:style-name="T18">. </text:span><text:span text:style-name="T14">Postea senex irridens<text:line-break/></text:span><text:span text:style-name="T26">ῆδουσ</text:span><text:span text:style-name="T24">’ </text:span><text:span text:style-name="T26">ὸρέλη</text:span><text:span text:style-name="T24"> </text:span><text:span text:style-name="T14">istud est ab Lysistrato. Rursus autem cum<text:line-break/>procax filius dixisset, fortasse a nobis non perterreberis</text:span></text:p>
      <text:p text:style-name="P55"><text:span text:style-name="T14">tempore: et hoc filii dictum senex irridens ait,.hoc per-<text:line-break/>terreberis a rhetoribus est; tum rursus cum ille dixisset,<text:line-break/>quo tibi haec verba evadent. Rursus senex et hoc eva-<text:line-break/>dent, tanquam ab Alcibiade sumptum carpit, ac filius qui-<text:line-break/>dem nondum, desinens, neque reverens senem, quid con-<text:line-break/>jeclas ? Etiam malos viros diceres eos, qui exercent pro-<text:line-break/>bitatem. Postea senex, o Trasymache, quis horum patro-<text:line-break/>norum te liberat? Manifestum igitur puto ex hoc tibi<text:line-break/>factum esse, ut dixi, esse modum linguarum cum nomen<text:line-break/>commune omnibus a consuetudine superante cecidit veI<text:line-break/>factum ab aliquo antiquorum, non omnino receptum fuit<text:line-break/>in consuetudinem. Sic igitur et Hippocrates ex nornini-<text:line-break/>bns, quae usitata non sunt, aliqua assumit, aliqua ipse fa-'<text:line-break/>cit, aliqua autem novis adjunctis sententiis motat, quorum<text:line-break/>unumquodque una cum linguis exponendum censemus,<text:line-break/>cum ex consuetudine, quae nunc est, cecidisse videbitur.<text:line-break/>Sic igitur, si cujus etiam stirpis nomen vel animalis veI</text:span></text:p>
      <text:p text:style-name="P55"><text:span text:style-name="T14">urbis valde obscurum fuerit, hoc tibi inter ipsas linguas<text:line-break/>exponemus et omnino hoc spectabimus, ut non tibi soli,<text:line-break/>sed etiam aliis qui modo primas literas attigerint, liber<text:line-break/>utilis existat: si vero quispiam nescit, quid sit </text:span><text:span text:style-name="T26">ἀνερήσομεν</text:span><text:span text:style-name="T18"><text:line-break/></text:span><text:span text:style-name="T14">et </text:span><text:span text:style-name="T26">ἀπο</text:span><text:span text:style-name="T18"> </text:span><text:span text:style-name="T26">προσω</text:span><text:span text:style-name="T18"> </text:span><text:span text:style-name="T14">et </text:span><text:span text:style-name="T26">ἄμφω</text:span><text:span text:style-name="T18"> </text:span><text:span text:style-name="T26">ἀμφίεσμα</text:span><text:span text:style-name="T18"> </text:span><text:span text:style-name="T14">et alia quaecunque talia<text:line-break/>sunt, ad Dioscoridern eum et ad illius similes remittemus,<text:line-break/>ut ad eos, qui talia docere non indignum putant.- Cum<text:line-break/>igitur aperte definitum fit a nobis quidnam sit lingua,<text:line-break/>quid vox usitata et cum dictum sit existimasse nos id ipsum,<text:line-break/>quod indicatum est a nobis et demonstratum in aliis libris,<text:line-break/>hic tibi solum fine demonstratione este scribendum, ad<text:line-break/>explanationem jam ipsarum linguarum accedamus, eligentes<text:line-break/>ipsas ex omnibus libris non solum vere Hippocraticis,<text:line-break/>sed etiam ex iis, qui Hippocrati quoquomodo sunt inscri-<text:line-break/>pti. Quod autem multae a Bacchio praetermissae linguae<text:line-break/>hic scriptae sunt, quodque nullam nos praetermisimus,<text:line-break/>ipfe liber docebit, quemadmodum et illud quod prout<text:line-break/>videtur oratio postulare, aliquando quidem interpretamur<text:line-break/>ipsam locutionem, qua cum exposuimus linguam in pluri-</text:span></text:p>
      <text:p text:style-name="P13">mis autem id facere negligimus, quum sine interpretatione<text:line-break/>speramus ipsam explanationem fore manifestam.</text:p>
      <text:h text:style-name="P5" text:outline-level="2"><text:span text:style-name="T14">INITIUM DICTIONUM LITERAE </text:span><text:span text:style-name="T30">Α</text:span><text:span text:style-name="T26">.</text:span></text:h>
      <text:p text:style-name="P56"><text:span text:style-name="T26">Ἀγκυλίδωτον</text:span><text:span text:style-name="T18">, </text:span><text:span text:style-name="T20">ansulatum vel annulaturn,</text:span><text:span text:style-name="T14"> ansulam vel an-<text:line-break/>nulum habens, dictum est autem de curru vel gibbositate.<text:line-break/></text:span><text:span text:style-name="T26">ἀγκυρομήλη</text:span><text:span text:style-name="T18">, </text:span><text:span text:style-name="T20">spectum</text:span><text:span text:style-name="T14"> sive specillum hamatum.</text:span></text:p>
      <text:p text:style-name="P56"><text:span text:style-name="T26">ἄγλιθες</text:span><text:span text:style-name="T24">, </text:span><text:span text:style-name="T14">partes capitis allii et nuclei.</text:span></text:p>
      <text:p text:style-name="P56"><text:span text:style-name="T26">ἀγλίη</text:span><text:span text:style-name="T14">, </text:span><text:span text:style-name="T20">aglie</text:span><text:span text:style-name="T14"> alba cicatrix in oculis, ut in majore pror-<text:line-break/>rhetico; et albicantes humores concreti, ut in Coacis<text:line-break/>praenotionibus.</text:span></text:p>
      <text:p text:style-name="P56"><text:span text:style-name="T26">ἀγρίη</text:span><text:span text:style-name="T18"> </text:span><text:span text:style-name="T26">κολοκύνθη</text:span><text:span text:style-name="T18">, </text:span><text:span text:style-name="T14">colocynthis, id est agrestia cucurbita,<text:line-break/>ut Cratevas et Dioscorides et Pamphilus.</text:span></text:p>
      <text:p text:style-name="P56"><text:span text:style-name="T26">ἄγροφον</text:span><text:span text:style-name="T24">, </text:span><text:span text:style-name="T14">montanum, silvestre.</text:span></text:p>
      <text:p text:style-name="P56"><text:span text:style-name="T26">ἄγυια</text:span><text:span text:style-name="T24">, </text:span><text:span text:style-name="T14">imbecillia, quest membris carentia,<text:line-break/></text:span><text:span text:style-name="T26">ἀγχομενος</text:span><text:span text:style-name="T24">, </text:span><text:span text:style-name="T14">qui suffocatur.</text:span></text:p>
      <text:p text:style-name="P55"><text:span text:style-name="T30">ΰύάξασ</text:span><text:span text:style-name="T35">&amp;</text:span><text:span text:style-name="T30">αί</text:span><text:span text:style-name="T35">,</text:span><text:span text:style-name="T24"> </text:span><text:span text:style-name="T14">morderi cum pruritu.</text:span></text:p>
      <text:p text:style-name="P56"><text:span text:style-name="T26">ἀδηνέως</text:span><text:span text:style-name="T18">, </text:span><text:span text:style-name="T14">negligenter, incuriose.</text:span></text:p>
      <text:p text:style-name="P56"><text:span text:style-name="T26">ἀέτωμα</text:span><text:span text:style-name="T18">, </text:span><text:span text:style-name="T14">vj.ars tecti in sublime erecta, ut triangulus,<text:line-break/></text:span><text:span text:style-name="T26">ἀθέλγεται</text:span><text:span text:style-name="T18">, </text:span><text:span text:style-name="T14">remittitur, resolvitur.</text:span></text:p>
      <text:p text:style-name="P56"><text:span text:style-name="T26">ἀθὴρ</text:span><text:span text:style-name="T18">, </text:span><text:span text:style-name="T14">acus </text:span><text:span text:style-name="T20">hordei ei tuberculi, quod in palpebra oculi<text:line-break/>natum a similitudine hordei critke dicitur,</text:span><text:span text:style-name="T14"> pars acuta<text:line-break/>est, ut in secundo de morbis minore et ejus partis<text:line-break/>fummum, quae in cuspide sagittae </text:span><text:span text:style-name="T26">πώγων</text:span><text:span text:style-name="T18">, </text:span><text:span text:style-name="T14">hoc est barba<text:line-break/>appellatur, ut in quinto 'epidemion.</text:span></text:p>
      <text:p text:style-name="P56"><text:span text:style-name="T26">ἀθώρηκτος</text:span><text:span text:style-name="T18">, </text:span><text:span text:style-name="T14">qui non ebrius esu</text:span></text:p>
      <text:p text:style-name="P56"><text:span text:style-name="T26">αἰγβκέρας</text:span><text:span text:style-name="T18">, </text:span><text:span text:style-name="T14">capricornu, quod et </text:span><text:span text:style-name="T26">βουκερυς</text:span><text:span text:style-name="T18">, </text:span><text:span text:style-name="T14">quod et bubo-<text:line-break/>cornu et </text:span><text:span text:style-name="T26">τῆλις</text:span><text:span text:style-name="T18">, </text:span><text:span text:style-name="T14">id est foenugraecum, silicia, silicula.</text:span></text:p>
      <text:p text:style-name="P56"><text:span text:style-name="T14">Alywrwov </text:span><text:span text:style-name="T26">ἔΐαιον</text:span><text:span text:style-name="T18">, </text:span><text:span text:style-name="T14">'Aegyptium oleum, quod ipsi vocant ci-<text:line-break/>cinum: veteres quidem ex ricino ricininum.</text:span></text:p>
      <text:p text:style-name="P56"><text:span text:style-name="T26">Αἰγύπτ</text:span><text:span text:style-name="T14">iov </text:span><text:span text:style-name="T26">ἔλαιον</text:span><text:span text:style-name="T18"> </text:span><text:span text:style-name="T26">λευκὸν</text:span><text:span text:style-name="T18">, </text:span><text:span text:style-name="T14">Aegyptium oleum album, quod<text:line-break/>ex liliis conficitur et lilinum et susinum oleum nomina-<text:line-break/>fum est,</text:span></text:p>
      <text:p text:style-name="P56"><text:span text:style-name="T26">Αἰγύπτιον</text:span><text:span text:style-name="T18"> </text:span><text:span text:style-name="T26">μύρον</text:span><text:span text:style-name="T18"> </text:span><text:span text:style-name="T26">λευκὸν</text:span><text:span text:style-name="T18">, </text:span><text:span text:style-name="T14">Aegyptium unguentum album,<text:line-break/>quod et Mendesium nominatum est, confectum ex liliis</text:span></text:p>
      <text:p text:style-name="P55"><text:span text:style-name="T14">et aromatibus proptereaque unguentum, non oleum </text:span><text:span text:style-name="T20">vo-<text:line-break/>catur,</text:span><text:span text:style-name="T14"> idemque liliunguentum et susinnm unguentum<text:line-break/>appellatum esu</text:span></text:p>
      <text:p text:style-name="P56"><text:span text:style-name="T26">Αἰγύπτιον</text:span><text:span text:style-name="T18"> </text:span><text:span text:style-name="T26">μύρον</text:span><text:span text:style-name="T18">, </text:span><text:span text:style-name="T14">Aegyptium ungnentum ex flore Aegy-<text:line-break/>ptiae spinae, quod et metopium nominatum esu</text:span></text:p>
      <text:p text:style-name="P56"><text:span text:style-name="T26">Αἰγυπτίην</text:span><text:span text:style-name="T24"> </text:span><text:span text:style-name="T26">στνπτηρίαν</text:span><text:span text:style-name="T24">, </text:span><text:span text:style-name="T14">Aegyptium alumen, quod et scis-<text:line-break/>sile et triscissile nominamus.</text:span></text:p>
      <text:p text:style-name="P56"><text:span text:style-name="T20">alii,</text:span><text:span text:style-name="T14"> semper , significat aliquando apud Hippoeratem etiam<text:line-break/>donec et apud multos alios antiquos.</text:span></text:p>
      <text:p text:style-name="P56"><text:span text:style-name="T26">αἰθάλη</text:span><text:span text:style-name="T18">, </text:span><text:span text:style-name="T14">fumus, quod et fuligo.</text:span></text:p>
      <text:p text:style-name="P56"><text:span text:style-name="T26">Αἰθιβπικὸν</text:span><text:span text:style-name="T14">, Aethiopicum subaudiendum est cuminum.</text:span></text:p>
      <text:p text:style-name="P56"><text:span text:style-name="T26">αἰθόλικες</text:span><text:span text:style-name="T18">, </text:span><text:span text:style-name="T14">in summa cute circuli similes circulis rubris,<text:line-break/>qui ab igne excitantur, ab </text:span><text:span text:style-name="T26">αἴθειν</text:span><text:span text:style-name="T18">, </text:span><text:span text:style-name="T14">quod est urere no-<text:line-break/>rninati et </text:span><text:span text:style-name="T26">αἰθολικώδεα</text:span><text:span text:style-name="T18">, </text:span><text:span text:style-name="T14">videlicet his circulis similia,<text:line-break/>quae multi vocant </text:span><text:span text:style-name="T26">αἱμάλωπας</text:span><text:span text:style-name="T18">.</text:span></text:p>
      <text:p text:style-name="P56"><text:span text:style-name="T26">αἱματοφλοισβοιστάσιες</text:span><text:span text:style-name="T24">, </text:span><text:span text:style-name="T14">venae oppletae sanguine varicosae,<text:line-break/>sic enim qui ex Diofcoride scribunt suppressiones stiper-<text:line-break/>tumescentis sanguinis existimant significari. Quoniam</text:span></text:p>
      <text:p text:style-name="P55"><text:span text:style-name="T14">et alibi ait, in inflammatis sanguinis effusionibus reten-<text:line-break/>tio opportuna, plores tamen scribunt </text:span><text:span text:style-name="T26">αἱματοφλεβοιστά</text:span><text:span text:style-name="T24">-<text:line-break/></text:span><text:span text:style-name="T26">σιες</text:span><text:span text:style-name="T24"> </text:span><text:span text:style-name="T14">et venas inflatas sanguinis plenas ex nomine signi-<text:line-break/>ficari putant. .</text:span></text:p>
      <text:p text:style-name="P56"><text:span text:style-name="T26">αἱμοκέρχνα</text:span><text:span text:style-name="T33">, </text:span><text:span text:style-name="T14">in sanguinis effusione asperitatem inducentia,<text:line-break/>hoc autein est morsus quidam subasper irritans in aspera<text:line-break/>arteria.</text:span></text:p>
      <text:p text:style-name="P56"><text:span text:style-name="T26">Αἰνειάτης</text:span><text:span text:style-name="T18">, </text:span><text:span text:style-name="T14">ab Aenea civitate Thraciae, qnem eundem et<text:line-break/></text:span><text:span text:style-name="T26">Ἀ</text:span><text:span text:style-name="T18">’</text:span><text:span text:style-name="T26">νειοτικὸν</text:span><text:span text:style-name="T18"> </text:span><text:span text:style-name="T14">aliquando vocat.</text:span></text:p>
      <text:p text:style-name="P56"><text:span text:style-name="T26">αἰολᾶσθαι</text:span><text:span text:style-name="T24">, </text:span><text:span text:style-name="T14">quasi vagari et errare.</text:span></text:p>
      <text:p text:style-name="P56"><text:span text:style-name="T26">αἰιον</text:span><text:span text:style-name="T18">, </text:span><text:span text:style-name="T14">aevum, vita.</text:span></text:p>
      <text:p text:style-name="P56"><text:span text:style-name="T26">ἀκαλήφη</text:span><text:span text:style-name="T18">, </text:span><text:span text:style-name="T14">acaliphe, quae quidem et urtica.</text:span></text:p>
      <text:p text:style-name="P56"><text:span text:style-name="T26">ἀκεστὰ</text:span><text:span text:style-name="T33">, </text:span><text:span text:style-name="T14">medicabilia, curabilia, nam </text:span><text:span text:style-name="T26">ἄκη</text:span><text:span text:style-name="T33"> </text:span><text:span text:style-name="T14">medicamenta sunt,<text:line-break/></text:span><text:span text:style-name="T26">ἀκήρατος</text:span><text:span text:style-name="T33">, </text:span><text:span text:style-name="T14">immortalis; incorruptus.</text:span></text:p>
      <text:p text:style-name="P56"><text:span text:style-name="T26">ἀκὶς</text:span><text:span text:style-name="T33">, </text:span><text:span text:style-name="T14">cuspis, sic nominatur ferrum sagittae.</text:span></text:p>
      <text:p text:style-name="P56"><text:span text:style-name="T26">ἀκόνην</text:span><text:span text:style-name="T18">, </text:span><text:span text:style-name="T14">cotem, in adjunctis libro de ratione victns, sic<text:line-break/>nominavit mortarium, similiterque Theophrastus in libro<text:line-break/>de stirpibus octavo..</text:span></text:p>
      <text:p text:style-name="P55"><text:span text:style-name="T30">ΰχουσα</text:span><text:span text:style-name="T21">,</text:span><text:span text:style-name="T18"> </text:span><text:span text:style-name="T14">coacta, repleta. ;</text:span></text:p>
      <text:p text:style-name="P56"><text:span text:style-name="T26">ἀκράλεα</text:span><text:span text:style-name="T18">, </text:span><text:span text:style-name="T26">ἄκρεα</text:span><text:span text:style-name="T18">, </text:span><text:span text:style-name="T14">summa </text:span><text:span text:style-name="T18">, </text:span><text:span text:style-name="T14">extrema.</text:span></text:p>
      <text:p text:style-name="P56"><text:span text:style-name="T26">ἀκρέσπερον</text:span><text:span text:style-name="T18">, </text:span><text:span text:style-name="T14">summa vespera, hoc est prima et incipiente.'<text:line-break/></text:span><text:span text:style-name="T26">ἄκρητον</text:span><text:span text:style-name="T18">, </text:span><text:span text:style-name="T14">impermixtum merum, sic enim nominatur omne,<text:line-break/>quod cum altero mixtum non est et puram suam ser-<text:line-break/>vat naturam.</text:span></text:p>
      <text:p text:style-name="P56"><text:span text:style-name="T26">ἀκρητοχόλους</text:span><text:span text:style-name="T18">, </text:span><text:span text:style-name="T14">meram accumulantes bilem.</text:span></text:p>
      <text:p text:style-name="P56"><text:span text:style-name="T26">ἀκρητόχολον</text:span><text:span text:style-name="T18">, </text:span><text:span text:style-name="T14">sic nominat eum, quem et </text:span><text:span text:style-name="T26">ἀκρόχολον</text:span><text:span text:style-name="T18">, </text:span><text:span text:style-name="T14">hoc<text:line-break/>est, qui puram congregat bilem.</text:span></text:p>
      <text:p text:style-name="P56"><text:span text:style-name="T26">ἅκριτον</text:span><text:span text:style-name="T18"> </text:span><text:span text:style-name="T26">πάγος</text:span><text:span text:style-name="T18">, </text:span><text:span text:style-name="T14">indiscretus locus, </text:span><text:span text:style-name="T20">eminens vclut immen-<text:line-break/>sum spatium i</text:span><text:span text:style-name="T14"> dictum est autem in libro de hebdomade<text:line-break/>de eo, quod est extra mundum vel infinito vel inani,<text:line-break/>quod cogitatione informari non potest.</text:span></text:p>
      <text:p text:style-name="P56"><text:span text:style-name="T26">ἀκρόπλοα</text:span><text:span text:style-name="T18">, </text:span><text:span text:style-name="T14">superne et tauquam in summo navigantia, sic<text:line-break/>et </text:span><text:span text:style-name="T26">ἀκρόπλοοι</text:span><text:span text:style-name="T18">, </text:span><text:span text:style-name="T14">in summo navigantes.</text:span></text:p>
      <text:p text:style-name="P56"><text:span text:style-name="T26">ἀκροαπὶς</text:span><text:span text:style-name="T18">, </text:span><text:span text:style-name="T14">lingua sic dicta est in septimo epidemion, tan-<text:line-break/>quam sua ipsius extrema non informans, hoc est inar-<text:line-break/>ticulata propter motus difficultatem.</text:span></text:p>
      <text:p text:style-name="P56"><text:span text:style-name="T26">ἀκροσαπὲς</text:span><text:span text:style-name="T33">, </text:span><text:span text:style-name="T14">in superficie mutatum.</text:span></text:p>
      <text:p text:style-name="P55"><text:span text:style-name="T26">ἀκρόψιλον</text:span><text:span text:style-name="T33">, </text:span><text:span text:style-name="T14">nudatum, in summo glabrum nudum.</text:span></text:p>
      <text:p text:style-name="P56"><text:span text:style-name="T26">ἀλαία</text:span><text:span text:style-name="T24"> </text:span><text:span text:style-name="T26">φθίσις</text:span><text:span text:style-name="T24">, </text:span><text:span text:style-name="T14">abdita tabes. Sic nominata est in libro de<text:line-break/>locis in homine, tanquam caeca et invisibilis.</text:span></text:p>
      <text:p text:style-name="P56"><text:span text:style-name="T26">Ἀλάπτης</text:span><text:span text:style-name="T24">, </text:span><text:span text:style-name="T14">Alaplee, qui est ex Alaptis, Alapta enim oppi-<text:line-break/>dum est Thraciae.</text:span></text:p>
      <text:p text:style-name="P56"><text:span text:style-name="T26">ἀλάστορες</text:span><text:span text:style-name="T18">, </text:span><text:span text:style-name="T14">scelesti et ipsi homines, qui indelebilia perpe-<text:line-break/>trant, ab eo, quod talia perpetrent, ob quae cruciari<text:line-break/>atque ingemiscere liceat et vindices eorum daemones.</text:span></text:p>
      <text:p text:style-name="P56"><text:span text:style-name="T26">ἀλγήματα</text:span><text:span text:style-name="T24">, </text:span><text:span text:style-name="T14">dolores; saepe et de ipso morbo nomen indu-<text:line-break/>cit et dolere similiter pro aegrotare et aliquid pati et<text:line-break/>alia ab ipso.</text:span></text:p>
      <text:p text:style-name="P56"><text:span text:style-name="T26">ἀλεάζειν</text:span><text:span text:style-name="T24">, </text:span><text:span text:style-name="T14">fovere, calefacere.</text:span></text:p>
      <text:p text:style-name="P56"><text:span text:style-name="T20">atuov </text:span><text:span text:style-name="T30">υδωρ</text:span><text:span text:style-name="T35">,</text:span><text:span text:style-name="T24"> </text:span><text:span text:style-name="T14">aqua collecta ex largis imbribus.</text:span></text:p>
      <text:p text:style-name="P56"><text:span text:style-name="T26">ἀλείον</text:span><text:span text:style-name="T18">, </text:span><text:span text:style-name="T14">congregatum, consertum.</text:span></text:p>
      <text:p text:style-name="P56"><text:span text:style-name="T26">ἀλεξητήρια</text:span><text:span text:style-name="T18">, </text:span><text:span text:style-name="T14">remedia et auxilia, nam et </text:span><text:span text:style-name="T26">ἀλέξασθαι</text:span><text:span text:style-name="T18"> </text:span><text:span text:style-name="T14">auxi-<text:line-break/>liari est.</text:span></text:p>
      <text:p text:style-name="P56"><text:span text:style-name="T26">ἀλέουσιν</text:span><text:span text:style-name="T33">, </text:span><text:span text:style-name="T14">colligunt, congregant.</text:span></text:p>
      <text:p text:style-name="P56"><text:span text:style-name="T26">ἄλειφα</text:span><text:span text:style-name="T33">, </text:span><text:span text:style-name="T14">oleum vel adeps.</text:span></text:p>
      <text:p text:style-name="P55"><text:span text:style-name="T30">άνεως</text:span><text:span text:style-name="T21">,</text:span><text:span text:style-name="T18"> </text:span><text:span text:style-name="T14">confertim, cumulate.</text:span></text:p>
      <text:p text:style-name="P56"><text:span text:style-name="T26">ἀλεότητα</text:span><text:span text:style-name="T18">, </text:span><text:span text:style-name="T14">congeriem, collectionem.</text:span></text:p>
      <text:p text:style-name="P56"><text:span text:style-name="T26">ἀληθὲιυσι</text:span><text:span text:style-name="T18">, </text:span><text:span text:style-name="T14">decipiant, imponant; dictum est autem et in errore,<text:line-break/></text:span><text:span text:style-name="T26">ἀλθεῖν</text:span><text:span text:style-name="T14">,-curare , sanare.</text:span></text:p>
      <text:p text:style-name="P56"><text:span text:style-name="T26">ἄλθεξις</text:span><text:span text:style-name="T18">, </text:span><text:span text:style-name="T14">curatio, sanatio.</text:span></text:p>
      <text:p text:style-name="P56"><text:span text:style-name="T26">ἀλθἰσκειν</text:span><text:span text:style-name="T18">, </text:span><text:span text:style-name="T14">curare, sanare.</text:span></text:p>
      <text:p text:style-name="P56"><text:span text:style-name="T26">ἄλκαρ</text:span><text:span text:style-name="T18">, </text:span><text:span text:style-name="T14">remedium, auxilium.</text:span></text:p>
      <text:p text:style-name="P56"><text:span text:style-name="T26">ἀλλογνοῶν</text:span><text:span text:style-name="T18">, </text:span><text:span text:style-name="T14">desipiens eT tanquam alia percipiens, quam<text:line-break/>quae sunt; sic et </text:span><text:span text:style-name="T26">ἀλλοφρονήσας</text:span><text:span text:style-name="T14">, dictum est ab ipso, de<text:line-break/>eo, </text:span><text:span text:style-name="T20">qui mente alienata est,<text:line-break/></text:span><text:span text:style-name="T30">άλλονοτροπίΐτΜ</text:span><text:span text:style-name="T20">,</text:span><text:span text:style-name="T14"> vertitur varie.</text:span></text:p>
      <text:p text:style-name="P56"><text:span text:style-name="T26">ἀλλόκοτον</text:span><text:span text:style-name="T18">, </text:span><text:span text:style-name="T14">obscurum et incognitum.</text:span></text:p>
      <text:p text:style-name="P56"><text:span text:style-name="T26">ἀλλοφάσσοντες</text:span><text:span text:style-name="T14">, desipientes, insanientes,<text:line-break/></text:span><text:span text:style-name="T26">ἀλαοὶ</text:span><text:span text:style-name="T18">, </text:span><text:span text:style-name="T14">caeci, quod et </text:span><text:span text:style-name="T26">ἀλαὸς</text:span><text:span text:style-name="T18"> </text:span><text:span text:style-name="T14">caecus est.<text:line-break/></text:span><text:span text:style-name="T26">ἁλνκὸν</text:span><text:span text:style-name="T18">, </text:span><text:span text:style-name="T14">salsum.</text:span></text:p>
      <text:p text:style-name="P56"><text:span text:style-name="T26">ἀλύζει</text:span><text:span text:style-name="T18">, </text:span><text:span text:style-name="T14">fluctuat, jactatur: sic et </text:span><text:span text:style-name="T26">ἀλύξει</text:span><text:span text:style-name="T18"> </text:span><text:span text:style-name="T14">in futuro dictum esu<text:line-break/></text:span><text:span text:style-name="T26">ἀλυσμὸν</text:span><text:span text:style-name="T18">, </text:span><text:span text:style-name="T14">anxietatem quod et inquietudinem et jactationem,<text:line-break/>quin et agitationem vocant et </text:span><text:span text:style-name="T26">ἀλυχὴ</text:span><text:span text:style-name="T18"> </text:span><text:span text:style-name="T14">molestia hoc idem.</text:span></text:p>
      <text:p text:style-name="P55"><text:span text:style-name="T30">αλφντα</text:span><text:span text:style-name="T21">,</text:span><text:span text:style-name="T18"> </text:span><text:span text:style-name="T14">non solum ex hordeis </text:span><text:span text:style-name="T20">farinae</text:span><text:span text:style-name="T14"> sic vocantur, nam<text:line-break/>in primo de morbis mulierum </text:span><text:span text:style-name="T26">ἄλφιτα</text:span><text:span text:style-name="T18"> </text:span><text:span text:style-name="T26">πυρινὰ</text:span><text:span text:style-name="T14">, hoc est<text:line-break/>farinae triticeae dictum est. Iu secundo autem de mor-<text:line-break/>bis majore et lentium et ervorum siccatorum. Omnis<text:line-break/>igitur moliti grani mediocri magnitudine fragmentum<text:line-break/></text:span><text:span text:style-name="T26">ἄλφιτα</text:span><text:span text:style-name="T24"> </text:span><text:span text:style-name="T14">appellant, nam majora fragmenta, </text:span><text:span text:style-name="T26">κρίμνα</text:span><text:span text:style-name="T14">, hoc<text:line-break/>est crassiores farinae, minora autem </text:span><text:span text:style-name="T26">ἄλευρα</text:span><text:span text:style-name="T24">, </text:span><text:span text:style-name="T14">hoc est te-<text:line-break/>nuiores farinae nominantur.</text:span></text:p>
      <text:p text:style-name="P56"><text:span text:style-name="T26">ἄλφιτα</text:span><text:span text:style-name="T18"> </text:span><text:span text:style-name="T26">προκώνια</text:span><text:span text:style-name="T18">, </text:span><text:span text:style-name="T14">quae ante coni sive metae constructio—<text:line-break/>nem fiunt, hoc est ex recentibus et teneris hordeis:<text:line-break/>conus, enim quidam lu areis etiam nunc erigitur et<text:line-break/>maxime' in pluviosis regionibus lignum rectum, circa<text:line-break/>quod componuntur fructus in coni vel metae formam.</text:span></text:p>
      <text:p text:style-name="P56"><text:span text:style-name="T26">ἀμαλδύνεται</text:span><text:span text:style-name="T24">, </text:span><text:span text:style-name="T14">-.ipsi usitatum est, quasi offuscatur et quasi<text:line-break/>obscuratur, ut in secundo de morbis mulierum, oculi<text:line-break/>offuscantur.</text:span></text:p>
      <text:p text:style-name="P56"><text:span text:style-name="T26">ἁμαλῶς</text:span><text:span text:style-name="T14">, et molliter, quod idem valet, quod non valde,<text:line-break/>ut in libro de purulentis. Hoc autem molliter vitant:</text:span></text:p>
      <text:p text:style-name="P55"><text:span text:style-name="T14">et facile ut in primo de morbis majore et oculis non<text:line-break/>facile videt et in fecundo majore et cibos non facile<text:line-break/>recipit.</text:span></text:p>
      <text:p text:style-name="P56"><text:span text:style-name="T26">ἀμαμηλίδας</text:span><text:span text:style-name="T18">, </text:span><text:span text:style-name="T14">genus quoddam mespili, plurimum in Italia<text:line-break/>nascens, ut Dioscorides ait, quidam autem </text:span><text:span text:style-name="T26">ἐπιμηλίδας</text:span><text:span text:style-name="T18">,<text:line-break/></text:span><text:span text:style-name="T14">ajunt esse poma parva silvestria.</text:span></text:p>
      <text:p text:style-name="P56"><text:span text:style-name="T26">ἀμβὴ</text:span><text:span text:style-name="T18">, </text:span><text:span text:style-name="T14">superciliosa et altior eminentia.</text:span></text:p>
      <text:p text:style-name="P56"><text:span text:style-name="T26">ἀμβλυωσμὸς</text:span><text:span text:style-name="T18">, </text:span><text:span text:style-name="T14">abortio vel abortus ab eo quod est, abortire;<text:line-break/>sed et </text:span><text:span text:style-name="T26">ἀμβλνωπία</text:span><text:span text:style-name="T18">, </text:span><text:span text:style-name="T14">hebetudo visus, ut lu majori pror-<text:line-break/>rhetico.</text:span></text:p>
      <text:p text:style-name="P56"><text:span text:style-name="T26">ἀμβλυωπότερα</text:span><text:span text:style-name="T14">, obtusius ridentia, hoc est obfcurius.</text:span></text:p>
      <text:p text:style-name="P56"><text:span text:style-name="T30">άμίΐρων</text:span><text:span text:style-name="T20">,</text:span><text:span text:style-name="T14"> privans, auferens et accipiens.</text:span></text:p>
      <text:p text:style-name="P56"><text:span text:style-name="T26">ἀμενηνον</text:span><text:span text:style-name="T24">, </text:span><text:span text:style-name="T14">debile, invalidum.</text:span></text:p>
      <text:p text:style-name="P56"><text:span text:style-name="T26">ἄμη</text:span><text:span text:style-name="T24">, </text:span><text:span text:style-name="T14">quodammodo, ex aliqua parte, mediocriter.</text:span></text:p>
      <text:p text:style-name="P56"><text:span text:style-name="T26">ἀμήνας</text:span><text:span text:style-name="T24">, </text:span><text:span text:style-name="T14">qui elisit et lanlavit.</text:span></text:p>
      <text:p text:style-name="P56"><text:span text:style-name="T26">ἀμοίη</text:span><text:span text:style-name="T18">, </text:span><text:span text:style-name="T14">sic in libro de iis, quae in officina medici, Diofco-<text:line-break/>rides scribit, mediocri compressu vicissim declinent ad<text:line-break/>augmentum et conformationem carnium faciant. Ce-</text:span></text:p>
      <text:p text:style-name="P55"><text:span text:style-name="T14">teri autem scribunt </text:span><text:span text:style-name="T26">ἀλλοίη</text:span><text:span text:style-name="T18">. </text:span><text:span text:style-name="T14">Ait autem Dioscorides </text:span><text:span text:style-name="T26">ἀμοίη</text:span><text:span text:style-name="T18">,<text:line-break/></text:span><text:span text:style-name="T14">mediocria esse, sed testimonium nullum apponit.</text:span></text:p>
      <text:p text:style-name="P56"><text:span text:style-name="T26">ἀμυστὶ</text:span><text:span text:style-name="T18">, </text:span><text:span text:style-name="T14">totum simul sine clausione labrorum.</text:span></text:p>
      <text:p text:style-name="P56"><text:span text:style-name="T26">ἀμφιβραγχίων</text:span><text:span text:style-name="T18">, </text:span><text:span text:style-name="T14">locorum, quae sic vocantur, circa tonsillas,<text:line-break/></text:span><text:span text:style-name="T26">ἀμφίδεον</text:span><text:span text:style-name="T18">, </text:span><text:span text:style-name="T14">oris vulvae rotunda extremitas quae labris cu-</text:span></text:p>
      <text:p text:style-name="P56"><text:span text:style-name="T14">curbitulae similis est, per metaphoram a mulierum ar-<text:line-break/>millis nominata, quae et ipfae </text:span><text:span text:style-name="T30">άμφίδια</text:span><text:span text:style-name="T24"> </text:span><text:span text:style-name="T14">vocantur ah eo,<text:line-break/>quod est comprehendere circulariter et tanquam .cir-<text:line-break/>cumligare.</text:span></text:p>
      <text:p text:style-name="P56"><text:span text:style-name="T26">ἀμφιδέξιος</text:span><text:span text:style-name="T24">, </text:span><text:span text:style-name="T14">tanquam utrinque dextra: hoc est utrisque<text:line-break/>manibus ut dextra utens: talis enim est et apud poe-<text:line-break/>tarn ambidexter, sic Hipponax dicebat:</text:span></text:p>
      <text:p text:style-name="P56"><text:span text:style-name="T20">Ambidexter enim sum et non pecco.</text:span></text:p>
      <text:p text:style-name="P56"><text:span text:style-name="T14">Quidam </text:span><text:span text:style-name="T26">ἀμφιδέξιον</text:span><text:span text:style-name="T24"> </text:span><text:span text:style-name="T14">intelligunt non recte eam, quae in<text:line-break/>dextris partibus vulvae concepit.</text:span></text:p>
      <text:p text:style-name="P56"><text:span text:style-name="T26">ἀμφιμήτρι</text:span><text:span text:style-name="T18">'</text:span><text:span text:style-name="T26">ον</text:span><text:span text:style-name="T18"> </text:span><text:span text:style-name="T26">σημεῖον</text:span><text:span text:style-name="T18">, </text:span><text:span text:style-name="T14">uterinorum affectuum signum sic no-<text:line-break/>mluavit in secundo de morbis popularibus, quod affe-<text:line-break/>ctionurn vulvae significativum est.</text:span></text:p>
      <text:p text:style-name="P55"><text:span text:style-name="T30">ϋίμως</text:span><text:span text:style-name="T21">,</text:span><text:span text:style-name="T18"> </text:span><text:span text:style-name="T14">quodammodo, ex quadam parte, mediocriter, </text:span><text:span text:style-name="T26">ἄμη</text:span><text:span text:style-name="T18"> </text:span><text:span text:style-name="T14">idem,<text:line-break/></text:span><text:span text:style-name="T26">ἀναγνῶναι</text:span><text:span text:style-name="T14">, sententiam mutare, veteribus dediscendis nova<text:line-break/>discere.</text:span></text:p>
      <text:p text:style-name="P56"><text:span text:style-name="T26">ἀνάκαρ</text:span><text:span text:style-name="T18">, </text:span><text:span text:style-name="T14">injuperiorern partem, ut </text:span><text:span text:style-name="T26">ἐπίκαρ</text:span><text:span text:style-name="T18">, </text:span><text:span text:style-name="T14">lu inferiorem<text:line-break/>partem ex montibus.</text:span></text:p>
      <text:p text:style-name="P56"><text:span text:style-name="T26">ἀνακικἰουσι</text:span><text:span text:style-name="T18">, </text:span><text:span text:style-name="T14">resiliunt.</text:span></text:p>
      <text:p text:style-name="P56"><text:span text:style-name="T26">ἀνακῶς</text:span><text:span text:style-name="T33">, </text:span><text:span text:style-name="T14">sedulo, caute vel apte ad custodiendum.</text:span></text:p>
      <text:p text:style-name="P56"><text:span text:style-name="T26">ἀνακωχὴ</text:span><text:span text:style-name="T24">, </text:span><text:span text:style-name="T14">induciae, intermissio, dilatio.</text:span></text:p>
      <text:p text:style-name="P56"><text:span text:style-name="T26">ἀναλδὲς</text:span><text:span text:style-name="T24">, </text:span><text:span text:style-name="T14">quod non alitur, quod non augetur.</text:span></text:p>
      <text:p text:style-name="P56"><text:span text:style-name="T26">ἀνάλμυροι</text:span><text:span text:style-name="T24">, </text:span><text:span text:style-name="T14">insulsi vel non salsi, Dioscorides sic, multi di-<text:line-break/>videntes legunt.</text:span></text:p>
      <text:p text:style-name="P56"><text:span text:style-name="T26">ἄναλτβν</text:span><text:span text:style-name="T24">, </text:span><text:span text:style-name="T14">sine salibus et non salsum.</text:span></text:p>
      <text:p text:style-name="P56"><text:span text:style-name="T26">ἀναπλάξεις</text:span><text:span text:style-name="T33">, </text:span><text:span text:style-name="T14">illinitiones, inunctiones.</text:span></text:p>
      <text:p text:style-name="P56"><text:span text:style-name="T26">ἀναπρῆσαι</text:span><text:span text:style-name="T33">, </text:span><text:span text:style-name="T14">penetrare, forare, perforare.</text:span></text:p>
      <text:p text:style-name="P56"><text:span text:style-name="T26">ἀνάῤῥινβν</text:span><text:span text:style-name="T33">, </text:span><text:span text:style-name="T14">per nares retroversum iens; Quidam dividunt,<text:line-break/></text:span><text:span text:style-name="T26">ἀνὰ</text:span><text:span text:style-name="T33"> </text:span><text:span text:style-name="T26">ῥινὸν</text:span><text:span text:style-name="T33">, </text:span><text:span text:style-name="T14">ut sit per cutem.</text:span></text:p>
      <text:p text:style-name="P56"><text:span text:style-name="T26">ἄναυδος</text:span><text:span text:style-name="T14">, qui </text:span><text:span text:style-name="T20">bene</text:span><text:span text:style-name="T14"> et </text:span><text:span text:style-name="T20">apte</text:span><text:span text:style-name="T14"> verba facere nequit: </text:span><text:span text:style-name="T30">αφωνος</text:span><text:span text:style-name="T35"><text:line-break/></text:span><text:span text:style-name="T14">autem mutus, qui vocem emittere non potest, lu tertio</text:span></text:p>
      <text:p text:style-name="P55"><text:span text:style-name="T14">morborum epidemion deinceps invicem de Pythione di-<text:line-break/>cta sunt: sic habet et illud apud poetam de equo:</text:span></text:p>
      <text:p text:style-name="P56"><text:span text:style-name="T20">Loquentem autem fecerat dea alba ulnas Juno,<text:line-break/>avaqsoitv,</text:span><text:span text:style-name="T14"> referre, significat interdum et subsingultire re-<text:line-break/>spirantem, ut in primo de morbis minore et </text:span><text:span text:style-name="T26">ἀναφέρειν</text:span><text:span text:style-name="T24"><text:line-break/></text:span><text:span text:style-name="T14">ut pueri cubantes, flentesque et in nares retrahentes<text:line-break/>spiritum, hoc idem est, cum spiritus in aliquid impin-<text:line-break/>gens, dum extra fertur, retro duplici revocatione, atque<text:line-break/>intro recipitur.</text:span></text:p>
      <text:p text:style-name="P56"><text:span text:style-name="T26">ἀναχαίνεται</text:span><text:span text:style-name="T18">, </text:span><text:span text:style-name="T14">rescinditur, laceratur,<text:line-break/></text:span><text:span text:style-name="T26">ἀναχελύνεται</text:span><text:span text:style-name="T18">, </text:span><text:span text:style-name="T14">resiccatur.</text:span></text:p>
      <text:p text:style-name="P56"><text:span text:style-name="T26">ἀνδρογένειαν</text:span><text:span text:style-name="T14">, per viros successio generis; nam per mulie-<text:line-break/>res successio tale aliud nullum nomen habet simile.</text:span></text:p>
      <text:p text:style-name="P56"><text:span text:style-name="T26">ἀμβήξατο</text:span><text:span text:style-name="T18">, </text:span><text:span text:style-name="T14">cum tussi exspuit.</text:span></text:p>
      <text:p text:style-name="P56"><text:span text:style-name="T26">ἀνειλήματα</text:span><text:span text:style-name="T18">, </text:span><text:span text:style-name="T14">tormina, </text:span><text:span text:style-name="T26">στρόφονς</text:span><text:span text:style-name="T18">, </text:span><text:span text:style-name="T14">cruciatus,<text:line-break/></text:span><text:span text:style-name="T26">ἀνειλισθῶσι</text:span><text:span text:style-name="T18">, </text:span><text:span text:style-name="T14">sursum verterint, convolverint,<text:line-break/></text:span><text:span text:style-name="T26">ἀνερνσθεώσι</text:span><text:span text:style-name="T18">, </text:span><text:span text:style-name="T14">evulsi fuerint.</text:span></text:p>
      <text:p text:style-name="P55"><text:span text:style-name="T26">ἀνείσας</text:span><text:span text:style-name="T24">, </text:span><text:span text:style-name="T14">in sublime maxime surfum pendens, compositum<text:line-break/>est ex sursum et profectus.</text:span></text:p>
      <text:p text:style-name="P56"><text:span text:style-name="T26">ανεμοΰται</text:span><text:span text:style-name="T14">, inflatur.</text:span></text:p>
      <text:p text:style-name="P56"><text:span text:style-name="T26">ἀνερίκτον</text:span><text:span text:style-name="T18">, </text:span><text:span text:style-name="T14">luconcussorum. -</text:span></text:p>
      <text:p text:style-name="P56"><text:span text:style-name="T26">ἀνεστραμμὲνα</text:span><text:span text:style-name="T14">, perturbata, dictum est de urinis.</text:span></text:p>
      <text:p text:style-name="P56"><text:span text:style-name="T26">ἄνεως</text:span><text:span text:style-name="T24">, </text:span><text:span text:style-name="T14">mutus et mente perculsus.</text:span></text:p>
      <text:p text:style-name="P56"><text:span text:style-name="T26">ἀνήνιος</text:span><text:span text:style-name="T24">, </text:span><text:span text:style-name="T14">carens molestia et illaesus.</text:span></text:p>
      <text:p text:style-name="P56"><text:span text:style-name="T26">ἀνηρείκτψ</text:span><text:span text:style-name="T18">, </text:span><text:span text:style-name="T14">non divisio in minuta, sed ex ultimis farinae<text:line-break/>crassioribus partibus composito.</text:span></text:p>
      <text:p text:style-name="P56"><text:span text:style-name="T20">av&amp;ta,</text:span><text:span text:style-name="T14"> flores non solum hos ad coronas, sed ad alia om-<text:line-break/>nla sic nominat: ac semina similiter aliquando vocat, ut<text:line-break/>secundo de morbis mulierum: sed et rubores ut in<text:line-break/>Coacis praenotionibus et fputa </text:span><text:span text:style-name="T26">ἀνθηρὰ</text:span><text:span text:style-name="T18"> </text:span><text:span text:style-name="T14">rubra et sub-<text:line-break/>cruenta dicit in sexto epidemion.</text:span></text:p>
      <text:p text:style-name="P56"><text:span text:style-name="T26">ἀνθίνην</text:span><text:span text:style-name="T18"> </text:span><text:span text:style-name="T26">οἴνβν</text:span><text:span text:style-name="T18">, </text:span><text:span text:style-name="T14">hoc est florulentum, quod ita nominatur<text:line-break/>vel ex floribus grato odore praeditum: .quemadmodum<text:line-break/>et </text:span><text:span text:style-name="T26">κυκεῶνα</text:span><text:span text:style-name="T18"> </text:span><text:span text:style-name="T26">ἀνθινὸιί</text:span><text:span text:style-name="T18">, </text:span><text:span text:style-name="T14">hoc est potionem quandam floribus<text:line-break/>conditam nominavit in secundo de morbis majore.</text:span></text:p>
      <text:p text:style-name="P55"><text:span text:style-name="T26">ἀνθινὸν</text:span><text:span text:style-name="T18"> </text:span><text:span text:style-name="T26">ἔλαιον</text:span><text:span text:style-name="T18">, </text:span><text:span text:style-name="T14">oleum lilinum vel irinum dicitur, quod<text:line-break/>ipsum etiam susinum vocatur’.</text:span></text:p>
      <text:p text:style-name="P56"><text:span text:style-name="T30">άν</text:span><text:span text:style-name="T35">&amp;</text:span><text:span text:style-name="T30">ινόν</text:span><text:span text:style-name="T24"> </text:span><text:span text:style-name="T26">μυρον</text:span><text:span text:style-name="T24">, </text:span><text:span text:style-name="T14">quod et susinum unguentum et lilinum<text:line-break/>unguentum. Differt autem a florato oleo ante scripto<text:line-break/>varietate odoramentorum.</text:span></text:p>
      <text:p text:style-name="P56"><text:span text:style-name="T26">ἀνεύθυντο</text:span><text:span text:style-name="T18">, </text:span><text:span text:style-name="T14">videlicet sursum direxerunt.</text:span></text:p>
      <text:p text:style-name="P56"><text:span text:style-name="T26">ἀνωργασμένον</text:span><text:span text:style-name="T18">, </text:span><text:span text:style-name="T14">quod est et remollitum: quoniam </text:span><text:span text:style-name="T26">ὸργάσαι</text:span><text:span text:style-name="T18"><text:line-break/></text:span><text:span text:style-name="T14">est mollire et tanquam subactum et emollitum, ut in<text:line-break/>secundo de morbis majore, r</text:span></text:p>
      <text:p text:style-name="P56"><text:span text:style-name="T26">ἀντικβντώσιβς</text:span><text:span text:style-name="T14">, reverberationis ejus quae remo fit. Quod<text:line-break/>et </text:span><text:span text:style-name="T26">σκίμπων</text:span><text:span text:style-name="T24"> </text:span><text:span text:style-name="T14">vocatur.</text:span></text:p>
      <text:p text:style-name="P56"><text:span text:style-name="T26">ἀντίῤῥινα</text:span><text:span text:style-name="T18">, </text:span><text:span text:style-name="T14">herba quaedam quam bucranion et lychnida<text:line-break/>agrestem vocant.</text:span></text:p>
      <text:p text:style-name="P56"><text:span text:style-name="T26">ἄορτρον</text:span><text:span text:style-name="T24">, </text:span><text:span text:style-name="T14">pulmonis pars separata ex utraque parte, ut in<text:line-break/>libro de morbis majore: praeterea </text:span><text:span text:style-name="T26">ἄορτριν</text:span><text:span text:style-name="T24">, </text:span><text:span text:style-name="T14">hoc idem<text:line-break/>aliquando appellat, ut Dioscorides arbitratur: sed hoc<text:line-break/>non satis constat.</text:span></text:p>
      <text:p text:style-name="P56"><text:span text:style-name="T26">ἀπαρτίως</text:span><text:span text:style-name="T24">, </text:span><text:span text:style-name="T14">perfecte et exacte; Dioscorides autem ait hoc</text:span></text:p>
      <text:p text:style-name="P13">verbum totum contrarium significare, ut in Iilup de<text:line-break/>ratione victus acutorum, ubi ait, et plernmque perfe-<text:line-break/>cte in talibus temporibus transeunt ad sorbitiones. Mihi<text:line-break/>autem et hoc loco videtur perfecte et exacte significare:<text:line-break/>atque hoc modo Attici hoc nomine utuntur: cuius plu-<text:line-break/>rima exempla in parvis commentariis habere possis.</text:p>
      <text:p text:style-name="P56"><text:span text:style-name="T26">ἀπεβράσσετο</text:span><text:span text:style-name="T14">, in quinto epidemlon sic scribit Dioscorides<text:line-break/>et ait ipse hoc </text:span><text:span text:style-name="T26">ἀπεβράσσετο</text:span><text:span text:style-name="T18"> </text:span><text:span text:style-name="T14">verbo significari et </text:span><text:span text:style-name="T26">ἀπεβήσ</text:span><text:span text:style-name="T18">-<text:line-break/></text:span><text:span text:style-name="T26">σετο</text:span><text:span text:style-name="T18">, </text:span><text:span text:style-name="T14">cum alii fere omnes </text:span><text:span text:style-name="T26">ἀπεβήσσετο</text:span><text:span text:style-name="T14">, hoc est evenit<text:line-break/>scribant. Dioscorides eului et Artemidorus cognomine<text:line-break/>Capito ex eo quod aliis usitatum, erat, nomina multa<text:line-break/>transmutaverunt, nihil diversum ab antiqua scriptura<text:line-break/>indicantia: quorum nobis quoque necesse est meminisse.</text:span></text:p>
      <text:p text:style-name="P56"><text:span text:style-name="T26">ἀπιλλήθη</text:span><text:span text:style-name="T18">, </text:span><text:span text:style-name="T14">exclusus fuit, </text:span><text:span text:style-name="T26">ἴλλειν</text:span><text:span text:style-name="T18"> </text:span><text:span text:style-name="T14">enim claudere.</text:span></text:p>
      <text:p text:style-name="P56"><text:span text:style-name="T26">ἀπερχθῇ</text:span><text:span text:style-name="T24">, </text:span><text:span text:style-name="T14">exclusus esu</text:span></text:p>
      <text:p text:style-name="P56"><text:span text:style-name="T26">ἀπόγονα</text:span><text:span text:style-name="T24">, </text:span><text:span text:style-name="T14">fecunda, quidam intellexerunt infecunda.</text:span></text:p>
      <text:p text:style-name="P55"><text:span text:style-name="T26">ἀποκεκαρπωκὸς</text:span><text:span text:style-name="T18">, </text:span><text:span text:style-name="T14">quod omni fructu exhaustum esu<text:line-break/></text:span><text:span text:style-name="T26">ἀποκεκριμένησι</text:span><text:span text:style-name="T14">, separatis.</text:span></text:p>
      <text:p text:style-name="P56"><text:span text:style-name="T26">ἀποκηδέστερον</text:span><text:span text:style-name="T18">, </text:span><text:span text:style-name="T14">negligentius.-</text:span></text:p>
      <text:p text:style-name="P56"><text:span text:style-name="T26">ἀποκναίειν</text:span><text:span text:style-name="T18">, </text:span><text:span text:style-name="T14">maxime quidem abradere, sed et corrumpere<text:line-break/>et extenuare.</text:span></text:p>
      <text:p text:style-name="P56"><text:span text:style-name="T26">ἀπομυλήνας</text:span><text:span text:style-name="T18">, </text:span><text:span text:style-name="T14">protendens labra compressim.</text:span></text:p>
      <text:p text:style-name="P56"><text:span text:style-name="T26">ἀπονενοημένως</text:span><text:span text:style-name="T14">, temere, sine reversione.,</text:span></text:p>
      <text:p text:style-name="P56"><text:span text:style-name="T26">ἀποπαλλήσιος</text:span><text:span text:style-name="T14">, expulsionis, hinc et </text:span><text:span text:style-name="T26">ἀποπαλλώσεται</text:span><text:span text:style-name="T14">, id est<text:line-break/>expelletur, aliquando quidem activum </text:span><text:span text:style-name="T26">ἀποπάλλειν</text:span><text:span text:style-name="T18">, </text:span><text:span text:style-name="T14">id est<text:line-break/>expellere significat, ut in primo de morbis mulierum:<text:line-break/>aliquando et passivum </text:span><text:span text:style-name="T26">ἀποπαλλἡσεται</text:span><text:span text:style-name="T18"> </text:span><text:span text:style-name="T14">expelletur, ut in<text:line-break/>libro de natura hominis.</text:span></text:p>
      <text:p text:style-name="P56"><text:span text:style-name="T26">ἀπορέγει</text:span><text:span text:style-name="T14">, porrigit.</text:span></text:p>
      <text:p text:style-name="P56"><text:span text:style-name="T26">αποσαεὶς</text:span><text:span text:style-name="T18">, </text:span><text:span text:style-name="T14">ex tinctus.</text:span></text:p>
      <text:p text:style-name="P56"><text:span text:style-name="T26">αποσιτικὰ</text:span><text:span text:style-name="T18">, </text:span><text:span text:style-name="T14">quae fastidium cibi et luappetentiam faciunt,<text:line-break/></text:span><text:span text:style-name="T26">ἀποσκήψεις</text:span><text:span text:style-name="T18">, </text:span><text:span text:style-name="T14">scarificationes, ut in primo de morbis majore,<text:line-break/></text:span><text:span text:style-name="T26">ἀποσκληρύνει</text:span><text:span text:style-name="T18"> </text:span><text:span text:style-name="T14">&gt; exsiccat, indurat.</text:span></text:p>
      <text:p text:style-name="P55"><text:span text:style-name="T26">ἀποσπαρθάζονσιν</text:span><text:span text:style-name="T24">, </text:span><text:span text:style-name="T14">pulsant, palpitant veI saliunt, ut in se-<text:line-break/>cundo de morbis.</text:span></text:p>
      <text:p text:style-name="P56"><text:span text:style-name="T30">άποσφαγμκ</text:span><text:span text:style-name="T20">,</text:span><text:span text:style-name="T14"> feculenta colatura, quod et </text:span><text:span text:style-name="T26">ύπόσφαγμα</text:span><text:span text:style-name="T18"> </text:span><text:span text:style-name="T14">dicitur,<text:line-break/></text:span><text:span text:style-name="T26">ἀπτίστων</text:span><text:span text:style-name="T14">, integrorum, in integras farinas divisorum, im-<text:line-break/>perfecte contusorum, parte sursuracea non secreta.</text:span></text:p>
      <text:p text:style-name="P56"><text:span text:style-name="T26">ἀπυρομήλη</text:span><text:span text:style-name="T33">, </text:span><text:span text:style-name="T20">specillo fine nucleo,</text:span><text:span text:style-name="T14"> quod </text:span><text:span text:style-name="T26">μηλοτρὶς</text:span><text:span text:style-name="T33"> </text:span><text:span text:style-name="T14">dicitur,<text:line-break/>hop est auricularium specillum.</text:span></text:p>
      <text:p text:style-name="P56"><text:span text:style-name="T26">ἀρακἰδας</text:span><text:span text:style-name="T18">, </text:span><text:span text:style-name="T14">triticea legumina minuta; legumen enim est<text:line-break/>aracos.</text:span></text:p>
      <text:p text:style-name="P56"><text:span text:style-name="T26">ἀρβύλαι</text:span><text:span text:style-name="T18">, </text:span><text:span text:style-name="T14">calcei aIti et profundi.</text:span></text:p>
      <text:p text:style-name="P56"><text:span text:style-name="T26">ἄργης</text:span><text:span text:style-name="T24">, </text:span><text:span text:style-name="T14">scrpens quidam sic nominatus.</text:span></text:p>
      <text:p text:style-name="P56"><text:span text:style-name="T26">ἄρδας</text:span><text:span text:style-name="T24">, </text:span><text:span text:style-name="T14">fordes quaedam et spurcitia et </text:span><text:span text:style-name="T26">ἀρδαλῶσαι</text:span><text:span text:style-name="T24">, </text:span><text:span text:style-name="T14">foedare.</text:span></text:p>
      <text:p text:style-name="P56"><text:span text:style-name="T26">ἀρθρικὸν</text:span><text:span text:style-name="T24">, </text:span><text:span text:style-name="T14">articulis accommodatum.</text:span></text:p>
      <text:p text:style-name="P56"><text:span text:style-name="T26">ἀρικύμων</text:span><text:span text:style-name="T24">, </text:span><text:span text:style-name="T14">quae, cito praegnans fit.</text:span></text:p>
      <text:p text:style-name="P56"><text:span text:style-name="T26">ἄρις</text:span><text:span text:style-name="T18">, </text:span><text:span text:style-name="T14">non solum instrumentum, sed etiam herba quaedam<text:line-break/>sic nominatur.</text:span></text:p>
      <text:p text:style-name="P56"><text:span text:style-name="T26">ἄρκτιος</text:span><text:span text:style-name="T18">', </text:span><text:span text:style-name="T14">a septentrione spirans, quidam autem </text:span><text:span text:style-name="T26">ἄρκτιον</text:span><text:span text:style-name="T18"><text:line-break/></text:span><text:span text:style-name="T14">ursinum omnino scribunt.</text:span></text:p>
      <text:p text:style-name="P55"><text:span text:style-name="T30">αςμης</text:span><text:span text:style-name="T21">,</text:span><text:span text:style-name="T18"> </text:span><text:span text:style-name="T14">suturae quae est in capite.</text:span></text:p>
      <text:p text:style-name="P56"><text:span text:style-name="T26">ἀρμίως</text:span><text:span text:style-name="T18">, </text:span><text:span text:style-name="T14">statim., Dorica vox.</text:span></text:p>
      <text:p text:style-name="P56"><text:span text:style-name="T20">appotus,</text:span><text:span text:style-name="T14"> suppressionis menstruorum.</text:span></text:p>
      <text:p text:style-name="P56"><text:span text:style-name="T26">ἀρτίζωα</text:span><text:span text:style-name="T18">, </text:span><text:span text:style-name="T14">parvo tempore viventia.</text:span></text:p>
      <text:p text:style-name="P56"><text:span text:style-name="T26">ἀρτίστομα</text:span><text:span text:style-name="T18">, </text:span><text:span text:style-name="T14">undecumque plana, aequalia.</text:span></text:p>
      <text:p text:style-name="P56"><text:span text:style-name="T26">ἀσκαρίδες</text:span><text:span text:style-name="T24">, </text:span><text:span text:style-name="T14">vermes tenues et minuti in recto intestino genili.</text:span></text:p>
      <text:p text:style-name="P56"><text:span text:style-name="T26">ἀσκοὺς</text:span><text:span text:style-name="T24">, </text:span><text:span text:style-name="T14">figulinas ollas, quas et </text:span><text:span text:style-name="T26">πυριατούς</text:span><text:span text:style-name="T24"> </text:span><text:span text:style-name="T14">et </text:span><text:span text:style-name="T26">φακοὺς</text:span><text:span text:style-name="T24"> </text:span><text:span text:style-name="T14">late-<text:line-break/>res et lenticulos nominant.</text:span></text:p>
      <text:p text:style-name="P56"><text:span text:style-name="T26">ἀσᾶται</text:span><text:span text:style-name="T24">, </text:span><text:span text:style-name="T14">et ignescit, nt in primo de morbis mulierum et<text:line-break/>fastidiosa satietate, ac graviter affectus est, ut in se-<text:line-break/>cundo de morbis majore.</text:span></text:p>
      <text:p text:style-name="P56"><text:span text:style-name="T26">ἀτέραμνα</text:span><text:span text:style-name="T24">, </text:span><text:span text:style-name="T14">difficilia ad conficiendum et dura.</text:span></text:p>
      <text:p text:style-name="P56"><text:span text:style-name="T26">ἄτρακτον</text:span><text:span text:style-name="T24">, </text:span><text:span text:style-name="T14">non solum eum qui ad lanificium utilis est,<text:line-break/>hoc est fissum significat, led etiam lignum sagittae.</text:span></text:p>
      <text:p text:style-name="P56"><text:span text:style-name="T26">Ἀττικὸν</text:span><text:span text:style-name="T18"> </text:span><text:span text:style-name="T26">ἀγγεῖον</text:span><text:span text:style-name="T18">, </text:span><text:span text:style-name="T14">Atticum vas, Atticam ollam, aliquando<text:line-break/>quoque echinum appellatum.</text:span></text:p>
      <text:p text:style-name="P56"><text:span text:style-name="T26">αύαντὴ</text:span><text:span text:style-name="T24"> </text:span><text:span text:style-name="T14">vel </text:span><text:span text:style-name="T26">αύαψὴ</text:span><text:span text:style-name="T24">, </text:span><text:span text:style-name="T14">quidam desiccans morbus.</text:span></text:p>
      <text:p text:style-name="P55"><text:span text:style-name="T26">αύτίτην</text:span><text:span text:style-name="T18"> </text:span><text:span text:style-name="T20">otvov</text:span><text:span text:style-name="T21">,</text:span><text:span text:style-name="T18"> </text:span><text:span text:style-name="T14">vinum hujus anui, praesentis anni.</text:span></text:p>
      <text:p text:style-name="P56"><text:span text:style-name="T18">«</text:span><text:span text:style-name="T26">ύτόδρομον</text:span><text:span text:style-name="T18">, </text:span><text:span text:style-name="T14">quod per se movetur, ut in libro de hebdo-<text:line-break/>madibus.</text:span></text:p>
      <text:p text:style-name="P56"><text:span text:style-name="T26">αΰτως</text:span><text:span text:style-name="T18">, </text:span><text:span text:style-name="T14">temere, stulte.</text:span></text:p>
      <text:p text:style-name="P56"><text:span text:style-name="T26">ἁφὰς</text:span><text:span text:style-name="T18">, </text:span><text:span text:style-name="T14">vincula, </text:span><text:span text:style-name="T26">παρὰ</text:span><text:span text:style-name="T18"> </text:span><text:span text:style-name="T26">τὸ</text:span><text:span text:style-name="T18"> </text:span><text:span text:style-name="T26">ἄψαι</text:span><text:span text:style-name="T18">, </text:span><text:span text:style-name="T14">id est ab eo quod est vincire,<text:line-break/></text:span><text:span text:style-name="T26">ἀφασσόμενα</text:span><text:span text:style-name="T18">, </text:span><text:span text:style-name="T14">contrectata, fricata et </text:span><text:span text:style-name="T26">ἀφησσαμένη</text:span><text:span text:style-name="T18">, </text:span><text:span text:style-name="T14">quae fri-<text:line-break/>cavit vel contrectavit.</text:span></text:p>
      <text:p text:style-name="P56"><text:span text:style-name="T26">ἀφράζει</text:span><text:span text:style-name="T24">, </text:span><text:span text:style-name="T14">desipit, intelligendi expers est.</text:span></text:p>
      <text:p text:style-name="P56"><text:span text:style-name="T26">ἀφροῆντα</text:span><text:span text:style-name="T14">, spumantia, bullae modo tumescentia.</text:span></text:p>
      <text:p text:style-name="P56"><text:span text:style-name="T26">ἀφύει</text:span><text:span text:style-name="T24">, </text:span><text:span text:style-name="T14">dealbatur et tanquam apuae colorem habet, sic et<text:line-break/></text:span><text:span text:style-name="T26">ἀφυῶδες</text:span><text:span text:style-name="T24"> </text:span><text:span text:style-name="T14">vocat apuae colore simile.</text:span></text:p>
      <text:p text:style-name="P56"><text:span text:style-name="T26">Ἀχιλληΐάδας</text:span><text:span text:style-name="T18"> </text:span><text:span text:style-name="T26">κριθὰς</text:span><text:span text:style-name="T18">, </text:span><text:span text:style-name="T14">bene nutrita hordea et magna a quo-<text:line-break/>dam Achille nominata, ut ajunt, agricola Babronii.</text:span></text:p>
      <text:p text:style-name="P56"><text:span text:style-name="T26">ἀψίῤῥοον</text:span><text:span text:style-name="T18">, </text:span><text:span text:style-name="T14">retro fluens.</text:span></text:p>
      <text:p text:style-name="P56"><text:span text:style-name="T26">ἀψυχεῖ</text:span><text:span text:style-name="T24">, </text:span><text:span text:style-name="T14">animo deficit et </text:span><text:span text:style-name="T26">ἀψνχίη</text:span><text:span text:style-name="T24"> </text:span><text:span text:style-name="T14">animi desectus.</text:span></text:p>
      <text:h text:style-name="P5" text:outline-level="2"><text:span text:style-name="T9">Β</text:span><text:span text:style-name="T13">.</text:span></text:h>
      <text:p text:style-name="P56"><text:span text:style-name="T30">Βάχχαρις</text:span><text:span text:style-name="T21">,</text:span><text:span text:style-name="T18"> </text:span><text:span text:style-name="T14">Lydium quoddam unguentum.</text:span></text:p>
      <text:p text:style-name="P56"><text:span text:style-name="T26">βαλβὶς</text:span><text:span text:style-name="T24"> </text:span><text:span text:style-name="T14">, concavitas oblonga.</text:span></text:p>
      <text:p text:style-name="P55"><text:span text:style-name="T24">.</text:span><text:span text:style-name="T26">δαλοῖος</text:span><text:span text:style-name="T24">, </text:span><text:span text:style-name="T14">qui est ex Valoea, urbe Macedoniae.</text:span></text:p>
      <text:p text:style-name="P56"><text:span text:style-name="T26">βδέλλψ</text:span><text:span text:style-name="T14">, in majori de praedictione et secundo, ut quidam<text:line-break/>inscribunt, varicosam venam ait sic nominari Dioscori-<text:line-break/>des: mihi autem videtur proprie dici nomen de ipso<text:line-break/>animali: etenim affui olim cum hoc diceretur in eo li-<text:line-break/>bro et dubitantibus multis de his quae fierent, solus<text:line-break/>ego ex scripto aggrediens praecognovi veritatem.</text:span></text:p>
      <text:p text:style-name="P56"><text:span text:style-name="T26">βηκείοις</text:span><text:span text:style-name="T14">, ovibus.</text:span></text:p>
      <text:p text:style-name="P56"><text:span text:style-name="T26">βησσιακῇ</text:span><text:span text:style-name="T33">, </text:span><text:span text:style-name="T14">ex Bessis in Thracia.</text:span></text:p>
      <text:p text:style-name="P56"><text:span text:style-name="T26">βλακεύειν</text:span><text:span text:style-name="T14">, parvipendere.</text:span></text:p>
      <text:p text:style-name="P56"><text:span text:style-name="T26">βλαβεραὶ</text:span><text:span text:style-name="T18">, </text:span><text:span text:style-name="T14">hnmidae, mucosae.</text:span></text:p>
      <text:p text:style-name="P56"><text:span text:style-name="T26">βληχρὸν</text:span><text:span text:style-name="T18">, </text:span><text:span text:style-name="T14">legumen quoddam, quod et </text:span><text:span text:style-name="T30">βληχιον</text:span><text:span text:style-name="T18"> </text:span><text:span text:style-name="T14">feribitur.</text:span></text:p>
      <text:p text:style-name="P56"><text:span text:style-name="T26">βοάνθεμον</text:span><text:span text:style-name="T14">, bovis oculus, quod idem chrysanthemon no-<text:line-break/>minatur.</text:span></text:p>
      <text:p text:style-name="P56"><text:span text:style-name="T26">βόλβιον</text:span><text:span text:style-name="T18">, </text:span><text:span text:style-name="T14">quale ipsum est Hippocrates docet in libro se-<text:line-break/>cundo de morbis mulierum: male igitur quidam bulbi<text:line-break/>nomine narcissum significari putaverunt.</text:span></text:p>
      <text:p text:style-name="P55"><text:span text:style-name="T20">siolstttlu,</text:span><text:span text:style-name="T14"> quae a multis </text:span><text:span text:style-name="T26">βομβύλια</text:span><text:span text:style-name="T24"> </text:span><text:span text:style-name="T14">appellantur; genus au-<text:line-break/>tem est hoc parvorum polypodum.</text:span></text:p>
      <text:p text:style-name="P56"><text:span text:style-name="T26">βόλιτον</text:span><text:span text:style-name="T18">, </text:span><text:span text:style-name="T14">stercus bubulum.</text:span></text:p>
      <text:p text:style-name="P56"><text:span text:style-name="T26">βομβύλιον</text:span><text:span text:style-name="T14">; poculum quoddam angustum os habens aut<text:line-break/>operculum a resonando dictum.</text:span></text:p>
      <text:p text:style-name="P56"><text:span text:style-name="T26">βοὸς</text:span><text:span text:style-name="T18"> </text:span><text:span text:style-name="T26">θαλασσίου</text:span><text:span text:style-name="T14">, bovis marini, cartilaginosus est hic pifcis.<text:line-break/></text:span><text:span text:style-name="T26">βοτράχου</text:span><text:span text:style-name="T18">, </text:span><text:span text:style-name="T14">ranae dicit, quidam autem omnino </text:span><text:span text:style-name="T26">βατράχου</text:span><text:span text:style-name="T18"><text:line-break/></text:span><text:span text:style-name="T14">scribunt.</text:span></text:p>
      <text:p text:style-name="P56"><text:span text:style-name="T26">βουβάλιος</text:span><text:span text:style-name="T18">, </text:span><text:span text:style-name="T14">cucumer agrestis.</text:span></text:p>
      <text:p text:style-name="P56"><text:span text:style-name="T26">βουκέρας</text:span><text:span text:style-name="T18">, </text:span><text:span text:style-name="T14">foenurn Graecum, Menitheus in appellationibus</text:span></text:p>
      <text:p text:style-name="P12">. medicamentorum et anagallidern sic appellari ait.</text:p>
      <text:p text:style-name="P56"><text:span text:style-name="T26">βούπρηστις</text:span><text:span text:style-name="T24">, </text:span><text:span text:style-name="T14">est animal cantharidi simile, est et quoddam<text:line-break/>olus agreste, cujus mentionem facit Dioscorides, in primo<text:line-break/>de sanitate tuenda et in libro de oleribus.</text:span></text:p>
      <text:p text:style-name="P56"><text:span text:style-name="T26">βρῆγμα</text:span><text:span text:style-name="T18">, </text:span><text:span text:style-name="T14">quod cum tussi exspuitur, in primo de morbis<text:line-break/>majore; et </text:span><text:span text:style-name="T26">βρήσσειν</text:span><text:span text:style-name="T18">, </text:span><text:span text:style-name="T14">cum tussi exspuere, quidam haec<text:line-break/>sine litera p scribunt.</text:span></text:p>
      <text:p text:style-name="P55"><text:span text:style-name="T26">βρόγχης</text:span><text:span text:style-name="T18">, </text:span><text:span text:style-name="T14">cartilagineae arteriae.</text:span></text:p>
      <text:p text:style-name="P56"><text:span text:style-name="T26">βρυγμὸς</text:span><text:span text:style-name="T18">, </text:span><text:span text:style-name="T14">stridor qui ex dentibus collisis efficitur et </text:span><text:span text:style-name="T26">βρύ</text:span><text:span text:style-name="T18">-<text:line-break/></text:span><text:span text:style-name="T26">χειν</text:span><text:span text:style-name="T18"> </text:span><text:span text:style-name="T14">sic stridere.</text:span></text:p>
      <text:p text:style-name="P56"><text:span text:style-name="T26">βίζην</text:span><text:span text:style-name="T24">, </text:span><text:span text:style-name="T14">cumulate vel dense.</text:span></text:p>
      <text:h text:style-name="P5" text:outline-level="2"><text:span text:style-name="T30">Γ</text:span><text:span text:style-name="T35">.</text:span></text:h>
      <text:p text:style-name="P56"><text:span text:style-name="T26">Γαλιάγκωνες</text:span><text:span text:style-name="T20">, mustelae cubito praediti,</text:span><text:span text:style-name="T14"> qui parvum et gra-<text:line-break/>cile habent brachium, partes autem circa cubitum tur-<text:line-break/>gidiores, ut mustelae: qui autem ajunt </text:span><text:span text:style-name="T26">γαλλὸν</text:span><text:span text:style-name="T18"> </text:span><text:span text:style-name="T14">mutilum<text:line-break/>et decurtatum vocari, indeque deductum esse nomen,<text:line-break/>fortassis videri possint male intelligere, non enim </text:span><text:span text:style-name="T26">γα</text:span><text:span text:style-name="T18">-<text:line-break/></text:span><text:span text:style-name="T26">λιάγκωνας</text:span><text:span text:style-name="T14">, sed </text:span><text:span text:style-name="T26">γαλλοβραχἰονας</text:span><text:span text:style-name="T18"> </text:span><text:span text:style-name="T14">oportebat ipsus nominari,<text:line-break/></text:span><text:span text:style-name="T26">γαμψοὺς</text:span><text:span text:style-name="T18">, </text:span><text:span text:style-name="T14">curvaturas habentes- quasdam.</text:span></text:p>
      <text:p text:style-name="P56"><text:span text:style-name="T30">γαυσος</text:span><text:span text:style-name="T20">,</text:span><text:span text:style-name="T14"> curvatus in partem exteriorem.</text:span></text:p>
      <text:p text:style-name="P56"><text:span text:style-name="T26">γιγγλύματα</text:span><text:span text:style-name="T33">, </text:span><text:span text:style-name="T14">contrario modo ineunt inter fe, ut in ianuis<text:line-break/>cardines.</text:span></text:p>
      <text:p text:style-name="P56"><text:span text:style-name="T26">γῇ</text:span><text:span text:style-name="T24"> </text:span><text:span text:style-name="T26">σμηκτίδι</text:span><text:span text:style-name="T24">, </text:span><text:span text:style-name="T14">cimoliae, id est albae cretae.</text:span></text:p>
      <text:p text:style-name="P56"><text:span text:style-name="T26">γῇ</text:span><text:span text:style-name="T24"> </text:span><text:span text:style-name="T20">xtqapittdt,</text:span><text:span text:style-name="T14"> argillae.</text:span></text:p>
      <text:p text:style-name="P55"><text:span text:style-name="T30">γζ</text:span><text:span text:style-name="T35"> </text:span><text:span text:style-name="T20">ysilxlttdt,</text:span><text:span text:style-name="T14"> nihil plus significat quam chalcitis lapis.</text:span></text:p>
      <text:p text:style-name="P56"><text:span text:style-name="T26">γήχυτ</text:span><text:span text:style-name="T24">’</text:span><text:span text:style-name="T26">ον</text:span><text:span text:style-name="T24">, </text:span><text:span text:style-name="T14">exterior pars terrae, quae mollis est et minime<text:line-break/>lapidea.</text:span></text:p>
      <text:p text:style-name="P56"><text:span text:style-name="T26">γλαμυροί</text:span><text:span text:style-name="T18">, </text:span><text:span text:style-name="T14">aquosi et hurnidi.</text:span></text:p>
      <text:p text:style-name="P56"><text:span text:style-name="T26">γλοιάζειν</text:span><text:span text:style-name="T18">, </text:span><text:span text:style-name="T14">conniventes versare oculos et </text:span><text:span text:style-name="T26">γλοιωδῶς</text:span><text:span text:style-name="T18"> </text:span><text:span text:style-name="T14">per con-<text:line-break/>niventiae similitudinem more eorum qui nutante capite<text:line-break/>dormitam dicebant.</text:span></text:p>
      <text:p text:style-name="P56"><text:span text:style-name="T26">γλυκύμης</text:span><text:span text:style-name="T18"> </text:span><text:span text:style-name="T30">βοτάνης</text:span><text:span text:style-name="T20">,</text:span><text:span text:style-name="T14"> glycyrrhizae vel dulcis radicis ap-<text:line-break/>pellatae.</text:span></text:p>
      <text:p text:style-name="P56"><text:span text:style-name="T26">γόγγρωνα</text:span><text:span text:style-name="T18">, </text:span><text:span text:style-name="T14">tumorem gulae, ab eminentiis rotundis quae<text:line-break/>in truncis arborum nascuntur, ut Theophrastus in primo<text:line-break/>de stirpibus, sic inquiens, nonnullae autem gongros a<text:line-break/>quibusdam vocatus habent, vel quod pro arboris natura<text:line-break/>respondeat, ut olea.</text:span></text:p>
      <text:p text:style-name="P56"><text:span text:style-name="T26">γογγύλιον</text:span><text:span text:style-name="T18">, </text:span><text:span text:style-name="T14">rotundum et </text:span><text:span text:style-name="T26">γογγυλίδια</text:span><text:span text:style-name="T18">, </text:span><text:span text:style-name="T14">parvi globuli, ut pilulae,<text:line-break/></text:span><text:span text:style-name="T26">γριφόμενα</text:span><text:span text:style-name="T18">, </text:span><text:span text:style-name="T14">quae involvuntur, dictum a gripho, quod est<text:line-break/>rete piscatorium.</text:span></text:p>
      <text:p text:style-name="P44"><text:span text:style-name="T8">Δ</text:span>.</text:p>
      <text:p text:style-name="P60"><text:span text:style-name="T30">Δ</text:span><text:span text:style-name="T20">avtiSfQ,</text:span><text:span text:style-name="T14"> magnae lampades ardentesque vocantur, abuten-<text:line-break/>tibus autem aliquando significat etiam allii caput, eo<text:line-break/>quod ex multis spicis seu nucleis compositum colligatur,<text:line-break/>ut lampades.</text:span></text:p>
      <text:p text:style-name="P56"><text:span text:style-name="T26">δακτύλιος</text:span><text:span text:style-name="T18">, </text:span><text:span text:style-name="T14">circulus, rotula, in libro de sterilibus,<text:line-break/></text:span><text:span text:style-name="T26">δύδρος</text:span><text:span text:style-name="T18">, </text:span><text:span text:style-name="T14">transparens, in secundo de morbis majore.</text:span></text:p>
      <text:p text:style-name="P56"><text:span text:style-name="T26">διακνέει</text:span><text:span text:style-name="T18">, </text:span><text:span text:style-name="T14">idem quod moerore afficit, quod ipsum et </text:span><text:span text:style-name="T26">δια</text:span><text:span text:style-name="T18">-<text:line-break/></text:span><text:span text:style-name="T26">κναίει</text:span><text:span text:style-name="T18"> </text:span><text:span text:style-name="T14">dicitur.</text:span></text:p>
      <text:p text:style-name="P56"><text:span text:style-name="T26">διαπεπληγμένα</text:span><text:span text:style-name="T14">, multum circa crurum exortum divaricata,<text:line-break/></text:span><text:span text:style-name="T26">πληχὰς</text:span><text:span text:style-name="T18"> </text:span><text:span text:style-name="T14">enim quod inter exortum crurum interest.</text:span></text:p>
      <text:p text:style-name="P56"><text:span text:style-name="T26">διάστημα</text:span><text:span text:style-name="T33">, </text:span><text:span text:style-name="T14">intervallum, tanquam lanis similem corporum<text:line-break/>ipsorum compositionem.</text:span></text:p>
      <text:p text:style-name="P56"><text:span text:style-name="T26">διαστομωτρίδα</text:span><text:span text:style-name="T14">, 'fpecillum dilatans,<text:line-break/></text:span><text:span text:style-name="T26">διαφλύξιες</text:span><text:span text:style-name="T14">, effusiones.</text:span></text:p>
      <text:p text:style-name="P56"><text:span text:style-name="T26">διαφλνχθεῖσα</text:span><text:span text:style-name="T14">, perfusa, humectata.</text:span></text:p>
      <text:p text:style-name="P56"><text:span text:style-name="T26">διαφλυχθὲν</text:span><text:span text:style-name="T14">, humectatum.<text:line-break/></text:span><text:span text:style-name="T26">διαφλύοντα</text:span><text:span text:style-name="T18">, </text:span><text:span text:style-name="T14">humectautia.</text:span></text:p>
      <text:p text:style-name="P55"><text:span text:style-name="T30">δίαφρος</text:span><text:span text:style-name="T21">,</text:span><text:span text:style-name="T18"> </text:span><text:span text:style-name="T14">spumans.</text:span></text:p>
      <text:p text:style-name="P56"><text:span text:style-name="T26">διὰ</text:span><text:span text:style-name="T18"> </text:span><text:span text:style-name="T30">χωρίον</text:span><text:span text:style-name="T21">,</text:span><text:span text:style-name="T18"> </text:span><text:span text:style-name="T14">ex intervallo.</text:span></text:p>
      <text:p text:style-name="P56"><text:span text:style-name="T26">διδύμη</text:span><text:span text:style-name="T18">, </text:span><text:span text:style-name="T14">satyrium, radix herbae, quae et </text:span><text:span text:style-name="T30">ορχις</text:span><text:span text:style-name="T18"> </text:span><text:span text:style-name="T14">nominatur.</text:span></text:p>
      <text:p text:style-name="P56"><text:span text:style-name="T26">διεβλήθησαν</text:span><text:span text:style-name="T18">, </text:span><text:span text:style-name="T14">decepti fuerunt.</text:span></text:p>
      <text:p text:style-name="P56"><text:span text:style-name="T26">διῆσαἔ</text:span><text:span text:style-name="T18">, </text:span><text:span text:style-name="T14">concutere, in secundo de </text:span><text:span text:style-name="T20">morbis</text:span><text:span text:style-name="T14"> mulierum signi-<text:line-break/>ficat transcolare et dividere.</text:span></text:p>
      <text:p text:style-name="P56"><text:span text:style-name="T20">dseisoog,</text:span><text:span text:style-name="T14"> humida, exudans.</text:span></text:p>
      <text:p text:style-name="P56"><text:span text:style-name="T26">δἰκλειδος</text:span><text:span text:style-name="T24">, </text:span><text:span text:style-name="T14">bipartitus, ut possit inferiore parte clausa su-<text:line-break/>perpositam aperire.</text:span></text:p>
      <text:p text:style-name="P56"><text:span text:style-name="T26">δἰκρουν</text:span><text:span text:style-name="T18">, </text:span><text:span text:style-name="T14">tanquam biceps, quod et bifidum dicitur, quod<text:line-break/>ipsum etiam </text:span><text:span text:style-name="T26">ῆδικρον</text:span><text:span text:style-name="T18"> </text:span><text:span text:style-name="T14">significat.</text:span></text:p>
      <text:p text:style-name="P56"><text:span text:style-name="T26">διοπτος</text:span><text:span text:style-name="T18">, </text:span><text:span text:style-name="T14">templi curator, </text:span><text:span text:style-name="T26">παρὰ</text:span><text:span text:style-name="T18"> </text:span><text:span text:style-name="T26">τὸ</text:span><text:span text:style-name="T18"> </text:span><text:span text:style-name="T26">διοπτεύειν</text:span><text:span text:style-name="T18"> </text:span><text:span text:style-name="T26">ἡ</text:span><text:span text:style-name="T18"> </text:span><text:span text:style-name="T26">διέπειν</text:span><text:span text:style-name="T18">, </text:span><text:span text:style-name="T14">id<text:line-break/>est ab explorando vel curando, quae sunt in ipso.'</text:span></text:p>
      <text:p text:style-name="P56"><text:span text:style-name="T26">διορ</text:span><text:span text:style-name="T18">’</text:span><text:span text:style-name="T26">ῥώσιος</text:span><text:span text:style-name="T18">, </text:span><text:span text:style-name="T14">in serosum et aquosum mutationis.</text:span></text:p>
      <text:p text:style-name="P56"><text:span text:style-name="T26">δἰπνος</text:span><text:span text:style-name="T18">, </text:span><text:span text:style-name="T14">foramen parvum eorum, quae ad vacua perforata<text:line-break/>sunt et tanquam duobus oribus refpirant.</text:span></text:p>
      <text:p text:style-name="P56"><text:span text:style-name="T26">δόρπον</text:span><text:span text:style-name="T33">, </text:span><text:span text:style-name="T14">coenae, vespertinum epularum.</text:span></text:p>
      <text:p text:style-name="P55"><text:span text:style-name="T20">Spa</text:span><text:span text:style-name="T34">-</text:span><text:span text:style-name="T30">πτά</text:span><text:span text:style-name="T20">,</text:span><text:span text:style-name="T14"> dilacerata.</text:span></text:p>
      <text:p text:style-name="P56"><text:span text:style-name="T26">δυσανίης</text:span><text:span text:style-name="T24">, </text:span><text:span text:style-name="T14">qui angitur re exigua. Critias in libro de na-<text:line-break/>tura amoris vel virtutum sic exponit nomen</text:span><text:span text:style-name="T24">, </text:span><text:span text:style-name="T26">δυσανίης</text:span><text:span text:style-name="T24"><text:line-break/></text:span><text:span text:style-name="T14">autem est quicunque propter parva tristatur et propter<text:line-break/>magna magis quam alii homines vel diutius.</text:span></text:p>
      <text:p text:style-name="P56"><text:span text:style-name="T26">δυσήνιος</text:span><text:span text:style-name="T24">, </text:span><text:span text:style-name="T14">'effrenatus qui non facile tristatur, est autem et<text:line-break/>difficulter frenabitis et morosissimus.</text:span></text:p>
      <text:h text:style-name="P5" text:outline-level="2"><text:span text:style-name="T12">Ε</text:span>.</text:h>
      <text:p text:style-name="P60"><text:span text:style-name="T31">Ε</text:span><text:span text:style-name="T26">βλημάσθη</text:span><text:span text:style-name="T24">, </text:span><text:span text:style-name="T14">mollificatus est, molle factum esu<text:line-break/></text:span><text:span text:style-name="T26">ἐγγαστρίμυθοι</text:span><text:span text:style-name="T24">, </text:span><text:span text:style-name="T14">qui clauso ore loquuntur, quia videntur<text:line-break/>ex ventre loqui.</text:span></text:p>
      <text:p text:style-name="P56"><text:span text:style-name="T26">ἐγκέλλη</text:span><text:span text:style-name="T24">, </text:span><text:span text:style-name="T14">offirmet, supra fulciat, apprimat, insistat, incumbat,<text:line-break/></text:span><text:span text:style-name="T26">ἐγκάμψει</text:span><text:span text:style-name="T24">, </text:span><text:span text:style-name="T14">inflectet, confringet et </text:span><text:span text:style-name="T30">Ιγχιχαμμΐνσί</text:span><text:span text:style-name="T24"> </text:span><text:span text:style-name="T14">inflexi, in-<text:line-break/>nitentes, incumbeutesve et adunci; dictum est autem<text:line-break/>de unguibus.</text:span></text:p>
      <text:p text:style-name="P56"><text:span text:style-name="T26">ἐγγενὲς</text:span><text:span text:style-name="T33">, </text:span><text:span text:style-name="T14">congenitum, proprium ac familiare.</text:span></text:p>
      <text:p text:style-name="P56"><text:span text:style-name="T26">ἐγκὰς</text:span><text:span text:style-name="T18">, </text:span><text:span text:style-name="T14">in profundo.</text:span></text:p>
      <text:p text:style-name="P55"><text:span text:style-name="T30">ίγΜχαλίνωταν</text:span><text:span text:style-name="T21">,</text:span><text:span text:style-name="T18"> </text:span><text:span text:style-name="T14">frenis velut circumdatus est.</text:span></text:p>
      <text:p text:style-name="P56"><text:span text:style-name="T26">ἐκγεγλευκισμὲνος</text:span><text:span text:style-name="T14">, vinum subterraneum et quod mustum<text:line-break/>esse desiit.</text:span></text:p>
      <text:p text:style-name="P56"><text:span text:style-name="T26">ἔγρησις</text:span><text:span text:style-name="T18">, </text:span><text:span text:style-name="T14">vigilantia.</text:span></text:p>
      <text:p text:style-name="P56"><text:span text:style-name="T26">ἐέρχαται</text:span><text:span text:style-name="T18">, </text:span><text:span text:style-name="T14">intus ,comprehenduntur, concluduntur, inter-<text:line-break/>cipiuntur.</text:span></text:p>
      <text:p text:style-name="P56"><text:span text:style-name="T26">ἔθρασσεν</text:span><text:span text:style-name="T18">, </text:span><text:span text:style-name="T14">pungebat, stimulabat.</text:span></text:p>
      <text:p text:style-name="P56"><text:span text:style-name="T26">ἐκβρἠσσει</text:span><text:span text:style-name="T18">, </text:span><text:span text:style-name="T14">ejicit, expellit.</text:span></text:p>
      <text:p text:style-name="P56"><text:span text:style-name="T26">ἔκδεξιν</text:span><text:span text:style-name="T18">, </text:span><text:span text:style-name="T14">successionem.</text:span></text:p>
      <text:p text:style-name="P56"><text:span text:style-name="T26">ε</text:span><text:span text:style-name="T18">’</text:span><text:span text:style-name="T26">κκολύψας</text:span><text:span text:style-name="T18">, </text:span><text:span text:style-name="T14">qui corticem detraxit.</text:span></text:p>
      <text:p text:style-name="P56"><text:span text:style-name="T26">ἐκλουέσθω</text:span><text:span text:style-name="T24">, </text:span><text:span text:style-name="T14">significat aliquando et inundetur, ut in libro<text:line-break/>de sterilibus et in adjunctis libro de vulneribus capitis.</text:span></text:p>
      <text:p text:style-name="P56"><text:span text:style-name="T26">ἔκμαγμα</text:span><text:span text:style-name="T24">, </text:span><text:span text:style-name="T14">subacta massa et crocomagma croci </text:span><text:span text:style-name="T20">recrementum,<text:line-break/></text:span><text:span text:style-name="T14">ut in libro de sterilibus.</text:span></text:p>
      <text:p text:style-name="P56"><text:span text:style-name="T26">ἐκμάξαι</text:span><text:span text:style-name="T18">, </text:span><text:span text:style-name="T14">efformare: aliquando etiam aliud facere et mu-<text:line-break/>tare, ut in libro de sterilibus digito formare, hoc est<text:line-break/>tanquam rotulam effingere, sed et exprimere, ut in li-</text:span></text:p>
      <text:p text:style-name="P13">bro de morbis primo majore de spongia et mercuriali<text:line-break/>herba et sambuci foliis.</text:p>
      <text:p text:style-name="P56"><text:span text:style-name="T26">ἐκματεῖσθαι</text:span><text:span text:style-name="T24">, </text:span><text:span text:style-name="T14">investigare.</text:span></text:p>
      <text:p text:style-name="P56"><text:span text:style-name="T26">ἐκμιαίνεται</text:span><text:span text:style-name="T14">, inquinatur semine , excernit semen.</text:span></text:p>
      <text:p text:style-name="P56"><text:span text:style-name="T26">ἐκνεφίας</text:span><text:span text:style-name="T33"> </text:span><text:span text:style-name="T26">ομβρος</text:span><text:span text:style-name="T33">, </text:span><text:span text:style-name="T14">imber cum sole factus.</text:span></text:p>
      <text:p text:style-name="P56"><text:span text:style-name="T30">ίχνίφίας</text:span><text:span text:style-name="T35">,</text:span><text:span text:style-name="T24"> </text:span><text:span text:style-name="T14">febris humida simul et ignea, quemadmodum et<text:line-break/>sol cum quo simul imber fit.</text:span></text:p>
      <text:p text:style-name="P56"><text:span text:style-name="T26">ἔκνυξεν</text:span><text:span text:style-name="T24">, </text:span><text:span text:style-name="T14">strepebat, nomen formatum est a strepitu.</text:span></text:p>
      <text:p text:style-name="P56"><text:span text:style-name="T20">txvvnri,</text:span><text:span text:style-name="T14"> expassa, explicata, explanata.</text:span></text:p>
      <text:p text:style-name="P56"><text:span text:style-name="T26">ἐκπεπληγμένον</text:span><text:span text:style-name="T14">, eversum et eversis labris ac diductis,<text:line-break/></text:span><text:span text:style-name="T26">ἐκρήγμασιν</text:span><text:span text:style-name="T18">, </text:span><text:span text:style-name="T14">fcissiiris pannorum.</text:span></text:p>
      <text:p text:style-name="P56"><text:span text:style-name="T26">ἐκσυριγγοννται</text:span><text:span text:style-name="T18">, </text:span><text:span text:style-name="T14">aperiuntur.</text:span></text:p>
      <text:p text:style-name="P56"><text:span text:style-name="T26">ἐκτόμου</text:span><text:span text:style-name="T14">, veratri nigri.</text:span></text:p>
      <text:p text:style-name="P56"><text:span text:style-name="T26">ἔκτριψιν</text:span><text:span text:style-name="T18">, </text:span><text:span text:style-name="T14">ad viscera mutationem.</text:span></text:p>
      <text:p text:style-name="P56"><text:span text:style-name="T26">ἐκφινδἀνει</text:span><text:span text:style-name="T14">, erumpit.</text:span></text:p>
      <text:p text:style-name="P56"><text:span text:style-name="T26">ἐκβράσσει</text:span><text:span text:style-name="T24">, </text:span><text:span text:style-name="T14">sic autem et ebullit.</text:span></text:p>
      <text:p text:style-name="P56"><text:span text:style-name="T26">ἐκχύμωσις</text:span><text:span text:style-name="T18">, </text:span><text:span text:style-name="T14">effusio humorum.</text:span></text:p>
      <text:p text:style-name="P55"><text:span text:style-name="T20">tlatov piStvov,</text:span><text:span text:style-name="T14"> oleum rosaxum, quod aromatibus conditum<text:line-break/>non est.</text:span></text:p>
      <text:p text:style-name="P56"><text:span text:style-name="T26">ἐλατἡριον</text:span><text:span text:style-name="T14">, </text:span><text:span text:style-name="T20">non</text:span><text:span text:style-name="T14"> solum ex agresti cucumere factum, sed<text:line-break/>etiam omne quod deorsum ventrem purgat.</text:span></text:p>
      <text:p text:style-name="P56"><text:span text:style-name="T20">elata,</text:span><text:span text:style-name="T14"> agrestia.</text:span></text:p>
      <text:p text:style-name="P56"><text:span text:style-name="T26">εἱληθερὲς</text:span><text:span text:style-name="T18">, </text:span><text:span text:style-name="T14">tanquam a sole calidum;</text:span></text:p>
      <text:p text:style-name="P56"><text:span text:style-name="T26">ἑληθερείσθω</text:span><text:span text:style-name="T18">, </text:span><text:span text:style-name="T14">insoletur.</text:span></text:p>
      <text:p text:style-name="P56"><text:span text:style-name="T26">ἐλιννύειν</text:span><text:span text:style-name="T18">, </text:span><text:span text:style-name="T14">quiescere.</text:span></text:p>
      <text:p text:style-name="P56"><text:span text:style-name="T26">ἑλεσχηνενσάμην</text:span><text:span text:style-name="T18">, </text:span><text:span text:style-name="T14">plurimum disseruu</text:span></text:p>
      <text:p text:style-name="P56"><text:span text:style-name="T26">ἑλκνσιῆρι</text:span><text:span text:style-name="T18">, </text:span><text:span text:style-name="T14">instrumento quodam ad infantem ex utero ex-<text:line-break/>trahendum.</text:span></text:p>
      <text:p text:style-name="P56"><text:span text:style-name="T26">ἔλυτρα</text:span><text:span text:style-name="T18">, </text:span><text:span text:style-name="T14">velamenta.</text:span></text:p>
      <text:p text:style-name="P56"><text:span text:style-name="T26">ἐμβάφιον</text:span><text:span text:style-name="T18">, </text:span><text:span text:style-name="T14">acetabulum.</text:span></text:p>
      <text:p text:style-name="P56"><text:span text:style-name="T26">ὲμιαι</text:span><text:span text:style-name="T18">,-</text:span><text:span text:style-name="T14">vomitus, Atticum nomen.</text:span></text:p>
      <text:p text:style-name="P56"><text:span text:style-name="T26">ὲμπλην</text:span><text:span text:style-name="T14">, prope.</text:span></text:p>
      <text:p text:style-name="P56"><text:span text:style-name="T30">ΐμηυους</text:span><text:span text:style-name="T18"> </text:span><text:span text:style-name="T26">μοτοὺς</text:span><text:span text:style-name="T18">, </text:span><text:span text:style-name="T14">linamenta concerpta, quae circumvolvun-<text:line-break/>tur et vulneribus induntur, ad saniem purgandam vel<text:line-break/>lemniscos.</text:span></text:p>
      <text:p text:style-name="P56"><text:span text:style-name="T26">ἐμνκώθη</text:span><text:span text:style-name="T24">, </text:span><text:span text:style-name="T14">Dioscorides quidem ait, conclusit, plurimi au-<text:line-break/>tem, adnafcentias habuit httmidas, ut et fungi.</text:span></text:p>
      <text:p text:style-name="P55"><text:span text:style-name="T20">tpdlM&amp;rl,</text:span><text:span text:style-name="T14"> induruit.</text:span></text:p>
      <text:p text:style-name="P56"><text:span text:style-name="T26">ἐμυλήθη</text:span><text:span text:style-name="T33">, </text:span><text:span text:style-name="T14">contabuit.</text:span></text:p>
      <text:p text:style-name="P56"><text:span text:style-name="T26">ἐνθλἀσσει</text:span><text:span text:style-name="T18">, </text:span><text:span text:style-name="T14">infringit.</text:span></text:p>
      <text:p text:style-name="P56"><text:span text:style-name="T26">ἐνθράσσει</text:span><text:span text:style-name="T18">, </text:span><text:span text:style-name="T14">urgens pungit.</text:span></text:p>
      <text:p text:style-name="P56"><text:span text:style-name="T26">ἔξαλίπτης</text:span><text:span text:style-name="T18">, </text:span><text:span text:style-name="T14">illitor, unctor.</text:span></text:p>
      <text:p text:style-name="P56"><text:span text:style-name="T26">ἐξαλίζοιτο</text:span><text:span text:style-name="T14">, exinaniretur.</text:span></text:p>
      <text:p text:style-name="P56"><text:span text:style-name="T26">ἐξάντης</text:span><text:span text:style-name="T24">, </text:span><text:span text:style-name="T14">sanus.</text:span></text:p>
      <text:p text:style-name="P56"><text:span text:style-name="T26">ἐξάραγμα</text:span><text:span text:style-name="T24">, </text:span><text:span text:style-name="T14">confractio, collisio.</text:span></text:p>
      <text:p text:style-name="P56"><text:span text:style-name="T26">ἔξαρύαται</text:span><text:span text:style-name="T24">, </text:span><text:span text:style-name="T14">evacuatur, exprimitur. Quidam vero, hostiliter<text:line-break/>aggreditur, minas facit.</text:span></text:p>
      <text:p text:style-name="P56"><text:span text:style-name="T26">ἐξάρνσις</text:span><text:span text:style-name="T18">, </text:span><text:span text:style-name="T14">exhaustio.</text:span></text:p>
      <text:p text:style-name="P56"><text:span text:style-name="T30">ΐξαστίας</text:span><text:span text:style-name="T21">,</text:span><text:span text:style-name="T18"> </text:span><text:span text:style-name="T14">quidam lina exurgentia a summis linteis scissis<text:line-break/>et a pannis vilibus fila, mihi autem etiam ante quam<text:line-break/>scindantur exstantia eodem modo videtur appellare.</text:span></text:p>
      <text:p text:style-name="P56"><text:span text:style-name="T26">ἐξητριασμένον</text:span><text:span text:style-name="T24">, </text:span><text:span text:style-name="T14">panno tenui colatum, est autem </text:span><text:span text:style-name="T20">qtptov te-<text:line-break/>nuis</text:span><text:span text:style-name="T14"> quidam et agrestis pannus.</text:span></text:p>
      <text:p text:style-name="P56"><text:span text:style-name="T26">ἐξινοῖ</text:span><text:span text:style-name="T18">, </text:span><text:span text:style-name="T14">evacuati</text:span></text:p>
      <text:p text:style-name="P55"><text:span text:style-name="T30">ιξουρα</text:span><text:span text:style-name="T21">,</text:span><text:span text:style-name="T18"> </text:span><text:span text:style-name="T14">in angustum contracta, quae et </text:span><text:span text:style-name="T26">μύοπα</text:span><text:span text:style-name="T18"> </text:span><text:span text:style-name="T14">nominant,<text:line-break/></text:span><text:span text:style-name="T26">ἔπακρα</text:span><text:span text:style-name="T18">, </text:span><text:span text:style-name="T14">in angustum desinentia, quae et </text:span><text:span text:style-name="T30">ίξουρα</text:span><text:span text:style-name="T21">.</text:span></text:p>
      <text:p text:style-name="P56"><text:span text:style-name="T30">ΐπαλννων</text:span><text:span text:style-name="T35">,</text:span><text:span text:style-name="T24"> </text:span><text:span text:style-name="T14">spargens: apponitur autem et ad magis.</text:span></text:p>
      <text:p text:style-name="P56"><text:span text:style-name="T20">imxipaq, </text:span><text:span text:style-name="T14">foenum Graecum, quidam aliam quandam hera<text:line-break/>bam sic nominatam.</text:span></text:p>
      <text:p text:style-name="P56"><text:span text:style-name="T26">ἐπικτένιον</text:span><text:span text:style-name="T18">, </text:span><text:span text:style-name="T14">lu mulieribus pubes quae vocatur </text:span><text:span text:style-name="T26">ἐπισειον</text:span><text:span text:style-name="T18">,<text:line-break/></text:span><text:span text:style-name="T14">nam supra pectinem est, in stuppa autem vel lino pe-<text:line-break/>ctini insidentem lanuginem in opificio.</text:span></text:p>
      <text:p text:style-name="P56"><text:span text:style-name="T20">sutprseiSa,</text:span><text:span text:style-name="T14"> Dioscorides quidem in primo de materia genus<text:line-break/>mespili, </text:span><text:span text:style-name="T26">σιτἀνιον</text:span><text:span text:style-name="T18"> </text:span><text:span text:style-name="T14">etiam appellatum, quidam autem<text:line-break/>mala parva sylvestria, quae et </text:span><text:span text:style-name="T26">ἀμαμηλίδες</text:span><text:span text:style-name="T18"> </text:span><text:span text:style-name="T14">nominantur.</text:span></text:p>
      <text:p text:style-name="P56"><text:span text:style-name="T30">έπιμυλίδα</text:span><text:span text:style-name="T35">,</text:span><text:span text:style-name="T24"> </text:span><text:span text:style-name="T14">os, ceu conchula quaedam genu tegens, latum<text:line-break/>et rotundum, quo genuum commissura obtegitur, vulgo<text:line-break/>patellam vocant.</text:span></text:p>
      <text:p text:style-name="P56"><text:span text:style-name="T26">ἐπισκληροῖς</text:span><text:span text:style-name="T18"> </text:span><text:span text:style-name="T14">, induratis.</text:span></text:p>
      <text:p text:style-name="P56"><text:span text:style-name="T26">ἐπίστημος</text:span><text:span text:style-name="T18">, </text:span><text:span text:style-name="T14">cunctatrix, cogitabunda, haesitans.</text:span></text:p>
      <text:p text:style-name="P56"><text:span text:style-name="T26">ἐπίχνουν</text:span><text:span text:style-name="T18">, </text:span><text:span text:style-name="T14">humorem concretum lanuginofum.</text:span></text:p>
      <text:p text:style-name="P56"><text:span text:style-name="T26">ἐπορεξάμεναι</text:span><text:span text:style-name="T14">, extensae, in longum porrectae.</text:span></text:p>
      <text:p text:style-name="P55"><text:span text:style-name="T26">ἐπόσχιον</text:span><text:span text:style-name="T24">, </text:span><text:span text:style-name="T14">palmes, ex quo natum est quippiam, ut ex co-<text:line-break/>locynthide.</text:span></text:p>
      <text:p text:style-name="P56"><text:span text:style-name="T26">ἐπῶδες</text:span><text:span text:style-name="T18">, </text:span><text:span text:style-name="T14">foetens et tanquam male olens.</text:span></text:p>
      <text:p text:style-name="P56"><text:span text:style-name="T26">ἐπωκεστέρη</text:span><text:span text:style-name="T18">, </text:span><text:span text:style-name="T14">aceto multo utens.</text:span></text:p>
      <text:p text:style-name="P56"><text:span text:style-name="T26">ἐρυγγάνει</text:span><text:span text:style-name="T18">, </text:span><text:span text:style-name="T14">abjicit, repudiat.</text:span></text:p>
      <text:p text:style-name="P61"><text:span text:style-name="T26">ἐρυγὴ</text:span><text:span text:style-name="T18"> </text:span><text:span text:style-name="T14">, ructus , ejectio.<text:tab/></text:span><text:span text:style-name="T43">z</text:span></text:p>
      <text:p text:style-name="P56"><text:span text:style-name="T26">ἐρίκιδες</text:span><text:span text:style-name="T18">, </text:span><text:span text:style-name="T14">in crassiores partes divisa hordea, quidam bifa-<text:line-break/>riam divifa, nam et </text:span><text:span text:style-name="T26">ἐρεγμὸν</text:span><text:span text:style-name="T18">, </text:span><text:span text:style-name="T14">hoc est legumen fresum<text:line-break/>ab eo, quod est bifariam dividi, ajunt nominatum esse:<text:line-break/>mihi autem </text:span><text:span text:style-name="T26">παρὰ</text:span><text:span text:style-name="T18"> </text:span><text:span text:style-name="T26">τὸ</text:span><text:span text:style-name="T18"> </text:span><text:span text:style-name="T26">ἐρείκειν</text:span><text:span text:style-name="T18">, </text:span><text:span text:style-name="T14">id est ab eo. quod scin-<text:line-break/>duntur omnia talia, videtur nomen factum esse, quod<text:line-break/>non bifariam dividere est, sed frangere simpliciter, unde<text:line-break/>placenta etiam ipsa ex</text:span><text:span text:style-name="T39">1</text:span><text:span text:style-name="T14"> sesamo et melle </text:span><text:span text:style-name="T20">Iptsutov</text:span><text:span text:style-name="T14"> nomi-<text:line-break/>natur, quoniam facile frangitur.</text:span></text:p>
      <text:p text:style-name="P56"><text:span text:style-name="T26">ἔριξ</text:span><text:span text:style-name="T24">, </text:span><text:span text:style-name="T14">dicitur quidem et de jecinore, scriptum est in pluri-<text:line-break/>mis </text:span><text:span text:style-name="T26">θρὶξ</text:span><text:span text:style-name="T14">, significat autem partem hepatis superiorem,<text:line-break/>qua jecluoris fibrae a se mutuo dividuntur.</text:span></text:p>
      <text:p text:style-name="P56"><text:span text:style-name="T26">ἐρυγματώδης</text:span><text:span text:style-name="T18">, </text:span><text:span text:style-name="T14">ructum movens, ructuum effectivus, morbus<text:line-break/>flatuosus.</text:span></text:p>
      <text:p text:style-name="P55"><text:span text:style-name="T30">ϊρνϋροΰν</text:span><text:span text:style-name="T21"> </text:span><text:span text:style-name="T20">aTtap </text:span><text:span text:style-name="T21">, </text:span><text:span text:style-name="T20">rubicundus adeps,</text:span><text:span text:style-name="T14"> sanguinolentus adeps,<text:line-break/></text:span><text:span text:style-name="T26">ἐσαφἀσας</text:span><text:span text:style-name="T18">, </text:span><text:span text:style-name="T14">ad interiorem' partem ‘laxans, ut </text:span><text:span text:style-name="T26">μασᾶσθαι</text:span><text:span text:style-name="T18">,<text:line-break/></text:span><text:span text:style-name="T14">quod est quaerere.</text:span></text:p>
      <text:p text:style-name="P56"><text:span text:style-name="T26">ἐσφηκωμένα</text:span><text:span text:style-name="T24"> </text:span><text:span text:style-name="T14">, colligata , constricta.</text:span></text:p>
      <text:p text:style-name="P56"><text:span text:style-name="T26">ες</text:span><text:span text:style-name="T24"> </text:span><text:span text:style-name="T26">χεῖρα</text:span><text:span text:style-name="T24">, </text:span><text:span text:style-name="T14">significat et prope.</text:span></text:p>
      <text:p text:style-name="P56"><text:span text:style-name="T26">ἔτνος</text:span><text:span text:style-name="T18">, </text:span><text:span text:style-name="T14">omne ex legumine fracto decoctum.</text:span></text:p>
      <text:p text:style-name="P56"><text:span text:style-name="T26">εύἀνθεμον</text:span><text:span text:style-name="T18">, </text:span><text:span text:style-name="T14">quod et </text:span><text:span text:style-name="T26">ἀνθεμὶς</text:span><text:span text:style-name="T18"> </text:span><text:span text:style-name="T14">dicitur et chamaemelum.</text:span></text:p>
      <text:p text:style-name="P56"><text:span text:style-name="T26">εύθεσίην</text:span><text:span text:style-name="T24">, </text:span><text:span text:style-name="T14">firmam corporis constitutionem, ingenitum cor-<text:line-break/>potis habitum, quemadmodum alicubi et annus </text:span><text:span text:style-name="T26">εύθεσίης</text:span><text:span text:style-name="T24"><text:line-break/></text:span><text:span text:style-name="T20">optimus</text:span><text:span text:style-name="T14"> vocatur, qui fertilitatem efficit.</text:span></text:p>
      <text:p text:style-name="P56"><text:span text:style-name="T26">εύκἀρδιον</text:span><text:span text:style-name="T24">, </text:span><text:span text:style-name="T14">stomacho utile.</text:span></text:p>
      <text:p text:style-name="P56"><text:span text:style-name="T26">εύνὴ</text:span><text:span text:style-name="T24">, </text:span><text:span text:style-name="T14">non solum significat lectum, sed et coitum, ut in<text:line-break/>secundo de morbis mulierum, et offenditur vehementissime<text:line-break/>coitu.</text:span></text:p>
      <text:p text:style-name="P56"><text:span text:style-name="T26">εύοργητοτέρα</text:span><text:span text:style-name="T14">, moralior, </text:span><text:span text:style-name="T26">ὸργαὶ</text:span><text:span text:style-name="T18"> </text:span><text:span text:style-name="T14">enim mores sunt.</text:span></text:p>
      <text:p text:style-name="P56"><text:span text:style-name="T26">ἔφλυβον</text:span><text:span text:style-name="T18">, </text:span><text:span text:style-name="T14">depressi fuerunt.</text:span></text:p>
      <text:p text:style-name="P56"><text:span text:style-name="T26">ἐχέτρωσις</text:span><text:span text:style-name="T18">, </text:span><text:span text:style-name="T14">alba Bryonia.</text:span></text:p>
      <text:p text:style-name="P55"><text:span text:style-name="T20">ttstqptt,</text:span><text:span text:style-name="T14"> sapa, quod et </text:span><text:span text:style-name="T20">oipatov,</text:span><text:span text:style-name="T14"> hoc est mustum ad tertiam<text:line-break/>partem decoctum.</text:span></text:p>
      <text:p text:style-name="P56"><text:span text:style-name="T26">ἑψητὸν</text:span><text:span text:style-name="T24">, </text:span><text:span text:style-name="T14">autem genus piscium.</text:span></text:p>
      <text:h text:style-name="P5" text:outline-level="2"><text:span text:style-name="T10">Ζ</text:span>.</text:h>
      <text:p text:style-name="P56"><text:span text:style-name="T30">Ζίίας</text:span><text:span text:style-name="T21">,</text:span><text:span text:style-name="T18"> </text:span><text:span text:style-name="T14">Zeae, ferris, </text:span><text:span text:style-name="T20">olyrde,</text:span></text:p>
      <text:h text:style-name="P5" text:outline-level="2"><text:span text:style-name="T9">Η</text:span>.</text:h>
      <text:p text:style-name="P56"><text:span text:style-name="T20">'JfyitiatQtviat,</text:span><text:span text:style-name="T14"> implicatus esu</text:span></text:p>
      <text:p text:style-name="P56"><text:span text:style-name="T26">ἠγκυροβόληται</text:span><text:span text:style-name="T18">, </text:span><text:span text:style-name="T14">intus adhaesit, nt in anchora.</text:span></text:p>
      <text:p text:style-name="P56"><text:span text:style-name="T26">ἠδὲ</text:span><text:span text:style-name="T14">, insuper.</text:span></text:p>
      <text:p text:style-name="P56"><text:span text:style-name="T26">ἠδελφισται</text:span><text:span text:style-name="T18">, </text:span><text:span text:style-name="T14">amicus, familiaris et tanquam frater factus esu<text:line-break/></text:span><text:span text:style-name="T26">ἡδυντὴν</text:span><text:span text:style-name="T18"> </text:span><text:span text:style-name="T26">πίσσαν</text:span><text:span text:style-name="T18">, </text:span><text:span text:style-name="T14">odoribus conditam picem, coquitur autem<text:line-break/>cum aqua et aromatibus.</text:span></text:p>
      <text:p text:style-name="P56"><text:span text:style-name="T26">ἡδυντὸν</text:span><text:span text:style-name="T24"> </text:span><text:span text:style-name="T26">στέαρ</text:span><text:span text:style-name="T14">, adeps in aqua et aromatibus coctus et aro-<text:line-break/>mata et unguenta odorifera.</text:span></text:p>
      <text:p text:style-name="P56"><text:span text:style-name="T20">nplonov,</text:span><text:span text:style-name="T14"> dimidium.</text:span></text:p>
      <text:p text:style-name="P56"><text:span text:style-name="T26">ἡμιτύβιον</text:span><text:span text:style-name="T24">, </text:span><text:span text:style-name="T14">lintei crassioris pars.</text:span></text:p>
      <text:p text:style-name="P55"><text:span text:style-name="T20">rrvat,</text:span><text:span text:style-name="T14"> condundere, et </text:span><text:span text:style-name="T26">ἠνίων</text:span><text:span text:style-name="T24"> </text:span><text:span text:style-name="T14">contusorum.</text:span></text:p>
      <text:p text:style-name="P56"><text:span text:style-name="T30">ήοίας</text:span><text:span text:style-name="T35">,</text:span><text:span text:style-name="T24"> </text:span><text:span text:style-name="T14">matutinas horas.</text:span></text:p>
      <text:p text:style-name="P56"><text:span text:style-name="T26">ἠραχνίιυκεν</text:span><text:span text:style-name="T24">, </text:span><text:span text:style-name="T14">tenuibus simul et multis venulis, cujnsmodi<text:line-break/>sunt aranearum telae, implicavit.</text:span></text:p>
      <text:p text:style-name="P56"><text:span text:style-name="T26">ἡρμἄσθαι</text:span><text:span text:style-name="T24">, </text:span><text:span text:style-name="T14">firmatum esse, innixum esse vel aptatum esse,<text:line-break/></text:span><text:span text:style-name="T26">ῆσας</text:span><text:span text:style-name="T24">, </text:span><text:span text:style-name="T14">consuevisti.</text:span></text:p>
      <text:h text:style-name="P5" text:outline-level="2"><text:bookmark-start text:name="bookmark8"/><text:span text:style-name="T30">Θ</text:span><text:span text:style-name="T21">.</text:span><text:bookmark-end text:name="bookmark8"/></text:h>
      <text:p text:style-name="P56"><text:span text:style-name="T26">Θαλερὸν</text:span><text:span text:style-name="T14">, calidum ut a Iole, nam ab eo, quod est </text:span><text:span text:style-name="T26">θὲρε</text:span><text:span text:style-name="T18">-<text:line-break/></text:span><text:span text:style-name="T26">σθαι</text:span><text:span text:style-name="T14">, hoc est calefieri, nomen factum est.</text:span></text:p>
      <text:p text:style-name="P56"><text:span text:style-name="T20">•&amp;tqtipov,</text:span><text:span text:style-name="T14"> locus ad commorationem aestatis idoneus, qui-<text:line-break/>dam </text:span><text:span text:style-name="T26">θέντρον</text:span><text:span text:style-name="T18"> </text:span><text:span text:style-name="T14">scribunt.</text:span></text:p>
      <text:p text:style-name="P56"><text:span text:style-name="T26">θημών</text:span><text:span text:style-name="T14">, acervus.</text:span></text:p>
      <text:p text:style-name="P56"><text:span text:style-name="T26">θηρίον</text:span><text:span text:style-name="T14">, lumbricum et saevum ulcus, ut in libro de locis<text:line-break/>. in homine saevum ulcus in corpus advenit propter hoc<text:line-break/>et cum advenerit sanies defluens putrefacit et tumefacit,<text:line-break/>cum in libro de humoribus, unde curatur, ante dixisset.<text:line-break/>Postea lu aliis cum </text:span><text:span text:style-name="T26">θηρίον</text:span><text:span text:style-name="T18"> </text:span><text:span text:style-name="T14">dixerit, animalia in lutesti-</text:span></text:p>
      <text:p text:style-name="P55"><text:span text:style-name="T14">nis consistentia significat, lumbricos scilicet et ascaridas,<text:line-break/>quemadmodum et cum dixerit autumnorum </text:span><text:span text:style-name="T26">τὸ</text:span><text:span text:style-name="T18"> </text:span><text:span text:style-name="T26">θηριῶ</text:span><text:span text:style-name="T18">-<text:line-break/></text:span><text:span text:style-name="T26">δες</text:span><text:span text:style-name="T18">, </text:span><text:span text:style-name="T14">ab aliquo dictorum nomina: videtur autem et ali-<text:line-break/>quando </text:span><text:span text:style-name="T26">φθινῶδες</text:span><text:span text:style-name="T18"> </text:span><text:span text:style-name="T14">sic appellare.</text:span></text:p>
      <text:p text:style-name="P56"><text:span text:style-name="T26">θλάστὴν</text:span><text:span text:style-name="T24">, </text:span><text:span text:style-name="T14">foetus infractorem, quod et </text:span><text:span text:style-name="T26">πίεστρον</text:span><text:span text:style-name="T24"> </text:span><text:span text:style-name="T14">vocatur,<text:line-break/>nomen in primo de morbis mulierum.</text:span></text:p>
      <text:p text:style-name="P56"><text:span text:style-name="T26">θλασπόσιος</text:span><text:span text:style-name="T33">, </text:span><text:span text:style-name="T14">pro Thlaspis sic appellatae' herbae,</text:span></text:p>
      <text:p text:style-name="P56"><text:span text:style-name="T26">θολερὸν</text:span><text:span text:style-name="T24"> </text:span><text:span text:style-name="T26">πνεἔμα</text:span><text:span text:style-name="T24">, </text:span><text:span text:style-name="T14">turbulentus flatus, spiritus magnus et</text:span><text:span text:style-name="T45"><text:line-break/></text:span><text:span text:style-name="T14">impellens.</text:span></text:p>
      <text:p text:style-name="P56"><text:span text:style-name="T26">θράνον</text:span><text:span text:style-name="T18">, </text:span><text:span text:style-name="T14">sedem utrinque perviam.</text:span></text:p>
      <text:p text:style-name="P56"><text:span text:style-name="T26">θράσσεται</text:span><text:span text:style-name="T14">, pungitur, stimulatur.</text:span></text:p>
      <text:p text:style-name="P56"><text:span text:style-name="T30">θρὶξ</text:span><text:span text:style-name="T21">,</text:span><text:span text:style-name="T18"> </text:span><text:span text:style-name="T14">scribitur et </text:span><text:span text:style-name="T26">τρὶξ</text:span><text:span text:style-name="T18">, </text:span><text:span text:style-name="T14">pilos vocant sacerdotes, cum ap-<text:line-break/>paruerit in simo jecinoris in dextra pinnula venula an-<text:line-break/>gusta , recta, nigra.</text:span></text:p>
      <text:p text:style-name="P56"><text:span text:style-name="T26">θύη</text:span><text:span text:style-name="T24">, </text:span><text:span text:style-name="T14">fosstus, odoramenta.</text:span></text:p>
      <text:p text:style-name="P56"><text:span text:style-name="T26">θύματα</text:span><text:span text:style-name="T24">, </text:span><text:span text:style-name="T14">suffimenta.</text:span></text:p>
      <text:p text:style-name="P56"><text:span text:style-name="T26">θνμβραίαν</text:span><text:span text:style-name="T18">, </text:span><text:span text:style-name="T14">sic nominat satureiam.</text:span></text:p>
      <text:p text:style-name="P55"><text:span text:style-name="T21">•&amp;</text:span><text:span text:style-name="T30">ύμον</text:span><text:span text:style-name="T21">,</text:span><text:span text:style-name="T18"> </text:span><text:span text:style-name="T14">ex Thymis, gens autem et haec ex Thracia,<text:line-break/></text:span><text:span text:style-name="T26">θώρηξις</text:span><text:span text:style-name="T18">, </text:span><text:span text:style-name="T14">vinolentia vel ebrietas.</text:span></text:p>
      <text:h text:style-name="P5" text:outline-level="2"><text:span text:style-name="T10">Ι</text:span>.</text:h>
      <text:p text:style-name="P56"><text:span text:style-name="T24">’/</text:span><text:span text:style-name="T26">δνοΰται</text:span><text:span text:style-name="T24">, </text:span><text:span text:style-name="T14">obliquatur, in se subsidet.</text:span></text:p>
      <text:p text:style-name="P56"><text:span text:style-name="T26">ἰθαγενὲς</text:span><text:span text:style-name="T24">, </text:span><text:span text:style-name="T14">ingenuum, ut ait sapiens, sed me aeque atque<text:line-break/>ingenuos honorabat.</text:span></text:p>
      <text:p text:style-name="P56"><text:span text:style-name="T26">ΐκταρ</text:span><text:span text:style-name="T18">, </text:span><text:span text:style-name="T14">prope, apud Atticos; apud Hippocratem vero in<text:line-break/>secundo de morbis mulierum, mulieris testiculus vocatur. '</text:span></text:p>
      <text:p text:style-name="P56"><text:span text:style-name="T26">ἰλλαἰνειν</text:span><text:span text:style-name="T18">, </text:span><text:span text:style-name="T14">distorquere vel circumagere oculos.</text:span></text:p>
      <text:p text:style-name="P56"><text:span text:style-name="T20">spfpoi&amp;itoat,</text:span><text:span text:style-name="T14"> cum viro mixtae; quae cum viro congressae<text:line-break/>sunt et viri congressu potitae.</text:span></text:p>
      <text:p text:style-name="P56"><text:span text:style-name="T26">ἰνδικὸν</text:span><text:span text:style-name="T18">, </text:span><text:span text:style-name="T14">qui scripserunt nomina medicamentorum, ut Mnest-<text:line-break/>heus et Andreas Chrysaris et Xenocrates et Dioscorides<text:line-break/>Alexandrinus indicum nominant zingiberi, decepti ex<text:line-break/>eo, quod quidam putant ipsum piperis radicem esse,<text:line-break/>sed Dioscorides Anazarbeus aperte distinxit et definivit</text:span></text:p>
      <text:p text:style-name="P13">de zingibere et pipere, Dioscorides igitur junior, qui<text:line-break/>linguas scripsit, stirpem esse ait in India similem stirpi<text:line-break/>piperis, cujus fructus appellatur Myrtidanum, quia<text:line-break/>myrto similis est.</text:p>
      <text:p text:style-name="P56"><text:span text:style-name="T20">ivtit,</text:span><text:span text:style-name="T14"> evacuat et </text:span><text:span text:style-name="T26">ἰνηθμὸς</text:span><text:span text:style-name="T18">, </text:span><text:span text:style-name="T14">evacuatio et </text:span><text:span text:style-name="T20">Ivtixat,</text:span><text:span text:style-name="T14"> evacuatur,<text:line-break/></text:span><text:span text:style-name="T26">ἰξἀλήν</text:span><text:span text:style-name="T18">, </text:span><text:span text:style-name="T14">perfectae caprae corium.</text:span></text:p>
      <text:p text:style-name="P56"><text:span text:style-name="T26">ἰξίαι</text:span><text:span text:style-name="T14">, varices.'</text:span></text:p>
      <text:p text:style-name="P56"><text:span text:style-name="T26">ἴξιν</text:span><text:span text:style-name="T18">, </text:span><text:span text:style-name="T14">rectum progressum vel accessum.</text:span></text:p>
      <text:p text:style-name="P56"><text:span text:style-name="T30">Ιξίον</text:span><text:span text:style-name="T14">, folium albi Chamaeleontis.</text:span></text:p>
      <text:p text:style-name="P56"><text:span text:style-name="T26">ἰξύας</text:span><text:span text:style-name="T18">, </text:span><text:span text:style-name="T14">ile, pars inter ischium et lumbos.</text:span></text:p>
      <text:p text:style-name="P56"><text:span text:style-name="T26">ἴπος</text:span><text:span text:style-name="T33">, </text:span><text:span text:style-name="T14">potio in curatione ossis luxati.</text:span></text:p>
      <text:p text:style-name="P56"><text:span text:style-name="T26">ἱππόφεως</text:span><text:span text:style-name="T24">, </text:span><text:span text:style-name="T14">hippophaos hoc non solum lappago nominatur,<text:line-break/>fed et carduus et stybum.</text:span></text:p>
      <text:p text:style-name="P56"><text:span text:style-name="T26">ἰσεννύουσαι</text:span><text:span text:style-name="T18">, </text:span><text:span text:style-name="T14">adaequantes, mediae aetatis existentes.<text:line-break/></text:span><text:span text:style-name="T26">ἰσάλλην</text:span><text:span text:style-name="T18">, </text:span><text:span text:style-name="T14">pellem caprae, corium.</text:span></text:p>
      <text:p text:style-name="P56"><text:span text:style-name="T26">ἰσχαλέαι</text:span><text:span text:style-name="T24">, </text:span><text:span text:style-name="T14">tenues et </text:span><text:span text:style-name="T26">ἰσχαλέον</text:span><text:span text:style-name="T24"> </text:span><text:span text:style-name="T14">tenue.</text:span></text:p>
      <text:p text:style-name="P56"><text:span text:style-name="T26">ἰχθυήματα</text:span><text:span text:style-name="T18">, </text:span><text:span text:style-name="T14">squamulae corticum.</text:span></text:p>
      <text:p text:style-name="P55"><text:span text:style-name="T26">ἰχθύην</text:span><text:span text:style-name="T18">, </text:span><text:span text:style-name="T14">rhinae seu squatinae marinae pellem aridam: pot-<text:line-break/>est etiam ferreum unguem significare, quo in extractione<text:line-break/>vel sectione infantis immaturi adhuc in utero existentis<text:line-break/>utimur, propter squamarum piscis similitudinem.</text:span></text:p>
      <text:h text:style-name="P5" text:outline-level="2">Κ.</text:h>
      <text:p text:style-name="P56"><text:span text:style-name="T26">Αἀθαπτόμενοι</text:span><text:span text:style-name="T14">, perstringentes, sentientes vehementer.</text:span></text:p>
      <text:p text:style-name="P56"><text:span text:style-name="T26">καθετῆρι</text:span><text:span text:style-name="T18">, </text:span><text:span text:style-name="T14">tortili linamento vulnerario, ab eo quod demit-<text:line-break/>tatur in vulnus, in secundo de morbis mulierum, in<text:line-break/>vulnus indere tortile linamentum ex linteis factum.</text:span></text:p>
      <text:p text:style-name="P56"><text:span text:style-name="T26">κακαγγελίη</text:span><text:span text:style-name="T18">, </text:span><text:span text:style-name="T14">maledicentia, procacitas.</text:span></text:p>
      <text:p text:style-name="P56"><text:span text:style-name="T26">κακοήθεα</text:span><text:span text:style-name="T18">, </text:span><text:span text:style-name="T14">maligna.</text:span></text:p>
      <text:p text:style-name="P56"><text:span text:style-name="T26">κακοσινώτατα</text:span><text:span text:style-name="T14">, nocentissirna,</text:span></text:p>
      <text:p text:style-name="P56"><text:span text:style-name="T26">καλλίφυτον</text:span><text:span text:style-name="T18"> , </text:span><text:span text:style-name="T14">quod et capillus veneris et adianturn nominatur»<text:line-break/></text:span><text:span text:style-name="T26">καλλιο</text:span><text:span text:style-name="T18">,</text:span><text:span text:style-name="T26">νύμου</text:span><text:span text:style-name="T18">, </text:span><text:span text:style-name="T14">piscis cujusdam sic vocati.</text:span></text:p>
      <text:p text:style-name="P56"><text:span text:style-name="T26">κάμμορον</text:span><text:span text:style-name="T18">, </text:span><text:span text:style-name="T14">est animal parvae scillae simile et aconitum,<text:line-break/>ab eo quod illius radices sunt hnjus animalis similes,-<text:line-break/>sed neutrum horum iutelligi potest in libro de locis in</text:span></text:p>
      <text:p text:style-name="P55"><text:span text:style-name="T14">homine, inflammatis assumpto cammoro, unde Erotia-<text:line-break/>nus non solum ipsum animal caminorum, sed adhaeren-<text:line-break/>tem ipsi muscum, sic vocari ait; Leno autem Herophi-<text:line-break/>lius cicutam: Zeuxis autem medicinam refrigerantem.</text:span></text:p>
      <text:p text:style-name="P56"><text:span text:style-name="T26">κανονίαι</text:span><text:span text:style-name="T24">, </text:span><text:span text:style-name="T14">quibus planus venter et substrictus esu</text:span></text:p>
      <text:p text:style-name="P56"><text:span text:style-name="T26">καρικὸν</text:span><text:span text:style-name="T24">, </text:span><text:span text:style-name="T14">edulium quoddam ex nucibus sic nominat, cujus<text:line-break/>et confectionem scribit in primo libro de ulceribus.</text:span></text:p>
      <text:p text:style-name="P56"><text:span text:style-name="T26">καρνκοειδέα</text:span><text:span text:style-name="T18">, </text:span><text:span text:style-name="T14">subcruenta, vocant autem id proprie medici,<text:line-break/></text:span><text:span text:style-name="T26">καρίκη</text:span><text:span text:style-name="T18">, </text:span><text:span text:style-name="T14">Lydium edulium varium ex sanguine consectum.'<text:line-break/></text:span><text:span text:style-name="T26">καρχήσιον</text:span><text:span text:style-name="T18">, </text:span><text:span text:style-name="T14">in summo velo habens rotulam; et </text:span><text:span text:style-name="T26">καρχήσιοι</text:span><text:span text:style-name="T18">,<text:line-break/></text:span><text:span text:style-name="T14">in ipso funes extenti nominati.</text:span></text:p>
      <text:p text:style-name="P56"><text:span text:style-name="T26">καταβλακεύουσιν</text:span><text:span text:style-name="T18">, </text:span><text:span text:style-name="T14">parvi pendunt, prorsus negligunt.</text:span></text:p>
      <text:p text:style-name="P56"><text:span text:style-name="T26">κατάβλημα</text:span><text:span text:style-name="T33">, </text:span><text:span text:style-name="T14">circumjectum data opera vinculum aut amicu-<text:line-break/>lum, ad ea quae subjecta sunt constringenda.</text:span></text:p>
      <text:p text:style-name="P56"><text:span text:style-name="T26">καταγυιοῖ</text:span><text:span text:style-name="T18">, </text:span><text:span text:style-name="T14">ad extremum inutilitatis vel imbecillitatis ducit,<text:line-break/></text:span><text:span text:style-name="T26">κατακορεα</text:span><text:span text:style-name="T18">, </text:span><text:span text:style-name="T14">vocat sic et.merae bilis excrementa et pectora<text:line-break/></text:span><text:span text:style-name="T26">κατακορεα</text:span><text:span text:style-name="T18">, </text:span><text:span text:style-name="T14">quae talem humorem generant: quidam hir-</text:span></text:p>
      <text:p text:style-name="P55"><text:span text:style-name="T14">futa intellexerunt, sed et </text:span><text:span text:style-name="T26">κατακορεῖς</text:span><text:span text:style-name="T18"> </text:span><text:span text:style-name="T14">bile perfusos ho-<text:line-break/>mines similiter nominat; medicamentum quidem </text:span><text:span text:style-name="T26">κατακο</text:span><text:span text:style-name="T18">-<text:line-break/></text:span><text:span text:style-name="T26">ρὲς</text:span><text:span text:style-name="T18"> </text:span><text:span text:style-name="T14">vel quod id evacuet biliosum humorem vel propter<text:line-break/>proprium colorem: appellat autem et sitim quodam in<text:line-break/>loco </text:span><text:span text:style-name="T26">κατακορῆ</text:span><text:span text:style-name="T18"> </text:span><text:span text:style-name="T14">molestam, quae propter talem humorem<text:line-break/>facta est vehementior vel ad summum intensam, sic igi-<text:line-break/>tur et enervare </text:span><text:span text:style-name="T26">κατακορεῖν</text:span><text:span text:style-name="T18">.</text:span></text:p>
      <text:p text:style-name="P56"><text:span text:style-name="T26">κατακούρην</text:span><text:span text:style-name="T18">, </text:span><text:span text:style-name="T14">novaculae caesuram, sectionem, sic melius est<text:line-break/>scribere, inquit Dioscorides</text:span><text:span text:style-name="T18">, </text:span><text:span text:style-name="T30">την</text:span><text:span text:style-name="T21"> </text:span><text:span text:style-name="T20">naret </text:span><text:span text:style-name="T30">χορυφην</text:span><text:span text:style-name="T21"> </text:span><text:span text:style-name="T20">xovpt-<text:line-break/></text:span><text:span text:style-name="T30">ύ</text:span><text:span text:style-name="T21">'</text:span><text:span text:style-name="T30">ίην</text:span><text:span text:style-name="T21"> </text:span><text:span text:style-name="T30">τομην</text:span><text:span text:style-name="T21">, </text:span><text:span text:style-name="T20">.</text:span><text:span text:style-name="T14"> id est in vertice puellarem tonsuram, et<text:line-break/>hinc </text:span><text:span text:style-name="T26">τὸ</text:span><text:span text:style-name="T18"> </text:span><text:span text:style-name="T20">nfsoitv,</text:span><text:span text:style-name="T14"> id est tondere, et apud Theophrastum<text:line-break/></text:span><text:span text:style-name="T26">κονριζομε</text:span><text:span text:style-name="T18">'</text:span><text:span text:style-name="T26">νη</text:span><text:span text:style-name="T14">, id est tonsa abies pro secta.</text:span></text:p>
      <text:p text:style-name="P56"><text:span text:style-name="T26">καιακρούειν</text:span><text:span text:style-name="T14">, diffringere vel discindere.</text:span></text:p>
      <text:p text:style-name="P56"><text:span text:style-name="T26">καταλείφειν</text:span><text:span text:style-name="T33">, </text:span><text:span text:style-name="T14">illinere vel inungere.</text:span></text:p>
      <text:p text:style-name="P56"><text:span text:style-name="T26">καταμώσας</text:span><text:span text:style-name="T24">, </text:span><text:span text:style-name="T14">qui demisit causa quaerendi, facta enim est<text:line-break/>vox a quaerendo, quemadmodum et qui quaeritur.</text:span></text:p>
      <text:p text:style-name="P56"><text:span text:style-name="T26">καταναισιμοΰται</text:span><text:span text:style-name="T14">, consumitur, absumitur^</text:span></text:p>
      <text:p text:style-name="P56"><text:span text:style-name="T26">κατάστημα</text:span><text:span text:style-name="T18">, </text:span><text:span text:style-name="T14">velut innixus et decubitus, in secundo epide-<text:line-break/>mion, et </text:span><text:span text:style-name="T26">καταστῇσαι</text:span><text:span text:style-name="T18"> </text:span><text:span text:style-name="T14">decumbere, delabi.</text:span></text:p>
      <text:p text:style-name="P55"><text:span text:style-name="T30">καταφρονΐοντα</text:span><text:span text:style-name="T34">, </text:span><text:span text:style-name="T14">libere aut integre fentieutem, in majore<text:line-break/>prorrhetico.</text:span></text:p>
      <text:p text:style-name="P56"><text:span text:style-name="T26">κατἀχλοα</text:span><text:span text:style-name="T18">, </text:span><text:span text:style-name="T14">valde virentia.</text:span></text:p>
      <text:p text:style-name="P56"><text:span text:style-name="T26">καιιλλόμεναι</text:span><text:span text:style-name="T18">, </text:span><text:span text:style-name="T14">colligatae, vinctae.</text:span></text:p>
      <text:p text:style-name="P56"><text:span text:style-name="T26">κατενόει</text:span><text:span text:style-name="T18">, </text:span><text:span text:style-name="T14">intelligebat, sentiebat.</text:span></text:p>
      <text:p text:style-name="P56"><text:span text:style-name="T26">κατεπλήσσετο</text:span><text:span text:style-name="T14">, stupidus factus est, stupefactus erat.</text:span></text:p>
      <text:p text:style-name="P56"><text:span text:style-name="T26">κατηβολῇσι</text:span><text:span text:style-name="T24">, </text:span><text:span text:style-name="T14">circularibus initiis paroxysmorum.</text:span></text:p>
      <text:p text:style-name="P56"><text:span text:style-name="T26">κατήρτητο</text:span><text:span text:style-name="T24">, </text:span><text:span text:style-name="T14">compositus et sedatus erat.</text:span></text:p>
      <text:p text:style-name="P56"><text:span text:style-name="T26">κατ</text:span><text:span text:style-name="T33">* </text:span><text:span text:style-name="T26">ἰητρεῖον</text:span><text:span text:style-name="T33">, </text:span><text:span text:style-name="T14">ad chirurgiam pertinentia.</text:span></text:p>
      <text:p text:style-name="P56"><text:span text:style-name="T26">κατοπτῆρι</text:span><text:span text:style-name="T18">, </text:span><text:span text:style-name="T14">catopteri, anispeculo, quod </text:span><text:span text:style-name="T26">ἑδροδιαστολεῖ</text:span><text:span text:style-name="T14">, id<text:line-break/>est sedem dilatans vocant, ut et </text:span><text:span text:style-name="T26">διόπτρα</text:span><text:span text:style-name="T18"> </text:span><text:span text:style-name="T14">speculum ma-<text:line-break/>tricis mulierum.</text:span></text:p>
      <text:p text:style-name="P56"><text:span text:style-name="T26">κατωμοσαδέοι</text:span><text:span text:style-name="T14">, subaudiendum est, vici, ut </text:span><text:span text:style-name="T26">κατωσωσιλέ</text:span><text:span text:style-name="T18">».</text:span></text:p>
      <text:p text:style-name="P56"><text:span text:style-name="T26">κανλὸς</text:span><text:span text:style-name="T14">, radix quidem herbae silphium proprie vocatur,<text:line-break/>caulis autem et succus, ut aliorum. Scribit igitur ipse<text:line-break/>in libro de ratione nictus acutorum vel silphium vel<text:line-break/>caulis vel succus.-</text:span></text:p>
      <text:p text:style-name="P56"><text:span text:style-name="T26">καύσωμα</text:span><text:span text:style-name="T18">, </text:span><text:span text:style-name="T14">inflammationem, lu primo de morbis minore.</text:span></text:p>
      <text:p text:style-name="P55"><text:span text:style-name="T26">καυτῆρα</text:span><text:span text:style-name="T18">, </text:span><text:span text:style-name="T14">aereum calamulnm quendam perforatum in fundo,<text:line-break/>per quem cauteriolum apparens demissum urere potest,<text:line-break/></text:span><text:span text:style-name="T26">κάγχρυος</text:span><text:span text:style-name="T18"> </text:span><text:span text:style-name="T26">ῥἰζαν</text:span><text:span text:style-name="T18">, </text:span><text:span text:style-name="T14">rorifmarini radicem: cum autem pluraliter<text:line-break/>dixerit </text:span><text:span text:style-name="T26">τὰς</text:span><text:span text:style-name="T18"> </text:span><text:span text:style-name="T26">κάγχρνς</text:span><text:span text:style-name="T18"> </text:span><text:span text:style-name="T14">tosta hordea intelligenda sunt.</text:span></text:p>
      <text:p text:style-name="P56"><text:span text:style-name="T26">κὲδματα</text:span><text:span text:style-name="T24">, </text:span><text:span text:style-name="T14">diuturnos ex defluxione affectus vel in omnibus<text:line-break/>articulis vel praecipue circa coxam: proprie autem tibi<text:line-break/>hoc exposuimus, sicut et alias quasdam dictiones.</text:span></text:p>
      <text:p text:style-name="P56"><text:span text:style-name="T26">κεκωμῶσθαι</text:span><text:span text:style-name="T18">, </text:span><text:span text:style-name="T14">in comate seu profundo somno esse vel veterno,<text:line-break/></text:span><text:span text:style-name="T26">κερχναλέον</text:span><text:span text:style-name="T14">, asperitatis saucium effectivum i sic et afperitas<text:line-break/>nominatur gutturis et in pulmone strepitus et asperum<text:line-break/>et asperari et asperationes similiter significant.</text:span></text:p>
      <text:p text:style-name="P56"><text:span text:style-name="T26">κεφαλοειδοΰς</text:span><text:span text:style-name="T14">, caput habentis.</text:span></text:p>
      <text:p text:style-name="P56"><text:span text:style-name="T26">κιγκλισμός</text:span><text:span text:style-name="T18">, </text:span><text:span text:style-name="T14">brevis, continuata motio, a cinclo animali.</text:span></text:p>
      <text:p text:style-name="P56"><text:span text:style-name="T26">κίθαρον</text:span><text:span text:style-name="T18">, </text:span><text:span text:style-name="T14">thoracem.</text:span></text:p>
      <text:p text:style-name="P56"><text:span text:style-name="T26">κίων</text:span><text:span text:style-name="T18">, </text:span><text:span text:style-name="T14">bestiolarum congregatio, quae triticum comedunt,<text:line-break/>quarum unaquaeque cion nominatur; in sine secundi<text:line-break/>de morbis mulierum nomen esu</text:span></text:p>
      <text:p text:style-name="P55"><text:span text:style-name="T30">χλήΐ</text:span><text:span text:style-name="T21">&amp;</text:span><text:span text:style-name="T30">ρον</text:span><text:span text:style-name="T21">,</text:span><text:span text:style-name="T18"> </text:span><text:span text:style-name="T14">in gula locus sub tonsillis.</text:span></text:p>
      <text:p text:style-name="P56"><text:span text:style-name="T26">κλιμακεἰου</text:span><text:span text:style-name="T18">, </text:span><text:span text:style-name="T14">transversi in scalis ligni: quidam autem </text:span><text:span text:style-name="T26">κλι</text:span><text:span text:style-name="T18">-<text:line-break/></text:span><text:span text:style-name="T26">μακίου</text:span><text:span text:style-name="T18"> </text:span><text:span text:style-name="T14">scribunt, sine </text:span><text:span text:style-name="T26">ε</text:span><text:span text:style-name="T18"> </text:span><text:span text:style-name="T14">et per' climacrum, </text:span><text:span text:style-name="T20">'transversum<text:line-break/>scalae lignum,</text:span><text:span text:style-name="T14"> altera quaedam talis.</text:span></text:p>
      <text:p text:style-name="P56"><text:span text:style-name="T26">κλισμὸν</text:span><text:span text:style-name="T18">, </text:span><text:span text:style-name="T14">lectum, in secundo de morbis mulierum.</text:span></text:p>
      <text:p text:style-name="P56"><text:span text:style-name="T26">χνημαίον</text:span><text:span text:style-name="T18">, </text:span><text:span text:style-name="T14">tibialis.</text:span></text:p>
      <text:p text:style-name="P56"><text:span text:style-name="T26">κνήματα</text:span><text:span text:style-name="T18">, </text:span><text:span text:style-name="T14">ramenta, rasurae et </text:span><text:span text:style-name="T26">κνῆσαι</text:span><text:span text:style-name="T18"> </text:span><text:span text:style-name="T14">radere.</text:span></text:p>
      <text:p text:style-name="P56"><text:span text:style-name="T26">κνῆστρον</text:span><text:span text:style-name="T18">, </text:span><text:span text:style-name="T14">idem quod </text:span><text:span text:style-name="T26">κνέωρον</text:span><text:span text:style-name="T18">, </text:span><text:span text:style-name="T14">cneorum, Thymelaea.</text:span></text:p>
      <text:p text:style-name="P56"><text:span text:style-name="T26">κνήστρω</text:span><text:span text:style-name="T24">, </text:span><text:span text:style-name="T14">casci radulae, est autem cultellus quo raditur<text:line-break/>culeus.</text:span></text:p>
      <text:p text:style-name="P56"><text:span text:style-name="T26">κνιδώσιες</text:span><text:span text:style-name="T18">, </text:span><text:span text:style-name="T14">puncturae quaedam pruriginosae, quales ab ur-<text:line-break/>tica excitantur.</text:span></text:p>
      <text:p text:style-name="P62"><text:span text:style-name="T26">κνιπότητα</text:span><text:span text:style-name="T14">, pruritum; quidam autem aridam lippitudinem<text:line-break/>intellexerunt,<text:tab/></text:span><text:span text:style-name="T39">?</text:span></text:p>
      <text:p text:style-name="P56"><text:span text:style-name="T26">κνῆμα</text:span><text:span text:style-name="T33">, </text:span><text:span text:style-name="T14">factum nomen est ad imitationem strepitus. Sed<text:line-break/>et leniter suspirans, </text:span><text:span text:style-name="T26">κνυζόμενος</text:span><text:span text:style-name="T24"> </text:span><text:span text:style-name="T14">dicitur ab eodem et in<text:line-break/>canibus ululatus, gannitus.</text:span></text:p>
      <text:p text:style-name="P55"><text:span text:style-name="T30">χογχην</text:span><text:span text:style-name="T21"> </text:span><text:span text:style-name="T20">KtQaplda,</text:span><text:span text:style-name="T14"> concham, figlinum vas, nihil plus signi-<text:line-break/>ficat quam </text:span><text:span text:style-name="T26">κέραμις</text:span><text:span text:style-name="T18">, </text:span><text:span text:style-name="T14">id est figlinum vas.</text:span></text:p>
      <text:p text:style-name="P56"><text:span text:style-name="T26">κόγχον</text:span><text:span text:style-name="T18">, </text:span><text:span text:style-name="T14">concham hiatulam.</text:span></text:p>
      <text:p text:style-name="P56"><text:span text:style-name="T26">κόκκαλον</text:span><text:span text:style-name="T18">, </text:span><text:span text:style-name="T14">plurimi nucleum'nucis pineae accipiunt. Dio-<text:line-break/>scorides autem granum cuidium diminutive.</text:span></text:p>
      <text:p text:style-name="P56"><text:span text:style-name="T26">κοκκωνα</text:span><text:span text:style-name="T18">, </text:span><text:span text:style-name="T14">granum aut acinum communiter appellatum, non<text:line-break/></text:span><text:span text:style-name="T20">granum</text:span><text:span text:style-name="T14"> cnidium, quod etiam ipsum aliquando coccum<text:line-break/>sine additione nominat </text:span><text:span text:style-name="T20">Hippocrates.</text:span></text:p>
      <text:p text:style-name="P56"><text:span text:style-name="T26">κόλλικας</text:span><text:span text:style-name="T18">, </text:span><text:span text:style-name="T14">pestillos, rotulas, et illud </text:span><text:span text:style-name="T20">Aristopbanis</text:span><text:span text:style-name="T14"> in Achar-<text:line-break/>nensibus, </text:span><text:span text:style-name="T26">κολλικοφάγε</text:span><text:span text:style-name="T18">, </text:span><text:span text:style-name="T14">id est Rotulivora Boeotiole, de<text:line-break/>parvis pastillis dictum.</text:span></text:p>
      <text:p text:style-name="P56"><text:span text:style-name="T26">κολοκύνθην</text:span><text:span text:style-name="T18"> </text:span><text:span text:style-name="T26">ἀγρίην</text:span><text:span text:style-name="T18">, </text:span><text:span text:style-name="T14">colocynthidern, cucurbitam agrestem.</text:span></text:p>
      <text:p text:style-name="P56"><text:span text:style-name="T26">κοπρίιυν</text:span><text:span text:style-name="T18">, </text:span><text:span text:style-name="T14">favorum: plurimi autem scribunt </text:span><text:span text:style-name="T26">κηρἰων</text:span><text:span text:style-name="T18">. </text:span><text:span text:style-name="T14">Signi-<text:line-break/>ficat autem expressorum favi. .</text:span></text:p>
      <text:p text:style-name="P56"><text:span text:style-name="T26">κορήν</text:span><text:span text:style-name="T18">, </text:span><text:span text:style-name="T14">herbam, quae hypericon nominatur: habet autem<text:line-break/>fructum coriandro similem.</text:span></text:p>
      <text:p text:style-name="P56"><text:span text:style-name="T26">κορούς</text:span><text:span text:style-name="T18"> </text:span><text:span text:style-name="T14">, agnatos ramorum surculos, novas propagines.</text:span></text:p>
      <text:p text:style-name="P56"><text:span text:style-name="T26">κορυφάδων</text:span><text:span text:style-name="T33">, </text:span><text:span text:style-name="T14">orarum collectionis ad umbilicum.</text:span></text:p>
      <text:p text:style-name="P56"><text:span text:style-name="T26">κοτίδι</text:span><text:span text:style-name="T18">, </text:span><text:span text:style-name="T14">occipiti, cerebello.</text:span></text:p>
      <text:p text:style-name="P55"><text:span text:style-name="T26">κότινον</text:span><text:span text:style-name="T18">, </text:span><text:span text:style-name="T14">sylvestrem oleam sive oIeastrum.</text:span></text:p>
      <text:p text:style-name="P56"><text:span text:style-name="T26">κοτνλίδα</text:span><text:span text:style-name="T18">, </text:span><text:span text:style-name="T14">acetabulum ischii, tum in commentariis libri<text:line-break/>Mochlici, tum in secundo de morbis majore.</text:span></text:p>
      <text:p text:style-name="P56"><text:span text:style-name="T26">κοτυληδόνας</text:span><text:span text:style-name="T18">, </text:span><text:span text:style-name="T14">acetabula; ora vasorum in vulvas defcenden-<text:line-break/>tium, ut iu libris de Hippocratis anatome demonstra-<text:line-break/>tnrn esu</text:span></text:p>
      <text:p text:style-name="P56"><text:span text:style-name="T26">κοχώνην</text:span><text:span text:style-name="T18">, </text:span><text:span text:style-name="T14">commissuram coxendicis quae est ad sudem, pro-<text:line-break/>pter, quam omnis locus circa sedem sic vocatur.</text:span></text:p>
      <text:p text:style-name="P56"><text:span text:style-name="T26">κράδαι</text:span><text:span text:style-name="T18">, </text:span><text:span text:style-name="T14">fici rami majores aut virgulta.</text:span></text:p>
      <text:p text:style-name="P56"><text:span text:style-name="T26">κραίνουσι</text:span><text:span text:style-name="T18">, </text:span><text:span text:style-name="T14">desinunt, pertingunt.</text:span></text:p>
      <text:p text:style-name="P56"><text:span text:style-name="T20">XQapstiej,</text:span><text:span text:style-name="T14"> crambes decocto.</text:span></text:p>
      <text:p text:style-name="P56"><text:span text:style-name="T26">κρεκειν</text:span><text:span text:style-name="T18">, </text:span><text:span text:style-name="T14">nomen factum est, odiosum quiddam insonare, in<text:line-break/>secundo de morbis majori,</text:span></text:p>
      <text:p text:style-name="P56"><text:span text:style-name="T26">κρήγνον</text:span><text:span text:style-name="T18">, </text:span><text:span text:style-name="T14">bonum.</text:span></text:p>
      <text:p text:style-name="P56"><text:span text:style-name="T26">κρημνοὶ</text:span><text:span text:style-name="T18">, </text:span><text:span text:style-name="T14">labra ulcerum, ut in libro de locis in horniue:.<text:line-break/>et alae pudendi muliebris.</text:span></text:p>
      <text:p text:style-name="P55"><text:span text:style-name="T20">KQrfifpa,</text:span><text:span text:style-name="T14"> cribrum pollinarium farinae tritici evolalio<text:line-break/>quam vocant et sacculus quidam lineus.</text:span></text:p>
      <text:p text:style-name="P56"><text:span text:style-name="T26">κρφινα</text:span><text:span text:style-name="T14">, crassiores farinas; cum autem dixerit </text:span><text:span text:style-name="T26">κρίμνα</text:span><text:span text:style-name="T18"> </text:span><text:span text:style-name="T26">ἀλ</text:span><text:span text:style-name="T18">-<text:line-break/></text:span><text:span text:style-name="T30">φίΐθυ</text:span><text:span text:style-name="T21"> </text:span><text:span text:style-name="T30">ἀδρὰ</text:span><text:span text:style-name="T18"> </text:span><text:span text:style-name="T14">crassissimas farinas significat.</text:span></text:p>
      <text:p text:style-name="P56"><text:span text:style-name="T26">κρότωνας</text:span><text:span text:style-name="T33">, </text:span><text:span text:style-name="T14">cartilaginea in pulmone bronchia, in primo de<text:line-break/>morbis.</text:span></text:p>
      <text:p text:style-name="P56"><text:span text:style-name="T26">κρότωνος</text:span><text:span text:style-name="T18"> </text:span><text:span text:style-name="T26">ῥίζα</text:span><text:span text:style-name="T18">, </text:span><text:span text:style-name="T14">crotonis radix: hoc Aegyptii cicion no-<text:line-break/>rninant.</text:span></text:p>
      <text:p text:style-name="P56"><text:span text:style-name="T26">κυάμου</text:span><text:span text:style-name="T18"> </text:span><text:span text:style-name="T26">καρπὸν</text:span><text:span text:style-name="T18">, </text:span><text:span text:style-name="T14">fabae fructum. Dioscorides ait ipsum<text:line-break/>hyoscyami dicere: sic enim in primo de morbis rnulie-<text:line-break/>rum. Quidam autem Aegyptiae intelligunt.</text:span></text:p>
      <text:p text:style-name="P56"><text:span text:style-name="T26">κύαρ</text:span><text:span text:style-name="T14">, acus foramen.</text:span></text:p>
      <text:p text:style-name="P56"><text:span text:style-name="T26">κύβιτον</text:span><text:span text:style-name="T18">, </text:span><text:span text:style-name="T14">olecranum qui et cubitus. Dioscorides autem<text:line-break/>nodum brachii sic nominari ait.</text:span></text:p>
      <text:p text:style-name="P63"><text:span text:style-name="T26">κύκλοι</text:span><text:span text:style-name="T24"> </text:span><text:span text:style-name="T26">προσώπου</text:span><text:span text:style-name="T24">, </text:span><text:span text:style-name="T14">faciei circuli, malae, in primo de mor-<text:line-break/>bis majore. &gt;<text:tab/>,</text:span></text:p>
      <text:p text:style-name="P64"><text:span text:style-name="T26">κυγχνἰδα</text:span><text:span text:style-name="T14">, et parvum calicem et doliolum medicum aut<text:line-break/>vasculum dolii figura. . -<text:tab/>i</text:span></text:p>
      <text:p text:style-name="P55"><text:span text:style-name="T30">κνρβασίην</text:span><text:span text:style-name="T21">,</text:span><text:span text:style-name="T18"> </text:span><text:span text:style-name="T14">pileum acutum quem et tiaram erectam.</text:span></text:p>
      <text:p text:style-name="P56"><text:span text:style-name="T26">κυρήβια</text:span><text:span text:style-name="T24">, </text:span><text:span text:style-name="T14">paleae, significat et sursures et hordei purgamenta»<text:line-break/></text:span><text:span text:style-name="T26">κνρίησιν</text:span><text:span text:style-name="T24">, </text:span><text:span text:style-name="T14">diebus quibus ad talia judicanda creditur,<text:line-break/></text:span><text:span text:style-name="T26">κύρσεον</text:span><text:span text:style-name="T14">, podicem.</text:span></text:p>
      <text:p text:style-name="P56"><text:span text:style-name="T26">κύστιγγα</text:span><text:span text:style-name="T24">, </text:span><text:span text:style-name="T14">vesicam parvum.</text:span></text:p>
      <text:p text:style-name="P56"><text:span text:style-name="T26">κώδεις</text:span><text:span text:style-name="T24">, </text:span><text:span text:style-name="T14">capita et calices papaveris.</text:span></text:p>
      <text:p text:style-name="P56"><text:span text:style-name="T26">κωλεὸς</text:span><text:span text:style-name="T24">, </text:span><text:span text:style-name="T14">membrum in vulnere quod recte extrahi potest.</text:span></text:p>
      <text:p text:style-name="P56"><text:span text:style-name="T26">κῶμα</text:span><text:span text:style-name="T24">, </text:span><text:span text:style-name="T14">veternus, cataphora, in somnum delatio; scriptus<text:line-break/>est autem, ut scis, a nobis- de hoc libellus.</text:span></text:p>
      <text:p text:style-name="P56"><text:span text:style-name="T26">κωνίαν</text:span><text:span text:style-name="T18">, </text:span><text:span text:style-name="T14">vinum picatum, injicitur cum cortice piceae he-<text:line-break/>mina dimidia in vas figlinum-: ac nonnulli quidem ex-<text:line-break/>colant ubi efferbuit, alii vero relinquunt.</text:span></text:p>
      <text:p text:style-name="P56"><text:span text:style-name="T26">κωφοὶ</text:span><text:span text:style-name="T24">, </text:span><text:span text:style-name="T14">hebetes, languidi, invalidi, </text:span><text:span text:style-name="T26">κωφοῖ</text:span><text:span text:style-name="T24"> </text:span><text:span text:style-name="T14">vero verbum<text:line-break/>tertiae personae tertiae conjugationis languefacit et</text:span></text:p>
      <text:p text:style-name="P12">-retundit significat.</text:p>
      <text:h text:style-name="P5" text:outline-level="2"><text:span text:style-name="T12">Λ</text:span>.</text:h>
      <text:p text:style-name="P65"><text:span text:style-name="T26">Λαβὴ</text:span><text:span text:style-name="T18">, </text:span><text:span text:style-name="T14">praesultus febris, maxime autem quae per circui-<text:line-break/>tus invadit.</text:span></text:p>
      <text:p text:style-name="P55"><text:span text:style-name="T20">tayvtsp,</text:span><text:span text:style-name="T14"> res venerea, significat aliquando etiam ipfum fe-<text:line-break/>men, ut in libro de natura pueri, sic-et </text:span><text:span text:style-name="T26">τὸ</text:span><text:span text:style-name="T18"> </text:span><text:span text:style-name="T26">λάγνευμα</text:span><text:span text:style-name="T18">,<text:line-break/></text:span><text:span text:style-name="T14">semen, coitus.</text:span></text:p>
      <text:p text:style-name="P56"><text:span text:style-name="T26">λαγώπνρος</text:span><text:span text:style-name="T24">, </text:span><text:span text:style-name="T14">lagopyrus et lagonate appellata herba.</text:span></text:p>
      <text:p text:style-name="P56"><text:span text:style-name="T26">λαμπτὴρ</text:span><text:span text:style-name="T18">, </text:span><text:span text:style-name="T14">lucerna, quem multi </text:span><text:span text:style-name="T26">φανὸν</text:span><text:span text:style-name="T18">, </text:span><text:span text:style-name="T14">id est pharum vel<text:line-break/>lampadem nominant, in secundo de. morbis majore.<text:line-break/>Apud alios et maxime Atticos, in. quo ligna combure-<text:line-break/>bantur praebentia lumen, sed et fax et lucerna ali-<text:line-break/>qnando </text:span><text:span text:style-name="T26">λαμπτὴρ</text:span><text:span text:style-name="T18"> </text:span><text:span text:style-name="T14">nominatur.</text:span></text:p>
      <text:p text:style-name="P56"><text:span text:style-name="T26">λαπαχθῆναι</text:span><text:span text:style-name="T14">, proprie quidem evacuari, propter hoc autem<text:line-break/>et </text:span><text:span text:style-name="T26">μαλαχθῆνἀἔ</text:span><text:span text:style-name="T24">, </text:span><text:span text:style-name="T14">id est mollire.</text:span></text:p>
      <text:p text:style-name="P56"><text:span text:style-name="T26">λαμπηρἀ</text:span><text:span text:style-name="T18">; </text:span><text:span text:style-name="T14">fplendentla, spumosa,-splendet enim spuma,<text:line-break/></text:span><text:span text:style-name="T26">λάσιον</text:span><text:span text:style-name="T14">, linteum.</text:span></text:p>
      <text:p text:style-name="P66"><text:span text:style-name="T26">λεβηρίδα</text:span><text:span text:style-name="T18">, </text:span><text:span text:style-name="T14">serpentis exuvium. Quidam autem concham<text:line-break/>vacuam.<text:tab/></text:span><text:span text:style-name="T39">x</text:span></text:p>
      <text:p text:style-name="P56"><text:span text:style-name="T26">λέγνα</text:span><text:span text:style-name="T24">, </text:span><text:span text:style-name="T14">extremae partes* oris uteri ex translatione: sic enim<text:line-break/>vocantur extremitates indumentorum </text:span><text:span text:style-name="T26">ι</text:span><text:span text:style-name="T24"> </text:span><text:span text:style-name="T14">nominat et alibi<text:line-break/>extremitates- has uteri osculi </text:span><text:span text:style-name="T26">ἀμφίδεα</text:span><text:span text:style-name="T24">.</text:span></text:p>
      <text:p text:style-name="P56"><text:span text:style-name="T26">λέκιθον</text:span><text:span text:style-name="T24">, </text:span><text:span text:style-name="T14">lecithum, quod est intra lentis corticem.</text:span></text:p>
      <text:p text:style-name="P55"><text:span text:style-name="T26">λεπάδες</text:span><text:span text:style-name="T24">, </text:span><text:span text:style-name="T14">conchylia, petris adhaerentes conchae.</text:span></text:p>
      <text:p text:style-name="P56"><text:span text:style-name="T26">λεπτὰ</text:span><text:span text:style-name="T18">, </text:span><text:span text:style-name="T14">sic. aliquando vocat rura, ut in libro de locis in<text:line-break/>homine.</text:span></text:p>
      <text:p text:style-name="P56"><text:span text:style-name="T26">λευκὴν</text:span><text:span text:style-name="T18"> </text:span><text:span text:style-name="T26">ῥίζαν</text:span><text:span text:style-name="T18">, </text:span><text:span text:style-name="T14">albam radicem dracunculi.</text:span></text:p>
      <text:p text:style-name="P56"><text:span text:style-name="T26">λευκοί</text:span><text:span text:style-name="T18">’</text:span><text:span text:style-name="T26">ου</text:span><text:span text:style-name="T18"> </text:span><text:span text:style-name="T26">καρπὸν</text:span><text:span text:style-name="T18">, </text:span><text:span text:style-name="T14">albae violae femen sic vocari ait Dios-<text:line-break/>corides.</text:span></text:p>
      <text:p text:style-name="P56"><text:span text:style-name="T26">λτῶς</text:span><text:span text:style-name="T33">, </text:span><text:span text:style-name="T14">omnino, penitus, in totum.</text:span></text:p>
      <text:p text:style-name="P56"><text:span text:style-name="T30">λιβανωιοΰ</text:span><text:span text:style-name="T21"> </text:span><text:span text:style-name="T30">καρπον</text:span><text:span text:style-name="T21">,</text:span><text:span text:style-name="T18"> </text:span><text:span text:style-name="T14">ipfum sorte appellatum sic thus,. quo-<text:line-break/>niam ejus plantae semen in usum venire ignoratur.</text:span></text:p>
      <text:p text:style-name="P56"><text:span text:style-name="T26">λιβηρῶ</text:span><text:span text:style-name="T18">, </text:span><text:span text:style-name="T14">humido,</text:span></text:p>
      <text:p text:style-name="P56"><text:span text:style-name="T26">λίβος</text:span><text:span text:style-name="T14">, gutta, destillatio quaedam oculorum fluida, sacta<text:line-break/>est autem vox </text:span><text:span text:style-name="T26">παρὰ</text:span><text:span text:style-name="T18"> </text:span><text:span text:style-name="T26">τὸ</text:span><text:span text:style-name="T18"> </text:span><text:span text:style-name="T26">λίβειν</text:span><text:span text:style-name="T18">, </text:span><text:span text:style-name="T14">quod proprie stillare et<text:line-break/></text:span><text:span text:style-name="T20">guttatim cadere</text:span><text:span text:style-name="T14"> significare videtur,</text:span></text:p>
      <text:p text:style-name="P56"><text:span text:style-name="T26">λιγνυώδης</text:span><text:span text:style-name="T33">, </text:span><text:span text:style-name="T14">denigrans, </text:span><text:span text:style-name="T20">fuliginosus,</text:span><text:span text:style-name="T14"> fuligo enim nigra.</text:span></text:p>
      <text:p text:style-name="P56"><text:span text:style-name="T26">λίθον</text:span><text:span text:style-name="T24"> </text:span><text:span text:style-name="T26">μέλανα</text:span><text:span text:style-name="T24">, </text:span><text:span text:style-name="T14">lapidem nigrum, quem et molarem vocant<text:line-break/>silicem. .</text:span></text:p>
      <text:p text:style-name="P56"><text:span text:style-name="T26">λιμακώδεις</text:span><text:span text:style-name="T18">, </text:span><text:span text:style-name="T14">humidi et herbacei.</text:span></text:p>
      <text:p text:style-name="P56"><text:span text:style-name="T26">λίπα</text:span><text:span text:style-name="T14">, pingue, oleum; in secundo de morbis mulierum.</text:span></text:p>
      <text:p text:style-name="P55"><text:span text:style-name="T26">λίριον</text:span><text:span text:style-name="T18">, </text:span><text:span text:style-name="T14">lilium, oleum rntem ex eo aliqui </text:span><text:span text:style-name="T26">λίρινον</text:span><text:span text:style-name="T18"> </text:span><text:span text:style-name="T14">cum<text:line-break/>litera v scribunt, aliqui vero sine v, </text:span><text:span text:style-name="T26">λίριον</text:span><text:span text:style-name="T18">. </text:span><text:span text:style-name="T14">Vocatur<text:line-break/>autem non solum </text:span><text:span text:style-name="T26">κρίνινον</text:span><text:span text:style-name="T18">, </text:span><text:span text:style-name="T20">lilinum,</text:span><text:span text:style-name="T14"> sed susinum et<text:line-break/>anethluum.</text:span></text:p>
      <text:p text:style-name="P56"><text:span text:style-name="T26">Λοΰν</text:span><text:span text:style-name="T14">, non solum lavare, sed et humectare : sic </text:span><text:span text:style-name="T26">λοῆσθαι</text:span><text:span text:style-name="T18">, </text:span><text:span text:style-name="T14">id<text:line-break/>est lavari duoalgnificat apud ipsum, et alia similia.</text:span></text:p>
      <text:p text:style-name="P56"><text:span text:style-name="T26">Λυπρὰ</text:span><text:span text:style-name="T24">, </text:span><text:span text:style-name="T14">sterilia, nuda et arida loca.</text:span></text:p>
      <text:p text:style-name="P56"><text:span text:style-name="T26">λύσιας</text:span><text:span text:style-name="T24">, </text:span><text:span text:style-name="T14">intervalla quibus articuli inter se disjuncti sunt,<text:line-break/></text:span><text:span text:style-name="T26">λυῶδες</text:span><text:span text:style-name="T24">, </text:span><text:span text:style-name="T14">insaniens, quod mentem amovet.</text:span></text:p>
      <text:p text:style-name="P12">sif.</text:p>
      <text:h text:style-name="P5" text:outline-level="2"><text:span text:style-name="T9">Μ</text:span><text:span text:style-name="T8">.</text:span></text:h>
      <text:p text:style-name="P65"><text:span text:style-name="T30">Μ</text:span><text:span text:style-name="T20">wsida,</text:span><text:span text:style-name="T14"> velut offam et massam et magnam rnagdaliam<text:line-break/>manum complentem.</text:span></text:p>
      <text:p text:style-name="P67"><text:span text:style-name="T26">μακρόπνους</text:span><text:span text:style-name="T14">, aut prolixe spirans vel per Ionga intervalla<text:line-break/>spirans.<text:tab/>/</text:span></text:p>
      <text:p text:style-name="P56"><text:span text:style-name="T26">μαλακίοισιν</text:span><text:span text:style-name="T24">, </text:span><text:span text:style-name="T14">sic vocantur quaecunque aquatilia spinam<text:line-break/>non 'habent, ut polypus et loligo et sepia et urtica:<text:line-break/>haec autem et sanguine et visceribus curent.</text:span></text:p>
      <text:p text:style-name="P55"><text:span text:style-name="T26">μαλθώδεα</text:span><text:span text:style-name="T24">, </text:span><text:span text:style-name="T14">quae molliunt aut cerea sunt, </text:span><text:span text:style-name="T26">μάλθη</text:span><text:span text:style-name="T24"> </text:span><text:span text:style-name="T14">enim cera<text:line-break/>est et maxime mollita.</text:span></text:p>
      <text:p text:style-name="P56"><text:span text:style-name="T30">μαρϊλη</text:span><text:span text:style-name="T21">,</text:span><text:span text:style-name="T18"> </text:span><text:span text:style-name="T14">favilla quam multi cluerem calidum vocant.</text:span></text:p>
      <text:p text:style-name="P56"><text:span text:style-name="T26">μάσ</text:span><text:span text:style-name="T18"> 9</text:span><text:span text:style-name="T26">λης</text:span><text:span text:style-name="T14">, caloris.</text:span></text:p>
      <text:p text:style-name="P56"><text:span text:style-name="T26">μάσσειν</text:span><text:span text:style-name="T24">, </text:span><text:span text:style-name="T14">non solum miscere vel subigere, sed etiam- ex-<text:line-break/>primere, ut in primo de morbis majori.</text:span></text:p>
      <text:p text:style-name="P56"><text:span text:style-name="T26">μἄσσον</text:span><text:span text:style-name="T18">, </text:span><text:span text:style-name="T14">plus^ anipllus, ut in majori prorrhetico.-<text:line-break/></text:span><text:span text:style-name="T26">μάτος</text:span><text:span text:style-name="T18">, </text:span><text:span text:style-name="T14">inquisitio, quaestio, et inquirere, quaerere.<text:line-break/></text:span><text:span text:style-name="T30">μαχαιρίϋι</text:span><text:span text:style-name="T18"> </text:span><text:span text:style-name="T26">ὸξνβελεῖ</text:span><text:span text:style-name="T18">, </text:span><text:span text:style-name="T14">fcalpello, cultello acuto, phlebotomo,<text:line-break/></text:span><text:span text:style-name="T26">μαχαιρίδι</text:span><text:span text:style-name="T18"> </text:span><text:span text:style-name="T26">στηθοειδεΐ</text:span><text:span text:style-name="T18">, </text:span><text:span text:style-name="T14">novaculae, scalpello medico ventroso.<text:line-break/></text:span><text:span text:style-name="T26">μέλαινα</text:span><text:span text:style-name="T18">, </text:span><text:span text:style-name="T14">dicitur et morbus sic qui ex atra bile conflatur,<text:line-break/></text:span><text:span text:style-name="T26">με</text:span><text:span text:style-name="T18">'</text:span><text:span text:style-name="T26">λαιναν</text:span><text:span text:style-name="T18"> </text:span><text:span text:style-name="T26">ῥίζαν</text:span><text:span text:style-name="T14">, nigram radicem, aspalathi aromatici ap-</text:span></text:p>
      <text:p text:style-name="P12">pellati radicem,</text:p>
      <text:p text:style-name="P56"><text:span text:style-name="T26">μελαῖνις</text:span><text:span text:style-name="T18">, </text:span><text:span text:style-name="T14">cum accentu circumflexo Dioscorides legendum<text:line-break/>putat, </text:span><text:span text:style-name="T26">μελάῖνις</text:span><text:span text:style-name="T18"> </text:span><text:span text:style-name="T14">capra, </text:span><text:span text:style-name="T26">μελαῖνις</text:span><text:span text:style-name="T18"> </text:span><text:span text:style-name="T14">vacca, et significari ait<text:line-break/>ex Melaenis. Urbs autem spfa ad Crisaenm campum</text:span></text:p>
      <text:p text:style-name="P13">sita ante Criphium, pascua bona habet et bonum lac<text:line-break/>gignentia, ut inquit Dioscorides.</text:p>
      <text:p text:style-name="P56"><text:span text:style-name="T26">μελάνεον</text:span><text:span text:style-name="T18">; </text:span><text:span text:style-name="T14">quod est in prognostico. Quidam conjunctim*<text:line-break/>legunt, ut sit denigrans: quidam autem dividunt, viride<text:line-break/>vel nigrum </text:span><text:span text:style-name="T26">ἐὸν</text:span><text:span text:style-name="T24"> </text:span><text:span text:style-name="T14">pro eo quod est existens.</text:span></text:p>
      <text:p text:style-name="P56"><text:span text:style-name="T20">pilavt </text:span><text:span text:style-name="T30">φαρμάχφ</text:span><text:span text:style-name="T20">,</text:span><text:span text:style-name="T14"> nigro medicamento: hoc quomodo pare-<text:line-break/>tur in libro de ulceribus ipse docuit.</text:span></text:p>
      <text:p text:style-name="P56"><text:span text:style-name="T26">μέλαν</text:span><text:span text:style-name="T18"> </text:span><text:span text:style-name="T30">τὸ</text:span><text:span text:style-name="T21"> </text:span><text:span text:style-name="T30">χύπζαον</text:span><text:span text:style-name="T21">,</text:span><text:span text:style-name="T18"> </text:span><text:span text:style-name="T14">spodium, cyprium cinerem, quo ad ocu-<text:line-break/>los utimur.</text:span></text:p>
      <text:p text:style-name="P56"><text:span text:style-name="T26">μελεδαἰνοντι</text:span><text:span text:style-name="T18">, </text:span><text:span text:style-name="T14">curam habenti, curanti, et </text:span><text:span text:style-name="T26">μελεδῶν</text:span><text:span text:style-name="T18">, </text:span><text:span text:style-name="T14">cura, non<text:line-break/>ut apud Homerum, tristitia.</text:span></text:p>
      <text:p text:style-name="P56"><text:span text:style-name="T26">μελιηδέα</text:span><text:span text:style-name="T24">, </text:span><text:span text:style-name="T14">non solum suavem, fed et cum meile mixtum,<text:line-break/>ut in primo de morbis majore, in eodem autem et<text:line-break/>mellei coloris nominat hujusmodi vinum.'</text:span></text:p>
      <text:p text:style-name="P56"><text:span text:style-name="T26">μεμύρηκεν</text:span><text:span text:style-name="T24">, </text:span><text:span text:style-name="T14">convaluit, a lanis quae nentur.</text:span></text:p>
      <text:p text:style-name="P56"><text:span text:style-name="T30">μίμιασμΐνον</text:span><text:span text:style-name="T21">,</text:span><text:span text:style-name="T18"> </text:span><text:span text:style-name="T14">foedatum, inquinatum; ut est apud poetam,<text:line-break/></text:span><text:span text:style-name="T26">μεμολοσμένους</text:span><text:span text:style-name="T18">, </text:span><text:span text:style-name="T14">quidam refrigeratos, quidam autem indu-<text:line-break/>' ratos et lapideos putaverunt.</text:span></text:p>
      <text:p text:style-name="P55"><text:span text:style-name="T20">pfpoporptva,</text:span><text:span text:style-name="T14"> sensus expertia.'</text:span></text:p>
      <text:p text:style-name="P56"><text:span text:style-name="T26">μεσόδμη</text:span><text:span text:style-name="T18">, </text:span><text:span text:style-name="T14">trabs grandior, obstaculum trahis separans in<text:line-break/>una domo in duas partes divisa tanquam </text:span><text:span text:style-name="T20">columna</text:span><text:span text:style-name="T14"> quae-<text:line-break/>darn ,in medio posita, quidam autem et superpositum<text:line-break/>tectum </text:span><text:span text:style-name="T26">μεσόδμην</text:span><text:span text:style-name="T18"> </text:span><text:span text:style-name="T14">vocant.</text:span></text:p>
      <text:p text:style-name="P56"><text:span text:style-name="T26">μεσόβλημα</text:span><text:span text:style-name="T14">,, quasi medium quiddam dixisset.</text:span></text:p>
      <text:p text:style-name="P56"><text:span text:style-name="T26">μετακύρας</text:span><text:span text:style-name="T18">, </text:span><text:span text:style-name="T14">in libro de ratione victus acutorum lactea<text:line-break/>commixtio. '</text:span></text:p>
      <text:p text:style-name="P56"><text:span text:style-name="T26">μηκώνιο</text:span><text:span text:style-name="T18">-, </text:span><text:span text:style-name="T14">peplum vocatum, quem et meconitem nominat,<text:line-break/></text:span><text:span text:style-name="T26">μήλην</text:span><text:span text:style-name="T18"> </text:span><text:span text:style-name="T26">διαστομωτρἰδα</text:span><text:span text:style-name="T14">, specillum diducens ac dilatans,<text:line-break/></text:span><text:span text:style-name="T26">μήλην</text:span><text:span text:style-name="T18"> </text:span><text:span text:style-name="T26">ἐξωτίδα</text:span><text:span text:style-name="T18">, </text:span><text:span text:style-name="T14">specillum auricularium.</text:span></text:p>
      <text:p text:style-name="P56"><text:span text:style-name="T26">μήλην</text:span><text:span text:style-name="T18"> </text:span><text:span text:style-name="T26">ἰσχνρὴν</text:span><text:span text:style-name="T18">, </text:span><text:span text:style-name="T14">specillum vulnerarium.</text:span></text:p>
      <text:p text:style-name="P56"><text:span text:style-name="T26">μήλη</text:span><text:span text:style-name="T18"> </text:span><text:span text:style-name="T26">πλατει</text:span><text:span text:style-name="T18">'</text:span><text:span text:style-name="T26">η</text:span><text:span text:style-name="T18">, </text:span><text:span text:style-name="T14">specillo lato in modum rudiculae.</text:span></text:p>
      <text:p text:style-name="P56"><text:span text:style-name="T26">μήλης</text:span><text:span text:style-name="T18"> </text:span><text:span text:style-name="T26">τῶ</text:span><text:span text:style-name="T18"> </text:span><text:span text:style-name="T26">πλάτει</text:span><text:span text:style-name="T18">, </text:span><text:span text:style-name="T14">cyathnlo oculari specilli.</text:span></text:p>
      <text:p text:style-name="P56"><text:span text:style-name="T26">μῆλα</text:span><text:span text:style-name="T14">, oviculae,</text:span></text:p>
      <text:p text:style-name="P56"><text:span text:style-name="T26">Μηλι</text:span><text:span text:style-name="T18">'</text:span><text:span text:style-name="T26">ας</text:span><text:span text:style-name="T18">, </text:span><text:span text:style-name="T14">ex Mele insula.</text:span></text:p>
      <text:p text:style-name="P56"><text:span text:style-name="T18">.</text:span><text:span text:style-name="T26">Μηλιάδος</text:span><text:span text:style-name="T18"> </text:span><text:span text:style-name="T26">ώμῆς</text:span><text:span text:style-name="T18">, </text:span><text:span text:style-name="T14">chalcitidis vel aluminis ex Melo.</text:span></text:p>
      <text:p text:style-name="P55"><text:span text:style-name="T26">μηλιάδα</text:span><text:span text:style-name="T18">, </text:span><text:span text:style-name="T14">in primo de morbis minore </text:span><text:span text:style-name="T26">μηλιάδι</text:span><text:span text:style-name="T18"> </text:span><text:span text:style-name="T14">inquit a<text:line-break/>Melo infula.</text:span></text:p>
      <text:p text:style-name="P56"><text:span text:style-name="T26">μήτρη</text:span><text:span text:style-name="T18">, </text:span><text:span text:style-name="T14">operculum et tanquam involucrum quoddamque<text:line-break/></text:span><text:span text:style-name="T26">ἐπιδιδυμὶς</text:span><text:span text:style-name="T18"> </text:span><text:span text:style-name="T14">nominatur; est autem varicofus quidam tu-<text:line-break/>mor testiculo circa verticem incumbens.</text:span></text:p>
      <text:p text:style-name="P56"><text:span text:style-name="T26">μηνίειν</text:span><text:span text:style-name="T33">, </text:span><text:span text:style-name="T14">mandere, edere.</text:span></text:p>
      <text:p text:style-name="P56"><text:span text:style-name="T26">μύχη</text:span><text:span text:style-name="T14">, praeclusio, suffocatio.'</text:span></text:p>
      <text:p text:style-name="P56"><text:span text:style-name="T26">μυοχάνη</text:span><text:span text:style-name="T14">, epitheton </text:span><text:span text:style-name="T20">mulieris</text:span><text:span text:style-name="T14"> hiantis. Si autem </text:span><text:span text:style-name="T26">μνριοχαύνη</text:span><text:span text:style-name="T18"><text:line-break/></text:span><text:span text:style-name="T14">scribatur, in millibus fuerit hians.</text:span></text:p>
      <text:p text:style-name="P56"><text:span text:style-name="T26">μύῤῥαν</text:span><text:span text:style-name="T18">, </text:span><text:span text:style-name="T14">apud Aeoles </text:span><text:span text:style-name="T26">σμύρναν</text:span><text:span text:style-name="T18">, </text:span><text:span text:style-name="T14">myrrham, duplici </text:span><text:span text:style-name="T26">ρ</text:span><text:span text:style-name="T18"> </text:span><text:span text:style-name="T14">scribitur,<text:line-break/></text:span><text:span text:style-name="T26">μνρτἰδανον</text:span><text:span text:style-name="T18">, </text:span><text:span text:style-name="T14">plurimi quidem piper. Diofcorides autem</text:span></text:p>
      <text:p text:style-name="P56"><text:span text:style-name="T14">Anazarbeus in primo de materia, agnatam quandam<text:line-break/>eminentiam inaequalem et tuberofam circa myrti ramum.<text:line-break/>Atque Hippocrates fructum sic nominat ex planta quam<text:line-break/>ipse ait a Persis ab aliis appellari piper.</text:span></text:p>
      <text:p text:style-name="P56"><text:span text:style-name="T26">μύτις</text:span><text:span text:style-name="T14">, vocatur quidem sic et in ore’ saepiae atramentum,<text:line-break/>et piscis quidam ab Hippocrate significatur.</text:span></text:p>
      <text:p text:style-name="P55"><text:span text:style-name="T26">μυττωτὸν</text:span><text:span text:style-name="T24">, </text:span><text:span text:style-name="T14">intritum Dioscorides esse ait alliorum vel ce-<text:line-break/>parum.</text:span></text:p>
      <text:p text:style-name="P56"><text:span text:style-name="T26">μώλνζα</text:span><text:span text:style-name="T18">, </text:span><text:span text:style-name="T14">allium simplex caput habens et non divisum in<text:line-break/>fpicas;. quidam-autem moly herbam.</text:span></text:p>
      <text:p text:style-name="P247"><text:span text:style-name="T32">μωλυό</text:span><text:span text:style-name="T22">/</text:span><text:span text:style-name="T32">ιενα</text:span><text:span text:style-name="T22">, </text:span><text:span text:style-name="T23">paulatim extabefcentia.</text:span><text:bookmark-start text:name="bookmark12"/><text:bookmark-end text:name="bookmark12"/></text:p>
      <text:h text:style-name="Heading_20_2" text:outline-level="2"><text:span text:style-name="T9">Ν</text:span>.</text:h>
      <text:p text:style-name="P65"><text:span text:style-name="T26">Νἴψιηίσιώσιες</text:span><text:span text:style-name="T14">, praeterfusiones effusiones sanguinis, quas et<text:line-break/>venarum nausea appellat. Translatum est autem nomen<text:line-break/>ab iis, qui in nausea sanguinem vomunt.</text:span></text:p>
      <text:p text:style-name="P56"><text:span text:style-name="T20">vitov,</text:span><text:span text:style-name="T14"> nuper vel -novum.</text:span></text:p>
      <text:p text:style-name="P56"><text:span text:style-name="T26">νεόμενον</text:span><text:span text:style-name="T18">, </text:span><text:span text:style-name="T14">quod innatat, quod advenit, </text:span><text:span text:style-name="T26">νεῖσθαι</text:span><text:span text:style-name="T18">, </text:span><text:span text:style-name="T14">ire, venire;<text:line-break/>in primo de morbis mulierum utrumque, alterum de<text:line-break/>chorio, alterum de foeta </text:span><text:span text:style-name="T20">dici.</text:span></text:p>
      <text:p text:style-name="P68"><text:span text:style-name="T36">vrptse.it,</text:span><text:span text:style-name="T25"> </text:span><text:span text:style-name="T14">impotens est, non potest.<text:tab/>*</text:span></text:p>
      <text:p text:style-name="P56"><text:span text:style-name="T30">νυχτάλωπίφ</text:span><text:span text:style-name="T35">,</text:span><text:span text:style-name="T24"> </text:span><text:span text:style-name="T14">lusciosi per noctem non videntes.</text:span></text:p>
      <text:h text:style-name="P6" text:outline-level="2">Ξ.</text:h>
      <text:p text:style-name="P56"><text:span text:style-name="T18">^</text:span><text:span text:style-name="T26">ήρῇ</text:span><text:span text:style-name="T18"> </text:span><text:span text:style-name="T26">σηπεδονωδει</text:span><text:span text:style-name="T18">, </text:span><text:span text:style-name="T14">videlicet grangraena vel alicui hujus-<text:line-break/>modi generaliori morbo.</text:span></text:p>
      <text:p text:style-name="P56"><text:span text:style-name="T26">ξύμη</text:span><text:span text:style-name="T18">, </text:span><text:span text:style-name="T14">quod vocatur pruritus.</text:span></text:p>
      <text:h text:style-name="Heading_20_2" text:outline-level="2">Ο.</text:h>
      <text:p text:style-name="P56"><text:span text:style-name="T20">"Oa,</text:span><text:span text:style-name="T14"> quae a multis sorba vocantur.</text:span></text:p>
      <text:p text:style-name="P56"><text:span text:style-name="T26">οἰναρίω</text:span><text:span text:style-name="T18">, </text:span><text:span text:style-name="T14">viti.</text:span></text:p>
      <text:p text:style-name="P56"><text:span text:style-name="T26">οἰναρἰδων</text:span><text:span text:style-name="T18">, </text:span><text:span text:style-name="T14">palmitum vitis.</text:span></text:p>
      <text:p text:style-name="P56"><text:span text:style-name="T26">οἴσπη</text:span><text:span text:style-name="T24"> </text:span><text:span text:style-name="T26">αἰγὸς</text:span><text:span text:style-name="T24">, </text:span><text:span text:style-name="T14">surdes circa pilos caprae nascens et maxime .<text:line-break/>in eis qui circa sedem sunt consistens.</text:span></text:p>
      <text:p text:style-name="P56"><text:span text:style-name="T26">οἰσοφἀγος</text:span><text:span text:style-name="T24">, </text:span><text:span text:style-name="T14">ventriculi osculum-quasi intro devorans et gula<text:line-break/>quaedam existens.</text:span></text:p>
      <text:p text:style-name="P56"><text:span text:style-name="T26">Οἰσνπίδας</text:span><text:span text:style-name="T24">, </text:span><text:span text:style-name="T14">ovis sordem, hoc est lanam sordidam.</text:span></text:p>
      <text:p text:style-name="P56"><text:span text:style-name="T26">οἰσνπίδες</text:span><text:span text:style-name="T24">, </text:span><text:span text:style-name="T14">ovis sordes conglobatae, significat et lanae sor-<text:line-break/>didae tomentum.</text:span></text:p>
      <text:p text:style-name="P56"><text:span text:style-name="T26">οκρις</text:span><text:span text:style-name="T18">, </text:span><text:span text:style-name="T14">eminentia oblonga.</text:span></text:p>
      <text:p text:style-name="P55"><text:span text:style-name="T26">ὸλερὸν</text:span><text:span text:style-name="T18">, </text:span><text:span text:style-name="T14">male olens vel nigrum, a sepiarum atramento,<text:line-break/></text:span><text:span text:style-name="T26">ὸλισθράζοντα</text:span><text:span text:style-name="T18"> </text:span><text:span text:style-name="T14">, excidentem, labentem.</text:span></text:p>
      <text:p text:style-name="P56"><text:span text:style-name="T26">ὸλοκωνἰτης</text:span><text:span text:style-name="T18">, </text:span><text:span text:style-name="T14">herba quaedam agrestis oleracea-<text:line-break/></text:span><text:span text:style-name="T26">δλον</text:span><text:span text:style-name="T14">, atramentum sepiae.</text:span></text:p>
      <text:p text:style-name="P56"><text:span text:style-name="T26">ὸλώδεα</text:span><text:span text:style-name="T18"> </text:span><text:span text:style-name="T14">, turbida vel nigra.</text:span></text:p>
      <text:p text:style-name="P56"><text:span text:style-name="T26">ὸλοφλυκτίδες</text:span><text:span text:style-name="T14">, pustulae quae subito erumpunt.</text:span></text:p>
      <text:p text:style-name="P56"><text:span text:style-name="T26">όνεύεσθαι</text:span><text:span text:style-name="T18">, </text:span><text:span text:style-name="T14">per axium conversionem extendere, dvoi enim<text:line-break/>et </text:span><text:span text:style-name="T26">όνίσκοι</text:span><text:span text:style-name="T14">, axes, scribitur et </text:span><text:span text:style-name="T26">κατονεύεσθαι</text:span><text:span text:style-name="T18">.</text:span></text:p>
      <text:p text:style-name="P56"><text:span text:style-name="T26">οπλα</text:span><text:span text:style-name="T14">, funes ex stuppa veI lino veI cannabe.</text:span></text:p>
      <text:p text:style-name="P56"><text:span text:style-name="T26">όπὸς</text:span><text:span text:style-name="T14">, fuccus silphii per excellentiam, quemadmodum et<text:line-break/>thyrsus :• vocat autem silphium etiam radicem folam.</text:span></text:p>
      <text:p text:style-name="P56"><text:span text:style-name="T26">όποϋ</text:span><text:span text:style-name="T18"> </text:span><text:span text:style-name="T26">καρπὸν</text:span><text:span text:style-name="T14">, silphii femen, quod et folium singulariter<text:line-break/>et magydaris a quibusdam vocatur.</text:span></text:p>
      <text:p text:style-name="P56"><text:span text:style-name="T26">ὸργάσασθαι</text:span><text:span text:style-name="T14">, commiscere , contemperare.</text:span></text:p>
      <text:p text:style-name="P56"><text:span text:style-name="T26">ὸρθοπρίονι</text:span><text:span text:style-name="T14">, modiolo aut terebello cavo.</text:span></text:p>
      <text:p text:style-name="P56"><text:span text:style-name="T26">ὸροκωνίτιδος</text:span><text:span text:style-name="T14">, altera descriptio </text:span><text:span text:style-name="T26">όλοκωνίτιδος</text:span><text:span text:style-name="T24">, </text:span><text:span text:style-name="T14">de qua ante<text:line-break/>dictum est, ait autem Dioscorides quod iu monte nafca-<text:line-break/>tur oroconitidem nominari.</text:span></text:p>
      <text:p text:style-name="P55"><text:span text:style-name="T30">ορρωδΐων</text:span><text:span text:style-name="T18">, </text:span><text:span text:style-name="T14">usque ad caudam extensorum.</text:span></text:p>
      <text:p text:style-name="P56"><text:span text:style-name="T26">Ορρος</text:span><text:span text:style-name="T18">, </text:span><text:span text:style-name="T14">sacri ossis extremum, quod etiam </text:span><text:span text:style-name="T26">όρροπύγιον</text:span><text:span text:style-name="T18"> </text:span><text:span text:style-name="T14">vocatur.<text:line-break/></text:span><text:span text:style-name="T30">ορχια</text:span><text:span text:style-name="T21">,</text:span><text:span text:style-name="T18"> </text:span><text:span text:style-name="T14">scrotum.</text:span></text:p>
      <text:p text:style-name="P56"><text:span text:style-name="T26">ὸσχίαι</text:span><text:span text:style-name="T18">, </text:span><text:span text:style-name="T14">circa os vulvae flexuosae aut pampinofortni extu-<text:line-break/>berandae: </text:span><text:span text:style-name="T26">ὸσχος</text:span><text:span text:style-name="T18"> </text:span><text:span text:style-name="T14">enim et </text:span><text:span text:style-name="T26">μόσχος</text:span><text:span text:style-name="T18">, </text:span><text:span text:style-name="T14">palmites et claviculae:<text:line-break/>idem autem et </text:span><text:span text:style-name="T26">ἀμφίδεον</text:span><text:span text:style-name="T18"> </text:span><text:span text:style-name="T14">et </text:span><text:span text:style-name="T26">λέγνα</text:span><text:span text:style-name="T18"> </text:span><text:span text:style-name="T14">nominat.</text:span></text:p>
      <text:p text:style-name="P56"><text:span text:style-name="T26">ὸιίδος</text:span><text:span text:style-name="T33">, </text:span><text:span text:style-name="T14">aviculae, Aristoteles </text:span><text:span text:style-name="T26">ώτίδα</text:span><text:span text:style-name="T33"> </text:span><text:span text:style-name="T14">per </text:span><text:span text:style-name="T26">ω</text:span><text:span text:style-name="T33"> </text:span><text:span text:style-name="T14">vocat, Xenophon<text:line-break/>autem in primo Cyri expeditionis </text:span><text:span text:style-name="T20">uiidu per o</text:span><text:span text:style-name="T14"> scribit.</text:span></text:p>
      <text:h text:style-name="Heading_20_2" text:outline-level="2"><text:span text:style-name="T30">Π</text:span><text:span text:style-name="T24">.</text:span></text:h>
      <text:p text:style-name="P65"><text:span text:style-name="T26">Παλίνοπτα</text:span><text:span text:style-name="T24">, </text:span><text:span text:style-name="T14">a Iole aversa.</text:span></text:p>
      <text:p text:style-name="P56"><text:span text:style-name="T26">παλΰναι</text:span><text:span text:style-name="T18">, </text:span><text:span text:style-name="T14">inspergere.</text:span></text:p>
      <text:p text:style-name="P56"><text:span text:style-name="T26">παράλαμψις</text:span><text:span text:style-name="T18">, </text:span><text:span text:style-name="T14">in nigro oculorum splendens cicatrix, eo quod<text:line-break/>aliquando crassior sit aegide.</text:span></text:p>
      <text:p text:style-name="P56"><text:span text:style-name="T26">παρἀλιον</text:span><text:span text:style-name="T18">, </text:span><text:span text:style-name="T14">species tithymali,. vocatur autem et quaedam<text:line-break/>brqssicula </text:span><text:span text:style-name="T26">παρἀλιον</text:span><text:span text:style-name="T18"> </text:span><text:span text:style-name="T14">murinas</text:span></text:p>
      <text:p text:style-name="P55"><text:span text:style-name="T26">παραστάτας</text:span><text:span text:style-name="T24">, </text:span><text:span text:style-name="T14">parastatas, epididymidas, in libro devenis<text:line-break/>qui adjectus est Mochlico.</text:span></text:p>
      <text:p text:style-name="P56"><text:span text:style-name="T26">παραφαοαι</text:span><text:span text:style-name="T18">, </text:span><text:span text:style-name="T14">aberrante manu attingere cum deceptione,<text:line-break/>ut et </text:span><text:span text:style-name="T26">ἐσαφᾶσαι</text:span><text:span text:style-name="T18"> </text:span><text:span text:style-name="T14">immissa manu contingere : hinc et occulta<text:line-break/>loca juxta muliebre pudendum </text:span><text:span text:style-name="T26">παραφάσιας</text:span><text:span text:style-name="T18"> </text:span><text:span text:style-name="T14">nominat.</text:span></text:p>
      <text:p text:style-name="P56"><text:span text:style-name="T26">παραφάσσειν</text:span><text:span text:style-name="T14">, desipere, ut et </text:span><text:span text:style-name="T26">ἀλλοφάσσειν</text:span><text:span text:style-name="T18">, </text:span><text:span text:style-name="T14">tumultuari et<text:line-break/></text:span><text:span text:style-name="T20">aliena loqui,</text:span><text:span text:style-name="T14"> cum tenui autem legendum est, non ut<text:line-break/>quod est ante ipsum </text:span><text:span text:style-name="T26">παραφᾶσαι</text:span><text:span text:style-name="T18">, </text:span><text:span text:style-name="T14">inest enim in eo </text:span><text:span text:style-name="T26">τῆς</text:span><text:span text:style-name="T18"><text:line-break/></text:span><text:span text:style-name="T26">ἁφῆς</text:span><text:span text:style-name="T18"> </text:span><text:span text:style-name="T14">id est tactus nomen.</text:span></text:p>
      <text:p text:style-name="P56"><text:span text:style-name="T26">παρθένιον</text:span><text:span text:style-name="T24">, </text:span><text:span text:style-name="T14">folium, vocatur autem parthenium et anthemis<text:line-break/>et lielxine et linozostis et amaracum, sed et Dioscori-<text:line-break/>des nunquam, inquit, intelligenda est vel helxines vel<text:line-break/>mercurialis species per </text:span><text:span text:style-name="T26">τὸ</text:span><text:span text:style-name="T24"> </text:span><text:span text:style-name="T26">σμικρόφνλλον</text:span><text:span text:style-name="T24">.</text:span></text:p>
      <text:p text:style-name="P56"><text:span text:style-name="T26">πασπαλέτης</text:span><text:span text:style-name="T18">, </text:span><text:span text:style-name="T14">milii molitor, </text:span><text:span text:style-name="T26">πασπάλη</text:span><text:span text:style-name="T18"> </text:span><text:span text:style-name="T14">enim vel </text:span><text:span text:style-name="T26">πάσπαλος</text:span><text:span text:style-name="T18"><text:line-break/></text:span><text:span text:style-name="T14">milium est.</text:span></text:p>
      <text:p text:style-name="P56"><text:span text:style-name="T26">πασσαλίσκω</text:span><text:span text:style-name="T14">, parvo palo, diminutive.</text:span></text:p>
      <text:p text:style-name="P56"><text:span text:style-name="T26">παφλάζουσιν</text:span><text:span text:style-name="T14">, nomen fecit, errantes et resumentes in dif-<text:line-break/>ferendo significare volens.</text:span></text:p>
      <text:p text:style-name="P55"><text:span text:style-name="T30">πΐζαι</text:span><text:span text:style-name="T21">,</text:span><text:span text:style-name="T18"> </text:span><text:span text:style-name="T14">plantae pedum, in secundo de morbis mulierum<text:line-break/>sic scriptum est et pedes tumescunt malleoli maxime.<text:line-break/>Zenodotus quidem in gentium vocabulis </text:span><text:span text:style-name="T26">πέζαν</text:span><text:span text:style-name="T24"> </text:span><text:span text:style-name="T14">ait pe-<text:line-break/>dem vocare Arcades et Dores. Hippocrates autem vi-<text:line-break/>detur vel planitiem appellatam pedis sic nominasse vel<text:line-break/>talos pedum.</text:span></text:p>
      <text:p text:style-name="P56"><text:span text:style-name="T26">πέλλα</text:span><text:span text:style-name="T18">, </text:span><text:span text:style-name="T20">ntlla vnoxtgpu,</text:span><text:span text:style-name="T14"> livida, subfulva, haec eadem et<text:line-break/></text:span><text:span text:style-name="T26">πελιρὰ</text:span><text:span text:style-name="T18"> </text:span><text:span text:style-name="T14">vocat. Zenodotus autem in vocabulis gentium<text:line-break/>Sicyonios ait gilvum </text:span><text:span text:style-name="T26">πελλον</text:span><text:span text:style-name="T33"> </text:span><text:span text:style-name="T14">nominare.</text:span></text:p>
      <text:p text:style-name="P56"><text:span text:style-name="T26">πεμφιγώδεες</text:span><text:span text:style-name="T14">, febres flatulentae vel vapore vel humilitate<text:line-break/>plenae vel spirituosae.</text:span></text:p>
      <text:p text:style-name="P56"><text:span text:style-name="T26">πέπλιον</text:span><text:span text:style-name="T14">, peplium , quod et peplis et portulaca agrestis.</text:span></text:p>
      <text:p text:style-name="P56"><text:span text:style-name="T26">πέπλος</text:span><text:span text:style-name="T14">, peplus, idem et humilis ficus et papaver (pumeum<text:line-break/>et meconium.</text:span></text:p>
      <text:p text:style-name="P56"><text:span text:style-name="T26">περητηρίφ</text:span><text:span text:style-name="T14">, terebelio recto et acutos est enim et aliud<text:line-break/>choenicis.</text:span></text:p>
      <text:p text:style-name="P56"><text:span text:style-name="T26">περιστέλλετο</text:span><text:span text:style-name="T14">, investiebat, indumentis fe ipsum tegebat,<text:line-break/></text:span><text:span text:style-name="T26">περικεκαλμένοι</text:span><text:span text:style-name="T18">, </text:span><text:span text:style-name="T14">inflexi, adunci et curvati.</text:span></text:p>
      <text:p text:style-name="P55"><text:span text:style-name="T20">ntptvripaTtt</text:span><text:span text:style-name="T14">, circumlotiones, perfusiones.</text:span></text:p>
      <text:p text:style-name="P56"><text:span text:style-name="T26">περινἡματος</text:span><text:span text:style-name="T18">, </text:span><text:span text:style-name="T14">circuminundationis.</text:span></text:p>
      <text:p text:style-name="P56"><text:span text:style-name="T26">περινεῖ</text:span><text:span text:style-name="T18">,</text:span><text:span text:style-name="T14">' circumluit, circumnatat.</text:span></text:p>
      <text:p text:style-name="P56"><text:span text:style-name="T26">περινῶ</text:span><text:span text:style-name="T24">, </text:span><text:span text:style-name="T14">perineo , est autem locus; inter scrotum, et anum,</text:span></text:p>
      <text:p text:style-name="P56"><text:span text:style-name="T39">4</text:span><text:span text:style-name="T14"> ubi vesicae collum est.</text:span></text:p>
      <text:p text:style-name="P56"><text:span text:style-name="T26">περιξύσας</text:span><text:span text:style-name="T24">, </text:span><text:span text:style-name="T14">qui circumlaceravit, circumrasit.</text:span></text:p>
      <text:p text:style-name="P56"><text:span text:style-name="T20">ittpmoSlrp,,</text:span><text:span text:style-name="T14"> circularem sub pedibus existentem et infra.</text:span></text:p>
      <text:p text:style-name="P56"><text:span text:style-name="T26">περιῤῥηδὲς</text:span><text:span text:style-name="T24">, </text:span><text:span text:style-name="T14">perfractum utrinqne, reflexum.</text:span></text:p>
      <text:p text:style-name="P56"><text:span text:style-name="T26">περηναὶ</text:span><text:span text:style-name="T24">, </text:span><text:span text:style-name="T14">nigricantes et liventes.</text:span></text:p>
      <text:p text:style-name="P56"><text:span text:style-name="T26">περόνην</text:span><text:span text:style-name="T24">, </text:span><text:span text:style-name="T14">aliquando quidem os totum membri, aliquando<text:line-break/>vero appendicem ossis, aliquando appendicis extube-<text:line-break/>rantiam.</text:span></text:p>
      <text:p text:style-name="P56"><text:span text:style-name="T26">περσύας</text:span><text:span text:style-name="T18">, </text:span><text:span text:style-name="T14">anni superioris vinum, tanquam ex anno siiperiore<text:line-break/>restans, ut- et </text:span><text:span text:style-name="T26">αύτίτην</text:span><text:span text:style-name="T18"> </text:span><text:span text:style-name="T14">nominat </text:span><text:span text:style-name="T26">τὸν</text:span><text:span text:style-name="T18"> </text:span><text:span text:style-name="T26">αύτοετἰτην</text:span><text:span text:style-name="T18">, </text:span><text:span text:style-name="T14">vinum<text:line-break/>hornum et ejusdem anni.</text:span></text:p>
      <text:p text:style-name="P56"><text:span text:style-name="T26">πήρινα</text:span><text:span text:style-name="T18">, </text:span><text:span text:style-name="T14">perineum, lu libro autem de haemorrhoidibus et<text:line-break/>fistulis et sedem dicere ridetur.</text:span></text:p>
      <text:p text:style-name="P56"><text:span text:style-name="T26">πιέστρω</text:span><text:span text:style-name="T18">, </text:span><text:span text:style-name="T14">instrumento, quod foetui confringendo idoneum<text:line-break/>vocatur.</text:span></text:p>
      <text:p text:style-name="P55"><text:span text:style-name="T20">ntr.iptov</text:span><text:span text:style-name="T21">,</text:span><text:span text:style-name="T18"> </text:span><text:span text:style-name="T14">butyrum.</text:span></text:p>
      <text:p text:style-name="P56"><text:span text:style-name="T26">πιτυίδι</text:span><text:span text:style-name="T18">, </text:span><text:span text:style-name="T14">pinea resina. ,<text:line-break/></text:span><text:span text:style-name="T26">πιτύλοις</text:span><text:span text:style-name="T18">, </text:span><text:span text:style-name="T14">remigationibus vel remis.-</text:span></text:p>
      <text:p text:style-name="P56"><text:span text:style-name="T26">πλαταμών</text:span><text:span text:style-name="T24">, </text:span><text:span text:style-name="T14">prominens in mari petra Iaevis et humilis,<text:line-break/>circa quam dilatantur fluctus.</text:span></text:p>
      <text:p text:style-name="P56"><text:span text:style-name="T26">πλεκτανέων</text:span><text:span text:style-name="T18">, </text:span><text:span text:style-name="T14">cirrhorum, plexuum aut circumplicantium<text:line-break/>appendicum. &gt;</text:span></text:p>
      <text:p text:style-name="P56"><text:span text:style-name="T26">πλεννεαραὶ</text:span><text:span text:style-name="T18">, </text:span><text:span text:style-name="T14">mucosae, et </text:span><text:span text:style-name="T26">πλέννα</text:span><text:span text:style-name="T18"> </text:span><text:span text:style-name="T14">mucus,</text:span></text:p>
      <text:p text:style-name="P56"><text:span text:style-name="T26">πλευμοῖ</text:span><text:span text:style-name="T18">, </text:span><text:span text:style-name="T14">pulmonarius fit vel tabescit.</text:span></text:p>
      <text:p text:style-name="P56"><text:span text:style-name="T26">πλεΰμος</text:span><text:span text:style-name="T18">, </text:span><text:span text:style-name="T14">pulmonis corruptio; tabes, vel pulmonaria affectio.</text:span></text:p>
      <text:p text:style-name="P56"><text:span text:style-name="T26">πλήμην</text:span><text:span text:style-name="T18">, </text:span><text:span text:style-name="T14">rosae modiolum.</text:span></text:p>
      <text:p text:style-name="P56"><text:span text:style-name="T26">πλήστιγγας</text:span><text:span text:style-name="T14">, ferulas, a feriendo.</text:span></text:p>
      <text:p text:style-name="P56"><text:span text:style-name="T26">πνευματώδης</text:span><text:span text:style-name="T24">, </text:span><text:span text:style-name="T14">spirituofus et inflatus et difficile spirans, vo-<text:line-break/>cat enim saepe et ipsam difficultatem spirandi, spiritum.</text:span></text:p>
      <text:p text:style-name="P56"><text:span text:style-name="T26">ποίη</text:span><text:span text:style-name="T24">, </text:span><text:span text:style-name="T14">primae lactis partes ex se ipsis coagulatae.</text:span></text:p>
      <text:p text:style-name="P56"><text:span text:style-name="T20">noiejv,</text:span><text:span text:style-name="T14"> herbam folium habentem viti simile natura, ut<text:line-break/>cissampeli appellatae speciem.</text:span></text:p>
      <text:p text:style-name="P12">T o</text:p>
      <text:p text:style-name="P55"><text:span text:style-name="T30">πολυγράφ</text:span><text:span text:style-name="T21">,</text:span><text:span text:style-name="T18"> </text:span><text:span text:style-name="T14">multi voro </text:span><text:span text:style-name="T18">, </text:span><text:span text:style-name="T26">καὶ</text:span><text:span text:style-name="T18"> </text:span><text:span text:style-name="T26">γόνος</text:span><text:span text:style-name="T18"> </text:span><text:span text:style-name="T26">αἰρηῶν</text:span><text:span text:style-name="T18"> </text:span><text:span text:style-name="T26">ὲγρασε</text:span><text:span text:style-name="T18"> </text:span><text:span text:style-name="T26">κηδεμόνα</text:span><text:span text:style-name="T18">,<text:line-break/></text:span><text:span text:style-name="T14">Callimachus pro eo quod est devoravit.</text:span></text:p>
      <text:p text:style-name="P56"><text:span text:style-name="T26">πολύκαρπον</text:span><text:span text:style-name="T14">, crataeogonon appellatum.</text:span></text:p>
      <text:p text:style-name="P56"><text:span text:style-name="T26">πομφοὶ</text:span><text:span text:style-name="T24">, </text:span><text:span text:style-name="T14">eminentiae' cutis tumentes simul et molles et<text:line-break/>rubentes.</text:span></text:p>
      <text:p text:style-name="P56"><text:span text:style-name="T26">πόσω</text:span><text:span text:style-name="T24">, </text:span><text:span text:style-name="T14">modico.</text:span></text:p>
      <text:p text:style-name="P56"><text:span text:style-name="T26">ποταίνια</text:span><text:span text:style-name="T24">, </text:span><text:span text:style-name="T14">recentia Dores, vocant.</text:span></text:p>
      <text:p text:style-name="P56"><text:span text:style-name="T26">πότι</text:span><text:span text:style-name="T18">, </text:span><text:span text:style-name="T14">aliquando.</text:span></text:p>
      <text:p text:style-name="P56"><text:span text:style-name="T26">πρὸς</text:span><text:span text:style-name="T18">, </text:span><text:span text:style-name="T14">praeterea autem.</text:span></text:p>
      <text:p text:style-name="P56"><text:span text:style-name="T26">πράμνιος</text:span><text:span text:style-name="T24">, </text:span><text:span text:style-name="T14">vinum quoddam sic appellatur nigrum et<text:line-break/>austerum.</text:span></text:p>
      <text:p text:style-name="P56"><text:span text:style-name="T26">πρηνὲς</text:span><text:span text:style-name="T18">, </text:span><text:span text:style-name="T14">ad terram pronum.</text:span></text:p>
      <text:p text:style-name="P56"><text:span text:style-name="T26">πρῆσμα</text:span><text:span text:style-name="T18">, </text:span><text:span text:style-name="T14">inflatio, et </text:span><text:span text:style-name="T26">πρήσιος</text:span><text:span text:style-name="T18"> </text:span><text:span text:style-name="T14">inflationis, et </text:span><text:span text:style-name="T26">πρηστικώτατον</text:span><text:span text:style-name="T18"><text:line-break/></text:span><text:span text:style-name="T14">maxime inflatum</text:span></text:p>
      <text:p text:style-name="P56"><text:span text:style-name="T26">προαυξεἀς</text:span><text:span text:style-name="T24">, </text:span><text:span text:style-name="T14">morbos quosdam sic nominat provectis aetate<text:line-break/>oborientes, quod et ipsos sic aliquando vocet aetate<text:line-break/>provectos.</text:span></text:p>
      <text:p text:style-name="P56"><text:span text:style-name="T26">πρόκα</text:span><text:span text:style-name="T14">, repente, subito.</text:span></text:p>
      <text:p text:style-name="P55"><text:span text:style-name="T30">ηροχώνία</text:span><text:span text:style-name="T35">, </text:span><text:span text:style-name="T20">ex novis</text:span><text:span text:style-name="T14"> hordeis farinas: quidam autem ex<text:line-break/>non siccatis Ioles.</text:span></text:p>
      <text:p text:style-name="P56"><text:span text:style-name="T20">TtQOASt payatptdsu,</text:span><text:span text:style-name="T14"> phlebotomo, scalprovenae secandae apto,<text:line-break/></text:span><text:span text:style-name="T26">προμνλλαίνει</text:span><text:span text:style-name="T14">, procidit, prominet </text:span><text:span text:style-name="T20">in</text:span><text:span text:style-name="T14"> anteriorem partem,<text:line-break/></text:span><text:span text:style-name="T26">προμυλλήνας</text:span><text:span text:style-name="T18">, </text:span><text:span text:style-name="T14">protendens extra labra.</text:span></text:p>
      <text:p text:style-name="P56"><text:span text:style-name="T26">προσέχει</text:span><text:span text:style-name="T33"> </text:span><text:span text:style-name="T26">ἠ</text:span><text:span text:style-name="T33"> </text:span><text:span text:style-name="T30">νονσος</text:span><text:span text:style-name="T34">,</text:span><text:span text:style-name="T33"> </text:span><text:span text:style-name="T14">pro permanet morbus, in secundo de<text:line-break/>morbis majore.</text:span></text:p>
      <text:p text:style-name="P56"><text:span text:style-name="T26">προτρέπεσθαι</text:span><text:span text:style-name="T18">, </text:span><text:span text:style-name="T14">mutari, transmutari.</text:span></text:p>
      <text:p text:style-name="P56"><text:span text:style-name="T26">προσωδέστερον</text:span><text:span text:style-name="T18">, </text:span><text:span text:style-name="T14">graveolentius sine i, cum </text:span><text:span text:style-name="T26">ι</text:span><text:span text:style-name="T18"> </text:span><text:span text:style-name="T14">autem </text:span><text:span text:style-name="T26">προσω</text:span><text:span text:style-name="T18">-<text:line-break/></text:span><text:span text:style-name="T20">dieiiQov</text:span><text:span text:style-name="T14"> a tumore facto tumidius significat, ut in se-<text:line-break/>cundo de morbis majori.</text:span></text:p>
      <text:p text:style-name="P56"><text:span text:style-name="T26">προτιθέμενοι</text:span><text:span text:style-name="T33">, </text:span><text:span text:style-name="T14">protendentes.</text:span></text:p>
      <text:p text:style-name="P56"><text:span text:style-name="T26">πρόφνσιν</text:span><text:span text:style-name="T33">, </text:span><text:span text:style-name="T14">germinationem, germen.</text:span></text:p>
      <text:p text:style-name="P56"><text:span text:style-name="T26">πυθμενόθεν</text:span><text:span text:style-name="T24">, </text:span><text:span text:style-name="T14">non omnino, factum est autem nomen a fundo<text:line-break/>vaforum, tanquam si integre . diceret vel perfecte vel<text:line-break/>plane veI ab initio vel omnino.</text:span></text:p>
      <text:p text:style-name="P56"><text:span text:style-name="T30">πυρίας</text:span><text:span text:style-name="T35">,</text:span><text:span text:style-name="T24"> </text:span><text:span text:style-name="T14">ignitos silices vel fragmenta accensa ex scoria ferri.</text:span></text:p>
      <text:p text:style-name="P55"><text:span text:style-name="T30">πυζήναξ</text:span><text:span text:style-name="T35">,</text:span><text:span text:style-name="T24"> </text:span><text:span text:style-name="T14">grana, dictum est de thure.</text:span></text:p>
      <text:p text:style-name="P56"><text:span text:style-name="T26">πυρὸς</text:span><text:span text:style-name="T24"> </text:span><text:span text:style-name="T30">άγρίον</text:span><text:span text:style-name="T35">,</text:span><text:span text:style-name="T24"> </text:span><text:span text:style-name="T14">ignis agrestis, erysipelatis.</text:span></text:p>
      <text:h text:style-name="Heading_20_2" text:outline-level="2"><text:span text:style-name="T12">Ρ</text:span>.</text:h>
      <text:p text:style-name="P56"><text:span text:style-name="T21">‘</text:span><text:span text:style-name="T30">Ραγί</text:span><text:span text:style-name="T21">~</text:span><text:span text:style-name="T30">σα</text:span><text:span text:style-name="T21">,</text:span><text:span text:style-name="T18"> </text:span><text:span text:style-name="T14">significat aliquando affatim impetum faciens ut<text:line-break/>in fecundo de morbis majore, et </text:span><text:span text:style-name="T26">αἱμορ</text:span><text:span text:style-name="T18">’</text:span><text:span text:style-name="T26">ῥαγία</text:span><text:span text:style-name="T18"> </text:span><text:span text:style-name="T14">ipsa, vehe-<text:line-break/>mens Ianguluic eruptio, ab -hoc composita esu'</text:span></text:p>
      <text:p text:style-name="P56"><text:span text:style-name="T26">ῥαιβοειδέα</text:span><text:span text:style-name="T24">, </text:span><text:span text:style-name="T14">incurvum, retortum.</text:span></text:p>
      <text:p text:style-name="P56"><text:span text:style-name="T26">ῥἀον</text:span><text:span text:style-name="T24">, </text:span><text:span text:style-name="T14">paratius et facilius, nonnulli quidem feracius co-<text:line-break/>prosiusve intellexerunt.</text:span></text:p>
      <text:p text:style-name="P56"><text:span text:style-name="T26">ῥαφίω</text:span><text:span text:style-name="T14">, subula, qua perforantes artifices talium idonea<text:line-break/>foramina lini trajectioni faciunt.</text:span></text:p>
      <text:p text:style-name="P56"><text:span text:style-name="T26">ῥέγξιν</text:span><text:span text:style-name="T18"> </text:span><text:span text:style-name="T26">καὶ</text:span><text:span text:style-name="T18"> </text:span><text:span text:style-name="T26">ῥεγκος</text:span><text:span text:style-name="T18">, </text:span><text:span text:style-name="T14">stertor, renchus, nomina facta funt ab<text:line-break/>eo strepitu qui in stertendo fit, ut et </text:span><text:span text:style-name="T26">ῥέγκειν</text:span><text:span text:style-name="T18">, </text:span><text:span text:style-name="T14">id est<text:line-break/>stertere.</text:span></text:p>
      <text:p text:style-name="P56"><text:span text:style-name="T26">ῥέμβει</text:span><text:span text:style-name="T18">, </text:span><text:span text:style-name="T14">errat, vagatur.</text:span></text:p>
      <text:p text:style-name="P56"><text:span text:style-name="T26">ῥεμβην</text:span><text:span text:style-name="T18">, </text:span><text:span text:style-name="T14">aberrationem et quaedam a </text:span><text:span text:style-name="T26">ῥἐμβεσθαι</text:span><text:span text:style-name="T18"> </text:span><text:span text:style-name="T14">circumagi,<text:line-break/></text:span><text:span text:style-name="T26">ῥηγῇσι</text:span><text:span text:style-name="T18">, </text:span><text:span text:style-name="T14">fcissuris, fracturis.</text:span></text:p>
      <text:p text:style-name="P55"><text:span text:style-name="T30">φημΐσιν</text:span><text:span text:style-name="T21">,</text:span><text:span text:style-name="T18"> </text:span><text:span text:style-name="T14">agnis.</text:span></text:p>
      <text:p text:style-name="P56"><text:span text:style-name="T26">ῥινὲσιν</text:span><text:span text:style-name="T18">, </text:span><text:span text:style-name="T14">agnis.</text:span></text:p>
      <text:p text:style-name="P56"><text:span text:style-name="T26">ῥήνικας</text:span><text:span text:style-name="T18">, </text:span><text:span text:style-name="T14">pelles agninas.</text:span></text:p>
      <text:p text:style-name="P56"><text:span text:style-name="T26">ῥηνὸς</text:span><text:span text:style-name="T18">, </text:span><text:span text:style-name="T14">agni.</text:span></text:p>
      <text:p text:style-name="P56"><text:span text:style-name="T26">ῥηχίησι</text:span><text:span text:style-name="T18">, </text:span><text:span text:style-name="T14">tanquam inundationibus; nam </text:span><text:span text:style-name="T26">ῥηχίη</text:span><text:span text:style-name="T18"> </text:span><text:span text:style-name="T14">tanquam in-<text:line-break/>undatio quaedam esu</text:span></text:p>
      <text:p text:style-name="P56"><text:span text:style-name="T26">ῥίζα</text:span><text:span text:style-name="T24">, </text:span><text:span text:style-name="T14">sic vocatur herbula quaedam sine caule et sine flore<text:line-break/>et sine fructu habens tria folia ex omni parte oblonga<text:line-break/>humi jacentia duorum digitorum magnitudine-, similia<text:line-break/>foliis anchufae, radicem autem tenuem leviter purgantem.</text:span></text:p>
      <text:p text:style-name="P56"><text:span text:style-name="T26">ῥίζαν</text:span><text:span text:style-name="T18"> </text:span><text:span text:style-name="T26">λευκὴν</text:span><text:span text:style-name="T18">, </text:span><text:span text:style-name="T14">radicem dracunculi, radicem albam.</text:span></text:p>
      <text:p text:style-name="P56"><text:span text:style-name="T26">ῥικνὸν</text:span><text:span text:style-name="T18">, </text:span><text:span text:style-name="T14">rugosum.</text:span></text:p>
      <text:p text:style-name="P56"><text:span text:style-name="T26">ῥοικὰ</text:span><text:span text:style-name="T18">, </text:span><text:span text:style-name="T14">retorta, incurva.</text:span></text:p>
      <text:p text:style-name="P56"><text:span text:style-name="T26">ῥόμματος</text:span><text:span text:style-name="T24">, </text:span><text:span text:style-name="T14">liquoris sorbendi vel forbitionis.</text:span></text:p>
      <text:p text:style-name="P56"><text:span text:style-name="T26">ῥόα</text:span><text:span text:style-name="T14">, ex moro mora immatura et siccata et contusa ut<text:line-break/>, obsoniis inspergantur, ut et proprie appellatus rhus,<text:line-break/>ut Dioicorides in primo de materia loquitur.</text:span></text:p>
      <text:p text:style-name="P55"><text:span text:style-name="T26">ῥοπτῶν</text:span><text:span text:style-name="T33">, </text:span><text:span text:style-name="T14">sorbitionum vel omnium quae quoquomodo sor-<text:line-break/>bentur.</text:span></text:p>
      <text:p text:style-name="P56"><text:span text:style-name="T26">ῥύματα</text:span><text:span text:style-name="T18">, </text:span><text:span text:style-name="T14">ab eo quod est </text:span><text:span text:style-name="T26">ῥύεσθαι</text:span><text:span text:style-name="T18">, </text:span><text:span text:style-name="T20">id</text:span><text:span text:style-name="T14"> est servare remedia,<text:line-break/></text:span><text:span text:style-name="T26">ῥωγματίης</text:span><text:span text:style-name="T18">, </text:span><text:span text:style-name="T14">fractum aliquid intus habens, quem et </text:span><text:span text:style-name="T26">ῥηγμα</text:span><text:span text:style-name="T18">-<text:line-break/></text:span><text:span text:style-name="T14">\ </text:span><text:span text:style-name="T26">τίαν</text:span><text:span text:style-name="T18"> </text:span><text:span text:style-name="T14">nominat.</text:span></text:p>
      <text:h text:style-name="Heading_20_2" text:outline-level="2"><text:span text:style-name="T12">Σ</text:span>.</text:h>
      <text:p text:style-name="P56"><text:span text:style-name="T24">.</text:span><text:span text:style-name="T26">Σαράπους</text:span><text:span text:style-name="T24">, </text:span><text:span text:style-name="T14">quae disparatos et distantes habet digitos pedum,<text:line-break/></text:span><text:span text:style-name="T26">σαρκάζειν</text:span><text:span text:style-name="T24">, </text:span><text:span text:style-name="T14">proprie quidem per labrorum morsum subfan-</text:span></text:p>
      <text:p text:style-name="P12">nare. Hippocrates autem et summis labris contractis<text:line-break/>avellere aliquid.</text:p>
      <text:p text:style-name="P56"><text:span text:style-name="T26">σατυρισμοὶ</text:span><text:span text:style-name="T14">,, circum aures oblongi tumores glandularum-<text:line-break/>Quidam autem pudendorum intensiones et arrectiones<text:line-break/>intellexerunt,</text:span></text:p>
      <text:p text:style-name="P56"><text:span text:style-name="T26">σανρἰδιον</text:span><text:span text:style-name="T18">, </text:span><text:span text:style-name="T14">nasturtium, cardamis herba a figurae similitu-<text:line-break/>dine: eadem et cardamum vocatur.</text:span></text:p>
      <text:p text:style-name="P56"><text:span text:style-name="T26">σελαχεσιν</text:span><text:span text:style-name="T18">, </text:span><text:span text:style-name="T14">sic vocantur, omnes pisces, qui squamas habent<text:line-break/>et animal pariunt.</text:span></text:p>
      <text:p text:style-name="P55"><text:span text:style-name="T30">σΐσηρύς</text:span><text:span text:style-name="T35">,</text:span><text:span text:style-name="T24"> </text:span><text:span text:style-name="T14">deflexum, eversum et plurimum distans labris,<text:line-break/>quod etiam divaricatum nominatur.</text:span></text:p>
      <text:p text:style-name="P56"><text:span text:style-name="T26">σηριγγώδη</text:span><text:span text:style-name="T18">, </text:span><text:span text:style-name="T14">rimosa et pervia, laxa, rara, multis forarni-<text:line-break/>nibus divisa; haec enim foramina fistulae et rimae vo-<text:line-break/>cantur et tale corpus </text:span><text:span text:style-name="T26">σῆριγγῶδες</text:span><text:span text:style-name="T18"> </text:span><text:span text:style-name="T14">et </text:span><text:span text:style-name="T26">σηραγγῶδες</text:span><text:span text:style-name="T18">, </text:span><text:span text:style-name="T14">fora-<text:line-break/>minosum , fistulosum.</text:span></text:p>
      <text:p text:style-name="P56"><text:span text:style-name="T30">σνΐσαμίς</text:span><text:span text:style-name="T20">,</text:span><text:span text:style-name="T14"> fesamidis appellatae.</text:span></text:p>
      <text:p text:style-name="P56"><text:span text:style-name="T26">σιτανίψ</text:span><text:span text:style-name="T14">, praesentis anni tritico, hoc est vere sato.</text:span></text:p>
      <text:p text:style-name="P56"><text:span text:style-name="T26">σιτανώδει</text:span><text:span text:style-name="T14">, vel ex praefentis anni frumentis vel ex excus-<text:line-break/>sis et tenuibus farinis, hoc est purgatis.</text:span></text:p>
      <text:p text:style-name="P56"><text:span text:style-name="T26">σιάλου</text:span><text:span text:style-name="T18"> </text:span><text:span text:style-name="T26">δαιδὸς</text:span><text:span text:style-name="T18"> </text:span><text:span text:style-name="T26">καὶ</text:span><text:span text:style-name="T18"> </text:span><text:span text:style-name="T26">σιάλου</text:span><text:span text:style-name="T18"> </text:span><text:span text:style-name="T26">αἰγὸς</text:span><text:span text:style-name="T18">, </text:span><text:span text:style-name="T14">pinguis convivii et pin-<text:line-break/>guis caprae.</text:span></text:p>
      <text:p text:style-name="P56"><text:span text:style-name="T26">σιαλώδεα</text:span><text:span text:style-name="T18">, </text:span><text:span text:style-name="T14">pinguia, opimata.</text:span></text:p>
      <text:p text:style-name="P56"><text:span text:style-name="T26">σιδ</text:span><text:span text:style-name="T18">/</text:span><text:span text:style-name="T26">οειδεῖς</text:span><text:span text:style-name="T18">, </text:span><text:span text:style-name="T14">luteas ut cortex mali granati.</text:span></text:p>
      <text:p text:style-name="P56"><text:span text:style-name="T26">σικύην</text:span><text:span text:style-name="T33"> </text:span><text:span text:style-name="T26">ἄτμητον</text:span><text:span text:style-name="T33">, </text:span><text:span text:style-name="T14">cucurbitam agrestem, co.ocynthidem in-<text:line-break/>divisam.</text:span></text:p>
      <text:p text:style-name="P56"><text:span text:style-name="T26">σικνώνην</text:span><text:span text:style-name="T18">, </text:span><text:span text:style-name="T14">qnatuor significat apud ipsum, colocyntbidem,<text:line-break/>pyro similem cucurbitulam, medicam cucurbitulam fundo<text:line-break/>carentem et coni similem cucurbitam.</text:span></text:p>
      <text:p text:style-name="P55"><text:span text:style-name="T30">θΜυωνης</text:span><text:span text:style-name="T34"> </text:span><text:span text:style-name="T30">σηογγον</text:span><text:span text:style-name="T34">,</text:span><text:span text:style-name="T33"> </text:span><text:span text:style-name="T14">colocynthidis interior pars.</text:span></text:p>
      <text:p text:style-name="P56"><text:span text:style-name="T26">σιπύι</text:span><text:span text:style-name="T33">'</text:span><text:span text:style-name="T26">δα</text:span><text:span text:style-name="T33">, </text:span><text:span text:style-name="T14">pyxidem, significat etiam alias nomen hoc fictile<text:line-break/>quoddam vas, in quod farina injicitur.</text:span></text:p>
      <text:p text:style-name="P56"><text:span text:style-name="T26">σινόμωρα</text:span><text:span text:style-name="T18">, </text:span><text:span text:style-name="T14">quae mali moris’sunt, maligna.</text:span></text:p>
      <text:p text:style-name="P56"><text:span text:style-name="T20">iStppsm,</text:span><text:span text:style-name="T14"> Siraeo dulci decocto, sapa.</text:span></text:p>
      <text:p text:style-name="P56"><text:span text:style-name="T26">σικανὸς</text:span><text:span text:style-name="T24">, </text:span><text:span text:style-name="T14">malitia insidiatoria, causa occulta.</text:span></text:p>
      <text:p text:style-name="P56"><text:span text:style-name="T26">σκαφίδα</text:span><text:span text:style-name="T14">, Attici quidem pastoralem mulctram, ut aliquando,<text:line-break/>dicunt, situlae et muletralia facta, quibus mulgebaut.<text:line-break/>Hippocrates autem marinam concham oblongiorem, quam<text:line-break/>multi </text:span><text:span text:style-name="T26">μύακα</text:span><text:span text:style-name="T18">, </text:span><text:span text:style-name="T14">mutilum vocant.</text:span></text:p>
      <text:p text:style-name="P56"><text:span text:style-name="T26">σκεθρῆ</text:span><text:span text:style-name="T14">, exactae , exquisitae.</text:span></text:p>
      <text:p text:style-name="P56"><text:span text:style-name="T26">σκελιφρὸς</text:span><text:span text:style-name="T18"> </text:span><text:span text:style-name="T14">, siccus , aridus , contractus.</text:span></text:p>
      <text:p text:style-name="P56"><text:span text:style-name="T26">σκεπαρνηδον</text:span><text:span text:style-name="T14">, effracte, nam </text:span><text:span text:style-name="T30">σχέηαρνος</text:span><text:span text:style-name="T18"> </text:span><text:span text:style-name="T14">ipse fascia a fabri-<text:line-break/>libus nominatus esse asciis videtur.</text:span></text:p>
      <text:p text:style-name="P56"><text:span text:style-name="T26">σκῆμψις</text:span><text:span text:style-name="T18">, </text:span><text:span text:style-name="T14">decubitus, illapsus humorum, in sexto epidemion.<text:line-break/></text:span><text:span text:style-name="T26">σκιαυγεῖ</text:span><text:span text:style-name="T18">, </text:span><text:span text:style-name="T14">caecutit.</text:span></text:p>
      <text:p text:style-name="P56"><text:span text:style-name="T26">σκιμπέσθω</text:span><text:span text:style-name="T14">, concludatur.</text:span></text:p>
      <text:p text:style-name="P55"><text:span text:style-name="T26">σκίμφθη</text:span><text:span text:style-name="T24">, </text:span><text:span text:style-name="T14">duo significat apud ipsum et divisum fuit et ad-<text:line-break/>motum fuit.</text:span></text:p>
      <text:p text:style-name="P56"><text:span text:style-name="T26">σκηλήιιατι</text:span><text:span text:style-name="T18">, </text:span><text:span text:style-name="T14">arefactione, contractione.</text:span></text:p>
      <text:p text:style-name="P56"><text:span text:style-name="T26">σκληρὰ</text:span><text:span text:style-name="T14">, desiccata et ab eo omnia eadem ratione,<text:line-break/></text:span><text:span text:style-name="T26">σκληρύνει</text:span><text:span text:style-name="T18">, </text:span><text:span text:style-name="T14">desiccat, et </text:span><text:span text:style-name="T26">σκληρύνεται</text:span><text:span text:style-name="T18">, </text:span><text:span text:style-name="T14">desiccatur,<text:line-break/></text:span><text:span text:style-name="T26">σκορδινᾶσθαι</text:span><text:span text:style-name="T14">, extendi et maxime cum hiatu,<text:line-break/></text:span><text:span text:style-name="T26">σκίρος</text:span><text:span text:style-name="T18">, </text:span><text:span text:style-name="T14">callus, et </text:span><text:span text:style-name="T26">σκυρωθῶσι</text:span><text:span text:style-name="T18">, </text:span><text:span text:style-name="T14">occalluerit.</text:span></text:p>
      <text:p text:style-name="P56"><text:span text:style-name="T26">σκύμψαι</text:span><text:span text:style-name="T18">, </text:span><text:span text:style-name="T14">verberare, secare, dividere.</text:span></text:p>
      <text:p text:style-name="P56"><text:span text:style-name="T26">σκύτα</text:span><text:span text:style-name="T18">, </text:span><text:span text:style-name="T14">quae circa nodum cervicis sunt.</text:span></text:p>
      <text:p text:style-name="P56"><text:span text:style-name="T26">σμηκτίδα</text:span><text:span text:style-name="T18"> </text:span><text:span text:style-name="T26">γῆν</text:span><text:span text:style-name="T14">, cretam terram albam, cimoliam.</text:span></text:p>
      <text:p text:style-name="P56"><text:span text:style-name="T26">σμωδίκον</text:span><text:span text:style-name="T18">, </text:span><text:span text:style-name="T14">ad vibices sanandas apti, ad </text:span><text:span text:style-name="T26">σμωδικας</text:span><text:span text:style-name="T18">, </text:span><text:span text:style-name="T14">livores,<text:line-break/>qui ex percussione fiunt, convenientis.</text:span></text:p>
      <text:p text:style-name="P56"><text:span text:style-name="T26">σπάδων</text:span><text:span text:style-name="T18">, </text:span><text:span text:style-name="T14">vulsum, convulsio, femininum'nomen.</text:span></text:p>
      <text:p text:style-name="P56"><text:span text:style-name="T26">σπαργἀ</text:span><text:span text:style-name="T18">, </text:span><text:span text:style-name="T14">luxuriatur, turgescit.</text:span></text:p>
      <text:p text:style-name="P56"><text:span text:style-name="T26">σπατίλη</text:span><text:span text:style-name="T18">, </text:span><text:span text:style-name="T14">liquidum excrementum, alvi.</text:span></text:p>
      <text:p text:style-name="P56"><text:span text:style-name="T26">σπέρμα</text:span><text:span text:style-name="T18">, </text:span><text:span text:style-name="T14">semen, significat etiam frnctum.<text:line-break/></text:span><text:span text:style-name="T26">σπερχνὴ</text:span><text:span text:style-name="T18">, </text:span><text:span text:style-name="T14">festinans, urgens, assidua.</text:span></text:p>
      <text:p text:style-name="P55"><text:span text:style-name="T30">σπογγοί</text:span><text:span text:style-name="T21">,</text:span><text:span text:style-name="T18"> </text:span><text:span text:style-name="T14">in faucibus tonsillae; quarto epidemlon.</text:span></text:p>
      <text:p text:style-name="P56"><text:span text:style-name="T30">σποδίτη</text:span><text:span text:style-name="T33"> </text:span><text:span text:style-name="T26">ἄρτω</text:span><text:span text:style-name="T33">, </text:span><text:span text:style-name="T14">pane subcinericio vocato.</text:span></text:p>
      <text:p text:style-name="P56"><text:span text:style-name="T26">οποράδες</text:span><text:span text:style-name="T24">, </text:span><text:span text:style-name="T20">morbi</text:span><text:span text:style-name="T14"> dispersi, diversi, non ejusdem generis alii<text:line-break/>aliis contingentes.</text:span></text:p>
      <text:p text:style-name="P56"><text:span text:style-name="T26">σταδιεύς</text:span><text:span text:style-name="T24">,</text:span><text:span text:style-name="T14">. Dioscorides ait, qui stadiis deambulationem<text:line-break/>metitur.</text:span></text:p>
      <text:p text:style-name="P56"><text:span text:style-name="T26">σταλαγμού</text:span><text:span text:style-name="T24">, </text:span><text:span text:style-name="T14">destillationis a capite.</text:span></text:p>
      <text:p text:style-name="P56"><text:span text:style-name="T26">στεἀρ</text:span><text:span text:style-name="T24"> </text:span><text:span text:style-name="T26">ἡδυντὸν</text:span><text:span text:style-name="T24">, </text:span><text:span text:style-name="T14">adeps in aromatibus - quibusdam et aqua<text:line-break/>coctus aut conditus.</text:span></text:p>
      <text:p text:style-name="P56"><text:span text:style-name="T26">στεῖλαι</text:span><text:span text:style-name="T18">, </text:span><text:span text:style-name="T14">velare, supertegere, inungere.</text:span></text:p>
      <text:p text:style-name="P56"><text:span text:style-name="T26">στενυγρῶσαι</text:span><text:span text:style-name="T18">, </text:span><text:span text:style-name="T14">angustare, quidam autem coarctare, conclu-<text:line-break/>dere humorum exitus, et siccare.</text:span></text:p>
      <text:p text:style-name="P56"><text:span text:style-name="T26">στηθοειδεῖ</text:span><text:span text:style-name="T33"> </text:span><text:span text:style-name="T26">μαχαιρίω</text:span><text:span text:style-name="T33">, </text:span><text:span text:style-name="T14">specillo lato vel scalpello medico<text:line-break/>latiore.</text:span></text:p>
      <text:p text:style-name="P56"><text:span text:style-name="T26">στητῶδες</text:span><text:span text:style-name="T18">, </text:span><text:span text:style-name="T14">adipe obesum, adiposum.</text:span></text:p>
      <text:p text:style-name="P56"><text:span text:style-name="T30">ατίον</text:span><text:span text:style-name="T21">,</text:span><text:span text:style-name="T18"> </text:span><text:span text:style-name="T14">calculus, lapillus, </text:span><text:span text:style-name="T26">στίαι</text:span><text:span text:style-name="T18"> </text:span><text:span text:style-name="T14">enim funt juxta mare cal-<text:line-break/>culi et </text:span><text:span text:style-name="T20">artades</text:span><text:span text:style-name="T14"> hinc, durum.</text:span></text:p>
      <text:p text:style-name="P56"><text:span text:style-name="T18">-</text:span><text:span text:style-name="T26">στίφραι</text:span><text:span text:style-name="T18">, </text:span><text:span text:style-name="T14">aridae, contractae, </text:span><text:span text:style-name="T20">comprestsue.</text:span></text:p>
      <text:p text:style-name="P55"><text:span text:style-name="T26">στοίβης</text:span><text:span text:style-name="T18"> </text:span><text:span text:style-name="T26">καρπὸν</text:span><text:span text:style-name="T18">, </text:span><text:span text:style-name="T14">Hippophais vel floebes fructum, lappagi-<text:line-break/>nis femen.</text:span></text:p>
      <text:p text:style-name="P56"><text:span text:style-name="T26">στολιδωδέστερον</text:span><text:span text:style-name="T14">, rugosius, plicas, rugasque plures habens,<text:line-break/></text:span><text:span text:style-name="T26">στομάργου</text:span><text:span text:style-name="T18">, </text:span><text:span text:style-name="T14">in fecundo epidemlon Dicfcorides sic scribit<text:line-break/>et significari ait, loquentiis furiose. Alii </text:span><text:span text:style-name="T26">στνμάργου</text:span><text:span text:style-name="T18"> </text:span><text:span text:style-name="T14">Icri-<text:line-break/>hunt et nomen proprium intelligunt.</text:span></text:p>
      <text:p text:style-name="P56"><text:span text:style-name="T26">στόμβον</text:span><text:span text:style-name="T18">, </text:span><text:span text:style-name="T14">gravem sonum, gravem vocem. '<text:line-break/></text:span><text:span text:style-name="T26">στρεβλοὶ</text:span><text:span text:style-name="T24">, </text:span><text:span text:style-name="T14">quos et strabones nominant.</text:span></text:p>
      <text:p text:style-name="P56"><text:span text:style-name="T26">στρἐφει</text:span><text:span text:style-name="T24">, </text:span><text:span text:style-name="T14">torquet, torrnen et cruciatum inducit.</text:span></text:p>
      <text:p text:style-name="P56"><text:span text:style-name="T26">στρέφεται</text:span><text:span text:style-name="T24">, </text:span><text:span text:style-name="T14">tanquam inhabitat, in libro de aeribus, locis<text:line-break/>et aquis.</text:span></text:p>
      <text:p text:style-name="P56"><text:span text:style-name="T26">στρογγύλον</text:span><text:span text:style-name="T33"> </text:span><text:span text:style-name="T26">μήλην</text:span><text:span text:style-name="T33">, </text:span><text:span text:style-name="T14">rotundum specillum, specillum latum.</text:span></text:p>
      <text:p text:style-name="P56"><text:span text:style-name="T26">στροχγύλου</text:span><text:span text:style-name="T18">, </text:span><text:span text:style-name="T14">rotundi piperis, rnyrtidani, ipse enim sic<text:line-break/>scribit et Indicum, quod vocant Persae piper, in hoc<text:line-break/>autem est quiddam rotundum, quod vocant myrtidanum.</text:span></text:p>
      <text:p text:style-name="P56"><text:span text:style-name="T26">στρυβλὴν</text:span><text:span text:style-name="T24">, </text:span><text:span text:style-name="T14">flexibilem, vertibilem, in libro de haemorrhoi-<text:line-break/>dibus et fistulis.</text:span></text:p>
      <text:p text:style-name="P55"><text:span text:style-name="T26">στρυμάργον</text:span><text:span text:style-name="T18">, </text:span><text:span text:style-name="T14">furiose in venerem conciti, agnofcit et hanc<text:line-break/>• scripturam Dioscorides non solum </text:span><text:span text:style-name="T26">στομάργου</text:span><text:span text:style-name="T18">, </text:span><text:span text:style-name="T20">rabulae.</text:span></text:p>
      <text:p text:style-name="P56"><text:span text:style-name="T14">Atque hoc non ut proprium nomen exponit, sed furiose<text:line-break/>concitum in res venereas significari ait; dicta enim esse<text:line-break/>'apud Hippocratem et. alia eodem modo epitheta, ut<text:line-break/>myocbane, sarapos </text:span><text:span text:style-name="T26">γρνπαλώπηξ</text:span><text:span text:style-name="T18"> </text:span><text:span text:style-name="T14">vel gripalopex, sed et<text:line-break/>apud Erasistratum ait rhinocoluros, hoc est qui mutila-<text:line-break/>tis naribus est.</text:span></text:p>
      <text:p text:style-name="P56"><text:span text:style-name="T20">ovmrlpirl</text:span><text:span text:style-name="T14"> </text:span><text:span text:style-name="T26">χαλκίιις</text:span><text:span text:style-name="T18">, </text:span><text:span text:style-name="T14">alumen chaIcitis, quam simpliciter vo-<text:line-break/>camus chalcitim.</text:span></text:p>
      <text:p text:style-name="P56"><text:span text:style-name="T26">σνγκομιστοὶ</text:span><text:span text:style-name="T18"> </text:span><text:span text:style-name="T26">ἄρτοι</text:span><text:span text:style-name="T18">, </text:span><text:span text:style-name="T14">sordidi ac confusanei panes, quod in<text:line-break/>iis omnes simul farinae colligantur et non secernantur,<text:line-break/></text:span><text:span text:style-name="T26">σύκα</text:span><text:span text:style-name="T18">, </text:span><text:span text:style-name="T14">ficus, carnosae eminentiae in palpebrarum .locis<text:line-break/>obortae.</text:span></text:p>
      <text:p text:style-name="P56"><text:span text:style-name="T26">συκίον</text:span><text:span text:style-name="T18">, </text:span><text:span text:style-name="T14">ficuum aridarum aut caricarum decoctum.</text:span></text:p>
      <text:p text:style-name="P56"><text:span text:style-name="T26">σνκῆς</text:span><text:span text:style-name="T18">, </text:span><text:span text:style-name="T14">in primo de morbis mulierum et fomentum ex<text:line-break/>mori radice adhibeto, aeque atque </text:span><text:span text:style-name="T26">σικύας</text:span><text:span text:style-name="T18">, </text:span><text:span text:style-name="T14">. hoc, est<text:line-break/>mori, quod alibi tanquam exponens ait mori radicis.</text:span></text:p>
      <text:p text:style-name="P55"><text:span text:style-name="T30">σνλλοχίας</text:span><text:span text:style-name="T34">,</text:span><text:span text:style-name="T33"> </text:span><text:span text:style-name="T14">collectiones, congregationes. Translatio a mili-<text:line-break/>tibus in cohortem collectis.</text:span></text:p>
      <text:p text:style-name="P56"><text:span text:style-name="T26">σύναγμα</text:span><text:span text:style-name="T24">, </text:span><text:span text:style-name="T14">coagmentum aut concretum quiddam est aut<text:line-break/>suspenfum urinae aut sedimentum aut callus et tosus<text:line-break/>et melius in sexto epidemlon dicit.</text:span></text:p>
      <text:p text:style-name="P56"><text:span text:style-name="T26">συναρθμούται</text:span><text:span text:style-name="T14">, coaptatur, cohaeret.</text:span></text:p>
      <text:p text:style-name="P69"><text:span text:style-name="T26">σύνδεσις</text:span><text:span text:style-name="T14">, significatur aliquando et tanquam densitas et<text:line-break/>constrictio.<text:tab/></text:span><text:span text:style-name="T39">1</text:span></text:p>
      <text:p text:style-name="P56"><text:span text:style-name="T26">συνδεαίνεται</text:span><text:span text:style-name="T14">, conduplicatur.</text:span></text:p>
      <text:p text:style-name="P56"><text:span text:style-name="T26">συνεκχυμοΰν</text:span><text:span text:style-name="T18">, </text:span><text:span text:style-name="T14">commiscere et sanis humoribus contemperare.</text:span></text:p>
      <text:p text:style-name="P56"><text:span text:style-name="T26">συνέρξει</text:span><text:span text:style-name="T18">, </text:span><text:span text:style-name="T14">velut conclusione.</text:span></text:p>
      <text:p text:style-name="P56"><text:span text:style-name="T18">«</text:span><text:span text:style-name="T26">ννηρεφὲς</text:span><text:span text:style-name="T18">, </text:span><text:span text:style-name="T14">obtectum, adumbratum.</text:span></text:p>
      <text:p text:style-name="P56"><text:span text:style-name="T26">ιυνηρερώμενα</text:span><text:span text:style-name="T18">, </text:span><text:span text:style-name="T14">coaptata,.ut in mochlico, '</text:span></text:p>
      <text:p text:style-name="P56"><text:span text:style-name="T26">συνηνωμένα</text:span><text:span text:style-name="T18">, </text:span><text:span text:style-name="T14">conjuncta vel coeuntia.</text:span></text:p>
      <text:p text:style-name="P56"><text:span text:style-name="T26">συρμαία</text:span><text:span text:style-name="T18">, </text:span><text:span text:style-name="T14">moderata eorum, quae in ventre sunt, purgatio.</text:span></text:p>
      <text:p text:style-name="P56"><text:span text:style-name="T26">σύσταθμρν</text:span><text:span text:style-name="T18">, </text:span><text:span text:style-name="T14">par pondere.</text:span></text:p>
      <text:p text:style-name="P56"><text:span text:style-name="T26">συστροφὰς</text:span><text:span text:style-name="T18">, </text:span><text:span text:style-name="T14">tubercula, durities.</text:span></text:p>
      <text:p text:style-name="P70"><text:span text:style-name="T26">σψαδάζει</text:span><text:span text:style-name="T18">, </text:span><text:span text:style-name="T14">aegre fert, fuccenfet. -<text:tab/>,</text:span></text:p>
      <text:p text:style-name="P55"><text:span text:style-name="T30">σφάχΐλος</text:span><text:span text:style-name="T35">,</text:span><text:span text:style-name="T24"> </text:span><text:span text:style-name="T14">corruptio omnis quocunque fiat modo: scis au-<text:line-break/>tem et de hoc a nobis pluribus demonstratum esse.</text:span></text:p>
      <text:p text:style-name="P56"><text:span text:style-name="T26">σφάκερος</text:span><text:span text:style-name="T24">, </text:span><text:span text:style-name="T14">in adninctis libro de vulneribus capitis, capitis<text:line-break/>autem dolor et sideratio si fuerint cepae contrarium,<text:line-break/>in plurimis autem manifeste </text:span><text:span text:style-name="T26">σφάλερος</text:span><text:span text:style-name="T24"> </text:span><text:span text:style-name="T14">scribitur. '</text:span></text:p>
      <text:p text:style-name="P56"><text:span text:style-name="T26">σφενδονην</text:span><text:span text:style-name="T14">, fundam, fasciam in libro de articulis nomen<text:line-break/>a funda lapides jaciente appellatum, ad restitutionem<text:line-break/>membri utile; in libro autem de sterilibus vocatum cu-<text:line-break/>stodem; significat autem et muliebre pedum tegumen-<text:line-break/>tum et quaecunque huic similia.</text:span></text:p>
      <text:p text:style-name="P56"><text:span text:style-name="T26">σπυρἀδες</text:span><text:span text:style-name="T24">, </text:span><text:span text:style-name="T14">caprarum et ovium globosa stercora.</text:span></text:p>
      <text:p text:style-name="P56"><text:span text:style-name="T43">z</text:span><text:span text:style-name="T14"> </text:span><text:span text:style-name="T26">σχάσαι</text:span><text:span text:style-name="T18">, </text:span><text:span text:style-name="T14">tria significat, laniare, excernere, laxare,<text:line-break/></text:span><text:span text:style-name="T26">σχεδιάδα</text:span><text:span text:style-name="T14">, fchediadern, anchusam, dicitur enim et sic.<text:line-break/></text:span><text:span text:style-name="T26">σχέσει</text:span><text:span text:style-name="T18">, </text:span><text:span text:style-name="T14">cohibitione in exhibitione, habitu et deligatione</text:span></text:p>
      <text:p text:style-name="P12">et compressione; cum autem dixerit, differt quidem ali-<text:line-break/>quid et dispositione corporis tanquam habitum significat.</text:p>
      <text:p text:style-name="P55"><text:span text:style-name="T30">σχινδυλήσα</text:span><text:span text:style-name="T21">,</text:span><text:span text:style-name="T18"> </text:span><text:span text:style-name="T14">arundinis fissura/figura calami; sic enim vi-<text:line-break/>detur calamus dictus esse </text:span><text:span text:style-name="T26">παρα</text:span><text:span text:style-name="T18"> </text:span><text:span text:style-name="T26">τὸ</text:span><text:span text:style-name="T18"> </text:span><text:span text:style-name="T30">ΐσχίσ</text:span><text:span text:style-name="T21">&amp;</text:span><text:span text:style-name="T30">α</text:span><text:span text:style-name="T21">/,</text:span><text:span text:style-name="T18"> </text:span><text:span text:style-name="T14">ab eo quod<text:line-break/>scinditur.</text:span></text:p>
      <text:p text:style-name="P56"><text:span text:style-name="T26">σχῖνού</text:span><text:span text:style-name="T18">, </text:span><text:span text:style-name="T14">non solum fruticosam stirpem, sed etiam speciem<text:line-break/>quandam scillae vel potius omnis scillae bulbum.</text:span></text:p>
      <text:p text:style-name="P56"><text:span text:style-name="T26">σχοῖνον</text:span><text:span text:style-name="T33"> </text:span><text:span text:style-name="T26">ήδύοσμον</text:span><text:span text:style-name="T33">, </text:span><text:span text:style-name="T14">juncum odoratum, aromaticum.</text:span></text:p>
      <text:h text:style-name="Heading_20_2" text:outline-level="2"><text:span text:style-name="T9">Τ</text:span>.</text:h>
      <text:p text:style-name="P65"><text:span text:style-name="T30">Τάμισον</text:span><text:span text:style-name="T21"> </text:span><text:span text:style-name="T20">,</text:span><text:span text:style-name="T14"> coagulum.</text:span></text:p>
      <text:p text:style-name="P56"><text:span text:style-name="T26">τὲγγειν</text:span><text:span text:style-name="T18">, </text:span><text:span text:style-name="T14">humectare, madefacere.</text:span></text:p>
      <text:p text:style-name="P56"><text:span text:style-name="T26">τελεῖν</text:span><text:span text:style-name="T18">, </text:span><text:span text:style-name="T14">consumere, ut in libro de affectionibus dicit.</text:span></text:p>
      <text:p text:style-name="P56"><text:span text:style-name="T26">τέλσον</text:span><text:span text:style-name="T18">, </text:span><text:span text:style-name="T14">finem et ultimum.</text:span></text:p>
      <text:p text:style-name="P56"><text:span text:style-name="T26">τέρμινθοι</text:span><text:span text:style-name="T18">, </text:span><text:span text:style-name="T14">lerminthi arboris fructui similes in cute prae-<text:line-break/>ter naturam consistentes tumores.</text:span></text:p>
      <text:p text:style-name="P56"><text:span text:style-name="T26">τέρθρον</text:span><text:span text:style-name="T14">, artemon proprie quidem sic nominatur summitas<text:line-break/>antennae et </text:span><text:span text:style-name="T26">τέρθριοι</text:span><text:span text:style-name="T18"> </text:span><text:span text:style-name="T14">ipsi rudentes inde in summum ve--<text:line-break/>lum pervenientes. Hippocrates autem in secundo de<text:line-break/>morbis mulierum, cum hic, inquit, </text:span><text:span text:style-name="T26">τἐρθρον</text:span><text:span text:style-name="T18"> </text:span><text:span text:style-name="T14">fuerit morbi,</text:span></text:p>
      <text:p text:style-name="P13">aeque ut si diceret, summum et fupremum et curationis<text:line-break/>maxime egens.</text:p>
      <text:p text:style-name="P56"><text:span text:style-name="T26">τειἀρσωνται</text:span><text:span text:style-name="T18">, </text:span><text:span text:style-name="T14">dilatata fuerunt, </text:span><text:span text:style-name="T26">ταρσὸς</text:span><text:span text:style-name="T18"> </text:span><text:span text:style-name="T14">enim omne dilata-<text:line-break/>tum esu</text:span></text:p>
      <text:p text:style-name="P56"><text:span text:style-name="T26">τετράγωνα</text:span><text:span text:style-name="T18"> </text:span><text:span text:style-name="T26">βελη</text:span><text:span text:style-name="T18">, </text:span><text:span text:style-name="T14">quadrangula fpicula, sagittae quatuor ha-<text:line-break/>bentes cuspides.</text:span></text:p>
      <text:p text:style-name="P56"><text:span text:style-name="T26">τετραγώνω</text:span><text:span text:style-name="T18">, </text:span><text:span text:style-name="T14">quidam exponunt, inventis in stibio crustis,<text:line-break/>quidam autem, ipfuin stibium.</text:span></text:p>
      <text:p text:style-name="P56"><text:span text:style-name="T26">τετρεμαἰνει</text:span><text:span text:style-name="T14">, tremit.</text:span></text:p>
      <text:p text:style-name="P56"><text:span text:style-name="T26">τετρομὸς</text:span><text:span text:style-name="T24">, </text:span><text:span text:style-name="T14">tremor cum rigore.</text:span></text:p>
      <text:p text:style-name="P56"><text:span text:style-name="T26">τὲως</text:span><text:span text:style-name="T24">, </text:span><text:span text:style-name="T14">donec, et tunc, et prius.</text:span></text:p>
      <text:p text:style-name="P56"><text:span text:style-name="T26">τηλέφιον</text:span><text:span text:style-name="T18">, </text:span><text:span text:style-name="T14">telephium, genus herbae, quod sempervivum<text:line-break/>agreste et portulacam agrestem vocant, Romani autem<text:line-break/>illecebram.</text:span></text:p>
      <text:p text:style-name="P56"><text:span text:style-name="T26">τὴν</text:span><text:span text:style-name="T18"> </text:span><text:span text:style-name="T26">ἐν</text:span><text:span text:style-name="T18"> </text:span><text:span text:style-name="T26">τῶ</text:span><text:span text:style-name="T18"> </text:span><text:span text:style-name="T26">ἀλευρω</text:span><text:span text:style-name="T18"> </text:span><text:span text:style-name="T26">βοτάνην</text:span><text:span text:style-name="T18"> </text:span><text:span text:style-name="T26">ῥοφέονται</text:span><text:span text:style-name="T18">, </text:span><text:span text:style-name="T14">in farina herbam<text:line-break/>sorbent, mercurialem herbam visus est dicere, queniarn<text:line-break/>et alibi ait, sorbiturum autem mercurialem.</text:span></text:p>
      <text:p text:style-name="P56"><text:span text:style-name="T26">τομεῖον</text:span><text:span text:style-name="T18">, </text:span><text:span text:style-name="T14">incilor, sic vocatur ferreum instrumentum bila-<text:line-break/>brutn vel bisulcum, quo fabri ferrarii et ad alia mulla<text:line-break/>et ad extrahendos et emovendos clavos utuntur.</text:span></text:p>
      <text:p text:style-name="P55"><text:span text:style-name="T30">τοξίύματα</text:span><text:span text:style-name="T21">,</text:span><text:span text:style-name="T18"> </text:span><text:span text:style-name="T14">sagittam</text:span></text:p>
      <text:p text:style-name="P56"><text:span text:style-name="T26">τορνεύματα</text:span><text:span text:style-name="T18">, </text:span><text:span text:style-name="T14">ramenta.</text:span></text:p>
      <text:p text:style-name="P56"><text:span text:style-name="T20">Tqoqetg, bene</text:span><text:span text:style-name="T14"> nutritus , pinguis , crassus.</text:span></text:p>
      <text:p text:style-name="P56"><text:span text:style-name="T26">τροφιῶδες</text:span><text:span text:style-name="T18">, </text:span><text:span text:style-name="T14">habens compacta quaedam quae in </text:span><text:span text:style-name="T20">lotio</text:span><text:span text:style-name="T14"> ferun-<text:line-break/>tur, a </text:span><text:span text:style-name="T26">τρέφεσθαι</text:span><text:span text:style-name="T18">, </text:span><text:span text:style-name="T14">quod est compingi, incrassari.</text:span></text:p>
      <text:p text:style-name="P56"><text:span text:style-name="T26">τροχοὶ</text:span><text:span text:style-name="T14">, cursus, circulares.</text:span></text:p>
      <text:p text:style-name="P56"><text:span text:style-name="T26">τρυχνοΰν</text:span><text:span text:style-name="T18">, </text:span><text:span text:style-name="T14">vexare, domare, attenuare.</text:span></text:p>
      <text:p text:style-name="P56"><text:span text:style-name="T26">τρώειν</text:span><text:span text:style-name="T18">, </text:span><text:span text:style-name="T14">vulnerare, scarificare, ut in fecundo de morbis<text:line-break/>mulierum.</text:span></text:p>
      <text:p text:style-name="P56"><text:span text:style-name="T26">τρωθῇ</text:span><text:span text:style-name="T18">, </text:span><text:span text:style-name="T14">laesa fuerit, male affecta fuerit, et </text:span><text:span text:style-name="T26">τρῶμα</text:span><text:span text:style-name="T18"> </text:span><text:span text:style-name="T14">laesio,<text:line-break/>vulnus.</text:span></text:p>
      <text:p text:style-name="P56"><text:span text:style-name="T26">τρώσκεσθαι</text:span><text:span text:style-name="T24">, </text:span><text:span text:style-name="T14">abortire, parere abortum.</text:span></text:p>
      <text:p text:style-name="P56"><text:span text:style-name="T26">τρωκτοῖσιν</text:span><text:span text:style-name="T24">, </text:span><text:span text:style-name="T14">crudis devoratis vel immaturis.</text:span></text:p>
      <text:p text:style-name="P56"><text:span text:style-name="T26">τύρσιν</text:span><text:span text:style-name="T14">, turrim et praecipue quae est in murie.</text:span></text:p>
      <text:p text:style-name="P56"><text:span text:style-name="T26">τυφώδης</text:span><text:span text:style-name="T24">, </text:span><text:span text:style-name="T14">qui stupidus, mutus aut attonitus considet.</text:span></text:p>
      <text:p text:style-name="P56"><text:span text:style-name="T26">τυφωμανἰη</text:span><text:span text:style-name="T24">, </text:span><text:span text:style-name="T14">mixtus ex phrenitide et lethargo affectus.</text:span></text:p>
      <text:h text:style-name="P6" text:outline-level="2"><text:span text:style-name="T12">Υ</text:span>.</text:h>
      <text:p text:style-name="P56"><text:span text:style-name="T18">’</text:span><text:span text:style-name="T26">Τβοὶ</text:span><text:span text:style-name="T18">, </text:span><text:span text:style-name="T14">gibbosi et </text:span><text:span text:style-name="T26">ύβωμα</text:span><text:span text:style-name="T18"> </text:span><text:span text:style-name="T14">gibbofitas.</text:span></text:p>
      <text:p text:style-name="P56"><text:span text:style-name="T26">ύδαταινούσησιν</text:span><text:span text:style-name="T14">, aquescentibus, hydrope laborantibus vel<text:line-break/>in aquam mutantibus sanguinem et quibus aquosa pur-<text:line-break/>gantur. &lt;•</text:span></text:p>
      <text:p text:style-name="P56"><text:span text:style-name="T26">ύδατόχλοα</text:span><text:span text:style-name="T24">, </text:span><text:span text:style-name="T14">ut si aquosa virescentia dixisset.</text:span></text:p>
      <text:p text:style-name="P56"><text:span text:style-name="T26">ύδατώδεας</text:span><text:span text:style-name="T24">, </text:span><text:span text:style-name="T14">aqua intercute suffusos, hydropicos.</text:span></text:p>
      <text:p text:style-name="P56"><text:span text:style-name="T26">ίδριον</text:span><text:span text:style-name="T14">, urnula parva situla, diminutive.</text:span></text:p>
      <text:p text:style-name="P56"><text:span text:style-name="T26">ΰδρωψ</text:span><text:span text:style-name="T24">, </text:span><text:span text:style-name="T14">Diofcorides in secundo epidemlon, cum accentu<text:line-break/>in ultima syllaba legi et significari ait hydrope laboran-<text:line-break/>tem et speciem hydropis.</text:span></text:p>
      <text:p text:style-name="P56"><text:span text:style-name="T26">ύπάλειπτρον</text:span><text:span text:style-name="T24">, </text:span><text:span text:style-name="T14">laminulam, qua quis oculos illinat.</text:span></text:p>
      <text:p text:style-name="P56"><text:span text:style-name="T26">ύπάλειπτον</text:span><text:span text:style-name="T18">, </text:span><text:span text:style-name="T14">medicamentum, quod illinitur.</text:span></text:p>
      <text:p text:style-name="P56"><text:span text:style-name="T26">ύπεζύγωται</text:span><text:span text:style-name="T18">, </text:span><text:span text:style-name="T14">fubjugatur, subjicitur.</text:span></text:p>
      <text:p text:style-name="P56"><text:span text:style-name="T26">ύπιλληθέωσιν</text:span><text:span text:style-name="T14">, in se subvolvantur, aliquantum contorti<text:line-break/>fuerint»</text:span></text:p>
      <text:p text:style-name="P56"><text:span text:style-name="T26">ύπέρινος</text:span><text:span text:style-name="T18">, </text:span><text:span text:style-name="T14">superpurgatns, ultra modum vacuatus homo et<text:line-break/>ipsa ultra modum evacuatio, sic igitur exponunt quidam<text:line-break/>et ultra modum vacuatur vel attenuatur, videtur autem</text:span></text:p>
      <text:p text:style-name="P13">ac de eo qui longam et brevem spirationem habet du-<text:line-break/>pliciter sic dici.</text:p>
      <text:p text:style-name="P56"><text:span text:style-name="T26">ύπερτονεῖ</text:span><text:span text:style-name="T18">, </text:span><text:span text:style-name="T14">superat, superextenditur,<text:line-break/></text:span><text:span text:style-name="T26">ύπέρυδρον</text:span><text:span text:style-name="T18">, </text:span><text:span text:style-name="T14">valde plenum suffusa aqua. _<text:line-break/></text:span><text:span text:style-name="T26">ύπερχολήσει</text:span><text:span text:style-name="T24">, </text:span><text:span text:style-name="T14">multa bile implebit.</text:span></text:p>
      <text:p text:style-name="P56"><text:span text:style-name="T26">ύπερψύχθη</text:span><text:span text:style-name="T24">, </text:span><text:span text:style-name="T14">mediocriter remisit de calore febrili.</text:span></text:p>
      <text:p text:style-name="P56"><text:span text:style-name="T26">ύπνοΰσα</text:span><text:span text:style-name="T18">, </text:span><text:span text:style-name="T14">somnolenter habens, somno sopita.</text:span></text:p>
      <text:p text:style-name="P56"><text:span text:style-name="T26">ύπολείβεται</text:span><text:span text:style-name="T18">, </text:span><text:span text:style-name="T14">aliquantum destillat, subeffiuit.</text:span></text:p>
      <text:p text:style-name="P56"><text:span text:style-name="T26">ίπομβρογ</text:span><text:span text:style-name="T18">, </text:span><text:span text:style-name="T14">subhumidum, subpurulentum.</text:span></text:p>
      <text:p text:style-name="P56"><text:span text:style-name="T26">ύπομύόαρα</text:span><text:span text:style-name="T18">, </text:span><text:span text:style-name="T14">male olentia et digna quae omnes abominentur.<text:line-break/></text:span><text:span text:style-name="T26">ύπονησαμένη</text:span><text:span text:style-name="T18"> </text:span><text:span text:style-name="T14">, quae, subnatavit, quae subivit.</text:span></text:p>
      <text:p text:style-name="P56"><text:span text:style-name="T26">ύπόξηρα</text:span><text:span text:style-name="T14">, subcava, humiliora, depressiora.</text:span></text:p>
      <text:p text:style-name="P56"><text:span text:style-name="T26">ύπόξυρος</text:span><text:span text:style-name="T18">, </text:span><text:span text:style-name="T14">qui adunco est nasio, quia humiliora sunt, quae<text:line-break/>circumcirca sunt, quam ipsa sublimitas.</text:span></text:p>
      <text:p text:style-name="P56"><text:span text:style-name="T26">ύποξήρους</text:span><text:span text:style-name="T24">, </text:span><text:span text:style-name="T14">exsiccatos humiliores, contractos, dictum est<text:line-break/>autem de ventribus in majori prorrhetico.</text:span></text:p>
      <text:p text:style-name="P56"><text:span text:style-name="T30">υηοσφηγμα</text:span><text:span text:style-name="T20">,</text:span><text:span text:style-name="T14"> totius atramenti fepiae tanquam sublidens faex.</text:span></text:p>
      <text:p text:style-name="P55"><text:span text:style-name="T30">φΐρβιταιζ</text:span><text:span text:style-name="T21"> </text:span><text:span text:style-name="T20">sustpsaxit,</text:span><text:span text:style-name="T14"> </text:span><text:span text:style-name="T26">καταναλἰσκει</text:span><text:span text:style-name="T18">.</text:span></text:p>
      <text:p text:style-name="P56"><text:span text:style-name="T26">ύποτροπὴ</text:span><text:span text:style-name="T18">, </text:span><text:span text:style-name="T14">non solum reversio seu recidiva, sed ej vicissim<text:line-break/>mutatio, ut cum dixerit comatulus in reversione.</text:span></text:p>
      <text:p text:style-name="P56"><text:span text:style-name="T26">ύποψέφαρα</text:span><text:span text:style-name="T18">, </text:span><text:span text:style-name="T14">caliginosa, subobscura, subnigra.</text:span></text:p>
      <text:p text:style-name="P56"><text:span text:style-name="T26">ύποψάφαρα</text:span><text:span text:style-name="T33"> </text:span><text:span text:style-name="T14">,_asperiora, nam </text:span><text:span text:style-name="T26">ψαφαρἠν</text:span><text:span text:style-name="T33">, </text:span><text:span text:style-name="T14">cano situ obductum<text:line-break/>inest nomini.</text:span></text:p>
      <text:p text:style-name="P56"><text:span text:style-name="T26">ύπωμείη</text:span><text:span text:style-name="T14">, subjectum sic dici posse vel in humerali, humero,<text:line-break/></text:span><text:span text:style-name="T26">ύφύδρους</text:span><text:span text:style-name="T18">, </text:span><text:span text:style-name="T14">aqua inter cutem laborantes.</text:span></text:p>
      <text:h text:style-name="Heading_20_2" text:outline-level="2"><text:span text:style-name="T26">Φ</text:span><text:span text:style-name="T18">.</text:span></text:h>
      <text:p text:style-name="P56"><text:span text:style-name="T26">Φαγεδαίνη</text:span><text:span text:style-name="T18">, </text:span><text:span text:style-name="T14">ulcere exedenti.</text:span></text:p>
      <text:p text:style-name="P56"><text:span text:style-name="T26">φαίνηται</text:span><text:span text:style-name="T18">, </text:span><text:span text:style-name="T14">significat et transparens in igne fiat, ut in fe-<text:line-break/>cundo de morbis mulierum.</text:span></text:p>
      <text:p text:style-name="P56"><text:span text:style-name="T26">φαλαρὰ</text:span><text:span text:style-name="T18">, </text:span><text:span text:style-name="T14">rotunda cum laevore.</text:span></text:p>
      <text:p text:style-name="P56"><text:span text:style-name="T30">φαρνυύΰίδις</text:span><text:span text:style-name="T20">,</text:span><text:span text:style-name="T14"> rugosum,-</text:span></text:p>
      <text:p text:style-name="P56"><text:span text:style-name="T26">φαύσιγες</text:span><text:span text:style-name="T24">, </text:span><text:span text:style-name="T14">proprie quidem ah igne in tibiis exorientes cir-<text:line-break/>culi rubri, abusive autem et reliqui circuli.</text:span></text:p>
      <text:p text:style-name="P56"><text:span text:style-name="T26">φέρβεται</text:span><text:span text:style-name="T14">, exest, consumit</text:span><text:span text:style-name="T20">, depascitur.</text:span></text:p>
      <text:p text:style-name="P55"><text:span text:style-name="T26">φήρεα</text:span><text:span text:style-name="T24">, </text:span><text:span text:style-name="T14">oblongae sub auribus glandulosae eminentiae, qua-<text:line-break/>les et satyri habent. Quidam autem et </text:span><text:span text:style-name="T26">φῆρες</text:span><text:span text:style-name="T24"> </text:span><text:span text:style-name="T14">et </text:span><text:span text:style-name="T26">θῆρες</text:span><text:span text:style-name="T24"><text:line-break/></text:span><text:span text:style-name="T14">vocantur, ut sit tanquam serine dictum.</text:span></text:p>
      <text:p text:style-name="P56"><text:span text:style-name="T26">φθίνει</text:span><text:span text:style-name="T24">, </text:span><text:span text:style-name="T14">significat colliquefit, attenuatur, minuitur, non<text:line-break/>nutritur.</text:span></text:p>
      <text:p text:style-name="P56"><text:span text:style-name="T26">φθόεις</text:span><text:span text:style-name="T33"> </text:span><text:span text:style-name="T14">, rotulas , pastillos.</text:span></text:p>
      <text:p text:style-name="P56"><text:span text:style-name="T26">φιάρην</text:span><text:span text:style-name="T33">, </text:span><text:span text:style-name="T14">splendidam ob humiditatem.</text:span></text:p>
      <text:p text:style-name="P56"><text:span text:style-name="T26">φιβάλιος</text:span><text:span text:style-name="T24">, </text:span><text:span text:style-name="T14">fici species.</text:span></text:p>
      <text:p text:style-name="P56"><text:span text:style-name="T26">φιλεταίριος</text:span><text:span text:style-name="T24">, </text:span><text:span text:style-name="T14">quam et apparinen vocant.</text:span></text:p>
      <text:p text:style-name="P56"><text:span text:style-name="T26">φιλίστιον</text:span><text:span text:style-name="T24">, </text:span><text:span text:style-name="T14">idem et hoc videtur esse quod aparine et phi-<text:line-break/>'letaerium.</text:span></text:p>
      <text:p text:style-name="P56"><text:span text:style-name="T26">φλάζουσιν</text:span><text:span text:style-name="T24">, </text:span><text:span text:style-name="T14">obscure et indistincte loquuntur, factum est<text:line-break/>nomen.</text:span></text:p>
      <text:p text:style-name="P56"><text:span text:style-name="T26">φλεβοτομίαν</text:span><text:span text:style-name="T24">, </text:span><text:span text:style-name="T14">non solum consuetae sectionis venae hoc est,<text:line-break/>sed et aliam qnomodocunque divisis venis evacuationem<text:line-break/>sanguinis significat, et </text:span><text:span text:style-name="T26">φλεβοτομηθῆναι</text:span><text:span text:style-name="T24"> </text:span><text:span text:style-name="T14">venam fecare<text:line-break/>similiter.</text:span></text:p>
      <text:p text:style-name="P56"><text:span text:style-name="T26">φλεγμα</text:span><text:span text:style-name="T18">, </text:span><text:span text:style-name="T14">pituita, non solum humorem hunc album et fri-<text:line-break/>gidum, sed et inflammationem signisicat.</text:span></text:p>
      <text:p text:style-name="P55"><text:span text:style-name="T30">φλΐγυρον</text:span><text:span text:style-name="T21">,</text:span><text:span text:style-name="T18"> </text:span><text:span text:style-name="T14">ignitum et tanquam ardens.</text:span></text:p>
      <text:p text:style-name="P56"><text:span text:style-name="T26">φλεδονώδεα</text:span><text:span text:style-name="T18">, </text:span><text:span text:style-name="T14">nugacem, </text:span><text:span text:style-name="T26">φλεδόνες</text:span><text:span text:style-name="T18"> </text:span><text:span text:style-name="T14">enim nugae.</text:span></text:p>
      <text:p text:style-name="P56"><text:span text:style-name="T26">φλέου</text:span><text:span text:style-name="T24">, </text:span><text:span text:style-name="T14">verbasco similis quaedam -est 'haec et papyracea<text:line-break/>stirps, quae texta circumponitur oleariis fictilibus.</text:span></text:p>
      <text:p text:style-name="P56"><text:span text:style-name="T26">φληνύουσα</text:span><text:span text:style-name="T18">, </text:span><text:span text:style-name="T14">nugas agens, nugans.</text:span></text:p>
      <text:p text:style-name="P56"><text:span text:style-name="T26">φληναφώόέις</text:span><text:span text:style-name="T18">, </text:span><text:span text:style-name="T14">nugaces.</text:span></text:p>
      <text:p text:style-name="P56"><text:span text:style-name="T26">φλίας</text:span><text:span text:style-name="T14">, ligna recta e regione fixa, velut januarum<text:line-break/>postea.</text:span></text:p>
      <text:p text:style-name="P56"><text:span text:style-name="T26">φλογεαὶ</text:span><text:span text:style-name="T14">, rubrae, rubicundae.</text:span></text:p>
      <text:p text:style-name="P56"><text:span text:style-name="T26">φλογιἀ</text:span><text:span text:style-name="T18"> </text:span><text:span text:style-name="T14">vel </text:span><text:span text:style-name="T26">φλογεῖται</text:span><text:span text:style-name="T18">, </text:span><text:span text:style-name="T14">ignescit cum rubore.</text:span></text:p>
      <text:p text:style-name="P56"><text:span text:style-name="T26">φλυδἀ</text:span><text:span text:style-name="T18">, </text:span><text:span text:style-name="T14">hurnectatur, flaccescit.</text:span></text:p>
      <text:p text:style-name="P56"><text:span text:style-name="T26">φλυδάρην</text:span><text:span text:style-name="T18">, </text:span><text:span text:style-name="T14">humidam.</text:span></text:p>
      <text:p text:style-name="P56"><text:span text:style-name="T26">φλύεται</text:span><text:span text:style-name="T18"> </text:span><text:span text:style-name="T14">, hurnectatur, humescit.</text:span></text:p>
      <text:p text:style-name="P56"><text:span text:style-name="T26">φλνζούσησιν</text:span><text:span text:style-name="T18">, </text:span><text:span text:style-name="T14">scaturientibus.</text:span></text:p>
      <text:p text:style-name="P56"><text:span text:style-name="T26">φλνζάκια</text:span><text:span text:style-name="T14">, pustulae fervidae.</text:span></text:p>
      <text:p text:style-name="P56"><text:span text:style-name="T30">φλύσιος</text:span><text:span text:style-name="T21">,</text:span><text:span text:style-name="T18"> </text:span><text:span text:style-name="T14">ruptionis pustularum in cute ex humoris abun-<text:line-break/>dantia qui est in corpore.</text:span></text:p>
      <text:p text:style-name="P55"><text:span text:style-name="T26">φοινίκινος</text:span><text:span text:style-name="T18">, </text:span><text:span text:style-name="T14">punicens, a colore sic dictam esse elephantia-<text:line-break/>siu suspicari queat.</text:span></text:p>
      <text:p text:style-name="P56"><text:span text:style-name="T26">φοινικίη</text:span><text:span text:style-name="T14">, morbus in Phoenice et in aliis orientalibus par-<text:line-break/>tibns abundans; significari autem et hic videtur ele-<text:line-break/>phantiasis.</text:span></text:p>
      <text:p text:style-name="P56"><text:span text:style-name="T26">φολλικώδεα</text:span><text:span text:style-name="T24">, </text:span><text:span text:style-name="T14">tanquam folliculnsa et laxa.</text:span></text:p>
      <text:p text:style-name="P56"><text:span text:style-name="T26">φονἀ</text:span><text:span text:style-name="T14">, necare cupit.</text:span></text:p>
      <text:p text:style-name="P56"><text:span text:style-name="T26">φορίνη</text:span><text:span text:style-name="T24">, </text:span><text:span text:style-name="T14">pellis, cutis.</text:span></text:p>
      <text:p text:style-name="P56"><text:span text:style-name="T26">φόρος</text:span><text:span text:style-name="T24">, </text:span><text:span text:style-name="T14">ferax, quae facile uterum gestat.</text:span></text:p>
      <text:p text:style-name="P56"><text:span text:style-name="T26">φορύξαντες</text:span><text:span text:style-name="T24">, </text:span><text:span text:style-name="T14">subigentes.</text:span></text:p>
      <text:p text:style-name="P56"><text:span text:style-name="T26">φύλλα</text:span><text:span text:style-name="T24">, </text:span><text:span text:style-name="T14">hortensia olera et herbacea olera, viridia odora-<text:line-break/>menta.</text:span></text:p>
      <text:p text:style-name="P56"><text:span text:style-name="T26">φύλλια</text:span><text:span text:style-name="T33">, </text:span><text:span text:style-name="T14">odoramenta hortensia, quae ementibus olera ad-<text:line-break/>dunt, ut coriandrum, menta, ruta, apium.</text:span></text:p>
      <text:p text:style-name="P56"><text:span text:style-name="T26">φύλλον</text:span><text:span text:style-name="T18">, </text:span><text:span text:style-name="T14">silphii semen eo quod latum est, in fecundo de<text:line-break/>morbis mulierum, addit autem et ipse in oratione ali-<text:line-break/>quando quidem Libyeum, aliquando Aethiopicum.</text:span></text:p>
      <text:p text:style-name="P56"><text:span text:style-name="T26">φύσιγγα</text:span><text:span text:style-name="T33">, </text:span><text:span text:style-name="T14">quod in caulem abit idque cavum maxime phy-<text:line-break/>singem vocant.</text:span></text:p>
      <text:p text:style-name="P55"><text:span text:style-name="T26">φυτάνη</text:span><text:span text:style-name="T24">, </text:span><text:span text:style-name="T14">ferendi tempus.</text:span></text:p>
      <text:p text:style-name="P56"><text:span text:style-name="T26">φυτευτηρίιον</text:span><text:span text:style-name="T24">, </text:span><text:span text:style-name="T14">surculorum qui in terram plantantur.</text:span></text:p>
      <text:p text:style-name="P56"><text:span text:style-name="T26">φωἰδες</text:span><text:span text:style-name="T24">, </text:span><text:span text:style-name="T14">pustulae rubentes ex igne contractae de quibus<text:line-break/>dictum esu</text:span></text:p>
      <text:p text:style-name="P56"><text:span text:style-name="T26">φωνὴ</text:span><text:span text:style-name="T24"> </text:span><text:span text:style-name="T26">περιπνιυμονικὴ</text:span><text:span text:style-name="T24">, </text:span><text:span text:style-name="T14">vox qualis peripneumonicis vel<text:line-break/>aspera et obscura.</text:span></text:p>
      <text:h text:style-name="Heading_20_2" text:outline-level="2">Χ.</text:h>
      <text:p text:style-name="P56"><text:span text:style-name="T18">.</text:span><text:span text:style-name="T26">Χαλκίτις</text:span><text:span text:style-name="T18"> </text:span><text:span text:style-name="T26">στυπτηρίη</text:span><text:span text:style-name="T18">, </text:span><text:span text:style-name="T14">aeque valens, ut chalcitis.</text:span></text:p>
      <text:p text:style-name="P56"><text:span text:style-name="T26">χαραδρωθεώσι</text:span><text:span text:style-name="T14">, effluvium et exitum habeant.</text:span></text:p>
      <text:p text:style-name="P56"><text:span text:style-name="T26">χαράκτωρι</text:span><text:span text:style-name="T24">, </text:span><text:span text:style-name="T14">exacerbato ob characterem.</text:span></text:p>
      <text:p text:style-name="P56"><text:span text:style-name="T30">χασχών</text:span><text:span text:style-name="T20">,</text:span><text:span text:style-name="T14"> cum </text:span><text:span text:style-name="T26">ῶ</text:span><text:span text:style-name="T24"> </text:span><text:span text:style-name="T14">dehiscens Dioscorides legit et ait sic dici<text:line-break/>de utero quod aperiatur aut dehiscat.</text:span></text:p>
      <text:p text:style-name="P56"><text:span text:style-name="T26">χειμίη</text:span><text:span text:style-name="T18"> </text:span><text:span text:style-name="T14">, frigus, rigor.</text:span></text:p>
      <text:p text:style-name="P56"><text:span text:style-name="T26">χειμίουσα</text:span><text:span text:style-name="T18"> </text:span><text:span text:style-name="T14">, refrigerata , rigens.</text:span></text:p>
      <text:p text:style-name="P56"><text:span text:style-name="T26">χελίσκιον</text:span><text:span text:style-name="T18">, </text:span><text:span text:style-name="T14">tussicula sicca vel arida, diminutive dictum est<text:line-break/></text:span><text:span text:style-name="T26">χελίσκιον</text:span><text:span text:style-name="T18"> </text:span><text:span text:style-name="T14">parva tussicula, arida autem est, quum nihil<text:line-break/>humoris, qui excreetur, in os accedit,</text:span></text:p>
      <text:p text:style-name="P56"><text:span text:style-name="T26">χαραδέως</text:span><text:span text:style-name="T14">, consertim, factum- est autem a torrente?</text:span></text:p>
      <text:p text:style-name="P55"><text:span text:style-name="T30">χης</text:span><text:span text:style-name="T21">,</text:span><text:span text:style-name="T18"> </text:span><text:span text:style-name="T14">qui effudit.</text:span></text:p>
      <text:p text:style-name="P56"><text:span text:style-name="T26">χηλὴν</text:span><text:span text:style-name="T14">, specillum bisurcum in summo, dissectum ut forfex,<text:line-break/></text:span><text:span text:style-name="T26">χήλωμα</text:span><text:span text:style-name="T18">, </text:span><text:span text:style-name="T14">bifidam cavitatem fagittae, qua parte in sagittando<text:line-break/>sagittam nervo applicant.</text:span></text:p>
      <text:p text:style-name="P56"><text:span text:style-name="T30">χήμην</text:span><text:span text:style-name="T35"> </text:span><text:span text:style-name="T30">χηραμίδα</text:span><text:span text:style-name="T35">,</text:span><text:span text:style-name="T24"> </text:span><text:span text:style-name="T14">caviorem concham et majorem.</text:span></text:p>
      <text:p text:style-name="P56"><text:span text:style-name="T26">χλοηροῖσι</text:span><text:span text:style-name="T18"> </text:span><text:span text:style-name="T26">λαχἀνοις</text:span><text:span text:style-name="T18">, </text:span><text:span text:style-name="T14">virentibus oleribus, hortensibus odo-<text:line-break/>ramentis.</text:span></text:p>
      <text:p text:style-name="P56"><text:span text:style-name="T26">χλοιοΰνται</text:span><text:span text:style-name="T18">, </text:span><text:span text:style-name="T14">ut si cum virere pallescunt dixisset.</text:span></text:p>
      <text:p text:style-name="P56"><text:span text:style-name="T26">χλοϋς</text:span><text:span text:style-name="T24">, </text:span><text:span text:style-name="T14">cum pallore viriditas.</text:span></text:p>
      <text:p text:style-name="P56"><text:span text:style-name="T26">χλοῶδες</text:span><text:span text:style-name="T24">, </text:span><text:span text:style-name="T14">ex virore pallescens.</text:span></text:p>
      <text:p text:style-name="P56"><text:span text:style-name="T26">χλώρασμα</text:span><text:span text:style-name="T14">, virisiitas clare' fulgens et ad aqnenm colorem<text:line-break/>tendens.</text:span></text:p>
      <text:p text:style-name="P56"><text:span text:style-name="T26">χολήΐ</text:span><text:span text:style-name="T18">’</text:span><text:span text:style-name="T26">ον</text:span><text:span text:style-name="T14">, bilem educens.</text:span></text:p>
      <text:p text:style-name="P56"><text:span text:style-name="T26">χυτλάζηται</text:span><text:span text:style-name="T14">, </text:span><text:span text:style-name="T20">ac</text:span><text:span text:style-name="T14"> si perfundatur et inundetur dixisset.</text:span></text:p>
      <text:p text:style-name="P56"><text:span text:style-name="T30">χυτφίδέαν</text:span><text:span text:style-name="T20">,</text:span><text:span text:style-name="T14"> ollam.</text:span></text:p>
      <text:p text:style-name="P56"><text:span text:style-name="T26">χυτρίδεον</text:span><text:span text:style-name="T18">, </text:span><text:span text:style-name="T14">ollulam,<text:line-break/></text:span><text:span text:style-name="T26">χύτρινον</text:span><text:span text:style-name="T14">, ollam.</text:span></text:p>
      <text:p text:style-name="P56"><text:span text:style-name="T26">χωλεύσειεν</text:span><text:span text:style-name="T33">, </text:span><text:span text:style-name="T14">mutilum aliquo articulo fecerit.</text:span></text:p>
      <text:h text:style-name="P6" text:outline-level="2"><text:span text:style-name="T30">Ψ</text:span><text:span text:style-name="T21">.</text:span></text:h>
      <text:p text:style-name="P56"><text:span text:style-name="T30">ψάγδας</text:span><text:span text:style-name="T21">,</text:span><text:span text:style-name="T18"> </text:span><text:span text:style-name="T14">species quaedam unguenti.</text:span></text:p>
      <text:p text:style-name="P56"><text:span text:style-name="T26">ψαίρειν</text:span><text:span text:style-name="T18">, </text:span><text:span text:style-name="T14">innatare, leniter attingere.</text:span></text:p>
      <text:p text:style-name="P56"><text:span text:style-name="T26">ψαιστὴν</text:span><text:span text:style-name="T18"> </text:span><text:span text:style-name="T26">μᾶζαν</text:span><text:span text:style-name="T18">, </text:span><text:span text:style-name="T14">mazam rnelle et oleo subactam, quoniam<text:line-break/>et liba sic subiguntur.</text:span></text:p>
      <text:p text:style-name="P56"><text:span text:style-name="T26">ψάφαρον</text:span><text:span text:style-name="T18">, </text:span><text:span text:style-name="T14">fragilem.</text:span></text:p>
      <text:p text:style-name="P56"><text:span text:style-name="T30">ψιφαρα</text:span><text:span text:style-name="T21">,</text:span><text:span text:style-name="T18"> </text:span><text:span text:style-name="T14">tenebrosa, nigricantia, </text:span><text:span text:style-name="T26">ψέφος</text:span><text:span text:style-name="T18"> </text:span><text:span text:style-name="T14">enim tenebrae.</text:span></text:p>
      <text:p text:style-name="P56"><text:span text:style-name="T26">ψόφου</text:span><text:span text:style-name="T24"> </text:span><text:span text:style-name="T26">καθαπτόμενοι</text:span><text:span text:style-name="T14">, strepitum facile sentientes et timen-<text:line-break/>tes, ut si formidolosos dixisset.</text:span></text:p>
      <text:h text:style-name="P47" text:outline-level="2"><text:bookmark-start text:name="bookmark14"/><text:span text:style-name="T8">Ω</text:span><text:bookmark-end text:name="bookmark14"/><text:span text:style-name="T11">.</text:span></text:h>
      <text:p text:style-name="P56"><text:span text:style-name="T20">' "SlStt,</text:span><text:span text:style-name="T14"> in malo, arcesiIao autem male olebat, sic videlicet<text:line-break/>sine jota scribitur, non cum jota ut id quod sequitur,<text:line-break/></text:span><text:span text:style-name="T26">ωδεῖ</text:span><text:span text:style-name="T18">, </text:span><text:span text:style-name="T14">tumescit: manifestum autem est cum jota hoc scribi,<text:line-break/>quoniam et </text:span><text:span text:style-name="T26">οἰδεῖν</text:span><text:span text:style-name="T18"> </text:span><text:span text:style-name="T14">tumere.</text:span></text:p>
      <text:p text:style-name="P56"><text:span text:style-name="T26">ώμήλυσιν</text:span><text:span text:style-name="T24">, </text:span><text:span text:style-name="T20">cruda hordeacea surtna</text:span><text:span text:style-name="T14"> ex non siccatis hordeis<text:line-break/>farinae crassiores, farinae tenuiores: tuam velut crudam</text:span></text:p>
      <text:p text:style-name="P55"><text:span text:style-name="T14">farinam proprie ajunt </text:span><text:span text:style-name="T26">ώμήλυσιν</text:span><text:span text:style-name="T33"> </text:span><text:span text:style-name="T14">nominari, magis ab-<text:line-break/>usive autem omnem aliam farinam.</text:span></text:p>
      <text:p text:style-name="P56"><text:span text:style-name="T26">ώρεόντων</text:span><text:span text:style-name="T18">, </text:span><text:span text:style-name="T14">curantium, nam et cura </text:span><text:span text:style-name="T26">ῶρα</text:span><text:span text:style-name="T18">.</text:span></text:p>
      <text:p text:style-name="P56"><text:span text:style-name="T26">ῶρον</text:span><text:span text:style-name="T18">, </text:span><text:span text:style-name="T14">vel </text:span><text:span text:style-name="T30">όίρου</text:span><text:span text:style-name="T18"> </text:span><text:span text:style-name="T14">anno.</text:span></text:p>
      <text:p text:style-name="P56"><text:span text:style-name="T26">ῶρονσαν</text:span><text:span text:style-name="T18">, </text:span><text:span text:style-name="T14">impetum fecerunt, irruerunt.</text:span></text:p>
      <text:p text:style-name="P56"><text:span text:style-name="T26">ώτειλἀς</text:span><text:span text:style-name="T24">, </text:span><text:span text:style-name="T14">non folum cicatrices, sed etiam ulcera.</text:span></text:p>
      <text:p text:style-name="P56"><text:span text:style-name="T26">ώχέτευται</text:span><text:span text:style-name="T24">, </text:span><text:span text:style-name="T14">effluvia et transitus sortitum est.</text:span></text:p>
      <text:h text:style-name="P4" text:outline-level="1"><text:bookmark-start text:name="bookmark16"/>GALENI LIBER FALSO ADSCRI-<text:line-break/>PTUS AN ANIMAL SIT ID, QUOD<text:line-break/>IN UTERO EST.<text:bookmark-end text:name="bookmark16"/></text:h>
      <text:h text:style-name="Heading_20_2" text:outline-level="2">Cap. I.</text:h>
      <text:p text:style-name="P14">Q uod physicis omnibnsque philosophis quae-<text:line-break/>stionem de natura universitatis praebet in hunc usque<text:line-break/>diem, id Asclepiadis sectatoribus horumque posteris est in-<text:line-break/>certa de infante qui in utero fit constituiturque fententia.<text:line-break/>Ut enim qui de universitate scrutati sunt utrum animal<text:line-break/>sit necue nihil” aperte definiverunt: sic artis medicae<text:line-break/>principes de puero qui nascitur incertam .reliquere doctri-</text:p>
      <text:p text:style-name="P55"><text:span text:style-name="T14">nam. Quum igitur res difficilis nec perceptu facilis neque<text:line-break/>dum stabilita sit, iis quae de ea dicta sunt communem<text:line-break/>praebere auditum oportet. Ego enim qui dico, vofque<text:line-break/>qui judices estis, naturam humanam secundum Socratem<text:line-break/>sortiti sumus; quapropter oportet iis quae dicuntur po-<text:line-break/>tius esse contentos quam plus justo etiam quaerere., Quae<text:line-break/>enim propositam rem superant, deus ipse primus novit,<text:line-break/>deique assecla et qui, ipsi, ut inquit Plato, amicus homo<text:line-break/>esu Porro amor sit absitque simul invidia vel convitium<text:line-break/>ab iis qui talia conantur, sic enim nos quidem amantius<text:line-break/>ad locos hujusmodi progrediemur; vos vero perpetuo be-<text:line-break/>nevolentiam in omnia secula habebitis ipsamque iu ejus-<text:line-break/>dem generis rem non invidam virtutem. Sed enim de<text:line-break/>homine quasi de parvo mundo dicturi initium </text:span><text:span text:style-name="T20">a</text:span><text:span text:style-name="T14"> magno<text:line-break/>cujus veluti foenora ac partes sumus faciemus; praeparata<text:line-break/>vero apud nos hujus natura perlpicua magis humana fiet<text:line-break/>constitutio.. Hoc ipfum sane prius quid mundus sit defi-<text:line-break/>niemus : facillime enim quum definitio totum significet,</text:span></text:p>
      <text:p text:style-name="P55"><text:span text:style-name="T14">universi substantia constituetur. Sed ante quam haec po-<text:line-break/>sita sit quid sit animal dicamus, ut praemissa propositae<text:line-break/>rei definitione ipsius universi naturae perspicua semina<text:line-break/>sint. Animal igitur substantia est animae particeps et sen-<text:line-break/>sitiva, quod genere de omnibus quae sub ipso sunt sim-<text:line-break/>pliciter dicitur. Quoad igitur tale dicatur, omnia in se<text:line-break/>complectens habet; quum vero id quod speciem efficit<text:line-break/>adjectum cuique sit, tum genus ut differat effectum est in<text:line-break/>species divisum. Videamus igitur num mundus animal sit,<text:line-break/>ac num primum quidem genitus sit, deinde vero integram<text:line-break/>naturam assumpserit. Mundus igitur ex coelo terraque ac<text:line-break/>mediis naturis aqua et aere coagmentatio est habensque<text:line-break/>per omnia haec principem ac primogenitum diffusum spi-<text:line-break/>ritum , quem philosophorum foboles aut animam aut uni-<text:line-break/>tatem aut atomum, id est </text:span><text:span text:style-name="T20">individuum corpus,</text:span><text:span text:style-name="T14"> aut ignem<text:line-break/>aut communi ei genere nomine spiritum primum vocat.<text:line-break/>Haec quidem ante fuerunt quam cognomen hoc assume-<text:line-break/>reut; fed tunc confusi erant et inter fe differentia et, ut</text:span></text:p>
      <text:p text:style-name="P55"><text:span text:style-name="T14">quidam dicunt, materia nominabantur: nunc vero' mun-<text:line-break/>dus , propterea quod apte ordinatimque ac veluti in con-<text:line-break/>sonantia atque ornatu fieri motum ipsum efficiat: im-<text:line-break/>mobiles enim' esse putabo similesque lapidibus eos, qui<text:line-break/>ipsum hoc universum immobile dicunt. Mundus igitur ex<text:line-break/>integris integer concinnatus est atque ex perfectis per-<text:line-break/>fectus et ex absolutis absolutus: fuitque et erit animal,<text:line-break/>quod movetur. Sed tum quidem satam vim ipsiusque uni-<text:line-break/>versi rationem habentem possidebat: discretus vero atque<text:line-break/>e tenebris prodiens insitam feminum virtutem patefecit,<text:line-break/>hic quidem se terram ostendens, illic aquam; ubi vero<text:line-break/>ignem cum aere scse quacunque porrexit incrementi modo<text:line-break/>atque elementorum natura, ipsum universum sole ac luna<text:line-break/>quasi oculis illuminans et luce ho-um claroque splendore<text:line-break/>motui cuique dux effectus: etenim ei commixtus est et<text:line-break/>sic ab initio genito et in natura prima - constituto: nam<text:line-break/>et- primum animal et spirans et intelligens mundus hic et<text:line-break/>tunc erat et nunc apparet. Quemadmodum igitur audax</text:span></text:p>
      <text:p text:style-name="P55"><text:span text:style-name="T14">nemo eum animal tum esse negaret cum effingebatur, in-<text:line-break/>tegrum enim ex integris perfectumque ex perfectis ipsum<text:line-break/>demonstravimus; quomodo enim integra praeberet, ni in-<text:line-break/>teger esset? sic quod in utero est animal esse quispiam<text:line-break/>non negaret: sicut aerarium aut ferrarium fabrum aut<text:line-break/>statuarium aut navium fabricatorem aut alium id genus<text:line-break/>quempiam nihil ex operibus fuis persectum praebere aut<text:line-break/>integrum diceres, quum quidpiam deest aut statuae manus<text:line-break/>pesve aut cuspis gladio aut navi clavus: quod vero nulla<text:line-break/>in re mutilum est partibusque omnibus aequatum, cum<text:line-break/>nihil deficit, id perfectum est; sic et mundus et quod in<text:line-break/>utero est nunquam perfecti rationem habuisset, nisi quum<text:line-break/>primum essentiam acceperunt, tum ipsius universi substan-<text:line-break/>tiam accepissent.</text:span></text:p>
      <text:h text:style-name="Heading_20_2" text:outline-level="2">Cap. <text:span text:style-name="T66">II</text:span>.</text:h>
      <text:p text:style-name="P41">Sed mundum fuisse animal et propter hanc<text:line-break/>causam nunc quoque’este quum dixerimus, de homine qui<text:line-break/>post ipsum mundum fecundus est dicamus. Ante a nobis<text:line-break/>definitum animal est, quibus de causis quum in utero puer</text:p>
      <text:p text:style-name="P55"><text:span text:style-name="T14">esset animalis usum praeberet, dicente ac veluti ex Del-<text:line-break/>phico tripode praedivinante ac praedicante Hippocrate e<text:line-break/>genere Asclepiadarum; ejus enim constitutionem primam<text:line-break/>ac veluti anirnalitatem ex integris constituit, quum non<text:line-break/>aliler ipsum absolutum praebere posse videret, nisi ab ipsis<text:line-break/>perfectis animal generari acciperet. </text:span><text:span text:style-name="T20">Decidit,</text:span><text:span text:style-name="T14"> inquit, ab<text:line-break/></text:span><text:span text:style-name="T20">omni corporis parte femen, a sulubris salubre, a mordosts<text:line-break/>vero morbosum.</text:span><text:span text:style-name="T14"> Ab omni parte dixit totum a toto:<text:line-break/>tantumque abfuit' ne animal diceret, ut dicentis contra<text:line-break/>ipsum quae mutilata sunt non esse persecta crimina sol-<text:line-break/>verit: quum enim nollet dubitari quin animal sit, dixit<text:line-break/>salubria quidem corpora ipsum universum sic ut nihil de-<text:line-break/>sit habentia integrum semen deponere i impedita vero<text:line-break/>cum desectu. Quod difficultatem non habet: quomodo<text:line-break/>enim cum ipfiam non fit, in generatione sanum fieri po-<text:line-break/>terit? hoc enim unius ejus est, quod ipsum quidem est,<text:line-break/>nondum vero genitum, sanum autem potentia ac eam ob<text:line-break/>caniam generationem suscipit. Etenim eorum quae mani-</text:span></text:p>
      <text:p text:style-name="P55"><text:span text:style-name="T14">feste non sunt alia sic genita sunt, alia vero possunt:<text:line-break/>quemadmodum neutrum quoque accidit: itemque femen<text:line-break/>aliud ut animal fieri possit habet, tunc vero actu est,<text:line-break/>quum pro homine praebeatur; aliud vero neque est </text:span><text:span text:style-name="T20">ne-<text:line-break/>que</text:span><text:span text:style-name="T14"> fieri potest neque rationem habet, tanquam id ipsum<text:line-break/>natura non sit: hoc enim neque ejus quod est, neque ejus<text:line-break/>quod suturum est, rationem suscipit. Recte igitur secun-<text:line-break/>dum Hippocratem id quod in utero est animal dicetur et<text:line-break/>ipsum qui ex totis seminat et vim totius ei praebet. Non<text:line-break/>Polum vero id et ex ipso universo et animal este decla-<text:line-break/>ravit, sied etiam in numero ostendit principia ipsius ha-<text:line-break/>bere universi similemque potestatem eorum e quibus radi-<text:line-break/>cem habet, cum inquit: gemini ex </text:span><text:span text:style-name="T20">unico concubitu</text:span><text:span text:style-name="T14"> siunt:<text:line-break/></text:span><text:span text:style-name="T20">sinus vero et claustra uteri habent.</text:span><text:span text:style-name="T14"> Hic enim aperte in-<text:line-break/>telligere licet hanc vim in uterum semen immissum ha-<text:line-break/>bere, quod natura animalis erat: quum enim parvae mo-<text:line-break/>lis sit, multum potentia fit et principem causam ostendit<text:line-break/>ipsamque animalitatis substantiam. Ac quemadmodum qui</text:span></text:p>
      <text:p text:style-name="P55"><text:span text:style-name="T14">in silice aut in calce ignis insitus est, hunc nemo ignem<text:line-break/>idcirco esse negaret, quia non urit, tunc enim ignis actu<text:line-break/>fit, cum materiae aliquid assumit et ab ipso univerfo ex-<text:line-break/>trinsecus venientis inspirationis, sic quod in mulieres in-<text:line-break/>jectum semen est, id animal esse vere quispiam dicet: et-<text:line-break/>enim ipsum jam potentia animal est: actu vero tum-fit,<text:line-break/>quum ab utero prodiens sc ipsum conjungit ei quod prin-<text:line-break/>cipium praebuit. Quum enim pars et divulsum membrum<text:line-break/>magni animalis, hoc est mundi, sit dum in sinibus eondi-<text:line-break/>tum est ac latitat, miscellae rationem relinet: ab hoc au-<text:line-break/>tem separatum profundo, quod tanquam cbaos est atque<text:line-break/>erutum cognatam similemque naturam ipsis operationibus<text:line-break/>amplectitur: nam ex se moveri incipit luciserosque ocu-<text:line-break/>los perpetuo solis lunaeque naturam imitans tendit.</text:span></text:p>
      <text:h text:style-name="Heading_20_2" text:outline-level="2">Cap. III.</text:h>
      <text:p text:style-name="P41">Ut igitur immerito quidam quod in utero<text:line-break/>est animal esse negarunt, ex iis quae dicta sunt conjectari</text:p>
      <text:p text:style-name="P55"><text:span text:style-name="T14">licet: quae vero et qualia animal faciat nunc dicam. Cum<text:line-break/>igitur animal ab anima et a natura regatur itemque nu-<text:line-break/>trimento et fpiriiu, nutritur enim anima spiritu, humidis<text:line-break/>vero siccisque nutrimentis natura, omnibus bis quod in<text:line-break/>utero est administrationibns utens reperiemus et quae ad<text:line-break/>motum animae attinent et qttae ad naturae incrementum.<text:line-break/>Nam devorat et, ut Hippocrati videtur, spirat, ore enim<text:line-break/>nasoque respirationem desuper fieri scribit: ipsumque ex<text:line-break/>Asclepiadis quidam sugere quae in utero sunt cotyledonas<text:line-break/>ac coquere dicunt, siquidem ea quae devorata sunt'-.coctio<text:line-break/>necessario sequitur, etsi quam maxime jam consectum ab<text:line-break/>utero nutrimentum assumat: apponi vero id nisi natura<text:line-break/>suscipiat non potest neque assimilari, antequam necessario<text:line-break/>nutrientem rem ei quae nutritur pueri natura assimilet:<text:line-break/>ac tum opera naturae praebet ac recipit et ad sccretio-<text:line-break/>nem promptum est et ad id quod alienum est separandum:<text:line-break/>hanc enim ob rem bilis et humores omnes secreto nutri-<text:line-break/>mento fiunt: non enim ab ea solum quae per umbilicum</text:span></text:p>
      <text:p text:style-name="P55"><text:span text:style-name="T14">ad portas in jecur e secundis fertur materia nutriri puta- -<text:line-break/>tur, etenim per has quoque vias alitur, maxime vero per<text:line-break/>eas quae perfectiores sunt: ac per quascunque defertur,<text:line-break/>nutrimento fraitur. Neque enim putabis Hippocratem di-<text:line-break/>centem </text:span><text:span text:style-name="T20">, quod antiquius est nutrimentum per abdomen qua<text:line-break/>umbilicus est lnvehi,</text:span><text:span text:style-name="T14"> ignorasse num id ore nutriatur:<text:line-break/>etenim de hac quoque via locutus est, ut ante propositum<text:line-break/>esu Quod vero in. utero ore nutrimentum fumat, testis<text:line-break/>est post partum protinus mammae appetitio: neque enim<text:line-break/>nisi antea huic viae assuetus esset tam cito ad mammam<text:line-break/>ferretur. In vapores vero et spiritus secretum nutrnnen'-<text:line-break/>tum fundit facileque singulis partibus apponit mutatque<text:line-break/>id quod e femine est in humores, quod ex humoribus in<text:line-break/>carnes venafque et nervos ac arterias et ossa visceraque<text:line-break/>et adipem, itemque quod e pauco est in multum, et quod<text:line-break/>• parvum est magnum fit ipsum ad proprios usque incre-<text:line-break/>menti terminos extendente terminanteque augendi virtute.</text:span></text:p>
      <text:h text:style-name="P6" text:outline-level="2">Cap. IV.</text:h>
      <text:p text:style-name="P41">Quae igitur naturae opera sunt, ea ab iis<text:line-break/>quae in utero funt fieri satis a nobis demonstratum est:<text:line-break/>quod vero et animae et rationis participia sint deinceps<text:line-break/>monstrare conabor. Quum enim senforia ad animales in-<text:line-break/>vehendas facultates natura molita sit, oculos quidem ad<text:line-break/>vifivam, aures vero ad audiendum, linguam autem nasum-<text:line-break/>que ut per haec gustandi facultas et olfaciendi vehatur,<text:line-break/>per manus vero et reliquum contrectans corpus quae ad<text:line-break/>tactum attinet, patet locum vacuum nullum relinqui: fed<text:line-break/>praedicta loca etiam quum infans in utero est animae<text:line-break/>Iubstantiam habebunt, ipsumqtie hujus domicilium cere-<text:line-break/>brum ab initio etiam constitutum in intimo capite loca-<text:line-break/>tum habent. Eo perspicuum est una cum jacto in uterum<text:line-break/>semine insitam a creatore universi esse animam, ut guber-<text:line-break/>nandi vim corporis haberet. Nam au non scimus extrin-<text:line-break/>fecos opifices instrumenta quaedam ad certas actiones fa-<text:line-break/>bricari? ut sentinam navis opificem quo parte hac navis</text:p>
      <text:p text:style-name="P55"><text:span text:style-name="T14">subnatet</text:span><text:span text:style-name="T33">,</text:span><text:span text:style-name="T14">’ vallum vero ad violentos fluctus cohibendos,<text:line-break/>tum tutum parietem feptumque ob saxa, quae sub mari<text:line-break/>latitant: tibiae vero opificem materiam aeneam in longas<text:line-break/>fistulas excavantem ad illabentes spiritus suscipiendos:<text:line-break/>musicum vero fides extendentem ad sonos modniandos: •<text:line-break/>medicum autem poeonica medicamenta ad morbos pellen-<text:line-break/>dos parantem: imperatorem acies ante conflictum instruen-<text:line-break/>das perdocentem ad' sustinendum hostem. Ut igitur qui<text:line-break/>talia moliuntur alicujus rei gratia ea parant, sic quae in<text:line-break/>nobis sunt singula natura effingit tanquam instrumentum<text:line-break/>certae rei suturum. Sic quoque nervorum natura, quae<text:line-break/>aniinae domicilium est, a principe parte una cum spiritu<text:line-break/>orta animam constitui simul cum corporis constitutione<text:line-break/>declarat. Etenim si nondum oculus videt,silugua vero<text:line-break/>gustat, voces auris suscipit, calidum aut frigidum humi-<text:line-break/>dumve aut siccum tangendi instrumenta non sentiunt id-<text:line-break/>que actu, fed quidem latitare haec posita sunt, verum</text:span></text:p>
      <text:p text:style-name="P55"><text:span text:style-name="T14">paulo post infante jam orto agere possunt, auderem ipfam<text:line-break/>quietem actum dicere: compositas enim palpebras tenere,<text:line-break/>quum adhuc in utero puer est, ac contractum nafum au-<text:line-break/>resque non audientes imperantis animae opus esu Llu-<text:line-break/>guam vero iis quae utero geruntur, gustare negaret nemo<text:line-break/>itemque qualitatem suscipere, quum res ipsa ex certo asse-<text:line-break/>ctu perspicua sit: Icimus enim in uteris saepe foetus emori<text:line-break/>quum vitium per os adhibiti nutrimenti averfantes renuunt:<text:line-break/>siquidem natura de linguae facultate quae gustandi est ad<text:line-break/>conservandum foetum 101 icita est, et refpirare foetum quod<text:line-break/>opus animae est, ore enim, ut paulo ante dictum est, re-<text:line-break/>spirat. Ex eo perspicuum est quod anima semini una<text:line-break/>cum natura inest: nam animalem actionem, medicorum<text:line-break/>suboles plurima ipsam respirationem statuit, non autem<text:line-break/>naturalem: puerile enim est putare eam extra opera ani-<text:line-break/>mae praefcribi, quum sine voluntate refpirare dormiens<text:line-break/>dicitur: siquidem respirandi actio voluntaria esu Quem-</text:span></text:p>
      <text:p text:style-name="P55"><text:span text:style-name="T14">admodum enim quum vigilat animal propterea quod om-<text:line-break/>nes actiones insunt, videt enim et audit ac per reliqua<text:line-break/>sensoria agit, movetur anima et has actiones per sensoria<text:line-break/>perficit seque ipsam per organa per quae opportuna per-<text:line-break/>agit extendens diffundensque negotium omne sustinet, sic<text:line-break/>noctu contracta collectaque neque a visis rebus turbata<text:line-break/>neque ab auditis territa neque a gustatis alienata neque<text:line-break/>ab olfactis eversa neque ab iis quae tactui occurrunt al-<text:line-break/>terata nec cursu ambulationeve aut alia exercitatione fa-<text:line-break/>tigata neque in bis versans respirationis actionem obit:<text:line-break/>aut naturam quidem sponte et non affectam quae oppor-<text:line-break/>tuna sunt facere credimus: animam autem divinius quid-<text:line-break/>piam fortitam non operas proprias assequi. Quin mortalis<text:line-break/>natura est atque terrestris et intelligentiae expers, quae<text:line-break/>neque rationem habet et mortalem solum circuitum novit<text:line-break/>operamque luteritui obnoxiam accipit, anima autem ab</text:span></text:p>
      <text:p text:style-name="P13">universis animis et coelesti choro delapfa (olentiam fusci-<text:line-break/>pit: scmper vero viam quae ad simile ducit .sequens ter-<text:line-break/>ram quidem superat: ab erroribus aquae scse avertit;<text:line-break/>transscendit aerem, sit igne superior et coelestem divini-<text:line-break/>tatem attingit: saepeque trans coelestem locum intuetur,<text:line-break/>rerum omnium domino assistit: superas res circumstat:<text:line-break/>saepe occurrit iis quibnscum commune genus habet: novit<text:line-break/>unde sit quamvis in corpore fit, ipsumque rerum omnium<text:line-break/>patrem universis rebus in esse his in quibus ab illo locata<text:line-break/>est, utens oculis. Ne igitur respirationem dicant nescia<text:line-break/>anima fieri somno languente corpore; ad omnia enim<text:line-break/>anima magis -quam natura idonea est vimque majorem<text:line-break/>habet. Ergo poterit natura vigilante aeque ac dormiente<text:line-break/>animali agere: coquit enim in utroque tempore ac distri-<text:line-break/>buit secernitque et apponit et auget: anima vero sola<text:line-break/>vigiliis ea 'quae corpori conveniunt operari; in somno<text:line-break/>autem similia nou poterit? Absurdum vero est quum jam</text:p>
      <text:p text:style-name="P55"><text:span text:style-name="T14">satis monstratum sit quod in utero est id esse animal, nisi<text:line-break/>ex rebus extrinsecus fides de iis quae dicta sunt fiat.<text:line-break/>Mures enim ac vermes in materia quasi in utero fieri ri-<text:line-break/>dentes animalia nominamus ea limo involuta spectantes,<text:line-break/>sed haec quoque fiunt, arbitror, providente eorum prae-<text:line-break/>side facultate: ea vero quae in utero animalia fiunt aa<text:line-break/>aperte animalia vocari conveniat dubitamus?. Praesertim<text:line-break/>praedicante haec Hippocrate, </text:span><text:span text:style-name="T20">quae non animalia sunt,<text:line-break/>ab animalibus animalia fiunt naturae omnium indociles.<text:line-break/></text:span><text:span text:style-name="T14">Decuit enim dicere non animalia aut partes fieri: perfecto<text:line-break/>autem nomine usus est, ut animalia simul esse et constitui<text:line-break/>intelligeremus. Magnificum vero illud et a controversia<text:line-break/>longissime remotum quest divinitus edixit, naturae omnium<text:line-break/></text:span><text:span text:style-name="T20">indociles i</text:span><text:span text:style-name="T14"> ut si modus a quopiam aut ratio animalis<text:line-break/>creandi quaeratur, in ipsam omnia indocte gignentem na-<text:line-break/>turam referat. Atqui natura fatis est, quae prorsus haud<text:line-break/>credentium sententias excludat et animalia esse negantium:<text:line-break/>si enim rebus omnibus ut hae sint sines ipsa praebet,</text:span></text:p>
      <text:p text:style-name="P55"><text:span text:style-name="T14">certe ei quod utero geritur perfectionem ut animal sit<text:line-break/>affert. Cur vero non amentia est quod animal est, id<text:line-break/>animam simul et corpus dicere, rei autem nomen auferre?<text:line-break/>Siquidem id haud aliter est, quam si rei cuipiam ignis<text:line-break/>inducta forma, quod est ut vim urendi habeat, rem qui-<text:line-break/>dem quispiam fateatur, nomen autem neget:-aut quum a<text:line-break/>sole, illustrantur tenebrae factum quidem concedatur, dlem<text:line-break/>vero id nomine esse negetur:, aut si,quis humidas res sc-<text:line-break/>lidasque in unum coactas nutrire dicat, id vero nutrimen-<text:line-break/>tum dici non concedatr aut aes ferrumve secare, nomen<text:line-break/>autem gladii fugere aut Pectionem secantis. Verum neque<text:line-break/>quispiam tenebrosi aeris a .stile illuminati rem ipsam in-<text:line-break/>spiciens id ipfum- diem esse negaret, neque quod ignis<text:line-break/>usum liahet, id ignem dici: nec quod secantis actionem<text:line-break/>huic nomen esse gladio, nec ei quod animatur femen et<text:line-break/>animationem suscipit nomen quispiam auferet.</text:span></text:p>
      <text:h text:style-name="P6" text:outline-level="2">Cap. V.</text:h>
      <text:p text:style-name="P240"><text:span text:style-name="T14">Ut igitur et naturae et animae particeps<text:line-break/>foetus sit ulriusque actionum et quomodo animal sit et<text:line-break/>satis demonstravimus. Reliquum autem est ut quod uteri<text:line-break/>sinubus-adhuc incumbit,, id animal esse monstremus. Si<text:line-break/>quispiam vero a nobis naturae rationes quaerat, eam om-<text:line-break/>nia a </text:span><text:span text:style-name="T20">[e</text:span><text:span text:style-name="T14"> ipsa doctam ex seque discentem agere sciat. Ne-<text:line-break/>que enim quo pacto vermes in plantis gignuntur aut ex<text:line-break/>equis bobusque vespae atque apes facile nos dicere licet,<text:line-break/>verum a natura simpliciter fiunt. Nam neque aves docet<text:line-break/>volare quispiam neque nos intelligere aut audire videreve,<text:line-break/>sed tamen'et aves volare videmus et nos ipsus fine disci-<text:line-break/>pliua intelligere atque videre; ineffabilis enim est atque<text:line-break/>recondita, longeque nostra cogitatione profundior ipsa per<text:line-break/>se naturae operatio- Ne igitur foetus qui vivificantur<text:line-break/>animari dissidamus; neque enim hi post partum proprias<text:line-break/>operas ab aliquo discunt, sed in uteris contenti devorant<text:line-break/>coquuntque ac expurgant distributum alimentum, </text:span><text:span text:style-name="T20">appo-<text:line-break/></text:span><text:span text:style-name="T14">nuntque quod purgatum est </text:span><text:span text:style-name="T20">ac</text:span><text:span text:style-name="T14"> supervacuum depellunt, ut</text:span></text:p>
      <text:p text:style-name="P55"><text:span text:style-name="T14">postquam in lucem prodierint, quod supervacuum est ex-<text:line-break/>cernant. Meconium enim vocatum quum excrementum sit,<text:line-break/>ex toto foetus nutrimento est humorque is qui in uracho<text:line-break/>esu Ventriculus enim , inquit ille antiquus, ea inspira-<text:line-break/>tione quae ore fit inflatur intestinaque et in cyssaron via<text:line-break/>quaedam deducitur: paulatim enim quod supervacuum est<text:line-break/>incidens, in rectum intestinum peivenit; nam cyssaron<text:line-break/>rectum intestinum appellavit. Atqui nemo id objiciat,<text:line-break/>ideo foetum ore ali non posse, quia amnium membranam<text:line-break/>sibi appositam habet: natura enim idonea est, quae per<text:line-break/>foramina facultatem viamque ad id quod convenit aptam<text:line-break/>praebeat. Democritus vero hominem ex homine excuti,<text:line-break/>canem ex cane, ex bove bovem dicit. Vir qui coelestem<text:line-break/>speculationem novit naturamque nostram speculatur, non<text:line-break/>potest tam ignarus esse, ut eum oporteat quod in utero<text:line-break/>est id animal esse negare, quum totum ex toto qui ipsum<text:line-break/>constituit faciat: * etenim id ipsum quod fit hominis<text:line-break/>rationem non haberet, nisi quum omnes.in </text:span><text:span text:style-name="T20">fe</text:span><text:span text:style-name="T14"> persectas</text:span></text:p>
      <text:p text:style-name="P55"><text:span text:style-name="T14">rationes contineret, tum omnia facturum esset qualia sunt,<text:line-break/>a quibus semen fuit seminatum. Quemadmodum enim jacta<text:line-break/>semina quibus vitiosa quantitas aut qualitas est eos foetus<text:line-break/>excipiunt, quibus pars aut fuperest aut deest aut formam<text:line-break/>alienam habent; sic quae integra ac expurgata femina<text:line-break/>funt perlectis animalis rationem retinenti quod enim de-<text:line-break/>est impedimentum totius naturae accepit et foetus haud<text:line-break/>integros: ac propter id ipsum non impeditum animalia in<text:line-break/>femine fiunt. Nemo igitur philufophus ut divinarum re-<text:line-break/>rum ignarus, non medicus Asclepiadis discipulus ut spe-<text:line-break/>culatione privatus a natura hominis foetus abdicet atque<text:line-break/>excludat: fed ipse prius in se speculatur ac aut a senio-<text:line-break/>ribus discat aut </text:span><text:span text:style-name="T20">a</text:span><text:span text:style-name="T14"> parentibus memoria repetat ipsum quo-<text:line-break/>que oliin. foetum fuisse; itaque tum a matre perfecte prius<text:line-break/>in utero formatum atque radicem essentiae e semine sum-<text:line-break/>psisse, ac naturam sine ratione agere non debere. Non</text:span></text:p>
      <text:p text:style-name="P55"><text:span text:style-name="T14">aliud enim- est quam ejus jura violare, quum quae ab<text:line-break/>eadem e terra creantur, omnia idem principium genera-<text:line-break/>tionis habentia atque ipsis in sinubus nutrita animalia<text:line-break/>esse dicuntur, quae autem in utero nutriuntur non ani-<text:line-break/>malia esse. An e tritico triticum e ceterifque seminibus<text:line-break/>ea quae similia sunt atque e plantis plantae gignuntur<text:line-break/>omnia eandem cum gignentibus naturam habentia, homo<text:line-break/>autem ceteris divinius quidpiam sortitus et rebus universis<text:line-break/>melior deoque potestate similis non eandem cum parenti-<text:line-break/>bus divinitatem excipiet? Ac jam quidem et lege et per<text:line-break/>accidentia ipfa foetus animalia esse ostendamus. Qui vi-<text:line-break/>vere in naturam ut in causam reserunt: in ipsos vero le-<text:line-break/>giflatores ab anima tamen occasione sumpta bene vivere,<text:line-break/>etenim leges hae sunt quae mala quidem sunt prohibere<text:line-break/>ne fiant: custodire autem ea quae honesta jam sunt quae-<text:line-break/>que aut futura funt aut jam instant afeisceie, ii duabus<text:line-break/>maximis quas ipsi tulerunt legibus quae in utero sunt<text:line-break/>animalia esse demonstrarunt; aItera ei qui abortus caula</text:span></text:p>
      <text:p text:style-name="P13">fuisset 'poenam statuente; altera qui nondum nati erant<text:line-break/>hos haeredes institui posse 'jubente. Videbant enim ex-<text:line-break/>actius quam multi ut qui deorum facta imitabantur: le-<text:line-break/>gem enim ferre in primis deorum est: siquidem rerum om-<text:line-break/>nium pater inter deos omnia lege disposuit. Nam mun-<text:line-break/>dus illius imperio movetur stellaeque errantes propriis<text:line-break/>singulae orbibus in praescriptum tempus et sol ipse et luna<text:line-break/>cursibus definitis; terra ut radix opificis jussu posita'est;<text:line-break/>fusa aqua, expansus est aer, permeat ignis; singula pro-<text:line-break/>prias actiones servantia metu legis propriae praetereundae.<text:line-break/>Leges Cretensibus Jupiter dedit; Lacedaemoniis Pythius<text:line-break/>ipse, Pallas Atheniensibus. Horum igitur discipuli legis-<text:line-break/>latores Lycurgus et Solon per haec quae modo dixi ca-<text:line-break/>pita duo firmum nobis de foetu ac indubitatum argumen-<text:line-break/>tum praebuerunt: nisi enim animalia essent, non in ipsus<text:line-break/>abortus auctores legibus aperte proposita poena animad-<text:line-break/>vertissent; quoniam vero animalia esse dicebant, idcirco</text:p>
      <text:p text:style-name="P55"><text:span text:style-name="T14">poenam instituerunt. Quis persectus jam ac indubitatus<text:line-break/>homo jus exigens causa ejus qui in utero non homo ac<text:line-break/>ne animatus quidem est unquam haereditatem dimittet,<text:line-break/>ignarus an animal sit quod in utero est? Quid igitur<text:line-break/>animal esse quod in utero est negare contendis? Quis<text:line-break/>successore utitur eo quem nondum esse credimus? Quis<text:line-break/>sibi dominum dicet eum de quo dubitatio est? Nondum<text:line-break/>natus erat Pericles Olympius et jam Graecos omnes ob<text:line-break/>insomnium terrebat: nondum Pisistratus et tyrannus erat:'<text:line-break/>Alexander ex Olympiade nondum natus ab omnibus jam<text:line-break/>Amrnonis filius dicebatur et regni princeps; Cypfelusque<text:line-break/>cum adhuc generaretur et - si Bacchiadis non videbatur<text:line-break/>terrente ipsos spectro; Hecuba quoque ante partum for-<text:line-break/>midasse Alexandrum dicitur gravi visione perterrita, ac ipsi<text:line-break/>Phryges omnes ex igne'nondum genito, calamitates acce-<text:line-break/>pisse; itemque AIcmena Herculem procreans terrorem ad-<text:line-break/>versariis ac ut diffiderent hostes essecit quum adhuc in-,<text:line-break/>fautem utero gereret. Tantum igitur abest ut suetus non</text:span></text:p>
      <text:p text:style-name="P13">animal dicatur, ut non modo animal sit, sed etiam hu-<text:line-break/>manae naturae vim habeat, quamvis adhuc utero radicitus<text:line-break/>haereat. Sed jam ad foetum ipsum tanquam animal id<text:line-break/>formatum ut nihil ipsi quo minus homo sit desit, nostra<text:line-break/>vertatur oratio. Prodite quaefo e sinubus nihil timentes,<text:line-break/>o foetus, neque generis demissionem neque carissimos<text:line-break/>alienatos neque opes auferendas. Non vos multorum<text:line-break/>calumnia neque horum-qui naturam ipfam injuria afficiunt<text:line-break/>excludit malignitas. Quapropter eos poenis vos afficietis, ’<text:line-break/>ut Pericles, ut Pisistratus, ut Paris illeque Macedon Ale-<text:line-break/>xander atque Hercules.</text:p>
      <text:h text:style-name="P4" text:outline-level="1"><text:bookmark-start text:name="bookmark18"/><text:span text:style-name="T14">GALENI DE VICTUS RATIONE IN<text:line-break/>MORBIS ACUTIS EX HIPPOCRA-<text:line-break/>TIS SENTENTIA LIBER.</text:span><text:bookmark-end text:name="bookmark18"/></text:h>
      <text:h text:style-name="Heading_20_2" text:outline-level="2">Cap. I.</text:h>
      <text:p text:style-name="Text_20_body"><text:span text:style-name="T48"/></text:p>
      <text:p text:style-name="P60"><text:span text:style-name="T14">Accessio quidem neque vim neque motio-<text:line-break/>nem sed-tum quietem tum mitigationem indicat; atque<text:line-break/>persuadendum potius quam cogendum est omnibus quae<text:line-break/>movere queant praesidiis prohibitis. </text:span><text:span text:style-name="T20">Quum vero morbi<text:line-break/>irruunt et laborantem et medicum a</text:span><text:span text:style-name="T14"> curationibus </text:span><text:span text:style-name="T20">quiescere<text:line-break/>oportet, ne qutd mali efficiat.</text:span><text:span text:style-name="T14"> De particularibus etiam pa-<text:line-break/>roxysmis his verbis vaticinatus esu </text:span><text:span text:style-name="T20">Quos per statos cir-</text:span></text:p>
      <text:p text:style-name="P55"><text:span text:style-name="T20">cuitus accefstonef adoriuntur, 'iis nihil dare oportet neque<text:line-break/>eos cogere '}</text:span><text:span text:style-name="T14"> quod est nulla re vim inserente utendum esu<text:line-break/>Neque enim alimentum neque violentum quidquam in ac-<text:line-break/>cessionibus assumendum esse censet. Fortassis autem idem<text:line-break/>docet his verbis: </text:span><text:span text:style-name="T20">quae judicantur aut integre judicata<text:line-break/>sunt, ea neque movere neque medicamentis neque aliis<text:line-break/>irritamentis innovare, fed sinere oportet.</text:span><text:span text:style-name="T14"> Satis sit paro-<text:line-break/>xysmi malum non concurrisse tum hoc tum quod ah arte</text:span></text:p>
      <text:p text:style-name="P12">• invehitur. Verum de indicationibus deinceps ratione dis-<text:line-break/>feremus.</text:p>
      <text:h text:style-name="Heading_20_2" text:outline-level="2">Cap. <text:span text:style-name="T66">II</text:span>.</text:h>
      <text:p text:style-name="P240"><text:span text:style-name="T14">Jam vero hujusmodi temporum differentias<text:line-break/>deinceps videamus; dicamus ergo morborum alios quatuor<text:line-break/>.habere tempora natura acuta, alios vero non- quatuor pro-<text:line-break/>ducta, nonnullos </text:span><text:span text:style-name="T20">denique</text:span><text:span text:style-name="T14"> ipsorum tarditatem celeritate<text:line-break/>compensare; hosquidem morbos in principio, illos vero<text:line-break/>in fine, alios </text:span><text:span text:style-name="T20">denique</text:span><text:span text:style-name="T14"> ut sors tulerit. Quum enim in epi-<text:line-break/>demiis prius febrium 'ex ipsarum speciebus, continuarum,<text:line-break/>intermittentium, tertianarum, semitertianarum vel quoti-</text:span></text:p>
      <text:p text:style-name="P55"><text:span text:style-name="T14">dianarum, quartanarum et caeterarurn differentias addn-<text:line-break/>xisset, haec infert: hi </text:span><text:span text:style-name="T20">vero sunt istarum singularum fe-<text:line-break/>brium peraeque continuarunt ac intermittentium modi et<text:line-break/>status et accefstones. Primum enim . continua quibusdam<text:line-break/>interdum incipiens storet ac viget maxime atque suevius<text:line-break/>ingravescit p circa judiclum vero ac statim in judicio im-<text:line-break/>minuitur. Nonnullis vero interdum leniter et latenter in-<text:line-break/>cipit, sed increscit fingulisque diebus exacerbatur, sub ju-<text:line-break/>dicium vero in ipsuque judicio sutis emicat. Nonnullis<text:line-break/>denique blande incipiens increscit et exacerbatur et qua-<text:line-break/>dantenus vigorem adepta rursus ad judicium ufque et<text:line-break/>sub judicium se remittit. Atque haec steri in omni febre<text:line-break/>omnique morbo contingit.</text:span><text:span text:style-name="T14"> Esto, haec quidem verba iu-<text:line-break/>nuit </text:span><text:span text:style-name="T20">Hippocrates</text:span><text:span text:style-name="T14"> de continuis febribus ob certam noti-<text:line-break/>tiam ; illae vero praedictae temporum, motiones non solum<text:line-break/>in omni febre, sed etiam in omni morbo contingunt.<text:line-break/>Quare neque ab Erasistrato, neque‘a recentiornm aliquo<text:line-break/>discendum hoc nobis est et oculorum inflammationem et</text:span></text:p>
      <text:p text:style-name="P55"><text:span text:style-name="T14">aurium dolorem fuos habere circuitus, sed ab eo qui me-<text:line-break/>dicinam invenit et absolvit. Contingit </text:span><text:span text:style-name="T20">enim haec Jieri,<text:line-break/></text:span><text:span text:style-name="T14">inquit, in omni </text:span><text:span text:style-name="T20">febre et omni morbo.</text:span><text:span text:style-name="T14"> Quum autem in-<text:line-break/>ferret omnem etiam morbum quatuor habere tempora, ra-<text:line-break/>tionem ad usum reduxit his verbis: ductis 'autem </text:span><text:span text:style-name="T20">inde<text:line-break/>scopis cibus offerendus esa</text:span><text:span text:style-name="T14"> Quia vero non ex his folum<text:line-break/>victus instituendi rationem fumit, propterea addidit: multa<text:line-break/></text:span><text:span text:style-name="T20">vero et alia praecipua stgna sunt bis germana, de quibus<text:line-break/>partim aliquando scriptum est partim scribetur; ad quod<text:line-break/>ratiocinanti perpendendum et considerandum est cui horum<text:line-break/>acutus ac letalis</text:span><text:span text:style-name="T14"> sit </text:span><text:span text:style-name="T20">morbus aut impendeat et cui adhiben-<text:line-break/>dus nec ne et quando et quantus et quinam cibus stt of-<text:line-break/>ferendus.</text:span><text:span text:style-name="T14"> Et quis breviori oratione remediorum scopos<text:line-break/>tradidisset quam ipfe Hippocrates qui perpendendum esse<text:line-break/>ait: </text:span><text:span text:style-name="T20">quid, quantum et quando.</text:span><text:span text:style-name="T14"> In hoc enim ordo ac op-<text:line-break/>portunum tempus consistit. Qui ergo prius dat alimen-<text:line-break/>tum, deinde blandam exercitationem imperat, is in quando<text:line-break/>aberrat, nam quod praesens occasio postulat, ad non ex-</text:span></text:p>
      <text:p text:style-name="P55"><text:span text:style-name="T14">hibet; quo non indiget, id assumit. Verum qui ipsam<text:line-break/>occasionem postposuerit, ipsi conjecturae -non feliciter<text:line-break/>succedunt quae sunt ordinis. Sed de his quidem alias.</text:span></text:p>
      <text:h text:style-name="Heading_20_2" text:outline-level="2"><text:span text:style-name="T14">Cap. </text:span><text:span text:style-name="T26">Ι</text:span><text:span text:style-name="T29">II</text:span><text:span text:style-name="T18">.</text:span></text:h>
      <text:p text:style-name="P242"><text:span text:style-name="T14">Nunc autem de temporibus disseremus, ubi<text:line-break/>docuerimus quemadmodum a principio ad usque finem ty- .<text:line-break/>pus omnis in orbem devenerit, primos ex </text:span><text:span text:style-name="T20">libro</text:span><text:span text:style-name="T14"> de rnor-<text:line-break/>bis apponemus textus, quibus quum praenunciasset neces-<text:line-break/>sarium esse' scire quid sit opportunum tempus quidque in-<text:line-break/>tempestivitas tum haec connectit. </text:span><text:span text:style-name="T20">At opportuna tempora,<text:line-break/>ut Jemel</text:span><text:span text:style-name="T14"> dicam, in </text:span><text:span text:style-name="T20">arte multa ac varia sunt, quemadmo-<text:line-break/>dum et morbi et cjscctus et eorum curationes. Celerrima<text:line-break/>vero sunt, quibus aut animo dejicientibus opitulandum est,<text:line-break/>aut urinam reddere vel stercus dejicere nequeuntibus aut<text:line-break/>suffocantibus aut st mulierem parturientem vel abortientem<text:line-break/>liberare deceat et quaecunque sunt ejusmodi. Atque haec<text:line-break/>quidem acuta neque paulo post conserunt; nam plertque<text:line-break/>paulo posterius intereunt. Occasio igitur est, st quis ho-</text:span></text:p>
      <text:p text:style-name="P55"><text:span text:style-name="T20">miui in hujusmodi affectuum aliquem incidenti, priusquam<text:line-break/>animam efflaverit, opportune opituletur</text:span><text:span text:style-name="T14">; id </text:span><text:span text:style-name="T20">auxilium quum<text:line-break/>opportuno tempore ceperit, juvatur.</text:span><text:span text:style-name="T14"> Qui vero hoc facit,<text:line-break/>is certe opitulationis opportunitatem scit. Quidquid enim<text:line-break/>aliquis opportuno tempore assumpserit, quod eo instanti<text:line-break/>tempore assumptum est, </text:span><text:span text:style-name="T20">is propterea</text:span><text:span text:style-name="T14"> opem tulit. Quum<text:line-break/>autem de acutissimis temporum opportunitatibus et prom-<text:line-break/>pta auxilia postulantibus dixisset, deinceps et de protracto<text:line-break/>tempore praecepta traditi </text:span><text:span text:style-name="T20">Alii autem morbi sunt qui op-<text:line-break/>portune matutino diei tempore curantur, nihilque rgsurt<text:line-break/>an summo mane an paulo posterius. Alii vero sunt morbi<text:line-break/>quibus opportunum medendi tempus est semel die, sed<text:line-break/>quando nihil quidem refert. Quidam etiam tertio quoque<text:line-break/>die aut quarto, quidam etiam semel mense et alii quidem<text:line-break/>tertio quoque mensu, neque refert an tertio ineunte aut<text:line-break/>desinente id stat vel perendino' novae aut decrescentis lunae<text:line-break/>die.. Atque haec sunt opportuna tempora in quibus neque<text:line-break/>aliam quam hanc accuratam diligentiam</text:span><text:span text:style-name="T14"> fartiuntur. In-<text:line-break/>cepit sane ab hypostest </text:span><text:span text:style-name="T20">feu statu</text:span><text:span text:style-name="T14"> quae in temporis pun-</text:span></text:p>
      <text:p text:style-name="P55"><text:span text:style-name="T14">cto consistit; atque ita ad horas prodiit; ab horis ad dies,<text:line-break/>et a diebus ad menses, ipsos quidem lunae incremento<text:line-break/>aut decremento numeratos, Quod fortassis quibusdam pa-<text:line-break/>radoxum esse videtur, id ego magnam vim habere prodi- .<text:line-break/>turus fum ad morborum destructionem praecipueque diu-<text:line-break/>turnorum, in quibus artisici permissum est idonea tempora<text:line-break/>exspectare; id autem est caelestibus terrestria compati<text:line-break/>simulque commutari; </text:span><text:span text:style-name="T20">conspiratio namque una est et con-<text:line-break/>fluxio una</text:span><text:span text:style-name="T14"> non solum nostris in corporibus , verum etiam<text:line-break/>in universis. Plantae namque et animantes mutationis<text:line-break/>quae in ambiente aere movetur fiunt participes multo-<text:line-break/>que magis in lunae transfigurationibus; ejus enim calor<text:line-break/>terrae vicinior est, unde nonnullorum animalium tum car-<text:line-break/>ues tum viscera una cum luna crescunt aliaeque uni-<text:line-break/>versae partes tabescunt, aliae colliquantur. Indicia vero<text:line-break/>sunt humana corpora multoque magis in morbis; sanitatis<text:line-break/>enim robur tales morbos occultare potest. Morbi siqui-<text:line-break/>dem ob detractionem </text:span><text:span text:style-name="T20">oborti deciefcente luna</text:span><text:span text:style-name="T14"> ad deterius</text:span></text:p>
      <text:p text:style-name="P55"><text:span text:style-name="T14">signa dant; ex redundantia vero et affluentia crescente<text:line-break/>luna premunt maxime. Quare praeclarum est artificem<text:line-break/>scire non solum in oceano mari recessum et accessum aqua-<text:line-break/>rum fieri circa hujuscemodi lunae transfigurationes; verum<text:line-break/>etiam nostris corporibus quandam i nesse humorum reci-<text:line-break/>procationem, in quibus crescente luna decet quae repleant<text:line-break/>auxilia magis assumere, decrescente vero detractatione uti.<text:line-break/>Contraria namque toto </text:span><text:span text:style-name="T20">genere</text:span><text:span text:style-name="T14"> pugnantia non aegrotantes<text:line-break/>dumtaxat, verum etiam medicum evincunt. Sic enim<text:line-break/>arti in opere divinum numen auxiliatur. . Quapropter<text:line-break/>etiam orationem praedictorum comitem' infert etiam ad<text:line-break/>horarum usque circumversionem, quum inquit: </text:span><text:span text:style-name="T20">intempesti-<text:line-break/>vitas autem est hujusmodi, quicunque astscctus mane curandi<text:line-break/>sunt st meridie curentur, intempestive curantur, intempe-<text:line-break/>stiva enim haec sunt, quod in deterius impetum habeant<text:line-break/>propter curationem non in tempore</text:span><text:span text:style-name="T14"> adhibitam. </text:span><text:span text:style-name="T20">Qutcun-<text:line-break/>que vero celeriter stve meridie stve vesperi stve noctu cu-<text:line-break/>rentur, intempestive curantur; quod st vere curari opor-</text:span></text:p>
      <text:p text:style-name="P71"><text:span text:style-name="T20">teat hieme curentur i aut st hieme deceat, aestate curentur-,<text:line-break/>aut st quod jam curari oporteat id ipsum differatur ; </text:span><text:span text:style-name="T14">aut<text:line-break/></text:span><text:span text:style-name="T20">si quod differri oporteat hoc jam curetur pathema ; haec<text:line-break/>omnia intempestivam curationem subeunt.</text:span><text:span text:style-name="T14"> Et haec quidem<text:line-break/>obiter ac tanquam praeter sermonis tradendi propositum<text:line-break/>dicta sint.<text:tab/>.</text:span></text:p>
      <text:h text:style-name="Heading_20_2" text:outline-level="2">Cap. IV.</text:h>
      <text:p text:style-name="P240"><text:span text:style-name="T14">Jam vero fert animus opportuniora scri-<text:line-break/>ptis prodere. Sunt autem haec. Certa duo morborum<text:line-break/>tempora tradit Hippocrates, alterum universale totius morbi,<text:line-break/>aIterum particulare cuiusque paroxysmi. Dicit ergo in<text:line-break/>epidemiis necessarium esse ut totius morbi incrementum<text:line-break/>et vigoris remissionem consideremus et ad ulraque tem-<text:line-break/>pora respiciendo semper auxilia adhibeamus; atque hoc<text:line-break/>facile in omnibus doceri potest; at in alimento demon-<text:line-break/>strabitur. Alimentum enim optimum est in victus ratione<text:line-break/>praesidium; id namque ceteris comparatum aeque pollet<text:line-break/>ac omnia complectitur. Hujus rei testis est </text:span><text:span text:style-name="T20">Hippocrates</text:span></text:p>
      <text:p text:style-name="P55"><text:span text:style-name="T14">qui alimenta diaetas appellavit; totius enim appellatione<text:line-break/>partem exornavit. Verum tota haec oratio recentioribus<text:line-break/>quidem medicis maxime contraria est, medicinae tamen<text:line-break/>consentanea. Vult enim Hippocrates medicum 'a prioribus<text:line-break/>cuiusque morbi diebus scire quis morbus celeriter et quis<text:line-break/>tarde ad statum perventurus-sit; quumque hoc </text:span><text:span text:style-name="T20">praescive-<text:line-break/>rit,</text:span><text:span text:style-name="T14"> laborantis etiam vires consideret ac tanquam in qua-<text:line-break/>dam suae ipsius cogitationis trutina duo perpendat, num<text:line-break/>aegre per initia tenui usus victu ad usque vigorem suffe-<text:line-break/>cerit, ita ut post principii tempus ad usque statum tenui<text:line-break/>victu semper cibetur: quum enim in </text:span><text:span text:style-name="T20">statu viget morbus,<text:line-break/>tum et tenuifstmo victu utendum est,</text:span><text:span text:style-name="T14"> an vero prius defe-<text:line-break/>cerit nec tenui victu ab initio etiam ad usque vigorem du-<text:line-break/>ctus sustinuerit. Nam si futurum est aegrum viribus ante<text:line-break/>vigorem exolui, primis certe diebus vires instaurandae sunt<text:line-break/>quo possit aeger vigoris accessu tenuiter cibari. Id autem<text:line-break/>de omnibus dictum non est, </text:span><text:span text:style-name="T20">in principio plenius ciban-<text:line-break/>dum est,</text:span><text:span text:style-name="T14"> fed de iis in quibus futurum est ut vires circa</text:span></text:p>
      <text:p text:style-name="P55"><text:span text:style-name="T14">morbi vigorem dissolvantur. Verum et hujus documenti<text:line-break/>rationem discamus; ita namque ipso audacrus ad artis<text:line-break/>opera utemur. Natura primigenium ac primarium sui<text:line-break/>ipsius temperamentum servans opportune cibos assumendos<text:line-break/>appetit eosque assumptos probe concoquit atque" in univer-<text:line-break/>sum corpus distribuit appositionesque et detractiones com-<text:line-break/>moderatas efficit. Quum autem morbi inciderint ac sedi-<text:line-break/>tionem et principatus dissolutionem effecerint, quantum<text:line-break/>affectiones invaluerint tantum etiam natura laborat. At-<text:line-break/>que circa morborum quidem principia exigua est naturalis<text:line-break/>status eversio, sed magnum naturae robur; cicca vigores<text:line-break/>magna est status praeter naturam vis, multa vero naturae<text:line-break/>infirmitas. Quare si quis a morbi principio tenui victu<text:line-break/>deductus circa vigorem pleniorem victum viribus jam ex-<text:line-break/>haustis postulaturus sit, hunc in principio roborare con-<text:line-break/>sulit, ut quum vigor assuerit tenuiter cibetur. Etenim<text:line-break/>rationi consentaneum est in perarduo morbi tempore et<text:line-break/>in quo potissimum natura pugnare creditur, paucus sit ci-</text:span></text:p>
      <text:p text:style-name="P55"><text:span text:style-name="T14">bus quique oblatus tenuissime nutriat, qui neque in distri-<text:line-break/>butione proritet neque copiosam appositionem efficiat, sed<text:line-break/>irrigationum instar soletur universumque corpus permeet<text:line-break/>neque labore neque tempore ad distributionem indigeat.<text:line-break/>Non enim ut in particularium quidem paroxysmorum vi-<text:line-break/>gore cavendae sunt alimentorum oblationes; sic et in uni-<text:line-break/>versalium morborum rigoribus plenius alimenta exhibenda<text:line-break/>sunt. Sed adjacet, inquit, declinatio. Ego vero quid sit<text:line-break/>quod futurum est non quaero, fed quid sit quod praesens<text:line-break/>est; non enim quod humanius docet vigor, sed declinatio.<text:line-break/>Morbi vis adeo cita est ut comprehendi nequeat. Nonne<text:line-break/>saepius magnitudinem ignoramus etiamsi vires viguerint?<text:line-break/>Haec certe plurimum eveniunt. Quod autem non omnes<text:line-break/>circa principium velit pinguius nutrire, sed quibus futu-<text:line-break/>rum est ut circa vigorem vires dissolvantur, patet ex iis<text:line-break/>quae inferuntur. Quid enim ait? </text:span><text:span text:style-name="T20">Neque sune praeter<text:line-break/>tempus licet neque vehernentiststmas vastorum vacuationes<text:line-break/>ejstcere neque vigentibus morbis neque in inflammatione</text:span></text:p>
      <text:p text:style-name="P55"><text:span text:style-name="T20">consistentibus cibos ojscrre,</text:span><text:span text:style-name="T14"> Atque rurium : </text:span><text:span text:style-name="T20">hoc igitur ma-<text:line-break/>ximum documentum effe censeo, quod primi dies morbi hac<text:line-break/>vel</text:span><text:span text:style-name="T14"> illa </text:span><text:span text:style-name="T20">surbitione non</text:span><text:span text:style-name="T14"> sint </text:span><text:span text:style-name="T20">privandi in iis qui paulo post<text:line-break/>his aut illis sorbitionibus usuri sunt.</text:span><text:span text:style-name="T14"> Hoc autem prae-<text:line-break/>sumpsisse decebat, quod de acutis sermo sit. Et paulo post<text:line-break/>ostendit se non in omnibus sed in quibusdam talem vi-<text:line-break/>ctum instituere his verbis: haec </text:span><text:span text:style-name="T20">igitur omnia magna sunt<text:line-break/>testimonia quod aegrotos ad victum non recte ducant me-<text:line-break/>dici ; imo et in quibus morbis eorum vasa vacuare non<text:line-break/>oportet qui sorbitionibus alendi sunt, evacuant; et in qui-<text:line-break/>bus ex vasurum vacuatione ad sorbitiones mutatio</text:span><text:span text:style-name="T14"> facienda<text:line-break/>non sit, in iis </text:span><text:span text:style-name="T20">mutationem faciunt ac plerumque absulute.<text:line-break/>Interdum autem his in temporibus ex vasurum vacuatione<text:line-break/>ad sorbitiones mutationem faciunt, in quibus suepe numero<text:line-break/>expedit a sorbitionibus ad vasurum vacuationem accedere,<text:line-break/>st ita morbum exacerbari contigerit.</text:span><text:span text:style-name="T14"> Hoc autem est vi-<text:line-break/>goris tempus in quo ob virium dissolutionem coacti a te-<text:line-break/>nuioribus ad pleniora cibaria accedunt, quum tamen cor-</text:span></text:p>
      <text:p text:style-name="P55"><text:span text:style-name="T14">pora ab inflammatione' detineantur. Neque fane </text:span><text:span text:style-name="T20">praeter<text:line-break/>tempus neque vehementifstrnus vasurum vacuaiiones moliri<text:line-break/>sus est neque vigentibus morbis neque in inflammatione ci-<text:line-break/>bos exhibere.</text:span><text:span text:style-name="T14"> Neque </text:span><text:span text:style-name="T20">decet, inquit, incommoderatis pro-<text:line-break/>rogationibus indulgere neque intempestive nutrire.</text:span><text:span text:style-name="T14"> 'In mul-<text:line-break/>tis autem intempestivum'maxime est adusque tertium diem<text:line-break/>prorogare. Noxia quoque est quae alternis diebus sit nu-<text:line-break/>triinenti oblatio. Ad eos enim ita victum instituentes<text:line-break/>respiciens haec omnia scribit. In principiis namque mag-<text:line-break/>nus error est triduana inedia, qua tamen etiam Hippocra-<text:line-break/>tis temporibus utebantur. Testis est ipse Hippocrates rur-<text:line-break/>sus in </text:span><text:span text:style-name="T20">libro</text:span><text:span text:style-name="T14"> adversus Cnidias sententias dicens: at </text:span><text:span text:style-name="T20">vero<text:line-break/>novi medicos his quae maxime deceant contraria moliri.<text:line-break/>Volunt enim omnes ubi in morborum principiis homines<text:line-break/>duos aut tres aut etiam plures dies inediti praemacerave-<text:line-break/>rint, ita tum sorbitiones tum potus exhibere.</text:span><text:span text:style-name="T14"> Neque vero<text:line-break/>arguit quod aliquos ad praedictum usque dierum nume-<text:line-break/>rum protrahant, sed quod omnes. Quandoquidem ipse ad</text:span></text:p>
      <text:p text:style-name="P55"><text:span text:style-name="T14">tres et ad quatuor usque dies protrahit, sed protrahit quos<text:line-break/>oportet. </text:span><text:span text:style-name="T20">Instabiles enim febres donec constiterint stnere<text:line-break/>oportet , quum autem constiterint tum victu tum curatione<text:line-break/>occurrere.</text:span><text:span text:style-name="T14"> Ita enim sorbitiones et potiones die consen-<text:line-break/>taneo exhibet consulitque tertium et quartum diem ca-<text:line-break/>vendos esse ; quandoquidem hi dies </text:span><text:span text:style-name="T20">recrudejcentias,</text:span><text:span text:style-name="T14"> ut ipse<text:line-break/>pronunciat, potijsimum parium, tum </text:span><text:span text:style-name="T20">quae ad instammatw-.<text:line-break/>nem ac immunditiam incitant, tum quae ad febres tendunt<text:line-break/>et quae aegrotos periclitantes sumunt; ac magni admodum<text:line-break/>momenti perinde ac quodvis aliud hoc documentum esa<text:line-break/>Nam quae sunt infarte medendi opportunijstma quibus ii<text:line-break/>non sti commune 1 Non enim ad ulcera salum, verum<text:line-break/>etiam ad aUos morbos 'complures pertinet, nist quis et a-<text:line-break/>teros morbos ulcera ejse protulerit; habet enim quandam<text:line-break/>etiam aequitatem haec oratio.</text:span><text:span text:style-name="T14"> Videamus ergo quae se-<text:line-break/>quuntur, per quae patrocinatur iis qui cibandi tempus in<text:line-break/>plures dies prorogant. </text:span><text:span text:style-name="T20">Atque surtajsts aliquid etiam con-<text:line-break/>sentaneum ipsti estsc videtur magna corpori oborta muta-</text:span></text:p>
      <text:p text:style-name="P55"><text:span text:style-name="T20">tione aliquam quocpte admodum magnam mutationem con-<text:line-break/>tra objici. Verum commutare quidem non parum bene<text:line-break/>habet i recte tamen mutatio transferenda et ex mutatione<text:line-break/>ciborum exhibitio etiamnum magis.</text:span><text:span text:style-name="T14"> Recte ergo cum mu-<text:line-break/>tatio in corpore facta est dilationem in tres usque dies<text:line-break/>facientem laudat. Sed recte ex arte hoc facit quum affe-<text:line-break/>ctionis genus et magnitudinem, anni tempestatem, regionem<text:line-break/>et aetatem ac praecedentis diaetae ideam considerare sub-<text:line-break/>jicit, quae certe ac firmissimae sunt mutationis diaetae in-<text:line-break/>dicationes. Illud enim in mutatione observandum est non<text:line-break/>ita primis diebus alimenti'exhibitiones subducendas esse,<text:line-break/>quum aeger et id assumere valeat et 'natura quod assum-<text:line-break/>ptum est appetat et concoquat, ut postea per statum ubi<text:line-break/>vires prope exsolutas vides mutationem aggrediaris pug-<text:line-break/>nareque adhuc magis facultatem cogas quo tempore for-<text:line-break/>bitiones quidem confici ab aegrotante nequeunt, si quando<text:line-break/>illi suaseris eumque alimentis suffocaveris. Videre'namque<text:line-break/>licet verbo quidem methodicos, fed re aut opere a methodo</text:span></text:p>
      <text:p text:style-name="P55"><text:span text:style-name="T14">alienos medicos vinum et carnes dare ac tanquam in vas<text:line-break/>inanimum alimenta infundere. At qui recte in principiis<text:line-break/>protrahit ipsi quidem in vigore.etiam vires conflentes per-<text:line-break/>feverant; qui vero non idoneis prorogationibus usus fue-<text:line-break/>rit, ei circa principia etiam vires debilitantur partim<text:line-break/>quidem morbi, partim vero imperitiae artificis violentia.<text:line-break/>Ejusmodi quoque medicos aliis in locis hisce verbis lo-<text:line-break/>quutus arguerat: </text:span><text:span text:style-name="T20">quid enim mali contingeret si manua-<text:line-break/>riam intercedam ii</text:span><text:span text:style-name="T14"> ajiserrent qui artis </text:span><text:span text:style-name="T20">opera male admi-<text:line-break/>strant ? At nunc citra causam aegrotis non sutis esae vis<text:line-break/>morbi visu est,</text:span><text:span text:style-name="T14"> nisi etiam </text:span><text:span text:style-name="T20">rnedici accederet imperitia.</text:span><text:span text:style-name="T14"> Ita-<text:line-break/>que per morborum initia scmper ita </text:span><text:span text:style-name="T20">alimenti</text:span><text:span text:style-name="T14"> dilationibus<text:line-break/>uti oportet, ut ne quidem cogitandum sit circa vigores<text:line-break/>morbos fore mitiores, etiamsi post dilationes easque maxime<text:line-break/>quae plurium dierum funt cibus exhibeatur. Didicimus<text:line-break/>autem et ex iis quae intulit; rationem enim connexuit.<text:line-break/></text:span><text:span text:style-name="T20">Verum commutare quidem non parum bene habet, recte<text:line-break/>tamen mutatio transferenda et ex mutatione ciborum ex-</text:span></text:p>
      <text:p text:style-name="P55"><text:span text:style-name="T20">htbitio</text:span><text:span text:style-name="T14"> etiamnum </text:span><text:span text:style-name="T20">magis.</text:span><text:span text:style-name="T14"> A communi ratiocinatione si<text:line-break/>recte fiat commutatio, hoc certe sequi quoque auxilium<text:line-break/>oportet. Malum sane est in alterutro peccare, pejus tamen<text:line-break/>est in additione. Audiamus et quae deinceps dicat: -ad<text:line-break/></text:span><text:span text:style-name="T20">haec autem et virium robur conjectandum est et morbi<text:line-break/>cujusque modus et hominis natura et aegrotantis in</text:span><text:span text:style-name="T14"> victu<text:line-break/></text:span><text:span text:style-name="T20">consuetudo non</text:span><text:span text:style-name="T14"> in cibis </text:span><text:span text:style-name="T20">sulum, verum etiam in potionibus.<text:line-break/>Multo autem minus ad - ciborum additionem procedendum<text:line-break/>quandoquidem ipfos detractione omnino subducere suepe-<text:line-break/>numero conducit, ubi suffecturus est aeger donec morbi<text:line-break/>vigor mitescat.</text:span><text:span text:style-name="T14"> Non enim vires hic considerandae sunt<text:line-break/>an phlebotomiam aut alvi vacnationem aut quidquam<text:line-break/>aliud validum praesidium omnino ferre queant. Imo au<text:line-break/>ex victus dilatione his neglectis perdurare ac morbi vigo-<text:line-break/>rem subire valeat. Quare mihi ne dicas et ego vires in-<text:line-break/>spicio. Non enim ita inspicis ut oporteret. Quocunque<text:line-break/>autem modo eas inspicis,, praeterquam quod nihil novi di-</text:span></text:p>
      <text:p text:style-name="P55"><text:span text:style-name="T14">cis etiam universalia ipsius </text:span><text:span text:style-name="T20">Hippocratis</text:span><text:span text:style-name="T14"> praecepta subvertis.<text:line-break/>Quae igitur artificialis ratio est? </text:span><text:span text:style-name="T20">Conjectandum est an<text:line-break/>aegrotus ex diaeta adufque morbi vigorem perdurabit et<text:line-break/>utrum ille prius destciet et ex diaeta non perdurabit vel<text:line-break/>morbus prius deficiet ac obtundetur,</text:span></text:p>
      <text:h text:style-name="Heading_20_2" text:outline-level="2">Cap. V.</text:h>
      <text:p text:style-name="P240"><text:span text:style-name="T14">Quum autem sciret </text:span><text:span text:style-name="T20">Hippocrates</text:span><text:span text:style-name="T14"> non cujus-<text:line-break/>vis esse medici a primo morborum insultu nosse qui cito<text:line-break/>et qui tarde vigorem subeant, multas ad hoc praecepta<text:line-break/>dedit in omni fuorum operum constructione, praecipue<text:line-break/>vero in secundo epidemiorum dicens: </text:span><text:span text:style-name="T20">per initia morbo-<text:line-break/>rum an statim ipst vigeant considerandum; patet autem<text:line-break/>ex incremento.</text:span><text:span text:style-name="T14"> Deprehendes, inquit, ipsum vigorem prope<text:line-break/>aut procul esse, si probe incrementum consideraveris. • Qui<text:line-break/>namque morbi lente paulatimque increfcnut tardum; qui<text:line-break/>celeriter adscendunt celerem vigorem denotanti </text:span><text:span text:style-name="T20">Morbo-<text:line-break/>rum autem incrementa ex circuitibus et crisus quoque hinc<text:line-break/>manifestae stunt.</text:span><text:span text:style-name="T14"> Per incrementa quidem vigorem agno-<text:line-break/>sces, incrementa vero per circuitus. Aliud enim est singulis</text:span></text:p>
      <text:p text:style-name="P55"><text:span text:style-name="T14">diebus praefultum habere et aliud alternis diebus aut duo-<text:line-break/>bus interjectis. Neque vero hoc tantum satis suit, sed et<text:line-break/>artificiosiora adjecit. </text:span><text:span text:style-name="T20">Et in accefstonibus per circuitus per-<text:line-break/>pendendum est st celerius accedant aut non ; st diuturniori<text:line-break/>tempore aut non et num vexent magis aut non.</text:span><text:span text:style-name="T14"> Vult<text:line-break/>enim ad praecelerantis aut immorantia vigoris praecogni-<text:line-break/>tionem praedicta observari, hoc est utrum, acceleratum sit<text:line-break/>incrementum an prope dimiferit; et utrum morbi modus<text:line-break/>ad continuitatem propius accedat an longius absit a con-<text:line-break/>tinuitate. Ad haec et accessiones quae per circuitus fiunt,<text:line-break/>an celerius an non, hoc est an celerius anticipent aut<text:line-break/>subsequantur tardius. Quae namque anticipant celerita-<text:line-break/>tem, quae subfequuntur tarditatem magis significant. Ve-<text:line-break/>rum quoniam quae anticipat accessio prius etiam desinere<text:line-break/>potest, ob id-addidit: et si </text:span><text:span text:style-name="T20">longiori tempore an non.</text:span><text:span text:style-name="T14"> Prae-<text:line-break/>terea quum sciret non tantum in accessionum longitudine<text:line-break/>ac brevitate differentiam esse,' verum et in vehementia ac<text:line-break/>lenitate fierique posse ut iu aequali invasionis dimensione</text:span></text:p>
      <text:p text:style-name="P55"><text:span text:style-name="T14">vehementius aut lenius aliquis exacerbetur, idcirco addi-<text:line-break/>dit: </text:span><text:span text:style-name="T20">et num magis aut non.</text:span><text:span text:style-name="T14"> Quum videris magnum ad-<text:line-break/>oriri incrementum ac sequi paroxysmum praecedenti sem- ,<text:line-break/>per tum mullo longiorem tum multo graviorem, scias vi-<text:line-break/>gorem statim affuturum. </text:span><text:span text:style-name="T20">Etenim qui derepente intereunt,<text:line-break/>celeriores sunt eorum crises quod celeres stnt .dolores et<text:line-break/>continui et vehementes.</text:span><text:span text:style-name="T14"> Ex contrariis autem contrarium.<text:line-break/></text:span><text:span text:style-name="T20">Fortafsts autem et ex ceteris rebus communibus quae qui-<text:line-break/>dem .celerius stunt breviores sunt, quae' vero tardius lon-<text:line-break/>giores.</text:span><text:span text:style-name="T14"> At non solum in epidemiis, verum etiam in apho-<text:line-break/>rismis dat rationes, quibus praescire poteris vigorem prope<text:line-break/>vel procuI esse. </text:span><text:span text:style-name="T20">Accejstones autem et status indicabunt<text:line-break/>morbi,</text:span><text:span text:style-name="T14"> horum enim alii natura acuti, alii natura diuturni,<text:line-break/></text:span><text:span text:style-name="T20">et anni tempestates.</text:span><text:span text:style-name="T14"> Quaecunque enim ipsis analoga, mor-<text:line-break/>bis auxiliantur; quum nihil pugnent, tum incrementa tum<text:line-break/>vigores accelerant. Quocirca </text:span><text:span text:style-name="T20">accurate perdiscendum est<text:line-break/>bonum id esae, quod in statu ac morbo commune est,</text:span><text:span text:style-name="T14"> ac cir-</text:span></text:p>
      <text:p text:style-name="P55"><text:span text:style-name="T14">cuituum inter se incrementa. Sed haec </text:span><text:span text:style-name="T20">quidem cum iis<text:line-break/>quae</text:span><text:span text:style-name="T14"> in epidemiis </text:span><text:span text:style-name="T20">dicuntur</text:span><text:span text:style-name="T14"> communia sunt. </text:span><text:span text:style-name="T20">Praeterea<text:line-break/>vero</text:span><text:span text:style-name="T14"> et aliam quandam rationem adjiciet qua vigorem<text:line-break/>noveris. </text:span><text:span text:style-name="T20">Sed et ex</text:span><text:span text:style-name="T14"> iis mox </text:span><text:span text:style-name="T20">apparentibus ut in pleuriti-<text:line-break/>cis sputum, st statim initio appareat brevem sure denun-<text:line-break/>ciat; st vero post appareat, longum. Concoctiones enim<text:line-break/>crisis celeritatem sunilatisque securitatem significant. /Uri-<text:line-break/>nae quoque et dejectiones et sudores et judicatu faciles<text:line-break/>ac uifficiles et breves et longos morbos sare quum appa-<text:line-break/>ruerint demonstrant.</text:span><text:span text:style-name="T14"> Habes, inquit, rationum ubertatem,<text:line-break/></text:span><text:span text:style-name="T20">si nostris</text:span><text:span text:style-name="T14"> in operibus versatus fueris; nec solum celerem<text:line-break/>vel tardum vigorem, verum etiam alia multa eorum quae<text:line-break/>sutura sunt praenofces. Hoc dumtaxat prius accipe ac<text:line-break/>tuto crede: </text:span><text:span text:style-name="T20">optimum este ut medicus providentiam adhi-<text:line-break/>beat</text:span><text:span text:style-name="T14"> non ad gloriam solum, sed et multo magis ad cura-<text:line-break/>tionis </text:span><text:span text:style-name="T20">rationem.</text:span><text:span text:style-name="T14"> His prius constitutis ad artis opera ora-<text:line-break/>tionem deducit.</text:span></text:p>
      <text:h text:style-name="P6" text:outline-level="2">Cap. VI.</text:h>
      <text:p text:style-name="P240"><text:span text:style-name="T14">At enim, quibas </text:span><text:span text:style-name="T20">stdtlm vigor suturus est<text:line-break/>iis stattm tenuis victus exhibendus.</text:span><text:span text:style-name="T14"> Non enim virium dis-<text:line-break/>solutionem metuas ubi 'vigor siatim affuturus est, quem-<text:line-break/>admodum in angina deprehenditur. Licet enim te totum<text:line-break/>in morbum evertendum incumbere de viribus nihil ve-<text:line-break/>rentem. </text:span><text:span text:style-name="T20">Quibus autem posterius vigor suturus est, iis sub<text:line-break/>ipsum vigoris tempus et paulo ante illud cibus substraken-<text:line-break/>dus est, antea vero plenius alendum quo aegrotus sutis ha-<text:line-break/>buerit.</text:span><text:span text:style-name="T14"> Hic autem de utrisque simul, affectu scilicet et<text:line-break/>viribus, conjectandum est. Plenius autem cibari est paulo<text:line-break/>solidius nutrire quam fiat in extreme tenui diaeta. </text:span><text:span text:style-name="T20">In<text:line-break/>exacerbationibus cibus subducendus est.</text:span><text:span text:style-name="T14"> His verbis docu-<text:line-break/>mentum valde curativum et ad artem maxime spectans<text:line-break/>tradit, hoc est incumbente graviori paroxysmo nihil nu*<text:line-break/>trimenti apponendum esse. Sive enim per incrementa<text:line-break/>semper fiant vehementiores paroxysmi, pulchrum sane est<text:line-break/>viribus suadentibus ad clborurn detractiones accedere; sive<text:line-break/>etiamnum quidem leniores, rursus autem graviores fiant</text:span></text:p>
      <text:p text:style-name="P55"><text:span text:style-name="T14">insultus, ex arte rursum est ante graviorem paroxyfmum<text:line-break/>non nutrire, sed seinper post graviorem invasionem. Imo<text:line-break/>per insultum exacerbari inquies morbum dato primis die-<text:line-break/>bus alimento atque ita quem aegrum curandum suscepi<text:line-break/>laedam. At magis profueris si </text:span><text:span text:style-name="T20">vires</text:span><text:span text:style-name="T14"> servaveris, Omni<text:line-break/>praesidio documentum conjunctum est. Quod enim juvat<text:line-break/>id etiam nocet. Si ergo eum in principio nutrivero cui<text:line-break/>futurum est vires circa vigorem dissolvi, morbum quidem<text:line-break/>aliquantulum augebo, at vires magnopere roborabo. Qui<text:line-break/>vero opinatur vires non refici, sed morbum exacerbari, is<text:line-break/>aegrotanti ex professo mortem allaturus est. </text:span><text:span text:style-name="T20">Qui autem<text:line-break/>errores per initia committuntur non his peraeque sunt tm- '<text:line-break/>medicabiles, fed multo facilius emendantur.</text:span><text:span text:style-name="T14"> Patet ergo<text:line-break/>quod non lubens in primis diebus ad alimenti exhibitio-<text:line-break/>nem accedat, fed tanquam lu angustis quadam detentus<text:line-break/>tempus commodissimum eligat. Quod si nihil ipse de vi-<text:line-break/>ribus vereatur artis maxime esse autumat ad tertium et<text:line-break/>ad quartum ulque diem nonnunquam etiam ad quintum,</text:span></text:p>
      <text:p text:style-name="P55"><text:span text:style-name="T14">etiam ad longius tempus ciborum prorogationibus uti,<text:line-break/>quum et virium robur adsit et morbi mores cogant rnul-<text:line-break/>taque subsit humorum redundantia et loco phlebotomiae<text:line-break/>vel aliornm vacuantium </text:span><text:span text:style-name="T20">praesidiorum</text:span><text:span text:style-name="T14"> longiorem cibi ex-<text:line-break/>hibendi prorogationem eligimus. Quibusdam enim in dia-<text:line-break/>trito, quibusdam ante diatriton, nonnullis post diatriton<text:line-break/>probe primum alimentum exhibitum esu ' Atque in uni-<text:line-break/>versum quidem symmetriam attingere opertet. Si autem<text:line-break/>hoc fieri nequeat, ad plurium dierum dilationem magis<text:line-break/>propendendum est quam ad 'celeriorem ciborum exhibitio-<text:line-break/>nem , si vires nihil dehortentur.</text:span></text:p>
      <text:h text:style-name="Heading_20_2" text:outline-level="2">Cap. VII.</text:h>
      <text:p text:style-name="P41">Verum qui methodum adulterant, eorum<text:line-break/>aliquis dicturus est; ego vero vires obfervo; cui respondere<text:line-break/>licet: et quomodo vires spectas? Non enim conspicuae<text:line-break/>sunt. Saepius enim qui primo adspectu robustus conspi-<text:line-break/>citur imbecillus est ac viribus facile exsolvitur. Nam qui<text:line-break/>robustus conspicitur non certe per ea quibus vires digno-<text:line-break/>scitur. Assumis aetatem, anni tempestatem, regionem et</text:p>
      <text:p text:style-name="P55"><text:span text:style-name="T14">similia. Nonne tibi licet pulsum tangere? At neque si<text:line-break/>pulsum tetigeris cognosces, utrum in spiritibus aut in hu-<text:line-break/>moribus aut in folidis partibus sint vires. Naturalibus<text:line-break/>actionibus mentem adhibes, quo scias a quot rebus vires<text:line-break/>prohibeantur. Si autem nunc qhidem valeant, posterius<text:line-break/>- autem dissolvantur, praevidere poteris si naturae tempe-<text:line-break/>ramenta consideraveris vigores quoque praenoscere. Quod<text:line-break/>si noveris alicui firmas quidem esse vires, alicui vero fa-<text:line-break/>cile mutabiles dijudicabis alterum septentrionalem, alterum<text:line-break/>meridionalem esse. .Quoties autem imbecillae vires de-<text:line-break/>prehenduntur an toties per alimenti detractionem robo-<text:line-break/>rantur? Audi Hippocratem ignaros medicos ita urguen-<text:line-break/>tem : non enim </text:span><text:span text:style-name="T20">video medicos talium rerum ejse ita peri-<text:line-break/>tos qui ut oportet dignoscant in morbis imbecillitates: et<text:line-break/>quae ob vasurum vacuationem et quae ob aliud quoddam<text:line-break/>irritamentum et quae ob dolorem et ab acumine morbi<text:line-break/>oboriantur,, et quos ajsactus ac diversus • eorum species<text:line-break/>natura nostra et habitus singulis pariat, quamvis haec</text:span></text:p>
      <text:p text:style-name="P55"><text:span text:style-name="T20">cognita aut ignorata salutem aut mortem adsurant.</text:span><text:span text:style-name="T14"> Non<text:line-break/>enim parvum periculum est si ignoretur utrum vires per<text:line-break/>indigentiam dissolvantur, ita ut cibi exhibitione indigeant;<text:line-break/>an ob inflammationis magnitudinem aeger suffocetur, an<text:line-break/>ob aliud quoddam irritamentum, hoc est ob eorum quae<text:line-break/>assumuntur tum mutationem tum corruptionem. Quem-<text:line-break/>admodum enim lucernae flamma et ob pinguedinis defe-<text:line-break/>cturn et ob copiosam confertam que effusionem extingui-<text:line-break/>tur quumque purum non est et argillosum: sic et qui<text:line-break/>nobis innatus est calor quum natura existat flammae simi-<text:line-break/>lis et alimenti penuria et copia et pravitate corrumpitur.<text:line-break/>Et </text:span><text:span text:style-name="T20">quos affectus et diversus eorum species nostra natura<text:line-break/>et habitus singulis pariat.</text:span><text:span text:style-name="T14"> Quidam enim natura famelici<text:line-break/>sunt; quidam stomachum habent qui facile afficitur </text:span><text:span text:style-name="T20">faci-<text:line-break/></text:span><text:span text:style-name="T14">leque animo delinquunt et a minimis affectionibus magno-<text:line-break/>pere laeduntur et alimenti appositione' femper indigent.<text:line-break/>Atque aliae sunt privatim in singulis constitutiones. Quare<text:line-break/>animadvertendum est ne quum in hujusmodi habitus luci-</text:span></text:p>
      <text:p text:style-name="P55"><text:span text:style-name="T14">dimus </text:span><text:span text:style-name="T20">aliquem</text:span><text:span text:style-name="T14"> errorem committamus. </text:span><text:span text:style-name="T20">Majus siquidem<text:line-break/>malum est stquis ob laborem et morbi acumen debilitato<text:line-break/>potum aut sorbitionem copiosiorem aut cibum exhibeat,<text:line-break/>ob vasurum vacuationem imbecillum este arbitratus. In-<text:line-break/>decorum autem est et Ob vasurum vacuationem debilita-<text:line-break/>tum non cognoscere at victu eum 'opprimere. Periculum<text:line-break/>enim quoddam affert et hic error, multo tamen minus<text:line-break/>alterat Sed multo magis altero risu dignior hic error<text:line-break/>esu Si namque alius medicus aut etiam plebejus accesu<text:line-break/>surit et quae contingerunt cognoverit dederitque' tum ci-<text:line-break/>bos tum potus quos alter prohibuit, aperte auxilium at-<text:line-break/>tuUjsc existimabitur. Talia artistcum instituta maxime ab<text:line-break/>hominibus vituperantur. Videtur enim ipsts qui accestit<text:line-break/>medicus aut plebejus tanquam mortuum sufcitajsa. Pio-<text:line-break/>rum igitur etiam stgna quibus singula dignoscere oporteat<text:line-break/>fcribentut.</text:span><text:span text:style-name="T14"> De universalibus igitur morborum temporibus<text:line-break/>et de prima alimenti exhibitione haec satis sint.</text:span></text:p>
      <text:h text:style-name="P6" text:outline-level="2">Cap. VllI.</text:h>
      <text:p text:style-name="P240"><text:span text:style-name="T14">Jam videamus quae de particularibus<text:line-break/>paroxysmis ac. quae de diaeta in his praescribenda de-<text:line-break/>cernuntur. </text:span><text:span text:style-name="T20">Quibus per statos’circuitus accestlones oboriun-<text:line-break/>tur nihil dare</text:span><text:span text:style-name="T14"> neque </text:span><text:span text:style-name="T20">cogere, fed 'de ciborum oblatione<text:line-break/>detrahere ante crises oportet.</text:span><text:span text:style-name="T14"> Atque hoc, in ipsis </text:span><text:span text:style-name="T20">paro-<text:line-break/>xystrnis cibum subtrahere oportet, exhibere enim noxium.<text:line-break/>Et quaecunque per circuitui exacerbantur in paroxystmis<text:line-break/>subtrahere cibum oportet.</text:span><text:span text:style-name="T14"> In morbis sane per circuitus<text:line-break/>vexantibus sive continui sint nullasque habeant intermissio-<text:line-break/>nes sive ex quibusdam intertallis exacerbentur ac plane<text:line-break/>recrudescant; in paroxysmis tandem neque esculenta neque<text:line-break/>poculenta neque diaclyfmata danda sunt. Quandoquidem<text:line-break/>quidquid tunc offertur id morbi non corporis alimentum<text:line-break/>futurum esu </text:span><text:span text:style-name="T20">Siquis enim febricitanti alimentum dederit<text:line-break/>suno quidem robur, aegrotanti vero morbus. Neque co-<text:line-break/>gere i</text:span><text:span text:style-name="T14"> hoc est nulla re'cogente uti. Solatio namque po-<text:line-break/>tius quam violentia in paroxysmis opus est ac remissionis<text:line-break/>tempus exspectandum est in eoque vehementia cogentia-</text:span></text:p>
      <text:p text:style-name="P55"><text:span text:style-name="T14">que remedia assumenda sunt, ubi vero paroxysmi incide—<text:line-break/>rint lenientia. Quemadmodum enim.serae etiam valde<text:line-break/>agrestes siquis ipsas placide adeat blandeque demulceat<text:line-break/>mansuetae redduntur; fi vero contra ipsis irascatur violen-<text:line-break/>terque adoriatur agrestiores efficiuntur: ita et morbi quo-<text:line-break/>damrnodo agrestiores facti siquis eos in paroxysmis soletur<text:line-break/>ac mitiget, leniores ac mansuetos efficit; siquis vero relu-<text:line-break/>ctetur ipsisque violentias inferat, excitantur exacerbantur-<text:line-break/>que ac </text:span><text:span text:style-name="T20">difstciliores redduntur.</text:span><text:span text:style-name="T14"> Propter has et alias hujus-<text:line-break/>modi causas neque rebus cogentibus neque alimentis vult<text:line-break/>uti lu paroxysmis cogentibus partim quidem ob adjectio-<text:line-break/>nem alimenti, partim vero ob perturbationem quae in dis-<text:line-break/>tributionibus oboritur. </text:span><text:span text:style-name="T20">Et quaecunque per circuitus exa-<text:line-break/>cerbantur in ipsts exacerbationibus cibum subtrahere opor-<text:line-break/>tet j exhibere enim noxium.</text:span><text:span text:style-name="T14"> Non solum autem dum ad-<text:line-break/>sunt paroxysmi nulla re quae movere aut addere possit<text:line-break/>utendum esse censet, verum etiam neque dum mox luturi<text:line-break/></text:span><text:span text:style-name="T20">sunt,</text:span><text:span text:style-name="T14"> fed dum deorsum inclinat morbus. Hocque sapien-</text:span></text:p>
      <text:p text:style-name="P55"><text:span text:style-name="T14">ter admodum in libro de morbis ac praeterea in aliis his<text:line-break/>verbis demonstrat: quum autem impetu </text:span><text:span text:style-name="T20">feruntur morbi,<text:line-break/>tum laborantem tum medicum a curationibus quiescere<text:line-break/>oportet, nequid mali inducatur.</text:span><text:span text:style-name="T14"> Sed haec omnibus dilu-<text:line-break/>cidiora et ampliora in libro adversus Cnidias sententias<text:line-break/>edidit. </text:span><text:span text:style-name="T20">Occasionem' autem forbitionis exhibendae tum per<text:line-break/>initia tum per universum morbum hanc maxime observare<text:line-break/>oportet. Quum pedes quidem frigidi suerint, sorbitionis,<text:line-break/>exhibitionem prohibere oportet, maxime vero et a potu<text:line-break/>temperandum esu Quum vero calor ad pedes descenderit,<text:line-break/>tunc dare convenit reputareque cum in morbis omnibus<text:line-break/>tum</text:span><text:span text:style-name="T14"> haud minime in </text:span><text:span text:style-name="T20">acutis ac potistimum in magis febri-<text:line-break/>libus ac periculosiJstmis morbis kancie occasionem pluri-<text:line-break/>mum poste.</text:span><text:span text:style-name="T14"> Fortassis alia aliquis dictionis Graecanicae<text:line-break/>imperitus dixerit Hippocratem febricitantibus in morbi<text:line-break/>vigore alimentum exhibere. Quum enim ad pedes descen-,<text:line-break/>derit, tum febrem vigere corpore universo aeque ac simi-</text:span></text:p>
      <text:p text:style-name="P55"><text:span text:style-name="T14">liter calefacto. Verum qui haec in veteres audet dicere,<text:line-break/>stoliditatem summamque inscitiam prae se fert nec quid<text:line-break/>sit </text:span><text:span text:style-name="T20">descendere</text:span><text:span text:style-name="T14"> intelligit. Qui ergo </text:span><text:span text:style-name="T20">Hippocratis</text:span><text:span text:style-name="T14"> praecepta<text:line-break/>aemulantur discant eum non in vigore sed remissione fe-<text:line-break/>bris alimentum dare. Quid enim ait? </text:span><text:span text:style-name="T20">Quum calor in<text:line-break/>pedes descenderit, tum dare convenit.</text:span><text:span text:style-name="T14"> Quidquid autem<text:line-break/>jam descendit superiores partes reliquit ac inferiores ad-<text:line-break/>iit calore non extenso sed ad inferiores regiones transflato.<text:line-break/>Illudque adeo clare ipse edocet, ut a stolidis etiam queat<text:line-break/>intelligi. Sic autem loquitur: </text:span><text:span text:style-name="T20">frigentibus autem pedibus<text:line-break/>neque potum neque sorbitionem neque aliud quidquam<text:line-break/>hujusmodi dato. Verum id 'maximum ajste ducito st ex-<text:line-break/>spectaveris , quoufque valde incaluerint; deinde ita quod<text:line-break/>conferat exhibe. Pedum enim frigus plerumque febris<text:line-break/>accejsurae signum exlstit. At eo tenipore stquid exhibue-<text:line-break/>ris, in omnibus maxime peccaveris t morbum namque non<text:line-break/>parum auxeris. At quum febris desinit, vice versu pedes</text:span></text:p>
      <text:p text:style-name="P55"><text:span text:style-name="T20">reliquo corpore calidiores evadunt. Quum enim pedes re-<text:line-break/>frigerat febris augetur et accensu ex</text:span><text:span text:style-name="T14"> thorace ad </text:span><text:span text:style-name="T20">caput<text:line-break/>flammam emittit. At fervido calore universo sursum con-<text:line-break/>currente atque ad caput exhalante pcdes merito refrige-<text:line-break/>rantur, quum natura excarnes ac. nervosi stnt. Praeterea<text:line-break/>et a calidijsirnis locis multum distantes refrigerantur, scje<text:line-break/>colligente ad thoracem calore. Atque rursum eadem ra-<text:line-break/>tione quum febris solvitur et minutas in partes distribui-<text:line-break/>tur, ad pedes calor descendit. Hoc igitur tempore ca~<text:line-break/>put et thorax perscigerata sunt.</text:span><text:span text:style-name="T14"> In universo itaque cor-<text:line-break/>pore calor non est neque intensus est; sed ut vigente<text:line-break/>ultra principium paroxysmo partes circa thoracem caput-<text:line-break/>que affatim incendebantur; ita et nunc quum adest re-<text:line-break/>missio, calor nobiliores quidem partes reliquit, extremos<text:line-break/>vero pedes occupat, quod natura fit. Nam rationi maxime<text:line-break/>consentaneum est ut quae partes prius vehementer </text:span><text:span text:style-name="T20">per-<text:line-break/></text:span><text:span text:style-name="T14">frixerunt, eas calor etiam ingens prehendat, natura ni-<text:line-break/>mirum mutuam ipsis contrariorum successionem tribuente.</text:span></text:p>
      <text:p text:style-name="P55"><text:span text:style-name="T14">Unde quum quis per frigidas regiones iter fecerit, ubi in<text:line-break/>aestuosam perverterit, ignitos pedes obtinet; quandoquidem<text:line-break/>quo magis frixerint, eo magis etiam ac vehementius jure<text:line-break/>incalescunt. Quamobrem et in gravissimis febribus,- quum<text:line-break/>invasio cum pedum perfrigeratione sit, in remissione pedes<text:line-break/>vehementer calefieri contingit. Quare quum locum abfol-<text:line-break/>veret </text:span><text:span text:style-name="T20">Jiipponrates</text:span><text:span text:style-name="T14"> inquit: eas </text:span><text:span text:style-name="T20">ob causas forbitio exhi-<text:line-break/>benda, quod quum pedes frigidi suerint, ventriculum ca-<text:line-break/>lidum tste necestsu est multoque fastidio plenum intcndique<text:line-break/>hypochondrium et corporis jactationem propter internam<text:line-break/>turbationem, mentis defectum et dolores aeger vellicatur,<text:line-break/>vomere vult et st prava vomuerit, dolore afficitur. At<text:line-break/>quum calor ad pedes descenderit urinaque prodierit, etiamsi<text:line-break/>non sudaverit, omnia cescant. Eo igitur tempore forbitio<text:line-break/>exhibenda est, tum autem pernicies, ac</text:span><text:span text:style-name="T14"> maxime propter<text:line-break/>nocumentum ex intempestiva exhibitione concitatum in<text:line-break/>morbis acutis mortiferum esse pronunciaus sub paroxysmum<text:line-break/>nutrire. Aperte igitur haec imperat. Oportuerat igitur</text:span></text:p>
      <text:p text:style-name="P55"><text:span text:style-name="T14">fatis jam haec te edoctum fuisse; si quid tamen amplius<text:line-break/>discere cupias, audias haec luculenter praecipientem Hip-<text:line-break/>pocratem. </text:span><text:span text:style-name="T20">Quum autem medicamento purgaveris, surbi-r<text:line-break/>tionibus utere observatis febrium paroxyfrnis, ut nequa-<text:line-break/>quam dum adsunt neque quum futuri, sunt exhibeas, .sud<text:line-break/>'quum cejsant aut cejsuruiit et quam longijstme a principio</text:span></text:p>
      <text:p text:style-name="P56"><text:span text:style-name="T20">aut quum nuper cejsuverit paroxyfmus.</text:span><text:span text:style-name="T14"> Alimenta vero<text:line-break/>exhibenda sunt non exspectata omninoefebris declinatione,<text:line-break/>ubi nimirum aeger fame intolerabili premitur aut a longis<text:line-break/>ciborum dilationibus,male admodum affectus est aut aliqua<text:line-break/>pars stomachi obriguit et valde exsoluta esu Tunc sane<text:line-break/>in </text:span><text:span text:style-name="T20">febrium</text:span><text:span text:style-name="T14"> remissionibus corporibus adhuc calidis existen-<text:line-break/>tibus alimenta exhibenda sunt, ac potissimum quum re-<text:line-break/>missionis intervallum angustum fuerit. Qui, namque paulo<text:line-break/>antequam desierit paroxysmus cibum exhibet, is longius a<text:line-break/>futura assignatione- cibum dat. Quod autem interdum fe-<text:line-break/>data jam invasione cibus offerri debeat clere ipse ostendit ,<text:line-break/>his verbis: et quam </text:span><text:span text:style-name="T20">long,ijstme a principio.</text:span><text:span text:style-name="T14"> Ut enim</text:span></text:p>
      <text:p text:style-name="P55"><text:span text:style-name="T14">assignatio febrilis alimentum distributioni ineptum, sed probe<text:line-break/>concoctum ac jam corpori familiare redditum suscipiat,<text:line-break/>fedata invasione alimenta praebet; quod tempus a futuro<text:line-break/>paroxysmo plurimum abest. Praeterea vero et in libro<text:line-break/>adverfus Cnidlas sententias ea adjungit quae tum praedi-<text:line-break/>ctis tum artis operibus consentiant. </text:span><text:span text:style-name="T20">Diaetetices maximum<text:line-break/>est febrium tum intensiones tum remistiones ut in acutis stc<text:line-break/>et in longis morbis observare et cavere, ita ut tempora<text:line-break/>-quando cibi offerendi non stnt et quando tuto ojsterendi<text:line-break/>sint observare scias, atque etiam quando plurimum ab<text:line-break/>intenstdne absuerint.</text:span><text:span text:style-name="T14"> Atque haec rursus fatebitur qui in<text:line-break/>artis operibus fuerit exercitatus.</text:span></text:p>
      <text:h text:style-name="Heading_20_2" text:outline-level="2">Cap. IX.</text:h>
      <text:p text:style-name="P240"><text:span text:style-name="T14">Maximum enim est diuturnis in morbis<text:line-break/>observare tempora; quia in iis </text:span><text:span text:style-name="T20">obscuri</text:span><text:span text:style-name="T14"> ac latentes funt<text:line-break/>paroxyfmi qui per symbola ex vigiliis, gravitate, motus<text:line-break/>difficultate, insomniorum perturbatione, decoloratione, in-<text:line-break/>appetentia ac similibus deprehenduntur, ln acutis enim</text:span></text:p>
      <text:p text:style-name="P55"><text:span text:style-name="T14">morbis, quibus potissimum febres continuae subjacent,<text:line-break/>magna sunt inter paroxysmos et remissiones discrimina;</text:span></text:p>
      <text:p text:style-name="P12">ini ut et ab idiotis etiam saepenumero dignoscantur. In<text:line-break/>diuturnis autem exiles quidem ac lentae sunt febres vix-<text:line-break/>que deprehenduntur, et e.arum occulti sunt paroxysmi ac<text:line-break/>potissimum ubi plurimum processerunt, ut et ipsius aegros<text:line-break/>multoties lateant. Unde vel exquisitum omnino signum<text:line-break/>erit illi qui aliquantulum ipsorum differentias possit di-<text:line-break/>gnoscere.</text:p>
      <text:h text:style-name="Heading_20_2" text:outline-level="2">Cap. X.</text:h>
      <text:p text:style-name="P240"><text:span text:style-name="T14">In febribus autem non remittentibus, quas<text:line-break/>et continentes vocamus, mane laborantibus alimentum<text:line-break/>exhibere consentaneum esu Saepius enim tum alibi tum<text:line-break/>in, epidemiorum secundo diem anno comparavit, ita ut<text:line-break/>tempus matutinum veri assimilatum sit, meridies aestati,<text:line-break/>pomeridianum tempus autumno, nocturnum </text:span><text:span text:style-name="T20">denique</text:span><text:span text:style-name="T14"> hiemi.<text:line-break/>Unde ut pomeridiannm tempus quod autumno analogum &gt;<text:line-break/>este tradidimus, si .matutino, quod veri sitnile esse diximus,<text:line-break/>comparetur, exitialissimum erit, sicuti matutinum faluber-</text:span></text:p>
      <text:p text:style-name="P55"><text:span text:style-name="T14">rimum. Ita sane crepusculum verfpertinum conturbans et.<text:line-break/>exacerbans est, matutinum vero tempus benignitatis ac re-<text:line-break/>missionis efficiens: </text:span><text:span text:style-name="T20">tanquam annus circuitum habeat mor-<text:line-break/>borum, quale dias morbi est, quale est vespertinum tempus<text:line-break/>ad exacerbationem tale est morbi et uniuscujusque consti-<text:line-break/>tutionis inter fe invicem.</text:span><text:span text:style-name="T14"> Quare si nullum sit remissionis<text:line-break/>vestigium, tempus veris temperamento assimilatum eligas.<text:line-break/>Id autem existit quod circa matutinum crepusculum est<text:line-break/>idque tum ceteris remediis tum cibis exhibendis maxime<text:line-break/>idoneum esse deprehenditur. Haec quidem fatis sint ad<text:line-break/>id suadendum quod a nobis propositum esu Portionem<text:line-break/>enim selegi ex infinitis prope quae apud Hippocratem le-<text:line-break/>guntur, ex. arte tamen erit quae enuncisnda sunt eorum,<text:line-break/>quaedam in librum de consuetudine a nobis confcriben-<text:line-break/>dum, quaedam vero in librum de quantitate et qualitate<text:line-break/>reponere-, lllic ergo ex Hippocrate quam plurima ponun-<text:line-break/>tur quae in praesenti libro silentio praetermisimus larga-,<text:line-break/>que -copia in unoquoque theoremate scriptis tradentur.</text:span></text:p>
      <text:h text:style-name="P6" text:outline-level="2">Cap. XI.</text:h>
      <text:p text:style-name="P240"><text:span text:style-name="T14">Qui ergo ad Hippocratis scripta imparati<text:line-break/>prius accedunt 'quam primas literas didicerint, temere illi<text:line-break/>adverfantur. Suam enim ipsorum ignorantiam incusare<text:line-break/>quum deceret, Hippocratis obscuritatem reprehendunt, quod<text:line-break/>nimirum ob ' propriam imbecillitatem non possint Hippo -<text:line-break/>craticae virtutis magnitudinem assequi. Ita enim, opinor,<text:line-break/>affectae sunt ad Hippocratis scripturas imperitorum abje-<text:line-break/>ctorumque hominum animae ut oculi ad solem, dum ipsum<text:line-break/>contuentur. Quemadmodum etenim hi de propria imbe-<text:line-break/>cillitate a solis pulchritudine redarguuntur convincuntur-<text:line-break/>que quum perseveranter citra laborem in ipsum intueri<text:line-break/>nequeunt, sed lendem caecutientes ad tenebrosa se ver-<text:line-break/>tunt , ita prosanorum hominum animae in encyclopaedla<text:line-break/>prius non educatae, scriptorum Hippocratis fulgore per-<text:line-break/>culsi, sententiarum splendoribus offusi quodammodo caecu-<text:line-break/>tiunt. Quamohrem et ab iis quae majora sunt quam ut<text:line-break/>ipfae ferre queant aversae ad parva quaedam </text:span><text:span text:style-name="T20">ac</text:span><text:span text:style-name="T14"> obscura<text:line-break/>suaeque ipsorum imperitiae accommodata procedunt. Nos</text:span></text:p>
      <text:p text:style-name="P13">autem non eorum gratia, sed ut illis qui probe instituti<text:line-break/>sunt congratulemur, tum haec conscripsimus tum omnia<text:line-break/>quibus res medicae ex Hippocratis sententia absolutissimae<text:line-break/>fiant digna ut rursus scribantur censebimus.</text:p>
      <text:h text:style-name="P2" text:outline-level="1"><text:bookmark-start text:name="bookmark20"/>GALENI DE HISTORIA PHILOSO-<text:line-break/>PHICA LIBER SPURIUS.<text:bookmark-end text:name="bookmark20"/></text:h>
      <text:h text:style-name="Heading_20_2" text:outline-level="2">Caput I.</text:h>
      <text:p text:style-name="P45">Qualis philosophia suerit ante Socratem quas ipse partes<text:line-break/>addiderit; ac de libro proposito.</text:p>
      <text:p text:style-name="P56"><text:span text:style-name="T14">Quum qui ab initio philosophati sunt ii folum phy-<text:line-break/>sicam elegissent eamque suae philofophiae finem consti-<text:line-break/>tuissent, multis post temporibus natus Socrates ipse id<text:line-break/></text:span><text:span text:style-name="T20">philosophiae genus</text:span><text:span text:style-name="T14"> hominibus inaccessum esse censuit.<text:line-break/>Rerum enim abditarum cognitionem certam assequi perar-</text:span></text:p>
      <text:p text:style-name="P55"><text:span text:style-name="T14">duum esse existimavit. At quaerere quomodo quis etnen-<text:line-break/>' datius viveret et a malis avocaretur necnon bonorum<text:line-break/>quam plurimorum particeps fieret, id magis profuturum.<text:line-break/>Quumque hoc utilius judicasset,physicam neglexit ad usum<text:line-break/>vitae non multum conferentem; moralem vero quandam<text:line-break/>disciplinam excogitavit quae eorum est, quae bona vel<text:line-break/>mala ducuntur, turpia vel honesta, honore digna vel his<text:line-break/>contraria arbitratus eos qui haec providissent ab omni-<text:line-break/>bus </text:span><text:span text:style-name="T20">vitae</text:span><text:span text:style-name="T14"> incommodis fe facile explicaturos. Quamobrem<text:line-break/>pars philosophiae ipsa moralis accessit, quae morum qui-'<text:line-break/>hus visum est honestissime vivere propositum astruit. Pro-<text:line-break/>spiciens autem oportere hujus auctorem artem callere sua-<text:line-break/>foriam et hoc futurum si rationibus dialecticis praeclare<text:line-break/>uti videretur apud eos qui eum convenirent, disserendi<text:line-break/>facultatem meditatus qua persuasi ab iis quae noxia sunt<text:line-break/>liberi ad ea evehimur quae omnino prodesse nata sunt,<text:line-break/>eam constituit. Sic itaque a Socrate tres in partes phi-<text:line-break/>losophia divisa est qdae prius,sola rerum naturalium spe-</text:span></text:p>
      <text:p text:style-name="P55"><text:span text:style-name="T14">culatione circumscripta videbatur. Hoc 'igitur praefari<text:line-break/>oportebat, ut ex quodam initio philosophicam historiam<text:line-break/>conderemus. At de isse materia disserere proposuimus<text:line-break/>non quod proprium quid invenerimus, fed quod quae ab<text:line-break/>antiquioribus sparlim fuseque dicta sunt ea colligentes<text:line-break/>dilucide ac concise studuerimus de ea disserere; ut qui<text:line-break/>discendi studio ducti ad haec accesserint interpretibus<text:line-break/>non indigeant, sed seipsis quae dicta funt- singula' apertius<text:line-break/>intelligant. Sed tutius enitamur, de eo verba facere ca-<text:line-break/>ptlofis et multopere exornatis dialecticorum </text:span><text:span text:style-name="T20">ratiocinatio-<text:line-break/>nibus</text:span><text:span text:style-name="T14"> praetermissis. Non enim ostentationis gratia de eo<text:line-break/>studium suscepimus, fed quod voluerimus his </text:span><text:span text:style-name="T20">honeste prod-<text:line-break/>ejse,</text:span><text:span text:style-name="T14"> qui prius aliquod ex philosophia emolumentum pro-<text:line-break/>mere decreverunt arbitrati philosophari non solum detrita<text:line-break/>veste indutos, sed et eos-qui consimili ceteris incessu gra-<text:line-break/>dientes mentem maxime philosophicam habere studuerunt.<text:line-break/>Paucioribus autem quaecunque ab iis qui nos edocuerunt<text:line-break/>audivimus et quae ipsi perlegendo didicimus nunc in unum</text:span></text:p>
      <text:p text:style-name="P55"><text:span text:style-name="T14">cogere lentavimus, ut ex omnibus alicni notum sit unde<text:line-break/>primum philosophia ad Graecos pervenerit, qui ipsam in-<text:line-break/>troduxerint, qui denique doctrina aestimati fuerint prae-<text:line-break/>cellere ceteris qui ad haec animum appulerunt.</text:span></text:p>
      <text:h text:style-name="P8" text:outline-level="2"><text:span text:style-name="T14">Caput </text:span><text:span text:style-name="T27">II</text:span></text:h>
      <text:p text:style-name="P251"><text:bookmark-start text:name="bookmark22"/>De succefstone philosophorum.<text:bookmark-end text:name="bookmark22"/></text:p>
      <text:p text:style-name="P56"><text:span text:style-name="T14">Primus est igitur, ut quamplurimi augurantur, qui<text:line-break/>philosophiam disciplinam ' apud Ionas introduxit Thales<text:line-break/>Milesius, a quo et sapientiam quae ejus aetatis fuit Ioni-<text:line-break/>cam omnes appellanti Huic familiaris factns Anaximander<text:line-break/>eodem modo philosophatus est, qui Anaximenem doctrinae<text:line-break/>suae aemulam successorem constituit et Anaxagorae prae-<text:line-break/>ceptorem fieri curavit. Hic Mileto relicta venit Athenas<text:line-break/>et Archelaum Atheniensum primum ad philosuphiam con-</text:span></text:p>
      <text:p text:style-name="P55"><text:span text:style-name="T14">citavit. Cujus auditor fuit Socrates qui in multis poste-<text:line-break/>ris et coaevis causa suit ut sincere philosophiae incum-<text:line-break/>berent. Qui namque ad ipfum accedebant prope omnes,<text:line-break/>ut dicitur, philosophiae desiderio inflammatos dimisit.<text:line-break/>Quum autem Socratici multi exstiterint, necesse est nunc<text:line-break/>folum eorum mentionem facere, qui ejusdem </text:span><text:span text:style-name="T20">sectae</text:span><text:span text:style-name="T14"> relicti<text:line-break/>fuere successores. Plato igitur plurimum ceteris praecel-<text:line-break/>luit philosophiae adyta ita penetrans, ut quis diceret,<text:line-break/>invidia superata Socratici nomen assequutus est, susceptae<text:line-break/>veteris academlae princeps suit fama celebratissimus. Speu-<text:line-break/>sippus autem brevi aliquo tempore eadem in secta mansit,<text:line-break/>sed arthriticis morbis obsessus in suum Iocum Xenocratem<text:line-break/>dogmatum Platonicorum interpretem constituit. Huic au-<text:line-break/>tem successit Polemon qui jurabat in verba Platonis nec-<text:line-break/>non Crantoris, praeceptor factus est, in quo vetus academia<text:line-break/>finem habuit. Crantoris, auditor fuit Arcesilaus qui me-<text:line-break/>diam academiam invexit et epochen, hoc est tacitam sen-<text:line-break/>tentiam, excogitavit. Hujus Carneades fuccessor constitutus</text:span></text:p>
      <text:p text:style-name="P55"><text:span text:style-name="T14">novae academiae principia lustravit, quem sequulus est<text:line-break/>Clitomachus. Sunt vero praeter has omnes duae recen-<text:line-break/>tissimae academiae, quarum priori Philo praefuit, posteriori<text:line-break/>Antiochus. Quum autem permulti exstiterint Socratici,<text:line-break/>plerisque aequalem, inferiorem nemini fuisse Antisthenem<text:line-break/>arbitror, qui Cynicam </text:span><text:span text:style-name="T20">philosophiam</text:span><text:span text:style-name="T14"> vitae addidit; cujus<text:line-break/>Diogenes factus est sectator ad in vitae institutis similis.<text:line-break/>Hune Zeno Citieus audivit, qui et Stoicam philosophiam<text:line-break/>adinvenit. Zenonis hujus sententias excepit Cleanthes et<text:line-break/>hujus Chrysippus auditor simile vitae institutum fequutus<text:line-break/>esu Chrysippi Diogenes Babylonius auditor factus Anti-<text:line-break/>patri praeceptor fuit. </text:span><text:span text:style-name="T20">Antipatrum</text:span><text:span text:style-name="T14"> audivit Posidonius.<text:line-break/>Aristippus autem Cyrenaeus a quo philosophiam Cyrenai-<text:line-break/>cam accepimus Soeraticae auscultationis fuit particeps.<text:line-break/>Sed neque aequum est contentiosam </text:span><text:span text:style-name="T20">dialecticam</text:span><text:span text:style-name="T14"> Megaren-<text:line-break/>sium philosophiam spernere, quam incepit Euclides Mega-<text:line-break/>rensis qui Stilponem docuit quique nulli Socraticorum in-<text:line-break/>genii subtilitate inferior factus est. Eorundem dogmatum</text:span></text:p>
      <text:p text:style-name="P13">inventor fuit Stilpo Megaricus, 'quem fequutus est Mene-<text:line-break/>demus Eretriensis, a quo Eretrica philosophia denominata<text:line-break/>esu Phaedonem Eli ensem primas obtinuisse inter Socra-<text:line-break/>ticos nullus ignoravit, cujus rationes quum memoriae<text:line-break/>mandasset Anaxagoras Abderites Pyrrhonem docuit aucto-<text:line-break/>rem Scepticae philosophiae. Aristoteles autem quum diu<text:line-break/>Platonis placitis adhaesisset, aliis . postea scipfum addixit,<text:line-break/>qui Theophrastum suae sectae praefecit, qui et Stratonem<text:line-break/>adduxit ad peculiarem quandam speculationis physicae for-<text:line-break/>mulatn. Epicurus autem, ut nonnulli tradiderunt, spreta<text:line-break/>philosophiae gravitate ad quandam disciplinae rationem<text:line-break/>devenit ab accuratis philosophis non omnino approbatam.<text:line-break/>Hunc Metrodorus audivit et Hermachus, qui Epicuro<text:line-break/>successit.</text:p>
      <text:p text:style-name="P45">De generibus pbilosupkorum.</text:p>
      <text:p text:style-name="P12">At duo sunt celebrium philosophorum genera, Ioni-<text:line-break/>cum et Italicum. At de Ionico multa fatis jam dicte sunt.</text:p>
      <text:p text:style-name="P55"><text:span text:style-name="T14">Italici vero, ejus quidem quod Crotone et Tarento viguit,<text:line-break/>princeps exstitit Pythagoras; ejus autem quod Elaeae flo-<text:line-break/>ruit Xenophanes Colophonius princeps fuit, qui dubita-<text:line-break/>toriae potius quam dogmaticae philosophiae scctator ple-<text:line-break/>risque esse videbatur. Postea vero hujus placitis delectati<text:line-break/>sunt Melissus et Parmenides, quem rerum abditarum noti-<text:line-break/>tiam adeptum fuisse ferunt. Sed Zeno Eleates conten-<text:line-break/>tiosae philosophiae princeps fuisse commemoratur. Hujus<text:line-break/>auditor Leucippus Abderites primus atomorum inventionem<text:line-break/>excogitavit. Ab eo vero depromptum dogma Democritus<text:line-break/>id magis stabilivit. Democriti successor aemulus fuitProta-<text:line-break/>goras Abderites, qui oratoriam artem philosophiae conjunxit.</text:span></text:p>
      <text:h text:style-name="Heading_20_2" text:outline-level="2">Caput III.</text:h>
      <text:p text:style-name="P56"><text:span text:style-name="T20">De cognominibus philosophiae.</text:span></text:p>
      <text:p text:style-name="P56"><text:span text:style-name="T14">At philofophia quaeque finita est partim quidem a<text:line-break/>viro </text:span><text:span text:style-name="T20">praeceptore,</text:span><text:span text:style-name="T14"> quemadmodum Epicurea quae ab Epicuro,<text:line-break/>et </text:span><text:span text:style-name="T20">Pythagorica quae a Pythagora, partim ab auctorum</text:span></text:p>
      <text:p text:style-name="P55"><text:span text:style-name="T20">patria ut Eretrica, Megarica,</text:span><text:span text:style-name="T14"> partim a sine ac dogmate,<text:line-break/>ut Eudaemonica. Anaxarchus siquidem suae probae insti-<text:line-break/>. tutionis finem esse felicitatem dicebat. Partim ab actione<text:line-break/>ut peripatetica; Aristoteles namque quod deambulando fa-<text:line-break/>miliarem ad difcipulos sermonem haberet hoc cognomine<text:line-break/>suam philosophiam appellandam censuit. Partim a pugnaci<text:line-break/>contentione, ut Cynica et dialectica. </text:span><text:span text:style-name="T20">Partim a parte<text:line-break/>aliqua philosophiae,</text:span><text:span text:style-name="T14"> cui prae ceteris operam dederint, ut<text:line-break/>dialectica. Partim a locis in quibus diverfabantur, ut<text:line-break/>Stoica et academica. Partim ab affectu quo docentes ute-<text:line-break/>bantur, ut sceptica. ' Partim ab auctore, dogmate, fine et<text:line-break/>patria simul, ut quam Aristippus introduxit, quae quidem<text:line-break/>ab ipso inventore Aristippica dicta est, Cyrenaica vero ab<text:line-break/>ejus patria quam ille habuit, voluptuaria denique a fine<text:line-break/>suae philofophiae. Aristippum tamen voluptatem accusasse<text:line-break/>et damnasse potius suspicati sunt nonnulli. Et volupta-<text:line-break/>tem appellasse putarunt non illam quae ex sensuum' actione<text:line-break/>oritur delectationem, sed eum animi statum qui molestia<text:line-break/>careat nullisque rnulceatur illecebris.</text:span></text:p>
      <text:p text:style-name="P46">De logica philosophiae parte.</text:p>
      <text:p text:style-name="P56"><text:span text:style-name="T14">. Logicam philosophiae partem ortu posteriorem, ordine<text:line-break/>priorem posteriores philosophi constituerunt arbitrantes<text:line-break/>accurate philosophaturos oportere non prius aliis partibus<text:line-break/>operam navare quam </text:span><text:span text:style-name="T20">disceptandi peritiam adepti stnt</text:span><text:span text:style-name="T14"> et<text:line-break/>quid sit eorum </text:span><text:span text:style-name="T20">quae sunt</text:span><text:span text:style-name="T14"> unumquodque cognoverint. Qui-<text:line-break/>dam enim asseruerunt philosophiam-esse facultatem cogno- .<text:line-break/>suendi et efformandi optimam vitam. Optimam autem vi-<text:line-break/>tam esse dixerunt unumquemque secundum virtutem </text:span><text:span text:style-name="T20">vi-<text:line-break/>vere.</text:span><text:span text:style-name="T14"> Quidam vero exercitationem artis hominibus ad -<text:line-break/>optimam vilam essormandam necessariae definierunt. At<text:line-break/>exercitationem quidem philosophiam omnes existimant;<text:line-break/>idoneam vero artem sapientiam, quae divinarum humana-<text:line-break/>rumque rerum comprehensio esu Quidam vero specula-<text:line-break/>tivum habitum eligendi et vitandi quod magis oporteat<text:line-break/>conjectarunt ipfamque nominarunt. Eligenda quidem et<text:line-break/>bona esse; fugienda vero et mala censuerunt. Bonum<text:line-break/>enim esse quod propter se sequendum est et comparatum,<text:line-break/>possidenti utilitatis causa fit, malum vero quod propter<text:line-break/>se fugiendum et obtentum drinni causa est.</text:span></text:p>
      <text:p text:style-name="P55"><text:span text:style-name="T20">De philosophiae partibus.</text:span></text:p>
      <text:p text:style-name="P56"><text:span text:style-name="T14">At philosophiae partes quae ex sententia plurium ab-<text:line-break/>solutissimae esse creduntur tres deprehendimus; primam<text:line-break/>logicam </text:span><text:span text:style-name="T20">rationalem,</text:span><text:span text:style-name="T14"> qua entium quodque secundum sub-<text:line-break/>stantiarn et secundum accidens,, muttias eorum differentias<text:line-break/>perdiscimus et alia consimilia cognoscimus. Secundam<text:line-break/>physicam </text:span><text:span text:style-name="T20">naturalem</text:span><text:span text:style-name="T14"> per quam conspicere licet, quaenam<text:line-break/>ea causa sit qua et ordine coelestium corporum quaecun-<text:line-break/>que apparere videntur motus procedit et-quae sit ipfo-<text:line-break/>rum inter se tarditas aut velocitas et quaecunque his sunt<text:line-break/>similia. Tertiam omnium maxime necessariam vitaeque<text:line-break/>institutis utilissimam moralem, qua rniituo colloqui et pla-<text:line-break/>cide conversari discimus; temerarios autem ac elatos non<text:line-break/>odio prosequendo, sed eludendo ac miserando contemnere,<text:line-break/>bene moratos vero ac mansuetos diligere. At facilius est<text:line-break/>eorum sectari vitam qui mutuas easque probas consuetudines<text:line-break/>melius instituunt, quam illorum qui consuetudinem accessu<text:line-break/>difficilem prorfusque ab omni societate alienam inducunt.</text:span></text:p>
      <text:p text:style-name="P46">De fectts.</text:p>
      <text:p text:style-name="P56"><text:span text:style-name="T14">Sectam aliqui tribus modis dici arbitrantur, commu-<text:line-break/>niter, proprie et propriissime. Communiter quidem opi-<text:line-break/>nionum conspirationem esse aliquam in re quae ad vitam de-<text:line-break/>gendam spectat; proprie vero consensum in arte; propriis-<text:line-break/>sime autem consensum in philosophia. Ex notione vero<text:line-break/>sectam esse asserunt collectionem multorum dogmatum sibs<text:line-break/>invicem concordantium et ad-unum finem tendentium.<text:line-break/>Quatuor autem sectae sunt quas maxime generales existi-<text:line-break/>mant ii qui de earum distinctione curam susceperunt.<text:line-break/>Una est dogmatica quae in multis posita et stabilior est;<text:line-break/>altera sceptica quae de omnibus rationes inquirit. Tertia<text:line-break/>praeterea est contentiosa quae sophismatis superior esse in<text:line-break/>concertationibus studet. Sophismata autem ejusmodi exi-<text:line-break/>stimant ut: quod ego sum tu non es: at homo sum:<text:line-break/>ergo tu non es homo: et id genus'alias pueriles et liti-<text:line-break/>giosas ratiocinationes. Quartam denique sectam mixtam<text:line-break/>appellarunt, quae quibusdam in decretis eollocata est ac</text:span></text:p>
      <text:p text:style-name="P55"><text:span text:style-name="T14">de multis dubitat neque omnia ut approbat edisserit. Do-<text:line-break/>gmaficos autem Pythagoran» </text:span><text:span text:style-name="T20">Samium</text:span><text:span text:style-name="T14"> et Epicurum </text:span><text:span text:style-name="T20">Athe-<text:line-break/>niensem</text:span><text:span text:style-name="T14"> esse statuunt. Scepticos vero Zenonem Elaeatem<text:line-break/>et Anaxarchurn Abderitam et Pyrrhonemqui quum apo-<text:line-break/>reticam </text:span><text:span text:style-name="T20">dubiam</text:span><text:span text:style-name="T14"> fectam esset amplexus, eam quam accu-<text:line-break/>ratissime coluit. Contentiosos vero appellarunt Euclidem<text:line-break/>et Menedemum et Clitomachum. Mixtae autem sectae<text:line-break/>sectatores esse Xenophanem, ‘qui de omnibus dubitavit<text:line-break/>ac tantum decrevit omnia unum esse idque </text:span><text:span text:style-name="T20">unum</text:span><text:span text:style-name="T14"> esse<text:line-break/>deum et finitum et ratione praeditum et immutabilem,<text:line-break/>atque Democritum simili modo qui de nulla re alia suam<text:line-break/>protulit sententiam, sed de atomis, de vacuo et de infinito<text:line-break/>documentum reliquit.</text:span></text:p>
      <text:p text:style-name="P45">Quodnam stt philosophiae principium?</text:p>
      <text:p text:style-name="P12">Principium tribus modis dicitur, primum ut causale,<text:line-break/>fecundum ut per modum constitutionis, tertium demon-<text:line-break/>strationis. Causale igitur principium est quum investiga-</text:p>
      <text:p text:style-name="P13">mus, quid sit quod primos homines in philosophiae opi-<text:line-break/>nionem venire impulerit. Per modum autem constitutio-<text:line-break/>nis seu constituendi principium quum quaerimus qualis<text:line-break/>sit pars quae prior in artem tredacla suit, Demonstratlo-<text:line-break/>uis vero quum quae a nobis inventa sunt, ea demonstra-<text:line-break/>mue. Porro inventionis philosophiae causa est secundum<text:line-break/>Xenocratem quidquid est in vita turbulentum placare;</text:p>
      <text:h text:style-name="Heading_20_2" text:outline-level="2">Caput lV.</text:h>
      <text:p text:style-name="P56"><text:span text:style-name="T14">De </text:span><text:span text:style-name="T20">stgno.</text:span></text:p>
      <text:p text:style-name="P12">Signum definiunt dialectici enunciatnm sanae menti<text:line-break/>consentaneum et antecedens concludens quod consequitur.<text:line-break/>Signorum vero alia sunt indicantia, alia vero admonentia.<text:line-break/>Signum indicans est quod rem significatam ita proponit,<text:line-break/>ut simul ac illud conspectum est in rei significatae cogni-<text:line-break/>tionem nos adducat, quale in fumo signum esu Eo nam-<text:line-break/>que conspecto protinus quod ex igne ortum 'ipse habeat</text:p>
      <text:p text:style-name="P13">cognoscimus. Signum admonens est quo non nisi prius<text:line-break/>observato signo apparenti in rei significatae cognitionem<text:line-break/>devenimus, ut quae lac habet eam illico peperisse in-<text:line-break/>telligimus.</text:p>
      <text:p text:style-name="P45">De fyllogisimo.</text:p>
      <text:p text:style-name="P12">Syllogismus est oratio quae ex concessis responsioni-<text:line-break/>bus de iis quae disseruntur inexfpectatam conclusionem<text:line-break/>colligit, ut apud Platonem primo de republica. Thrasy-<text:line-break/>macho enim concedente justum esse potentioris utilitatem<text:line-break/>praestare: et id potentius esse quod imperium habet in<text:line-break/>quaque civitate: principes autem civitatum singularum<text:line-break/>posse quoque aberrare ac sibi inutilia facienda imperare<text:line-break/>subditis. Colligit Socrates id quoque justum esse ipsis<text:line-break/>magistratibus utilitatem non praestare.</text:p>
      <text:p text:style-name="P45">De definitione. .</text:p>
      <text:p text:style-name="P12">Definitio autem oratio est concifa quae nos ducit in<text:line-break/>cognitionem uniuscujusque rei. Vel definitio est oratio,</text:p>
      <text:p text:style-name="P55"><text:span text:style-name="T14">quae brevi commemoratione rem propositam nobis diluci-<text:line-break/>dam efficit. At definitionum aliae quidem sunt essentiales,<text:line-break/>aliae vero notionales, </text:span><text:span text:style-name="T20">speculativae et accidentales.</text:span></text:p>
      <text:p text:style-name="P45">De divisione.</text:p>
      <text:p text:style-name="P56"><text:span text:style-name="T14">Divisionem existimant eorum quae in unum coierint<text:line-break/>sejunctionem distinctionem ve esse. Dividi vero censent<text:line-break/>nomina in significantia et non significantia, totum in par-<text:line-break/>ticulares partes, genera in species et diflerentias lu singu-<text:line-break/>laria et </text:span><text:span text:style-name="T20">haec</text:span><text:span text:style-name="T14"> in accidentia, accidentia in </text:span><text:span text:style-name="T20">setpsu tum in<text:line-break/>subjecta.</text:span></text:p>
      <text:p text:style-name="P45">De judicio.</text:p>
      <text:p text:style-name="P12">Judicium est rem discernens animadversio. Duplex<text:line-break/>autem est judicium, alterum cujus usu vitam ducimus,<text:line-break/>alterum quo res existere vel non existere dijudicamus.<text:line-break/>Dicitur vero judicium tribus maxime modis, communiter,<text:line-break/>proprie et maxime proprie.</text:p>
      <text:p text:style-name="P55"><text:span text:style-name="T20">De vero.</text:span></text:p>
      <text:p text:style-name="P56"><text:span text:style-name="T14">Verum est quod alicui oppositum cum </text:span><text:span text:style-name="T20">re convenit.<text:line-break/></text:span><text:span text:style-name="T14">Differt autem verum a veritate substantia, constitutione,<text:line-break/>potentia. Substantia, quoniam , verum incorporeum est,<text:line-break/>effatum enim est et dictum, veritas autem corpus: nam<text:line-break/>omnium- rerum scientia est ac praecipua verarum. Prin-<text:line-break/>ceps facultas spiritus esse videtur qui meritu corporeus<text:line-break/>existimatur: constitutione vero haec-differunt quia evidens<text:line-break/>est, ut ego disputo ideo veritatem nobis esse indagandam,<text:line-break/>quod universa comprehendat: potentia quoniam verum<text:line-break/>pessimo cuique inest: nam vera interdum dicit vel medio-<text:line-break/>criter literis instructus:: veritas autem nonnisi probis et<text:line-break/>eruditis vicis inesse potest.</text:span></text:p>
      <text:p text:style-name="P56"><text:span text:style-name="T14">De </text:span><text:span text:style-name="T20">demonstratione.</text:span></text:p>
      <text:p text:style-name="P12">Quandoquidem ad rationalem philosophiae partem<text:line-break/>spectare videtur sermo- de demonstrationibus, consentaneum</text:p>
      <text:p text:style-name="P55"><text:span text:style-name="T14">est de iis verba facere. Demonstrationes voco syllogismos,<text:line-break/>qui ex evidentibus propositione et assumptione conclusio-<text:line-break/>nem inserunt vel qui nulla alia opus habent probatione.<text:line-break/>Sunt autem ejusmodi. Primus quando ex conjuncto an-<text:line-break/>tecedentis consequens infettur, ut dies est, ergo lux est.<text:line-break/>Secundus quando ex antecedenti et opposito consequentis<text:line-break/>antecedentis oppositum infertur, ut si 'dies est, lux est,<text:line-break/>atqui lux non est, dies igitur non esu Tertius in quo ex<text:line-break/>negato connexo et unius partis oppositio alterius partis<text:line-break/>oppositum deducitur, ut, si non dies est, nox est, sed dies<text:line-break/>est, igitur nox non esu Quartus in quo ex disjuncto et<text:line-break/>unius partis opposito reliquum infertur, ut, vel dies est<text:line-break/>vel nox esu Atqui dies non est, igitur nox est. Quintus<text:line-break/>in quo ex disjuncto et opposito uno eorum quae sinit in<text:line-break/>difjuncto oppositi reliquum infertur, ut, dies est, nox non<text:line-break/>est: atqui nox non est: ergo dies est.</text:span></text:p>
      <text:h text:style-name="P6" text:outline-level="2">Caput V.</text:h>
      <text:p text:style-name="P56"><text:span text:style-name="T14">De </text:span><text:span text:style-name="T20">physica seu rerum naturalium scientia,</text:span></text:p>
      <text:p text:style-name="P56"><text:span text:style-name="T14">Quaecunque igitur par fuit de iis agere quae ad ra-<text:line-break/>tionalem philosophiae partem attinent, alio in opere plu-<text:line-break/>ribus verbis enarravimus. Nos autem pauca de his fo-<text:line-break/>lummodo perstringentes adhibito quodam disputandi modo<text:line-break/>ad ea recensenda properamus, quae de natura rerum au-<text:line-break/>tiqui tradidere. Atque de his si quisquam dicat, licet<text:line-break/>omnes facile reprehendamus, non moleste tamen feremus<text:line-break/>et hac de re manifesta constitui posse arbitramur et fane<text:line-break/>primum discentibus tironibus ab his propter facilitatem<text:line-break/>philosophiae exordium capiendum 'censuerimus. Initium<text:line-break/>ergo petemus a primis rerum naturalium principiis tam<text:line-break/>efficientibus quam materialibus: quae quidem ut par fuit,<text:line-break/>ubi agitavimus animo, aptum esse et consentaneum judi-<text:line-break/>cavitnus varias antiquorum de illis philosophorum opinio-<text:line-break/>nes ac de deo qui est prima et essicientissima rerum om-</text:span></text:p>
      <text:p text:style-name="P55"><text:span text:style-name="T14">nlurn quae funt quaeque in dies gignuntur causa et, ut<text:line-break/>ita dicam, opifex in medium afferre. Plato siquidem et<text:line-break/>Zeno Stoicus de dei- essentia disputantes non' mundum<text:line-break/>ipsum esse dixerunt, sed praeter haec omnia quiddam<text:line-break/>aliud:' incorporeum quidem deum esse Plato sentit; cor-<text:line-break/>pus vero seu corporeum Zeno asseverat. Tamen de ejus<text:line-break/>forma nihil statuerunt. Epicurus autem humanam ipfum<text:line-break/>habere figuram credidit. Stoici propriam quidem eum<text:line-break/>semper non retinere, sed igneus spiritus cum sit omnium<text:line-break/>quibus affinxerit formam facile suscipere illisque similem<text:line-break/>effici, certum et definitum locum habere et digrediendo<text:line-break/>ipfum moveri Epicurus asseverare conatus esu Stoici in-<text:line-break/>situm et innatum per omnia penetrare et'singulis rebus<text:line-break/>feu naturis similem effectum cum eisdem et moveri et<text:line-break/>locum mutare dicunt atque ex ingenita sibi virtute rebus<text:line-break/>sibi conjunctis prospicere: iidern quoque deum quidem<text:line-break/>cuncta gubernare dixerunt, sed nullius rei curam pecu-<text:line-break/>liariter habere. At vero Epicurus affirmat beatam incor- '<text:line-break/>ruptibilemque naturam neque ipsam in se molestias ullas<text:line-break/>habere neque alicui alteri negotium facessere, universis</text:span></text:p>
      <text:p text:style-name="P55"><text:span text:style-name="T14">tamen hominibus bona deum elargiri. Plato autem opi-<text:line-break/>natus est deum largitorem esse rerum omnium quae ad<text:line-break/>vitam spectant, non alium esse sensit. Quicunque mun-<text:line-break/>dum genitum esse putaverunt, deum dixerunt ipsius opifi-<text:line-break/>cem fuisse: alii vero qui genitum mundum concesserunt,<text:line-break/>non eandem de ipfius fine sententiam habuerunt. Verum<text:line-break/>Plato immortalem esse atque interitus expertem propter<text:line-break/>opificis industriam existimat. Stoici contra interire mun-<text:line-break/>dum putant atque ignis opera qui in infinitum diffundi-<text:line-break/>tur, ipsius mutationem contingere materia aliquod tempus<text:line-break/>quiescente et cessante: rursus vero in contrarium statum<text:line-break/>ex igne vergentibus rebus et conversis quoad principia in<text:line-break/>aliorum elementorum naturam et rursus coagmentatis at-<text:line-break/>que a deo in unum corpus redactis ac omnino ex inova<text:line-break/>natura in mundum coalescentibus. Ac ceteri quidem om-<text:line-break/>nes qui deum cunctarum rerum auctorem crediderunt,<text:line-break/>ipfum quoque unum horum omnium causam statuere co-<text:line-break/>nati sunt. Solus Plato ideas introduxit in quas lutuens<text:line-break/>s</text:span></text:p>
      <text:p text:style-name="P55"><text:span text:style-name="T14">deus potest operari: item materiam introducunt omni qua-<text:line-break/>litate carentem, ex qua singula quaeque non inaequalia<text:line-break/>conficeret, sed ab ipsa omnes gignerentur effectus. </text:span><text:span text:style-name="T20">Ve-<text:line-break/>rum quoniam de efficiente principio sutis multa attulimus,<text:line-break/></text:span><text:span text:style-name="T14">tempus est ut de materia quoque aliquid dicamus. Cynici<text:line-break/>qui de ea locuti sunt principium materiale esse una et<text:line-break/>mente et voce omnes confenferunt, quodnam vero sit non<text:line-break/>omnes consentiunt. Sed Pherecydes Syrus terram id esse<text:line-break/>credidit. Thales autem aquam. Anaximander infinitum.<text:line-break/>Anaximenes et Diogenes Apolloniata aerem- Heraclitus<text:line-break/>et Hippasus Metapontinus ignem. Xenophanes Colopho-<text:line-break/>nius terram et aquam. Hippo Rheginus ignem et aquam.<text:line-break/>Oenopio Chius ignem et aerem. Democritus vero in So-<text:line-break/>phisticis terram et ignem et aquam. Stoici quatuor ele-<text:line-break/>menta terram et ignem et aquam et aerem. Aristoteles<text:line-break/>autem bis addidit 'corpus quod in orbem agitur. Empe-<text:line-break/>docles quatuor elementis amicitiam et litem adjungit:<text:line-break/>cum enim quatuor sint elementa materialia, amicitia haec</text:span></text:p>
      <text:p text:style-name="P13">copulat, lis vero eadem dissolvit et dissipat. Democritus<text:line-break/>et Epicurus atomos omnium rerum principia esse opinan-<text:line-break/>tur. Heraclides Ponticus et Asclepiades Bithynus rerum<text:line-break/>principia faciunt moles quasdam non compactas. Anaxa-<text:line-break/>goras Clazomenius minimas quasdam similes rerum parti-<text:line-break/>culas. Diodorus qui Cronus cognominatus est individua<text:line-break/>minimaque corpuscula. Pythagoras numeros. Mathema-<text:line-break/>tici corporum fines. Strato cognomine physicus qualitates.</text:p>
      <text:h text:style-name="Heading_20_2" text:outline-level="2">Caput V<text:span text:style-name="T66">I.</text:span></text:h>
      <text:p text:style-name="P45">De principii et causue differentia.</text:p>
      <text:p text:style-name="P56"><text:span text:style-name="T14">Principium et causam aliqui nihil inter se differre<text:line-break/>putant: aliqui principium quidem rerum omnium originem<text:line-break/>praecedere existimant, </text:span><text:span text:style-name="T26">ηὸη</text:span><text:span text:style-name="T18"> </text:span><text:span text:style-name="T14">tamen ipsum eventus cujus-<text:line-break/>cunque causam esse dicunt, sed id quo secundum unum-<text:line-break/>quemque modum res fiunt. Causarum genera quatuor ii-<text:line-break/>dem statuunt. Antecedens quod ab eventu separari potest</text:span></text:p>
      <text:p text:style-name="P13">idque quod jam effecit permanet. Continens quod rem<text:line-break/>quam facit non deserit et quo praefecte adest effectus et<text:line-break/>cessante immutatur, crescente augefcit et decrescente de-<text:line-break/>crescit. Perfectum quod per se solum rem peragit. Ad-<text:line-break/>juvans quod ceteris pares vires in effectum conscit, ut in<text:line-break/>arando videmus, in quo vel plurimum adjuvare videtur,<text:line-break/>quod leve et/ exiguum ad effectum affert momentum, ut<text:line-break/>bobus quidem duobus sit opus: attamen arator multo fa-<text:line-break/>cilius arabit opusque absolvet, si tertius adducatur qui<text:line-break/>aliorum laborem sublevet.</text:p>
      <text:p text:style-name="P56"><text:span text:style-name="T14">De </text:span><text:span text:style-name="T20">elementorum et principii disterentia.</text:span></text:p>
      <text:p text:style-name="P12">Cum Ionici philosophi elementum a principio nihil<text:line-break/>differre arbitrarentur, plurimum Plato interesse judicavit,<text:line-break/>nihil enim prius esse censuit principio ex quo gigni pe-<text:line-break/>tuerit. Contingit vero elementis priorem esse informem<text:line-break/>substantiam, quam alii materiam qualitatis expertem nomi-<text:line-break/>nant, alii formam scu perfectionem et privationem. Prae-</text:p>
      <text:p text:style-name="P13">terea elementa aliqui composita et effectus nominant. Prin-<text:line-break/>cipium vero neutrum horum esse censent. Quamobrem<text:line-break/>merito Plato deprehensam in his differentiam demonstrat.</text:p>
      <text:p text:style-name="P12">De natura.</text:p>
      <text:p text:style-name="P12">Naturam definiunt aliqui spiritum arte praeditum et<text:line-break/>ad aliud aditum facientem. Alii corporum concretionem<text:line-break/>et dissolutionem. Aristoteles' principium motus et quietis<text:line-break/>ejus in quo est primo per fe et non per accidens esse<text:line-break/>existimavit. Naturalia vocat tum elementa quatuor, tum<text:line-break/>cetera quae ex eis fiunt, animalia, stirpes, metalla et quae<text:line-break/>in aere generantur, imbres et alia id genus.</text:p>
      <text:p text:style-name="P45">De motu.</text:p>
      <text:p text:style-name="P12">Motum omnes pene concedunt quicunque paulo dili-<text:line-break/>gentius philosophati sunt locorum commutationem, ut cum<text:line-break/>quis a loco ad, locum videtur transire, Physicum cum</text:p>
      <text:p text:style-name="P55"><text:span text:style-name="T14">quidam unum ex alio genitum in aliud transire demon-<text:line-break/>strant. Tertio ortum cum ex non entibus fit aliquid,<text:line-break/>interitum vero quando ex ente ad non ens transit, ut in<text:line-break/>animalibus quae corrumpuntur. Motum accretionis ut cum<text:line-break/>quid </text:span><text:span text:style-name="T20">e</text:span><text:span text:style-name="T14"> parvo ad aliquid majus transit. Denique motum<text:line-break/>diminutionis ut cum ex majori aliquid breve redditur et<text:line-break/>ad minus transmutatur.</text:span></text:p>
      <text:p text:style-name="P45">De corpore.</text:p>
      <text:p text:style-name="P12">Nonnullis corpus esse dicentibus quodcunque sive agat<text:line-break/>sive patiatur. Alii corpus esse definiunt quod triplici di-<text:line-break/>mensione constat cum renixu. Punctum namque esse cujus<text:line-break/>pars nulla: lineam vero longitudinem latitudinis expertem :<text:line-break/>superficiem quae longitudinis et latitudinis est particeps.<text:line-break/>Hanc vero cum profunditatem assumpserit corpus esse exi-<text:line-break/>stimant. Quidam etiam corporum extrema et terminos<text:line-break/>corpora esse crediderunt.</text:p>
      <text:p text:style-name="P55"><text:span text:style-name="T20">De stgura. '</text:span></text:p>
      <text:p text:style-name="P56"><text:span text:style-name="T14">Figura corporis superficies, circumscriptio et terminus<text:line-break/>est. </text:span><text:span text:style-name="T20">Figurarum vero aliae rotundae sunt,-, aliae angulares,'<text:line-break/></text:span><text:span text:style-name="T14">quarum </text:span><text:span text:style-name="T20">instnita pene variatio .esa</text:span></text:p>
      <text:p text:style-name="P12">A</text:p>
      <text:p text:style-name="P45">De idea suu forma.</text:p>
      <text:p text:style-name="P56"><text:span text:style-name="T14">ldea est substantia incorporea, sui similium causa et<text:line-break/>naturalium substantiarum sub sensum cadentium exemplar,<text:line-break/>ipsa quidem ex se non subsistens, sed formis carentes ma-<text:line-break/>terias sibi similes reddens earumque constitutionis causa.<text:line-break/>Plato vero concedit quantum fieri potest quaerendas esse<text:line-break/>ideas in mente et cogitatione dei. Aristoteles autem sor-<text:line-break/>mas quidem et ideas non abstulit, sed eas materiae con-<text:line-break/>junctas esse voluit. Stoici nostras cogitationes ideas ap-<text:line-break/>pellarunt.</text:span></text:p>
      <text:h text:style-name="P6" text:outline-level="2">Caput VII.</text:h>
      <text:p text:style-name="P242"><text:span text:style-name="T20">De mundo.</text:span></text:p>
      <text:p text:style-name="P56"><text:span text:style-name="T14">Stoici mundum unum esse dixerunt et hunc totum<text:line-break/>esse et corporeum. Empedocles vero’ mundum quidem<text:line-break/>unum esse concedit, non tamen universum esse, sed exi-<text:line-break/>guam quandam universi particulam, reliquum vero otiosam<text:line-break/>materiam. Plato mundum unum esse et universum </text:span><text:span text:style-name="T20">tribus<text:line-break/>argumentis conjectat,</text:span><text:span text:style-name="T14"> quia perfectus non esset, si omnia<text:line-break/>non contineret nec exemplari,-id est mortali mundo, simi-<text:line-break/>lis si unicus non esset, nec aeternus si quid extra fe ha-<text:line-break/>beret. Metrodorus praeceptor Epicuri ait abfurdum esse<text:line-break/>in magno campo spicam unam produci et unum in infi-<text:line-break/>nito mundum. Quod autem sit infinitus ex eo patet, quod<text:line-break/>infinitae sint causae. Etenim si mundus sit finitus, causae<text:line-break/>vero illius infinitae ex quibus prodiit, necesse est mundos<text:line-break/>dari infinitos. Siquidem ubi omnes causae, ibi etiam sunt<text:line-break/>effectus. Causae'autem sunt-atomi et elementa.</text:span></text:p>
      <text:p text:style-name="P46">Quomodo constitit mundus.</text:p>
      <text:p text:style-name="P12">Constitit igitur mundus rotunda figura formatus hoc<text:line-break/>pacto ut gravissima corpora deorsum ferantur, levia vero<text:line-break/>sursum, circum denique, et in orbem quae ex his sunt<text:line-break/>composita.</text:p>
      <text:h text:style-name="Heading_20_2" text:outline-level="2">Caput VIII.</text:h>
      <text:p text:style-name="P12">.De deo.</text:p>
      <text:p text:style-name="P12">Quae de deo inter initia omisimus, ea nunc dicemus.<text:line-break/>Nam ex antiquis philosophis quosdam invenimus qui deos<text:line-break/>ignorarunt, ut Protagoram Eleum, Theodorum Cyrenai-<text:line-break/>cum, Euemerum JTegeatam, non enim deos esse asserere<text:line-break/>ausi sunt. Videtur vero hujus opinionis fuisse, Euripides,<text:line-break/>quamquam id ipse non dicit ob metum Areopagitarunr,<text:line-break/>sed Sisyphum id dicentem introducit. Sed istos missos<text:line-break/>faciamus et Anaxagoram potius audiamus, qui divinam</text:p>
      <text:p text:style-name="P55"><text:span text:style-name="T14">mentem asserit res omnes a primordiis mundi inter se<text:line-break/>confusas distinxisse atque ita res omnes procreasse. Plato<text:line-break/>vero </text:span><text:span text:style-name="T26">ΓηρροΙηΗ</text:span><text:span text:style-name="T18"> </text:span><text:span text:style-name="T14">prima corpora non constitisse, sed inordi-<text:line-break/>nate mota a deo in ordinem fuisse coacta et ad id qtiod<text:line-break/>erat conveniens revocata. Thales vero mentem mundi .<text:line-break/>deum esse putabat. Anaximander autem mentes infinitas<text:line-break/>deos esse putat. Democritus autem mentem in igne sphae-<text:line-break/>rico animam mundi existimat. Pythagoras vero ex prin-<text:line-break/>cipiis unitatem deum et bonum esse putavit, quae sit<text:line-break/>unius natura ipsa mens est, indefinitam vero dualitatem<text:line-break/>daemonem et malum circa quam mundus est visibilis. Et<text:line-break/>Platoni hoc visum est deum ab omni materia separatum<text:line-break/>et nullis passionibus obnoxium, Aristoteles vero supremum<text:line-break/>deum formam esse definivit separatam, universi tamen cir-<text:line-break/>culo inhaerentem •. unde et corpus ejusmodi ab ipfo ae-<text:line-break/>thereum et magnum reputatum est, divisum in plures<text:line-break/>sphaeras natura conjunctas, ratione vero separatas, ut ani-<text:line-break/>mal sit compositum ex corpore et divinitate et hoc ae-</text:span></text:p>
      <text:p text:style-name="P55"><text:span text:style-name="T14">thereum motum </text:span><text:span text:style-name="T20">set in</text:span><text:span text:style-name="T14"> circulum volubile, animam vero<text:line-break/>rationem immobilem, causam motus secundum operationem.<text:line-break/>Stoici deum esse ignem arte praeditum vel spiritum arbi-<text:line-break/>trantur et via procedentem ad mundi generationem et<text:line-break/>omnes omnium, rerum rationes continentem, quibus omnia<text:line-break/>fato eveniunt totum mundum pervadere ac appellationes<text:line-break/>fortitum pro diversitate materiae in quam diffusus est.<text:line-break/>Deum et mundum et stellas et terram esse censent, ld<text:line-break/>autem quod omnium supremum est mentem esse et deum.<text:line-break/>Epicurus vero deos omnes humana Ipecie esse, fola vero<text:line-break/>ratione visibiles propter tenuitatem fpecierum eorum na-<text:line-break/>turae: hic vero sic alias quatuor naturas secundum genus<text:line-break/>incorruptibiles statuit atomosque, infinitum, vacuum et<text:line-break/>similitudines, hae vero dicuntur partes similares et elementa.</text:span></text:p>
      <text:p text:style-name="P56"><text:span text:style-name="T20">Unde deorum notitiam habemus.</text:span></text:p>
      <text:p text:style-name="P12">Deum definiunt Stoici spiritum intelligibilem, formam<text:line-break/>non habentem, qui se in id quod vult transformat. Dei</text:p>
      <text:p text:style-name="P55"><text:span text:style-name="T14">vero cognitionem habemus ex pulchritudine et magnitu-<text:line-break/>dine operum illius quae conspiciuntur: nihil enim temere<text:line-break/>aut cafu pulchrum oritur, sed opificis sapientis opera:<text:line-break/>quamobrem Euripides dixit: stellae in coelo sunt ornatus<text:line-break/>opificis sapientis. . Devenimus autem in hujusmodi cogni-<text:line-break/>tionem cum ex aliis stellis, tum praecipue ex sole et luna,<text:line-break/>quae </text:span><text:span text:style-name="T20">subterraneum iter emensu</text:span><text:span text:style-name="T14"> eodem colore, eadem figura,<text:line-break/>eadem magnitudine oriuntur eademque et tempora et loca<text:line-break/>fervunt.</text:span></text:p>
      <text:p text:style-name="P56"><text:span text:style-name="T14">De </text:span><text:span text:style-name="T20">beroibus et daemonibus.</text:span></text:p>
      <text:p text:style-name="P56"><text:span text:style-name="T14">Thales, Plato, Pythagoras et cum his Stoici scutiunt<text:line-break/></text:span><text:span text:style-name="T20">eos</text:span><text:span text:style-name="T14"> esse similes ac Daemonas quidem substantias naturales,<text:line-break/>Heroas autem animas e corporibus separatas et harum<text:line-break/>bonas esse, quae hominum fuerint optime vitam traduceu-<text:line-break/>tium: malas autem male viventium. Epicurus tam Dae-<text:line-break/>monas quam Heroas non concedit.</text:span></text:p>
      <text:h text:style-name="P6" text:outline-level="2">Caput IX.</text:h>
      <text:p text:style-name="P56"><text:span text:style-name="T20">De anima.</text:span></text:p>
      <text:p text:style-name="P56"><text:span text:style-name="T14">Multam quidem possumus invenire apud priores phi-<text:line-break/></text:span><text:span text:style-name="T20">losuphos</text:span><text:span text:style-name="T14"> de anima ortam controversiam, verumtamen ne<text:line-break/>introductionis modum excedere videamur, cum quae de<text:line-break/>ea ab omnibus dicta sunt enarraverimus, quaecunque ab<text:line-break/>illustrissimis viris de ea dicta fuisse arbitramur, breviter<text:line-break/>commemorare conemur. Animam igitur existimant aliqui<text:line-break/>spiritum esse toti corpori annexum, non </text:span><text:span text:style-name="T20">tamen aequabiliter,<text:line-break/></text:span><text:span text:style-name="T14">sed. uni membro magis, alteri minus: hoc Asclepiadis se-<text:line-break/>ctatores dicunt. Eandem alii facultatem qua vivimus ar-<text:line-break/>bittantur. Quidam principium motus omnium quae fiunt<text:line-break/>et sunt. Epicurus autem aerem illum quem respirando<text:line-break/>attrahimus animam esse credidit. Cujus substantiam alii<text:line-break/>incorpoream dixerunt, 'ut Plato, alii corpora movere, ut<text:line-break/>Zeno, quem secuti Stoici, nam spiritum ipsam esse opinati<text:line-break/>sunt. Item mortalem alii, ut Epicurus et Dicaearchus.</text:span></text:p>
      <text:p text:style-name="P55"><text:span text:style-name="T14">Alii immortalem, ut Plato et Stoici, ipsam existimarunt:<text:line-break/>quamquam Plato suo se motu semper moventem nec un-<text:line-break/>quam interituram ipsam asseveret, stoici contra tamdiu<text:line-break/>animam immortalem durare quoad mundus dissolvatur,<text:line-break/>tunc enim ipsam quoque corrumpi. Rursus alii sic an-<text:line-break/>nexas corporibus animas ajunt, ut ex eis ipsas-sponte na-<text:line-break/>tas dicant: hocque in causa esse, ut corporis volnptati-<text:line-break/>bus tantopere delectentur. Alii vero animam volunt dei<text:line-break/>particulam quandam nec ullum exstare elementum, quod<text:line-break/>otiosum sit quodque in compositarum rerum rationem non<text:line-break/>veniat. Peccare vero animas inquiunt. Alii quia liberae<text:line-break/>cum sint suopte arbitrio ad malum ferantur: nam cum<text:line-break/>voluptates appetant ut eas assequantur, vitia persequi fla-<text:line-break/>gitiosum esse non judicant. Alii cuncta fato evenire pu-<text:line-break/>tantes animam quoque nulla electione habita delinquere<text:line-break/>posse concedunt. Poenas dare sceleratas animas ubi a cor-<text:line-break/>poribus solutae fuerint existimat Plato: bonorum autem</text:span></text:p>
      <text:p text:style-name="P55"><text:span text:style-name="T14">ad deum post mortem reverti et in astris habilare; Stoici<text:line-break/>nihil horum admittunt, sed postquam, ajunt, sejunctae </text:span><text:span text:style-name="T20">a<text:line-break/></text:span><text:span text:style-name="T14">corporibus fuerint quae intemperanter vixerunt et adhuc<text:line-break/>voluptatum avidae sunt, corpus aliud iterum subeunt’, de-<text:line-break/>siderio voluptatum illectae, quas corporis ministerio asse-<text:line-break/>quuntur: id autem eas tamdlu faceres quoad virtutem<text:line-break/>edoctae in cognitionem veri boni deveniant ac meliorem<text:line-break/>vitam traducant: a qua statirn ubi solutae et jam ab im-<text:line-break/>pedimentis </text:span><text:span text:style-name="T20">corporis</text:span><text:span text:style-name="T14"> liberae fuerint, ipsis per sefemet in-<text:line-break/>terlucentibus honesti ac decoris ideis uniuntur, a quibus<text:line-break/>sic affectae nunquam postea divelluntur. Partes animae<text:line-break/>Piato tres fecit, rationem, iracundiam et concupiscentiam.<text:line-break/>Aristoteles quartam addidit naturalem et vegetantem. Stoici<text:line-break/>et ipsi partes animae quatuor enumerant, ratiocinandi,<text:line-break/>sentiendi, loquendi et gignendi facultatem. Alii simpli-<text:line-break/>cem et partibus carere animam arbitrantur: nihil enim<text:line-break/>aliud esse quam prudentiam, quam tum mentem tum in-</text:span></text:p>
      <text:p text:style-name="P13">tellectum appellant. Menemachus unus ex sectatoribus<text:line-break/>Stoicae disciplinae ubi suspicionem addidit, loquendi, et<text:line-break/>gignendi facultatem ademit' eas sentiendi facultatibus at-<text:line-break/>tribuene. Nonnulli demum in sensum et rationem animam<text:line-break/>diviserunt, quibus aliquis merito potius assentiri poterit.</text:p>
      <text:h text:style-name="Heading_20_2" text:outline-level="2">Caput X.</text:h>
      <text:p text:style-name="P45">De minimis.</text:p>
      <text:p text:style-name="P56"><text:span text:style-name="T14">Ante quatuor elementa nonnulli frusta brevissima<text:line-break/>sive ramenta quaedam ejusdem rationis </text:span><text:span text:style-name="T20">similium partium<text:line-break/></text:span><text:span text:style-name="T14">ceu elementorum elementa exstitisse dicunt. Heraclitus<text:line-break/></text:span><text:span text:style-name="T20">quoque frustula quaedam tum minima cum individua<text:line-break/></text:span><text:span text:style-name="T14">cogitatione tantum apprehensibilia inducit.</text:span></text:p>
      <text:p text:style-name="P45">De coloribus.</text:p>
      <text:p text:style-name="P12">Color est qualitas corporis visibilis. Pythagorici co-<text:line-break/>lorem appellant superficiem corporis. Empedocles quod</text:p>
      <text:p text:style-name="P55"><text:span text:style-name="T14">meatibus oculorum quadraret. Plato flammam e corpori-<text:line-break/>bus </text:span><text:span text:style-name="T20">prodeuntem,</text:span><text:span text:style-name="T14"> cujus partes oculis responderent. Zeno<text:line-break/>Stoicus colores esse desinit primos materiae habitus. Qui<text:line-break/>Pythagorae successerunt philosophi colorum genera fece-<text:line-break/>runt album, nigrum ; rubrum et pallidum» Reliquas au-<text:line-break/>tem colorum differentias ex diversa elementorum cornmi-<text:line-break/>xtione oriri: animalium vero etiam ex locorum et aeris<text:line-break/>diversitate consurgere.</text:span></text:p>
      <text:p text:style-name="P12">.De mixtione.</text:p>
      <text:p text:style-name="P56"><text:span text:style-name="T14">Prisci mixtionem elementorum fieri dixerunt ex al-<text:line-break/>teratione vel temperamento. / uaxagoras et Democritus<text:line-break/>ex eorum congressu. Empedocles e minimis corpusculis<text:line-break/>elementa componi dicit. Plato, tria tantum corpora inter<text:line-break/>se mutari dicit, ignem, aerem et aquam: terram namque<text:line-break/>folam immutabilem esse.</text:span></text:p>
      <text:p text:style-name="P45">De vacuat</text:p>
      <text:p text:style-name="P12">Pythagorici et physici omnes ad Platonem usque in<text:line-break/>mundo vacuum esse asserunt. Empedocles intra mundum *</text:p>
      <text:p text:style-name="P55"><text:span text:style-name="T14">inquit, vacua res nulla nec extra esu Leucippus, Demo-<text:line-break/>critus et Epicurus atomos quidem multitudine, vacuum<text:line-break/>autem magnitudine infinitum dicunt. Stoici intra mun-<text:line-break/>dam vacui quidem nihil esse putant, extra vero infinitum.<text:line-break/>Aristoteles tantum vacui solummodo extra mundum esse,<text:line-break/>quantum ad respirationem mundi faciat: mundum enim,<text:line-break/>igneus cum sit, eventilatione indigere.</text:span></text:p>
      <text:p text:style-name="P56"><text:span text:style-name="T14">De </text:span><text:span text:style-name="T20">loco et receptaculo.</text:span></text:p>
      <text:p text:style-name="P56"><text:span text:style-name="T14">Stoici et Epicurei locum a-receptaculo differre cen-<text:line-break/>fent: ac locum quidem esse quod corpus totum tangit ut<text:line-break/></text:span><text:span text:style-name="T20">superficies:</text:span><text:span text:style-name="T14"> receptaculum autem quod parte folum ut in<text:line-break/>vests vinariis contingit.</text:span></text:p>
      <text:p text:style-name="P45">De tempore.</text:p>
      <text:p text:style-name="P12">Pythagoras tempus esse arbitratur ambientis nos coeli<text:line-break/>machinam. Plato mobilem aeternitatis imaginem vel in-'<text:line-break/>tervallum motus mundi. Eratostbenes folis iter.</text:p>
      <text:p text:style-name="P46">De temporis ejsuniia.</text:p>
      <text:p text:style-name="P12">Temporis autem essentiam Stuici solis motum existi-<text:line-break/>mant. Plato iter ipsum solis. Ac ceteri quidem ignitum<text:line-break/>tempus arbitrantur: Elatu vult genitum ex sensus nostri<text:line-break/>cogitatione.</text:p>
      <text:p text:style-name="P56"><text:span text:style-name="T20">De ortu et interitu.<text:line-break/></text:span><text:span text:style-name="T14">c</text:span></text:p>
      <text:p text:style-name="P56"><text:span text:style-name="T14">Parmenides, Melissus et Zeno Eleata ideo nec </text:span><text:span text:style-name="T20">ge-<text:line-break/>nerari</text:span><text:span text:style-name="T14"> nec corrumpi quidquam asseruerunt, quod univer-<text:line-break/>sum immobile ponunt. Empedocles, Epicurus et ceteri<text:line-break/>quotquot e minutis corpusculis mundum exstruunt, con-<text:line-break/>cretionem et secretionem introducunt. Hi autem neque<text:line-break/>oriri quidquam neque interire proprie dicunt: nam cum-<text:line-break/>sx congerie, non alteratione gigni'res velint, non qnalita-<text:line-break/>tis sed quantitatis motum .ortus et interitus momentum<text:line-break/>praecedere faciunt. Pythagoras et alii quicunque materiam<text:line-break/>pati supponunt, ortum et interitum proprie adstruunt cum<text:line-break/>elementorum, qualitatibus immutatis nasci res et dissolvi.</text:span></text:p>
      <text:p text:style-name="P46">De necefsttate.</text:p>
      <text:p text:style-name="P56"><text:span text:style-name="T14">Thales validissimam esse necessitatem dixit, cum uni-<text:line-break/>verso dominetur. Pythagoras autem existimat necessitatem<text:line-break/>mundo circumfundi. Parmenides vero et Democritus om-<text:line-break/>nia per necessitatem dixerunt evenire, esse vero ipsam fa-<text:line-break/>tum, justitiam, providentiam. Plato vero quaedam in pro-<text:line-break/>videntiam, quaedam in necessitatem referri.</text:span></text:p>
      <text:p text:style-name="P56"><text:span text:style-name="T20">, Quae ejsuntia necefsttatis.</text:span></text:p>
      <text:p text:style-name="P12">Empedocles existimat necessitatem esse causam uten-<text:line-break/>tem principiis et elementis. Democritus autem resisten-<text:line-break/>tiatn, motum et impetum materiae. Plato vero nonnun-<text:line-break/>quam materiam, nonnunquam habitum ejus qui cicca ipsam<text:line-break/>operatur.</text:p>
      <text:p text:style-name="P72"><text:span text:style-name="T20">/<text:tab/>De fati ejsuntia.</text:span></text:p>
      <text:p text:style-name="P12">Heraclitus essentiam fati rationem esse omnia perva-<text:line-break/>dentem dicit. Fatum vero est corpus aethereum, femen</text:p>
      <text:p text:style-name="P55"><text:span text:style-name="T14">generationis omnium. Plato rationem, aeternam et legem<text:line-break/>aeternam paturae totius universi. Chrysippus vim spiri-<text:line-break/>talem et ordinem omnia regentem. Et rursus in defini-<text:line-break/>tionibus dicit fatum esse id per quod orta nata sunt, na- .<text:line-break/>suentia oriuntur, oritura generabuntur. Alii vero Stoici<text:line-break/>seriem. Posidonius autem tertium a Jove. Primum enim<text:line-break/>Jovem esse, secundum naturam, tertium fatum.</text:span></text:p>
      <text:p text:style-name="P45">De fortuna.</text:p>
      <text:p text:style-name="P56"><text:span text:style-name="T14">' Plato fortunam definit causam per accidens et id 'quod<text:line-break/>inopinato sequitur in iis, quae sicut cum electione. Ari-<text:line-break/>stoteles causam per accidens in iis, quae secundum appe-<text:line-break/>titum fiunt finis alicujus gratia, incertam eam </text:span><text:span text:style-name="T20">'et</text:span><text:span text:style-name="T14"> instabt-<text:line-break/>lem. Differre vero fortunam a casu ex eo quod quae<text:line-break/>fortuna fiunt, casu quoque fiant cum fortuna solum in<text:line-break/>nostris actionibus versetur: quae autem fiunt casu non<text:line-break/>omnia fortuna, in his enim casus consistit quae ad actio-<text:line-break/>nes nostras non attinent; et fortunam solum esse ratione<text:line-break/>praeditorum; casum vero in ratione praeditis et brutis</text:span></text:p>
      <text:p text:style-name="P13">animantibus et corporibus vita carentibus. Epicurus in-<text:line-break/>constautem et ipse causam modis, temporibus et personis<text:line-break/>fortunam dicit. Fortunam Anaxagoras et Stoici causam<text:line-break/>quam humanus discursus assequi nou possit: atque alia<text:line-break/>quidem necessitate, alia'fato, alia electiaue, alia fortuna,<text:line-break/>alia cafu fieri.</text:p>
      <text:h text:style-name="Heading_20_2" text:outline-level="2"><text:span text:style-name="T14">Caput X</text:span><text:span text:style-name="T15">I.</text:span></text:h>
      <text:p text:style-name="P242"><text:span text:style-name="T20">De mundo.</text:span></text:p>
      <text:p text:style-name="P12">Pythagoras primus hanc rerum omnium congeriem<text:line-break/>mundum nominavit propter ordinem qui est in ipso. Tha-<text:line-break/>les unum esse mundum. Democritus et Epicurus et hujus<text:line-break/>magister Leucippus infinitos mundos in infinito vacuo.<text:line-break/>Empedocles solis cursum esse circumscriptionem termino-<text:line-break/>rum mundL Stoici differre universum et totum: univer-<text:line-break/>sum enim esse cum vacuo infinitum, adeo ut totum et<text:line-break/>universum non sint idem.</text:p>
      <text:p text:style-name="P46">De stgura mundi.</text:p>
      <text:p text:style-name="P56"><text:span text:style-name="T14">Stoici rotunda figura mundum constare dicunt, alii<text:line-break/>cono, alii ovo similem malunt. Epicurus suscipere harum<text:line-break/>singulas. •.</text:span></text:p>
      <text:p text:style-name="P56"><text:span text:style-name="T14">An mundus sit </text:span><text:span text:style-name="T20">animatus ?</text:span></text:p>
      <text:p text:style-name="P73"><text:span text:style-name="T14">Ceteri quidem omnes mundum esse animatum et pru-<text:line-break/>dentia gubernari. Democritus vero et Epicurus ac quot-<text:line-break/>quot atomos et vacuum introducunt horum neutrum con-<text:line-break/>cedunt, fed natura quadam bruta rationis carente ad-<text:line-break/>ministrari. Aristoteles neque animatum esse totum per<text:line-break/>omnes partes dicit, neque sensu neque ratione neque pro-<text:line-break/>videntia praeditum esse mundum existimat; coelestia enim<text:line-break/>corpora haec omnia habere, orbes enim continere anima- '<text:line-break/>tum et vivens,. Terrestria vero horum nihil accipere et<text:line-break/>ordinem per accidens iis non per se aut a causa ante-<text:line-break/>cedente contingere.<text:tab/>* ,</text:span></text:p>
      <text:p text:style-name="P55"><text:span text:style-name="T20">An mundus</text:span><text:span text:style-name="T14"> sit incorruptibilis?</text:span></text:p>
      <text:p text:style-name="P12">Pythagoras et Plato et omnes qui eorum secuti sunt<text:line-break/>opiniones, existimare se mundum a deo factum dixerunt<text:line-break/>et esse natura sua corruptibilem, sensibilem, providentia<text:line-break/>tamen opificis non interiturum. Epicurus autem et Stoici<text:line-break/>mundum corruptibilem concedunt quoniam ortus suit, ut<text:line-break/>animal, ut plauta. Aristoteles autem mnndi partem fub-<text:line-break/>lunarem et passivam et corruptibilem esse et in qua ter-<text:line-break/>restria corrumpuntur.</text:p>
      <text:p text:style-name="P45">Unde mundus alatur?</text:p>
      <text:p text:style-name="P56"><text:span text:style-name="T14">Aristoteles putat ipsum mundum si nutriatur inter-<text:line-break/>iturum. Horum vero neutrum mundo contingere, Plato<text:line-break/>dicit iis nutriri' quae corrumpuntur secundum mutationem.<text:line-break/>Philolaus Pythagoricus duplicem esse interitum existima-<text:line-break/>vit, unum igne' coelesti defluente, aIternm aqua lunari<text:line-break/>circa stellas superfusum. Atque horum exhalationes esse<text:line-break/>alimentum mundi".</text:span></text:p>
      <text:p text:style-name="P55"><text:span text:style-name="T20">A quo elemento coepit deus mundam sucere?</text:span></text:p>
      <text:p text:style-name="P56"><text:span text:style-name="T14">Physici a terra exordium sumpsisse ipsam dicunt tan-<text:line-break/>quam a centro. Pythagorae autem ab igne. Empedoclee<text:line-break/>dicit primum fuisse fecretum aetherem, secundo ignem<text:line-break/>proptfr quem terra distincta est; postea aquam ex qua<text:line-break/>cum in vapores et exhalationes .soluta fuerit, generatur<text:line-break/>aer; generari autem coelum ex aere, solem vero ex igne.<text:line-break/>Plato vero genitum fuisse mundum si generatur ad mundi<text:line-break/>intelligibilis exemplar; visibilis autem mundi prius qui-<text:line-break/>dem animam, postea vero speciem corporis. Pythagoras<text:line-break/>corpora solidorum existimavit quae appellat mathematica,<text:line-break/>ex cubo enim terram factam fuisse dicit, ignem ex pyra-<text:line-break/>mide, ex octoedra aerem, ex icosaedra aquam, ex dodecae-<text:line-break/>dra universi sphaeram. Plato autem hac in parte Pytha-<text:line-break/>gorae consentit.</text:span></text:p>
      <text:p text:style-name="P55"><text:span text:style-name="T20">De ordine mundi.</text:span></text:p>
      <text:p text:style-name="P56"><text:span text:style-name="T14">Parmenides multas corallas esse inter se complicatas<text:line-break/>unam ex raro, aliam ex denso, eas vero quae in medio<text:line-break/>sunt ex opaco et lucido mixtas: quae vero ceteras con-<text:line-break/>tinet instar muri solidam esse. Leucippus et Democritus<text:line-break/>tunicam et membranam quandam mundo circumponunt.<text:line-break/>Epicurus quorundam mundorum extremitates raras esse,<text:line-break/>quorundarn vero denfas et horum quasdam mobiles, quas-<text:line-break/>dam autem immobiles, Plato supremo in Ioco aethera<text:line-break/>collocat, tum ignem, postea aerem, deinde aquam, ultimo<text:line-break/>terram; interdum tamen igni conjungit aethera. Aristo-<text:line-break/>teles aethera primum collocat, quem immutabilem et quin-<text:line-break/>tum corpus facit, ab eo commutabilia disponit, ignem,<text:line-break/>aerem, aquam et infimo loco terram. His autem ita mo-<text:line-break/>tnm tribuit coelis circularem, iis vero quae infra coelos<text:line-break/>fuut levibus sursum , gravibus deorsum. Empedocles nec<text:line-break/>definita nec eadem loca semper habere sensit elementa:<text:line-break/>sed in alterius locum omnia succedere.</text:span></text:p>
      <text:p text:style-name="P46">Quae causu inclinationis mundi?</text:p>
      <text:p text:style-name="P12">Diogenes et Anaxagoras post mundi constitutionem<text:line-break/>et animalium ex terra generationem sponte sua dicunt-<text:line-break/>mundum ad austrum inclinasse fortasse providentia divina,<text:line-break/>ut quaedam ejus pars sit inhabitabilis, quaedam habitabi-<text:line-break/>lis propter frigus et calorem. Empedocles aere vi foliis.<text:line-break/>agitato ursas inclinatas et boreales plagas in altum sub-<text:line-break/>latas: australes vero depressas atque ita totum mundum<text:line-break/>inclinasse ait..</text:p>
      <text:p text:style-name="P45">De eo quod est extra mundum et an stt vacuum.</text:p>
      <text:p text:style-name="P56"><text:span text:style-name="T14">, Pythagorici extra mundum vacuum esse dixerunt in<text:line-break/>quod, et ex quo refpiraret mundus. Stoici vacuum esse<text:line-break/>in quod mundus infinitus per conflagrationem resolvere-<text:line-break/>tur. Posidonius infinitum non facit; sed lolum tantum<text:line-break/>quantum ad mundi dissolutionem sufficit libro primo de<text:line-break/>vacuo. Plato et Aristoteles nec intra mundum nec extra<text:line-break/>vacuum ponunt.</text:span></text:p>
      <text:p text:style-name="P55"><text:span text:style-name="T20">Quaenam</text:span><text:span text:style-name="T14"> sit </text:span><text:span text:style-name="T20">dextra pars mundi.</text:span></text:p>
      <text:p text:style-name="P56"><text:span text:style-name="T14">Pythagoras et Plato et Aristoteles orientalem partem •<text:line-break/>esse dextram mundi dixerunt, a qua motus incipit, occi-<text:line-break/>dentalem vero sinistram. Empedocles autem dextram esse<text:line-break/>eam, quae circa solstitium aestivum, sinistram vero quae<text:line-break/>cicca hiemale.</text:span></text:p>
      <text:h text:style-name="Heading_20_2" text:outline-level="2">Caput XII.</text:h>
      <text:p text:style-name="P56"><text:span text:style-name="T20">De coelo quae</text:span><text:span text:style-name="T14"> sit </text:span><text:span text:style-name="T20">ejus ejsentia.</text:span></text:p>
      <text:p text:style-name="P12">Anaximenes extimam mundi circumferentiam terre-<text:line-break/>nam esse. Empedocles vero coelum folidum esse putavit<text:line-break/>et constare ex aere in morem crystalli ab igne durato et<text:line-break/>utroque hemisphaerio ignitam aeriamque naturam conti-<text:line-break/>nere. Aristoteles ex quinto corpore igneum esse coelum<text:line-break/>ex calore et frigore compactum.</text:p>
      <text:p text:style-name="P45">De divisione coeli.</text:p>
      <text:p text:style-name="P12">Thales, Pythagoras et qui ab iis manarunt, coelum<text:line-break/>in quinque circulos dividunt, quos zonas appellant: horum</text:p>
      <text:p text:style-name="P13">arcticum unum appellari, qui nobis scmper apparet, alium<text:line-break/>tropicum aestivum, alium tropicum hiemalem, alium me-<text:line-break/>ridianum, alium antarcticum, qui scmper latet: obliquum<text:line-break/>vero circulum quem zodiacum appellant, tribus mediis<text:line-break/>substerni. Fertur Pythagorae obliquitatem hanc zodiaci<text:line-break/>circuli primus excogitasse, quam ut proprium inventum<text:line-break/>sibi arrogat Oenopides Chius.</text:p>
      <text:h text:style-name="Heading_20_2" text:outline-level="2">Caput XIII.</text:h>
      <text:p text:style-name="P45">De stellarum esuentia.</text:p>
      <text:p text:style-name="P12">Thales e terra quidem constare stellas existimat, igneas<text:line-break/>tamen esse. . Empedocles igneas solum. Anaxagoras au—<text:line-break/>tem aethera circumfusum aerem inflammatum existimavit<text:line-break/>ac circumvolutionis impetu lapides e terra subripuisse<text:line-break/>ipsosque inflammatos fieri stellas. Diogenes dicit stellas<text:line-break/>esse pumiceas easque putat esse mundi exspirationem.<text:line-break/>Plato vero stellas majori, ex parte igneas esse putat, ad-</text:p>
      <text:p text:style-name="P55"><text:span text:style-name="T14">haerentes tamen aliis elementis instar glutinis. Xeno-<text:line-break/>phanes e nubibus accensis constare stellas arbitratur eas-<text:line-break/>que singulis diebus restingui, noctu vero rursus accendi<text:line-break/>putat quemadmodum carbones. Ortum enim et occasum<text:line-break/>accensiones et restinctiones esse. Heraclides autem et<text:line-break/>Pythagorici unamquamque stellam mundum esse putant<text:line-break/>coelum et terram ambientem in aere infinito. Has autem<text:line-break/>opiniones in quibusdam hymnis Orphei dicunt haberi,<text:line-break/>qui unamquamque stellam mundum faciunt: hornm nihil<text:line-break/>inficiatur Epicurus, cum sint similia his quae contingunt.</text:span></text:p>
      <text:p text:style-name="P56"><text:span text:style-name="T14">De </text:span><text:span text:style-name="T20">figura stellarum»</text:span></text:p>
      <text:p text:style-name="P56"><text:span text:style-name="T14">Stoici stellas rotundas existimant ut et mundum et<text:line-break/>solem et lunam. Cleanthes coni figura. Anaximenes tan-<text:line-break/>quam clavos coelo crystallino- adactos. Quidam vero pu-<text:line-break/>tant stellas esse laminas igneas quemadmodum animalia<text:line-break/>depicta.</text:span></text:p>
      <text:p text:style-name="P46">De ordine stellarum.</text:p>
      <text:p text:style-name="P12">Xenophanes secundum superficiem putat stellas moveri.<text:line-break/>Democritus fixas primas esse , deinde post ipsas planetas,<text:line-break/>in quibus sol, et luna. Plato post fixas Saturnum dicit<text:line-break/>primum apparere, deinde Jovem, postea Martem, quartam<text:line-break/>Luciferum stellam Veneris, quintam stellam Mercurii, sex-<text:line-break/>tam solis, septimam lunae. Mathematicorum quidam Pla-<text:line-break/>tonem sequuntur, quidam vero solem in medio horum<text:line-break/>constituunt. Anaximander et Metrodorus Chius atque<text:line-break/>Crates supremum locum soli deferunt, proximum lunae:<text:line-break/>sub his vero fixa et vaga sidera collocant.</text:p>
      <text:p text:style-name="P56"><text:span text:style-name="T14">De motu </text:span><text:span text:style-name="T20">stellarum,</text:span></text:p>
      <text:p text:style-name="P48">9<text:tab/>-</text:p>
      <text:p text:style-name="P12">Anaxagoras et Democritus et Cleanthes ab ortu ad<text:line-break/>occasum ferri stellas existimant: Alcmaeon et mathematici</text:p>
      <text:p text:style-name="P55"><text:span text:style-name="T14">ex stellis planetas ab occasu ad ortum moveri. Anaxi-<text:line-break/>mander vehi stellas existimat ab iis circulis et orbibus<text:line-break/>quibus insunt. 'Anaximenes eodem pacto sub terra quo<text:line-break/>supra moveri. Plato et mathematici solem, Venerem et<text:line-break/>Mercurium eodem modo moveri.-</text:span></text:p>
      <text:p text:style-name="P56"><text:span text:style-name="T20">Unde illuminentur stellae.</text:span></text:p>
      <text:p text:style-name="P56"><text:span text:style-name="T14">Metrodorus omnes stellas fixas lumen a sole accipere<text:line-break/>putat. Heraclitus et Stoici nutriri stellas putant .vapori-<text:line-break/>bus sursum elevatis. Aristoteles non indigere nutrimento<text:line-break/>coelestia dicit, aeterna cum sint et corrumpi nequeant.<text:line-break/>Plato et Stoici ut mundo sic stellas a seipsis nutriri sentit.</text:span></text:p>
      <text:p text:style-name="P56"><text:span text:style-name="T14">De </text:span><text:span text:style-name="T20">Castore et Polluce,</text:span></text:p>
      <text:p text:style-name="P12">Xenophanes stellas quae supra apparent nubem esse<text:line-break/>dicit, quae certo quodam motu agitata resplendet. Me- •</text:p>
      <text:p text:style-name="P13">trodorus existimat esse micationem ab oculis videntium<text:line-break/>propter metum et consternationem ortam.</text:p>
      <text:p text:style-name="P45">De stellarum significatione.</text:p>
      <text:p text:style-name="P74"><text:span text:style-name="T14">Plato solem, lunam et alias stellas tam vagas quam<text:line-break/>fixas occafu et ortu suo tempestates quae aestate et bruma<text:line-break/>contingunt, significare putat. Anaximenes non ex aliis,<text:line-break/>sed tantum ex sole. Endoxus et Aratus generarim ex<text:line-break/>stellis, dum dicit,<text:tab/></text:span><text:span text:style-name="T20">r"-</text:span></text:p>
      <text:p text:style-name="P45">Ipse haec altitonans in celsu infixit Olympo,<text:line-break/>Et totum prudens distinxit signa per annum<text:line-break/>Eximia, ut rebus de certis astra monerent.</text:p>
      <text:h text:style-name="Heading_20_2" text:outline-level="2">Caput XIV.</text:h>
      <text:p text:style-name="P242"><text:span text:style-name="T14">De natura </text:span><text:span text:style-name="T20">folis.</text:span></text:p>
      <text:p text:style-name="P12">Anaximander orbem ejus esse putat octies vigesies<text:line-break/>terra majorem similemque rotae plaustri canthum haben-</text:p>
      <text:p text:style-name="P55"><text:span text:style-name="T14">tem, concavum et igne plenum, ac quadam ex parte<text:line-break/>ignem ad ncs per orificium quasi per canalem emitti et<text:line-break/>hoc este rolem. Xenophanes e siccis Saporibus igniculos<text:line-break/>quosdam</text:span><text:span text:style-name="T39">1</text:span><text:span text:style-name="T14"> convenire' dicit, qui in unum corpus redacti<text:line-break/>folem'constituant vel solem accensam nubem. Stoici in-<text:line-break/>cendiurn mente praeditum ex mari genitum. Plato ex<text:line-break/>plurimo igne. Anaxagoras et Democritus et Metrodorus<text:line-break/>massam aut lapidem igne candentem. Aristoteles globum<text:line-break/>e quinto corpore. Philolaus Pythagoricus corpus vitro,<text:line-break/>simile quod lucem acceptam ab</text:span><text:span text:style-name="T20">' igne '</text:span><text:span text:style-name="T14"> mundi eandem ad<text:line-break/>nos remittat: adeo ut tria in sole distinguantur, ignis qui<text:line-break/>est in coelo, corpus quod ab ipso igneo perinde ac spe-<text:line-break/>culum quoddam illustrari et ignescere potest: et tertium<text:line-break/>radium a speculo ad uos reflexum. Nam et hanc lucem<text:line-break/>solem appellamus tanquam simulacrum simulacri. Em-<text:line-break/>pedocles duos soles existimavit, unum praecipuum et pri-<text:line-break/>mum, ignem qui est in opposito et- hemisphaerio .mundi<text:line-break/>quod replet quique semper ex adverso suae imaginis lu-</text:span></text:p>
      <text:p text:style-name="P13">cedit; alterum eum quem fpectamus solem qui repercussio<text:line-break/>est luminis ejus, quod est in altera dimidia mundi parte<text:line-break/>repleta aere, qui calorem habet admixtum et hunc splen-<text:line-break/>dorem a rotunditate terrae reflecti in solem qui est cry-<text:line-break/>stallo similis et cum motu ignei elementi circumtrahi. Et<text:line-break/>ut multa breviter complectar, sol est repercussio ignis qui<text:line-break/>circa terram movetur. Epicurus molem e terra compa-<text:line-break/>ctarn pumici fpongiaeve similem putat, quam ignis ejus<text:line-break/>foramina permeans accendit. Heraclitus fulgorem qui in<text:line-break/>oriente accenditur, in occidente exstinguitur.</text:p>
      <text:p text:style-name="P45">De magnitudine solis.</text:p>
      <text:p text:style-name="P12">Anaximander solem quidem terrae putat aequalem,<text:line-break/>orbem autem a quo respirat et in quo fertur septies vi-<text:line-break/>gesses terra majorem. Anaxagoras muItotles Peloponneso<text:line-break/>majorem. Heraclitus quanta est humani pedis longitudo.<text:line-break/>Epicurus talem esse qualis apparet ac paulo aut majorem<text:line-break/>aut minorem esse.</text:p>
      <text:p text:style-name="P46">De stgura sulis.</text:p>
      <text:p text:style-name="P56"><text:span text:style-name="T14">Anaximenes latum esse solem ut folium existimat.'<text:line-break/>Heraclitus scaphae instar subcurvum. Stoici globofum ut<text:line-break/>coelum est et stellae. Epicurus ipfum posse his omnibus<text:line-break/>isse figuris </text:span><text:span text:style-name="T20">admittit.</text:span></text:p>
      <text:p text:style-name="P56"><text:span text:style-name="T20">De</text:span><text:span text:style-name="T14"> conversionibus </text:span><text:span text:style-name="T20">salis.</text:span></text:p>
      <text:p text:style-name="P12">Anaximenes ab aere densato et obnitenti stellas exi-<text:line-break/>stimat' impelli. Anaxagoras ab aeris qui septentrioni subest<text:line-break/>densatione, quem sol compingens reddit valentiorem. Em-<text:line-break/>pedocles ab orbe qui ipsum continet et Tropicis impediri,<text:line-break/>ne recta ad polos progrediatur. Diogenes ^quia sol exstin-<text:line-break/>gueretur a frigore calorem oppugnante. Stoici juxta in-<text:line-break/>tervallum alimenti subjecti solem progredi. Oceanum au-<text:line-break/>tem et cetera maria alimentum soli ministrare eam quam<text:line-break/>in se habent humiditatem et terream exhalationem. Plato,</text:p>
      <text:p text:style-name="P55"><text:span text:style-name="T14">Pythagoras, Aristoteles ob zodiaci circuli obliquitatem,<text:line-break/>qua sol oblique meare cogitur et secundum, circulos tro-<text:line-break/>picos. Haec autem omnia sphaera demonstrat.</text:span></text:p>
      <text:p text:style-name="P12">* •</text:p>
      <text:p text:style-name="P56"><text:span text:style-name="T20">De sulis defectu scu eclipsi. ,</text:span></text:p>
      <text:p text:style-name="P56"><text:span text:style-name="T14">Thales primus dixit solem deficere propter lunam,<text:line-break/>quae tota terrestris est, ei ad perpendiculum suppositam<text:line-break/>idque ex supposito soli speculo facile discerni. Anaximan-<text:line-break/>der clauso foramine per quod ignis exspirat. Heraclitus<text:line-break/>conversione partis convexae sursum-, gibbae vero deorsum<text:line-break/>ad nostrum visum obvertatur. Xenophanes per exstinctio-<text:line-break/>nem solis eclipsim, fien; rurfus autem versus orientem<text:line-break/>alterum accendi. Narrat etiam solem aliquando integro<text:line-break/>mense defecisse et rurfus alio tempore sic ex toto defe-<text:line-break/>cisse, nt dies -non appareret. Aristarchus propter terram<text:line-break/>orbem solis dixit inumbrari, Xenophanes mullos este fo-<text:line-break/>les, multas Innas secundum terrae climata, segmenta ac<text:line-break/>zonas: quodam autem tempore folis difcum incidere in</text:span></text:p>
      <text:p text:style-name="P13">quandam terrae portionem a nobis non habitatam et sic<text:line-break/>tanquam in vacuum delatum deliquium occidere. Idem<text:line-break/>solem in infinitum progredi, nobis autem videri quod<text:line-break/>rotetur ob distantiam. Sunt qui nubium condensationem<text:line-break/>causentur, quae nisu non cernente disco solis obducantur.<text:line-break/>Aristarchus solem fixis stellis adjunxit, lunam autem mo-<text:line-break/>veri circum solis orbem et suis inclinationibus umbram<text:line-break/>disco inferre.</text:p>
      <text:h text:style-name="Heading_20_2" text:outline-level="2">Caput XV.</text:h>
      <text:p text:style-name="P242"><text:span text:style-name="T14">De </text:span><text:span text:style-name="T20">lunae natura.</text:span></text:p>
      <text:p text:style-name="P12">Anaximander decies novies lunae orbem terra majo-<text:line-break/>rem existimat. Xenophanes autem esse nubem constipatam.<text:line-break/>Stoici mixtam ex igne et terra lunam existimant. Plato<text:line-break/>ex multo igne. Anaxagoras et Democritus firmamentum<text:line-break/>igneum, habens in scipio campos, montes et valles. He-<text:line-break/>raclitus terram caliginofa nube contentam. Pythagorae<text:line-break/>corpus lunae igneam' sequi naturam.</text:p>
      <text:p text:style-name="P46">De magnitudine lunae.</text:p>
      <text:p text:style-name="P12">Stoici lunam putant terra esse majorem ut et solem.<text:line-break/>Parmenides aequalem suli et ab ipso illuminari.</text:p>
      <text:p text:style-name="P56"><text:span text:style-name="T14">De </text:span><text:span text:style-name="T20">figura lunae.</text:span></text:p>
      <text:p text:style-name="P12">Stoici rotundam esse lunam ut solem existimant.<text:line-break/>Heraclitus scaphae, Empedocles elifco similem, alii instar<text:line-break/>cylindri. Figuram autem septem modis assumit luna;<text:line-break/>quando enim nascitur videtur apparere cornuta; tum se-<text:line-break/>miplena; mox plusquam dimidia; postea plena. Rursus<text:line-break/>cum revertitur statim apparet gibbosa; mox semiplena; et<text:line-break/>iterum cornuta. . Postea - latet donec omnino renovetur.<text:line-break/>De ea multa dicuntur. Quidam hoc modo figurari dicunt,<text:line-break/>nimirum umbra terrae primum secundum aliquam sui<text:line-break/>ipfius partem, aliquando secundum se totam confugiente<text:line-break/>luna in centrum terrae.</text:p>
      <text:p text:style-name="P46">De illuminatione lunae.</text:p>
      <text:p text:style-name="P56"><text:span text:style-name="T14">Anaximander ipsam peculiarem lucem habere dicit,<text:line-break/>rariorem tamen. Antipho proprio lunam splendore ful-<text:line-break/>gere docet: quod si paulatim abscondatur, id illi contin-<text:line-break/>gere solis vicinitate: sic enim a natura comparatum ut<text:line-break/>majoris accessu lux minor obruatur; quod etiam reliquis<text:line-break/>stellis eveniu Thales et qui ipsum sequuti sunt a sole .<text:line-break/>lunam dixerunt illuminari. Heraclitus idem lunae quod<text:line-break/>soli contingere defendit. Stellae enim quoniam concavae<text:line-break/>sunt et vapores excipiunt lncere videntur, ac fol quidem<text:line-break/>splendidius cum in puriori aere, luna antem obscurari<text:line-break/>videtur quod in aere - turbidiori feratur.</text:span></text:p>
      <text:p text:style-name="P45">De lunae defectu feu ecltpst.</text:p>
      <text:p text:style-name="P56"><text:span text:style-name="T14">Anaximander conjecit lunam deficere qunm osculum<text:line-break/>quod circum rotam est obturatur, Berossus ex obversione<text:line-break/>lu nos facta restinctae partis. Heraclitus ex gibbae per—</text:span></text:p>
      <text:p text:style-name="P55"><text:span text:style-name="T14">tis conversione. Pythagoreorum aliqui per reflexionem et<text:line-break/>obturationem terrae tum nostrae tum oppositae. Plato<text:line-break/>autem, Aristoteles, Stoici et mathematici menstruales oc-<text:line-break/>cultationes ipsam efficere, quando cum sole congreditur<text:line-break/>et ejus radiis obruitur ac undique illustratur, deficere<text:line-break/>vero quando obumbratur a terra utriusque sideris in me-<text:line-break/>dio constituta aut potius cum ejus illuminationi afficitur<text:line-break/>a terra.</text:span></text:p>
      <text:p text:style-name="P12">*</text:p>
      <text:p text:style-name="P56"><text:span text:style-name="T14">(tui </text:span><text:span text:style-name="T20">luna terrestris appareat.</text:span></text:p>
      <text:p text:style-name="P56"><text:span text:style-name="T14">Lunam ideo terrestrem existimant Pythagorici, quod<text:line-break/>ipsam incolant </text:span><text:span text:style-name="T20">proceriores</text:span><text:span text:style-name="T14"> arbores et animalia majora </text:span><text:span text:style-name="T20">at-<text:line-break/>que</text:span><text:span text:style-name="T14"> praestantlora quam hic apud nos. Esse vero decies<text:line-break/>quinquies quae circa ipfam sunt animalia illa nostris ro-<text:line-break/>bustiora niliilque excrementi communis emittentia ac tanto<text:line-break/>diem esse nostro longiorem. Anaxagoras,ejus inaequali-<text:line-break/>tatem fieri a concretione frigidi et terrestris quae simul<text:line-break/>misirentur, misceri autem igneo caliginosum stellamque lu-</text:span></text:p>
      <text:p text:style-name="P55"><text:span text:style-name="T14">cis ementitiae lunam ideo nuncupari. Stoici quoque ne-<text:line-break/>gant propter diversas facies ejus substantiae compagem esse<text:line-break/>insolubilem.</text:span></text:p>
      <text:p text:style-name="P45">De lunae distantia.</text:p>
      <text:p text:style-name="P56"><text:span text:style-name="T14">Empedocles plus duplo lunam distare putat a sole<text:line-break/>quam a terra. Mathematici decies octies. Eratostbenes<text:line-break/>solem a terra distare quadringentis et octo myriadibus. Lu-<text:line-break/>uam vero a terra distare septuaginta octo millibus stadiorum.</text:span></text:p>
      <text:h text:style-name="Heading_20_2" text:outline-level="2">Caput XVI.</text:h>
      <text:p text:style-name="P56"><text:span text:style-name="T20">De anno quantus cujusque planetarum stt magnus annus.</text:span></text:p>
      <text:p text:style-name="P56"><text:span text:style-name="T14">Annus Saturni annorum est triginta; Jovis duodecim;<text:line-break/>Martis duorum ; solis mensium duodecim ; Veneris et Mer-<text:line-break/>curii' totidem, nam aequales his cursus, lunae triginta<text:line-break/>dieium, tot enim diebus mensis absolvitur ab. apparitione</text:span></text:p>
      <text:p text:style-name="P55"><text:span text:style-name="T14">lunae ad ejns cum sole congressum. Annum quem ma-<text:line-break/>gnum appellant qmdam octavo quoque anno compleri di-<text:line-break/>cunt, alii decimo nono, quidam sexagesimo primo. Hera-<text:line-break/>clitus decem et octo millibus annorum solarium. Dioge-<text:line-break/>nes trecentis scxaginta quinque annis, tantus quantus est<text:line-break/>unus annus Heraclito. Nonnulli . septem millibus septin-<text:line-break/>gentis septuaginta septem.</text:span></text:p>
      <text:h text:style-name="Heading_20_2" text:outline-level="2">Caput XVII.</text:h>
      <text:p text:style-name="P45">De circulo lacteo.</text:p>
      <text:p text:style-name="P56"><text:span text:style-name="T14">Circulus lacteus nebulosus 'est in aere scmper appa-<text:line-break/>rens lacteusque est a suo colore nuncupatus. Pythagoreo-<text:line-break/>rum aliqui crediderunt ipsum esse stellae cujusdam incen-<text:line-break/>dium quae suis sedibus excidit et locum per qnem cir-<text:line-break/>cumvoluta est exussit, eo tempore quo Phaethontis incen-<text:line-break/>dinm per illam viam grassabatur: alii .dicunt ab initio<text:line-break/>solem illac iter suum peregisse: qnidam volunt hoc exi-<text:line-break/>guam esse apparitionem plurimi caelestis ignis cujus splen-</text:span></text:p>
      <text:p text:style-name="P55"><text:span text:style-name="T14">dor ad coelum restectitur; id quod arcus coelestis nubes<text:line-break/>facere consueverunt. Metrodorus propter transitum solis,<text:line-break/>illum enim esse circulum solis existimat. Parmenides ra-,<text:line-break/>rum denso commistum lacteum colorem conficere putat.<text:line-break/>Anaxagoras terrae putat umbram esse et aliquam coeli<text:line-break/>partem occupare, quia cum sol terrae subest, non illumi-<text:line-break/>nat omnia. Democritus esse splendorem multarum exi-<text:line-break/>guarum et cohaerentium stellarum se invicem collnstran-<text:line-break/>tinm. Aristoteles siccae exhalationis incendium quae ju-<text:line-break/>giter et abunde succedit ac eodem modo fieri crinitum<text:line-break/>ignem infra aerem sub planetis. Stoici ignis aetherei </text:span><text:span text:style-name="T20">ra-<text:line-break/>ritatem</text:span><text:span text:style-name="T14"> ipfurnque superiorem planetis. Posidonius ignis acer-<text:line-break/>vum stella clariorem, splendore vero obfauriorem, densiorem.</text:span></text:p>
      <text:h text:style-name="Heading_20_2" text:outline-level="2"><text:span text:style-name="T14">Caput XVI</text:span><text:span text:style-name="T15">II</text:span><text:span text:style-name="T14">.</text:span></text:h>
      <text:p text:style-name="P56"><text:span text:style-name="T20">De cometa, stellis discurrentibus et trabibus-<text:line-break/></text:span><text:span text:style-name="T14">Pythagoreorum aliqui cometas dicunt esse stella, quae<text:line-break/>non, femper apparent, sed certis quibusdam temporibus</text:span></text:p>
      <text:p text:style-name="P55"><text:span text:style-name="T14">sua revolutione oriuntur: alii repercussionem vi Pus nostri<text:line-break/>ad' solem similem imaginibus quae in'speculis cernuntur;<text:line-break/>Anaxagoras et Democritus concursum duarum aut plu-<text:line-break/>rium stellarum sese illustrantium. Aristoteles siccae exha-<text:line-break/>lationis congeriem accensam. Strato sideris alienius lucem<text:line-break/>densa nube comprehensam, id quod et laternis evenit.<text:line-break/>Heraclides Ponticus nubem praealtam illic a luce superna<text:line-break/>illuminatam: eandem hic'barbatis,'areis, trabibus, colum-<text:line-break/>nis et id'genus aliis causam assignat: ut omnes peripate-<text:line-break/>tici qui ex accensis vaporibus species hafce fieri dicunt.<text:line-break/>Epigenes vaporem terrae commistum, in, altum elevatum<text:line-break/>rbique accensum. Boethus ardentis aeris id speciem esse<text:line-break/>credidit. Diogenes stellas esse cometas putat. Anaxagoras<text:line-break/>quas discurrentes stellas vocant, perinde atque scintillas<text:line-break/></text:span><text:span text:style-name="T20">ex</text:span><text:span text:style-name="T14"> aethereo igne cadere putat ut ideo statim quoque ex-<text:line-break/>stingui. Metrodorus ex soliis radiis violenter in nubem,<text:line-break/>ut sagitta solet ‘ irruentibus discurrentis stellae speciem</text:span></text:p>
      <text:p text:style-name="P55"><text:span text:style-name="T14">excitari. Xenophanes id genus omnia nubium-accensarum<text:line-break/>constitutiones vel incursiones existimat.</text:span></text:p>
      <text:h text:style-name="Heading_20_2" text:outline-level="2">Caput XIX.</text:h>
      <text:p text:style-name="P56"><text:span text:style-name="T20">De tonitruis, coruscationibus, turbinibus et convolutionibus.</text:span></text:p>
      <text:p text:style-name="P56"><text:span text:style-name="T14">Anaximander a flatu subeunle haec omnia fieri pu-<text:line-break/>tat, quando inclusus densa nube nititur erumpere qua<text:line-break/>parte tenuior est et levior; ipsa ruptio sonum edit, ipsa<text:line-break/>autem divulsio juxta nigredinem nubis coruscationem.<text:line-break/>Metrodorus cum in nubem densitate compactam status ir-<text:line-break/>ruit, difruptione Ionum facit, percussione et divulsione<text:line-break/>micat; velocitate autem motus a Iole calorem accipiens<text:line-break/>fulminat: fulminis autem imbecillitas in turbinem dege-<text:line-break/>nerat. Anaxagoras quando calidum in frigidum incidit,<text:line-break/>hoc est cum aetbeiea pars aereae miscetur, coruscationem<text:line-break/>facit; colore vero qui' est ad nigredinem nebulosae partis</text:span></text:p>
      <text:p text:style-name="P75"><text:span text:style-name="T14">fulgur; multitudine et magnitudine lucis fulmen; cum<text:line-break/>magis in corpus cogitur ignis vorticem; cum est nubilio-<text:line-break/>sior,- turbinem. Stoici nubium concursum tonitru definiunt;<text:line-break/>coruscationem earumdem inflammationem attritu excita-<text:line-break/>tam; fulmen vehementer actae nubis incensionem; turbi-<text:line-break/>nem segniorem. Aristoteles autem haec omnia fieri' putat<text:line-break/>a siccis exhalationibus, quae , cum inciderint in humida,<text:line-break/>conantur erumpere, dum igitur impellunt sicca atque di-<text:line-break/>scindunt humida, tonitru sonus excitatur, accensione sic-<text:line-break/>citatis fit fulgur, turbinem et vorticem materiae quam<text:line-break/>uterque trahit copia generat, calidior tamen turbo, densior<text:line-break/>autem est vortex.<text:tab/>,</text:span></text:p>
      <text:p text:style-name="P56"><text:span text:style-name="T20">De nubibus,</text:span><text:span text:style-name="T14"> pluviis, </text:span><text:span text:style-name="T20">nivibus et grandinibus.</text:span></text:p>
      <text:p text:style-name="P12">Anaximenes dicit fieri nubes ex aere plurimum den-<text:line-break/>fato; et ex ipso magis coacto exprimi pluviam; nivem<text:line-break/>autem fieri quando aqua sursum elevata condensatur a</text:p>
      <text:p text:style-name="P55"><text:span text:style-name="T14">frigore; grandinem vero quum a vento comprehenditur<text:line-break/>humido. Et Metrodorus e vaporibus aquosis sursum ela-<text:line-break/>tis nubes coalescere putat; -Epicurus ex atomis, rotundam<text:line-break/>vero reddi grandinem et pluviam fieri cnm a- longiori<text:line-break/>delatione per </text:span><text:span text:style-name="T20">• aerem repercuti. contingit.</text:span></text:p>
      <text:p text:style-name="P56"><text:span text:style-name="T20">De iride suu atcu coelesti.</text:span></text:p>
      <text:p text:style-name="P56"><text:span text:style-name="T14">Eorum quae in sublimi fiunt quaedam revera subsi-<text:line-break/>stunt, ut imber et grando, quaedamrsunt merum substan-<text:line-break/>tiae simulacrum propriam non habentia subsistentiam . eo-<text:line-break/>modo quo moveri’ terra nobis inavigantihus ridetur. Est<text:line-break/>autem' arcus coelestis tantum species apparens, de quo di—<text:line-break/>cemus, si prius docuerimus quomodo ipsum videamus.<text:line-break/>Videmus autem lineis' vel rectis vel curvis vel fractis, ob-.<text:line-break/>scuris et quae sola ratione spectati • possint. incorporeis.<text:line-break/>Rectis autem lineis videmus ea’'quae in aere; sunt quae-,<text:line-break/>que per lapides; pellucidos et 'per. comua; omnia enim<text:line-break/>haec tenuium sun't partium. Curvis amem llueis aspici:-;</text:span></text:p>
      <text:p text:style-name="P55"><text:span text:style-name="T14">mus quae in aquis, visus enim vi propter crassitiem ma-<text:line-break/>teriae ipsius aquae incurvatur, ideo remos in mari fractos<text:line-break/>eminus videmus..- Tertius modus videndi refracta est in<text:line-break/>speculis. Ejusmodi autem arcus coelestis, est species. Opor-<text:line-break/>tet enim concipere humidam exhalationem in nubem mu-<text:line-break/>tari, tum statim roris instar ex ipfa minutas guttas ma-<text:line-break/>nare: cum igitur sol in occasu fuerit,- necesse est enim<text:line-break/>omnem arcum coelestem ex adverso solis apparere, cum<text:line-break/>visus in guttulas incidens refrangitur; ut arcus caelestis<text:line-break/>fiat, non sunt autem guttae species figurae sed colores<text:line-break/>videntur: tres autem colores habet arcus coelestis, primum<text:line-break/>puniceum, secundum vlolaceurn seu purpureum: tertium<text:line-break/>caeruleum et viridem.- 'Nonnunquarn igitur puniceum-qui-<text:line-break/>dam splendor solis occurrens fulgorque integer refractus<text:line-break/>rubrum ac puniceum parit colorem: fecunda autem pars<text:line-break/>turbidior splendore a guttis dissoluto purpureum qui ru-<text:line-break/>hri coloris est imminutio; cum adhuc turbidior nubes ro-</text:span></text:p>
      <text:p text:style-name="P55"><text:span text:style-name="T14">rem fundens in viridem transit. Id exemplis comprobare<text:line-break/>licet. Si quis e regione radiorum solis aquam accipiat et<text:line-break/>exspuat, guttae autem </text:span><text:span text:style-name="T20">a</text:span><text:span text:style-name="T14"> sole refractionem suscipiant, in-<text:line-break/>veniet factum arcum coelestem et qui ophthalmia laborant<text:line-break/>idem patiuntur, fi ad lucernam respiciunt. Anaximenes<text:line-break/>arcum coelestem fieri putat a splendore solis in nube densa,<text:line-break/>crassa et nigra, quod non possit ejus fuperficiem penetrare<text:line-break/>sed in ea consistat. Anaxagoras refractionem lucis solaris<text:line-break/>esse a nube crassa, quae scmper ex adversa parte solis est,<text:line-break/>qui in ea tanquam in speculo apparet: eam quoque cau-<text:line-break/>sam affert cur duo soles frequenter in ponto contingant.<text:line-break/>Metrodorus quando in nube sol fulget, nubem caeruleam<text:line-break/>fieri alt, fulgorem vero rubrum.</text:span></text:p>
      <text:p text:style-name="P252"><text:bookmark-start text:name="bookmark24"/>De virgis.<text:bookmark-end text:name="bookmark24"/></text:p>
      <text:p text:style-name="P56"><text:span text:style-name="T14">Quae circa virgas et soles oppositos contingunt mix-<text:line-break/>tione subsistentiae et apparitionis fieri putant, cum nubes</text:span></text:p>
      <text:p text:style-name="P55"><text:span text:style-name="T14">videantur non tamen proprio colore, sed alieno, qui nisui<text:line-break/>exhibetur. In his autem omnibus tam qui secundum na-<text:line-break/>turam quam qui secundum adumbrationem similes contin-<text:line-break/>guut eflectus.</text:span></text:p>
      <text:h text:style-name="P9" text:outline-level="2"><text:span text:style-name="T14">Caput XX.</text:span></text:h>
      <text:p text:style-name="P251"><text:bookmark-start text:name="bookmark26"/><text:span text:style-name="T14">De ventis.</text:span><text:bookmark-end text:name="bookmark26"/></text:p>
      <text:p text:style-name="P56"><text:span text:style-name="T14">Anaximander ventum existimat fluxum aeris esse,<text:line-break/>motis aut colliquatis a sole quae in eo sunt partibus te-<text:line-break/>nuissimis et humidissiris. Stoici dicunt esse fpirium ae-<text:line-break/>ris arbitranturque pro locorum diversitate varias appella-<text:line-break/>tiones fortiri, nam et ventum qui ab occasu spirat favo-<text:line-break/>nium appellarunt, qui ab ortu solis subsolanum, a septen-<text:line-break/>trione aquilonem, a meridie austrum. Metrodorus autem<text:line-break/>aqueam exhalationem propter solis aestum fieri ventorum<text:line-break/>impetum. Etesiae autem spirare densato aere, qui ad se-<text:line-break/>ptentrionem est et sole a nobis recedente solstitio aestivo..</text:span></text:p>
      <text:p text:style-name="P46">De hieme et aestate.-</text:p>
      <text:p text:style-name="P12">Empedocles et Stoici hiemem fieri- dicunt aere prae-<text:line-break/>valente sursunrque sua se densitate protrudente: aestatem<text:line-break/>autem contra igne superante ac se deorsum ad nos agente.</text:p>
      <text:h text:style-name="Heading_20_2" text:outline-level="2">Caput XXI.</text:h>
      <text:p text:style-name="P45">De terra,</text:p>
      <text:p text:style-name="P56"><text:span text:style-name="T14">Thales et jui ipsum secuti sunt unicam esse terram<text:line-break/>existimant. Pythagoreorum' aliqui et hanc esse et aliam<text:line-break/>huic oppositam dicunt. </text:span><text:span text:style-name="T20">, Stoici</text:span><text:span text:style-name="T14"> autem dicunt unam esse<text:line-break/>terram- eamque finitam. Metrodorus terram esse fedimen-<text:line-break/>tum et tanquam-faecem aquae putat ntfolem aeris.</text:span></text:p>
      <text:p text:style-name="P56"><text:span text:style-name="T14">De </text:span><text:span text:style-name="T20">stguris terraei</text:span></text:p>
      <text:p text:style-name="P56"><text:span text:style-name="T14">- n</text:span></text:p>
      <text:p text:style-name="P12">Thales et qui eum fecuti sunt rotundam terram exi-<text:line-break/>stimant. , Anaximander autem terram lapideae columnae</text:p>
      <text:p text:style-name="P55"><text:span text:style-name="T14">plantae similem. Anaximenes mensae figuram obtinere,<text:line-break/>Leucippus tympani, Democritus difco quidem similem la-<text:line-break/>titudine, verum in medio concavam putant.</text:span></text:p>
      <text:p text:style-name="P56"><text:span text:style-name="T14">De situ terrae.</text:span></text:p>
      <text:p text:style-name="P56"><text:span text:style-name="T14">Qui Thalelem secuti sunt terram in medio positam<text:line-break/>existimant. Xenophanes primam docuit terram in infini-<text:line-break/>tam profunditatem radices mittere ex inferiori parte,<text:line-break/>compactam vero ex aere et igne. Philolaus Pythagoricus<text:line-break/>ignem esse in medio, ipsum enim esse 'quasi focum universi.<text:line-break/>Secundum </text:span><text:span text:style-name="T20">ab ipso terram</text:span><text:span text:style-name="T14"> primae oppositam, tertiam vero<text:line-break/>habitabilem ex adverso positam et circumduetam terrae<text:line-break/>antipodum. Parmenides primus definivit ea loca quae ha-<text:line-break/>hitantur sub duobus tropicis circulis esse terram.</text:span></text:p>
      <text:p text:style-name="P45">De inclinatione terrae,</text:p>
      <text:p text:style-name="P12">Leucippus terram in partes austrinas propendere pu-<text:line-break/>tat ob raritatem quae inest illis partibus, compacta ni-</text:p>
      <text:p text:style-name="P13">mirum frigere, septentrionali plaga et opposita combusta.<text:line-break/>Democritus quod imbecillior sit pars austrina ambitus, ideo<text:line-break/>terram mole auctam eo inclinare. Partes enim fenten-<text:line-break/>trionales sunt, intemperatae, meridionales vero temperatae.<text:line-break/>Unde terra eo deprimitur ubi fructibus abundat et in-<text:line-break/>cremento.</text:p>
      <text:p text:style-name="P45">De motu terrae.</text:p>
      <text:p text:style-name="P56"><text:span text:style-name="T14">Alii quidem immotam manere terram existimant. Phi-<text:line-break/>lolaus autem Pythagoricus circnlariter moveri circum<text:line-break/>ignem per obliquum circulum eo modo quo sol et luna.<text:line-break/>Heraclides autem Ponticus et Ecphantus Pythagoricus mo-<text:line-break/>bilem terram non ut suum locum transiliat, fed </text:span><text:span text:style-name="T20">rotae</text:span><text:span text:style-name="T14"> in</text:span><text:span text:style-name="T39">-</text:span><text:span text:style-name="T14">,<text:line-break/>star circumferatur ab occasu ad ortum circa proprium<text:line-break/>suum centrum. Democritus initio terram ob tenuitatem<text:line-break/>et laxitatem errasse dicit, verum procedente tempore den-<text:line-break/>siorem et gravlorem factam constitisse.</text:span></text:p>
      <text:p text:style-name="P55"><text:span text:style-name="T20">De divisione terrae.</text:span></text:p>
      <text:p text:style-name="P56"><text:span text:style-name="T14">Quidam e Pythagoreis- terram eadem proportione</text:span><text:span text:style-name="T39">r<text:line-break/></text:span><text:span text:style-name="T14">qua totius uoeli globus divisus est, dividunt in quinque<text:line-break/>circulos, septentrionalem, meridionalem, </text:span><text:span text:style-name="T20">solstitialem ae-<text:line-break/>stivum</text:span><text:span text:style-name="T14"> et hibernum atque aequinoctialem’; horum medius<text:line-break/>medium terrae torridae'definit, atque habitabilis est zona<text:line-break/>illa quae media est inter circulum aestivum et hibernum;<text:line-break/>quod sit temperata.</text:span></text:p>
      <text:p text:style-name="P56"><text:span text:style-name="T14">-’ ss . • .De </text:span><text:span text:style-name="T20">terrae motibus suu concursionibus.</text:span></text:p>
      <text:p text:style-name="P56"><text:span text:style-name="T14">Thales et Democritus aquae terrae motus causam tri-<text:line-break/>buunt. At Stoici dicunt terrae concussionem esse humidi<text:line-break/>vaporis e terra 'in aerem .deicendentis ac erumpentis, im-<text:line-break/>petum. Anaximenes terrae siccitatem et humiditatem con-.<text:line-break/>- cussionis </text:span><text:span text:style-name="T20">husus</text:span><text:span text:style-name="T14"> 'causam </text:span><text:span text:style-name="T20">afstgnat,</text:span><text:span text:style-name="T14"> quarum illam quidem ar-<text:line-break/>dores, hanc vero pluviae gignant. Anaxagoras terrae mo-<text:line-break/>tum</text:span><text:span text:style-name="T39">J</text:span><text:span text:style-name="T14"> fleri excussione aeris, qui quum in densitatem super-<text:line-break/>fieiei terrae irrumpat nec expulsionem pati valeat, ambien-<text:line-break/>tem locum tremore concutit. Aristoteles autem flatum</text:span></text:p>
      <text:p text:style-name="P55"><text:span text:style-name="T14">motionis qui quum intro fluit, extra exhalat ob ambien-<text:line-break/>tem undique frigoris antiperistasin fursum deorsumque ipso<text:line-break/>circumstante. Nam calidum Iuperius fieri properat, 'quum<text:line-break/>leve sit, ‘ob idque interceptione facta humidae exhalatio-<text:line-break/>nis revulsionibus adacti cunei instar oppositisque convo-<text:line-break/>lotionibus terrae concussiones creari. Metrodorus nullum<text:line-break/>in proprio loco corpus moveri, nisi quis impellat aut actu<text:line-break/>detrahat. Quamobrern .erram quoque sua in sede moran-<text:line-break/>tem naturaliter moveri-non posse, quaedam tamen ipsius<text:line-break/>loca alio tendere. Parmenides et Democritus terram ae-<text:line-break/>qualiter undique recessisse, aequaliter quoque protendere<text:line-break/>dicunt, nec habere causam, ob quam huc potius quam illuc<text:line-break/>vergat proindeque concuti tantum, non moveri. Anaxi-<text:line-break/>menes terrae planitiem aeri insidere; alii vero aquis in-<text:line-break/>natare instar foliorum platani aut asserum, ideoque moveri.<text:line-break/>Plato omnis motus fex</text:span><text:span text:style-name="T43">;</text:span><text:span text:style-name="T14"> circumstantias enumerat; sursum,<text:line-break/>deorsum, dextrorsum,’sinistrorsum, antrorsum, retrorsum;</text:span></text:p>
      <text:p text:style-name="P13">horum vero nullum posse terrae accidere, quum undique<text:line-break/>ima sit maneatque immota. Epicurua fieri posse ut terra<text:line-break/>aeris subjecti qui aquosus est, crassitle impulsa ac quasi<text:line-break/>succussa moveatur, fieri etiam posse ut infimis suis parti-<text:line-break/>bus cavernula cum sit, spiritu qui per eam dispergitur, in<text:line-break/>cavernas antrorum similes incidente quassetur.</text:p>
      <text:h text:style-name="Heading_20_2" text:outline-level="2">Caput XXI<text:span text:style-name="T66">I.</text:span></text:h>
      <text:p text:style-name="P56"><text:span text:style-name="T14">De mari </text:span><text:span text:style-name="T20">et cur falsum stt.</text:span></text:p>
      <text:p text:style-name="P56"><text:span text:style-name="T14">Anaximander esse dicit mare prioris humoris reli-<text:line-break/>quum, cujus majorem portionem ignis exsiccavit, residuum<text:line-break/></text:span><text:span text:style-name="T20">-vero</text:span><text:span text:style-name="T14"> propter exustionem transmutavit. Anaxagoras cum<text:line-break/>humor per initia stagnans a solari circumventione esset<text:line-break/>adustus exhalassetque pars pinguis, reliquum salsuginem et<text:line-break/>amarorem subiisse. Empedocles terrae sudorem a sole</text:span></text:p>
      <text:p text:style-name="P76"><text:span text:style-name="T14">ustae. Antiphon sudorem calidi a quo excretum est, quod<text:line-break/>funererat humidi elixando in falfuginem conversum, quod<text:line-break/>in quovis fit sudore. Metrodorus quia mare sit percola-<text:line-break/>- tum per terram, ideo crassitiem ejus participasse: sicut<text:line-break/>evenit iis quae per cinerem colantur. Platonici, aquae<text:line-break/>elementarie partem aliam ex aere frigore coactam exstitisse<text:line-break/>dulcem, aliam• quae a terra ex ardore et incendio exha-<text:line-break/>lasset salsam. 0'<text:tab/>'«<text:tab/>• ,</text:span></text:p>
      <text:p text:style-name="P56"><text:span text:style-name="T14">Qui </text:span><text:span text:style-name="T20">stant aestus accedentes et recedentes maris.</text:span></text:p>
      <text:p text:style-name="P12">Aristoteles plures ventos a fole moveri et circum-<text:line-break/>duci putat iisque ingruentibus Atlanticum mare intume-<text:line-break/>scere aestusque effici recedentes, cessantibus vero illud re-<text:line-break/>trahi ac subsidere idque esse aestus accedentes. Pytheas<text:line-break/>Massiliensis lunae incremento mare increfcere, decremento<text:line-break/>vero decrescere. Timaeus plures fluvios descendentes in<text:line-break/>Atlanticum mare per montes Celticos caufam esse dicit.</text:p>
      <text:p text:style-name="P13">qui iter suum promoventes maris recessum faciunt, cnm<text:line-break/>vero desinunt, maris accessum fieri.</text:p>
      <text:h text:style-name="Heading_20_2" text:outline-level="2">Caput XXIII.</text:h>
      <text:p text:style-name="P45">De incremento Nili.</text:p>
      <text:p text:style-name="P56"><text:span text:style-name="T14">Thales Etesias ventos adversus Aegyptum flantes Nili<text:line-break/>aquas attollere putat, quod ostia ipsius quibus fe exonerat<text:line-break/>maris obtrusi influxu obturentur. Euthymeues Massiliensis<text:line-break/>ab aquis oceani et externi maris inundare Nilum existi-<text:line-break/>mat. Anaxagoras a nivibus Aethiopiae; quae per hiemem<text:line-break/>densatae aestivo tempore liquantur; Democritus putat<text:line-break/>fieri a nivibus in partibus septentrionalibus circa solsti-<text:line-break/>tium aestivum liquatis et nubes compacta ex halitibus et<text:line-break/>ab Etesiis ventis simul adveeta verius meridiem et Aegy-<text:line-break/>ptum vehementes imbres fundere quibus Nilus redundat.<text:line-break/>Herodotus aequaliter moveri hieme et aestate propter fon-</text:span></text:p>
      <text:p text:style-name="P55"><text:span text:style-name="T14">tes; id autem minus apparere hieme, quia hac tempestate<text:line-break/>sol vicinior Aegypto aquas in vapores redigit. Ephorus<text:line-break/>historicus aestate ait relaxari totam Aegyptum ac quasi,<text:line-break/>exudare copiosam aquam ac conferre, ad hoc etiam Ara-<text:line-break/>biam et Africarr ob raritatern- et fabulusum folum. Eu-<text:line-break/>doxus ait sacerdotes, imbribus et oppositis temporum anni<text:line-break/>rationibus rem imputare: • quando enim apud nos aestas,<text:line-break/>est qui sub aestivo habitamus tropico, tum iis qui e re-<text:line-break/>gione sub hiemali circulo degunt'hiemem esse, a quibus<text:line-break/>tum exundans aqua prorumpat.</text:span></text:p>
      <text:h text:style-name="Heading_20_2" text:outline-level="2">Caput XXIV.</text:h>
      <text:p text:style-name="P56"><text:span text:style-name="T20">De fensu' et fenstU.</text:span></text:p>
      <text:p text:style-name="P12">Sensus fecundum Stoicos est objecti sensilis per sien-<text:line-break/>tiendi organum comprehensio seu perceptio. Sensus autem<text:line-break/>multis modis dicitur. Nam et habitus e,t facultas et fun-</text:p>
      <text:p text:style-name="P55"><text:span text:style-name="T14">ctio et imaginatio apprehendens sentiendi organo fiunt;<text:line-break/>ipsa quoque octava animae facultas </text:span><text:span text:style-name="T20">a</text:span><text:span text:style-name="T14"> qua-sentiendi'vis<text:line-break/>manat. Rursus autem sensus organa sunt spiritus intelli-<text:line-break/>gentes a principe facultate ad sensuum organa protensu<text:line-break/>Epicurus particula est sensus, quae tum sentiendi facultas<text:line-break/>est tum functio ac proinde effectus, adeo ut'ab ipso du-<text:line-break/>pliciter dicatur sensus quidem facultas et sensilis functio.<text:line-break/>Plato sensum enuntiat animae et corporis societatem ad<text:line-break/>externa </text:span><text:span text:style-name="T20">cognoscenda.</text:span><text:span text:style-name="T14"> Facultas quidem-est animae, instru-<text:line-break/>mentum vero corporis; at ambo per imaginationem ex-<text:line-break/>terna apprehendunt. Leucippus et Democritus sensum et<text:line-break/>intelligentiam obtingere conjiciunt rerum simulacris soris<text:line-break/>occursantibus, neutrum autem horum obire posse cui ob-<text:line-break/>jecti simulacrum non occurrat.</text:span></text:p>
      <text:p text:style-name="P45">An verus sensus veraque stt imaginatio.</text:p>
      <text:p text:style-name="P56"><text:span text:style-name="T14">Stoici sensus quidem veros </text:span><text:span text:style-name="T20">arbitrantur,</text:span><text:span text:style-name="T14"> imaginationum<text:line-break/>vero quasdam veras, quasdam falsas. Epicurus sensum</text:span></text:p>
      <text:p text:style-name="P55"><text:span text:style-name="T14">omnem omnemque imaginationem veram; opinionum alias<text:line-break/>veras </text:span><text:span text:style-name="T20">este,</text:span><text:span text:style-name="T14"> alias falsas; sensusque uno tantum modo falli<text:line-break/>in notionibus, imaginationibus vero duobus; etenim et sen-<text:line-break/>silium est imaginatio et eorum quae sub intelligentiam ca-<text:line-break/>dunt. Empedocles et Heraclides pro meatuum commode--<text:line-break/>ratione sensus fieri, quum quodvis sensile suo sensui ac-<text:line-break/>;ommodetur.</text:span></text:p>
      <text:p text:style-name="P56"><text:span text:style-name="T14">Quot sint </text:span><text:span text:style-name="T20">sensus.</text:span></text:p>
      <text:p text:style-name="P56"><text:span text:style-name="T14">Stoici quinque particulares sensus enumerant, visum,<text:line-break/>auditum, odoratum, gustum et tactum. Aristoteles sextum<text:line-break/>quidem non profert, sed communem Iensum compositarum<text:line-break/>fpecierurn judicem </text:span><text:span text:style-name="T20">constituit,</text:span><text:span text:style-name="T14"> ad quem singuli </text:span><text:span text:style-name="T20">sensus</text:span><text:span text:style-name="T14"> sim-'<text:line-break/>plices propria cuique visa renuntiant, in quo ab altero ad<text:line-break/>alterum fit transitus, quemadmodum figurae et motus osten-<text:line-break/>ditur. Democritus plures sensus </text:span><text:span text:style-name="T43">s</text:span><text:span text:style-name="T14"> brutis quam diis et sa-<text:line-break/>plentibus i nesse cenfuit.</text:span></text:p>
      <text:p text:style-name="P55"><text:span text:style-name="T20">Quomodo fiat sensus, notio, praenotio et interior ratio.</text:span></text:p>
      <text:p text:style-name="P56"><text:span text:style-name="T14">Quum, inquiunt Stoici, homo procreatur, tum priu-<text:line-break/>cipem habet partem animae ipsius peraeque ac chartam<text:line-break/>descriptioni rerum delineandae,aptam, in ea enim parte<text:line-break/>unaquaeque notionum delineatur; Primus autem delineandi<text:line-break/>modus per sensus fit: quum enim aliquid sensu percipitur,<text:line-break/>ut alba tunica, ejus remotae memoriam habemus, at quum<text:line-break/>multae memoriae ejusdem formae nobis fiunt, tunc.dicimus<text:line-break/>nos habere experientiam; experientia namque est -imagi-<text:line-break/>nationum ejusdem generis multitudo; Notionum autem,<text:line-break/>alsae natura eo quo.diximus pacto fiunt, non arte; aliae<text:line-break/>vero, jam nostra industria et doctrina parantur atque hae<text:line-break/>Iolae notiones vocantur,, illae vero, praenotiones; • At. ratio<text:line-break/>qua rationales, dicimur, ex praenotionibus, primo septena-:,<text:line-break/>rio compleri dicitur. Id enim conceptus-mentis-est phan--<text:line-break/>tastna intelligentiae animalis ratione praediti. Phantasma</text:span></text:p>
      <text:p text:style-name="P13">namque ubi ad rationalem animam accidit, ratiocinio iu-<text:line-break/>diget, quod nomen a mentis ratiocinatione dictum est;<text:line-break/>quapropter reliquis brutis animantibus non accidunt phan-<text:line-break/>tafmata; quae vero et diis et nobis, ipfa quoque phantas-<text:line-break/>mata tantum sunt, quae vero nobis, ea et phantasmata in<text:line-break/>genere sunt et in specie notiones: quemadmodum denarii<text:line-break/>ac stateres ipsi quidem per se sunt denarii et stateres, at<text:line-break/>si ad navigii conductionem dentur, tunc iis accedit quod<text:line-break/>et denarii sint et naula dicantur.</text:p>
      <text:p text:style-name="P45">De phantasiis seu imaginationibus.</text:p>
      <text:p text:style-name="P56"><text:span text:style-name="T14">Chrysippus inter se differre , quatuor haec existimat,<text:line-break/>phantasiam, pbantastum, phantasticum et phantasma. Enim-<text:line-break/>vero phantasia imago affectio est quae in anima nascitur<text:line-break/>seque ipsam ac affectionis causam ostendit; ut quum album<text:line-break/>cernimus quo affectio insidet animae per afpectum oborti!<text:line-break/>qua affecta anima immutatur. Phantasia nomen duxit </text:span><text:span text:style-name="T26">εκ</text:span><text:span text:style-name="T18"><text:line-break/></text:span><text:span text:style-name="T30">τον</text:span><text:span text:style-name="T21"> </text:span><text:span text:style-name="T30">φαΐνίσθαί</text:span><text:span text:style-name="T20">,</text:span><text:span text:style-name="T14"> quod seipsarn affectionisque causam decla-<text:line-break/>ret; vel </text:span><text:span text:style-name="T26">ἀπὸ</text:span><text:span text:style-name="T18"> </text:span><text:span text:style-name="T30">τον</text:span><text:span text:style-name="T21"> </text:span><text:span text:style-name="T30">φωζό</text:span><text:span text:style-name="T21">$ </text:span><text:span text:style-name="T20">a lumine,</text:span><text:span text:style-name="T14"> nam sicut lumen se-</text:span></text:p>
      <text:p text:style-name="P55"><text:span text:style-name="T14">ipsum ostendit et quae'cetera ipsum ambiunt, ita phanta-<text:line-break/>fia et sese et quod ipsam affecit demonstrati Phantastnm<text:line-break/>autem </text:span><text:span text:style-name="T20">imaginarium</text:span><text:span text:style-name="T14"> est quod phaniesiam afficit et album<text:line-break/>et frigidum et' si quid aliud per sensus </text:span><text:span text:style-name="T20">reliquos</text:span><text:span text:style-name="T14"> animam<text:line-break/>movere queat, id phantastnm existit. Phantasticum vero<text:line-break/></text:span><text:span text:style-name="T20">imaginatio</text:span><text:span text:style-name="T14"> inanis tractus, in anima affectio a nullo phan-<text:line-break/>asto seu imaginario objecto producta, ut advertitur in<text:line-break/>eo qui cum umbra concertat et vacuo aeri manus insert.<text:line-break/>Phantasiae namque aliquid subjicitur, phantastico vero ni-<text:line-break/>hil. Phantasma denique </text:span><text:span text:style-name="T20">imaginabile</text:span><text:span text:style-name="T14"> est ad quod trahimur<text:line-break/>inani tractu phantasticae motionis ; atque haec in rnelan-<text:line-break/>cholicis et furentibus ut in Oreste et Theoclymeno apud<text:line-break/>Homerum contingunt.</text:span></text:p>
      <text:h text:style-name="Heading_20_2" text:outline-level="2">Caput XXV.</text:h>
      <text:p text:style-name="P56"><text:span text:style-name="T14">De </text:span><text:span text:style-name="T20">risu et quomodo vidcumus.</text:span></text:p>
      <text:p text:style-name="P56"><text:span text:style-name="T14">Democritus et Epicurus imaginum intromissione ab<text:line-break/></text:span><text:span text:style-name="T20">objectis</text:span><text:span text:style-name="T14"> visionem fieri arbitrantur.- Alii radiorum</text:span><text:span text:style-name="T39">1</text:span><text:span text:style-name="T14"> effusione</text:span></text:p>
      <text:p text:style-name="P77"><text:span text:style-name="T14">qui post intensionem ad objectum depulsam rursum ad<text:line-break/>oculos revertuntur. Empedocles simulacris radios adjun-<text:line-break/>xit et quod producitur ad radios simulacri compositi ap-<text:line-break/>pellavit. Hipparchus radius, inquit, utroque ab oculo<text:line-break/>porrectos suis extremis tanquam manuum apprelrensioni-<text:line-break/>bus externis .corporibus scnsum alligantibus ad cernen-<text:line-break/>dum adducere. Plato luminis unius quidem effluentis coi-<text:line-break/>lustratione ad intervallum quoddam. ,in' consimilem aerem,<text:line-break/>alterius vero a corporibus exurgentis ac per intermedium<text:line-break/>aerem qui perfunditur ac facile immutatur fefe ad igneos<text:line-break/>oculos extendentis visionem dimanare protulit. Atque haec<text:line-break/>est quae Platonis collustratio dicitur.<text:tab/>-</text:span></text:p>
      <text:p text:style-name="P56"><text:span text:style-name="T14">De </text:span><text:span text:style-name="T20">speculo et speculi imaginibus.</text:span></text:p>
      <text:p text:style-name="P56"><text:span text:style-name="T14">Empedocles </text:span><text:span text:style-name="T20">speculi imagines steri censet per</text:span><text:span text:style-name="T14"> radiorum<text:line-break/>quidem in superficle speculi, coeuntium effluentias, -quae<text:line-break/>efficiuntur ab ignea vi a speculo prodeunte appositumque<text:line-break/>aerem in quem radiorum effiuentiae feruntur fecum tra-</text:span></text:p>
      <text:p text:style-name="P55"><text:span text:style-name="T14">hente. Democritus et Epicurus specularee inspectiones<text:line-break/>fieri </text:span><text:span text:style-name="T20">contendunt</text:span><text:span text:style-name="T14"> ex simulacrorum substantia quae a nobis<text:line-break/>quidem feruntur, in speculo vero consistunt per contra-<text:line-break/>riam conversionem ut ad nos. Pythagorei ex refracto<text:line-break/>nisu, ferri namque nisum, intensum -ut ad aes, laevi vero<text:line-break/>denfoque objecto occurrentem rurfusque.,repulsum in su<text:line-break/>ipsum reverti. Ac simile quippiam ei accidat cum manu<text:line-break/>quae extenditur et ad. humerum rurium deducitur.</text:span></text:p>
      <text:p text:style-name="P12">Utrum videantur tenebrae.</text:p>
      <text:p text:style-name="P12">Stoici tenebras videri deprehendunt; ex oculis enim<text:line-break/>prodeuntem radium quendam ad ipsas penetraret neque<text:line-break/>falli visum, ab ipso namque revera cernuntur comprehen-<text:line-break/>dunturque tenebrae. At excurrunt ex oculis radii ignei<text:line-break/>haud nigri vel caliginosi: . tenebrae vero visum colligunt,<text:line-break/>concitant ac obtrudunt: lux autem nisum nostrum disper-<text:line-break/>git et ad res ridendas per medium aerem deducit: quam-<text:line-break/>obrem non in tenebris, sed ipsas tenebras dumtaxat nos</text:p>
      <text:p text:style-name="P13">intueri licet. Chrysippus^ contentione intermedii aeris<text:line-break/>videre nos arbitratur icto quidem a spiritu visorio qui a<text:line-break/>principe facultate adusque pupillam exporrigitur, post im-<text:line-break/>pulsum vero ad vicinum aerem ipsum in coni formam<text:line-break/>contendente quum ejusdem sit geueris aer.</text:p>
      <text:h text:style-name="Heading_20_2" text:outline-level="2">Caput XXVI.</text:h>
      <text:p text:style-name="P56"><text:span text:style-name="T14">De </text:span><text:span text:style-name="T20">auditu.</text:span></text:p>
      <text:p text:style-name="P56"><text:span text:style-name="T14">Empedocles auditum fieri appulsu spirantis aeris in<text:line-break/>cartilaginosam auris cochleam, quem censet ad interiorem<text:line-break/>aurem delatum esse et ad tympani vacuum fublatum et<text:line-break/>percussum. Alcmaeon audire nos dicit quod interior au-<text:line-break/>ris vacua sit. Etenim hoc esse quod spiritus impetu per-<text:line-break/>sonat, omnia namque vacua refonant. Diogenes </text:span><text:span text:style-name="T20">aere</text:span><text:span text:style-name="T14"> ca-<text:line-break/>piti incluso qui voce percutitur ac commovetur. Plato<text:line-break/>quique ipsum sequuti sunt aerem capiti inclusum percuti,<text:line-break/>eum autem ad principem facultatem reflecti auditusque<text:line-break/>fensum creari.</text:span></text:p>
      <text:p text:style-name="P46">.De odoratu.</text:p>
      <text:p text:style-name="P56"><text:span text:style-name="T14">Alcmaeon in cerebro principem esse facultatem cen-<text:line-break/>set proindeque quum_ respiratione attrahit odores ipsam<text:line-break/>sentire. Empedocles ab ea quae a pulmone perficitur re-<text:line-break/>spiratione odores percipi discernique: ideoque quum re-<text:line-break/>spiratio gravis sit ob scabritiem eum non sentiri,. quem-<text:line-break/>admodum in humorum delluxu laborantibus deprehenditur.</text:span></text:p>
      <text:p text:style-name="P56"><text:span text:style-name="T14">De </text:span><text:span text:style-name="T20">gustu.</text:span></text:p>
      <text:p text:style-name="P56"><text:span text:style-name="T14">Alcmaeon arbitratur tum humore ac tepore linguae<text:line-break/>tum mollitie internofci </text:span><text:span text:style-name="T25">sapor.es. </text:span><text:span text:style-name="T14">Diogenes raritate linguae<text:line-break/>et mollitie et propter venas quae a corpore in ipsam de-<text:line-break/>rivantur et diffundi fapores attractos in sensum et in<text:line-break/>principe-. facultatem ut a spongia.</text:span></text:p>
      <text:h text:style-name="Heading_20_2" text:outline-level="2">Caput XXVI<text:span text:style-name="T67">I.</text:span></text:h>
      <text:p text:style-name="P78"><text:span text:style-name="T20">De voce.</text:span></text:p>
      <text:p text:style-name="P12">Plato vocem definit spiritum per os ah animo edu-<text:line-break/>ctum impulsumque aerem qui per aures, cerebrum et san-</text:p>
      <text:p text:style-name="P55"><text:span text:style-name="T14">guinem adusque animam transfunditur. [At improprie<text:line-break/>vox quoque brutis animalibus et rebus inanimis tribuitur,<text:line-break/>ut hinuitus, strepitus. Proprie autem vox articulata est<text:line-break/>ut quae mentis conceptum in lucem proferat. Epicurus<text:line-break/>vocem esse fluxum qui a', rebus loqnentlbus aut refonanti-"<text:line-break/>bus aut strepentibus emittitur; eum autem fluxum in con-<text:line-break/>formia fegmenta confringi. Conformia vero dicuntur frag-<text:line-break/>menta rotunda rotundis et scalena et triangula quae cum<text:line-break/>Iuis similes sunt ejusdem generis. His autem ad auree<text:line-break/>appellentibus impleri vocis- sensum. At hoc manifestum<text:line-break/>fieri ex utribus qui effluunt et fullonibus qui vester in-<text:line-break/>dant. Democritus etiam censet aerem in conformia cor-<text:line-break/>pora fecari atque una cum vocis fegmentis ad </text:span><text:span text:style-name="T20">aures</text:span><text:span text:style-name="T14"> eon-<text:line-break/>volvi: graculus enim graculo assidet femperque similem<text:line-break/>prout similem ducit </text:span><text:span text:style-name="T20">conjungitq-re</text:span><text:span text:style-name="T14"> deus. ' Etenim in litto-<text:line-break/>ribus similes calculi iisdem in locis conspiciuntur, in alio<text:line-break/>quidem globosi, lu alio vero oblongi, ac inter cribrandum</text:span></text:p>
      <text:p text:style-name="P55"><text:span text:style-name="T14">congregantur quae sunt ejusdem generis, adeo ut a ciceri-<text:line-break/>bus fabae secernantur. Ad haec dicere.aliquis possit: quo-<text:line-break/>modo exigua aeris frustula implere possint theatrum ali-<text:line-break/>quot hominum millibus refertum.] Stoici dicunt aerem<text:line-break/>non ex fragmentis seu atomis compositum, scd per totum<text:line-break/>continuum esse nec vacuum habere» Quum autem im-<text:line-break/>pulsus est aer fpiritu fluctuat per rectos circulos innume-<text:line-break/>ros quoad ambientem impleverit veluti in piscina Iapide<text:line-break/>percussa, </text:span><text:span text:style-name="T20">cujus aqua</text:span><text:span text:style-name="T14"> in circulos ac orbes movetur, verum<text:line-break/>aqua circulariter, a‘er vero sphaerice movetur. Anaximan-<text:line-break/>der vocem creari spiritu in solidum aerem incidente ac<text:line-break/>ipsius ictus reflexione adusque aures perveniente, quemad-<text:line-break/>rnodurn generatur id quod echo appellatur.</text:span></text:p>
      <text:p text:style-name="P45">Utrum incorporea vox et quomodo echo stat.</text:p>
      <text:p text:style-name="P12">Pythagoras, Plato et Aristoteles incorpoream esse vo-<text:line-break/>cem existimant, non enim aerem ipsam esse, sed figuram<text:line-break/>in aere et superficiem impulsu quodam fieri vocem. At<text:line-break/>omnis superficies incorporea. Etenim cum corporibus qui-</text:p>
      <text:p text:style-name="P13">dem movetur, ipsa vero incorporea motus est expers,<text:line-break/>quemadmodum ,iu virga cum flectitur nihil quidem super-<text:line-break/>ficies patitur, at materia flectitur. Stoici corpus esse vo-<text:line-break/>cern; quidquid enim agit ac efficit, id corpus esse: at vox<text:line-break/>agit et efficit, eam enim et audimus et sentimus quum ad<text:line-break/>aures irruit et aliquid effingit, quomodo annulus cerae<text:line-break/>sigillum imprimit. Rursum quidquid movet et molestiam<text:line-break/>insert corpus est; movet autem nos concentus, molestiam<text:line-break/>vero parit discrepantia. Praeterea quidquid movetur cor-<text:line-break/>pus est; vox autem movetur et in loca laevia incidit ,et<text:line-break/>sicut pila in parietem conjecta reflectitur. Itaque pyra-<text:line-break/>midibus Aegypti una voce edita quatuor aut quinque soni<text:line-break/>redduntur.</text:p>
      <text:h text:style-name="Heading_20_2" text:outline-level="2">Caput XXVIII.</text:h>
      <text:p text:style-name="P45">Unde sentiat anima et quae pars ejus stt princeps*</text:p>
      <text:p text:style-name="P12">Stoici dicunt supremam animae partem esse princi-<text:line-break/>pern facultatem effectricem imaginationum, assensionum,</text:p>
      <text:p text:style-name="P55"><text:span text:style-name="T14">sensuum et appetitus ac eam ratiocinationem vocant. Ab<text:line-break/>hac autem principe facultate septem partes sunt animae<text:line-break/>propagines, quae ut polypi acetabula in corpus propa-<text:line-break/>gantur. Ex his autem -septem animae partibus quinque<text:line-break/>sunt quidem proprii sensus</text:span><text:span text:style-name="T20">, visus, auditus,</text:span><text:span text:style-name="T14"> odoratus, gu-<text:line-break/>stus et tactus; quorum quidem visus est spiritus qui a<text:line-break/>principe facultate ad oculos usque protenditur; auditus<text:line-break/>autem spiritus qui a principe facultate ad aures usque ex-<text:line-break/>currit; odoratus vero spiritus qui </text:span><text:span text:style-name="T20">a principe</text:span><text:span text:style-name="T14"> facultate ad<text:line-break/>usque nares attenuando fefe porrigit; at gustus spiritus<text:line-break/>qui a principe parte adusque linguam propagatur; tactus<text:line-break/>denique spiritus qui a principe facultate propagatur ad-<text:line-break/>usque Iupersiciem eorum quae sub tactum facile fentien-<text:line-break/>tem incidunt. Reliquarum autem partium altera quidem<text:line-break/>seminis procreatrix dicitur quae et ipsa spiritus est, qui<text:line-break/>a principe parte adusque parastatas </text:span><text:span text:style-name="T20">testiculorum adstites<text:line-break/></text:span><text:span text:style-name="T14">diffunditur; altera vero vocalis facultas a Zenone dicta<text:line-break/>quamque vocem vocitant spiritus est qui a principe fa-<text:line-break/>cuItate adusque pharyngem et linguam et propria vocis</text:span></text:p>
      <text:p text:style-name="P55"><text:span text:style-name="T20">formandae</text:span><text:span text:style-name="T14"> organa expanditur. Ista autem princeps fa-<text:line-break/>cultas in nostro globofo capite tanquam in mundo stabulatur.</text:span></text:p>
      <text:p text:style-name="P45">Quae stt pars princeps animae et in qua stt.</text:p>
      <text:p text:style-name="P12">Democritus et Plato principem facultatem in toto<text:line-break/>capite collocant. Strato in superciliorum interstitio. Era-<text:line-break/>sistratus in membrana cerebri quam epicranida vocati He-<text:line-break/>rophilus in ventriculis cerebri. Parmenides et Epicurus<text:line-break/>in toto peclore. Stoici omnes in toto corde vel in cor-<text:line-break/>dis spiritu. Diogenes in arterioso cordis ventriculo'qui est<text:line-break/>fpiritualis. Empedocles in sanguinis substantia- Quidam<text:line-break/>in cervice cordis. Alii in membrana cordis. Alii in fe-<text:line-break/>pto transverso. Juniores quidam a capite adusque dia-<text:line-break/>phragma exporrigi. Pythagoras vitalem facultatem in<text:line-break/>corde, mentem et rationem in capite.</text:p>
      <text:p text:style-name="P12">De motu animae.</text:p>
      <text:p text:style-name="P12">Plato fernper moveri animam, mentem autem non mo-<text:line-break/>veri locali motu, Aristoteles animam immobilem et omni</text:p>
      <text:p text:style-name="P55"><text:span text:style-name="T14">motu priorem, per accidens autem </text:span><text:span text:style-name="T20">motus participem</text:span><text:span text:style-name="T14"> esse<text:line-break/>quemadmodum sigurae, termini ornninoque corporum sormae.</text:span></text:p>
      <text:p text:style-name="P45">De immortalitate animae.</text:p>
      <text:p text:style-name="P56"><text:span text:style-name="T14">Pythagoras et Plato interitus expertem esse animam<text:line-break/>censent, decedentem enim </text:span><text:span text:style-name="T20">a vivis</text:span><text:span text:style-name="T14"> in confortem universi<text:line-break/>animam commigrare. Stoici exeuntem e corpore simul<text:line-break/>cum eo concreto interire, eam scilicet quae imbecillior<text:line-break/>evadit, quales sunt ineruditorum animae, validiorem au-<text:line-break/>tem, quales sunt saplentum, durare usque ad flagratio-<text:line-break/>nem. Democritus et Epicurus caducam esse et simul cum<text:line-break/>corpore interire. Pythagoras et Plato ratione praeditam<text:line-break/>partem immortalem, esse quippe animam non deum sed<text:line-break/>opus aeterni dei, brutam vero mortalem arbitrantur.</text:span></text:p>
      <text:h text:style-name="Heading_20_2" text:outline-level="2">Caput XXIX.</text:h>
      <text:p text:style-name="P45">De respiratione,</text:p>
      <text:p text:style-name="P12">• Empedocles primam primi animalis respirationem fieri<text:line-break/>autumat, quum humor in foetibus editis fecessum compe-</text:p>
      <text:p text:style-name="P55"><text:span text:style-name="T14">rit et ad evacuatum </text:span><text:span text:style-name="T20">replendum</text:span><text:span text:style-name="T14"> exterseris aeris per aperta<text:line-break/>vasa fit aditus. Postea vero quum jam innatus calor edu</text:span><text:span text:style-name="T43">r<text:line-break/></text:span><text:span text:style-name="T14">cto foras impetu aerem elideret exspirationem, quum vero<text:line-break/>impulsus intro reditu aeri vicissim aditum praeberet in-<text:line-break/>spirationem. Nunc,autem sanguine ut ad supeesiciem ef-<text:line-break/>fertur aeremque per nares fuo influxu foras impellente<text:line-break/>succedentem ipsius excretionem fieri exspirationem, recur-<text:line-break/>fante'vero aere 'ad, loca rara ac pervia icissim sefe insi-<text:line-break/>nuante inspirationem., Rem autem ipsam clepsydrae exem-<text:line-break/>plo memorat Asclepiades, pulmonem quidem in hydriae<text:line-break/>loco tuodum constituit, causam vero respirationis esse </text:span><text:span text:style-name="T20">cen-<text:line-break/></text:span><text:span text:style-name="T14">set eam quae .thoraci inest partium tenuitatem, ad quam<text:line-break/>fluit et fertur externus aer qui crassior existit rursumque<text:line-break/>expellitur, quum thorax talis sit ut neque amplius ultro<text:line-break/>rdmittere neque eo carere queat quum , et in corpore ali-<text:line-break/>qua portio aeris tenuioris perpetuo pauca relinquatur,<text:line-break/>non enim totus excluditur, ad hoc rursum quod intus</text:span></text:p>
      <text:p text:style-name="P13">remoratur, id gravitate exterioris intro petentis foras<text:line-break/>effertur, alaec autem cucurbitulis cou.parat. Voluntariam<text:line-break/>autem fieri dicit respirationem quum qui in pulmonis te-'<text:line-break/>unissimi sunt meatus contrahuntur et bronchia coarctan-<text:line-break/>tur. Haec enim nostrae voluntati obtemperant. Hex-o—<text:line-break/>philus facultatem corporum motricem in nervis, arteriis<text:line-break/>et musculis relinquit, pulmonem autem censet solum dia-<text:line-break/>stolea et systolen naturaliter appetere, deinde quoque ce-<text:line-break/>tera; Actionem quidem esse pulmonis attractionem ex-<text:line-break/>terni spiritus, ob repletionem autem quae extrinsecus ac-<text:line-break/>nieiit quum attrahere nequeat in thoracem, supervacaneum<text:line-break/>amandare ipsumque foras in aerem expellere proindeque<text:line-break/>quatuor contingere motus pulmonis; primum quidem quo<text:line-break/>ipse externum excipit aerem; secundum quo id quod fo-<text:line-break/>ris exceptum est intus in thoracem divolvit; tertium au-<text:line-break/>tem quo id quod a thorace exprimitur rursum ipse reci-<text:line-break/>pit; quartum denique quo quod ex reversione in ipso fit</text:p>
      <text:p text:style-name="P55"><text:span text:style-name="T14">foras ejicit. At horum mortuum duas quidem esse diasto-<text:line-break/>las unam quidem extrinsecus, alteram vero a thorace: duas<text:line-break/>vero systoles; alteram quidem quum thorax spiritum ad<text:line-break/>fe attrahit; alteram vero quum ipse in sinum aerem ex-<text:line-break/>pellit. Thoracis enim duo soli sunt </text:span><text:span text:style-name="T20">motus,</text:span><text:span text:style-name="T14"> diastole </text:span><text:span text:style-name="T20">dila-<text:line-break/>tatio</text:span><text:span text:style-name="T14"> quidem quum a pulmone </text:span><text:span text:style-name="T20">aerem ad se</text:span><text:span text:style-name="T14"> trahit, systole<text:line-break/>- vero </text:span><text:span text:style-name="T20">contractio</text:span><text:span text:style-name="T14"> quum acceptum ipfum aerem restituit.</text:span></text:p>
      <text:h text:style-name="Heading_20_2" text:outline-level="2">Caput XXX.</text:h>
      <text:p text:style-name="P45">De affectibus.</text:p>
      <text:p text:style-name="P12">Stoici affectus quidem in partibus affectis, sensus vero<text:line-break/>in principe animae facultate collocant. Epicurus et affe-<text:line-break/>ctus et sensus in partibus affectis esse, at principem fa-<text:line-break/>cultatem affectus expertem existimat. Strato autem et affe-<text:line-break/>ctus animae et sensus in ipsa facultate principe non in<text:line-break/>partibus affectis constitui; in illa siquidem tolerantiam</text:p>
      <text:p text:style-name="P55"><text:span text:style-name="T14">situm esse ut in doloribus et cruclatibus rtque in forti-<text:line-break/>hus et meticulosis conspicitur.</text:span></text:p>
      <text:p text:style-name="P45">De divinatione.</text:p>
      <text:p text:style-name="P56"><text:span text:style-name="T14">Plato et Stoici divinationem introducunt: etenim a<text:line-break/>deo missum esse quod est divino afflatum numine et ex<text:line-break/>divinitate animae quod dei praesentia vaticinatur, quod<text:line-break/>somnia interpretatur, quod astrorum peritiam explicat et<text:line-break/>quod auguratur. Xenophanes et Epicurus divinationem<text:line-break/>tollunt. Pythagoras solam haruspicinam non tollit. Ari-<text:line-break/>stoteles et Dicaearchus divinationes solum admittunt quae<text:line-break/>ex affiatu numinis et insomniis fiunt i licet enim immor-<text:line-break/>talem animam non existiment, eam tamen &gt; rei alicujus di-<text:line-break/>vluae esse-participem credunt,</text:span></text:p>
      <text:p text:style-name="P45">Quomodo stant Jornnia.</text:p>
      <text:p text:style-name="P12">Democritus somnia fieri arbitratur simulacrorum oh-<text:line-break/>servationibus. Strato bruta quadam natura mentis in sorn-</text:p>
      <text:p text:style-name="P13">nis quae fensus magis nanciscatur atque ideo magi: etiam<text:line-break/>cogncscat. Herophiles ex somniis alia putat necessario<text:line-break/>contingere quae a deo mittuntur;alia vero naturalia quum<text:line-break/>anima rerum sibi utilium et futurarum formas effingit;<text:line-break/>alia denique mixta casu et fortuito fieri occursis imagi-<text:line-break/>num quum quae volumus ea spectamus, ut amantibus con--<text:line-break/>tingit qui per somnia amicas amplecti videntur.</text:p>
      <text:h text:style-name="P9" text:outline-level="2"><text:span text:style-name="T14">Caput XXXI.</text:span></text:h>
      <text:p text:style-name="P251"><text:bookmark-start text:name="bookmark28"/>De feminis estsuntia.<text:bookmark-end text:name="bookmark28"/></text:p>
      <text:p text:style-name="P12">Aristoteles femen esse, dicit excrementum alimenti ul-<text:line-break/>timi aut sanguinem aut quid analogum aut ex his aliquid,<text:line-break/>quod facultate pollet movendi ac in feipfo producendi,<text:line-break/>quoad quid ahfolvat- quale,est id unde fuit excretum.<text:line-break/>Pythagoras spumam utilissimi Iangninis vel residuum ali-<text:line-break/>menti; Alcmaeon cerebri partem. -Plato spinalis rnedul-</text:p>
      <text:p text:style-name="P13">lae effluvium. Epicurus animae et corporis partem avul-<text:line-break/>sam. Democritus a totis,corporibus ac principibus parti-<text:line-break/>bus semen derivari dicit ut carnibus, ossibus, fibris.</text:p>
      <text:p text:style-name="P56"><text:span text:style-name="T14">Utrum </text:span><text:span text:style-name="T20">femen stt corpus.</text:span></text:p>
      <text:p text:style-name="P56"><text:span text:style-name="T14">Leucippus et Zeno corpus esse dicunt,</text:span><text:span text:style-name="T43">:</text:span><text:span text:style-name="T14"> femen enim<text:line-break/>avulsam esse animae portionem,, Pythagoras et Plato et<text:line-break/>Aristoteles incorpoream quidem esse seminis facultatem.<text:line-break/></text:span><text:span text:style-name="T20">ajseverant</text:span><text:span text:style-name="T14"> sicut mentem moventem, corpoream vero ma-<text:line-break/>teriam quae effunditur. Stratc et Democritus facultatem<text:line-break/>quoque corpus esse, spiritus quippe est.</text:span></text:p>
      <text:p text:style-name="P45">An feminae semen emittant.</text:p>
      <text:p text:style-name="P12">Pythagoras, Democritus et Epicurus femen putant<text:line-break/>feminas effundere quum habeant parastatas inversus, ob<text:line-break/>idque eas etiam praeter usum appetere. Aristoteles et Zeno .<text:line-break/>hurnidarn quidem materiam effundere, ceu ab exercitatione<text:line-break/>fudores, non tamen vim seminis habere. Hippo rton uni-.</text:p>
      <text:p text:style-name="P55"><text:span text:style-name="T14">nus seminis effundere feminas qnam mares, nec tamen ad<text:line-break/>generationem animalis id conferre quia extra uterum,de-<text:line-break/>cidit... Hine aliquot multoties emittere semen absque viris<text:line-break/>maxime .viduas et ossa finii a .femine, maris,, carnes a fe-<text:line-break/>mine feminae.</text:span></text:p>
      <text:h text:style-name="Heading_20_2" text:outline-level="2">Caput XXXlI.</text:h>
      <text:p text:style-name="P56"><text:span text:style-name="T20">Quomodo conceptiones fiant.</text:span></text:p>
      <text:p text:style-name="P16">•• r<text:tab/>,</text:p>
      <text:p text:style-name="P56"><text:span text:style-name="T14">Aristoteles conceptionem fieri putat utero a menstruali<text:line-break/>purgatione sursum attracto et menstruis ipsis simul attra-<text:line-break/>hentibus ab universa mole partem aliquam sanguinis pnri<text:line-break/>ut accedat ad:femen maris. Conceptus autem non fieri<text:line-break/>propter impuritatem uteri vel inflationem, motnm, moe-<text:line-break/>stitiam, infirmitatem mulierum 'vel propter virorum im-<text:line-break/>potentiam.- :</text:span></text:p>
      <text:p text:style-name="P55"><text:span text:style-name="T18">, </text:span><text:span text:style-name="T14">rA-s</text:span></text:p>
      <text:p text:style-name="P45">Quomodo mares et feminae generentur.</text:p>
      <text:p text:style-name="P56"><text:span text:style-name="T14">Empedocles nutat et Asclepiades narem [et feminam<text:line-break/>procreari </text:span><text:span text:style-name="T20">a</text:span><text:span text:style-name="T14"> calore et. frigore; unde narrant primos inares<text:line-break/>ad ortum solis et meridiem e terra procreatos fuisse, </text:span><text:span text:style-name="T20">fe-<text:line-break/>minas</text:span><text:span text:style-name="T14"> vero in septentrionalibus. Parmenides autem ad-<text:line-break/>versatur docetque mares in septentrione gigni eo quod hae-<text:line-break/>partes plurimum habeant densitatis, sentinas autem in me-<text:line-break/>ridie propter raritatem. Hipponax vel quod semen con-<text:line-break/>sistat et validum sit vel quod diffluat etimbecillius.-Ana-<text:line-break/>xagoras et Parmenides tum mafculos procreari dicit quum<text:line-break/>ex dextra parte semen in dextram •: uteri inciderit et a<text:line-break/>sinistra in sinistram; feminas autem si eonstitutionis per-<text:line-break/>mutatio faeta fuerit.. Cleophanespdujus meminit Aristote—<text:line-break/>les, mares a dextro, cemluas </text:span><text:span text:style-name="T20">ai</text:span><text:span text:style-name="T14"> sinistro testiculo prodire<text:line-break/>credidit. Leucippus fecundum varietatem partium qua<text:line-break/>mas colem, matricem femina habet, 'tantum enim dumta-<text:line-break/>xat dicit. Democritus communes partes ex utro contige-</text:span></text:p>
      <text:p text:style-name="P55"><text:span text:style-name="T14">rint: peculiares prout praevaluerint. Hipponax vero, si<text:line-break/>femen praevaluerit, marem, si materia </text:span><text:span text:style-name="T20">sanguinea,,</text:span><text:span text:style-name="T14"> feminam<text:line-break/>concipi, existimat.</text:span></text:p>
      <text:p text:style-name="P45">(suomudo monstra procreentur.</text:p>
      <text:p text:style-name="P12">Empedocles existimat, vel abundantia seminis‘"vel de-<text:line-break/>fectu aut a motus initio aut divisione in plura vel quod<text:line-break/>alio vergat monstra generari:-sic videtur fere omnes cau-<text:line-break/>sas complexus. Strato propter additionem vel detractio-<text:line-break/>nem vel transpositionem vel, inflationem. Medicorum ali-<text:line-break/>qui propter uteri distortionem a flatibus.</text:p>
      <text:p text:style-name="P45">Cur multer sx frequenti coitu non concipiat,</text:p>
      <text:p text:style-name="P12">Diocles medicus quod vel omnino nullum vel parcius<text:line-break/>quam oporteat alicujus. semen emittatur ant quod id desit<text:line-break/>in quo facultas prolifica fuerit aut caloi s vel frigoris<text:line-break/>vel humiditatis vel siccitatis exsuperantia aut penuria aut<text:line-break/>partium paralysi. Stoici propter obliquitatem partis viri-</text:p>
      <text:p text:style-name="P55"><text:span text:style-name="T14">lis quae recta'femen ejaculari nequeat'/ aut propter par-<text:line-break/>tiumincommoderationemut ad uteri .distantiam, c Erasi-<text:line-break/>stratus propter uterum, quum callos contraxerit aut magis<text:line-break/>carnosus fuerit aut laxior aut angustior quam natura exigat.</text:span></text:p>
      <text:p text:style-name="P45">Q udmo.do gemini et trigemini nascantur,</text:p>
      <text:p text:style-name="P56"><text:span text:style-name="T14">Empedocles geminos' et: trigeminos foetus nascr arbi-<text:line-break/>tratur ubertate et separatione seminis. - Asclepiades ob fex<text:line-break/>minum differentiam, ut hordeaceas (picas duplici aut tri-<text:line-break/>plici granorum ferie constantes sic semina esse soecundissi-<text:line-break/>ma Erasistratus ob conceptiones fieri ut in brutis anima-<text:line-break/>libus. Quum enim uterus purgatus est tunc ad conce-<text:line-break/>ptionem, sumen descendere. Stoici ob uteri locutus; quum<text:line-break/>enim in primum et fecundum incidit lbmen, tunc fieri su-<text:line-break/>perfoetationes </text:span><text:span text:style-name="T20">et</text:span><text:span text:style-name="T14"> geminos, et trigeminos.</text:span></text:p>
      <text:p text:style-name="P46">ljnde parentum et avorum similitudo procreetur.</text:p>
      <text:p text:style-name="P56"><text:span text:style-name="T14">Empedocles similitudinem ex feminum potentia oriri<text:line-break/>existimat, dissimilitudinem vero ob feminis calorem exira-<text:line-break/>latum. Parmenides quum a dextra partu uteri semen ex-<text:line-break/>cernitur patrum, quum vero a sinistra, matrum </text:span><text:span text:style-name="T20">similes na-<text:line-break/>sci.</text:span><text:span text:style-name="T14"> Stoici </text:span><text:span text:style-name="T20">a</text:span><text:span text:style-name="T14"> tuto corpore et anima' fieri femen exprimi-<text:line-break/>que similitudines et effigies ex eadem gente, perinde at-<text:line-break/>quo est pictor rei conspectae similitudinem coloribus simi-’<text:line-break/>libus reserat; praeterea a muliere quoque semen emitti,<text:line-break/>quoa si praevaleat, mulieris </text:span><text:span text:style-name="T20">sumen</text:span><text:span text:style-name="T14"> matri: si viri, patri simi-<text:line-break/>lem prolem nasci. '</text:span></text:p>
      <text:p text:style-name="P56"><text:span text:style-name="T14">Quomodo </text:span><text:span text:style-name="T20">suboles aliis ptam parentibus similis nasuaturr</text:span></text:p>
      <text:p text:style-name="P12">Medicorum plurimi fortuito et casu ’efrigeratis maris<text:line-break/>et feminae feminibus dissimiles gigni infantes putant.<text:line-break/>Empedocles, imaginatione mulieris inter concipiendum for-</text:p>
      <text:p text:style-name="P13">mari foetus. Saepe, enim imagines etiam et statuae funt<text:line-break/>a mulieribus adamatae similisque earum proles in lucem<text:line-break/>adita. Stoici oh consensum quendam ac similem animi<text:line-break/>affectionem fluxuum et radiorum non imaginum insertione<text:line-break/>mutuas similitudines tisici.</text:p>
      <text:p text:style-name="P45">Quomodo steriles stant mulieres et viri infecundi.</text:p>
      <text:p text:style-name="P56"><text:span text:style-name="T14">-Medici feminas steriles fieri dicunt aut quod iis ute-<text:line-break/>rus. sit angustior aut densior aut'rarior aut durior aut ob<text:line-break/>callosam concretionem aut cernis excreGcentiam aut animi<text:line-break/>langorem aut defectum nutritionis, malum habitum, per-<text:line-break/>yersionem figurae. aut evulsionem. </text:span><text:span text:style-name="T25">Diocl.es </text:span><text:span text:style-name="T14">infecundos<text:line-break/>inares fieri arbitratur aut quod femen prorsus quidam non<text:line-break/>ejaculentur aut parcius quam oporteat aut quod femen<text:line-break/>infecundum aut ob paralysim partium aut talem culis<text:line-break/>distortionem, ut in uterum femen ejaculari recta non pos-<text:line-break/>sit aut ob incommoderationem partium ad uteri' distan-<text:line-break/>tiam. Stoici discrepantes coeuntium facultates et quali-</text:span></text:p>
      <text:p text:style-name="P79"><text:span text:style-name="T14">tates causas esse augurantur, quas si juis separet et sui<text:line-break/>generis alteri ctinjnngatJ evincet natura foetumque pro-<text:line-break/>creabit. , - ' ' ‘<text:tab/>,</text:span></text:p>
      <text:p text:style-name="P49">Gur mull steriles.<text:tab/>-</text:p>
      <text:p text:style-name="P56"><text:span text:style-name="T14">Aicmaeoni mulos mares infecundos censet propter<text:line-break/>feminis exilitatem et frigiditatem, feminas autem steriles<text:line-break/>quod ipfarum' vulvae (ursum non dehiscant; hoc est non<text:line-break/>aperiantur. Empedocles ob parvitatem , demissionem et<text:line-break/>angustiam'vulvae inverse ventri adjunctae 'ut recta ineam<text:line-break/>femen neque evibretur usque fi id fiat excipiatur; Huic<text:line-break/>Diocles testimonio annuit qui in distortionibus mnltoties<text:line-break/>tales se mularum uteros deprehendisse narrat et-iisdem le<text:line-break/>causis mulieres quoque sint steriles.</text:span></text:p>
      <text:h text:style-name="Heading_20_2" text:outline-level="2"><text:span text:style-name="T51">Caput XXXIll.</text:span></text:h>
      <text:p text:style-name="P45">An foetus in utere stt animal.</text:p>
      <text:p text:style-name="P56"><text:span text:style-name="T14">Plato foetum in utero esse animal arbitratur, ipsum<text:line-break/>siquidem et moveri in ventre et nutriri et augeri. Stoici</text:span></text:p>
      <text:p text:style-name="P13">partem ventris non animal esse foetum, existimant, quem-<text:line-break/>admodum enim fructus qui sunt partes plantarum ubi<text:line-break/>maturuerint decidunt, ita et foetus. Empedocles foetum<text:line-break/>quidem ipsum, animal non esse, sed respirare,in ventre, ac<text:line-break/>primum refpirationern animalis fieri in parte quum qui<text:line-break/>humor in foetu morabatur, secessum reperit et ad quod<text:line-break/>evacuatum est externi aeris per aperta vasa datur aditus.<text:line-break/>Diogenes foetus inanimatos nasci, sed cum calore: unde<text:line-break/>calidum innatum statim edito foetu frigidum in pulmonem<text:line-break/>attrahere putati Herophilus motum naturalem ipsi foetui<text:line-break/>relinquit, non autem animalem. Nervi autem sunt motus<text:line-break/>causae- Tunc vero animalia fieri quando in lucem edita<text:line-break/>aliquid aeris excipiunt.</text:p>
      <text:p text:style-name="P45">Quomodo suetus in utero nutriatur.</text:p>
      <text:p text:style-name="P12">Democritus et Epicurus in utero per os nutriri foe-<text:line-break/>tum existimant; hinc statim editum ore mammas invadere,</text:p>
      <text:p text:style-name="P13">esse enim in corpore mammas quasdam oppletas et oscula<text:line-break/>per quae, nutritur. Stoici per secundinam et umbilicum<text:line-break/>unde ipsum statim ligant obstetrices et os dilatant, ut<text:line-break/>per os manifeste nutriatur. Alcmaeon ali per totum cor-<text:line-break/>piis; ipsum enim ut spongiam nutritias alimenti partes ex-<text:line-break/>cipere censet.</text:p>
      <text:p text:style-name="P45">Quid primum in suetu absolvatur.</text:p>
      <text:p text:style-name="P56"><text:span text:style-name="T14">Stoici totum corpus procreari simul existimanti Ari-<text:line-break/>stoteles primum fpinam conflari putat ut navis carinam.<text:line-break/>Alcmaeon caput in quo princeps animae facultas </text:span><text:span text:style-name="T20">residet.<text:line-break/></text:span><text:span text:style-name="T14">Medici cor in quo venae et arteriae funt. Alii magnum<text:line-break/>pedis digitum. _ Alii umbilicum</text:span></text:p>
      <text:h text:style-name="Heading_20_2" text:outline-level="2">Caput XXXIV.</text:h>
      <text:p text:style-name="P45">Cur feptimestres suetus vitales.</text:p>
      <text:p text:style-name="P12">Empedocles quum humanum genus ex terra procrea-<text:line-break/>tum est diem temporis longitudine tantum exstitisse, quod</text:p>
      <text:p text:style-name="P55"><text:span text:style-name="T14">lemo gradu sol incedat, quantus nunc est decimestris: pi o-<text:line-break/>cedente vero tempore tantum fuisse diem quantus nunc<text:line-break/>est feptimestris, ac ea re decimestres ac scptimestres foe-<text:line-break/>tus editos vitales esse natura mundi ita meditata ut foe-<text:line-break/>tus uno die augesceret qui, nocte </text:span><text:span text:style-name="T39">J</text:span><text:span text:style-name="T14"> una fuisset conditus.<text:line-break/>Timaeus non decem, inquit, menses, sed novem censeri-a-<text:line-break/>retentione menstruorum primae conceptionis: sic et septi-,<text:line-break/>rnestres existimari qui septem non funt mensium, novit<text:line-break/>enim post conceptionem purgationem desiisse. Polybus,<text:line-break/>Diocles, empirict etiam' octavum mensem vitalem agno-<text:line-break/>scunt, 'sed foetum esse tum imbecilliorem ac saepenn-.<text:line-break/>rnero"ob imbecillitatem mullos interire. , Id vero maxime,<text:line-break/>universale nullum velle ut octimestres' nutriantur, multus<text:line-break/>tamen octimestres viros evasisse. Hippocrates et Aristote-<text:line-break/>les censent si septem mensibus uterus' impleatur, tunc<text:line-break/>ipsum deorsum procumbere et foetum edi vitalem: si vero<text:line-break/>procubuerit nec nutriatur debilitato ob laborem umbilico,<text:line-break/>foetus impasics edi' ac proinde octimestrem foetum non</text:span></text:p>
      <text:p text:style-name="P55"><text:span text:style-name="T14">vivere. Quod si novem menses in utero maneat, tum pro-<text:line-break/>cumbens perfectus editur. Polybus autem dies centum<text:line-break/>octoginta duos et dimidium requiri conjicit ut foetus editi<text:line-break/>sint vitales : hoc enim esse fex mensium tempus quo etiam<text:line-break/>scl a tropico ad tropicum decurrat. Dici autem septime-<text:line-break/>stres, quum dies qui huic sexto mensi desunt a feptimo<text:line-break/>assumuntur. Octo vero mensium foetus non vivere, quod<text:line-break/>uteri'quidem foetu foras-procumbente vehementius um-<text:line-break/>bilicus distendatur crucieturque: nam foetus alimento<text:line-break/>fraudatur, nutritionis siquidem causa est umbilicus. At<text:line-break/>mathematici disjuncta habere signa, ob idque omni priva-<text:line-break/>tos esse natalilio sidere pronuntiant, feptimestres vero<text:line-break/>conjunctorum esse participes, octimestres autem disjuncta<text:line-break/>animalia zodiaci habere domorum dominos sibi adversarios<text:line-break/>planetas, siquis enim in his ortum et vitam sortitus fue-<text:line-break/>rit, eum infortunatum et brevioris aevi fore ipsa porten-<text:line-break/>dunt, Disjuncta vero sunt zodiaci- signa quorum unum<text:line-break/>ab altero octavum numcratur ut aries ad scorpium, tau-</text:span></text:p>
      <text:p text:style-name="P55"><text:span text:style-name="T14">rus ad sagittarium, gemini ad capricornum', cancei ad<text:line-break/>aquarium, leo ad pisces', virgo est arietem. Propterea<text:line-break/>feptimestres et decimestres vitales esse foetus,, octimestres<text:line-break/>vero propter defectum conjunctionum mundi interire.<text:line-break/>Timaeus et duodecirnestrem asserit aliquem foetum utero<text:line-break/>gestari ob Tuppressionem menstruorum quae ante conceptio-<text:line-break/>nem prodibant, sic et sieptimestrem aestimari nor existen-<text:line-break/>tem priusquam conceptio fuerit, fed cum uterus ad men-<text:line-break/>strua et post, conceptionem valet. , ,</text:span></text:p>
      <text:h text:style-name="Heading_20_2" text:outline-level="2">Caput XXXV.</text:h>
      <text:p text:style-name="P45">, Quomodo generentur ac intereant animalia.</text:p>
      <text:p text:style-name="P80"><text:span text:style-name="T14">- -<text:tab/>s .<text:tab/></text:span><text:span text:style-name="T20">• .<text:tab/>’ ' 1<text:tab/>y</text:span></text:p>
      <text:p text:style-name="P56"><text:span text:style-name="T14">Epicurus si, generatus est mundus et animalia gene-<text:line-break/>rata ea quoque interitura'protulit: quod si ingenitus est<text:line-break/>sx mutua commutatione generari: partus enim,esse .mundi,<text:line-break/>haec ipsa, ut Anaxagoras et Euripides, nihil .eorum quae<text:line-break/>generantur-perit, fed ea quum solvuntur alias aliorum,</text:span></text:p>
      <text:p text:style-name="P55"><text:span text:style-name="T14">formas diversas inducunt. Anaximander putat in. humide<text:line-break/>generata esse prima animalia corticibus spinosis involuta,<text:line-break/>processu autem aetatis, ad majorem, siccitatem descivisse<text:line-break/>ruptoque cortice ad modicum tempus supervixisse. Em-<text:line-break/>pedocles animalia-primum, edita ac plautas nequaquam in-<text:line-break/>tegra exstitisse sed parum convenientibus partibus com-<text:line-break/>posita: fecundo nata sic inter fe partibus juncta dicit ut<text:line-break/>simulacri speciem referrent. Tertio • orta ex- membris ex<text:line-break/>sefe invicem prodeuntibus: quarto denique non jam ex<text:line-break/>similibus ut e.x terra et aqua fed ex fefe vicissim cum<text:line-break/>alimentum alioruut esset densatum, aliis mulierum venu-<text:line-break/>stas incitamentum emittendi seminis attulisset. Animalium<text:line-break/>porro omnium genera discreta esse pro temperaturae con-<text:line-break/>ditione, alia enim aquas appetunt tanquam naturae;suae<text:line-break/>plus accommodas, aliaad aerem auspicant - quod ejus in<text:line-break/>fe plurimum contineant: alia quae graviora sinf ad terram<text:line-break/></text:span><text:span text:style-name="T20">suo appetitu</text:span><text:span text:style-name="T14"> seruntur: quae autem aequabili iunt tempe-<text:line-break/>ramento; ex toto pectore vocem effundunt. Democritus</text:span></text:p>
      <text:p text:style-name="P55"><text:span text:style-name="T14">genita esse animalia congressu, at fi unum astrum primum<text:line-break/>humidi exstiterint animalia gignere. ,</text:span></text:p>
      <text:p text:style-name="P56"><text:span text:style-name="T20">Quot animalium genera et an omnia fenfu et ra-<text:line-break/>tione praedita.</text:span></text:p>
      <text:p text:style-name="P56"><text:span text:style-name="T14">Plato' et Aristoteles quatuor esse animalium genera<text:line-break/>proferunt et ipsum mundum animal esse, terrestria, aqua-<text:line-break/>tica, volatilia </text:span><text:span text:style-name="T20">et</text:span><text:span text:style-name="T14"> coelestia, etenim astra ipfa animalia esse,<text:line-break/>et mundum ipfum, at animal rationale, immortale. De-<text:line-break/>mocritus et Epicurus coelestia.. Anaxagoras omnia ani-<text:line-break/>malia habere rationem agentem et quodammodo mentem<text:line-break/>non habere patientem quae mentis interpres dicitur. Py-<text:line-break/>thagoras et Plato rationales quidem - esse ceterorum quae<text:line-break/>bruta dicuntur animalium animas, non tamen ea rationis<text:line-break/>effectus prodere dico tum ob corporum intemperiem tum<text:line-break/>quod fermonem eloquentem minime participent, quemad-<text:line-break/>modnm in simiis et canibus advertitur, quae mente quis<text:line-break/>lem concipiunt, fed mentis concepta proferre nequeunt.<text:line-break/>Diogenes rationis et aeris partem ea percipere, fed vel</text:span></text:p>
      <text:p text:style-name="P55"><text:span text:style-name="T14">ob'crassitiem vel ob .abundantiam humoris' neque .intolli-<text:line-break/>gere neque, sentire</text:span><text:span text:style-name="T20">ac</text:span><text:span text:style-name="T14"> fere affecta esse; eo modo quo sunt<text:line-break/>insanientes qui de mentis exiverunt, potestate.</text:span></text:p>
      <text:p text:style-name="P12">Caput XXXVI.</text:p>
      <text:p text:style-name="P45">Quanto tempore foetus in utaro'sarmcntur.</text:p>
      <text:p text:style-name="P12">Empedocles in hominibus foetuum formationem in-<text:line-break/>cipere ait tricesimo sexto die, perfici vero partibus unde-<text:line-break/>quinquagesimo die.' ' Asclepiades masculorum quidem quod<text:line-break/>calidiori sint temperamento formationem fieri vigesimo<text:line-break/>sexto die, quinquagesimo vero perfici: in mulieribus autem<text:line-break/>quatuor' mensibus fieri. conformationem quod caloris sint<text:line-break/>inopes: brutoium vero foetus totos et inchoari. et perfici<text:line-break/>ex contemperauone elementorum.</text:p>
      <text:p text:style-name="P56"><text:span text:style-name="T20">Ex quibus dementis quaeque</text:span><text:span text:style-name="T14"> pars </text:span><text:span text:style-name="T20">corporis nostri •<text:line-break/>constituitur.</text:span></text:p>
      <text:p text:style-name="P56"><text:span text:style-name="T14">Empedocles cernes quidem ex aequali quatuor-ele-<text:line-break/>mentorum mixtione procreari </text:span><text:span text:style-name="T20">protulit,</text:span><text:span text:style-name="T14"> nervos autem ex</text:span></text:p>
      <text:p text:style-name="P55"><text:span text:style-name="T14">igne et terra cuin duabus aquae partilius permixtis: at<text:line-break/>ungues gigni animalibus ex nervis prout aeri occurrerunt<text:line-break/>refrigeratis reliquis elementis. Ossa vero videntur ex<text:line-break/>aqua et terra </text:span><text:span text:style-name="T20">interna aequaliter composita,</text:span><text:span text:style-name="T14"> conferunt ta-<text:line-break/>men e quatuor elementis in quibus ignis et terra domi-<text:line-break/>nantur, sudores . et lacrymas oriri eliquato sanguine, qui<text:line-break/>quum attenuatqs fuerit, diffunditur.</text:span></text:p>
      <text:p text:style-name="P45">Quomodo exorditur perfectionem horno.</text:p>
      <text:p text:style-name="P12">Heraclitus et Stoici perfectionem nos exordiri asse-<text:line-break/>runt transactu fecundo septenario quo tempore spermatica<text:line-break/>vasa moventur: etenim arbores perficiuntur quum fructus<text:line-break/>ferre incipiunt, imperfectae autem sunt et immaturae dum<text:line-break/>fructu carent. Aristoteles primo septenario quo notitia<text:line-break/>oritur rerum honestarum et turpium, quod est disciplinae<text:line-break/>initium. Alii denique existimant nos tortio perfici septe-<text:line-break/>nario quum et pubescimus et virium robore utimur.</text:p>
      <text:p text:style-name="P81"><text:span text:style-name="T14">Caput XXXV1L<text:line-break/></text:span><text:span text:style-name="T20">' </text:span><text:span text:style-name="T30">τ</text:span><text:span text:style-name="T20">-su,' ~<text:tab/>'</text:span></text:p>
      <text:p text:style-name="P45">Quomodo jomnus fiat et morse</text:p>
      <text:p text:style-name="P56"><text:span text:style-name="T20">ni?Tv.</text:span><text:span text:style-name="T14"> Alcmaeon sangu.nis recessu in venas fanguistuas sam-<text:line-break/>,,num fieri censet, diffusione vero ejusdem solutionem i rnm<text:line-break/>-autem qui per frigussplane fit recestirnr mortem afferre.<text:line-break/>Empedocles somnum quidem refrigerationem caloris qui &gt; in<text:line-break/>sanguine est moderatam esse vultr immoderatarn vero mor-<text:line-break/>tum.denuntiare, 'Plani -et' Stoici somnum quidem scusifici<text:line-break/>spiritus quiete oborirr </text:span><text:span text:style-name="T20">tradant</text:span><text:span text:style-name="T14"> non relaxatione sicut"'in<text:line-break/>terra; sed- quum is..ad interstitium superciliorum, id'est<text:line-break/>ad partem principem, fertur, quum autem prorsus senius<text:line-break/>privatio spiritui sensifico accesserit mortem accedere.</text:span></text:p>
      <text:p text:style-name="P56"><text:span text:style-name="T14">..dii; m Sriqxis</text:span></text:p>
      <text:p text:style-name="P45">Utrum summts et mors gfTpPJtJtrnuL animae sint.</text:p>
      <text:p text:style-name="P56"><text:span text:style-name="T14">-irin .Aristoteles fomnum norporis et animae esse‘ scripsit,-<text:line-break/>ipsius vero • e aulam, esse vaporem- humidum • a thorace in</text:span></text:p>
      <text:p text:style-name="P55"><text:span text:style-name="T14">capitis domicilia assurgentem e subjecto alimento et refri-<text:line-break/>gerationem caloris an. corde, mortem vero absoluta refri-<text:line-break/>geratione contingere. Anaxagoras propter corporeae fun-<text:line-break/>etionis lassitudinem somnum obrepere’ credidit, corporis<text:line-break/>enim esse non’ animae- affectum, animae quoque mortem<text:line-break/>accidere ob separationem.- Leucippus noni solum corporis<text:line-break/>.£om'num-esse;/ verum excedenterapartium tenuiorum .em-<text:line-break/>aeramento nimiam. animati calidi jactaram causam mortis;<text:line-break/>-corporis.autetu.haec esse, non animae affectiones.; Empe-<text:line-break/>loeles mortem esse separationem partis igneae ab his ex<text:line-break/>quibus fyn taxis hominis coaluitr ideoque communem esse<text:line-break/>Orpori animaeque mortem,. scmnurn -autemi secretione<text:line-break/>quadam partis igneae evenire.</text:span></text:p>
      <text:p text:style-name="P12">Caput XXXV11I.</text:p>
      <text:p text:style-name="P50">.<text:tab/>Utrum stirpes stnt animalia.</text:p>
      <text:p text:style-name="P12">Thales et Plato, stirpes animatas esse et animalia pro-<text:line-break/>.ferunt.,i Patet .vero quod -ipsae scfe commoveant sefeqne</text:p>
      <text:p text:style-name="P13">cum violentia colligant rursusque ita -vehementer fe ex-<text:line-break/>plicent laxentque , ut etiam secum trabant gravia pondera.<text:line-break/>Aristoteles eas quidem dixit animatas esse non tamen<text:line-break/>animalia, quum' animalia sint alia appetendi alia sentiendi<text:line-break/>alia ratiocinandi facultate praedita. Stoici et Epicurei<text:line-break/>non animatas esse putant: animata enim quaedam esse<text:line-break/>animae appetentis et concupiscentis, quaedam vero ratio-<text:line-break/>nalis. Plantas autem sponte ac fortuito non animae dote<text:line-break/>natas esse.</text:p>
      <text:p text:style-name="P45">Quomodo stirpes augeantur.</text:p>
      <text:p text:style-name="P56"><text:span text:style-name="T20">-a&lt;-</text:span><text:span text:style-name="T14"> Empedocles arbores prima animalium e terra produ-<text:line-break/>ctas fuisse profert, priusquam fol circumageretur et prius-<text:line-break/>quam nox a die difcerneretur, ex temperamenti quoque<text:line-break/>commoderatione eas tum maris tum feminae rationem ha-<text:line-break/>bere. Crescere autem a caloris qui telluri inest distribu-<text:line-break/>tione, adeo ut sint terrae partes, ut ipsi foetus in utero<text:line-break/>partes sunt matris, fructus autem stirpium aquae et ignis<text:line-break/>recrementa esse. Iis quidem stirpibus; lolia defluere qui-</text:span></text:p>
      <text:p text:style-name="P82"><text:span text:style-name="T18">- . - , .. . </text:span><text:span text:style-name="T14">v </text:span><text:span text:style-name="T18">•<text:tab/>- ' „ •</text:span></text:p>
      <text:p text:style-name="P12">bus haud integer secernitur liantor qui aestate abfumitur,<text:line-break/>quibus vero lu soliis copiosus succus perpetuo manet, eas<text:line-break/>scmper florere ut in lauro et olea advertimus: succorum<text:line-break/>autem differentias oriri ex diversitate cum multitudinis<text:line-break/>partium tum plantarum discrepantium a rebus alentibus<text:line-break/>quae sibi similia sunt attrahentium, quemadmodum Tn vi-<text:line-break/>tibus innotescit. Non enim earum differentiae vinorum<text:line-break/>diversitatem efficiunt, sed nutrientis soli.</text:p>
      <text:p text:style-name="P45">' De nutrimento et incremento,</text:p>
      <text:p text:style-name="P56"><text:span text:style-name="T14">Empedocles animalia quidem proprii alimenti con-<text:line-break/>cretione nutriri, caloris autem praesentia crescere; utrius-<text:line-break/>que vero defectu imminui ac tabesceret, : At nostrae aeta-<text:line-break/>tis</text:span><text:span text:style-name="T39">;</text:span><text:span text:style-name="T14"> homines pritcis comparatos infantium instar esse. q.</text:span></text:p>
      <text:p text:style-name="P12">Caput XXXIX.</text:p>
      <text:p text:style-name="P56"><text:span text:style-name="T20">De febre.</text:span><text:span text:style-name="T14"> </text:span><text:span text:style-name="T43">is</text:span><text:span text:style-name="T14">c</text:span></text:p>
      <text:p text:style-name="P56"><text:span text:style-name="T14">_ Erasistratus febrem definit obortum sanguinis motum<text:line-break/>non sponte in spiritus vasa prolapsi quemadmodum in marit</text:span></text:p>
      <text:p text:style-name="P55"><text:span text:style-name="T14">quando enim nullus -ventus ipsum agitat quiefeit:. flante<text:line-break/>autem vehementi, verto contra naturam tunc totum uogi-<text:line-break/>turin circulos: sic et in corpore, quando sanguis com-<text:line-break/>motus fuerit, incjdit in vasa spirituum ; cum autem inca-<text:line-break/>luerit totum corpus calefacit. Diocles succedentem asse-<text:line-break/>ctum esse febrem existimatsuccedit autem vulneribus et.<text:line-break/>adenum tumoribus.: .Herodotus asserit-nulla causa praece-<text:line-break/>dente aliquos interdum febre corripi. ....</text:span></text:p>
      <text:p text:style-name="P83"><text:span text:style-name="T14">ce; ' '<text:tab/>'</text:span><text:span text:style-name="T39">J</text:span><text:span text:style-name="T14"> ."<text:tab/></text:span><text:span text:style-name="T20">' .'<text:tab/>"i</text:span><text:span text:style-name="T14"> ax</text:span></text:p>
      <text:p text:style-name="P45">De sunitate et morbo.</text:p>
      <text:p text:style-name="P56"><text:span text:style-name="T14">Alcmaeon quidem sentit causam sanitatis continentem<text:line-break/>esse aequabilitatem facultatis Immisti, calidi, sicci, frigidi,<text:line-break/>amari, dulcis ac .reliquorum, si qua; yero harum qualita-<text:line-break/>tum fola praevaleat ceteris morbi causamefficlentemqeyer-<text:line-break/>tit enim sanitatem quae sola exsuperat et morborum causa<text:line-break/>est: verbi gratia si nimirum possit calor aut frigus aut re-<text:line-break/>Iiquorum aliquid ueficiat vel abundet ut cum sanguinis<text:line-break/>aut cerebri non est satis: ideoque; sanitatem esse teinpe-</text:span></text:p>
      <text:p text:style-name="P13">riem qualitatum concinnam, hoc est comrnoderatam quali-<text:line-break/>tatum temperiem. Diocles cum ex inaequalitate elemen-<text:line-break/>torum quibus corpus compositum est tum ex aeris consti-<text:line-break/>tutlone morbos oboriri existimati Erasistratus morbos<text:line-break/>contingere arbitratur ob alimentum veI nimium vel in-<text:line-break/>coctum vel corruptum: sanos vivere si ciborum quantum<text:line-break/>sufficiat assumpserimus. Pythagoras dicebat morbos cor--<text:line-break/>poris inde oriri quod aut'calidius aut frigidius sit corpus,<text:line-break/>calidius quidem est quod ultra temperiem calet, frigidius<text:line-break/>vero cum deficit justus calor.</text:p>
      <text:p text:style-name="P84"><text:span text:style-name="T26">ι</text:span><text:span text:style-name="T24">,.</text:span><text:span text:style-name="T26">νΛιή</text:span><text:span text:style-name="T24"> </text:span><text:span text:style-name="T14">jec/i<text:tab/>e-t ,<text:tab/>• -</text:span></text:p>
      <text:p text:style-name="P56"><text:span text:style-name="T14">tgjtl , rui </text:span><text:span text:style-name="T20">. De senectute. ,</text:span></text:p>
      <text:p text:style-name="P12">Stoici et medici uno consensu oh caloris recessum<text:line-break/>fenectutern oboriri proferunt ac qui plus caloris habent<text:line-break/>tardius fenescere. Asclepiades vero dicit Aethiopas 'cele-<text:line-break/>riter senescere, scilicet anno tricesimo, quod eorum corpora<text:line-break/>ab aestuante sole adurantur, Britanniae vero incolas cen-<text:line-break/>tesimo vigesimo anno senefcere quod ingenitus eorum ca-</text:p>
      <text:p text:style-name="P85"><text:span text:style-name="T14">lor diutius confervetur. Enimvero Aethiopum corpora<text:line-break/>rariora .fiant quod a sole , laxentur, . Britannorum vero<text:line-break/>quod sub ursis degant' densiora proindeque diuturnioris<text:line-break/>vitae sunt. '<text:tab/>— ...... _ . ___</text:span></text:p>
      <text:h text:style-name="P2" text:outline-level="1"><text:bookmark-start text:name="bookmark30"/>GALENI DEFINITIONES ME-<text:line-break/>DICAE.<text:bookmark-end text:name="bookmark30"/></text:h>
      <text:h text:style-name="Heading_20_2" text:outline-level="2">Prooemium.</text:h>
      <text:p text:style-name="P39">De medicis finitionibus opus eum<text:line-break/>medicis omnibus tum fis potissimum qui ad medicinam in-<text:line-break/>troducuntur adolescentibus quam utilissimum, prout aequum<text:line-break/>censi)isti, colligere ae scriniis mandare decrevi, Theutra •<text:line-break/>medicorum optime. Quum enim ars medica vitae sit uti-<text:line-break/>lis et ad hominum salutem inventa ac multa praeclara<text:line-break/>theoremata habeat eaque adoptionis arduae esse rideantur,<text:line-break/>utilissimae erunt finitiones quae paucis multa docere pos-<text:line-break/>sunt. Optima namque omnibus in artibus ac scientiis</text:p>
      <text:p text:style-name="P55"><text:span text:style-name="T14">doctrina est quae</text:span><text:span text:style-name="T18">’</text:span><text:span text:style-name="T26">ηάη</text:span><text:span text:style-name="T14">...multis </text:span><text:span text:style-name="T20">'ac immeusissed</text:span><text:span text:style-name="T14"> patfeisper—<text:line-break/>belle dignoscitur; At prisci quique'ante' Hippocratem ex-<text:line-break/>stitere in quorum volumina nos' incidimus, neque res ul-<text:line-break/>las ad artem spectantes finierunt lueqne mullos eommen—<text:line-break/>tarios, fed admodum paucos reliquerunt-. Hos </text:span><text:span text:style-name="T20">tamen</text:span><text:span text:style-name="T14"> lau-r<text:line-break/>dare aequum est</text:span><text:span text:style-name="T39">:</text:span><text:span text:style-name="T14"> quod primi instituta </text:span><text:span text:style-name="T20">sua</text:span><text:span text:style-name="T14"> ad usum tra--<text:line-break/>duxerint et vitae quid utile invenire studuerint. </text:span><text:span text:style-name="T39">1</text:span><text:span text:style-name="T14"> His- and<text:line-break/>tem succedens Hippocrates medicinam • etiam conscripsit<text:line-break/>ipfamque in libro der arte definivit,'ille qui scmper bono-<text:line-break/>rum auctor ac .princeps fuit, cujus idcirco omnes Graeci<text:line-break/>in- aevum omne • erunt memores, quandoquidem publice<text:line-break/>est, de omnibus: bene meritus. -'Qui vero ab hujus tempo-<text:line-break/>ribus exstitere quidam finitiones conscripserunt atque lir<text:line-break/>non omrtes. Sed seduli fuisse videntur-lu ejusmodi spe-<text:line-break/>culatione Herophlli sectatores et Apollouius Memphites et<text:line-break/>praeterea Athenaeus Attalensis; verum et hi neque decenti<text:line-break/>usi sunt ordine neque tractatum composuerunt, sed fpar-<text:line-break/>sim in libris conscripserunt parciusque praeterea defcripse-</text:span></text:p>
      <text:p text:style-name="P55"><text:span text:style-name="T14">runti neque enim omnes quae in medicina comperiuntur<text:line-break/>finierunt. Quidquid autem veritatis studio, asserimus, id.<text:line-break/>ex occurrentibus dictorum virorum -libris doceri poteft.<text:line-break/>Nos </text:span><text:span text:style-name="T20">vero,</text:span><text:span text:style-name="T14"> rursum urgentes .asserimus ac proditas quidem<text:line-break/>a majoribus finitiones iisdem verbis describemus aede-:<text:line-break/>centem ordinem ipsis imponemus, atque si quaedam a ve-<text:line-break/>tustioribus editae non sint conficientes ipsi! contexentes-<text:line-break/>que prout, et tu operae pretium esse censuisti perfectam<text:line-break/>collectionem construemus. Hoc namque ego credo, probe<text:line-break/>Teuthra, juvenibus instituendis neque fuisse- neque fore,<text:line-break/>utiliorem : atque haec hactenus. Primum itaque necesse<text:line-break/>est dicere quid sit utilissimum quidque ordini doctrinae:<text:line-break/>aptissimum, deinde quid ipsa sit finitio apertum facere;<text:line-break/>postremo ac deinceps finitiones ipsas subjicere.</text:span></text:p>
      <text:p text:style-name="P12">I. Finitio igitur ex nonnullis est oratio quae quale<text:line-break/>sit illud de quo sermo est declarat. Definiri et hoc modo<text:line-break/>potest. Finitio est oratio conceptionis animi. Quidam</text:p>
      <text:p text:style-name="P13">sic quoque tluieruntr finitio est aratio quae adaequantium<text:line-break/>refolutione effertur,, vel finitio est quae nos brevi com-<text:line-break/>memoratione -in rerum vocibus subjectarum notitiam du-<text:line-break/>cit.r vel finitio est • oratio quae ipsum este declarat,, vel<text:line-break/>'oratio quae nobis rei -.notitiam demonstrat ac explicat.</text:p>
      <text:p text:style-name="P56"><text:span text:style-name="T14">. II. Definitio oratio est concisa quae subjectae rei<text:line-break/>naturam sxplicat. Definitio autem dicitur a finibus aut<text:line-break/>terminis qui regionis ac loca finiunt ac terminant.</text:span></text:p>
      <text:p text:style-name="P56"><text:span text:style-name="T14">III. - Diorismus feu distinctio divisio est rei quae tam-<text:line-break/>quam univerialis dicitur, non tamen universalis exsistit,<text:line-break/>.per .accessionem ad universale couverfio. ,</text:span></text:p>
      <text:p text:style-name="P56"><text:span text:style-name="T14">-. </text:span><text:span text:style-name="T39">r</text:span><text:span text:style-name="T14">q. IV. Scopus est is qui prinum mente concipitur finis,<text:line-break/>finis autem est opus, scopi peractum.</text:span></text:p>
      <text:p text:style-name="P56"><text:span text:style-name="T14">V.. Aptiorismus est oratio concisa quae persectam<text:line-break/>complet sententiam vel fic. • Aphorismus.oratio est in voce<text:line-break/>quidem feu dictione perangusta, sententiis vero locuples.;<text:line-break/></text:span><text:span text:style-name="T26">όίή</text:span><text:span text:style-name="T24"> </text:span><text:span text:style-name="T14">VI. Deicriptio.iest oratio quae fornra quadam ad.ma-</text:span></text:p>
      <text:p text:style-name="P55"><text:span text:style-name="T14">nisestandam rei notitiam rudius introducit. Alii sic. De-<text:line-break/>seripticest oratio.quae rudi typo res:declarati </text:span><text:span text:style-name="T20">i </text:span><text:span text:style-name="T44">t</text:span><text:span text:style-name="T20">- ui</text:span></text:p>
      <text:p text:style-name="P86"><text:span text:style-name="T14">VII. Scientia est rerum comprehensio solida ac certa<text:line-break/>quae a-ratione nunquam deflectit. : Potest, quoque ita de-<text:line-break/>finiri.. Scientia est. habitus . immutabilis qui ex mentis<text:line-break/>conceptionibus opinionem haud a ratione deerrantem<text:line-break/>praebet. .<text:tab/>-<text:tab/>....<text:tab/>-<text:tab/>.</text:span></text:p>
      <text:p text:style-name="P56"><text:span text:style-name="T14">. •_ -VIll. Ars. est praeceptorum exercitatione comproba-<text:line-break/>torum ad finem, eorum: quae lu vita-sunt perutilem con-<text:line-break/>geries. Vel sic. Ars .est .compages-comprehensionum exer-<text:line-break/>eitarum ad unum finem relationem habentium.</text:span></text:p>
      <text:p text:style-name="P87"><text:span text:style-name="T14">IX.<text:tab/>Hippocrates in libello de arte mredicinam ile<text:line-break/>desinit ac, primum ipsam medicinam existimavit esse quae<text:line-break/>legrotantium morbos plane, tollit morborumque. vehemen-<text:line-break/>tias coercet neque a morbo victis manus;, ornatrices ad-<text:line-break/>movet, quum haec omnia-restituere medicam artem non<text:line-break/>posse cuique notum siti : Aliter. Medimna ars est quae in<text:line-break/>romii.urn corporibus, versatur ac .sanitatem: tuetur. Alio</text:span></text:p>
      <text:p text:style-name="P13">modo; Medica ars est additio et detractio ; additio qui-<text:line-break/>dem eorum quae- deficiunt; detractio, vero eorum quae<text:line-break/>exsuperant. Alia ex Herophile. Medicina ars est salu-<text:line-break/>brium et insalubrium et neutrorum. Vel sic. Medicina<text:line-break/>ars est sanitatis conservatrix. At plures hoc modo defi-<text:line-break/>nierunt. Medicina est ars quae sanis victus rationem et<text:line-break/>aegrotantibus medelas praescribit. ,</text:p>
      <text:p text:style-name="P17">X.<text:tab/>Summae partes medicinae sunt duae, speculatio<text:line-break/>et actio. Praecedit autem actionem seu praxin speculatio.<text:line-break/>Speculari namque prius aliquid oportet atque ita deinde<text:line-break/>agere; nam praeceptio ratione constans exercendorum ope-<text:line-break/>rum principium esu</text:p>
      <text:p text:style-name="P17">XI.<text:tab/>Partes medicinae quas eti, speci es 'quidam nun-<text:line-break/>cuparunt, sunt quinque, physiologia ;, pathognomonica,<text:line-break/>diaetetica; materialis et therapeutica. Physiologia equi-<text:line-break/>dem est quae in speculatione versatur regentis nos ac<text:line-break/>moderantis naturae. Pathognomonica vero quae in rei<text:line-break/>quae praeter'naturam est dignotione versatur. Diaetetica</text:p>
      <text:p text:style-name="P88"><text:span text:style-name="T14">autem quae tum sanorum, tum aegrotantium victui incum-<text:line-break/>thit. Materialis quae materiam 'corpori nostro, inedehtern<text:line-break/>continet. Therapeutica denique quae circa sanationem vel<text:line-break/>deperditae fanitatis revocationem ejusque restitutionem<text:line-break/>operam navati<text:tab/>'<text:tab/>.</text:span></text:p>
      <text:p text:style-name="P89"><text:span text:style-name="T14">XII.<text:tab/>Secta est multitudinis dogmatum propensic arte<text:line-break/>conditorum et</text:span><text:span text:style-name="T39">J</text:span><text:span text:style-name="T14"> ad' unum finem relationem habentium. Aut<text:line-break/>sic. Secta est societas decretorum quae, tum se mutuo<text:line-break/>tum apparentia consequuntur aut consequi putantur; Pof-<text:line-break/>fit autem aliquis ita quoque definire. Secta est consensus<text:line-break/>plurium dogmatum' quae se invicem et apparentia conse-<text:line-break/>quuntur aut consequi existimantur. Comperitur vero<text:line-break/>hujusmodi quaedam definitio. Secta est assensio multitu-<text:line-break/>dinis dogmatum quae tum ad scipsa tum ad apparentia<text:line-break/>consequentiam habent.</text:span><text:span text:style-name="T39">1</text:span><text:span text:style-name="T14"> Aut ita. Secta assensio est ex<text:line-break/>dogmatum multitudine consequentiam inter se ad unum<text:line-break/>finem habentium.<text:tab/>-</text:span></text:p>
      <text:p text:style-name="P90"><text:span text:style-name="T14">XllI.<text:tab/>Dogma partim quidem proprie partim vero<text:line-break/>communiter dicitur': communiter quidem rei in actucon-</text:span></text:p>
      <text:p text:style-name="P55"><text:span text:style-name="T14">fensio, proprie vero rei comprobatio proindeque sane ma-<text:line-break/>gis rationalis secta dogmatica vocata est. ss Dogma utroque<text:line-break/>modo vocatur tum' quod opinione percipitur; tum ipsa,<text:line-break/>opinio. Illud pronunciatum, hoc sententia est. </text:span><text:span text:style-name="T20">geuj'<text:line-break/></text:span><text:span text:style-name="T14">-ft.j/XIV. Medicinae sectae primae duae runt empirica et<text:line-break/>rationalis et . tertia, methodica. Quartam autem i sectam<text:line-break/>adinvenisse videtur Agathinus Lacedaemonius, quam epiri<text:line-break/>fyntheticem </text:span><text:span text:style-name="T20">accumulantem</text:span><text:span text:style-name="T14"> nornluavife; .nonnulli, vero ecle-<text:line-break/>cticen </text:span><text:span text:style-name="T20">electricem,</text:span><text:span text:style-name="T14"> alii hecticen habitricem </text:span><text:span text:style-name="T19">ippellarti.it..-</text:span></text:p>
      <text:p text:style-name="P91"><text:span text:style-name="T14">XV.<text:tab/>Empirica quidem secta est, eorum quae saepis-<text:line-break/>sime et secundum idem et eodem prope medo visa </text:span><text:span text:style-name="T26">Γιιη</text:span><text:span text:style-name="T24">$</text:span><text:span text:style-name="T26">ι</text:span><text:span text:style-name="T24">&gt;&gt;-.</text:span></text:p>
      <text:p text:style-name="P91"><text:span text:style-name="T14">XVI.<text:tab/>Rationalis, sectu, est rerum! abditarum scientia<text:line-break/>et, hanc .in medendo sequuntur effectus ac'opera., • jj</text:span></text:p>
      <text:p text:style-name="P92"><text:span text:style-name="T14">XVII.<text:tab/>Methodica Tecta cognitio est apparentium com-<text:line-break/>munitatum et proximarum et necessaria-um ad medicinae<text:line-break/>finem. Communitates vero vocat vulgut adstrictunec flu-<text:line-break/>xutniac permixtum.<text:tab/>•<text:tab/>if</text:span></text:p>
      <text:p text:style-name="P12">.XVIII. Analogismus 'ratiocinatio est, oratio , quae ab</text:p>
      <text:p text:style-name="P93"><text:span text:style-name="T26">Λ</text:span><text:span text:style-name="T18"><text:tab/>-.<text:tab/></text:span><text:span text:style-name="T14">I</text:span></text:p>
      <text:p text:style-name="P94"><text:span text:style-name="T14">evistenti ortum ducit et abditi comprehensionem facit; ufe<text:line-break/>su sudores sunt, porr funt; sudores'etenim res quidem: est<text:line-break/>evidens, pori vero tres, abdita.<text:tab/>-. ..nriqo</text:span></text:p>
      <text:p text:style-name="P56"><text:span text:style-name="T14">XIX. SyllogiImns est oratio in qua positis quibus-<text:line-break/>damsaliud quidpiam:-ab’ iis quae posita funt, quod prius<text:line-break/>ignorabatur,.necessario colligitur. - nlolu nv.r;<text:line-break/>-nimXX. Epilogifmtrs est oratio quae quod fensim apparet<text:line-break/>sententiae, id in .amplificationem adducit. </text:span><text:span text:style-name="T39">1</text:span><text:span text:style-name="T14">'.'r </text:span><text:span text:style-name="T39">1</text:span><text:span text:style-name="T14"> - ''-ile</text:span></text:p>
      <text:p text:style-name="P56"><text:span text:style-name="T14">XXL- Theorema--</text:span><text:span text:style-name="T20">praeceptum</text:span><text:span text:style-name="T14"> res est universalis-quae<text:line-break/>medicinae finem consequens adstruitur. Aliter. Theorema<text:line-break/>est'effatum universale quod medicinam complet fini con-<text:line-break/>tinuum. Aliter. Theorema est cujus contrarium raro evenile</text:span></text:p>
      <text:p text:style-name="P56"><text:span text:style-name="T14">XXIL Rarum est cujus contrarium evenit. -</text:span></text:p>
      <text:p text:style-name="P56"><text:span text:style-name="T14">XXIII. Anceps- opinio est cujus contrarium perae-i<text:line-break/>que accidit. -- s-g-av i ..uriis-- '</text:span></text:p>
      <text:p text:style-name="P95"><text:span text:style-name="T14">XXIV. Finis est cujus gratia aliquid in medicina<text:line-break/>efficitur; Vel sic. Fluis est ad quem quaecunque medi-<text:line-break/>-<text:tab/>.<text:tab/>• . A..<text:tab/>, : * l </text:span><text:span text:style-name="T26">Λ</text:span></text:p>
      <text:p text:style-name="P96"><text:span text:style-name="T33">.<text:tab/></text:span><text:span text:style-name="T14">s</text:span></text:p>
      <text:p text:style-name="P97"><text:span text:style-name="T14">cinae sunt referuntur. Potest quoque ita definiri, Finis<text:line-break/>est in medicina id quod assequuti nihilo piaeterea egemus.<text:line-break/>iur.XXV? .Porseetusnestr medicus uqni</text:span><text:span text:style-name="T39">1</text:span><text:span text:style-name="T14">'in fpeculatibne ’ et<text:line-break/>praxi numeros-omnes explevit-.- tW®:-'-'-<text:tab/>• tuertu</text:span></text:p>
      <text:p text:style-name="P98"><text:span text:style-name="T20">o.'&lt;</text:span><text:span text:style-name="T14"> XXVI. Optimus medicus est qui omnia in medicina<text:line-break/>recta ratione efficit.</text:span><text:span text:style-name="T39">1</text:span><text:span text:style-name="T14"><text:tab/>mp r' </text:span><text:span text:style-name="T20">A iiij</text:span><text:span text:style-name="T41">J</text:span><text:span text:style-name="T20"> • </text:span><text:span text:style-name="T41">3 7 :</text:span></text:p>
      <text:p text:style-name="P99"><text:span text:style-name="T14">-</text:span><text:span text:style-name="T39">:</text:span><text:span text:style-name="T14">t XXVlI.- Homb est animal ratiocinate, mortale, </text:span><text:span text:style-name="T20">ruen-<text:line-break/>tis</text:span><text:span text:style-name="T14"> et scientiae eapaxja.<text:tab/>-• o:.-.</text:span></text:p>
      <text:p text:style-name="P56"><text:span text:style-name="T14">XXS11I. Animal est' substantia animata, sensu prae-<text:line-break/>ditaiquae et impetu et-voluntate movetur.t,-’ '</text:span><text:span text:style-name="T39">J</text:span><text:span text:style-name="T14"> - ;</text:span></text:p>
      <text:p text:style-name="P100"><text:span text:style-name="T14">• X-XiX. Anima est substantia incorporea quae per sc<text:line-break/>ex Platone movetur. Ex Stoicis vero corpus tenuium<text:line-break/>partium quod ex seipso pro seminis ' ratione movetur.<text:line-break/>At fecundum Aristotelem perfectio corporis naturalis, 'or-</text:span><text:span text:style-name="T39">1<text:line-break/></text:span><text:span text:style-name="T14">ganici, facultate vitam habentis.'- Aliter. Anima est lpi--<text:line-break/>ritus in toto corpore ronfitus per quem vivimus, ratioci-<text:line-break/>namur ac reliquis subministrantis corporis sensibus sim-<text:line-break/>gimurr<text:tab/>, ’<text:tab/>' ' ;</text:span></text:p>
      <text:p text:style-name="P101"><text:span text:style-name="T14">Cti J. .iis-<text:tab/></text:span><text:span text:style-name="T20">r'</text:span><text:span text:style-name="T14"><text:tab/>...<text:tab/>. . ^ </text:span><text:span text:style-name="T43">t</text:span><text:span text:style-name="T14"> X.</text:span></text:p>
      <text:p text:style-name="P56"><text:span text:style-name="T14">XXX. Corpus est magnitudo tripliei ditnensione </text:span><text:span text:style-name="T26">ύοή</text:span><text:span text:style-name="T18">-<text:line-break/></text:span><text:span text:style-name="T14">stans, habens in </text:span><text:span text:style-name="T20">fefe</text:span><text:span text:style-name="T14"> longitudinem, latitudinem et- prosun-<text:line-break/>ditatem... Vel magnitudo ex spatiis, tribus, conflata.-, izr iq<text:line-break/></text:span><text:span text:style-name="T43">et</text:span><text:span text:style-name="T14">; qXXXL Elementum, est ex quo primo et simplicissimo<text:line-break/>omnia constant et in quod simplicissimum, postremum exi-;<text:line-break/>stens omnia^ecfqlventur, Athenaecs ivero. Attalensis in<text:line-break/>tertio libro ita loquitur. Elementa medicinae;ut ncmnallij<text:line-break/>veterum existimarunt,, sunt' calidum et:, frigidum et humi-<text:line-break/>dum et siccum, . es;quibus primis apparentibus. et siinpli-l<text:line-break/>cissimis et minimis.,homo constitutus est et in quae ultima<text:line-break/>apparentia at simplicissima ac minima resolutionem capit.</text:span></text:p>
      <text:p text:style-name="P102"><text:span text:style-name="T14">XXXII. Elementario </text:span><text:span text:style-name="T20">parata</text:span><text:span text:style-name="T14"> est eorundem secundum<text:line-break/>idem eodemque modo doctrina Alii ita': elementatio est<text:line-break/>ab elementis ad finem via. ..<text:tab/>.1 </text:span><text:span text:style-name="T20">rgzm. ' ..<text:tab/>-.</text:span></text:p>
      <text:p text:style-name="P56"><text:span text:style-name="T26">ΧΧΧΗΙ</text:span><text:span text:style-name="T24">. </text:span><text:span text:style-name="T14">Constant, nostra corpora .ex folidis, huniidis<text:line-break/>et spiritibus, Sniida siquidem sinit ossa, cartilagines, nervi,<text:line-break/>musculi, venae, arteriae et quae delitescunt viscera. . Hu-</text:span></text:p>
      <text:p text:style-name="P55"><text:span text:style-name="T14">mida vero humores et excremes, .a. Spiritus denique na-<text:line-break/>tivus in corde calor est. Aliter; ex quot constant nostra<text:line-break/>corpora? Ex qiiatuordecim, nervis, venis, arteriis, ossi-<text:line-break/>bus, sanguine, spiritu, carne, pinguedine, cartilagine,<text:line-break/>unguibus, medulla, pilis, humoribus et membranis. Ali-<text:line-break/>ter; </text:span><text:span text:style-name="T43">:</text:span><text:span text:style-name="T14"> </text:span><text:span text:style-name="T20">ex</text:span><text:span text:style-name="T14"> quibus constituta sunt nostra patibilia corpora?<text:line-break/>Ex quatuor, ex sanguine, pituita, bile et melancholico<text:line-break/>humore, quae et patibilia elementa quidam vocitant. Ali-<text:line-break/>ter. Ex quibusnam .constant nostra materialia corpora?<text:line-break/>Ex quatuor'elementis, igne; aere, terra et aqua,</text:span></text:p>
      <text:p text:style-name="P56"><text:span text:style-name="T14">XXXIV- _ An atome </text:span><text:span text:style-name="T20">seu dispectio</text:span><text:span text:style-name="T14"> partium abditarum<text:line-break/>speculatio </text:span><text:span text:style-name="T20">ae cdnspectio</text:span><text:span text:style-name="T14"> esu Anatomes species duae sunt,<text:line-break/>altera ’ quae, artificio , altera quae casu fit. Artificialis ita-<text:line-break/>que est quae a dogmaticis partium reconditarum gratia<text:line-break/>traditur vel in viventibus vel in mortuis atque vel in<text:line-break/>totis veI in partibus. Fortuita vero quae cafu ut ex vul-<text:line-break/>nere magno .evenit. Utuntur autem ea soli empirici.</text:span></text:p>
      <text:p text:style-name="P103"><text:span text:style-name="T14">XXXV. Chirurgia promptus est manuum intremula-<text:line-break/>rum motus cum experientia; Vel: artificiosa actio in me-<text:line-break/>dicina ' qaae manibus vel instrumentis ob idoneum finem<text:line-break/>procedit.<text:tab/>- ~<text:tab/>• - •</text:span></text:p>
      <text:p text:style-name="P12">XXX VI. Pericranium membrana est nervosa quae<text:line-break/>totam calvariam ambit,</text:p>
      <text:p text:style-name="P12">XXXVH. Meninges sunt corpora nervosa et arteriosa<text:line-break/>quae cerebrum investiunt.</text:p>
      <text:p text:style-name="P12">. XXXVI1L Cerebrum est album, molle velet e.spu-<text:line-break/>ma quadam concretum, humidum et calidum.</text:p>
      <text:p text:style-name="P104"><text:span text:style-name="T14">XXXIX.<text:tab/>Cerebellum est quod in posteriori loco ce-<text:line-break/>rehri constitutum est natura et colore cerebro simile.</text:span></text:p>
      <text:p text:style-name="P104"><text:span text:style-name="T14">XL.<text:tab/>Dorsi medulla est natura et colore cerebro con-<text:line-break/>similis , verum et pinguior et candior ac minus principa-<text:line-break/>lis, quae per mediam spinam deducitur.</text:span></text:p>
      <text:p text:style-name="P104"><text:span text:style-name="T14">XLI.<text:tab/>Oculi sunt qui ex quatuor constant tunicis,<text:line-break/>reticulari, uvea, cornea, conjunctiva; et tribus humori-<text:line-break/>hus, nitreo, crystallino et albugineo; ut et jam nervosa</text:span></text:p>
      <text:p text:style-name="P105"><text:span text:style-name="T14">propagine vel nervis opticis qui subjectos colores et ma-<text:line-break/>gnitudines et figuras fensu percipiunt.<text:tab/>‘<text:tab/>•</text:span></text:p>
      <text:p text:style-name="P18">XL1I.<text:tab/>Aures vero nervosae et artilaginofae sunt<text:line-break/>quae voces- earumque differentias sensu percipiunt. "<text:line-break/>" XLIll. Nares nervofae cartrlaginnsaeque sunt odorum<text:line-break/>perceptrices,</text:p>
      <text:p text:style-name="P106"><text:span text:style-name="T14">XLIV. Lingua venosa, est et carnosa, subpluguis,<text:line-break/>saporum gnsiasrix,' quae alimenti deglutitioni et vocis de-<text:line-break/>articulationi inservit." -<text:tab/>' -<text:tab/>•</text:span></text:p>
      <text:p text:style-name="P56"><text:span text:style-name="T14">" XLV.' Pharynx interna est oris regio in quam tum<text:line-break/>stomachi tum laryngis extremum posrigitur 'quaeque de-<text:line-break/>glutitioni, infpirationi et voci inserviti ' aP-</text:span></text:p>
      <text:p text:style-name="P107"><text:span text:style-name="T14">XLVI. Larynx cartilaginosus est per piem spiritum<text:line-break/>inspiramus quique simul voci inservit. - <text:tab/> '<text:tab/>-</text:span></text:p>
      <text:p text:style-name="P56"><text:span text:style-name="T14">• XLVll. Pulmo est artericsus ex laevibus asperisque<text:line-break/>constans arteriis fungosior; inspirandi instrumentum.</text:span></text:p>
      <text:p text:style-name="P56"><text:span text:style-name="T14">- -ni XLV1IL. Thorax est ex venis eflarteriis et nos vis<text:line-break/>ad respirationis impetum a natura constitutus.</text:span></text:p>
      <text:p text:style-name="P55"><text:span text:style-name="T24">.. </text:span><text:span text:style-name="T14">XLIX. Cor nervosum, musculosum venosumque est<text:line-break/>continensque arterias, costiformis figurae, subpingue, ex<text:line-break/>quo arteriae oriuntur ac venae per quas sanguis ac spi-<text:line-break/>ritus immittuntur. Aliter; cor est pjrs musculosa quod<text:line-break/>figuram habet coniformem ac duos ventriculos in quibus<text:line-break/>calidum innatum procreatur ac vitalis spiritus; a quo<text:line-break/>propagantur arteriae et venae exoriuntur per quas suggeri-<text:line-break/>tur universo corpori humor vitulis,et innatus calor. ,</text:span></text:p>
      <text:p text:style-name="P56"><text:span text:style-name="T14">L.' Diaphragma pars nervosa est vi (cera quaeintho-<text:line-break/>race ab iis quae sub thorace sunt dirimens ac separans;<text:line-break/>qucd et septum transversum </text:span><text:span text:style-name="T20">feu cingulum</text:span><text:span text:style-name="T14"> vocamus.</text:span></text:p>
      <text:p text:style-name="P108"><text:span text:style-name="T14">LL Jecur substantia venofum ist et calidum -ac </text:span><text:span text:style-name="T20">af-<text:line-break/>fluens</text:span><text:span text:style-name="T14"> sanguine prirnamque sanguinis generationem pluri-<text:line-break/>mam molitur, ventriculo quoque ad concoctionem obeun-<text:line-break/>lam confert sua ipsum appositione concalefaciens. Ali-<text:line-break/>ter; hepar est substantia rubra carnofam habetis imminu-<text:line-break/>tionem in dextris locata partibus., in qua generatur </text:span><text:span text:style-name="T20">fan~<text:line-break/></text:span><text:span text:style-name="T14">gnis ad totius corporis educationem,<text:tab/>xi</text:span></text:p>
      <text:p text:style-name="P55"><text:span text:style-name="T14">LII. . Lien </text:span><text:span text:style-name="T20">pars</text:span><text:span text:style-name="T14"> est venis arteriisque referta; qui<text:line-break/>qumn tenuia vasa multasque. interjectas-vasorum cavita-<text:line-break/>tes obtineat, ob id rarus laxusque est.</text:span></text:p>
      <text:p text:style-name="P109"><text:span text:style-name="T14">Llll. Stomachus </text:span><text:span text:style-name="T20">substantia</text:span><text:span text:style-name="T14"> nervulus est et arte-<text:line-break/>riosus; instrumentum appetentiae et deglutitionis, vel<text:line-break/>etiam meatus bumidi ficcique alimenti.<text:tab/>' j</text:span></text:p>
      <text:p text:style-name="P110"><text:span text:style-name="T14">LlV._ Ventriculus nervulus alimenti humidi et sicci<text:line-break/>ieceptacuium est, ad id alimentum concoquendum ex-<text:line-break/>structus. . - -<text:tab/>.</text:span></text:p>
      <text:p text:style-name="P111"><text:span text:style-name="T14">LV.. Intestina sunt nervosa quorum, alia ad coctio-<text:line-break/>nem juvandam, alia ad </text:span><text:span text:style-name="T20">chylum,</text:span><text:span text:style-name="T14"> excipiendum, alia ad ex-<text:line-break/>cernendum recrementum progenita sunt. Quot ulnis coa-<text:line-break/>lant intestina? intestina tredecim constant venis, unum-<text:line-break/>quodque propria vena mensuraturi, Qnot funt intestinorum<text:line-break/>gradus feu ordines? Novem, stomachus, ventriculus, py-<text:line-break/>lorus, duodentim seu ecphysis, jejunum, tenue, caecum,<text:line-break/>colum, rectum.<text:tab/>' , Jssi ...<text:tab/>-i:</text:span></text:p>
      <text:p text:style-name="P12">, c. LVIt Renes ecmiofi ex came friabiliore constituti,</text:p>
      <text:p text:style-name="P13">cola humidi excrementi ac veluti lacunae a natura<text:line-break/>conditi.</text:p>
      <text:p text:style-name="P56"><text:span text:style-name="T14">LV1I, Vesica est </text:span><text:span text:style-name="T20">pars</text:span><text:span text:style-name="T14"> nervosa humidi excrementi<text:line-break/>receptaculum simul et excretorium instrumentum.</text:span></text:p>
      <text:p text:style-name="P112"><text:span text:style-name="T14">LVllI. Testes carnosi mollesque sunt, humidi et ca-'<text:line-break/>lidi ejus seminis quod in parastatis est concoctioni opi-<text:line-break/>tulantes.-<text:tab/>. - u-</text:span></text:p>
      <text:p text:style-name="P12">LIX. Parasi-atae astites sunt qui ex vena et arteria<text:line-break/>constant in unam naturam consertis femen continentes.</text:p>
      <text:p text:style-name="P56"><text:span text:style-name="T14">LX. Matrix seu uterus </text:span><text:span text:style-name="T20">pars</text:span><text:span text:style-name="T14"> est foris nervosa; intus<text:line-break/>carnosior-; conceptionis vas scu organum; hysterafeu ute-<text:line-break/>rus naec quoque nominatur quod' partium omnium po-<text:line-break/>strema sit.. , Aliter; matrix est quae et. hystera dicitur; Ac<text:line-break/>matrix quidem 'dicitur' quod sit omnium puerorum mater;<text:line-break/>bystera vero dicitur quod omnium partium postrema' sita<text:line-break/>sit. Quot agendi facultates in coitibus habet uterus ? qua-<text:line-break/>tuor, altractricem, retentricem, alteratricem et excretricem.</text:span></text:p>
      <text:p text:style-name="P55"><text:span text:style-name="T14">LXI. Excretio est eductio excrementorum corporibus<text:line-break/>adhaerentium.</text:span></text:p>
      <text:p text:style-name="P56"><text:span text:style-name="T14">-LX1I. Stercus est excrementum alimenti ad coctionis<text:line-break/></text:span><text:span text:style-name="T20">primae</text:span><text:span text:style-name="T14"> distributionisque finem secretum;</text:span></text:p>
      <text:p text:style-name="P12">LX11I. Uiina.sieriim est excolatum sanguinis in magna<text:line-break/>vena quae per renes et ureteras in vesicam defertur. Ali-<text:line-break/>ter : urina excrementum est quod in hepate quidem gene-<text:line-break/>ratur', in renibus verofecernitur ac per ureteras in uri-<text:line-break/>nariam vesicam derivatur ac inde per cervicem vesicae<text:line-break/>effluit, quam cervicem uretram appellitant, per quam il-<text:line-break/>linc urina deducitur.</text:p>
      <text:p text:style-name="P12">LXIV. Efficiens causa urinae est quae in hepate fit<text:line-break/>sanguinis generatio-</text:p>
      <text:p text:style-name="P56"><text:span text:style-name="T14">LXV. Quatuor sunt humores ex quibus animal con-<text:line-break/>stitutum est, sanguis, pituita, bilis Utraque, flava et atra.<text:line-break/>Haec enim elementa corporis medicorum filii- vocant,<text:line-break/>quandoquidem ex his constamus. Ex his (anguis calidus<text:line-break/>est et humidus ac dulcis; pituita frigida et humida, salsa,<text:line-break/>/</text:span></text:p>
      <text:p text:style-name="P13">glutinosaque; flava vero bilis calida et sicca, acris ac<text:line-break/>mordax; atra denique bilis sicca et frigida, acida et<text:line-break/>gravissima.</text:p>
      <text:p text:style-name="P12">LXVI. Sanguis calidus est et humidus in venis co-<text:line-break/>piosus, in arteriis paucior, ex quo alitur animal.</text:p>
      <text:p text:style-name="P12">LXVII.. Pituita frigida est et humida ad ciborum<text:line-break/>deglutitionem et articulorum motus a natura subjecta. ,</text:p>
      <text:p text:style-name="P12">LXVIll. Bilis flava calida est et sicca. ad stomachi<text:line-break/>robur ac ventris excretiones comparata.</text:p>
      <text:p text:style-name="P12">LXIX. Bilis atra frigidior est flava sedem quidem<text:line-break/>habens in liene, permixta vero .sanguini ut ab eo fecer-<text:line-break/>natur, ne is et crassus et ignavus et difficilis distributio-<text:line-break/>nis efficiatur.</text:p>
      <text:p text:style-name="P12">LXX. Quatuor praeterea melancholici humoris diffie-<text:line-break/>rentiae sunt; primus est elementarius; dein qui ex super-<text:line-break/>assatione flavae bilis gignitur quem bituminosum quoque<text:line-break/>nominamus, quod bituminis instar splendeat et qui ex</text:p>
      <text:p text:style-name="P113"><text:span text:style-name="T14">terrea </text:span><text:span text:style-name="T24">&gt; </text:span><text:span text:style-name="T14">seu putrefacta pituita oriatur etqui ,ex succulento<text:line-break/>sanguine. constet. Flavae bilis sex differentiae habentur,<text:line-break/>hilis elementaria, vitellina; glastea, porracea, aeruginosa<text:line-break/>es pallida. Pituitae differentiae, dulcis, salsa et qualitatis<text:line-break/>expers feu insipida; humores item tribus modis </text:span><text:span text:style-name="T19">in. ve.n-;<text:line-break/></text:span><text:span text:style-name="T14">triculo degunt;nam aut innatant aut imbibuntur aut in-<text:line-break/>ducuntur. .r.aa-.<text:tab/></text:span><text:span text:style-name="T26">τ</text:span><text:span text:style-name="T18"><text:tab/></text:span><text:span text:style-name="T14">...<text:tab/>...<text:tab/>-</text:span></text:p>
      <text:p text:style-name="P114"><text:span text:style-name="T14">LXXI. Mucus est excrementum cerebri quo levetur<text:line-break/>princeps animae pars.<text:tab/>,<text:tab/>.</text:span></text:p>
      <text:p text:style-name="P12">LXXIL Sudor, est; tenuis et Perosi qui in sanguine<text:line-break/>est humoris colamen. '</text:p>
      <text:p text:style-name="P12">LXXHI. Vena est vas sanguinis et naturalis spiritus<text:line-break/>cum sanguine commixti, nervosa, sensu praedita, humidam<text:line-break/>et. calidam substantiam continens; . plus tamen continet<text:line-break/>sanguinis, minus vero vitalis spiritus.</text:p>
      <text:p text:style-name="P12">LXX1V. Arteria est vas sanguinis paucioris purioris-<text:line-break/>que ac commixti naturalis spiritus copiosioris ac tenuio-<text:line-break/>ris, calidior et siccior majorique sensu praedita quam vena</text:p>
      <text:p text:style-name="P115"><text:span text:style-name="T14">quae pulsantem edit-motum. Aliter v. arteria est corpus<text:line-break/>cavum quod</text:span><text:span text:style-name="T39">:</text:span><text:span text:style-name="T14"> duplior' constat tunica et a. corde" </text:span><text:span text:style-name="T20">onum</text:span><text:span text:style-name="T14"> ac<text:line-break/>impetum futuit’-'spiritunfque vitalem suppeditat.' Excipit<text:line-break/>autem purum-aerem-lu-fystole ; excernit vero in diastule<text:line-break/>surnusa ac fuliginufa recrementa; introducens igitur purum<text:line-break/>aerem et cor et nativum calorem refrigerat; usus itaque*<text:line-break/>pulsus is est ut per aerem refrigeret; aeris quoque ipsa:<text:line-break/>substantia quod-spiritui nostro addatur </text:span><text:span text:style-name="T20">generatio-</text:span><text:span text:style-name="T14"> admtio-<text:line-break/>que est spiritus animalis.<text:tab/>, </text:span><text:span text:style-name="T20">m -r</text:span><text:span text:style-name="T14"> r &gt; - ypss,</text:span></text:p>
      <text:p text:style-name="P56"><text:span text:style-name="T14">• LXXV Sex nobis insunt motus ut Aristoteles in ca-<text:line-break/>tegoriis asserit, generatio,</text:span><text:span text:style-name="T43">x</text:span><text:span text:style-name="T14">corruptio, incrementum, decre-<text:line-break/>mentum, alteratlo et loci commutatio, rris '</text:span></text:p>
      <text:p text:style-name="P116"><text:span text:style-name="T14">LXXVI. Nervus corpus est album ac solidum. - Ner--<text:line-break/>votum tres sunt differentiae; alii quidem ex cerebro' et’<text:line-break/>spinali medulla exorti funVetrhi proprie nervi appellan-<text:line-break/>tur; alii vera ex musculis tendones; alii denique ex ossi-<text:line-break/>bus ligamenta.<text:tab/>&gt;</text:span></text:p>
      <text:p text:style-name="P56"><text:span text:style-name="T14">LXXVII. Nervi a cerebro et ineninglbus propagati;</text:span></text:p>
      <text:p text:style-name="P117"><text:span text:style-name="T14">communes, sicciores et- minus calidi sunt venis et quam<text:line-break/>arteriae magis sentientes-qui motus’ voluntarios perficiunt.<text:line-break/>’' ' LXXVIIIr Nervi exossibus producti sunt qtiPab os-<text:line-break/>sibufe a&lt; assa prosecti articules et corporis membra nilllii<text:line-break/>gantae continent. - • --<text:tab/>-r: -. tz’</text:span></text:p>
      <text:p text:style-name="P56"><text:span text:style-name="T26">ΕΧΧ</text:span><text:span text:style-name="T18">1</text:span><text:span text:style-name="T26">Χ</text:span><text:span text:style-name="T18">. </text:span><text:span text:style-name="T14">Nervus </text:span><text:span text:style-name="T20">a</text:span><text:span text:style-name="T14"> musculo ortus musculi: fiuisaest'<text:line-break/>vel aponeurosis qiiae lu partem movendam-inseritur, </text:span><text:span text:style-name="T20">duim</text:span></text:p>
      <text:p text:style-name="P56"><text:span text:style-name="T14">-r LXXX. Musculi fiunt corpora nervosa, permixta etiam<text:line-break/>ipsis 'cante ad partium corporis motum* procreati. • ia,<text:line-break/>LXXXI. Periostea seu nircosses membranae sunt in-</text:span></text:p>
      <text:p text:style-name="P118"><text:span text:style-name="T14">tegumenta’tenuia, fibrofa, velut indumenta ossium, a na—y<text:line-break/>tura conditae.<text:tab/></text:span><text:span text:style-name="T20">ace- - ••</text:span></text:p>
      <text:p text:style-name="P12">LXXXH. Pinguedo est affusio alimenti circa mem-<text:line-break/>branas maxime'concreta, sentus expers.</text:p>
      <text:p text:style-name="P56"><text:span text:style-name="T14">LXXXIII. Caro concreta ex sa.igulue </text:span><text:span text:style-name="T20">pars est hu-<text:line-break/></text:span><text:span text:style-name="T14">olida et calida flexionem : mollitiemque' corpori praebens.</text:span></text:p>
      <text:p text:style-name="P120"><text:span text:style-name="T14">LXXXIV. -Medulla in ossibus est pars ossium cavita-<text:line-break/>tibus contenta, pinguis ac sensu vacans.<text:tab/>- • -</text:span></text:p>
      <text:p text:style-name="P55"><text:span text:style-name="T20">z:.</text:span><text:span text:style-name="T14"> LXXXV. Cartilagines corpora sunt ,magis terrea ac.<text:line-break/>sensus expertia, quales sunt nares ac aures. ’</text:span></text:p>
      <text:p text:style-name="P56"><text:span text:style-name="T14">LXXXVI. Olsa stant corpora sicca et, terrestria et<text:line-break/>frigida nec sensu praedita. Aliter, s Os est. corpus magis.<text:line-break/>terreum, frigidum ac sensus expers. Os est,, ex Platone,<text:line-break/>medulla quae calido • concrescit.; ex quibusdam’ vero me-<text:line-break/>dicis terrena concretio et solida et fensus expers et ex--<text:line-break/>sanguis. Communia, cartilaginis </text:span><text:span text:style-name="T20">et</text:span><text:span text:style-name="T14"> Unguis esse sensu' carere<text:line-break/>et extra asperitatem esse. At cartilago: fmago est ossis;<text:line-break/>saepissime enim. in. articulis adjacetp trngnis vero superfi-<text:line-break/>cies ossis suerit aut cutis concretio dura et sicca. ,.•&gt;</text:span></text:p>
      <text:p text:style-name="P56"><text:span text:style-name="T14">LXXXVll. Dentes sunt qui cibum dividunt atque,<text:line-break/>conficiunt nonnihil et ad vocis articulationem conferentes.</text:span></text:p>
      <text:p text:style-name="P56"><text:span text:style-name="T14">LXXXVll l. Palatum </text:span><text:span text:style-name="T20">ceu coelum parvum</text:span><text:span text:style-name="T14"> est pars oris<text:line-break/>superior </text:span><text:span text:style-name="T20">a</text:span><text:span text:style-name="T14"> coeli similitudine nomen acnipieus. , /.1</text:span></text:p>
      <text:p text:style-name="P121"><text:span text:style-name="T14">.5 -LXXXIX. Gargareo, feu columella., caruncula est .a<text:line-break/>faucibus dependens, vocis instrumentum ac spiritusttausa<text:line-break/>sive absolutio. . „• -ese .<text:tab/>.<text:tab/>-•</text:span></text:p>
      <text:p text:style-name="P19">XC. Praesepiola sunt caritates ossium in quibus den-<text:line-break/>tes radices agunt.<text:tab/>•<text:tab/>, , -</text:p>
      <text:p text:style-name="P56"><text:span text:style-name="T14">XCl. Ungues funt nervorum terminatio decoris gra—<text:line-break/>tia progeniti' et quo“captu quidquam digitis sit facilius.<text:line-break/>Alii sic: ungues sunt cutis vinctura sicca et frigida ac<text:line-break/>fenfus expers.</text:span></text:p>
      <text:p text:style-name="P56"><text:span text:style-name="T14">XCIL . Pilus est corpus siccum </text:span><text:span text:style-name="T20">et</text:span><text:span text:style-name="T14"> frigidum, sensus ex-<text:line-break/>pere, ad tutelam ornatumque genitus. Quot ob causas<text:line-break/>pili in homine oriuntur? Ob duas; alii quidem ad or-<text:line-break/>natum in eapite ac genis nascuntur; 'alii vero ad usum<text:line-break/>in palpebris ac superciliis. Cur in capite multi generan-<text:line-break/>tur' pili? Ob cutis siccitatem et fuliginoforum copiam<text:line-break/>excrementorum quae sursum ab inferis partibus ad ea<text:line-break/>loca mittuntur. Cur aetate vigentibus pilorum est densitas<text:line-break/></text:span><text:span text:style-name="T20">feu hirsutia?</text:span><text:span text:style-name="T14"> Ob eam qua ipsi abundant excrementorum<text:line-break/>copiam tum ob cutis meatus </text:span><text:span text:style-name="T20">quos habent</text:span><text:span text:style-name="T14"> ampliores'tum<text:line-break/>ob eorum cutirn neque aridiorem neque molliorem. Cur<text:line-break/>pueris pilorum est raritas </text:span><text:span text:style-name="T20">feu paucitas?</text:span><text:span text:style-name="T14"> Tum quod his</text:span></text:p>
      <text:p text:style-name="P13">haud multa sint fuliginosa excrementa tum quod his desint<text:line-break/>cutis meatus aut potius quod adsint meatus angustiores.<text:line-break/>Quot ob causas calvi fiunt homines? Ob duas, ob sum-<text:line-break/>mam siccitatem ac proinde alimenti pilis idonei penuriam<text:line-break/>et oh summam humilitatem, quemadmodum terra quae<text:line-break/>herbam gerit aqua multa putrefacit.</text:p>
      <text:p text:style-name="P12">XClll. Cutis est corpus nervosum universum totius<text:line-break/>corporis ambitum' operiens, ornatus gratia et totius ra-<text:line-break/>tione et ad noxias causas propulsandas procreatum.</text:p>
      <text:p text:style-name="P56"><text:span text:style-name="T14">, XCIV. Semen conspersa est in bumido facultas ra-,<text:line-break/>tionem ejus continens, quae facultas si idoneas formas </text:span><text:span text:style-name="T20">ac:<text:line-break/></text:span><text:span text:style-name="T14">materias sortiatur in hominis generationem explicatur.<text:line-break/>Vel aliter hoc modo: femen est humor qui in parastatis<text:line-break/>continetur calido, spiritu constans ex' quo nasci hominem<text:line-break/>decet. Aliter; semen est spiritus calidus in hurnido<text:line-break/>qui ex seipso movetur ac gignere tale potest, quale<text:line-break/>id </text:span><text:span text:style-name="T20">a</text:span><text:span text:style-name="T14"> quo emissum est. Vel: avulsum materialis animae<text:line-break/>partis cum spiritu, bumido. Zeno autem Citieus ita finis</text:span></text:p>
      <text:p text:style-name="P119"><text:span text:style-name="T14">vit: semen esu hominis abstractum vel avulsum quod homo<text:line-break/>cum humida animae parte ejaculatur et generis majorum<text:line-break/>compages, talis existit ac tale generat </text:span><text:span text:style-name="T20">r-ac</text:span><text:span text:style-name="T14"> id commixtum<text:line-break/>a quo excreta est. -<text:tab/>'</text:span></text:p>
      <text:p text:style-name="P56"><text:span text:style-name="T39">4</text:span><text:span text:style-name="T14"> XCV... Natura est ignis artificialis qui via ad gene-<text:line-break/>rationem tendit et ex seipso efficaciter movetur. Aliter<text:line-break/>ex.Platonef natura, ars est’ divlua.- Veb: natura est rrtisi-<text:line-break/>cialis quaedam facultas. Alio modot natura spiritus -est<text:line-break/>calidus .qui ex seipso movetur ac pro seminariis faculta-<text:line-break/>tibus hominem generat, perficit, conservati Vel sic: ua-<text:line-break/>tura est facultas quae per se movetur, generationis et<text:line-break/>conformationis et perfectionis auctor quae hominem pro-<text:line-break/>creat conformatque. Dicitur natura cujusque rei et tem-<text:line-break/>peramentum et habitus; motus quoque </text:span><text:span text:style-name="T20">proprio</text:span><text:span text:style-name="T14"> impetu<text:line-break/>concitatus et quae animal moderatur facultas naturanun-<text:line-break/>cupaturi Sic quoque definiri'potest i natura spiritus est<text:line-break/>calidas qui • ex fele pro seminariis rationibus movetur<text:line-break/>quique in, praefinitis temporibus ac magnitudinibus homi-<text:line-break/>nem generat, perficit atque conservat.</text:span></text:p>
      <text:p text:style-name="P122"><text:span text:style-name="T14">XCVI. Habitus est spiritus continens et -cohibens<text:line-break/>partes.<text:tab/>-<text:tab/>- ... e </text:span><text:span text:style-name="T30">ννι</text:span><text:span text:style-name="T35"> </text:span><text:span text:style-name="T20">»</text:span></text:p>
      <text:p text:style-name="P123"><text:span text:style-name="T14">, XCVIL Appetentia est cibi potus que desiderium et<text:line-break/>indagatio.<text:tab/>.<text:tab/>. .<text:tab/>....<text:tab/></text:span><text:span text:style-name="T20">... ,‘az</text:span></text:p>
      <text:p text:style-name="P56"><text:span text:style-name="T14">, XCV1IL- Deglutitio est solidi et liquidi attractio quae<text:line-break/>a stomacno in ventriculum fit. Vel hoc paeto: deglutitio<text:line-break/>est ingestio alimenti liquidi et folidi quae ex ere per<text:line-break/>stomachum in ventriculum perficitur- ,. r - »,* ....</text:span></text:p>
      <text:p text:style-name="P12">XC1X. Coctio est mixtio et chyli confectio ac velut<text:line-break/>fixatio alimenti in ventriculo atque -intestinis in distribu-<text:line-break/>tionem mutatione facta. Aliter,. Coctio consectio est alis<text:line-break/>menti per mutationem in ventriculo 'et intestinis. Vel sic.<text:line-break/>Coctio immutatio ni prompta, ad sanguinis generationem<text:line-break/>quae a natura, d.t.per calorem elixationi simili-. Quomodo<text:line-break/>Hippocrates et Erasiltratus et Empedocles et Asclepiades<text:line-break/>coctiones alimenti fieri asserunt? Concoctiones alimenti<text:line-break/>fieri quidem putat Hippocrates a calido innato; Erasistra-</text:p>
      <text:p text:style-name="P13">tus contritione et laevigatione,, amplexu ventriculi et asci-<text:line-break/>tjtii spiritus proprietate; Empedocles autem putrefactione;<text:line-break/>alii, quemadmodum et Asclepiades Bithynus, ex crudis<text:line-break/>fieri distributiones affirmarunt; ipse quoque animam esse<text:line-break/>quinque sensuum exercitationem dixit.</text:p>
      <text:p text:style-name="P12">C, Sanguificatio est in fanguinem alimenti mutatio.</text:p>
      <text:p text:style-name="P12">CI. Distributio est cocti , confecti et in sanguinem<text:line-break/>conversi alimenti in corporis particulas omnes et partes<text:line-break/>attractio quam nativus calor molitur. Quidam hoc modo:<text:line-break/>distributio est concoctio alimenti in totum corpus attra-<text:line-break/>ctio, quam naturalis obit calor cum propria mutatione<text:line-break/>confectioneque.</text:p>
      <text:p text:style-name="P12">CII. Auctio est corporum in longitudinem, latitudi-<text:line-break/>nem et profunditatem promotio ac processus.</text:p>
      <text:p text:style-name="P12">Clll. Nutritio est additio quae corporibus in circui-'<text:line-break/>tum et latitudinem fit.</text:p>
      <text:p text:style-name="P12">CIV. Aetates quatuor sunt; prima quidem adole-</text:p>
      <text:p text:style-name="P55"><text:span text:style-name="T14">(centum, secunda vigentium seu juvenum, tertia medio-<text:line-break/>rum , quarta fenum. Adolescentes quidem temperamento<text:line-break/>calidi et humidi sunt ac veri similes. _• Vigentes calidi et<text:line-break/>sicci idem cum aestate temperamentum adepti. Medii feu<text:line-break/>declinantes frigidi et sicci sunt temperamenti autumno<text:line-break/>jonsimiles; senes frigidi et humidi hiemique similes. Ex-<text:line-break/>uberat sanguis adolescentibus, flava bilis juvenibus, me-<text:line-break/>diis 'feu declinantibus atra, pituita senibus, quod innatus<text:line-break/>calor multus quidem sit adolescentibus, vigens vero juve-<text:line-break/>nilius, medius mediis, senibus paucissimus.</text:span></text:p>
      <text:p text:style-name="P56"><text:span text:style-name="T14">CV. Adolescentia est in qua augescit animal incre-<text:line-break/>mentum capescente in ipso calido et humido; quo tempore<text:line-break/>et-aequalia sunt accedentibus alimentis secedentia .exere-<text:line-break/>menta aut quum quod aduascitur majus est quam quod decidit.</text:span></text:p>
      <text:p text:style-name="P124"><text:span text:style-name="T14">CVI." Vigor est' aetas in qua auctum persectumque<text:line-break/>animal est absolutis in eo calore atque humore quumque.<text:line-break/>accedentibus decedentia paria existunt,<text:tab/></text:span><text:span text:style-name="T43">k</text:span></text:p>
      <text:p text:style-name="P55"><text:span text:style-name="T14">CVII. Senectus aetas est in qua imminuitur deficit-,<text:line-break/>que animal decrescentibus in eo calido et humido, fri-<text:line-break/>gido autem et sicco augescentibus.</text:span></text:p>
      <text:p text:style-name="P56"><text:span text:style-name="T14">CVIII. Respiratio est motus thoracis et pulmonis.<text:line-break/>Ejus autem partes duae sunt inspiratio et exspiratio.' Vel<text:line-break/>hoc modo-: respiratio est attractio aeris ner os'et nares in<text:line-break/>cerebrum et per fauces et pulmones in cor, adit quoque<text:line-break/>in ventriculum atque ex accepto aere rursum pauca quae-<text:line-break/>dam in ambientem fit redditio. ' ’’ </text:span><text:span text:style-name="T42">τ</text:span></text:p>
      <text:p text:style-name="P56"><text:span text:style-name="T14">ClX. Perspiratis est attractio aeris praeter volunta-<text:line-break/>tem a naturali calore per corporis ipsius superficiem cum<text:line-break/>iis quae una abeunt facta. Aliter: perfpiratio est ex cor-<text:line-break/>pore attractio aeris cum naturali appetentia per totum<text:line-break/>corpus ac rursus per vias excretio.'</text:span></text:p>
      <text:p text:style-name="P56"><text:span text:style-name="T14">CX. Pulsus est cordis et arteriarum naturalis dila-<text:line-break/>tatio et contractio. Sunt autem duae pulsus partes dia-<text:line-break/>stole et systole. Vel sic: pulsus est cordis-et arteriarum</text:span></text:p>
      <text:p text:style-name="P13">et cerebri et meningum naturalis ac involuntarius motus<text:line-break/>per diastolen et systolen. Sic quoque definiri potest: pul-<text:line-break/>sus est motus naturalis ac involuntarius caloris qui in corde<text:line-break/>continetur in fe et a se similiter et cor et arterias com-<text:line-break/>movens. Aliter: pulsus est cordis atque arteriarum natu-<text:line-break/>ralis per diastolen ac. systolen motus ad innati caloris<text:line-break/>refrigerationem' et vitalis roboris incrementum et animalis<text:line-break/>spiritus generationem. Aliter: pulsus est verax eorum<text:line-break/>nuncius quae in profundo delitescunt et vates obscurorum<text:line-break/>et incertorum-index motu concinno ac musica percussione<text:line-break/>dispositionem praenuncians invisibilem.</text:p>
      <text:p text:style-name="P12">CXI. Genus pulsus est motio quae nec sedari potest<text:line-break/>nec a voluntate progreditur in sempiterni motus disten-<text:line-break/>tione ac contractione consistens atque in corde et arteriis<text:line-break/>principium obtinens. Arteria vel circularim movetur vel<text:line-break/>in rectnm. Constat in orbem non moveri, quod autem<text:line-break/>neque in rectum agatur hinc manifeste noveris. A loco<text:line-break/>in , locum demigrant quaecunque in rectum moventur</text:p>
      <text:p text:style-name="P13">finemque obtinent motionis: non ergo in rectum movetur.<text:line-break/>Quod si quum duo sint motus neutro cieatur, non igitur<text:line-break/>movetur. At id salsum et sensui repugnat; etenim mo-<text:line-break/>vetur. Quum igitur moveatur, demonstrandum est quali<text:line-break/>motu moveatur arteria. Dicimus itaque arteriam mixto<text:line-break/>cieri motu tum circulari tum recto. Porro an mixta hujus<text:line-break/>motio sit, ut dictum est, consentanea rationi, demonstratio<text:line-break/>est centrum.</text:p>
      <text:p text:style-name="P56"><text:span text:style-name="T14">CX1I. Centrum autem appello medium punctum a<text:line-break/>quo scfe dilatantis arteriae fluxus foras impellitur et ad<text:line-break/>quod rursum scfe contrahentis lapsus it. Hac igitur ra-<text:line-break/>tione moveri fecundum rectitudinem videtur ; ex eo autem<text:line-break/>quod in orbem perpetuo agatur, speciem nobis invehit<text:line-break/>circularis motionis. At si velis hisce rebus arteriae con-<text:line-break/>templari motum, sit tibi haec similitudo rei narratae per-<text:line-break/>spicua. Aliquis fumat lapidem ac in aquam ejaculetur;<text:line-break/>deinde per </text:span><text:span text:style-name="T20">incusam</text:span><text:span text:style-name="T14"> a lapide plagam concipies arteriam;<text:line-break/>qui ex ipfa factus est circulus manifestam tibi diastolem<text:line-break/>effingit. Si vero rursum non ad infinitum ipsius circulum</text:span></text:p>
      <text:p text:style-name="P55"><text:span text:style-name="T14">ice concipies, imo stare ac incipere paulo post imminui, ..<text:line-break/>quousque in eum </text:span><text:span text:style-name="T20">locum</text:span><text:span text:style-name="T14"> ejaculatus fueris unde principium<text:line-break/>ortus accepit.</text:span></text:p>
      <text:p text:style-name="P12">CXIII. Princeps animae facultas ea est quae parti-<text:line-break/>bus animae praeest, quae regnat et imperat'in cerebri basi<text:line-break/>sedem obtinens. Quidam hoc modo: princeps animae fa-<text:line-break/>cultas est quae universi animantis gubernationi praeest in<text:line-break/>cerebri corde constituta.</text:p>
      <text:p text:style-name="P12">CX1V. Ministra animae facultas seu pars est quae prin-<text:line-break/>cipi subdita est atque ministrat in reliquo corpore collocata.</text:p>
      <text:p text:style-name="P56"><text:span text:style-name="T14">CXV. Sensus </text:span><text:span text:style-name="T20">est</text:span><text:span text:style-name="T14"> affectus animae per corpus, nuncius<text:line-break/>rei motum concitantis. Quid differt fensus et sensorium<text:line-break/>et sensibile et sensificum? Differt; sensus siquidem est agens<text:line-break/>facultas. Sensorium vero organum'est quod fensum ali-<text:line-break/>quem creditum habet. Sensibile est quod sub fensum ca-<text:line-break/>dit. Sensificum </text:span><text:span text:style-name="T20">feu sensu praeditum</text:span><text:span text:style-name="T14"> est id ipsum quod<text:line-break/>sentit veluti. fensus, visus, gustus, olfactus et reliqui</text:span></text:p>
      <text:p text:style-name="P125"><text:span text:style-name="T14">sensus auditus et tactus. Sensorium est vel oculus vel<text:line-break/>nasus vel lingua et quae sentiendi organa nuncupantur.<text:line-break/>Sensile lignum vel lapis vel paries vel columna et quae-<text:line-break/>cunque fe fensibus objiciunt. Sensu pollet Theon et Dion<text:line-break/>et quaecunque sentiunt animalia.<text:tab/></text:span><text:span text:style-name="T43">z</text:span></text:p>
      <text:p text:style-name="P12">CXVL Sensus quinque sunt, visus, auditus, gustus,<text:line-break/>olsactus, tactus. Ministrant autem hi ac inserviunt ani-<text:line-break/>mae ut Asclepiades Bithynus asserit, qui proinde animam<text:line-break/>esse quinque sensuum exercitationem dixit. '</text:p>
      <text:p text:style-name="P56"><text:span text:style-name="T14">CXVII. Visus est </text:span><text:span text:style-name="T20">fensus</text:span><text:span text:style-name="T14"> qui fit per oculos contem-<text:line-break/>perato in ipsis tenui spiritu pupillae locum potissimum<text:line-break/>obtinente, per quem visoriae apprehensiones fiunt. Quid<text:line-break/>visus est? Visus est facultas aeriae substantiae lucida, ad-<text:line-break/>spectus autem activus.</text:span></text:p>
      <text:p text:style-name="P56"><text:span text:style-name="T14">CXVllI. Auditus est </text:span><text:span text:style-name="T20">fensus</text:span><text:span text:style-name="T14"> qui fit per spiritum in<text:line-break/>auribus contentum qui siccior magis quam tenuior exsistit,<text:line-break/>quo auditoriae apprehensiones efficiuntur.</text:span></text:p>
      <text:p text:style-name="P12">CXIX. Olfactus est qui absolvitur spiritu in naribus</text:p>
      <text:p text:style-name="P13">contento fuliginoso halituosioreque, per quem olsactilium<text:line-break/>fiunt apprehensiones;</text:p>
      <text:p text:style-name="P56"><text:span text:style-name="T14">CXX. Gustus est </text:span><text:span text:style-name="T20">ejtsus</text:span><text:span text:style-name="T14"> qni fit' spiritu linguae insito<text:line-break/>magis tumidiore.</text:span></text:p>
      <text:p text:style-name="P56"><text:span text:style-name="T14">CXXl. Tactus est </text:span><text:span text:style-name="T20">Jensus</text:span><text:span text:style-name="T14"> qui per spiritum corpus per-<text:line-break/>meantem perficitur, quo corporeae fiunt apprehensiones.</text:span></text:p>
      <text:p text:style-name="P12">CXXH. Transitivus motus est animalium univerforum<text:line-break/>qui per appetitionem fit provocante quidem facultate<text:line-break/>principe, ministrante.vere eo qui nervis inest spiritu una<text:line-break/>producente ac asportante partes,</text:p>
      <text:p text:style-name="P12">CXXIll. Vox sonus quidam est animantis. Aliter:<text:line-break/>vox est quae, fit principis facultatis impulsu fele .ae, fpiri-<text:line-break/>tum simul per fauces usque in pulmones, os et linguam<text:line-break/>extendentis iis congredientem- aerem diverberantibus.<text:line-break/>Aliter., ’-,x opus est reconditi in nobis, spiritus quod<text:line-break/>per asperam arteriam agitatur et per linguam et ligulam<text:line-break/>effmmatur. Aliter. Vox est impulsus aeris Ionus qui</text:p>
      <text:p text:style-name="P13">quum arbitrio nostro edatur intercostalibus musculis sese<text:line-break/>contrahentibus et afpferam arteriam ; laryngem, gulam et<text:line-break/>ligulam oblidentibus animales affectiones annunniat.</text:p>
      <text:p text:style-name="P56"><text:span text:style-name="T14">--- CXXlV.;s Memoria est detentio' et ctmservatio eorum<text:line-break/>quae antea in anima&lt; observata funi vel quae animam prius<text:line-break/>affecerunt. Nonnulli' hoc modo,, : Memoria est praeteriti<text:line-break/>comprehensio - cujus praesens-ex fensu'percipiebatur. '</text:span><text:span text:style-name="T39">r</text:span></text:p>
      <text:p text:style-name="P12">CXXV. Recordatio est quum praeter cetera inter-<text:line-break/>jecto multo tempore rursus cogitatio oritur, adeo ut quae<text:line-break/>prius animam movere ad-memoriam revocentur, '</text:p>
      <text:p text:style-name="P126"><text:span text:style-name="T14">CXXVI. Cogitatio est intima notio,- notio "ero ra-’&gt;<text:line-break/>lionalis imaginatio.' .<text:tab/>.... </text:span><text:span text:style-name="T26">μ</text:span></text:p>
      <text:p text:style-name="P56"><text:span text:style-name="T14">CXXVII, Somnus est remissio animae secundum na-<text:line-break/>turam a finibus ad principatum:. Nonnulli vero ita/ Som-<text:line-break/>nus est animae delatio secundum naturam a sinibus ad<text:line-break/>principium. Aliter. Somnus est quies ac cessatio sunctlo.<text:line-break/>num </text:span><text:span text:style-name="T20">animae</text:span><text:span text:style-name="T14"> principum. Quae somni cauia efficiens?.</text:span></text:p>
      <text:p text:style-name="P55"><text:span text:style-name="T14">Utilis in cerebro materia. Vel somnum conciliat utilis<text:line-break/>materia quae a stomacho in cerebrum .effertur quaeque<text:line-break/>magis humidior ao mediocriter .calidiori est. oi</text:span></text:p>
      <text:p text:style-name="P127"><text:span text:style-name="T14">CXXVIlI. Vigilia est ,intentio animae </text:span><text:span text:style-name="T20">a</text:span><text:span text:style-name="T14"> principio ad<text:line-break/>omnes, corporis partes et particulas. ,<text:tab/><text:tab/> ... i:;</text:span></text:p>
      <text:p text:style-name="P56"><text:span text:style-name="T14">CXXIX. t Sanitas est primorum qui secundum natu-<text:line-break/>ram nobis insunt humorum proba temperies autnatura-<text:line-break/>lium facultatum </text:span><text:span text:style-name="T20">actio minime</text:span><text:span text:style-name="T14"> interturbata. Vel sanitas<text:line-break/>proba est quatuor primorum elementorum ex quibus cor-<text:line-break/>pus constituitur, calidi, frigidi, humidi et'sicci temperies.<text:line-break/>Nonnulli ita </text:span><text:span text:style-name="T20">definiunt! '</text:span><text:span text:style-name="T14"> harmonia, id est concinnitas con-<text:line-break/>stituentium hominem calidorum, frigidorum,: humidorum<text:line-break/>ac siccorum. </text:span><text:span text:style-name="T20">Quot sunitatem comitantur ?</text:span><text:span text:style-name="T14"> Tria, pulchri-<text:line-break/>tudo, bonus habitus, integritas. </text:span><text:span text:style-name="T20">Qualis pulchritudo?</text:span><text:span text:style-name="T14"> Pul-<text:line-break/>chritudo quidem non qualis artis fucandi per faciei illi-<text:line-break/>tus capillorumque tincturam et his similia comparatur*<text:line-break/></text:span><text:span text:style-name="T20">Quis bonus habitus?</text:span><text:span text:style-name="T14"> Bonus habitus non qui a gymna-<text:line-break/>stica, fed qui per sanitatis consequentiam constituitur. </text:span><text:span text:style-name="T20">Quae<text:line-break/>integrudi?</text:span><text:span text:style-name="T14"> Integritas ea quae cunctatum partium nume-</text:span></text:p>
      <text:p text:style-name="P55"><text:span text:style-name="T14">ris omnibus absolutarum roboratio commoderatioqne esu<text:line-break/>Rursus pulchritudinem tria comitantur, bonus culor, pro-<text:line-break/>portio membrorum ac numeri concinnitas. Nonnulli ita-<text:line-break/>que pulchritudinem ita definiunt: pulchritudo est partium<text:line-break/>proportio et concinnitas cum coloris probitate, probus enim<text:line-break/>color, 'partium proportio et numeri concinnitas sunt qui-<text:line-break/>bus inest pulchritudo. </text:span><text:span text:style-name="T20">Quid a bono habitu differt sanitas?<text:line-break/></text:span><text:span text:style-name="T14">Sanitas a bono habitu differt quod sanitas bonus sit habi-<text:line-break/>tus commoderatus, habitus autem, bonus sanitas intensa.<text:line-break/>Bonus vero • gymnesticorum habitus ne sanitas quidem ulla<text:line-break/>esse potest.</text:span></text:p>
      <text:p text:style-name="P12">CXXX. Virtutes quidem corporis' sunt, sanitas, ro-<text:line-break/>bur, pulchritudo, integritas. Animi vero virtutes pruden-<text:line-break/>tia, modestia, fortitudo, justitia. Quaenam est illarum ad<text:line-break/>has analogia? Sanitas equidem ad modestiam analogiam<text:line-break/>habet. Est enim sanitas bona primorum temperies ac<text:line-break/>constitutio; temperantia autem est.purum ab omni affectu<text:line-break/>animum reddere nempe voluptate, metu, tristitia, cupi-<text:line-break/>ditate ; quam ob causam animi motus imperturbatos tran-</text:p>
      <text:p text:style-name="P55"><text:span text:style-name="T14">quillosque exhibet estque haec animae constitutio ac sa-<text:line-break/>nitas. Rursus' proportione robur corporis animi fbrtitu-<text:line-break/>dini consentit. Est enim robur firmitas ac vis iUexpug-<text:line-break/>nabliis corporis ab iis rebus quae corrumpere corpus cen-<text:line-break/>sentur. Fortitudo vero animi robur et strenuitas ad ea<text:line-break/>perserenda quae mortis, laboris, aerumnae ac’ denique<text:line-break/>omnium quaegravia et terribilia esse videntur, speciem<text:line-break/>impensius prae fe ferunt. Similis autem justitia pulchri-<text:line-break/>tudini videtur; pulchritudo namque in membrorum sym-<text:line-break/>metria cum coloris bonitate intelligitur: justitia autem in<text:line-break/>ejus cornmoderatione quod in re quaque exsuperat; cuiqtle<text:line-break/>enim' pro dignitate tribuit ut diis , parentibus, cognatis,<text:line-break/>amicis, familiaribus, civibus. Prudentiae vero integritas<text:line-break/>censertur. Integritas namque ut partium corporis </text:span><text:span text:style-name="T20">sic et<text:line-break/>prudentia</text:span><text:span text:style-name="T14"> rectarum animi comprehensionum consumma-<text:line-break/>tio est.</text:span></text:p>
      <text:p text:style-name="P12">CXXXI. Equidem quod fecundum naturam sanitas<text:line-break/>est, quod vero praeter naturam morbus. Quod alitem est<text:line-break/>natura, id neque secundum naturam neque praeter natu-</text:p>
      <text:p text:style-name="P55"><text:span text:style-name="T14">ram jam est; ut gracilis admodum ac siccus vel crassus<text:line-break/>jam et praepinguis vel qui nafo est adunce vel simo vel<text:line-break/>caesius vel qui varus aut varia est natura, qui ita sc ha-<text:line-break/>bent non sunt secundum naturam affecti f nam hi symme-<text:line-break/>triam transgressi sunt; sed nec praeter naturam quoque<text:line-break/>afficiuntur; - nou enim in functionibus edendis impediun-<text:line-break/>tur. Quod autem non natura ejusmodi est, ut neque sc--<text:line-break/>eundum naturam neque praeter naturam neque natura<text:line-break/>exisset: tales sunt qui leucas aut alphos ant acrochordones<text:line-break/>aut myrmecias </text:span><text:span text:style-name="T20">ad</text:span><text:span text:style-name="T14"> similia habent. Haec enim neque fe-<text:line-break/>cundum naturam sunt, nam extra naturalem sunt statum;<text:line-break/>neque vero praeter naturam quum naturales minime lae-'</text:span><text:span text:style-name="T39">J<text:line-break/></text:span><text:span text:style-name="T14">dant actiones; verum neque natura sunt; non enim ea<text:line-break/>fuere a principio genita neque a prima generatione con-</text:span><text:span text:style-name="T39">:<text:line-break/></text:span><text:span text:style-name="T14">stitere; non natura ergo ut sint relinquitur. Enimvero<text:line-break/>quod constat natura ei quod fecundum naturam et quod<text:line-break/>non natura ei quod praeter naturam ratione proximum esu ’</text:span></text:p>
      <text:p text:style-name="P12">CXXXII. Quae partes nobis insunt aliae quidem ad<text:line-break/>nivendum a natura, aliae vero ad bene vivendum ama-<text:line-break/>tura procreatae, sunt. Quae itaque partes ad nivendum</text:p>
      <text:p text:style-name="P55"><text:span text:style-name="T14">progenitae sunt propriae ac principes habentur, ut cere-<text:line-break/>brum , cor, pulmo, jecur et ventriculus, his enim prave<text:line-break/>affectis animal protinus aut postmodum necessario interit.<text:line-break/>Qqae vero ad bene vivendum oculi, pedes, manus et<text:line-break/>caetere, partes. His namque affectis vivit quidem animal,<text:line-break/>fed feliciter minus vivit.</text:span></text:p>
      <text:p text:style-name="P56"><text:span text:style-name="T14">. . CXXXllI. Morbus est primorum quae fecundum ua-<text:line-break/>inram consistunt </text:span><text:span text:style-name="T20">corporum</text:span><text:span text:style-name="T14"> intemperies. Vel: eorum quae<text:line-break/>nobis, insunt, humoruni intemperies. Vela naturalium fa-<text:line-break/>cultatum impeditio. Vel : eversio corporis, ab eo qui se-<text:line-break/>cuiidum nafuram est . statu in euin qui, praeter, naturam.<text:line-break/>Ve.l morbus est primorum intemperies in qua siccum aut<text:line-break/>frigidum aut calidum, aut humidum exsuperat; Morbo-'<text:line-break/>sissimae corporum constitutiones ex ecntrariis temperamento<text:line-break/>constant partibus, quemadmodum optimae corporum stru-<text:line-break/>cturae sunt ex organicarum, partium. symmetria et ex sinii-<text:line-break/>larium. proba temperie,</text:span></text:p>
      <text:p text:style-name="P56"><text:span text:style-name="T14">CXXXIV. Affectio est. interturbatio alicujus qui se-,<text:line-break/>eundum naturam est actionis morbosa aut quarundam. aut</text:span></text:p>
      <text:p text:style-name="P128"><text:span text:style-name="T14">unius aut omnium naturae functionum. Quidam vero ut;<text:line-break/>Herophilei hoc modo. Affectio-est quae non sernpe- eo-;</text:span><text:span text:style-name="T39">-<text:line-break/></text:span><text:span text:style-name="T14">dem, ternpore fo.lvitur, fed in breviore quandoque luter-<text:line-break/>durn ,et longiore.<text:tab/></text:span><text:span text:style-name="T43">;</text:span><text:span text:style-name="T14"> a</text:span></text:p>
      <text:p text:style-name="P56"><text:span text:style-name="T14">CXXXV. Aegritudo est- affectio morbosa aut totius<text:line-break/>corporis aut partis. Ad haec, morborum alii quidem con-<text:line-break/>tinui sunt; alii intermittentes, alii acuti, aiii peracuti<text:line-break/>alii diuturni. Continui sunt hemitritaeus, typhodes quaer<text:line-break/>ile vocatur et febris ardens. Intermittentes hi sunt; quo-<text:line-break/>tidiana, tertiana, quartana, quintana et his similes. Acuti<text:line-break/>sunt phrenitis, lethargus, pleuritis, peripneumonia, febres<text:line-break/>ardentes et tertianae continuae. Peracuti sunt synanche,,<text:line-break/>cynanche, apoplexia, cholera', tetanus et his siciles.<text:line-break/>Diuturni sunt tabes, epilepsia. arthritis,nephritis, hydrops; -<text:line-break/>marcor et his consimiles. Morborum praeterea quidam<text:line-break/>acuti sunt et continui ut ardentes febres, phrenitides,<text:line-break/>pleuritides; hi enim acuti et continui, sunt.—Nonnulli<text:line-break/>neque acuti neque continui ut diuturni morbi. Quidam</text:span></text:p>
      <text:p text:style-name="P13">vero acuti quidem funt, non autem continui ut tertianae<text:line-break/>febres. Quidam denique continui quidem sunt, non- au-<text:line-break/>tem acuti ut hemitritaei et typhodes febres.</text:p>
      <text:p text:style-name="P12">CXXXVI. Febrium status quatuor sunt quos etiam<text:line-break/>tempora nominant, insultus, incrementum, vigor, declinatio.</text:p>
      <text:p text:style-name="P12">CXXXVll. Hippocrates novem morborum differen-<text:line-break/>tias novit, acutum, peracutum, malignum, diuturnum;<text:line-break/>medium, exitialem, salutarem, periculosum, periculi ex-<text:line-break/>pertem.</text:p>
      <text:p text:style-name="P12">CXXXVIll. Morbus acutus est qui et viribus et<text:line-break/>Ipecie magnus est et periculosus, quique ut plurimum se-<text:line-break/>ptem diebus judicatur. Aliter.i Acutus morbus est qui<text:line-break/>magnus est et ad vigorem celeriter pervenit; Vel ex Hip-<text:line-break/>pocrate. Acutus morbus magnus et periculosus morbus<text:line-break/>est quique plurimos enecat. Aliter, Acutus morbus est is<text:line-break/>qui facilem solutionem vel internecionem quantum in ipso'<text:line-break/>est habet.</text:p>
      <text:p text:style-name="P129"><text:span text:style-name="T14">CXXXIX. Morbus peracutus est affectus acuto vi et<text:line-break/>Ipecie major et difficilior qui fere septem diebus judica-<text:line-break/></text:span><text:span text:style-name="T20">.<text:tab/>'<text:tab/>r '<text:tab/>-</text:span></text:p>
      <text:p text:style-name="P55"><text:span text:style-name="T14">tur; hunc etiam acutissimum appellare consuevit Hippo-<text:line-break/>crates,Aliter., Peracutus morbus is est. qui statim in<text:line-break/>summo vigore v-gct; per statim autem circa nrimum.qua-<text:line-break/>ternarium vel paulo post intelligeudum. Aliter. Morbus '<text:line-break/>peracutus est qui septimum diem non transgreditur, sed<text:line-break/>aut in eo aut etiam maturius judicatur.</text:span></text:p>
      <text:p text:style-name="P12">CXL. Malignus' morbus est qui facultate quidem*<text:line-break/>magnus est et difficilis, specie vero debilis neque statuta<text:line-break/>judicationis habet tempora. Aliter; malignus morbus vo-<text:line-break/>catur qui aegris periculum minatur nec spem salutis adimit.</text:p>
      <text:p text:style-name="P56"><text:span text:style-name="T14">, QXLL Morbus diuturnus est qui in _pejus mutatur<text:line-break/>ae melius; in mensibus annisque judicatur' aut etiam cum<text:line-break/>homine interit.</text:span></text:p>
      <text:p text:style-name="P12">CXLII. Medius morbus qui inter diuturnum et acu-<text:line-break/>tum est; is quoque lu melius ac deterius commeat atque<text:line-break/>in sexagluta fere aut octoginta diebus judicatur.</text:p>
      <text:p text:style-name="P20">CXLlll. Exitialis est tnorbus qui prorsus exitium<text:line-break/>affert vel brevi vel plurimo tempore.<text:tab/>, • '</text:p>
      <text:p text:style-name="P130"><text:span text:style-name="T14">CXLIV. Salutaris morbus est - qui nunquam fit per-<text:line-break/>emptorius quantum pei </text:span><text:span text:style-name="T20">fe, quoniam'multoties ob</text:span><text:span text:style-name="T14"> erro-<text:line-break/>rem periculosus evadit. , '<text:tab/>-<text:tab/>.</text:span></text:p>
      <text:p text:style-name="P12">CXLV. Periculosus morbus est qui ad perniciem et<text:line-break/>salutem aequale habet momentum-; is anceps quoque- dici<text:line-break/>potest.</text:p>
      <text:p text:style-name="P56"><text:span text:style-name="T14">CXLVI. Non periculnsus vel </text:span><text:span text:style-name="T20">securus</text:span><text:span text:style-name="T14"> morbus est qui<text:line-break/>scmper ad salutem • quantum in ipso est vergit luemque<text:line-break/>facultate cum salutari esu</text:span></text:p>
      <text:p text:style-name="P56"><text:span text:style-name="T14">CXLVII. Morbus specie- magnus est ut vulnus in<text:line-break/>carnosis locis multum (patii occupans; magnus autem re<text:line-break/>vel effectu -ut punctura in neivo vel musculo quae 'parva<text:line-break/>visui apparet, facultate autem magna esu .</text:span></text:p>
      <text:p text:style-name="P56"><text:span text:style-name="T14">CXLVHI. infirmitas feu adversa valetudo morbus est</text:span></text:p>
      <text:p text:style-name="P56"><text:span text:style-name="T14">' inveteratus multa eum irnbeculitate. V</text:span><text:span text:style-name="T43">e</text:span><text:span text:style-name="T14">J </text:span><text:span text:style-name="T43">:</text:span><text:span text:style-name="T14"> infirmitas- est<text:line-break/>morbus imbecillis vires diminuens.</text:span></text:p>
      <text:p text:style-name="P55"><text:span text:style-name="T14">'CXLXI. Morbus permanens est dispositio praeter<text:line-break/>naturam corporum vitam participantium quem affectum<text:line-break/>esse ajunt Herophilei qui nec facile folvitur neque facile'<text:line-break/>dimovetur jjusque esse </text:span><text:span text:style-name="T20">ia</text:span><text:span text:style-name="T14"> humidis causam.</text:span></text:p>
      <text:p text:style-name="P12">CL. Morbi sporadici sunt qui omni tempore et loco<text:line-break/>exoriuntur. Aliter. Morbi sporadici sunt qui feparatim<text:line-break/>quemque invadunt. Alio modo. Morbi difpersi diversi<text:line-break/>non ejusdem generis alii aliis contingentes.</text:p>
      <text:p text:style-name="P12">- CLI. Vernaculi morbi sunt qui quibusdam lu lccis<text:line-break/>frequentius assiuuiat. Aliter, Morbi vernaculi lnnt qui<text:line-break/>perpetuo regionem aliquam occupant.</text:p>
      <text:p text:style-name="P12">CL1I. Vulgares 'morbi sunt qui temporibus qurbus-<text:line-break/>dam plures eodem in loco corripiunt.</text:p>
      <text:p text:style-name="P12">CLHI. Pestilentia est morbus qui in omnes aut plu-<text:line-break/>rimos grassatur ab aeris corruptela proveniens; quo fit<text:line-break/>ut qnamplurimi intereant, fertur at quaedam hujusmodi<text:line-break/>definitio. ‘ Pestilentia est communis affectus plnrnnorum<text:line-break/>qui sub idem tempus per urbes nationesqae acuta pericula</text:p>
      <text:p text:style-name="P13">mortesque infert acutas. Definire et hoc modo possumus.<text:line-break/>Pestilentia est conversio aeris adeo ut nec- ordinem pro-<text:line-break/>prium fervent anni tempora simulque plures ex eodem<text:line-break/>morbo intereant. -</text:p>
      <text:p text:style-name="P12">CLIV. Causa est quae in corpore aliquid efficit ex-<text:line-break/>persque ipsa est corporis; Vel causia est, ut tradunt phi-<text:line-break/>losophi, alienius rei effectrix aut cujus gratia aliquid fit.<text:line-break/>Triplex autem causa est; alia quidem est .evidens; alia<text:line-break/>vero antecedens; alia denique continens seu conjuncta.</text:p>
      <text:p text:style-name="P12">CLV. Causa evidens est quae peracto opere discessit,<text:line-break/>quemadmodum canis quum momordit et scorpius quum<text:line-break/>ictum inflixit et inustlo a sole quae febrem molitur. Athe-<text:line-break/>naeus autem Attalensis sic inquit: causa est ea quae facitt<text:line-break/>haec autem est procatarctica. Aliter: caulae' evidentes<text:line-break/>funt quae ante totam operis consummationem existunt<text:line-break/>quasque nulla praecedit..</text:p>
      <text:p text:style-name="P12">CLVI. Antecedens causa est-quae ab evidente vel<text:line-break/>comparatur vel adjuvatur conjunctamque antecedit. Non-</text:p>
      <text:p text:style-name="P13">nulli vero sic i antecedens causa est qua praesente adest<text:line-break/>effectus et augescente argetur et imminuta imminuitur<text:line-break/>et sublata tollitur. ,</text:p>
      <text:p text:style-name="P12">CLVll. Causa continens est quae praesens praesen-<text:line-break/>tem servat morbum et sublata simul tollit ut calculus in<text:line-break/>vesica, ut-aquula, ut pterygium, ut encanthis aliaque<text:line-break/>ejusmodi quae caufas conjunctas vocant, ut praeclarissimi<text:line-break/>medici qui ea non in causarum dumtaxat, sed in affectuum<text:line-break/>ratione ponunt.</text:p>
      <text:p text:style-name="P12">CLV1H. Causa perfecta seu per se finiens est ipsa<text:line-break/>quae per se finem facit.</text:p>
      <text:p text:style-name="P131"><text:span text:style-name="T14">CLIX. Concausa est quae cum alia pares obtinens<text:line-break/>vires opus molitur, id veto facere sula per fe ipsa non<text:line-break/>poterat.<text:tab/>......<text:tab/>'v-</text:span></text:p>
      <text:p text:style-name="P12">CLX. Adjutrix causa est quae opus quidem conficit,<text:line-break/>sed aegre, quapropter alteri consonatur quo. rem consequa-<text:line-break/>tur facilius quam prompte obire seorsum nequit.</text:p>
      <text:p text:style-name="P13">CLXI. Causae manifestae sunt quaecunque ex se ipsis<text:line-break/>facientes .agentesque sensu deprehenduntur. Aliqui hoc<text:line-break/>modo. Manifestae sunt causae quae et apparent ipsae et<text:line-break/>opus consentanee sibi fieri ostendunt.</text:p>
      <text:p text:style-name="P12">CLXII. Non manifestae causiae funt quae non ex<text:line-break/>seipsis sed per signa deprehenduntur quemadmodum ob-<text:line-break/>iturae, quae neque ex seipsis neque ex aliis noscuntur.</text:p>
      <text:p text:style-name="P12">CLXllI. Ad tempus obscurae sunt quae detectae ex<text:line-break/>se ipfae non apparent et adjunctae corporibus per signa<text:line-break/>cognoscuntur. Vel sic. Pro tempore abditae siunt eae<text:line-break/>quae absiunt aliquamdiu ac rursus venire sub sensum valent.</text:p>
      <text:p text:style-name="P12">CLXIV. Significatio est signi idea vel est per signujn<text:line-break/>vel per signa perceptio. Vel notatio est signum quod rem<text:line-break/>minus patentem quampiam declarat.</text:p>
      <text:p text:style-name="P12">CLXV. Signum.est rei quae contingere debet digno-<text:line-break/>tio. Nonnulli hoc pacto: signum est quo cognito aliud</text:p>
      <text:p text:style-name="P13">quidpiam ex ipso deprehenditur. Vel quod prius ignotum<text:line-break/>nobis erat cognoscitur ac percipitur.</text:p>
      <text:p text:style-name="P56"><text:span text:style-name="T14">. CLXVI. Pathognomonicum </text:span><text:span text:style-name="T20">sua ajscctum notans</text:span><text:span text:style-name="T14"> est<text:line-break/>tu‘m interiorum tum exteriorum significatio. Vel: patho-<text:line-break/>gnomonicum est signum ex quo affectus dignoscitur. Vel:<text:line-break/>pathognomonicum est quod affectionis speciem ‘sighisicat.</text:span></text:p>
      <text:p text:style-name="P12">CLXVH. Praenotio eorum quae evenire debent' scien-<text:line-break/>tia esu Aut: praenotio est praefcire quae corpori sunt<text:line-break/>eventura. Prognosticum signum est ex quo suturum noscitur.</text:p>
      <text:p text:style-name="P12">CLXVllL Praedictio est futuri praenotio praenun-<text:line-break/>clatioqne.</text:p>
      <text:p text:style-name="P56"><text:span text:style-name="T14">CLX1X. Syndrome </text:span><text:span text:style-name="T20">vel concursus</text:span><text:span text:style-name="T14"> est congressus fym-<text:line-break/>ptomatum. Vel fymptomatum collectio. Vel symptoma-<text:line-break/>tum cumulus omnibus liquido apparentium.</text:span></text:p>
      <text:p text:style-name="P12">CLXX. Symptoma est affectus accessorium vel con-<text:line-break/>fectariu rn. '</text:p>
      <text:p text:style-name="P12">CLXXI. Auxiliaria signa sunt ea ex quibus curatio-<text:line-break/>nis quae in ipsis 'observata est commovemur.</text:p>
      <text:p text:style-name="P132"><text:span text:style-name="T14">CLXXII. Auxilium est quod hominibus ad falutem<text:line-break/>admovetur ex quantitate, qualitate, ordine atque occasione<text:line-break/>sonstans.<text:tab/>.</text:span></text:p>
      <text:p text:style-name="P56"><text:span text:style-name="T14">CI</text:span><text:span text:style-name="T26">ΧΧ</text:span><text:span text:style-name="T24">1</text:span><text:span text:style-name="T26">ΙΙ</text:span><text:span text:style-name="T24">. </text:span><text:span text:style-name="T14">Curatio est morbi sublatio quae jam facta<text:line-break/>est, non quae adhuc fit. Vel curatiu est ordo auxiliorum<text:line-break/>consequentiam h .bentiuin. Vel: opportunitas et tempus<text:line-break/>et ordo emendationis obeundae. Veli temporis commodi-<text:line-break/>tas in qua opem ferimus laborantibus.</text:span></text:p>
      <text:p text:style-name="P12">CLXXIV. Occasio est commodae functionis tempus<text:line-break/>praeceps et commodi usus rerum agendavuni.</text:p>
      <text:p text:style-name="P133"><text:span text:style-name="T14">CLXXV. Demonstrativum signum, est quod primario,<text:line-break/>in abditae alicnjus. rei consequentis deprehensionem per<text:line-break/>se ducit.<text:tab/>,<text:tab/>'</text:span></text:p>
      <text:p text:style-name="P12">CLXXVI. Commemorans signum,' ut ajunt, empirici<text:line-break/>res quae apparens atque ex praevia observatione innote-<text:line-break/>scens ad rei quae cognoscitur memoriam conducit.</text:p>
      <text:p text:style-name="P56"><text:span text:style-name="T14">CLXXVII. Praesentium signorum omnium </text:span><text:span text:style-name="T20">praefentia<text:line-break/></text:span><text:span text:style-name="T14">signa funt pathognomonica omnia quae affectum demon-</text:span></text:p>
      <text:p text:style-name="P13">strant: haec enim quum fiunt et adsunt affectus quoque<text:line-break/>permanent; quum vero cessant morbi quoque solvuntur.</text:p>
      <text:p text:style-name="P12">CLXXVlll. Praefentia praeteritorum signa sunt a<text:line-break/>quibus praeteritum significatur ut facti prius ulceris cicatrix.</text:p>
      <text:p text:style-name="P12">CLXXlX. Praesentia vero futurorum signa sunt a<text:line-break/>quibus futurum significatur ut cadaverosa facies mortis<text:line-break/>signum esu</text:p>
      <text:p text:style-name="P12">CLXXX. Praeterita praeteritorum signa sunt ut a<text:line-break/>declinatione remissio decessionis morbi signum est.</text:p>
      <text:p text:style-name="P12">CLXXXI. Praeterita praesentium signa sunt ut de-<text:line-break/>morsum esse ab aspide inter exitialia censeri. Quidam<text:line-break/>vero ita definiunt: praeterita praesentium signa sunt ut<text:line-break/>tenue intestinum vulneratum inter exitialia esse vulnera.</text:p>
      <text:p text:style-name="P12">CLXXXIL Praeterita vero futurorum signa sunt, ut<text:line-break/>confracto osse callum contrahente: callum enim id con-<text:line-break/>trahere oportet ad restitutionem. Nonnulli vero sic: prae-<text:line-break/>terita futurorum sunt ut ex capite dempto osse cicatricem<text:line-break/>cavam scquuturam.</text:p>
      <text:p text:style-name="P13">CLXXXHI. Supervenientia praesentium signa sunt, ut ,<text:line-break/>in senibus sauciatum periclitari ex vulnere.</text:p>
      <text:p text:style-name="P12">CLXXXlV. Supervenientia vero succedentium signa<text:line-break/>sunt ut ex vulnere convulsio: non enim vulneratus vivit<text:line-break/>praeterea quem convulsio, excepit.</text:p>
      <text:p text:style-name="P56"><text:span text:style-name="T14">CLX.XXV» Eebris est lunati, caloris ad fletum prae-<text:line-break/>ter naturam eversio pulsibus et vehementioribus </text:span><text:span text:style-name="T20">et</text:span><text:span text:style-name="T14"> fre-<text:line-break/>quentioribus redditis. Vel: febris est cordis arteriarum-<text:line-break/>que calor praeter naturam vitale robur laedens, qui ab<text:line-break/>alto emergens tactui occurfat ac maxime pro specieiefe-<text:line-break/>bris ratione quaedam ordinis perversitas pulsibus accediti<text:line-break/>Aliqui et hoc modo: febris exsuperantiaest caloris mor-<text:line-break/>bosi scfe potissimum ab, alto efferentis cum pulfuum mu-<text:line-break/>tatione in-frequentiorem ac vehementiorein. Quidam au-<text:line-break/>tem sic: febris est naturalis spiritus ad calidiorem ac, sic-<text:line-break/>ciorem statum degenerans.</text:span></text:p>
      <text:p text:style-name="P12">CLXXXVI. Eebris continua est quae neque noctu<text:line-break/>neque interdiu intermittit, remissiones vero, inducias et</text:p>
      <text:p text:style-name="P13">exacerbationes infert. Vel: continua febris est quae ad<text:line-break/>integritatem antequam ex toto solvatur non desinit, etsi<text:line-break/>remissio aliquo sensu perspicua appareat.</text:p>
      <text:p text:style-name="P12">CLXXXVll. Febris continens est ea quae peraeque<text:line-break/>perdurat neque noctu neque interdiu intermittit; neque<text:line-break/>remissiones neque exacerbationes inscrt.</text:p>
      <text:p text:style-name="P12">CLXXXVI1L Febris ardens est quae cum fervore<text:line-break/>multo fit nullam requiem corpori praebet, linguam assiccat,<text:line-break/>denigrat, frigidae desiderium affert et cum magna respira-<text:line-break/>tione et calore corpus dolore afficit.</text:p>
      <text:p text:style-name="P56"><text:span text:style-name="T14">CLXXXIX. Pemphigodes febris est quae per caloris’<text:line-break/>intensionem pblyctidas </text:span><text:span text:style-name="T20">pustulas</text:span><text:span text:style-name="T14"> in ore excitat.</text:span></text:p>
      <text:p text:style-name="P12">CXC. Lipyria febris esi ea in qua extrema et-su- -<text:line-break/>perficies refrigerantur, uritur profundum, excretiones de-<text:line-break/>tinentur, afpera sitientibus lingua est, pulsus parvus atque<text:line-break/>obscurus; quasi; calor,sc intro receperit.</text:p>
      <text:p text:style-name="P12">' CXC1. Fluens febris esi quae cum alvi fluore saepe_ ,</text:p>
      <text:p text:style-name="P13">vero et vomitibus refrigerationem infert fuhitamque vi-<text:line-break/>rium dejectionem cum siti et infomnio et pulsuum pravitate.</text:p>
      <text:p text:style-name="P12">CXCIl. Astricta febris contraria est flaehti, excretio-<text:line-break/>nes non infert, pulsus magnos fervat, longiore spatio tem-<text:line-break/>poris corpus emaciat.</text:p>
      <text:p text:style-name="P12">CXCIIl. Auriginofa febris ea est quae similem ictero<text:line-break/>colorem molitur, jecur in sublime attollit, linguam assiccat,<text:line-break/>cutis superficiem foedam fquallidam ac luteam redditi</text:p>
      <text:p text:style-name="P12">CXC1V. Pestilens febris est quae cum multo calore<text:line-break/>sitim insanabilem invehat, bilis omnis generis vomitus,<text:line-break/>foeditas alvi excretiones ac virulentas ut paludum grave-,<text:line-break/>olentiae sint quae excernuntur similia, urluas multas ac<text:line-break/>graveolentes, exanthemata, pulsus celeres, parvos ac.sub-<text:line-break/>obscuros inducit.</text:p>
      <text:p text:style-name="P12">CXCV. Typhodes febris, quam nonnulli vapidam ac<text:line-break/>madentem appellitant, est quae sudores foetidos inducit.</text:p>
      <text:p text:style-name="P134"><text:span text:style-name="T14">Veli, t.yphodes febris est quae-eum stupore sit et'intensam<text:line-break/>cum furore mentis habet alienationem.<text:tab/>, ;r ut".</text:span></text:p>
      <text:p text:style-name="P56"><text:span text:style-name="T14">. - CXCVI, - Torpida febris est quae cum capitis gravi-<text:line-break/>tate provenit vel sanguinis per nares profluvio velexcie-<text:line-break/>tionis suppressionem affert aut- ex necessitate molestam cor-<text:line-break/>poris-lapsionem.</text:span></text:p>
      <text:p text:style-name="P56"><text:span text:style-name="T14">CXCV1L Horrida febris est quae calorem habet ri-<text:line-break/>gori permixtum, et pulsus admodum 'imbecillos; adeo ut<text:line-break/>ne in tactum veniant fed qui </text:span><text:span text:style-name="T39">1</text:span><text:span text:style-name="T14"> velut intro recesserunt; in<text:line-break/>ea venter tumefactus murmurat lingua, valde hunnda quid-<text:line-break/>dam acido simile habens, quo tanquam saliva circumluitur.</text:span></text:p>
      <text:p text:style-name="P12">CXCV1II. Typus est intensionum remissionumque or-<text:line-break/>dinata redditio. VeI ita:, typus est unius affectionis tem-<text:line-break/>pus cui et accessio et .emissio ordinata contingit.</text:p>
      <text:p text:style-name="P56"><text:span text:style-name="T14">CXC1X. Periodus est tempus in morbis' ex intensione<text:line-break/>et remissione .constans. Vela periodus est similis ad idem<text:line-break/>reditus vel motus. VeI sic: periodus est in morbis diu-<text:line-break/>turnis intensionis et rem issiouis-similis ad idem reditus.</text:span></text:p>
      <text:p text:style-name="P13">CC. Quotidiana febris- est quae’unoquoque die ac<text:line-break/>nocte ut plurimum eadem hora invadit.</text:p>
      <text:p text:style-name="P56"><text:span text:style-name="T14">CCI. Tertiana est febris quae uno die vel nocte in-<text:line-break/>sultat,- Sequente intermittit; tertio repetit-s</text:span></text:p>
      <text:p text:style-name="P135"><text:span text:style-name="T14">CCII. Quartana est quae uno die vel una nocte in--<text:line-break/>vadit, deinde biduum intermittit aut noctes, duas,; quarto<text:line-break/>vero rursum accedit.. '<text:tab/>-<text:tab/>' " .</text:span></text:p>
      <text:p text:style-name="P56"><text:span text:style-name="T14">CC11E Hemitritaeus est, quam nos ex fenis senten-<text:line-break/>tia enunciantis primo epidemiorum febrem continuam, </text:span><text:span text:style-name="T20">scu-<text:line-break/>tam</text:span><text:span text:style-name="T14"> appellamus,'’ quae prorsus quidem aon intermittit,<text:line-break/>scd ’diem unum aut noctem leniorem inscrt alterum gra-<text:line-break/>viorem. At methodici - hemitritae urn parvam duabus con-<text:line-break/>stare iutermissionibus putaverunt. - Mediam hemitritaeum'<text:line-break/>vocitant quae tres intermissiones suscipit-.. Magnam deni-<text:line-break/>que quae quatuor intermissiones complectitur.</text:span></text:p>
      <text:p text:style-name="P12">CCIV. Erraticae febres vocantur..quae non praefiniri<text:line-break/>tae nec-recto ordine, sed incerto statu proveniunt.</text:p>
      <text:p text:style-name="P12">CCV. Diastole est, elevatio ac: veluti excitatio cordis</text:p>
      <text:p text:style-name="P136"><text:span text:style-name="T14">urterWhal,- cerebri 'dtrmeHingum in" longitudinem; lafitu-<text:line-break/>dinemprofundllatemquerin seu Ium tactus cadens adelal<text:line-break/>vatienem. Alii autem sic? diastole explicatio est ac veluti<text:line-break/>eminentia cordis' et arteriarum lu longitudinem* et latitu-<text:line-break/>dinem sensilis ad elationem tactui.<text:tab/>• - r.-in</text:span></text:p>
      <text:p text:style-name="P137"><text:span text:style-name="T14">- i'-<text:tab/>• - o.ib.nna . .<text:tab/>i £ ar.rts-</text:span></text:p>
      <text:p text:style-name="P138"><text:span text:style-name="T14">QCVI. Systole est .collectio et collapsus istorum quae<text:line-break/>sensum quidem ncn movet, ceterorum bona ac consenta-<text:line-break/>nea ratione deprehenditur.. /<text:tab/>‘</text:span></text:p>
      <text:p text:style-name="P56"><text:span text:style-name="T14">vCGVlli • Palpitatio-'est elatio et' fnbmissio cedentis<text:line-break/>corporisnee renitentis quae fit </text:span><text:span text:style-name="T20">a</text:span><text:span text:style-name="T14"> -spiritu nec perpetuo dux<text:line-break/>rat, sed certis-cletualtentporibus.. Alii'sic rupalpftatiotnist<text:line-break/>elatio etrsubmissio musculosorum eorp-diumstquae </text:span><text:span text:style-name="T20">a</text:span><text:span text:style-name="T14"> spiritu<text:line-break/>essicitur neic scmper fit; fed- statis 'temporibus. Alio incido;,<text:line-break/>palpitatio est motus 'involuntarius et invitus partium quae<text:line-break/>dum palpitant attoliunturbet' deferuntur. Valu -palpitniid<text:line-break/>est dilatatio quideui: praeter "naturam et siti lu omnibus<text:line-break/>quae distendi natura possuut partibus; up </text:span><text:span text:style-name="T20">esrA-if-t</text:span></text:p>
      <text:p text:style-name="P13">CCVIII. Magnus, pulsus est quillt arteria multum. sesu<text:line-break/>in longitudinem,? profunditatem ac latitudinem diducente.</text:p>
      <text:p text:style-name="P139"><text:span text:style-name="T14">Parvus pulsus est qui. contra in minimum, spatium<text:line-break/>longitudinis, profunditatis latitudinisque. assurgente arteria<text:line-break/>perficitur.<text:tab/>.' . , i, ...• t.ec . .. </text:span><text:span text:style-name="T43">g</text:span><text:span text:style-name="T14">. •—utiiusinu</text:span></text:p>
      <text:p text:style-name="P56"><text:span text:style-name="T14">Medius est pulsus qui his ambobus interjacet fecun-<text:line-break/>dum longitudinem ac circularem dimensum, nimirum cir-<text:line-break/>cumferentia quoque 'digitis scfe ad proportionem offerente.</text:span></text:p>
      <text:p text:style-name="P56"><text:span text:style-name="T14">CCIX. Plenus pulsus est is qui sub tactum caditi dis-<text:line-break/>tentus adeo, ut ipsa quidem crassior facta videatur arte-<text:line-break/>riae tunica, maxime vero quod inter eam clauditur ple-<text:line-break/>nius.univecsum ec .corpulentius deprehenditur. .</text:span></text:p>
      <text:p text:style-name="P56"><text:span text:style-name="T14">ri Vacuus.est pulsus lu quo, tum ipsius,amplexus artec.<text:line-break/>riae gracilis .omnino ampullacetfsqne est infusa quaque,<text:line-break/>inateria vix perceptibilis atque</text:span><text:span text:style-name="T43">;</text:span><text:span text:style-name="T14">.exilis: adeo, ut si quia.etiam,<text:line-break/>digitis comprimat.vacuitatis occurrat apprehensio; </text:span><text:span text:style-name="T43">r</text:span><text:span text:style-name="T14">,o m.-.b<text:line-break/>eu..,. Medius, e.st; pulsus qui commo.deratus inter.plenuin et<text:line-break/>vacuum medius quique naturalis.est,q , .,&lt;.trlib urup</text:span></text:p>
      <text:p text:style-name="P56"><text:span text:style-name="T26">ί</text:span><text:span text:style-name="T24"> </text:span><text:span text:style-name="T14">n </text:span><text:span text:style-name="T26">Γ</text:span><text:span text:style-name="T24">)</text:span></text:p>
      <text:p text:style-name="P55"><text:span text:style-name="T14">CCX. Durus pulsus est in quo nervosa, ut quispiam<text:line-break/>dixerit, arteria videtur ac rigida et tensus qui subesi, fpi-<text:line-break/>ritus'; quo fit ut ictus vim quandam repercutiendi habeat. *</text:span></text:p>
      <text:p text:style-name="P12">Mollis pulsus est qui duro contrarius arteriam remis-<text:line-break/>fam mollemque obtinet ac spiritum qui inest exsolutum<text:line-break/>ictumque leniorem.</text:p>
      <text:p text:style-name="P12">Medius pulsus est qui inter durum ac. mollem com-<text:line-break/>moderatus secundum naturam existit.</text:p>
      <text:p text:style-name="P140"><text:span text:style-name="T14">CCXI. Humidus pulsus est qui mollis, ut et contenta<text:line-break/>in eo substantia mitis sit et humiditate quadam tactui<text:line-break/>occurrat.<text:tab/>‘<text:tab/>. m</text:span></text:p>
      <text:p text:style-name="P12">Siccas pulsus est ita ut assumpta sit subjecta humidi-<text:line-break/>tas et siccae atque aeriae exhalationi permixta.</text:p>
      <text:p text:style-name="P12">Medius pulsus est qui nec humidior nec siccior tactui<text:line-break/>apparet sed commoderatus ac naturalis est.</text:p>
      <text:p text:style-name="P12">CCXII. Calidus pulsus est quum arteria vicluis par-<text:line-break/>tibus calidior tangitur ut'in febre hectica.</text:p>
      <text:p text:style-name="P13">Frigidus pulsus est in quo arteria frigidior sentitur.</text:p>
      <text:p text:style-name="P12">• 'Medius est- qui frigidi et calidi commoderationem<text:line-break/>obtinet.</text:p>
      <text:p text:style-name="P141"><text:span text:style-name="T14">CCXIII." Vehemens pulsus est qui et motum strenuum<text:line-break/>habet et ictum molitur violeutunj. -<text:tab/>- • •</text:span></text:p>
      <text:p text:style-name="P142"><text:span text:style-name="T14">Obscurus seu </text:span><text:span text:style-name="T20">languidus</text:span><text:span text:style-name="T14"> est qui et viribus est exfolu-<text:line-break/>tis et ictum imbecilliorem efficit.<text:tab/>,</text:span></text:p>
      <text:p text:style-name="P142"><text:span text:style-name="T14">.Medius est qui. proportionem quandam inter otrumque<text:line-break/>horum servat.<text:tab/>--3</text:span></text:p>
      <text:p text:style-name="P142"><text:span text:style-name="T14">CCXlV.i Celer pulsus est qui concisam habet tum<text:line-break/>diastolen tum systolen. Vel: celer pulsus est qui fit quum<text:line-break/>modico tempore movetur arteria..<text:tab/></text:span><text:span text:style-name="T43">;</text:span></text:p>
      <text:p text:style-name="P143"><text:span text:style-name="T14">-ini Tardus pulfus est qui tardam habet tum diastolen<text:line-break/>tum systolen. Vel: qui fit quum inulto tempore movetur,<text:line-break/>arteria, .<text:tab/></text:span><text:span text:style-name="T20">uir</text:span></text:p>
      <text:p text:style-name="P142"><text:span text:style-name="T14">Medius est, qui, commoderatam habet tum diastolen<text:line-break/>tum - systolen. Vel i qui commoderatus fit quum commo-<text:line-break/>der ato tempore , movetur arteria.<text:tab/></text:span><text:span text:style-name="T20">. u.</text:span></text:p>
      <text:p text:style-name="P13">CCXV. Erequens pulsus est quando parvo interposito<text:line-break/>intervallo arteria, distenditur; Veli, quum breve tempus<text:line-break/>est inter diastolen et systolen.</text:p>
      <text:p text:style-name="P56"><text:span text:style-name="T14">Rarus est quum interposito longo, intervallo arteria<text:line-break/>distenditur. Vel ita: rarus est pulsus,quando quietis </text:span><text:span text:style-name="T20">tem-<text:line-break/>pus</text:span><text:span text:style-name="T14"> inter diastolen et systolen mediam longum esu</text:span></text:p>
      <text:p text:style-name="P56"><text:span text:style-name="T14">Medius est qui inter frequentem et rarum commode-<text:line-break/>ratus est. </text:span><text:span text:style-name="T39">x</text:span><text:span text:style-name="T14">Vel:. qui fit quum commoderato interposito<text:line-break/>tempore arteria distenditur.</text:span></text:p>
      <text:p text:style-name="P144"><text:span text:style-name="T14">CCXVI, Pulsus ordo est habitus quidam in magnitu-<text:line-break/>dine vel vehementia vel rhythmo veli alio quopiam dif-<text:line-break/>drimine. &gt;<text:tab/>e</text:span></text:p>
      <text:p text:style-name="P12">Ordinatus ,pullus est in ,quo circuituum analogia, ser-<text:line-break/>vat quendam ordinem. , Vel aliter: ordinatus, pulsus est<text:line-break/>qui per circuitum par esu</text:p>
      <text:p text:style-name="P12">CCXVll. Confusio pulsus est instabililas differentiae<text:line-break/>pulsuum. Nonnulli ita: inordinatum pulsus est qui in<text:line-break/>percussionibus quibusdam interdum densior, interdum ra-</text:p>
      <text:p text:style-name="P145"><text:span text:style-name="T24">•<text:tab/>-<text:tab/></text:span><text:span text:style-name="T14">r<text:tab/>a-</text:span></text:p>
      <text:p text:style-name="P146"><text:span text:style-name="T14">rior esu Vel inordinatus est qui nullum circuituum fer-<text:line-break/>vat ordinem.<text:tab/>• • ..ini' ,<text:tab/>•• .-</text:span></text:p>
      <text:p text:style-name="P147"><text:span text:style-name="T39">;</text:span><text:span text:style-name="T14"> ‘CCXVHI. ' Aequalitas pulsus est parilitas in quibus-<text:line-break/>dam pulsuum differentiis.<text:tab/>-</text:span></text:p>
      <text:p text:style-name="P56"><text:span text:style-name="T14">Aequalis pulsus est qui continenter par existit. 'Vel<text:line-break/>in quo omnes pulsuum differentiae pares manent. •<text:line-break/>nid qCCXlX.</text:span><text:span text:style-name="T39">5</text:span><text:span text:style-name="T14"> -Inaequalitas pulsus est imparilitas pulsuum<text:line-break/>in quibusdam differentiis quae ipsis pulsibus accidunt. Ali-<text:line-break/>qui vero rta. Inaequalis pulsus'est in quo nunc vehe-<text:line-break/>mentiores fiunt ictus nunc imbecilliores. Rursus-’ alii sic.<text:line-break/>Inaequalis est pulsus qui parte quadam altior humilior<text:line-break/>succidit eoque amplius perstata arteria ac dilatata parte<text:line-break/>vero alia-quasi pro capedinis quantitate angustiore eva-<text:line-break/>dente vehementia inaequalis existit;' tanquam parte qua-<text:line-break/>dam arteriae violentiorem elationem faciat, quadam vero<text:line-break/>submissam atque infirmiorem.</text:span></text:p>
      <text:p text:style-name="P56"><text:span text:style-name="T14">-rt • CCXX. Bacchius Herophilius rhythmus, inquit, est</text:span></text:p>
      <text:p text:style-name="P12">A</text:p>
      <text:p text:style-name="P148"><text:span text:style-name="T14">motus in temporibus certum;obtinens ordinem. Zeno au-<text:line-break/>tem Herophilius dixit: rythmus est’ordo eorum temporum<text:line-break/>lunquibus amplificantur arteriae collatus-ad ea in quibus<text:line-break/>contrahuntur. Rectius autem hoc modo finias t rhythmus<text:line-break/>pattium temporis proportio est 'quae quendam ad pullus<text:line-break/>inter se habent respectum. , Alius autem sic definivit:<text:line-break/>rhythmus est habitus temporum in quibus -diducuntur ar-<text:line-break/>teriae ad ea in quibus contrahuntur. :'<text:tab/>. -</text:span></text:p>
      <text:p text:style-name="P12">CCXXI. Eurhythmus pulsus est qui rhythmum fer-<text:line-break/>vat proprium aetati, naturae temperamento, anni tempe-<text:line-break/>rati ac reliquis omnibus circumstantiis.</text:p>
      <text:p text:style-name="P12">Arrhythmus est qui nullum rhythmum fervat cuique<text:line-break/>rei proprium. &gt;</text:p>
      <text:p text:style-name="P149"><text:span text:style-name="T14">Cacorbythmus est pulsus qul rhythmum prave fervat<text:line-break/>eurhythmo contrarius.<text:tab/>-*»*•'</text:span></text:p>
      <text:p text:style-name="P12">CCXXil. Pararhythmum pulsum vocamus qui qua-<text:line-break/>dantenus ad aetatem in qua consideratur prope accedit<text:line-break/>habetque rhythmum, fed non omnino eum qui- illr con-</text:p>
      <text:p text:style-name="P150"><text:span text:style-name="T14">veniat. Heterorhythmum appellamus pulsum qui alterius<text:line-break/>aetatis habet rhythmum. Ecrhythmus pulsus est qui nul-<text:line-break/>llus aetatis aut alterius: circumstantiae omnino rhythmum<text:line-break/>retinet. "•<text:tab/>•,<text:tab/>.<text:tab/>'</text:span></text:p>
      <text:p text:style-name="P151"><text:span text:style-name="T14">CCXXIII. Tremulus,pulsus est qui ietum refert non<text:line-break/>aequalem nec minime inconcussum sed perinde quasi qui<text:line-break/>moveatur.- •<text:tab/>' •<text:tab/>,<text:tab/>. . u</text:span></text:p>
      <text:p text:style-name="P152"><text:span text:style-name="T14">CCXX1V. Obliquatus pulsus .est ,qui. non constituta<text:line-break/>lu rectum arteris praeter situm editur,<text:tab/>' j</text:span></text:p>
      <text:p text:style-name="P56"><text:span text:style-name="T14">CCXXV. Myurus est a'situ quum partes quidem ar-<text:line-break/>teriae fuperiores in arctum coguntur, .inferiores vero con-<text:line-break/>tra ibi quidem dilatantur amplius, superiores autem con-<text:line-break/>trahuntur. Complures myurizontem 'vocitant quum ab<text:line-break/>ictu majore adacto sequentes per, subtractionem jugi de-<text:line-break/>cremento minores peraguntur; nominantur et hac ratione<text:line-break/>myuri quum efficiuntur pullus ex frequentioribus rariores;<text:line-break/>vocatur et myurus ubi a celeri in tardiorem demutatur.</text:span></text:p>
      <text:p text:style-name="P56"><text:span text:style-name="T14">, CCXXVI. Dicrotus. est pulsus ,'quum remissio quae .</text:span></text:p>
      <text:p text:style-name="P55"><text:span text:style-name="T14">nidetur arteriae non perfecta obitur, fed cunctatio‘ pro<text:line-break/>subductionis aut inhibiti spiritus quantitate, dein refusio<text:line-break/>perfecta debitae fit contractionis.</text:span></text:p>
      <text:p text:style-name="P12">CCXXVll. Araneosus pulsus parvus est, non firmatus,<text:line-break/>sed qui araneae modo levi ab aura agitante, movetur.</text:p>
      <text:p text:style-name="P12">.CCXXVllI. Intermittens pulsus ' est quum in fystolis<text:line-break/>et diastolis obeundis pulsus -unius arteria tempus omittit.<text:line-break/>Quidam_ita l intermittens est pulsus in quo non ad duos<text:line-break/>tantum fed ad tres vel etiam plures ictus diastolen unam<text:line-break/>vel duas vel plures relinquit arteria.</text:p>
      <text:p text:style-name="P12">CCXXIX. Intercidens pulsus est quum inter- duos<text:line-break/>ictus qui ordine proprie concitantur, inde quidam ictus<text:line-break/>medius intercidit.</text:p>
      <text:p text:style-name="P56"><text:span text:style-name="T14">CCXXX. Deficiens pulsus dicitur in quo non ad<text:line-break/>duos tantum arteria, fed ad tres etiam et ad plures ictus<text:line-break/>immobilis perseverat. Alii hunc in modum. Deficiens est<text:line-break/>qui, a. magnitudine incipiens ac vehementia magis ac ma-</text:span></text:p>
      <text:p text:style-name="P13">gis subinde minuitur talisque quoad ullam habeat magni-<text:line-break/>tudinem myurus vocitatur; ubi autem sese submiserit ac<text:line-break/>minor factus ut ad minus declinaverit deficiens nuncupatur.</text:p>
      <text:p text:style-name="P12">CCXXXI. Caprisans pulsus est ubi arteria quum se<text:line-break/>distendisse apparuerit nec fuerit omnino distenta ad alium<text:line-break/>perculsum prius quam fystoles visionem praebeat praeci-<text:line-break/>pitantius transiliit ; fecunda autem fuit percussio facta ve-<text:line-break/>hementiur.</text:p>
      <text:p text:style-name="P153"><text:span text:style-name="T14">ec;t CCXXXll; Recurrens pulsus est qui ad quantum ex-<text:line-break/>currit magnitudinis aut vehementiae in aliis rurfus ad<text:line-break/>tanturndenr recurrit.<text:tab/>—</text:span></text:p>
      <text:p text:style-name="P12">CCXXXIII. . Formicans pulsus est parvus, vacans, fre-<text:line-break/>quens, obscurus, omnium ad extremum deductus. Aut<text:line-break/>hoc modo: formicans est in quo circa digitos arteriae in-<text:line-break/>cumbentes imago veluti formicae fit ambulantis; quam-<text:line-break/>obrem et parvus is est et obscurus.</text:p>
      <text:p text:style-name="P12">CCXXXIV. Phrenitis est mentis delirium cum febre •<text:line-break/>acuta ac floccorum collectu et mentis emotio et eorum</text:p>
      <text:p text:style-name="P154"><text:span text:style-name="T14">quae secundum ,naturam ficnt. instillatorum ipsius lutertur-.<text:line-break/>batio et. sapiendi oblivio;. val' phrenum ..delirium ,conti-<text:line-break/>nuum cum tremore et vocis obscuritate et a maligna febre<text:line-break/>maxima ex partaspcta,palpitatione.;. ,<text:tab/>-</text:span></text:p>
      <text:p text:style-name="P155"><text:span text:style-name="T14">.., iiijCXXXV. Lethargus estdelatio, ip somnuinalnex-<text:line-break/>pugnabilis quae,- cum decoloratione -.et flaluosu oedemate<text:line-break/>nec sine ipsarum quoque sulidarpm partium ac pulsifici.<text:line-break/>fpiritus imbecillitate -provenit fere ip.. obtusa. fabre ac<text:line-break/>maligna.; Flun£ ecro- lethargi partim affecto, prinnipiq par-,<text:line-break/>tim ex abscessu.<text:tab/>„<text:tab/>,.f . , nili,--.luco</text:span></text:p>
      <text:p text:style-name="P56"><text:span text:style-name="T14">, _ CCXXXVLConivulsio est. affectus qui nervis.ac.mttr,<text:line-break/>fculis accidit quum interdum corpus totum, interdans pars<text:line-break/>ejus voluntatis injussu trahitur;, </text:span><text:span text:style-name="T43">g</text:span><text:span text:style-name="T14">-.....XsiC</text:span></text:p>
      <text:p text:style-name="P56"><text:span text:style-name="T14">;CCXXXVlli</text:span><text:span text:style-name="T43">:</text:span><text:span text:style-name="T14"> iTetanus est distentio,xigiditasqursu</text:span></text:p>
      <text:p text:style-name="P56"><text:span text:style-name="T20">pore</text:span><text:span text:style-name="T14"> nervorum omnium. et muscniorum.j /^[el, hupca.in.mqni<text:line-break/>dum; tetanus- est convulsio rnj rectum quum colium,ac,<text:line-break/>maxillae trahuptur, dentes, poliaerept iqeque ;annuerelicolu</text:span><text:span text:style-name="T43">£I</text:span></text:p>
      <text:p text:style-name="P55"><text:span text:style-name="T14">lum potest nec renuere. Vel; tetanus est quum partes<text:line-break/>invitae in contraria trahuntur a musculis oppositis. -tp</text:span></text:p>
      <text:p text:style-name="P12">CCXXXV1II. Empuostbotonus lest-quum anterius tra-<text:line-break/>hitur collum, ac retro'flecti non valet.</text:p>
      <text:p text:style-name="P156"><text:span text:style-name="T14">CCXXXIX. Opisthotonus est quum retro &gt; trahitur ne-<text:line-break/>que "deflecti in partem anteriorem potest. Vel: opistboto-<text:line-break/>nus est convulsio et ecntentio in posteriora'cervicis himi-<text:line-break/>rum annuerenon valentis;' umc, "<text:tab/>•</text:span></text:p>
      <text:p text:style-name="P157"><text:span text:style-name="T14">er CCXL. Epilepsia'est invasio mentis- ac’ sensoriurutii<text:line-break/>qua -qui corripiuntur concidunt repente’ hi’ quidem etfu¥<text:line-break/>convulsione, illi vero citra convulsionem iisque'insuper ae-<text:line-break/>cidial-ut-spuma peri os efferatur in •iemissionevj.t declina-<text:line-break/>tione morbi.</text:span><text:span text:style-name="T39">1</text:span><text:span text:style-name="T14"> • </text:span><text:span text:style-name="T39">: J</text:span><text:span text:style-name="T14"> ; ' -, "<text:tab/>' • • li -</text:span></text:p>
      <text:p text:style-name="P56"><text:span text:style-name="T14">CCXLI. Catochus est mentis stupor cum corporis<text:line-break/>totius rigiditate. Catochftres sunt species;, primus sum-<text:line-break/>nieiilosus'lethargo proximus; - alter vigilans eni affinis fd-<text:line-break/>. tanus est et quae praefocatio uteri appellatur; tertium ge^<text:line-break/>nus est oatochi quem phreiiiticum non inerudite quis no-</text:span></text:p>
      <text:p text:style-name="P55"><text:span text:style-name="T14">minaverit</text:span><text:span text:style-name="T24">; </text:span><text:span text:style-name="T14">fit enim ex mixtis inter, se, duobus morbis<text:line-break/>catocho et phrenitide, quemadmodum et typbomania., ...<text:line-break/>.... n CCXLII. • Paralysis taffectus est quo voluntarius motus<text:line-break/>oblaeditur; is circa partes aut. partem aliquam fit; perfi-<text:line-break/>citur autem nervis musculisque affectis,. .</text:span></text:p>
      <text:p text:style-name="P158"><text:span text:style-name="T14">CCXLIII.' Typhomania vel delirus lethargus vel le-<text:line-break/>thargicum delirium esu Vel .sic: typhomania mixtus est<text:line-break/>ex phrenitide et lethargo, affectus.<text:tab/></text:span><text:span text:style-name="T43">x</text:span><text:span text:style-name="T14"> t: .</text:span></text:p>
      <text:p text:style-name="P56"><text:span text:style-name="T14">CCXLIV, Apoplexia est detentio mentis cum </text:span><text:span text:style-name="T20">ere-<text:line-break/>ptione</text:span><text:span text:style-name="T14"> sensuum et corporis resolutione. - Item: apoplexia<text:line-break/>abolitio est in nervis nmnibue sensus et motus. Vel:<text:line-break/>apoplexia fensus motusque privatio in-toto corpore est cum<text:line-break/>principalium actionum laesione. Conflatur autem a .frigido<text:line-break/>humore praecipuos .cerebri ventriculus confertim opplente.<text:line-break/>Praecipui vero ventriculi sunt posterior et medius.</text:span></text:p>
      <text:p text:style-name="P56"><text:span text:style-name="T14">aCCXLV,.’ At apoplexia a paraplexia ut a </text:span><text:span text:style-name="T20">parte</text:span><text:span text:style-name="T14"> totum<text:line-break/>liflert. Apoplectici • namque prorsus . etiam . paraplectiei</text:span></text:p>
      <text:p text:style-name="P13">sunt, paraplectici vero non omnino et apoplectici; diffe-<text:line-break/>runt- quoque eo quod sani mente paraplectici 'iesuluti<text:line-break/>parte una corporisefniit aut pluribus, apoplectici vero .et<text:line-break/>his et mente et tuto:; paraplectici de-simm dicimturtq'uibus<text:line-break/>dextrae tantum partes aut sinistrae resolutione elanguescunt.</text:p>
      <text:p text:style-name="P12">CCXLVI. Mania-’ est alienatio mentis et evariatlo ;a<text:line-break/>rebus’ consuetis ac-fanorunr moribus sine sebre.</text:p>
      <text:p text:style-name="P159"><text:span text:style-name="T14">1:, aCCXLVlli. Melancholia est affectus qui mentem. Iae- ,<text:line-break/>dit non sine gravi animi molestia atque aversione a rebus<text:line-break/>charissimis, fit line febre; nonnullis vero eorum si atra bi-<text:line-break/>lis accesserit multa stomachum usque adeo infestat, utlet<text:line-break/>evomatur simulqae‘tuens hoc modo vitietur.-<text:tab/>' -</text:span></text:p>
      <text:p text:style-name="P56"><text:span text:style-name="T39">ff</text:span><text:span text:style-name="T14">-" CCXLVIII. Cephalaea est affectus qui per quosdam<text:line-break/>circuitus intolerabilem capitis dolorem affert; quocirca et<text:line-break/>adres</text:span><text:span text:style-name="T39">!</text:span><text:span text:style-name="T14"> sonant - et'rubent oculi ac prominent; simul vero<text:line-break/>distenduntur ettipsis aegrotis venae frontis et rubor in sa-<text:line-break/>clelesut- Vel: cephalaea est aegre cedens cephalalgia ex<text:line-break/>parvis causis maximas habens exacerbationes. '.’rinib</text:span></text:p>
      <text:p text:style-name="P55"><text:span text:style-name="T14">CCXLlX. Dolor capitis non inveteratus cephalalgia<text:line-break/>efvj.in veteratus yero cephalaea. Si caput • doleat . repente<text:line-break/>obvia quaque de eausa-, aut etiam per plures dies cepha-<text:line-break/>lalgia hic affectus, ncminatur: si.yero lopgq tempore dolor<text:line-break/>affligere consuevit et per longos frequentesque. circuitus<text:line-break/>et major ac, graviur accedat aegre' curationem admittens<text:line-break/>cephalaeam aopellamus.</text:span></text:p>
      <text:p text:style-name="P160"><text:span text:style-name="T20">•, . .</text:span><text:span text:style-name="T41">1</text:span><text:span text:style-name="T20">'' i.<text:tab/></text:span><text:span text:style-name="T41">L</text:span><text:span text:style-name="T14"> .'. &lt;» o . ' ' • - • , - &gt;&gt; iiax) </text:span><text:span text:style-name="T20">... ili3 </text:span><text:span text:style-name="T30">ίίί</text:span><text:span text:style-name="T26">Τς</text:span><text:span text:style-name="T18">&gt; </text:span><text:span text:style-name="T14">.<text:tab/>, r *£&gt; ij<text:tab/>__</text:span></text:p>
      <text:p text:style-name="P161"><text:span text:style-name="T14">CCL. Heterocrania est ubi modo in parte sinistra ca-<text:line-break/>pilis modo iu dextra dolor accedit, ac quandoque jluten-,<text:line-break/>siones interdum'remissiones infert, ' q m •.<text:tab/>„ iiij</text:span></text:p>
      <text:p text:style-name="P162"><text:span text:style-name="T14">CCLI. Vertiginosi appellantur tenebricosi quibus ob-<text:line-break/>tenebrationes contingunt' videturqde"ris circumferri CaBft<text:line-break/>et, lucis incerti ac vagi in tenebris' splendores oculis' ob-,<text:line-break/>versari. Vei tenebricosa vertigo est quum simul res con-<text:line-break/>spectae videntur circumvolvi et tensus visus repente ae-<text:line-break/>perditur, 'quum aegroti sibi tenebras circumfundi existi-<text:line-break/>menti’ Quod contingit ore ventriculi a pravis humoribus<text:line-break/>demorso. ’<text:tab/>- ‘ • i </text:span><text:span text:style-name="T39">;</text:span><text:span text:style-name="T14"><text:tab/>.......<text:tab/>.<text:tab/>.</text:span></text:p>
      <text:p text:style-name="P54">— +</text:p>
      <text:p text:style-name="P56"><text:span text:style-name="T24">- </text:span><text:span text:style-name="T14">CCLII. Oatarrhns est multorum defluxus humorum<text:line-break/>"peri-palati foramina/ et nares qui descendentes subjecta<text:line-break/>loca laedunt, adeo ut cum excretione humorum is quoque<text:line-break/>qui simuf excernitur spiritus' strepitum quendam saciat.</text:span></text:p>
      <text:p text:style-name="P163"><text:span text:style-name="T14">' CCLlll. Coryza est-is humor tenuis et crudus qur<text:line-break/>per nares excernitur, catatrhus veio' urcitur 'qui perpala-<text:line-break/>tum desinit, sq tu ni • ••<text:tab/>'.ni.-.-:<text:tab/>.'</text:span><text:span text:style-name="T39">z</text:span><text:span text:style-name="T14">; &gt;</text:span></text:p>
      <text:p text:style-name="P56"><text:span text:style-name="T14">-?' ..r CGLiV.'rHynanche est affectus colli.acutus, difficilis,<text:line-break/>qui aegrotum angit praefocatione. Aut ita: .synanche est<text:line-break/>phlegmone aliis ,extra collum ut partes tumescant, aliis<text:line-break/>ialra tonsillas ut sinini partes quoque afficiantur spirabis<text:line-break/>leti </text:span><text:span text:style-name="T20">ejt</text:span><text:span text:style-name="T14"> aegra spiratio, cpnsequatur. </text:span><text:span text:style-name="T43">:</text:span><text:span text:style-name="T14"> .</text:span></text:p>
      <text:p text:style-name="P12">CCLV. Hydrophobia vel hydropbobus est affectus ex<text:line-break/>canis morIn furentis qui fit cum potus aversione, convul-<text:line-break/>sione et singultu. His vero et delirium supervenit.</text:p>
      <text:p text:style-name="P56"><text:span text:style-name="T14">CCLV1. Bulimus affectus est quo, fit cibi desiderium<text:line-break/>ex paucis intervallis; qui hoc detinentur et resolyuntur<text:line-break/>/</text:span></text:p>
      <text:p text:style-name="P13">,et,connidqnt pt, decolqres fiunt; perfrigescunt iis extrema<text:line-break/>corporis,; br.emitur stomachus et pulsus obscurus fit. ,</text:p>
      <text:p text:style-name="P12">CCLV1I. Phagedaena est constitutio qua multum ap-<text:line-break/>peteales cibum sumentesque immodicum pon ipfum, reti-<text:line-break/>nent sed ubi dejecerint rursus appetunt. Vel aliter;: pha-<text:line-break/>gedaenae sunt multorum ciborum esus easque ipfas immo-<text:line-break/>deratas. appetentias ex yitiatis humoribus fieri conceditur.</text:p>
      <text:p text:style-name="P56"><text:span text:style-name="T14">CCLVHI. Inflatio est quum fpiritus vel flatus </text:span><text:span text:style-name="T20">copior<text:line-break/></text:span><text:span text:style-name="T14">sior factus in stomacho detinetur ipfumque cum eo yen^<text:line-break/>tricolum distendit, quo fit ut distributio impediatur alinjenti.<text:line-break/>- CCLXlX. ,- Peripnenmonia est phlegmone pulmonis<text:line-break/>curn febre acuta et spirandi difficultate; rubent autem et<text:line-break/>in ipsis aegrotantibus malae.</text:span></text:p>
      <text:p text:style-name="P12">CCLX. Phthisis est ulceratio pulmonis vel thoracis<text:line-break/>vel faucium ut et tussiculae et debiles comitentur febres<text:line-break/>et corpus contabescat.</text:p>
      <text:p text:style-name="P56"><text:span text:style-name="T14">CCLXL Differt phthisis </text:span><text:span text:style-name="T20">a phthoe;</text:span><text:span text:style-name="T14"> phthisis enim quae</text:span></text:p>
      <text:p text:style-name="P55"><text:span text:style-name="T14">communiter dicitur est o.rnnis diminutio corporis ac colli-<text:line-break/>quatio: phthoe vero proprie dicitur corporis consumptio<text:line-break/>ex uleere ac demolitio. Dictu autem est a </text:span><text:span text:style-name="T26">φθίνειν</text:span><text:span text:style-name="T24"> </text:span><text:span text:style-name="T14">quod<text:line-break/>est diminui.</text:span></text:p>
      <text:p text:style-name="P56"><text:span text:style-name="T14">CCLXlli Dyspnoici sunt in quibus spiritus velet per<text:line-break/>angustas vias actus exfpiratur infpiraturque. Vel; dyspnoea<text:line-break/>est</text:span><text:span text:style-name="T39">1</text:span><text:span text:style-name="T14"> respirationis laesio quaedam.</text:span></text:p>
      <text:p text:style-name="P56"><text:span text:style-name="T14">CCLX11L Asthma est affectus qui vehementem' respi-<text:line-break/>rationis accelerationem spirandique difficultatem infert<text:line-break/>simulqae aliquos sedere cogit ac resurgere.</text:span></text:p>
      <text:p text:style-name="P164"><text:span text:style-name="T39">r</text:span><text:span text:style-name="T14">' 'CCLXIV. Pleuritis est dolor dateris </text:span><text:span text:style-name="T20">ac</text:span><text:span text:style-name="T14"> succingentis<text:line-break/>membranae adusque .claviculam et summum humerum ex-<text:line-break/>porrectus cum febre acuta •tninimeque intermittente cum<text:line-break/>dolore pungente simul et horrore et fpirationis difficultate<text:line-break/>et tussi. •<text:tab/>«• r q ... o. •.<text:tab/>- • </text:span><text:span text:style-name="T20">-"i:</text:span><text:span text:style-name="T14"> r</text:span></text:p>
      <text:p text:style-name="P56"><text:span text:style-name="T14">''‘'</text:span><text:span text:style-name="T39">2</text:span><text:span text:style-name="T14"> CCLXV. Cardiaca affectio est lunati roboris lique-<text:line-break/>factio et languor. Fit plerumque prave affecto ore 'ven-<text:line-break/>triculi-et stomacho cum sudoribus intolerandis; sunt qui</text:span></text:p>
      <text:p text:style-name="P13">corde- phlegmone laborante fieri affectum putaverint atque<text:line-break/>ob hanc virium exsolutionem quod evenit’ malum eardia-<text:line-break/>cam _vel, affectionem yel,,syncopen, nominarint,-</text:p>
      <text:p text:style-name="P56"><text:span text:style-name="T14">- CCLXVI. Cholera est affectus peracutus ac gravis<text:line-break/>qui per,..yqmitus, in catarrhum id est desiuxum protinus<text:line-break/>hominem detulit aut ex alni profluvie ei multa excretione<text:line-break/>jn tormina atque non multo post in febres dysentericas<text:line-break/>atque malignas, viscerales impellit, hecticos et marcidos<text:line-break/>efficiens. Aut sic» Cholera est acutus affectus cum vomi-<text:line-break/>xiluis biliosis multis alviqn.e dejectionibus suris quoque se<text:line-break/>contrahentibus, ae frigescentibus extremitatibus-; fiunt his<text:line-break/>in aegris et, pulsus minores obscurioresque.</text:span></text:p>
      <text:p text:style-name="P56"><text:span text:style-name="T14">CCLXV1I., Coeliaca affectui .est alvi fluxio non </text:span><text:span text:style-name="T20">re~<text:line-break/></text:span><text:span text:style-name="T14">cens £ed-diuturna , cum, torminibus multis dejectionibus<text:line-break/>corpore simul marcescente.</text:span></text:p>
      <text:p text:style-name="P12">CCLXV1II., .Diarrhoea copiosior fluxio est alvi diu-<text:line-break/>turna sine phlegmone et ulceratione.</text:p>
      <text:p text:style-name="P12">CCLX1X, . Dyfenleria est inlestinorumexulceratio cum</text:p>
      <text:p text:style-name="P13">phlegmone et cruentorum aut saeci similium strigmentorum<text:line-break/>excretione non sine alvi intestinorumque morsu ac cruciatu;</text:p>
      <text:p text:style-name="P21">CCLXX. Teinefmus est affectus partes inferiores re-<text:line-break/>etumqne ipfum intestinum ita obsidens, ut exsurrectiones<text:line-break/>cupiditatesque desidendi plures, paucae vero excretiohes<text:line-break/>fiant. Vel nt alii: teinefmus est recti intestini mordica-<text:line-break/>tio quam biliosi acresque humores faciunt cum lexsurrfe-<text:line-break/>ctione cerebra cupiditateque egerendi, tametsi perpaucis<text:line-break/>excernantur.<text:tab/>...<text:tab/>. .</text:p>
      <text:p text:style-name="P56"><text:span text:style-name="T14">CCLXXI. Leienteria est dysienteriae magna ex partb<text:line-break/>comes affectus, quando ob factas ex ulceribus cicatrices<text:line-break/>spissioribus, laevioribus indolentioribusque redditis intesti-<text:line-break/>nis necesse est ut cibi prius quam 'assumpti- concoquantur,<text:line-break/>ocius ad exteriores decurrant utique irnpromifcui, incoeti,<text:line-break/>quales ingesti fuere. Alii vero sic, Leienteria est tota<text:line-break/>simul celerrimaque transmissio ciborum quum tales excreti<text:line-break/>funt quales devorati. ' • </text:span><text:span text:style-name="T39">u</text:span><text:span text:style-name="T14"> •</text:span></text:p>
      <text:p text:style-name="P12">CCLXXlI. Colica affectio constitutio est coli intestini</text:p>
      <text:p text:style-name="P13">diuturna in qua spatiis temporii interjectis cruciatus in-<text:line-break/>tolerabiles difficultatesque respirandi, fusiores persrictio-<text:line-break/>nesque adoriuntur;</text:p>
      <text:p text:style-name="P12">CCLXX1II. Volvulus est phlegmone'intestinorum quo<text:line-break/>malo nec flatus infra nec dejectiones transmittuntur, tor-<text:line-break/>mina sequuntur vehementia cruciatusque intorerabiles.</text:p>
      <text:p text:style-name="P12">CCLXXsV. Hepatici sunt quos jecoris dolor comisa-<text:line-break/>tur diuturnus cum tumore et duritia et corporis decolo-<text:line-break/>ratione; supervenit iis febris ardens et lingua exare.iit.</text:p>
      <text:p text:style-name="P12">•UCLXXV. Scirrho affectum' jecur est quum ipsi tu-<text:line-break/>mor adest vehementer durus et tactui reni iens nec do-<text:line-break/>lorificus.</text:p>
      <text:p text:style-name="P12">CCLXXVI. Icterus est bilis refusio in cutem, quo fit<text:line-break/>ut superficies tingatur luteaque fiat et‘vitietur cutis; albae<text:line-break/>quoque ventris dejectiones fiunt eo morbo" affectis.</text:p>
      <text:p text:style-name="P12">CCLXXV1L Lienosi funt quibus contracta phlegmone<text:line-break/>lienes ad naturae statum non redeunt nec phlegmone li-</text:p>
      <text:p text:style-name="P13">berantur,. fed permanet ipsis duritia; quapropter et fluxio-<text:line-break/>nihus oer morbos infestantur, color vero et ipsis corporis<text:line-break/>nativus permutatur.-</text:p>
      <text:p text:style-name="P12">CCLXXVIII. Scirrhus lienis est quum major lien et<text:line-break/>durus admodum et renitens et tumore distentus subjacet.</text:p>
      <text:p text:style-name="P165"><text:span text:style-name="T14">CCLXXIX, Hydrops anafsrca est quum corpus totum<text:line-break/>intumuit oedemate atque humore circumluitur, pervertun-<text:line-break/>tur et-aegrotis pudenda, ciborum appetitus tollitur et fe-'<text:line-break/>bris comitatur.<text:tab/>in- «i</text:span></text:p>
      <text:p text:style-name="P12">CCLXXX. Hydrops ascites est in quo veuter et scro-<text:line-break/>tum cruraque intnmetcnnt, superiores autem partes exte-<text:line-break/>nuantur et graciles fiunt.</text:p>
      <text:p text:style-name="P12">CCLXXXli Hydrops tympanias est quum in .ventre<text:line-break/>plus flatus invenitur humoris mluus ac -si quis pulsaverit<text:line-break/>sonus exauditur,</text:p>
      <text:p text:style-name="P12">CCLXXXII.. Nephritis est renum phlegmone cum do-<text:line-break/>lore vehementi, quandoque vero et urinae difficultate; in</text:p>
      <text:p text:style-name="P13">qua fibrosa quaedam vel arenosa cum modico sanguine<text:line-break/>excernuntur.</text:p>
      <text:p text:style-name="P12">CCLXXXIIL Lithiasis est calculi generatio in vesica<text:line-break/>per quem urinae excretio prohibetur. Alio modo: lithiasis<text:line-break/>est affectus qui distentiones affert vesicae; simul vero et<text:line-break/>imus venter distenditur nec raro ad praeputium ea disten-<text:line-break/>tio pervenit. Succedunt iis et urinae suppressiones utique<text:line-break/>quum provectus lapis vias excrementi intercluserit.</text:p>
      <text:p text:style-name="P12">CCLXXXlV. Stanguria est excretio urinae guttatim<text:line-break/>destillantis. Vel: stranguria affectus vocatur, quum quis<text:line-break/>paucam urinam continenter excernit.</text:p>
      <text:p text:style-name="P12">CCLXXXV. Dyftiria est difficultas ac molestia min-<text:line-break/>gendi; istranguria vero quae guttatim' fit mixtio.</text:p>
      <text:p text:style-name="P12">CCLXXXVI. Ischnria absoluta prorsus urinae sup-<text:line-break/>pressio'est quae periculum affert. Octo vero modis sup-<text:line-break/>primitur aut retinetur urina, phlegmone., fcirrho, sangni-<text:line-break/>nis grumo, resolutione, calculi procidentia, renum fym-<text:line-break/>pathia,-ulceratione, calculor-</text:p>
      <text:p text:style-name="P13">CCLXXXVII. Eiunt in renibus calculi quando in<text:line-break/>corporibus illis humorum crassernm copia cum febrili ca-<text:line-break/>lore coiverit. Vel aliter. Procreantur in renibus calculi<text:line-break/>ubi collecta in iis cum proportionali febre crassorum hu-<text:line-break/>morum copia fuerit a qua fuperassati ad calculi transeunt<text:line-break/>generationem.</text:p>
      <text:p text:style-name="P12">CCLXXXVllL Gonorrhoea est excretio feminis mor-<text:line-break/>bum inferens cum quo tabescit corpus decoloraturque: fit<text:line-break/>malum hoc vaforum feminalium robore soluto adeo ut<text:line-break/>quodam modo debilibus ipsis factis femen non retineatur.</text:p>
      <text:p text:style-name="P12">CCLXXX1X. Satyriasis est affectus cum pudendi ten-<text:line-break/>tigine simul se tendentibus ejus particulis; sunt quibus et<text:line-break/>feminis ejaculatio cum voluptate fiat; hi vero mente ex-<text:line-break/>turbantur, nervorum, tensio et seminis siti</text:p>
      <text:p text:style-name="P12">CCXC. Ischias est coxendicis dolor diuturnus nec<text:line-break/>solutu facilis. Aut sic: ischias est morbus validum dolo-</text:p>
      <text:p text:style-name="P13">rem coxae per circuitum inferens qui dolor vel usque 'ad<text:line-break/>poplitem et furam descendat.</text:p>
      <text:p text:style-name="P12">CCXCI- Arthritis est phlegmone stabilis circa arti-<text:line-break/>culos consistens, dolorem ingerens vehementem nervis ni-<text:line-break/>mirum affectis.</text:p>
      <text:p text:style-name="P12">CCXCI1. Podagra est affectus qui circa pedes oritur<text:line-break/>et dolorem movet affectis nervis idque aliis cum ardore<text:line-break/>aliis cum algore.</text:p>
      <text:p text:style-name="P12">CCXCllI. Scelotyrbe species est paralyscos qua quis<text:line-break/>rectus ambulare- non' potest et latus alias in rectum quan-<text:line-break/>doque sinistrum in dextrum aut dextrum in sinistrum cir-<text:line-break/>curnfert; interdum quoque pedem non attollit, fed attrahit<text:line-break/>velut iis qui magnum quid adscendunt.</text:p>
      <text:p text:style-name="P12">CCXCIV. Perosis est privatio interturbatione natu-<text:line-break/>ralis functionis aut alicujus partis mutilatio.</text:p>
      <text:p text:style-name="P12">CCXCV. Lepra est cutis mutatio in habitum qui<text:line-break/>praeter naturam sit cum asperitate et pruritibus doloribus-</text:p>
      <text:p text:style-name="P55"><text:span text:style-name="T14">que nonnnnquam et squamis decidentibus interdum autem<text:line-break/>fecns; interdum plures etiam corporis partes depascitur..,</text:span></text:p>
      <text:p text:style-name="P12">CCXCV1. Elephas est affectus qal cutem crassam ale<text:line-break/>que inaequabilem reddit, lividior adest tum cuti tum ocu-<text:line-break/>lorum albis; extenduntur partes manuum ac pedum fum-<text:line-break/>mae ex quibus sanies livida et foetida emanati</text:p>
      <text:p text:style-name="P56"><text:span text:style-name="T14">CCXCVH, Impetigo est summae cutis asperitas cum<text:line-break/>multa prurigine,</text:span></text:p>
      <text:p text:style-name="P12">CCXCVI1I. Phlegmone rn utero est quae cum ven-<text:line-break/>tris atque inguinum cruciatu ac febribus fit, qua. et sinci-<text:line-break/>pitis labor et tensionum contractio adesset oculorum dolor-</text:p>
      <text:p text:style-name="P12">CCXC1X. Abscessus est in utero quum intensus est<text:line-break/>dolor pulsatque et usque ad imum ventrem .et inguina ac<text:line-break/>lumbos pertingit et febres adoriuntur.</text:p>
      <text:p text:style-name="P12">CCC. Uteri suffocatio est affectus qui fit per uteri<text:line-break/>adscensum vel descensum vocisque desuctum affert;, quare<text:line-break/>nec manifesta iis respiratjo fit. et attolluntur hypochondria,<text:line-break/>pulsum hae quoque obscurum ac tardum habenti .</text:p>
      <text:p text:style-name="P55"><text:span text:style-name="T39">:</text:span><text:span text:style-name="T14"> CCCI. Muliebris fluor est humorum defluxus ,per<text:line-break/>uterum ad multum tempus perdurans qui ipsi ab;excre-<text:line-break/>fio ne fit,' Albus fluor est quum alba sunt quae excernun-<text:line-break/>tur , apparent tumores ita facie, partes quoque sub oculis<text:line-break/>intumefcunt, nonnullis vero et venter et crura. ' Rusus<text:line-break/>fluor' est quum fubrufa excretio est doloresque in lumbis<text:line-break/>nascuntur atque in inguinibus. Eluor’ ruber est quando<text:line-break/>tale id manet quod excernitur, qualis sanguis jugulatae<text:line-break/>recens victimae apparet; excidunt sanguinis grumi, dolor<text:line-break/>habet et ardor ac stridor; dolor quoque ad ipfa pudenda<text:line-break/>et imum ventrem. Niger fluor est quum nigrae excretio-<text:line-break/>nes </text:span><text:span text:style-name="T20">prodeunt,</text:span><text:span text:style-name="T14"> corpus aegre spirat exhalatque et in </text:span><text:span text:style-name="T26">ρύ</text:span><text:span text:style-name="T24">-<text:line-break/></text:span><text:span text:style-name="T14">denda dolor 'incumbit'et extenuantur mulieres.</text:span></text:p>
      <text:p text:style-name="P166"><text:span text:style-name="T14">CCCll. Erysipelas 'in utero est nibi uterus perinde<text:line-break/>afficitur dolore atque ii qui intolerabiliter ab igne' urun-<text:line-break/>tur- ardorque ille in quibusdam alias ad alios uteri locos<text:line-break/>transmigrat.<text:tab/>-'</text:span><text:span text:style-name="T39">J 1</text:span></text:p>
      <text:p text:style-name="P56"><text:span text:style-name="T14">CCCIII. Scleroma uteri est tumor duriusculus'qui</text:span></text:p>
      <text:p text:style-name="P167"><text:span text:style-name="T14">in papte uteri aliqua na ruitur fitque plerumque ex ,phle-<text:line-break/>grnonis quae diu permansere.<text:tab/>ni.....,., , .,,</text:span></text:p>
      <text:p text:style-name="P169"><text:span text:style-name="T14">•CCC1V. sioirfihusan .utero affectic nst ni ejus aliqua<text:line-break/>parle qti sit durities renitens, tnmens.,ninaequalis magna-<text:line-break/>que, ex parte vacans dolone,<text:tab/>, . .<text:tab/>....</text:span></text:p>
      <text:p text:style-name="P170"><text:span text:style-name="T20">r</text:span><text:span text:style-name="T14"> CCCV. Carnintomd iu utero ast tnmcx sineulcera-<text:line-break/>Jicne. inaequalis, verrucosus, . .<text:tab/></text:span><text:span text:style-name="T43">t</text:span></text:p>
      <text:p text:style-name="P171"><text:span text:style-name="T14">CCCVI. Pilorum novem suflt, affectus, rhopalosis,di-<text:line-break/>chophyia, thrausis, atrophia, ariditas, canities, fluxio, alope-<text:line-break/>nia, ophiasis.<text:tab/>• o</text:span><text:span text:style-name="T43">:</text:span></text:p>
      <text:p text:style-name="P56"><text:span text:style-name="T14">- ttrGCQVII. Rhopalosis retentio est ac, ecuoretio surnmo-<text:line-break/>rjrm pilorum indluidLua .cum eo ut nop amplius crescant.</text:span></text:p>
      <text:p text:style-name="P12">CCCVHL Dichopbjia est diyrdna.surnmorum pilorum<text:line-break/>concretio qua ipsi haud "amplius crefcu.nt.</text:p>
      <text:p text:style-name="P12">'CCCIX. Thranfis .est. sasiis inaequabilis pilorum non<text:line-break/>dissimilis iis qui foriice abscissi suut.</text:p>
      <text:p text:style-name="P168"><text:span text:style-name="T14">CCCX. Atrophia est gracilitas eorum nimia qui nec<text:line-break/>ampllus augescant.<text:tab/>.</text:span></text:p>
      <text:p text:style-name="P172"><text:span text:style-name="T33">"<text:tab/>•<text:tab/>.<text:tab/>• } *<text:tab/>, . I </text:span><text:span text:style-name="T14">‘<text:tab/></text:span><text:span text:style-name="T33">- </text:span><text:span text:style-name="T14">Jvj. o U rs »<text:tab/>- * . . - M 4</text:span></text:p>
      <text:p text:style-name="P12">CCCXI. Ariditas lanuginosa eorundem superficies est<text:line-break/>pulvere "onfpersis assimilis.</text:p>
      <text:p text:style-name="P12">CCCXII. Canities est pilorum ante-legitimam aeta-<text:line-break/>tem commutatio, in album.</text:p>
      <text:p text:style-name="P22">.; CCCXIll. .Fluxus est pilorum defluvium quae tabefio<text:line-break/>nentibus magna ex parte atque ex diuturno morbo con-<text:line-break/>valefcentibus evenit. ;<text:tab/>,</text:p>
      <text:p text:style-name="P12">CCCXIV. Alopecia est mutatio coloris in albiorem<text:line-break/>qua, auri colorem referentes pili radicitus decidunt.-</text:p>
      <text:p text:style-name="P12">CCCXV. Ophiasis mutatio est coloris anted ictae simi-<text:line-break/>lis ceterum ad majorem quam in illa, pilorum .densitatem<text:line-break/>cum tortuosa .denudatione.</text:p>
      <text:p text:style-name="P56"><text:span text:style-name="T14">CCCXVI. Tracturarum octo, in rapite sunt differen-<text:line-break/>tiae, rhogme, eccope,. eugisoma, ecpiefma, </text:span><text:span text:style-name="T20">cajnarofls,spo-<text:line-break/></text:span><text:span text:style-name="T14">fceparnismus, thlasma, anechema; quidam vero thlafma<text:line-break/>mon admittunt et apecbema rhogmae .subjiciunt.</text:span></text:p>
      <text:p text:style-name="P12">CCCXV1I. Rhogme est ossis intercisio, ip superficie<text:line-break/>recta er vel angusta vel lata.</text:p>
      <text:p text:style-name="P173"><text:span text:style-name="T14">CCCXVI1I. Eccope divisio est calvariae qua </text:span><text:span text:style-name="T20">os</text:span><text:span text:style-name="T14"> lae-<text:line-break/>sum trefractum est.</text:span><text:span text:style-name="T39">!;i</text:span><text:span text:style-name="T14"> q'<text:tab/>' '' </text:span><text:span text:style-name="T39">i:</text:span><text:span text:style-name="T14"> -<text:tab/>'*<text:tab/>•</text:span></text:p>
      <text:p text:style-name="P12">CCCX1X. Engisoma pertufio est*ossis quum pars affe-<text:line-break/>cta lii profunclnm descendit ac super illaesum'os corruit.</text:p>
      <text:p text:style-name="P56"><text:span text:style-name="T14">' CCCXX. Ecpiesma calvae falmultas partes distractio<text:line-break/>est simul intrusae ossis partes in imum, decubuerint'-ac<text:line-break/>membranam' iitnixtr stulpremant. </text:span><text:span text:style-name="T39">J</text:span><text:span text:style-name="T14"> ‘</text:span></text:p>
      <text:p text:style-name="P56"><text:span text:style-name="T14">CCCXXI. Aposceparnismus anfcissid' est ossis qnum<text:line-break/>ejus pars decussa vulnerando fuerit. ’'</text:span></text:p>
      <text:p text:style-name="P56"><text:span text:style-name="T14">CCCXXll. Camarosis est ossis perruptio quum ex al-<text:line-break/>terutra refractum parte similem camerae figuram acceperit.<text:line-break/>"" ' CCCXXIII. Apagrna est ossis ‘ superficiaria' praecisio<text:line-break/>aut etiam profunda in 'oppositis vulneris partibus.</text:span></text:p>
      <text:p text:style-name="P56"><text:span text:style-name="T14">CCCXXIV. Tiilafma est recessus ossis' calvae in pro-<text:line-break/>fundum absque fractura fitque potissimum in pueritiae-<text:line-break/>tatepplanius' vero quod dictum est iritelliges si quod stan-<text:line-break/>neis vesis- contingit contemplatus suem, </text:span><text:span text:style-name="T39">iL1</text:span></text:p>
      <text:p text:style-name="P13">CCCXXV. Triplices oculis oboriuntur affectus plrle-<text:line-break/>gmonae , fluxus , ulcerationes.</text:p>
      <text:p text:style-name="P56"><text:span text:style-name="T14">CCCXXVh Quae oculisnlcerationes oboriuntur </text:span><text:span text:style-name="T20">ea-<text:line-break/>rum</text:span><text:span text:style-name="T14"> differentiae sunt albor, nubecula, inustum, fossula, pu-<text:line-break/>stula, albugo, carbunculus, musciput, suppuratio, unguis,<text:line-break/>uva , haec cum percussu eveniunt, at absque percussu ul-<text:line-break/>cerationis affectus hi sunt, mydriasis, tabes, atrophia, no-<text:line-break/>ctividus, suffusio, glaucoma, paralysis, connrventia, strabis-<text:line-break/>mus, pinnula, encanthis, procidentia, hiatus, confusio.</text:span></text:p>
      <text:p text:style-name="P12">CCCXXVH. Phlegmone est tumor oculorum qui cum<text:line-break/>rubore et calore multo et motu difficili ac punctionibus<text:line-break/>oboritur.</text:p>
      <text:p text:style-name="P12">CCCXXVllI. Fluxus est tenuium humorum decursus<text:line-break/>involuntarius qui coerceri non potest.</text:p>
      <text:p text:style-name="P12">CCCXXIX. UIceratio est ruptio circa corneam tuni-<text:line-break/>cam quae vel ex ictu vel vehementi phlegmone oritur.</text:p>
      <text:p text:style-name="P12">CCCXXX. Argemon est ulceratio quae in oculi'nigro<text:line-break/>alba apparet; in albo autem subrubrae.</text:p>
      <text:p text:style-name="P13">CCCXXXI. Nephelium est caligo vel fuperficlaria<text:line-break/>ulceratio in nigro. Vel: nubecula ulcus est superficiarium<text:line-break/>albugine longe minus et album.</text:p>
      <text:p text:style-name="P12">CCCXXXII. Epicauma est velut ex igne crustosia uI-<text:line-break/>ceratio quae, nigro advenit nec permanet.</text:p>
      <text:p text:style-name="P12">CCCXXXI1I. Bothrium est cavum ulcus vel purum<text:line-break/>in nigro.</text:p>
      <text:p text:style-name="P12">CCCXXX1U. Phlyctis est abscessus in nigro humo-<text:line-break/>rem continens cum phlegmone et fluxu.</text:p>
      <text:p text:style-name="P56"><text:span text:style-name="T14">CCCXXXV. Leucoma cicatrix est crassa </text:span><text:span text:style-name="T20">et</text:span><text:span text:style-name="T14"> profunda<text:line-break/>ulceri inducta.</text:span></text:p>
      <text:p text:style-name="P12">CCCXXXVL MyocephaIum est exigua uvae tunicae<text:line-break/>porrectio in nigro muscae capiti similis per ulcerationem<text:line-break/>facta.</text:p>
      <text:p text:style-name="P12">CCCXXXVH. Carbunculus est crustofa ulceratio cum<text:line-break/>pastu et fluxu interdum quoque et bubonibus et febre.</text:p>
      <text:p text:style-name="P56"><text:span text:style-name="T14">CCCXXXVIII, Suppuratio vel unguis est collectio pu—<text:line-break/>ris in nigro cum phlegmone fecundum iridem ungui consimilis.</text:span></text:p>
      <text:p text:style-name="P55"><text:span text:style-name="T14">CCCXXXIX. Confusio ruptio est tunicarum quae lu<text:line-break/>profundo sunt aliquando ex ictu, aliquando spontanea cum<text:line-break/>profusione humorUm </text:span><text:span text:style-name="T20">et pupillae</text:span><text:span text:style-name="T14"> allevatione.</text:span></text:p>
      <text:p text:style-name="P12">CCCXL. Mydriasis facultatis obfcuratio viforiae est<text:line-break/>turbatis humoribus.</text:p>
      <text:p text:style-name="P12">CCCXLI. Phthisis oculi est pupillae diminutio cum<text:line-break/>obscuratione.</text:p>
      <text:p text:style-name="P12">CCCXLlls- Atrophia est parvitas totius oculi et pu-<text:line-break/>pillae cum obfcuratione.</text:p>
      <text:p text:style-name="P12">CCCXLllli Nyctalops est affectus dispositioque ocu-<text:line-break/>lornin sine manifesta causa' sic autem affectis evenit 'ut<text:line-break/>interdiu non cernant, noctu vero conspicient.</text:p>
      <text:p text:style-name="P12">CCCXL1V. Glaucoma est naturalium humorum lu<text:line-break/>glaucum colorem mutatio.</text:p>
      <text:p text:style-name="P56"><text:span text:style-name="T14">CCCXLV. Stapliyloma est quod in pupillae loco </text:span><text:span text:style-name="T20">con~<text:line-break/></text:span><text:span text:style-name="T14">furgit acino uvae simile.</text:span></text:p>
      <text:p text:style-name="P12">CCCXLVI, Procidentia est quum ab ictu aliquo vio-</text:p>
      <text:p text:style-name="P13">lento aut strangulatione cum continua febre vel capitis<text:line-break/>dolore prolapsus oculus suerit.</text:p>
      <text:p text:style-name="P12">CCCXLV1I. Myopsis est affectus ab ortu contractus quo<text:line-break/>propinqua cernimus remota vel parum vel nihil omnino.</text:p>
      <text:p text:style-name="P12">CCCXLVllL Strabismus est paralysis musculorum<text:line-break/>oculi non omnino sed quorundam, ob quam causam vel<text:line-break/>sursum vel deorsum vel in latera nuunt oculi.</text:p>
      <text:p text:style-name="P12">CCCXLIX. Hlupus affectio est ab ortu prodiens qua<text:line-break/>instabiles fiunt oculi ac scmper moventur; utique motum<text:line-break/>sustinentes in .concussu aut tremore , assiduo consistentem:<text:line-break/>hanc affectionem equum vocavit Hippocrates: affectus au-<text:line-break/>tem est oculum firmantis musculi qui visorii basim instru-<text:line-break/>menti complexus est.</text:p>
      <text:p text:style-name="P12">CCCL. Chemosis est ambientis oculum membranae'<text:line-break/>quod album quoque appellatur affectus albae carni persimilis.</text:p>
      <text:p text:style-name="P12">CCCLI. In palpebris angulisque oculorum hi -con-<text:line-break/>trahuntur affectus, scabies, pedicularis, hordeolum, grando,</text:p>
      <text:p text:style-name="P13">calcularis, aquula, pilaris, aspredo, leporinus oculus, lu-<text:line-break/>versio, rivulus, anchilops, uva.</text:p>
      <text:p text:style-name="P12">CCCLII. Scabies est summarum oculi palpebrarum aut<text:line-break/>angulorum erosio cum pruritu, quam acerrima fluxio progignit,<text:line-break/>CCCLHI. Phtheiriasis est scabies circa palpebrarum<text:line-break/>radices quae squamas furfuri similes dimittit.</text:p>
      <text:p text:style-name="P56"><text:span text:style-name="T39">z</text:span><text:span text:style-name="T14"> CCCLIV. Cbalaza tuberculum est lu palpebra milii<text:line-break/>magnitudine; eadem quoque est lithiasis.</text:span></text:p>
      <text:p text:style-name="P56"><text:span text:style-name="T14">CCCLV. Hordeolum est humor concretus circa pal- &gt;<text:line-break/>pebram oblongior hordeo similis.</text:span></text:p>
      <text:p text:style-name="P12">CCCLVL Aspredo est durities et asperitas inaequa-<text:line-break/>lis quae intra palpebras oritur*</text:p>
      <text:p text:style-name="P12">CCCLVII. Rhaea est angulorum carnis absumptio<text:line-break/>qua effluit lacryma.</text:p>
      <text:p text:style-name="P12">CCCLV1II. Trichiasis casus est palpebrarum insito-<text:line-break/>rumque iis pilorum ortus praeter naturam.</text:p>
      <text:p text:style-name="P55"><text:span text:style-name="T14">CCCLIX. - Tres Trichiatieos differentiae simt phaIan-<text:line-break/>gosis, casus, subortus, nonnulli distichiam, id est duplicem<text:line-break/>Ordinem superinvehunt,</text:span></text:p>
      <text:p text:style-name="P56"><text:span text:style-name="T14">CCCLX. At disticliia est alterius pilorum ordinis lu<text:line-break/>palpebrae margine exortus praeter naturam.</text:span></text:p>
      <text:p text:style-name="P56"><text:span text:style-name="T14">CCCLXL Encanthis est exfuperantia carnis in ina-<text:line-break/>gno angulo,</text:span></text:p>
      <text:p text:style-name="P56"><text:span text:style-name="T14">CCCLX1I. Anchilops tumor lu angulo magno consur-<text:line-break/>gens atque humoris collectionem habens neu perforatus<text:line-break/>aut simul perforatus. Dictus est anchilops quod prope<text:line-break/>oculum sit; </text:span><text:span text:style-name="T26">ῶψ</text:span><text:span text:style-name="T18"> </text:span><text:span text:style-name="T14">enim oculus est, </text:span><text:span text:style-name="T26">ἄχχι</text:span><text:span text:style-name="T18"> </text:span><text:span text:style-name="T14">vero prope.</text:span></text:p>
      <text:p text:style-name="P56"><text:span text:style-name="T14">CCCLXIIL - Suffusio est cor tertib aquosi humoris quae<text:line-break/>vifuin magis minusve impedit. Differt suffusio a glauco-<text:line-break/>mate tum quod suffusio concretio sit diluti humoris, glau-<text:line-break/>coma vero naturalium mutatio humorum in caesium colo-<text:line-break/>rem, tum quod in glaucomate haud prorfus in suffusione<text:line-break/>aliquantulum cernant, fu</text:span></text:p>
      <text:p text:style-name="P56"><text:span text:style-name="T14">QCCLXIV. Hydatis substratae superiori paIpebrae</text:span></text:p>
      <text:p text:style-name="P55"><text:span text:style-name="T14">pinguedinis augmentum est qua fluunt praeter naturam<text:line-break/>oculi. -</text:span></text:p>
      <text:p text:style-name="P12">CCCLXV. Lagophthalmum est superioris palpebrae re-<text:line-break/>tractio adeo ut oculum dum clauditur totum non contegat.</text:p>
      <text:p text:style-name="P56"><text:span text:style-name="T14">CCCLXVI.' Pterygium corporis macrescentia est quae<text:line-break/>corneae tunicae inhaerescit.</text:span></text:p>
      <text:p text:style-name="P174"><text:span text:style-name="T14">i CCCLXVH. Ectropion. est subcrta caro in palpebra<text:line-break/>qaae palpebram ipsam sua gravitate faras evertit. ,Ever-<text:line-break/>sionis autem causa est aut adnascens caro aut resolutio aut<text:line-break/>cicatricis obductio. -<text:tab/>\</text:span></text:p>
      <text:p text:style-name="P12">CCCLXVlll. Ptilofis est palpebrarum casus ab acer-<text:line-break/>rimo fluxu.</text:p>
      <text:p text:style-name="P12">CCCLX1X. Staphyloma est nigri tunicae extensio<text:line-break/>cum ardore acino uvae similis.</text:p>
      <text:p text:style-name="P12">CCCLXX. Sarcoma est carnis in nannus praeter na-<text:line-break/>turam auctio. Est vero et polypus quoddam sarcoma.<text:line-break/>Porro dictum polypus, est a polypis piscibus; nam ut illi<text:line-break/>multas habent propagines mollesque sunt atque augentur,</text:p>
      <text:p text:style-name="P13">ita is quoque affectus. Differt sarcoma a poIypo magni-<text:line-break/>tudine et opificio.</text:p>
      <text:p text:style-name="P12">' CCCLXXl. Ozaena est ulceratio in naribus profunda<text:line-break/>tetri odoris atque halitum emittens.</text:p>
      <text:p text:style-name="P12">CCCLXXll. Parotides abscessus secundum aures sunt;'<text:line-break/>hos nonnulli Castores appellarunt; succedunt ut plurimum<text:line-break/>febribus atque ab iis liberant.</text:p>
      <text:p text:style-name="P12">CCCLXXHI. , Leuce corporis in album colorem mu-<text:line-break/>tatro est praeter naturam.</text:p>
      <text:p text:style-name="P12">CCCLXXIV. Herpes est uIcus quod ex bilis exsube-<text:line-break/>rantia fit et depastionem facit. Aliter;herpes est qui fer-<text:line-break/>pens vocatur, ex ulceratio superficiei cutis quae ab acri<text:line-break/>bile procreatur.</text:p>
      <text:p text:style-name="P12">CCCLXX f. Atheroma est tunica nervosis quae hu-<text:line-break/>morem pulti similem continet.</text:p>
      <text:p text:style-name="P12">CCCLXXVI. Steatoma est auctio pinguedinis prae-<text:line-break/>ter naturam congesta.</text:p>
      <text:p text:style-name="P12">CCCLXX7H. Prosartesis longiorum est membrana-<text:line-break/>rum ad vicina, corpora applicatio.</text:p>
      <text:p text:style-name="P13">CCCLXXVIII. Aneurysma venosi vasis dilatatio est aut<text:line-break/>dispersio fpirituofae materiae sub carnem per dissulturn.<text:line-break/>scse distribuentis.'</text:p>
      <text:p text:style-name="P12">CCCLXX1X. Hyposphagma extra superficiem est per-<text:line-break/>simile vibici.</text:p>
      <text:p text:style-name="P56"><text:span text:style-name="T14">CCCLXXX. Ganglium concretio est nervi praeter<text:line-break/>naturam quae in unum corpus coaluit.</text:span></text:p>
      <text:p text:style-name="P56"><text:span text:style-name="T14">CCCLXXXL Aphtba superficiaria est ulceratio quae in ore<text:line-break/>gignitur: visitur autem haec in puerulis potissimum ulceratio.</text:span></text:p>
      <text:p text:style-name="P56"><text:span text:style-name="T14">CCCLXXX1I. Phlegmone est tumor cum rubore </text:span><text:span text:style-name="T20">et</text:span><text:span text:style-name="T14"> du-<text:line-break/>ritla pulsitantes afferens dolores dicta quod affectus ea'<text:line-break/>locus veluti uratur aut tumor dolens ac renitens cum<text:line-break/>rubore citra febrem. Vel: inflammatio est fumor dolens<text:line-break/>durus, renitens, ex sanguineo humore fuum habens ortum.</text:span></text:p>
      <text:p text:style-name="P12">CCCLXXXIII. Erysipelas est rubedo cum ignita in-<text:line-break/>flammatione febres interdum horroresque inferens. Vel<text:line-break/>ignis sacer est tumor rubens, dolorificus qui a bilinso san-<text:line-break/>guine generationem obtinet.</text:p>
      <text:p text:style-name="P13">CCCLXXX1V. Garbunculus est ex magis melancholico<text:line-break/>putrefacto sanguine rumor ulcerosus. Vel aliter i carbun-<text:line-break/>culus ulcus est crustosum cum multa ambientium corporum<text:line-break/>incensione; qui ex calido, quidem fervore, materia vero,<text:line-break/>consistentia crassa originem habet.</text:p>
      <text:p text:style-name="P12">CCCLXXXV. Scirrhus ist tumor corporum cum du-<text:line-break/>litia et pondere et motus ac sensus difficultate.</text:p>
      <text:p text:style-name="P12">CCCLXXXVI. Oedema tumor est laxus ac mollis qui<text:line-break/>premendo dolore vacat.</text:p>
      <text:p text:style-name="P12">CCCLXXXVH. Abscessus est corporum ex phlegmone<text:line-break/>in pus transmutatio.</text:p>
      <text:p text:style-name="P12">CCCLXXXVllI, Mutilatio est desectus particulae in<text:line-break/>parte aliqua corporis.</text:p>
      <text:p text:style-name="P12">CCCLXXX1X. Gallus est substantia lapidosa, dura ac<text:line-break/>renitens.</text:p>
      <text:p text:style-name="P12">CCCXC. Hydrocephalon est humoris aquosi aut fae-<text:line-break/>culemi sanguinis collectio in parte coiporum aliqua eo-<text:line-break/>rum quae caput concinnant.</text:p>
      <text:p text:style-name="P13">CCCXCI. Favus ulcus est assidua habens foramina ex<text:line-break/>quibus humor melli, similis excernitur.</text:p>
      <text:p text:style-name="P12">CCCXCiII. Phagedaena est ulcus quod propinqua et<text:line-break/>adjacentia erodit.</text:p>
      <text:p text:style-name="P12">CCCXClll.* Carcinoma est tumor malignus et prae-<text:line-break/>durus sine ulcere a cancro animali dictus.</text:p>
      <text:p text:style-name="P12">CCCXCIV. Dionysisci sunt osseae eminentiae quae<text:line-break/>prope tempora nascuntur; dicuntur autem et cornua a cor-<text:line-break/>nigeris animalibus vocata,</text:p>
      <text:p text:style-name="P12">CCCXCV, Teredo pertusio est ossis ex corruptione;<text:line-break/>affectui nomen ab accidentibus foraminibus datum est<text:line-break/>quasi teredo quaedam existat.</text:p>
      <text:p text:style-name="P12">CCCXCVL Aden collectio sicca quaedam et carnosa<text:line-break/>est vel carnosa convolntio,</text:p>
      <text:p text:style-name="P12">CQCXCVll. Struma caro est sicca quae non facile<text:line-break/>folvitur.</text:p>
      <text:p text:style-name="P12">CCCXCVIII, Bronchocele tumor est gutturi adna-<text:line-break/>scens diflertque ab eo qui in scroto progignitur.</text:p>
      <text:p text:style-name="P55"><text:span text:style-name="T14">CCCXCIX.J sincyle est eorum qui lu cervice aut ar-<text:line-break/>ticulis sunt tendonum compressio qua functio interturbatur.'</text:span></text:p>
      <text:p text:style-name="P12">CD. Acrochordon verruca est vel eruptio orbicula-<text:line-break/>rem angustarnque obtinens basin.</text:p>
      <text:p text:style-name="P12">CDI, Myrmecia tuberculum est alperum non angu-<text:line-break/>stam habens basin.</text:p>
      <text:p text:style-name="P12">&gt; CDll. Thymus asperae carnis extuberatio est quae<text:line-break/>esculentis thymis similis circa genitale ac sedem oritur.</text:p>
      <text:p text:style-name="P12">CDIII. Gynaecomasthon subjectae mammis pinguedi-<text:line-break/>nis incrementum est praeter naturam.*</text:p>
      <text:p text:style-name="P175"><text:span text:style-name="T14">C.D1V. Exompbalon prominentia est umbilici quae<text:line-break/>diversis ex causis oboritur.<text:tab/>.</text:span></text:p>
      <text:p text:style-name="P176"><text:span text:style-name="T14">• CDV. rEpiploomphalon est omenti in umbilicum<text:line-break/>decursus.<text:tab/>' ,</text:span></text:p>
      <text:p text:style-name="P12">CDVI. Enterornphalon est' intestini in umbilicum<text:line-break/>decurius.</text:p>
      <text:p text:style-name="P12">CDVIL Hydroinphalon coacervatio in umbilico est<text:line-break/>lenti humoris qui sub tunica quoque interdum continuatur.</text:p>
      <text:p text:style-name="P13">CDVIII. Poromphalon est concretio tophi in umbilico.</text:p>
      <text:p text:style-name="P12">CDIX. Sarcomphalosi incrementum carnis praetor<text:line-break/>naturam est in umbilico vel mitis vel malignae.</text:p>
      <text:p text:style-name="P12">CDX, Pneumomphalon dilatatio est umbilici.</text:p>
      <text:p text:style-name="P12">CDXI. In contectu est abscessus quum corporum quae’<text:line-break/>sunt in profundo aut viscerum in pus fit mutatio.</text:p>
      <text:p text:style-name="P12">CDX1L Phygethlon abscessus est nascens in inguine.</text:p>
      <text:p text:style-name="P12">CDXIH. Hypospadiae est affectus in quo glans colis<text:line-break/>retracta est. Vel: affectus 'est in quo colis gtans impen-<text:line-break/>det et uretrae foramen substernitur.</text:p>
      <text:p text:style-name="P12">CDX1V. Lipcdermus est tegentis glandem peIliculae<text:line-break/>adeo ut distrahi non amplius possit. Quod autem tegit<text:line-break/>glandem praeputium vel praeputii summa vocatur.</text:p>
      <text:p text:style-name="P12">CDXV.. Phimus est meatuum naturalium praeclusio.<text:line-break/>Phimi duae sunt differentiae; vel enim ex natura fitvel<text:line-break/>postea gignitur ulceratione antegresse.</text:p>
      <text:p text:style-name="P12">CDXVf. Paraphimosis est quum retracto glanuis<text:line-break/>nervo praeputium deduci praeterea nequit.</text:p>
      <text:p text:style-name="P13">CDXVII. Peritome ablatio est cutis glandem obtegentis.</text:p>
      <text:p text:style-name="P12">CDXVIIL Rhagas divisio est labra obtinens callo<text:line-break/>indurata.</text:p>
      <text:p text:style-name="P12">CDXIX. Haemorrhois dilatatio est vaformn quae fe-<text:line-break/>dem contexunt dicta quod tanguis per eam fluat. D.sse-<text:line-break/>rentiae quinque sunt haemorrhoidum a magnitudine, mulo<text:line-break/>titudine, figura, loco, constitutione. A magnitudine quod<text:line-break/>aliae parvae sint, aliae magnae, aliae mediae. A multi-<text:line-break/>tudine quod in aliis una, plures in aliis, in quibusdam<text:line-break/>'vero pauciores consistant. A figura quod nonnullae angusta,<text:line-break/>quaedam Iata sint basu A loco quod quaedam in ano<text:line-break/>quaedam, in fphyuctere, quaedam in recto sunt intestino.<text:line-break/>1 constitutione quoniam aliae mites sunt, aliae malignae.</text:p>
      <text:p text:style-name="P12">CDXX. Condyloma est extuberatio quae cum pule-<text:line-break/>gmone in rugosa ani parte confurgit,-</text:p>
      <text:p text:style-name="P12">CDXXI. Fistula ductus est callosus, angustus et ob-<text:line-break/>longus, interdum etiam obliquos osculum habens cui cica-</text:p>
      <text:p text:style-name="P13">trix obduci nequit, per quod humor certis temporibus<text:line-break/>tenuis excernitur. Duae sunt fistularum differentiae. Quae-<text:line-break/>dam enim ipsarum caecae sunt, quaedam vero occultae.<text:line-break/>Caecae quidem sunt quae osculum in profundo sinum ad<text:line-break/>superficiem habent; occultae vero quae et os et sinum in.<text:line-break/>profundo obtinent.</text:p>
      <text:p text:style-name="P12">CDXX1I. Tres circa scrotum fiunt affectus, ramex,<text:line-break/>scabies, detritio.</text:p>
      <text:p text:style-name="P12">CDXXI1I. Tumores in scroto novem consistunt, hy-<text:line-break/>drocele , enterocele , hydrenterocele , cirsocele, porocele,<text:line-break/>epiplocele, enterepiplocele, enteroporocele, hydrocirsocele.</text:p>
      <text:p text:style-name="P12">CDXX1V. Hydrocele est lenti humoris lu parte scroti<text:line-break/>collectio.</text:p>
      <text:p text:style-name="P12">CDXXV.. Enterocele fit intestini in scrotum paulatim<text:line-break/>vel semel delapsus. Enteroceles causae . sunt antecedens<text:line-break/>quidem intensio vel ictus, continens autem iterata extensio<text:line-break/>aut ruptio peritonaei.</text:p>
      <text:p text:style-name="P13">CDXXVI. Hydrenterocele est delapfus intestini mi-<text:line-break/>nusque elaborati humoris collectio in scroto.</text:p>
      <text:p text:style-name="P12">CDXXVll. Cirfocele est dilatatio amplificatioque qu'o-<text:line-break/>runsiam aut omnium quae testem alunt vasurum.</text:p>
      <text:p text:style-name="P177"><text:span text:style-name="T14">CDXXV1II. Hydrocirsocele est dilatata, testem nutri-<text:line-break/>cantium vasorum et lenti humoris in scroti aliqua parte<text:line-break/>collectio.<text:tab/>, .</text:span></text:p>
      <text:p text:style-name="P178"><text:span text:style-name="T14">CDXXIX. Porocele est concretio calli in aliqua parte<text:line-break/>tcroti. •<text:tab/></text:span><text:span text:style-name="T43">o</text:span></text:p>
      <text:p text:style-name="P12">CDXXX. Epiplocele lapsus omenti est in partem fcroti.</text:p>
      <text:p text:style-name="P12">CDXXXI. Enteroepiprocele in scroti partem' intestini<text:line-break/>atque omenti cafus esu</text:p>
      <text:p text:style-name="P12">CDXXXll. Cele tumor est qui dictorum aliquod con-<text:line-break/>linet; omnis enim in scroto tumor ramex nuncupatur.</text:p>
      <text:p text:style-name="P179"><text:span text:style-name="T14">CDXXXIIL </text:span><text:span text:style-name="T39">1</text:span><text:span text:style-name="T14"> Crypscrcbis est testiculi veltesticulorum<text:line-break/>recessus.<text:tab/>..-<text:tab/>'<text:tab/>.</text:span></text:p>
      <text:p text:style-name="P12">CDXXXIV, Rhacosis multa scroti extensio est.</text:p>
      <text:p text:style-name="P13">CDXXXV. Psoriasis multa durities est scroti cum in-<text:line-break/>tensa prurigine quandoque velo et ulceratione.</text:p>
      <text:p text:style-name="P12">CDXXXVI. Gangraena est corporis mutatio a natu-<text:line-break/>rali cujusque habitu in alienum atque exstinctio cum ul-<text:line-break/>ceratione et citra ulcerationem. Gignitur autem gangraena<text:line-break/>vel plaga procedente vel dum exstinctio fit aut phlegmone<text:line-break/>ex chirurgia.</text:p>
      <text:p text:style-name="P12">CDXXXVII. Dracunculus est ulcus quod a parte<text:line-break/>propinqua ad ipsum nervi delationem habet. Dictus au-<text:line-break/>tem est quod nervus movendo corpore in ulcus recedat<text:line-break/>in eoque occultetur.</text:p>
      <text:p text:style-name="P12">CDXXXVlll. Clavus est ulcus in pedis planta or-<text:line-break/>bicnlatum quod callum contraxit.</text:p>
      <text:p text:style-name="P12">CDXXXIX.- Semen, ut Plato ac, Diocles autumant,<text:line-break/>ex cerebro et dorsi medulla excernitur; ut autem Praxa-<text:line-break/>goras atque Democritus praeterea et Hippocrates censent<text:line-break/>ex toto corpore. Democritus quidem quum ait; homines<text:line-break/>unus erit et homo omnes. Hippocrates vero, genitura,</text:p>
      <text:p text:style-name="P13">inquit, nndique a corpore demanat a fanis fana, a mor-<text:line-break/>bosis morbofa. Semen est secundum Stoicos qnod cum<text:line-break/>spiritu et anima sed veluti non pars ah animali dimittitur;<text:line-break/>ut autem opinio fert Asclepiadis genitalis humor qui in<text:line-break/>venereis congressibus excernitur.</text:p>
      <text:p text:style-name="P56"><text:span text:style-name="T14">CDXL, Quaesitum est utrum femina femen emittat<text:line-break/>ut et mas femen promit. Etenim eandem libidinem ha-<text:line-break/>bet femina eorundemque morborum est particeps ac plane<text:line-break/>ex dissectione seminariis meatibus praedita esse ostenditur.<text:line-break/>Maximum qnoqne id producendi seminis testimonium est<text:line-break/>quod similes matribus procreentur liberi; qnod autem<text:line-break/>conferat testis est Hippocrates qui in libro de pueri na-<text:line-break/>tura: si </text:span><text:span text:style-name="T20">profecta,</text:span><text:span text:style-name="T14"> inquit, ab </text:span><text:span text:style-name="T20">ambobus genitura in mulie-<text:line-break/>ris locis manet, primum quidem una miscetur utpote non<text:line-break/>quiescente muliere concalescendoque colligitur ac craffesuif,<text:line-break/>dein spiritum concipit.</text:span></text:p>
      <text:p text:style-name="P12">.CDXLI. Differt -sumen a genitura qnod femen in<text:line-break/>seminariis sit meatibus, genitura vero quod jam excretum</text:p>
      <text:p text:style-name="P13">est; et ut Asclepiades loquitur femen quidem iis quoque<text:line-break/>esse qui nondum generare possunt definivimus; genituram<text:line-break/>vero semen nondum concoctum.</text:p>
      <text:p text:style-name="P56"><text:span text:style-name="T14">_ CDXLII. Infoecunditatis duplex causa est, altera in<text:line-break/>viro, altera in muliere, et utraque multiplex. In femina<text:line-break/>igitur causa est si perfrigidum uterum vel praepinguem<text:line-break/>mulier habeat;' in mare vero quum is vel subspado vel<text:line-break/>testiculis orbatus </text:span><text:span text:style-name="T46">।</text:span><text:span text:style-name="T14"> fuerit vel alio quodam morbi genere<text:line-break/>correptus.</text:span></text:p>
      <text:p text:style-name="P56"><text:span text:style-name="T14">CDXLIII. Non est , pars foetae foetus in utero aut<text:line-break/>certe ipso proisus intereunto gravidam quoque interire<text:line-break/>necessario oportet vel partu edito Iaedi in intfegris fun-<text:line-break/>ctionibus, quod pars desit atque ea corpus fpolietur.</text:span></text:p>
      <text:p text:style-name="P12">CDXLIV. Nutritur foetus per fecundas alimentum<text:line-break/>excipiens attrahensque. sit non per os, fed per umbili-<text:line-break/>cum alitur.</text:p>
      <text:p text:style-name="P12">CDXLV. Foetum quidam animal esse, quidam non</text:p>
      <text:p text:style-name="P13">esse prodiderunt. Quotquot igitur animal ipsum esse di-<text:line-break/>xerunt ex motu conjectarunt animal ipsum exsistere. Quan-<text:line-break/>doquidem et movetur foetus et quia matre quidem sese<text:line-break/>oblectante oblectatur ac laetatur, rnoerente vero moeret et<text:line-break/>- ut sentiens animal cogitur: nulli enim sensus praeterquam<text:line-break/>animali a natura datus est. Qui autem non esse animal<text:line-break/>asserunt nutriri ipsum quidem et augeri ut et arbores, non<text:line-break/>tamen ut animalia appetendi et aversandi vim habere.<text:line-break/>Non enim ipse solum voluntarie imo neque ex proposito<text:line-break/>movetur verum ut arbores et plantae, nam ventus iis<text:line-break/>causa est motionis; foetus vero circumfusa humiditas et<text:line-break/>lubricitas atque uteri figura qui quum impletur tumescit<text:line-break/>in globum: est autem globus figula in omnem motum nt-<text:line-break/>pote omnis expers basis natura proclivis. At Ascleplades<text:line-break/>foetum neque animal neque non animal esse pronunciavii;<text:line-break/>sed simile id esse dormientibus dixit: nam quo illi modo<text:line-break/>sensus obtinent neque tamen utuntur, sic et quod in utero<text:line-break/>gestatur.</text:p>
      <text:p text:style-name="P55"><text:span text:style-name="T24">' </text:span><text:span text:style-name="T14">CDXLVI. Gignitur mas, ut nonnulli opinantur, post-<text:line-break/>quam er dextra parte avulsum semen in uterum conje-<text:line-break/>ctum est, femina quum ex sinistra; alii vero pro peculiari<text:line-break/>feminis temperamento a calore vel frigore fieri dixerunt.<text:line-break/>Nam femen calidius marem generat, frigidius feminam.</text:span></text:p>
      <text:p text:style-name="P12">CDXLVII. Fiunt gemini atque trigemini, ut quidam<text:line-break/>arbitrantur, quoniam semen in calidum detractum ac de-<text:line-break/>rivatum frangitur sicque sarit geminos et trigeminos., Alii<text:line-break/>ad superfoetationem causam referunt. Nos vero si in haec<text:line-break/>ambo conferri semen inventum sit, gemellos assemnus<text:line-break/>procreari,</text:p>
      <text:p text:style-name="P12">CDXLVIII. Hermaphroditus complexus est masculini<text:line-break/>fexus ac feminei atiam utroque genitale proprium obtinente.</text:p>
      <text:p text:style-name="P12">CDXLIV. Generantur monstra ut quidam ajunt per<text:line-break/>declinationem obliquitatemque uteri; nam quod inaequa-<text:line-break/>liter semen infunditur monstra progignit; quo modo et li-<text:line-break/>quatum plumbum, si inaequaliter defusum, sit, inaequale</text:p>
      <text:p text:style-name="P55"><text:span text:style-name="T14">opus conflatur. Vel: monstra aut per desectum vel per<text:line-break/>excessum fiunt. Gignuntur per magnitudinem ut quae am-<text:line-break/>plo sunt capite, per paucitatem vero ut quae passerino<text:line-break/>sunt capite , per exsuperantiam </text:span><text:span text:style-name="T20">vero</text:span><text:span text:style-name="T14"> ut quae sex constant<text:line-break/>digitis quandoque etiam pluribus.</text:span></text:p>
      <text:p text:style-name="P12">- CDL. Quam ob causam scptimestres partus vivunt,<text:line-break/>octimestres minime ? ita fertur; quoniam numerus octo par<text:line-break/>et conjunctus nec decretorius est; Ieptem autem impar est<text:line-break/>numerus neque vero conjunctus atque ob id decretorius.</text:p>
      <text:p text:style-name="P12">CDLI. Conceptionis causa commoderatus uteri calor<text:line-break/>recensque menstruorum purgatio et coeundi appetitus;<text:line-break/>haec enim simul congressa femen detinuerunt.</text:p>
      <text:p text:style-name="P12">CDLII. Conformantur primum foetus fecundae, deinde<text:line-break/>reliqua. Constant secundae ex duabus venis duabusque<text:line-break/>arteriis et quinto vocato uracho. Vocatur autem chorion<text:line-break/>feti quod foetus conceptaculum sit seu quod ipsi alimen-<text:line-break/>tum suppeditet.</text:p>
      <text:p text:style-name="P13">CDLIII. Parturigines sunt spiritus conferti impetus<text:line-break/>ad foetus excursum.</text:p>
      <text:p text:style-name="P12">CDL1V. Tribuuntur mulieri menstrua quo sanitatis<text:line-break/>gratia evacuentur, foetui autem alimentum fe praebeant<text:line-break/>per conceptum suppressa; sunt enim tum ad conceptionem<text:line-break/>tum ad lactis generationem comparata.</text:p>
      <text:p text:style-name="P12">CDLV. Fit praegnantibus pica duobus circiter aut<text:line-break/>tribus a conceptu mensibus affecto stomacho, nondum enim<text:line-break/>potest foetus alimentum consumere. Picae causa inde'<text:line-break/>prcdit quod exsuperet materia et stomachus lerturbatione<text:line-break/>vexetur. Sane quum incrementum acceperit embryum<text:line-break/>tum recipiente fe deorlum sanguine ad se stomachus redit.</text:p>
      <text:p text:style-name="P12">CDLVI. Quatuor sunt foetuum figurae sive positurae,<text:line-break/>una quidem fecundum naturam quae in caput est; reliquae<text:line-break/>tres praeter naturam, quae in pedes, in latus et in duplum.</text:p>
      <text:p text:style-name="P12">CDLVII. Difficiles partus tribus modis et causis fiunt,<text:line-break/>ex foeta,'ex foetu et ab externis. Ex foeta duplici modo:</text:p>
      <text:p text:style-name="P23">animo quidem quum zelotypiis vel moeroribus vel alia<text:line-break/>quavis perturbatione affecta fuerit, . eorpcre vero quum<text:line-break/>angustis suerit meatibus aut praepinguis aut primum foeta<text:line-break/>aut .uterum habuerit qui alimentum non admittat. Ex<text:line-break/>foetu vero vel quum is moritur in uteio vel'geminus aut<text:line-break/>monstrosus editur. Ab externis per intensam hiemem- aut<text:line-break/>aestum vehementem. -<text:tab/>.</text:p>
      <text:p text:style-name="P12">CDLVIIL Causae ulcerum in utero sunt interdum<text:line-break/>abscestus, nonnunquain pessus, abortivus, aliquando vero<text:line-break/>fcirrnus estque hic cum aliis diuturnus.</text:p>
      <text:p text:style-name="P24">CDLIX. Sarcosis in utero est carnis collectae extu-<text:line-break/>beratio ; quae si magna sit, pars ejus recidenda est vellicata<text:line-break/>prius scalpris quo celerius emoriatursin parva protinus<text:line-break/>tollenda.<text:tab/>.</text:p>
      <text:p text:style-name="P12">CDLX. Haemorrhagia effusio vehemens est sanguinis:<text:line-break/>quae si magnum vulnus sit per largum obitur fluxum; sin<text:line-break/>angustum, per jaculationem ut in venis secandis. Differt<text:line-break/>haemorrhagia ah haemorrhoide quod haemorrhagia ahun-</text:p>
      <text:p text:style-name="P13">dans sit effusio ut dixi sanguinis, haemorrhois autem de-<text:line-break/>latio sanguinis per diapedesin ac paulatim facta.</text:p>
      <text:p text:style-name="P12">CDLXI. Tres sunt eruptionis sanguinis modi vel per<text:line-break/>anastomosin vel per diapedesin vel per ruptionem feu dia-<text:line-break/>copem. Quae diapedesi et corporis nostri vaforum erosione<text:line-break/>constat non facile sanatur. Curantur difficilius arteriae<text:line-break/>quam venae, partes in profundo sitae iis quae superficiem<text:line-break/>occupant et quae his aut illis vicinae magis sunt facilio-<text:line-break/>rem difficilioremve curationem recipiunt; sanguinem quem<text:line-break/>non parvo negotio compescat facile haec loca profundunt<text:line-break/>temporales musculi, cerebri membranae, palatum, colu-<text:line-break/>nsella, collum, alae, inguina et id genus alia; inter homi-<text:line-break/>nes vero, si aetatem spectes, juvenes; si habitum, pravis<text:line-break/>affecti humoribus; si anni tempestatem, in aestate; si con-<text:line-break/>stitutionem, in hieme.</text:p>
      <text:p text:style-name="P56"><text:span text:style-name="T14">CDLX1I. Chymus apud Hippocratem scmper humo-<text:line-break/>ribus corporis</text:span><text:span text:style-name="T39">1</text:span><text:span text:style-name="T14"> impositus est ex quibus nostra est structura<text:line-break/>sanguine, pituita et duplici bile, flava et nigra; apud Pla-<text:line-break/>tonem vero et Aristotelem gustabitis qualitas et quaecun-</text:span></text:p>
      <text:p text:style-name="P13">que nobis inest chymus hoc est sapor nominatur. - Sunt<text:line-break/>autem qualitates acor, austeritas, acerbitas, acrimonia, sal-<text:line-break/>sedo, dulcedo, amaritudo; sic et Mnesitheo placet in pa-<text:line-break/>thologia.</text:p>
      <text:p text:style-name="P12">CDLXIII. Vacuamus vel venae sectione vel cucurhi-<text:line-break/>tula vel hirundine vel similibus. Sanguinem detrahimus<text:line-break/>ob multam plenitudinem praesertimque ubi sanguinem affe-<text:line-break/>ctus causam esse luspicabimur. Detractionis cujuslibet<text:line-break/>tutior praeferenda, gravis medicamenti oblatione decli-<text:line-break/>nanda est. Cucurbitula utimur ad locorum contusionem.<text:line-break/>Hirundinem'admovemus ubi affectum locum tenuiter ape-<text:line-break/>rire est opus.</text:p>
      <text:p text:style-name="P12">CDLXIV. In pathologica medicinae parte continetur<text:line-break/>quid et qualis sit universalis et quid particularis affectus<text:line-break/>ac morbus, quid causa, quid signum et quae hujus liffe-<text:line-break/>rentiae habeantur, sunt autem hae specie complures, non<text:line-break/>qualis affectus causarum morbos efficientium; locos item<text:line-break/>explorat in quibus sint ipsi affectus; quaerimus enim quis</text:p>
      <text:p text:style-name="P13">affectus phrenitis, comitialis morbus, lethargus, pleuritis,<text:line-break/>peripneumonia, paralysis et similia. Sunt vero causae<text:line-break/>horum manifestae et non manifestae et evidentes et an-<text:line-break/>tecedentes et continentes atque in universum quae sit<text:line-break/>affectus constitutio et lu quibus ii corporis partibus dicti<text:line-break/>sint perscrutatur.</text:p>
      <text:p text:style-name="P12">CDLXV. Crisis idonea est ae subita in tempore morbi<text:line-break/>solutio. Vel crisis est repentina in morbo permutatio ea-<text:line-break/>que ut plurimum ad salutem, interdum vero ad aegrotantis<text:line-break/>interitum tendit.</text:p>
      <text:p text:style-name="P12">CDLXVl. Periodus vicissitudo est aut alternatio, or-<text:line-break/>dine dispositi temporis.</text:p>
      <text:p text:style-name="P12">CDLXVH. Cerebrum animalem faculsatem obtinet<text:line-break/>atque hujus partem principem quae ratiocinatrix est atque<text:line-break/>mens, cor vero irascentem, jecur autem concupiscentem.</text:p>
      <text:p text:style-name="P56"><text:span text:style-name="T14">CDLXVHI. Administratur naturaliter peraeque cor-<text:line-break/>pus </text:span><text:span text:style-name="T20">a corde</text:span><text:span text:style-name="T14"> et jecore. Facultas naturalis altrix et auctrix<text:line-break/>esu Sumit cor alendo augendoque corpore a jecore san-</text:span></text:p>
      <text:p text:style-name="P13">guinem, spiritum a pulmone, quas confectas elaboratasque<text:line-break/>materias sic in universum corpus transmittit.</text:p>
      <text:p text:style-name="P12">CDLXIX. Organica est pars chirurgiae quae per re-<text:line-break/>stitutionem ac consentaneam curationem affectis praeter<text:line-break/>naturam lrumanisnssious sanitatem vindicat.</text:p>
      <text:p text:style-name="P12">CDLXX. Sunt ossa lu nobis duobus modis conjuncta<text:line-break/>per articulum et coagmentationem. Articulus ossium est<text:line-break/>quae secundum naturam 'moventur compages. Coagmen-<text:line-break/>tatio vero compages est ossium quae secundum naturam<text:line-break/>non moventur.</text:p>
      <text:p text:style-name="P12">CDLXXL Luxatio est ossium quae per articulum vel<text:line-break/>coagmentationem composita sunt et moventur praeter<text:line-break/>naturam delatio.</text:p>
      <text:p text:style-name="P12">CDLXX1I. Eluxatio est ossis secundum naturam mo-<text:line-break/>tum habentis ex profunda cavitate in locum praeter na-<text:line-break/>turam delaplus.-</text:p>
      <text:p text:style-name="P12">CDLXXI1I. Deluxatio est ossis evariatio delatiove a<text:line-break/>naturali doco ex superficiali cavitate ad eum qui psaeter<text:line-break/>naturam est locuth.</text:p>
      <text:p text:style-name="P13">CDLXXIV. Diacinema est ossium per gomphosin har-<text:line-break/>moniamve compactorum interdum quidem in eodem loco<text:line-break/>praeter naturam motio ; nonnunquam vero e propria sede<text:line-break/>in locum qui praeter naturam est exturbatio; quemadmo-<text:line-break/>dum ex tarso diruptis ossiculis aut vertebris fieri consuevit.</text:p>
      <text:p text:style-name="P12">CDLXXV. Diductio est ossium quae per suturam et<text:line-break/>coalitum mutuo juncta sunt separatio aut diductio.</text:p>
      <text:p text:style-name="P12">CDLXXVI. Repositio est ossis vel ossium a sede non<text:line-break/>naturali in sedem naturalem traductio seu translatio.</text:p>
      <text:p text:style-name="P12">CDLXXVli. Mochlia est ossis vel ossium a loco qui<text:line-break/>praeter naturam sit ad naturalem reductio.,^</text:p>
      <text:p text:style-name="P12">COLXXVIII. Tentio est tractus corporum.</text:p>
      <text:p text:style-name="P12">CDLXXIX. Catatasis est ad inferiora loca corporum<text:line-break/>tractus. Sed hujus quidem catatasis quidam tractus est<text:line-break/>corporum in inferiora Joca principiis quae tensionis cau-<text:line-break/>sae sunt e directo oppositis; alter autem per contrariam<text:line-break/>commutationem est tactus corporum lu inferiora loca trans-<text:line-break/>miliis principiis tensionis causis per rotulas ac superius<text:line-break/>alligatis;</text:p>
      <text:p text:style-name="P13">CDLXXX. Anatasis per traductionem intelligi ex iis<text:line-break/>potest quae de catatasi prodita sunt.</text:p>
      <text:p text:style-name="P12">CDLXXXI, Diatasis est ad superna atque inferna<text:line-break/>loca corporum tractus.</text:p>
      <text:p text:style-name="P12">CDLXXXIl. Exelcysmus est deductio ossis vel ossium<text:line-break/>a superficie in prcfundum.</text:p>
      <text:p text:style-name="P12">CDLXXXIII. Rhegma est ossis aut ossium traductio a<text:line-break/>profundo ad superficiem</text:p>
      <text:p text:style-name="P12">CDLXXX1V, Metagoge est diducti ossis in naturalem<text:line-break/>tocum revocatio.</text:p>
      <text:p text:style-name="P12">CDLXXXV. Ecstasis est insania quae brevi finitur.</text:p>
      <text:p text:style-name="P12">CDLXXXV1. Ecplexis est emotio mentis quae ex<text:line-break/>repentina aliqua permutatione extrinsecus advenit,</text:p>
      <text:p text:style-name="P12">CDLXXXVII. Enthusiasmus efflatio numinis est vel-<text:line-break/>uti quum quidam mente in sacris faciendis capiuntur, si<text:line-break/>qua viderint aut si tympana vel' tibias vel signa audiverint.</text:p>
      <text:h text:style-name="P2" text:outline-level="1"><text:bookmark-start text:name="bookmark32"/>GALENO ADSCRIPT<text:span text:style-name="T2">U</text:span>S LIBER<text:line-break/>QUOD QUALITATES INCORPO-<text:line-break/>REAE SINT.<text:bookmark-end text:name="bookmark32"/></text:h>
      <text:h text:style-name="Heading_20_2" text:outline-level="2">Cap. I.</text:h>
      <text:p text:style-name="Text_20_body"/>
      <text:p text:style-name="P39">Quum nihil rerum mearum ignotum tibi<text:line-break/>velim, ne si id quidem minimum este videatur, ipsum enim<text:line-break/>abscondere aliquid amico non minimum est, concertatio-<text:line-break/>nem mihi cum quodam susceptam tibi manifestare volo,<text:line-break/>cum decenti accuratione meo officio perfuncturus: sermo<text:line-break/>enim qui ex improviso habetur diligentia caret, praeser-<text:line-break/>timque si quibuscutn is habetur ii de gloria concertent<text:line-break/>et victoriae aemulentur. Erat vero de qualitatibus sermo</text:p>
      <text:p text:style-name="P55"><text:span text:style-name="T14">deque accidentibus omnibus, quae Stoicorum posteri esse<text:line-break/>corpora proferunt. Adversus quos dicere haec oportet;<text:line-break/>num quum quis corpus dicit, quamprimum intelligere no-<text:line-break/>bis evenit triplici contentam spatio substantiam folidam:<text:line-break/>si solum hoc dicat triplici contentam spatio nem erit ut<text:line-break/>corpus magis intelligamus id quod dicitur quam vacuum<text:line-break/>et locum: oportet vero definitiones et descriptiones logi-<text:line-break/>casque demonstrationes quorundarn esse et earum folum<text:line-break/>rerum demonstrativas quas demonstrare volumus cum aliis<text:line-break/>haud communes </text:span><text:span text:style-name="T20">, quandoquidem non de communibus ra-<text:line-break/>tionem reddimus: quod</text:span><text:span text:style-name="T14"> autem commune est id manifestum<text:line-break/>quod triplici fpatio contentum dico corporis vacuique et<text:line-break/>loci id Stoicos concedere necesse est, qui follicet vacuum<text:line-break/>in tractatu rerum existentium naturae reliquerunt quam-<text:line-break/>vis 'lu mundo id esse non asserant; ceteros vero philosu-<text:line-break/>phos intelligere id omnino necesse est: quo modo enim<text:line-break/>vacui naturam negarent si neque ipfum omnino mente<text:line-break/>conciperent ac intelligereut ? Si vero intelligunt,.non aliud<text:line-break/>quidquam intelligere dicent, si verum fateri volunt omnes,</text:span></text:p>
      <text:p text:style-name="P13">corpus quemadmodum, unn sine tempore; patet neque id<text:line-break/>sine loco et hoc ipso quoque triplici contento spatio, ut<text:line-break/>in se ipsum rem triplici contentam spatio suscipiat: ejus<text:line-break/>rei testimonium est sensibilium corporum unumquodque:<text:line-break/>quod enim verbi gratia cubitali longitudine, palmari lati-<text:line-break/>tudine et quatuor digitorum altitudine corpus est, idoneo<text:line-break/>loco eget, qui ipsum excipiat: hoc nobis statutum fit et<text:line-break/>de ratione corporis omnis speculandum.</text:p>
      <text:h text:style-name="Heading_20_2" text:outline-level="2">Cap. II.</text:h>
      <text:p text:style-name="P41">Quum talis vero de corpore intelligentia<text:line-break/>sit et secundum hanc oratio definitiva, patet quemque esse<text:line-break/>fateri paratum nisi litigiosus sit, non eandem rationem<text:line-break/>accipere neque intelligentiam, nec horum singula, id est<text:line-break/>spalorum trium , aequalem naturam habere neque eandem<text:line-break/>definitionem accipere neque omnino corpus dicere licetr<text:line-break/>ipsam corporis longitudinem praeterquam fane per com-<text:line-break/>«plexum, sed corporis accidens: simili vero in latitudine<text:line-break/>altitudineque et gravitate et figura ratio est et in reliquis<text:line-break/>ut fummatim dicam qualitatibus accidentibusque, sed<text:line-break/>secundum aliquos sine corpore haec neque esse, neque in-</text:p>
      <text:p text:style-name="P55"><text:span text:style-name="T14">telligi: quod si consideraverimus horam unam omnia </text:span><text:span text:style-name="T20">fa-<text:line-break/>cere, producere et</text:span><text:span text:style-name="T14"> nihil aliud esse dicere' quam unum so-<text:line-break/>lum corpus erit abfurdum : innumerae namque sunt sub-<text:line-break/>stantiarum naturae secundum proprietatem et qualitatum<text:line-break/>accidentiumque quae </text:span><text:span text:style-name="T20">inter se</text:span><text:span text:style-name="T14"> differunt variaque sunt et<text:line-break/>contraria. In his igitur nullum alteri idem dicamus, ubi<text:line-break/>nobis est sermo de differentia: praeterea si figuram cor-<text:line-break/>pori accidentem corpus, dicemus patet nos corpus cor-<text:line-break/>pori accidere dicturos quod absurdum est: quod enim eo-<text:line-break/>rum substantiam magis quodve accidens dicemus ? .Si<text:line-break/>vero unicam habemus intelligentiam corporis ut corporis .<text:line-break/>qui figuram corpus dicit aut vacuum intellectu nomen de-<text:line-break/>accidente profert aut univoce cum corpore nominat;<text:line-break/>utrumque vero absurdum est i etenim significat aliquid<text:line-break/>quamobrem uomen est et notionem aliquam indicat a cor-<text:line-break/>pore diversam, etsi non est a figura scparabile corpus.<text:line-break/>Similis autem in reliquis accidentibus ratio est, coloribus,<text:line-break/>saporibus, odoribus olfactum spectantibus et ad auditum</text:span></text:p>
      <text:p text:style-name="P13">vocibus, verbis, sibilis, stridoribus, popyfmis , gemitibus,<text:line-break/>crepitibus, rhochafmis, bombis, lenis, strepitibus. Si<text:line-break/>vero quispiam dicat ipsa haec et quae' salia fnnt omnia<text:line-break/>esse quodam modo percussum aerem, huic illud Menandri<text:line-break/>objicere fas est, haec o nequam perdidit id, quod non<text:line-break/>sine corpore tale aliquid intelligitur. Qniod ego quoque<text:line-break/>confiteor: nego tamen rem habentem unam et eandem<text:line-break/>habitae rei existimandum esse; neque enim Cleanthes tu-<text:line-break/>berculum erat, cum hoc ei contigisset ipfo in morbo;<text:line-break/>neque Chrysippus etiamnum Epicurus stranguria postquam<text:line-break/>contigit his ex hoc morbo vitam averti; neque igitur ae-<text:line-break/>ris percussio aer est, fed et natura differt et intellectu et<text:line-break/>definitione quid sit horum utrumque declarante. Quod<text:line-break/>vero diversae sint inter se et a corpore figurae petam in<text:line-break/>praesenti testes ad hunc sermonem. Aliam geometrae cir-<text:line-break/>culo caeterisque figuris definitionem reddunt, aliam cor-<text:line-break/>pori , quarum rerum , diversae rationes sunt significatio-<text:line-break/>nesque longeque ante animi conceptus: haec omnia quo</text:p>
      <text:p text:style-name="P13">modo unum esse quis sapienter dicet? vel, si quae eor-<text:line-break/>pori accidunt, corpora dicemus quorum alicui accidere<text:line-break/>dicemus: utrum haec ex iis sunt quae ab omnibus cor-<text:line-break/>pora nominari solent cum omnibus his communicatione<text:line-break/>aut singillatim cuique corpori? utrumque enim abfurdum<text:line-break/>est, sive haec corpoream substantiam habeant sive di-<text:line-break/>cantur corpori accidere. Si . igitur corpora acciden-<text:line-break/>tia sunt, omnia entia corpora nominaremus, non au-<text:line-break/>tem alia accidentia, alia corpora: si vero non corpora,<text:line-break/>sed aliqua alia, non igitur ipsum accidens corpus est: vel,<text:line-break/>si cum omnia haec corpora sint, his ipsis quod vere ab<text:line-break/>omnibus corpus vocari consuevit accideret i id vero simi-<text:line-break/>liter dixeris atque illud audiveris, si indivisibile manere<text:line-break/>omnibus his accidere dicatur, non in aequales numeros<text:line-break/>divisis i hoc enim nec aliquid temporis' sine dubitatione<text:line-break/>mansit ne minimum quidem.</text:p>
      <text:h text:style-name="Heading_20_2" text:outline-level="2">Cap. III.</text:h>
      <text:p text:style-name="P41">Contra quidam existentibus rebus acci-<text:line-break/>dere dicunt; at si quis hoc ut absurdum fugiens aequali<text:line-break/>numero dicat vocatis accidentibus, quae et ipsa vocat cor-</text:p>
      <text:p text:style-name="P13">pora, substantiam accidere, nescit se rerum naturam con-<text:line-break/>ceptumque immutare, si corpora accidentia dicat corpusque<text:line-break/>accidentibus accidere, accidensque corporibus corpus fa-<text:line-break/>ciat. Quare et jure dubitare quempiam dico et dicere<text:line-break/>oportere, sive aequali numero accidentibus divisum sit id<text:line-break/>quod dici corpus solet, singulis horum proprium quoddam<text:line-break/>accidit, alia corporis pars, alii accidentis parti accidet:<text:line-break/>aut si accidentia corpora sunt, omne vero corpus in infi-<text:line-break/>nitum dividitur, singula horum infinitorum corporum omni-<text:line-break/>bns aliis accidentibus, cum haec quoque corporata sint<text:line-break/>accident. Considera quam multa absurda eveniunt: corpus<text:line-break/>corpori accidet, idemque cum unum putetur, infinitis:<text:line-break/>sirnulque et totum et non totum: totum quidem si uni-<text:line-break/>versa figura rotunditasque mali quanta est, omnibus aliis<text:line-break/>quae malo accidunt, accidat, non totum vero si ex infini-<text:line-break/>tis membris singula non eadem ei sunt ex quo dissecta</text:p>
      <text:p text:style-name="P55"><text:span text:style-name="T14">sunt: vel si corpus mali corpus est et figura colorque et<text:line-break/>odor et gustatum spectans sapor et unumquodque horum<text:line-break/>lu infinitum scinditur per </text:span><text:span text:style-name="T20">fe, an non ex</text:span><text:span text:style-name="T14"> infinitis malis<text:line-break/>compositum erit quorum unumquodque et rotundum erit<text:line-break/>non aliter quam totum malum ? siquidem ejusdem parti-<text:line-break/>ceps est. figurae pallidumque dulceque verbi causa aut<text:line-break/>austerum taleque ad olfactum est: et rurfus singulae in-<text:line-break/>finitae partes malum erunt; si omnia haec habent:-ex in-<text:line-break/>finitis igitur corporibus et portus malis compositum erit<text:line-break/>quod oculis malum elucet, quae res multis modis ridicula<text:line-break/>esu Verum fane et partium unaquaeque rotunditatem non<text:line-break/>habens, non. erit amplius malum, sed pars mali, cum<text:line-break/>figura enim rotunda erat malum: 'si vero unum malum<text:line-break/>solum est - ex unica corporea substantia, multis vero di-<text:line-break/>versis accidentibus constabit, an non manifestum est nul-<text:line-break/>lum corpus esse ? utrum horum singulum proprium Jocum<text:line-break/>obtinet an omnia eundem? si proprium, patet neque pro-<text:line-break/>prietatem qualitatemque inter se habere mutuo commu-</text:span></text:p>
      <text:p text:style-name="P13">nicatam, neque malum esse'in rotundum formatum, neque<text:line-break/>pallore coloratum, neque ad gustum se certo modo .aut<text:line-break/>ad olfactum habere; si vero-simul omnia sunt et unum<text:line-break/>locum occupant, proprietatum confusio est, ut in composi-<text:line-break/>tis mistisque e pluribus et diversis speciebus inedicamen-<text:line-break/>tis, in quibus proprietas qualilasque uniuscujusque mistae<text:line-break/>materiae sincera non fervatur, fed unum qnoddam undi-<text:line-break/>que fit: non igitur fincera est singulorum cognitio gene-<text:line-break/>rum; hujus rotundae mali figurae, coloris hujus et singu-<text:line-break/>lorum accidentium caeterorum: itemque magis nisi appo-,<text:line-break/>fitae inter fe tangant hae partes, fed per totas totae mistae<text:line-break/>sint propria uniuscujusque qualitas perit, sed neque mi-<text:line-break/>stionem licet hanc proprie dicere: quo modo enim si ‘per<text:line-break/>fe proprietates aliquae unitae non sunt atque detentae,<text:line-break/>haec mista dicenda funt? Ipsum vero infinitum intendi-<text:line-break/>tur orationis, si et longitudo corporis corpus est, si lati-<text:line-break/>tudo et profunditati simul enim infinitae inquam erunt<text:line-break/>corporum infinitudines in brevi loco ad sensum circum-</text:p>
      <text:p text:style-name="P13">'scripto itemque multorum horum magisque infinitorum<text:line-break/>corporum multitudo.</text:p>
      <text:h text:style-name="Heading_20_2" text:outline-level="2">Cap. IV.</text:h>
      <text:p text:style-name="P240"><text:span text:style-name="T14">An igitur sempiterna quomodoque sub-<text:line-break/>stantiam primam qualitate carentem amplius dicent, ex<text:line-break/>qua et mundum ipfum et unamquamque; speciem particu-<text:line-break/>larem factam esse dicunt? an e tempore quodam facta, est<text:line-break/>et omnia in idem 'convenerunt, ut ex cooperatione syn-<text:line-break/>crimata, hoc est res compositae, fiant? verum hoc quoque<text:line-break/>maxime absurdum esse dicimus idemque multis modis:<text:line-break/>primum quod non unius esse materiae corpora videntur:<text:line-break/>multae autem lufinitaeque doctrinae communis substantiae<text:line-break/>sunt, alia quidem figurarum specie infinitarum: alia vero<text:line-break/>coloris hujusque innumeri secundum fpeclem , alia faporis<text:line-break/>gustatum spectantis, cujus rursus interminata doctrina est:<text:line-break/>alia vero ejus est qui ad olfactum attinet, cum hic quoque<text:line-break/>varietatem plurimam habeat; infinitae'igitur erunt in ipsis<text:line-break/>infinitates et doctrinae qualitatum corporatarum: una au-<text:line-break/>tem erat quae facta est, quam super incertas scilicet par-</text:span></text:p>
      <text:p text:style-name="P55"><text:span text:style-name="T14">tiri oportet: quamquam quae necessitas est ut corporeae<text:line-break/>fiant? antevertunt fane corpus esse substantiaeque quae-<text:line-break/>dam factae, fingulaque corporum horum in infinitum si<text:line-break/>secentur, quomodo infinitates infinitae concurrent et quan-<text:line-break/>do? ipsum enim infinitum pertransiri non potest et lumen<text:line-break/>corpus est et albedo calorque: omne vero corpus quotum<text:line-break/>est et quantum et coaugesceutem naturam in se habere<text:line-break/>videmus: incalescensque </text:span><text:span text:style-name="T20">a</text:span><text:span text:style-name="T14"> sole aqua cumulatior majorque<text:line-break/>fit, ut majori loco egeat:, quo modo vero in angustum<text:line-break/>locum nec miln verbi gratia corpus excedentem figura-<text:line-break/>tio, reliquorumque accidentium fingula conveniunt; fimnl-<text:line-break/>que spirare et ab aeterno neque mutari deberent in uni-<text:line-break/>versum neque corrumpi: ipsum enim aeternum immutabile<text:line-break/>est, quales sunt deorum naturae: fi vero hoc verum est,<text:line-break/>quo modo aliquam transformabimus verbi gratia ceram?<text:line-break/>quidque fiet, fi cum quadrancula sit rotundam eam efficia-<text:line-break/>mus? an (obstantiae figura quadrangularis erat? si enim<text:line-break/>substantiae cerae ante erat, nunc rotunditas est unde haec</text:span></text:p>
      <text:p text:style-name="P55"><text:span text:style-name="T14">venit? et qua causa inducta tum est? si per corpus ab-<text:line-break/>surdnm id est: corpus enim per corpus ire cogitationem<text:line-break/>fugit: si quis renitentiam instituat, id proprium corporis<text:line-break/>est, ut de hoc ratio praecipue docet: si per vacuum, ab-<text:line-break/>surdum nihilominus est tum quoniam niliil esse in mundo<text:line-break/>Stoici vacuum dicunt tum etiam quia rotunditas est cor-<text:line-break/>pus et reliqua habet accidentia et figuram quae et ipsa<text:line-break/>rursus ex altera corporata figura, fore ut sit patet et<text:line-break/>illa ex altera et hoc in infinitum: et si ex rotundis, quae<text:line-break/>in infinitum secantur figuris, aggregatum hoc visui nostro<text:line-break/>rotundum factum constat, fabulam considera quantaque<text:line-break/>figmentum hoc infinita sequuntur: si </text:span><text:span text:style-name="T26">ηόη</text:span><text:span text:style-name="T24"> </text:span><text:span text:style-name="T14">ex rotundis, quo<text:line-break/>modo ex his aliquid rotundum fit? ridiculum quoqffe est<text:line-break/>si dicas in figuras rotundas figuram rotundam dividi eo<text:line-break/>contra id teste adhibito, quod quadrangulum in quadran-<text:line-break/>gula non dividitur : quid vero in transfiguratione, cerae<text:line-break/>dicent? utrum inter fe cedunt una cum intellectu diver-</text:span></text:p>
      <text:p text:style-name="P25">sorum corporum figurationes? et quo modo non ridicu-<text:line-break/>lum tanquam animatas et rationales substantias exire ce-<text:line-break/>dereque inter sc ceu- e constituto: magisqne infinitum<text:line-break/>etiam fit quod dicitur, si porrigimus una cum cogitatione<text:line-break/>digitos et contrahimus: si enim non accidens est pugnus<text:line-break/>neque porrectio, fed in corpora infinitas simul figuratas<text:line-break/>figurationes abscedere accedereque dicere oportet : quod si<text:line-break/>duas solas esse dicas nec numero aequales secundum por-<text:line-break/>rectiones et contractiones, adhuc varie infinitum est quod<text:line-break/>dicitur, adhucque magis infinitum nisi contractionis por-.<text:line-break/>rectionisque figurationes accedant: sed altera ex manu al-<text:line-break/>tera defluit: oportebat enim momento temporis ordinem<text:line-break/>dissolvi , inter sc latenter ab hoc cedentibus corpori-<text:line-break/>bus.<text:tab/>Ad<text:tab/>hoc<text:tab/>vero dicent, si quidem<text:tab/>communitatis</text:p>
      <text:p text:style-name="P26">causa<text:tab/>sunt<text:tab/>effectitia corpora, quonam pacto acetum fiat?</text:p>
      <text:p text:style-name="P27">quo modo<text:tab/>vero<text:tab/>incoctionem parat? quo<text:tab/>modo abit?</text:p>
      <text:p text:style-name="P28">unde<text:tab/>veniunt<text:tab/>effectitia qualitatis aceti<text:tab/>corpora? si</text:p>
      <text:p text:style-name="P12">vero una res cum vino erat, quo modo tunc vinum erat</text:p>
      <text:p text:style-name="P13">et non acetum? Signum quaedam ex utroque tertia qua-<text:line-break/>litas est quae neque vinum neque acetum est, sive per &gt;<text:line-break/>mistionem temperatura est, sive- ner appositionem.</text:p>
      <text:h text:style-name="Heading_20_2" text:outline-level="2">Cap. V.</text:h>
      <text:p text:style-name="P240"><text:span text:style-name="T14">Ad ea quae absiirda dixi nihilominus etiam<text:line-break/>dicere oportet substantiam esse e multis variisque et dif-<text:line-break/>ferentibus atque contrariis infinitisque aut solis non. in-<text:line-break/>finitis numero syncrisibus, id est concretionibus, compo-<text:line-break/>sitam itemque in infinitus rursus syncrises divisam, unam<text:line-break/>hanc quandam quae cernitur verbi gratia mali naturam,<text:line-break/>quam Stoici primam materiam priniamque substantiam<text:line-break/>dicunt, ex qua mundum ac in eo rerum unamquamque<text:line-break/>scmper fac.am esse asserunt, quemadmodum qualitates </text:span><text:span text:style-name="T20">coi-'<text:line-break/></text:span><text:span text:style-name="T14">pus erant, quomodo non erat haec quoque qualitas? siqui-<text:line-break/>dem qualitatem habebat: si alias qualitates non habebat,<text:line-break/>scilicet omnino jaesset pondus quod corporis esse dicunt:<text:line-break/>quo modo simplicem etiam primam substantiam dicunt,<text:line-break/>non autem compositam? Si vero terminatum esse dicunt<text:line-break/>terminisque utentem, patet huic figuram </text:span><text:span text:style-name="T20">eifez</text:span><text:span text:style-name="T14"> absurdum</text:span></text:p>
      <text:p text:style-name="P13">enim est propriis circumscriptum terminis corpus non se-<text:line-break/>cundum figuram omnino esse: et si non mehte concipe-<text:line-break/>retur hoc ipsum secundum suppositionem ; quare si nove-<text:line-break/>runt hic omnia, haec vero sunt, ut dicunt hi, corpora, ne-<text:line-break/>que qualitatis expers scilicet neque simplex erat, verum<text:line-break/>multorum et diversorum' corporum conventus erat atque<text:line-break/>syncrima: sic vero nihil non mistum erat secundum ipsos:<text:line-break/>sin autem nihil- horum habebat primum' quidem animo<text:line-break/>incomprehensibile et praeter nomen nihil est: fi enim tale<text:line-break/>ssse non oportet nihil est: si quale non autem dimensio-<text:line-break/>nes tres habere et figuras, omnino huic accidens proprium<text:line-break/>cogitationem sugit neque grave hoc esse neque leve. Non<text:line-break/>minas absurdum, si quispiam dicat hoc habere simul<text:line-break/>utrumque et secundum eadem, non ad diversa compara-<text:line-break/>tum:' neque illa substantiam habente eorum quae ab ipsa,<text:line-break/>ut inquiunt, facta sunt, cum singula quatuor qualitatem<text:line-break/>prima habeant: rationabilius enim est, *si qualitatis expers<text:line-break/>erat, quae ex ea fiunt fingunturqne, illam' non haberer<text:line-break/>si vero nec illa hanc haberent neque unum secundum sup-</text:p>
      <text:p text:style-name="P55"><text:span text:style-name="T14">positionem'sunt, aethereus vero ignis ille esset a quo et<text:line-break/>elementa et mundum facta esse dicunt, quo modo haec<text:line-break/>fefe habent genita effectaque et ficta non magis auri qua-<text:line-break/>litatem figulus iis quae e luto fingit circumponet.</text:span></text:p>
      <text:h text:style-name="Heading_20_2" text:outline-level="2">Cap. VI.</text:h>
      <text:p text:style-name="P240"><text:span text:style-name="T14">Medicus igitur auctor unus de multis me-<text:line-break/>dicamentis aequam qualitatem omnibus habentibus diver-<text:line-break/>sum qualitate medicamentum per mistionem efficit: Jovem<text:line-break/>autem negant etiam nisscere primae substantiae figuratio-<text:line-break/>nem longitudinemve aut aliud aliquod accidens: si vero<text:line-break/>miscet, cum entia quoque ipsa sint haec aeterna esse<text:line-break/>patet: quo modo dicunt solam primam materiam aeternam<text:line-break/>esse qualitatis expertem, non vero reliquas qualitates<text:line-break/>oniniaque accidentia? neque enim effectorum esse veluti<text:line-break/>manualem artificem Jovem dicunt, sed tutum per materiam<text:line-break/>totam illabentem rerum omnium creatorem factum divi-<text:line-break/>nique ignis quantitatem et singula quae quantitati acci-<text:line-break/>dunt longitudinem latitudinemque et profunditatem item-<text:line-break/>que ejus rationabilitatem et beatitudinem: si substantias</text:span></text:p>
      <text:p text:style-name="P13">esse dicent et corporeas eas fatebuntur e corporibus Jovem<text:line-break/>constare patet nec simplex esse, fed fyncrima; si vero sine<text:line-break/>substantia naturas ipsas in accidentibus dicent, confirma-<text:line-break/>tur quod a. nobis dicitur, non corporatam naturam acci-<text:line-break/>dentibus esse neque qualitatibus: si vero transformans fe<text:line-break/>ipse Jupiter aequali cum iis numero quae dixi accidentibus<text:line-break/>mutationes infinitarum qualitatum subit, pejor fabulis<text:line-break/>narrato Proteo est: hic enim in paucas naturas feipfum<text:line-break/>transponebat transformahatque easque non indecoras.</text:p>
      <text:p text:style-name="P45">Jubati in primis formam capit ille leonis.</text:p>
      <text:p text:style-name="P45">Postque draco pardusque suit, sus deinde stt ingens.<text:line-break/>Humida suctus aqua est atque arbor frondibus alta.</text:p>
      <text:p text:style-name="P12">Ille autem nihil tam turpe est quod non fiat, per virum<text:line-break/>quidem imprudentem imprudens follicet est, per senten-<text:line-break/>tiam autem de turpi turpia efficiens: per animalia irra-<text:line-break/>tionabilia lu ferinam naturam verius; per lapides et ligna</text:p>
      <text:p text:style-name="P55"><text:span text:style-name="T14">expers animae factus: per, foeda tractantem abominabilis<text:line-break/>natura itemque inutilis. Si ipse vero utpote materiam<text:line-break/>transformare, figurareque et facere quaerit, quomodo potest<text:line-break/>haec ipfa facere -nonrmagis quam fictor statuam' auream<text:line-break/>e plumbo facere potest? Illaque amare contentiosis viris<text:line-break/>non absurdum est: etenim si motus dum accedunt corpo-<text:line-break/>ribus rurfusque recedunt corpora esse' 'dicunt, jam ut<text:line-break/>dicamus hora est, moveri nos praecedentibus corporibus<text:line-break/>rurfusque ab ipsis quiescere, deinde dum affectus accedunt<text:line-break/>rurfusqne recedunt dicuntque haec corpora esse, quomodo<text:line-break/>non ridiculum est pruritum dicere corpus nec solum quod<text:line-break/>scabit, sed etiam quod scabitur. '</text:span></text:p>
      <text:h text:style-name="Heading_20_2" text:outline-level="2">Cap. VII.</text:h>
      <text:p text:style-name="P240"><text:span text:style-name="T14">Sed quoniam sine corpore et agente et<text:line-break/>patiente nullus affectus fit, eo capti funt ut et affectus<text:line-break/>ipsos corpora vocent: verum super modum'nominandi per<text:line-break/>relationem sic nominarent neque ego in illos inveherer;<text:line-break/>novi enim sic quoque vitem dici albam per relationem ad<text:line-break/>albos ah ipsa factos racemos et mala tempora propter ca-</text:span></text:p>
      <text:p text:style-name="P55"><text:span text:style-name="T14">lamitates quae in his accidunt, et noctem auxilii exper-<text:line-break/>tem, in qua auxilium non assequimur: si vero primum<text:line-break/>prlucipaliterque vocent erranti rem enim figuratam cor-<text:line-break/>pus- dicimus affectarnque et motam, non autem figuram<text:line-break/>assectumque et motum:</text:span><text:span text:style-name="T43">:</text:span><text:span text:style-name="T14"> neque pugnum esse corpus fed<text:line-break/>manus quodam modo figuratas: itemque facient adversus<text:line-break/>eos qui dicunt neque facere corpora fed scia incorpo-<text:line-break/>rea. Quid ad Aristotelem? qui et ipsis generalem rerum<text:line-break/>divisionem faciens alias esse substantias dicit, alias </text:span><text:span text:style-name="T20">acci-<text:line-break/>dentia.</text:span></text:p>
      <text:h text:style-name="Heading_20_2" text:outline-level="2">Cap. VIlI.</text:h>
      <text:p text:style-name="P41">Quid ipsi quoque sibi volentes dicunt<text:line-break/>substantias et accidentia, si et haec corpora dicunt quae<text:line-break/>neque ut partes corporis corpora nominantur, veluti ma-<text:line-break/>nus digitusque neque veluti in talento mina? si quidem<text:line-break/>figuram hominis corpus dicunt, jam tempus est ut ani-<text:line-break/>malitas corpus dicatur generabileque et corruptibile ratio-<text:line-break/>nabilitasque atque prudentia Atheniensemque esse atque<text:line-break/>in philosophia versari et Sophronisci filium esse simnmque</text:p>
      <text:p text:style-name="P13">et calvum et prominens habere abdomen caeterisque ac-<text:line-break/>cidentibus paria numero, si corpora dicas ultra, Briareum<text:line-break/>Typhonemque ipsum multiplicem magis magisque cor-<text:line-break/>poratum esse animal dices. Sique animalitas corpus est,<text:line-break/>quo modo cunctis animalibus accidit ? quo modo ipfum<text:line-break/>esse? quo modo in loco esse? ac si quemadmodum pro-<text:line-break/>prium locum occupat transparens corpus omnis oculus,<text:line-break/>sic et accidentia singula, id absurdum est; sic enim horum<text:line-break/>admistio nulla aliqua ipsorum natura efficietur: dissicileque<text:line-break/>est, ut dixi, si omnia locum unum occupare dicas, confusa<text:line-break/>enim dum mifcentur in vase alteritatem, non scrvarent<text:line-break/>neque suam unumquodque naturam, ut in mistis medi-<text:line-break/>camentis fieri dixi: utrum luquam totum animalitatis cor-<text:line-break/>pus tam multorum accidentium singulis accidit, au . prout<text:line-break/>numero pari dividitur? utrumque enim absurdum esse prae-<text:line-break/>cedentia verba demonstrarunt. Quid autem inquam egent<text:line-break/>corpore singula eorum, si ipsa esse corpora dicunt ?</text:p>
      <text:h text:style-name="P6" text:outline-level="2">Cap. IX.</text:h>
      <text:p text:style-name="P240"><text:span text:style-name="T14">lude vero accidens nullum esse corpus<text:line-break/>disceres: oculis enim occlusis corpus-quidem tactu spatio<text:line-break/>temporis deprehendimus, colorem vero aut faporem non<text:line-break/>una deprehendimus neque figuram corpus tangentes. Opor-<text:line-break/>tebat autem singula haec a materia non tactus cornpre-<text:line-break/>hensione deprehendi: neque enim ratione mali, verbi gra-<text:line-break/>tia, rotunditas fpeculanda esu Similis de sapore ratio<text:line-break/>esu Ac si unumquodque accidens corpus est, quid sibi<text:line-break/>volentes inquiunt solum corpus in infinitum dividi, non<text:line-break/>autem figuram dulcedinemque, verbi gratia, et quae reli-<text:line-break/>qua sunt? non connexionis modo dico neque relationis<text:line-break/>ad id quod corpus vocari solet, sed recti modo. Cur<text:line-break/>vero solius, ut dixi, corporis hanc esse definitionem di-<text:line-break/>cunt triplici cum renitentia spatio contentum, non autem<text:line-break/>colorem succumque et saporem caeteraque accidentia sin-<text:line-break/>gula sic definiunt, si corpus omnia haec esse dicunt? et-<text:line-break/>si enim fperie differunt, communiter tamen omnia esse<text:line-break/>corpora dicunt» Quemadmodum .igitur quum hominem</text:span></text:p>
      <text:p text:style-name="P13">definio, quum equum et bovem generabile animal, et<text:line-break/>mortale dicam quae communia sunt, proprietatem vero<text:line-break/>singulorum addam: sic quoque accidentia singula - definien-<text:line-break/>tes substantiam corporatam dicant triplici contentam spa-<text:line-break/>tio cum renitentia. Haec a Stoicis, chare Pindare, solui<text:line-break/>dignum puta, non alios secum una trahere ut iisdem er-<text:line-break/>roribus implicitos, sed accusationes demolientes : non enim<text:line-break/>est falsarum opinionnm contradictio ipsa communicatio<text:line-break/>ad amicos, fed folutio.</text:p>
      <text:h text:style-name="P2" text:outline-level="1"><text:bookmark-start text:name="bookmark34"/>GALENI DE HUMORIBUS LIBER.<text:bookmark-end text:name="bookmark34"/></text:h>
      <text:p text:style-name="P12">Quod in mundo elementum id in animalibus humor;<text:line-break/>quemadmodum et in anno tempestas. Non autem omnino<text:line-break/>eadem aut similia fiunt, sied haec quidem et activis et<text:line-break/>passivis qualitatibus, a quibus -eadem essentiam habenti<text:line-break/>Et composita atque eorum quae nobis insunt principia<text:line-break/>existunt. Differunt autem intei sie et multis rebus aliis<text:line-break/>etiam ipsis nominibus. Primum enim elementa ex quibus<text:line-break/>constat mundus sunt aer, ignis, aqua et terra. Tempe-<text:line-break/>states autem ex quibus annus constituitur ver, aestas,<text:line-break/>hiems atque autumnus. Humores vero funt-hilis, sanguis,</text:p>
      <text:p text:style-name="P55"><text:span text:style-name="T14">pituita et humor melancholicus, ex quibus animantia com-<text:line-break/>ponuntur et homo. Omnia autem humiditate, calore, sic-<text:line-break/>citate et frigore contemperantur. Sanguis enim et aer et<text:line-break/>ver sunt calida et humida: licet aliis aliter de aere vi-<text:line-break/>deatur. Bilis autem flava, aestas et ignis sunt calida et<text:line-break/>sicca. Humor vero melancholicus, terra et autumnus sicca<text:line-break/>et frigida sunt. Pituita autem et aqua hiems quoque fri-<text:line-break/>gida sunt et humida,- Conveniunt autem et inter se hu-<text:line-break/>mor, elementum ac tempestas atque etiam differunt. Aer<text:line-break/>enim et ignis siccitate et humiditate differunt, calore vero<text:line-break/>uniuntur. Ignis etiam et .erra frigore et calore </text:span><text:span text:style-name="T20">dijsun-<text:line-break/>tiunt,</text:span><text:span text:style-name="T14"> utraque autem sicca omnio funti quemadmodum<text:line-break/>terra et aqua frigida: siccitate autem qt humiditate distant..<text:line-break/>Aqua denique et aer, humida quidem sunt, calore autem<text:line-break/>ac frigore differunt. Sic humores et tempestates inter se<text:line-break/>et conveniunt et discrepant. Atque eam mixtionem quam<text:line-break/>odiosam nominant perficiunt. Sed elementa quidem </text:span><text:span text:style-name="T20">per<text:line-break/>fe</text:span><text:span text:style-name="T14"> ipsa omnino funt et eoruin quodque in eodem perma-<text:line-break/>net loco, et in assidua unius in alterum permutatione per-</text:span></text:p>
      <text:p text:style-name="P55"><text:span text:style-name="T14">mansionem habent alimentoque provido cuidam eorum quae<text:line-break/>nutriuntur rationi consono. Atque . etiam tempestates eo-<text:line-break/>dem modo solis ad austrum et borean motionibus fiunt et<text:line-break/>appellantur. Humores vero non eodem modo neque iidem<text:line-break/>omni ex parte sunt, verum et loco et colore et facultate<text:line-break/>et consistentia et qualitate inter fe differunt. Atque ne-<text:line-break/>cesse quidem est mutari humores quemadmodum et ele-<text:line-break/>menta inter sc mutantur; non autem eos eundem scmper'<text:line-break/>mutationis modum neque aequaliter incrementum servare.<text:line-break/>Sed in nonnullis quidem a terreo in aqueum ordine quo-<text:line-break/>dam et ab eo </text:span><text:span text:style-name="T20">aqueo</text:span><text:span text:style-name="T14"> in aereum, a quo in igneum fit mu-<text:line-break/>tatio. Quibusdam vero eitra ordinem a pituita in bilem<text:line-break/>et a sanguine in humorem nigrum. Testimonia autem<text:line-break/>hujusce opinionis sunt terreus sanguis et melancholicus,<text:line-break/>salia pituita quae ad glasteam bilem proxime accedit in<text:line-break/>eamque facile transmutatur. Apparet quoque bilis tum<text:line-break/>pituitoia tum mucosa ejusmodique sanguis ut in hydro-<text:line-break/>picis et 'cachecticis, quemadmodum iu calidioribus et sic-</text:span></text:p>
      <text:p text:style-name="P55"><text:span text:style-name="T14">cioribus sincera flava hilis. Atque' in iis ipsis apepsia la-<text:line-break/>borantibus bilis porracea et vomitionibus et dejectionibus<text:line-break/>conspicitur. Ordine itaque mutationum procedit tempe-<text:line-break/>rationis ordo, contrarium autem accidit hisce quae ipso<text:line-break/>ordine mutantur. Augetur autem ex alio vicissim alius<text:line-break/>humor temperie, tempestate, regione, aetate,-victusiratione<text:line-break/>procreatus quemadmodum in omnibus omnes statis perio-<text:line-break/>dis ac tempestatibus et generantur et incrementum habenti<text:line-break/>Aestate namque augetur amara bilis in iis maxime qui ad<text:line-break/>eam et aetate et temperamento et victus ratione proxime<text:line-break/>accedunt, praeterea rebus externis. Etenim curae et irae<text:line-break/>et dolores et labores et exercitationes et vigiliae et ine-<text:line-break/>diae et indigentiae plurimum flavae bilis humorem accu-<text:line-break/>mulant. Quemadmodum certe et somni et aquae potiones<text:line-break/>et marinorum, et humidiorum omnium et crassorum et<text:line-break/>viscosorum esus pituitosunr. Atque pedestrium et volati-<text:line-break/>lium carnes et ova et quae facilia coctu sunt omnia<text:line-break/>quaeque probi sunt succi sanguineum humorem </text:span><text:span text:style-name="T20">accumu-<text:line-break/>lant,</text:span><text:span text:style-name="T14"> nisi quaedam </text:span><text:span text:style-name="T20">naturae</text:span><text:span text:style-name="T14"> proprietas quae eduntur in</text:span></text:p>
      <text:p text:style-name="P55"><text:span text:style-name="T14">pravam qualitatem mutet:' eodem modo et humorem me-<text:line-break/>lancholicum quaedam procreant, verumtamen haud citra<text:line-break/>aliorum permixtionem, atque jure quum mixtis inter fe<text:line-break/>alimentis utimur iis quoque consentanei humores conse-<text:line-break/>quuntur. At augetur in adolescentia quidem sanguis ob<text:line-break/>idque ea aetate praediti jucundi sunt insanoque impetu<text:line-break/>ad puerilia nati feruntur, bilis vero juveni ipsum iracun-<text:line-break/>dum, animosum et ad vindictam pronum ipsa efficit In<text:line-break/>virili autem aetate nigra bilis. Pessimus est hic humor<text:line-break/>qui quamcunque in partem impetu irruerit, in ea vix con-<text:line-break/>tineri ac commutari potest; atque ipsis aetatem versutam,<text:line-break/>injuriarum memorem et quodammodo implacabilem efficit.<text:line-break/>At in sene viget pituita, quae aetas pigra, obliviosa ac<text:line-break/>somnolenta est: humida namque et frigida est; quemad-<text:line-break/>modum declinans aetas sicca et frigida, adolescentia calida<text:line-break/>et humida; juventus denique pro humore proportione re-<text:line-break/>spondente et exsuperante. Loci autem ipsorum et ortus<text:line-break/>et permansionis et motus, sanguinis quidem sunt hepar,<text:line-break/>venae et ambae nares; bilis vero folliculus fellis proprius<text:line-break/>et quod circum hepar et per aures movetur quod cuique’</text:span></text:p>
      <text:p text:style-name="P13">notum est; sed pituitae stomachus et lumbi et per os;<text:line-break/>quemadmodum nigrae bilis id quod sub hepate et lien et<text:line-break/>per oculos, ut dicitur. Color autem ipsorum humorum<text:line-break/>sanguinis quidem ruber est, pituitae vero albus; bilis au-<text:line-break/>tem flavae septem sunt fpeeies. Quaedam etenim est flava<text:line-break/>quae et elementaris dicitur, altera pallida, tertia rubra,<text:line-break/>quarta porracea, quinta vitellina, sexta aeruginosa, septi-<text:line-break/>ma glastea. Nigrae autem bilis proprius color oleaceus.<text:line-break/>Atque hic-est qui dicitur niger. Est autem fanguis fapore<text:line-break/>dulcis; bilis flava amara; et nigra accida; pituita vero<text:line-break/>primo est qualitatis expers, fecundo fassa; tertio acida;<text:line-break/>et praeterea, dulcis: atrae vero bilis quatuor sunt diffe-<text:line-break/>rentiae. Una enim est ex fanguinis’faece, altera ex bilis<text:line-break/>flavae assatione ; tertia bituminosa quod bituminis infler<text:line-break/>splendeat; quarta autem sanguinea.' Ex bis autem sanguis<text:line-break/>et pituita et atra bilis crassa sunt consistentia; tenuis vero<text:line-break/>et levis et sursum tendens bilis flava; quemadmodum re-<text:line-break/>liqui duo humores graves, sanguis, vero quod caloris sit</text:p>
      <text:p text:style-name="P13">particeps medium obtinet. Videtur autem sanitatem eo-<text:line-break/>rum humorum aequalitate et symmetria consignare: his<text:line-break/>vero deficientibus vel exsuperantibus praeter modum vel<text:line-break/>quantitate vel qualitate vel locorum translatione vel com-<text:line-break/>plexu inordinato vel putredine vitiatis morbi oboriuntur;<text:line-break/>quemadmodum et dicitur, morbos humorum intemperie<text:line-break/>accideret sicuti et sanitatem tum detractione et additione<text:line-break/>tum tenuitate et crassitle humorum atque omnino ipsiorum<text:line-break/>temperie et cornmoderatione restitui, ut in sexto-epide-<text:line-break/>miorum ab Hippocrate optime dicitur: humores quidem<text:line-break/>alios educere, alios vero imponere, attenuare, temperare<text:line-break/>hac re quidem, hac vero non : etenim pro morborum catifa<text:line-break/>remedia investiganda sunt. Oportet enim humores exqui-<text:line-break/>site esse qualitate temperatos et quantitate aequales ut et<text:line-break/>sanitas praesens permaneat et abiens redeat: unde etiam<text:line-break/>denominationem sortiti funi humores qui ab liumectando<text:line-break/>quod simul humectent dicuntur. Perspicuum enim est si<text:line-break/>hoc fit fanitas, quod tale non est id morbum utique este<text:line-break/>quemadmodum demonstratum esu Quum autem morbus ut</text:p>
      <text:p text:style-name="P55"><text:span text:style-name="T14">genus in diversas species dividatur, necesse est differentias<text:line-break/>a quibusdam differentibus causis provenire. Causae vero<text:line-break/>humores et symptomata; haec quidem rebus externis ac-<text:line-break/>cedentibus; illi vero incrementis praetereaque aetatibus et<text:line-break/>tempestatibus et victus ratlonibns et temperamentis per-<text:line-break/>mutantur, ut prius dictum est: hoc autem et Hippocrates<text:line-break/>significare videtur, quum alios et alia tempestate florere<text:line-break/>dominarique humores asserit; atque etiam colores in ho-<text:line-break/>minibus differre dicit pro humorum in temperamento do-<text:line-break/>minantium exsuperantia; rnorbosque pro redundantis hn- .<text:line-break/>moris natura procreari consuevisset. Et </text:span><text:span text:style-name="T20">ip prooemio</text:span><text:span text:style-name="T14"> Iibri<text:line-break/>de humoribus, </text:span><text:span text:style-name="T20">color,</text:span><text:span text:style-name="T14"> inquit, </text:span><text:span text:style-name="T20">humorum, ubi non est eorum<text:line-break/>perturbatio quemadmodum siorum,</text:span><text:span text:style-name="T14"> pro exsuperantia humo-<text:line-break/>rum consuevit in aetatum successione mutari in homini-,<text:line-break/></text:span><text:span text:style-name="T47">►</text:span><text:span text:style-name="T14"> buspsicuti sane et animi mores. Moratum siquidem ipfum</text:span></text:p>
      <text:p text:style-name="P12">efficiunt'humores. Sanguis hilariorem quidem ipsum red-<text:line-break/>dit. Flava vero bilis iracundiorem vel audaciorem vel<text:line-break/>truculentiorem vel e tiarn utrumque. At pi tui ta, pigriorem</text:p>
      <text:p text:style-name="P55"><text:span text:style-name="T14">et stupidiorem Atra denique bilis ferociorem et impuden-<text:line-break/>tiorem. Immutantur autem animi mores et in morbis<text:line-break/>pro specie humoris exfuperantis ut lu deliriis. Ipsorum<text:line-break/>enim quaecunqne a sanguine ortum ducunt cum cantu<text:line-break/>risuque accidunt. Quaecunqne vero </text:span><text:span text:style-name="T20">a flava</text:span><text:span text:style-name="T14"> bile audaciora<text:line-break/>et saeviora. Ob idque Hippocrates dicit, </text:span><text:span text:style-name="T20">quae cum risu<text:line-break/>fiant deliria, securiora, quae vero cum studio, periculosiora,<text:line-break/></text:span><text:span text:style-name="T14">studium audaciam appellat. Quaecunque vero ab atra hile<text:line-break/>vultuofa magis taciturniora et urbaniora. Quaecunqne de-<text:line-break/>nique a pituita nugatoria et instabilia. Atque alibi ipse<text:line-break/>testatur ut lu primo epidemiorum, ubi Silenum quidem<text:line-break/>cum cantu rifuque delirasse narrati In tertio autem epi-<text:line-break/>demiorum Philisci delirium temerarium fuisse : </text:span><text:span text:style-name="T20">vehementer<text:line-break/>etenim,</text:span><text:span text:style-name="T14">' inquit, </text:span><text:span text:style-name="T20">circa meridiem deliravit i</text:span><text:span text:style-name="T14"> flava namque<text:line-break/>bilis morbi erat causa. Quae autem in Cyzico mulier<text:line-break/>gemellas filias pepererat eam delirasse dicit, ipsamque ta-<text:line-break/>citurnam ac moestam delirii speciem fuisse. Ipsa </text:span><text:span text:style-name="T20">euirn<text:line-break/>mulier</text:span><text:span text:style-name="T14"> taciturna erat nec quemquam auscultabatur. Atra</text:span></text:p>
      <text:p text:style-name="P55"><text:span text:style-name="T14">autem bilis morbi erat causa.. Pithionem vero qui prope<text:line-break/>telluris templum habitabat insanum nugacem factum<text:line-break/>esse: pituitosa autem illi erat affectionis hujus causa.<text:line-break/>Quamobrem qui varios morbos curaturus est ipforum<text:line-break/>causas praenosse oportet. Si quis enim, ut loquitur<text:line-break/>Hippocrates, morbi causam noverit, is sane morbo relu-<text:line-break/>ctaturus profutura </text:span><text:span text:style-name="T20">remedia</text:span><text:span text:style-name="T14"> ex contrariis </text:span><text:span text:style-name="T20">deprompta</text:span><text:span text:style-name="T14"> cor-<text:line-break/>pori adhibebit. Atque in primo, de morbis , qui de mor-<text:line-break/>borum curatione tum recte interrogare tum interroganti<text:line-break/>respondere volet recteqiie contradicere, eum haec ani-<text:line-break/>rnadvertere oportet., Primum quidem, ex quibus morbi<text:line-break/>omnes omnibus hominibus fiunt. Cognoscuntur morbo-<text:line-break/>rum causae primum quidem ab aetate. Si etenim adole-<text:line-break/>fcens aegrotat, maxime a sanguine aegrotabit, ut superius<text:line-break/>demonstratum est, atque deinceps eodem modo. Secundo<text:line-break/>ab </text:span><text:span text:style-name="T20">anni</text:span><text:span text:style-name="T14"> tempestatibus. Si enim verna fuerit tempestas,<text:line-break/>fanguis maxime male habet. Tertio a victus ratione.<text:line-break/>Rerum enim efculentarum et potulentarum alia alius hu-<text:line-break/>moris causa est efficiens; ac vini potationes et edacitates</text:span></text:p>
      <text:p text:style-name="P13">sanguineae affectiones consequuntur. Sic agnovit Hippo-<text:line-break/>crates Silenum quem ex potu aegiotasse didicit. Atque<text:line-break/>etiam olitoris uxorem cui menstruorum suppressio suborta<text:line-break/>erat, uberiorem quippe ciborum copiam sumpserat. Quarto<text:line-break/>a regione. Si enim calida calidiores affectus inducit.<text:line-break/>Quinto ab exanthematis. Nam rubra et rotunda sangui-<text:line-break/>nea sunt lata; pituitosa atque alio modo alia ut in apho—<text:line-break/>rismis ostendit. Qui sudores vere aut aestate fiunt, eos<text:line-break/>tanquam a sanguine et bile exsistere profert. Postremo<text:line-break/>etiam a colore quemadmodum humoris exsuperantia sic et<text:line-break/>morbi causa dignoscitur. Est autem et ipsa nihilominus<text:line-break/>maximarum dignotionum exquisitissima ac a Diogene aliis-<text:line-break/>que ejus seeuli sapientibus tanquam' ars quaedam divinandi<text:line-break/>judicabatur. Mulla enim, viri illi de coloribus verba fe-<text:line-break/>cerunt, qui pro eorum differentiis morbos etiam partiun-<text:line-break/>tur, eosque rubieolores sanguineos et flavi colores, in qui-<text:line-break/>bus amarus exuberat humor, et' atricolores, in quibus ater</text:p>
      <text:p text:style-name="P12">4</text:p>
      <text:p text:style-name="P55"><text:span text:style-name="T14">et albicolores pituitosos denominant. Atque etiam </text:span><text:span text:style-name="T20">mor-<text:line-break/>bos</text:span><text:span text:style-name="T14"> ab ipsis </text:span><text:span text:style-name="T20">humaribus</text:span><text:span text:style-name="T14"> profectos rubicolores, flavicolores,<text:line-break/>atricolores et albicolores dicunt. Non tamen novi quo-<text:line-break/>modo multa praetermittentes artis testimonia eaque ma-<text:line-break/>gis quae exquisitam morbi divisionem praebere possunt,<text:line-break/>folis coloribus perfectam morbi divisionem tribuerint.</text:span></text:p>
      <text:h text:style-name="P2" text:outline-level="1"><text:bookmark-start text:name="bookmark36"/><text:span text:style-name="T51">GALENI DE </text:span><text:span text:style-name="T8">ΡRAΕΝΟ</text:span><text:span text:style-name="T55">TI</text:span><text:span text:style-name="T8">ΟΝΕ</text:span><text:span text:style-name="T50"><text:line-break/></text:span><text:span text:style-name="T51">LIBELLUS.</text:span><text:bookmark-end text:name="bookmark36"/></text:h>
      <text:p text:style-name="P56"><text:span text:style-name="T14">Jam vero de praenotione deinceps dicamus, quum<text:line-break/>nobis utilis tum ad alia 'tum ad ipfam curationem non r<text:line-break/>parum videatur. Primum igitur qui artem prognosticam<text:line-break/>velit constituere, eum necesse est prius animadvertere,<text:line-break/>num ut unumquodque animal proprium vitae, ita et<text:line-break/>unusquisque morbus proprium tempus habuerit, adeo ut<text:line-break/>quatuor diebus eum solvi, morbum sit impossibile, cujus<text:line-break/>stata naturalis periodus mensium est duorum solvique ni-</text:span></text:p>
      <text:p text:style-name="P55"><text:span text:style-name="T14">tissime non potest. Nunc autem quoniam plures receutio-<text:line-break/>rum medicorum artem praenoscendi tenuerunt, jam non<text:line-break/>amplius quaeritur a vulgo an ejus quod futurum est, ali-<text:line-break/>quam possimus instituere praenotionem an sit impossibile.<text:line-break/>Sed quum jam id fieri posse omnes existiment, quanam in<text:line-break/>stata periodo morbus solvetur a medico sciscitantur. Ad<text:line-break/>praesentem igitur tractationem haud erit inutile supponere;<text:line-break/>jam nos primum artem praefagiendi constituere, etenim<text:line-break/>et ratione alia sic exposuimus omnia: id enim unum in<text:line-break/>primis necessarium siquae sit ars praesagiendi, esse quae-<text:line-break/>dam venturo tempore certo futura; postea vero quomodo<text:line-break/>quis inveniat, et quaenam ejusmodi et quot sint est ani-<text:line-break/>madvertendum; nec enim certe olunia quae circa aegrum<text:line-break/>futura sunt, generationem habent necessariam. Obstreperi<text:line-break/>igitur per noctem </text:span><text:span text:style-name="T20">vicini</text:span><text:span text:style-name="T14"> aut canes oblatrantes et ingrata<text:line-break/>quaedam nuntia pervigiles aegros efficiunt; quorum nul-<text:line-break/>lum aut necessariam habet generationem aut'certam prae-<text:line-break/>notionem. An igitur quaeeunque fiunt juxta ipsius morbi</text:span></text:p>
      <text:p text:style-name="P55"><text:span text:style-name="T14">rationem, definitam generationem et certam praenotio-<text:line-break/>nem habent vel etiam neque haec omnia? potest enim<text:line-break/>repente confluere quispiam humor supervacaneus intra<text:line-break/>corpus ipsum; alia siquidem est pars ad vitam necessaria,<text:line-break/>quemadmodum rursus alius humor’a principe potest in<text:line-break/>ignobilem transmitti, humoris autem in partem principem<text:line-break/>decubitum periculum sequetur extremum, eum vero qui<text:line-break/>repente et praeter expectationem transit incolumitas ae-<text:line-break/>gri. In his igitur constitutionibus id solum licet prae-<text:line-break/>sagire quod incertum est ac periculosum, sed ad quid<text:line-break/>tandem deveniet possibile est accurate adinvenire, in qui-<text:line-break/>bus etlarnnum excrementa non confluant; quum autem in<text:line-break/>locum aliquem decubuerint, in </text:span><text:span text:style-name="T20">his</text:span><text:span text:style-name="T14"> licet quod futurum, est<text:line-break/>aut non futurum praesagire; quod et facultates habeat<text:line-break/>natura quibus ipsum animal moderatur; qualis autem sit<text:line-break/>ipsarum disserentia atque etiam quaenam suit excrementa,<text:line-break/>quae in omni animali per totum corpus diffiuunt, quamvis<text:line-break/></text:span><text:span text:style-name="T20">non</text:span><text:span text:style-name="T14"> immoderatius exuperent et haec statam habebunt<text:line-break/>propriam quamque coctionis periodum. Sin autem so-</text:span></text:p>
      <text:p text:style-name="P13">lum uniuscujusque excrementi naturam adirvenerimus;<text:line-break/>sic enim licebit et aliquid de ipsarum concoctione artisi-<text:line-break/>ciose conjicere, omnibus rite videlicet circa ipsum aegro-<text:line-break/>tum-peractis: quaecumque enim vel in uno perperam<text:line-break/>fiunt rausa sunt, cur aut ipsius morbi solutio prorogetur<text:line-break/>aut mors anticipet. Atque hujus si cujusquam alius per<text:line-break/>totum tibrum oportet meminisse. Solae namque praeno--<text:line-break/>tiones illae contingunt, quum- optimus' medicus et nihil<text:line-break/>peccans ipsi aegro fecerit medicinam t .xistimare autem<text:line-break/>ipsus medicos talem instituere praenotionem, qualem vates<text:line-break/>ipsi pollicentur ridiculum est; hi enim dicunt celerius iri<text:line-break/>servatum hominem exempli gratia, haud etiam addentes<text:line-break/>omnibus xite peractis; etenim et ipsi circa aegros omnia<text:line-break/>recte fier pollicentur; ipssvero medici non ita simplici-<text:line-break/>ter pronuntiant id quod futurum est, sed si convenienter<text:line-break/>facta fuerint omnia, * iri solutum morbum ipsum<text:line-break/>continget; errore vero aliquo prius admisso; si quidem is<text:line-break/>fuerit exiguas; posse ipfam foIutionem in nonum a septi-</text:p>
      <text:p text:style-name="P55"><text:span text:style-name="T14">mo tranhre; sin autem major fuerit, lu undecimum; si -<text:line-break/>vero multo major, in decimum quartum; sed- si maximus<text:line-break/>pro tuta lalute, sequetur periculum ingens; haec enim duo<text:line-break/>quasi inter se pugnantia medicus debet animadvertere,<text:line-break/>morbum videlicet ac naturam. Ac primum quidem salu-<text:line-break/>tem ipsius hominis aut mortem praesagire, quum cogno-<text:line-break/>verit alterum esse validius ;, insuper autem statam dicit esse<text:line-break/>periodum, ex eo quod videat quantum alterum fuerit va-<text:line-break/>lidius , neque igitur mirum est, si quum illius robur ob-<text:line-break/>servaveris id superius evasurum invenias. ,'Gymnastarum<text:line-break/>mim non paucos ex primis motibus.quibus in scfe insul-<text:line-break/>tant invicem athletae eum videmus praedicentes qui vi-<text:line-break/>ctor sit evasurus; ac saepe etiam ante certamen eum qui<text:line-break/>celeriter hostem sit prostraturus; id autem faciunt quum<text:line-break/>alterum viderint altero validiorem. Praesagiet igitur me-<text:line-break/>dicus sanitatem vel mortetn noli ex alia exercitatione, fed<text:line-break/>ex eo quod morborum et naturae vires perfecte cognoscat;<text:line-break/>ex his autem ipsis et utriusque statam periodum inveniet.:</text:span></text:p>
      <text:p text:style-name="P55"><text:span text:style-name="T14">celeris enim fiet morbi solutio quum ipsa facultas suerit<text:line-break/>vegeta; mors autem cita, quum ipfa qtridem fuerit imbe-<text:line-break/>cilla, morbus vero validus; ipsius autem excessus magni-<text:line-break/>tirdo - statae periodi 'tempus-indicabit. Ex his autem in-<text:line-break/>dicationibus medicus praesagiet; fed quibus ex rationibus<text:line-break/>ipse possit’ indicationes agnoscere dictum quidem pluribus<text:line-break/>est in libris de crisibus, dicetur autem et nunc generalis<text:line-break/>methodus, Ipsius naturae vires ex propriis functionibus<text:line-break/>cognosci atque-maxime ex pulsibus, quum </text:span><text:span text:style-name="T20">et</text:span><text:span text:style-name="T14"> ipsi facul-<text:line-break/>tatis vitalis sint opus, lpsius autem morbi magnitudinem<text:line-break/>ex propriis symptomatis; quantum vero unum fuperet'al-<text:line-break/>terum ex ipsis cruditatibus: et coctionibus, has autem ipsas<text:line-break/>ex propriis excrementis, eas quidem, quae in ventre sunt<text:line-break/>ex iis quae per inferiora dejiciuntur, eae vero quae n ve-<text:line-break/>nis ex urinis, eas autem quae in toto corpore es fudo-<text:line-break/>ribus. lta et alias omnes quac circa partem aliquam vel<text:line-break/>in pluribus perficiuntur, ers quae in thorace et pulmone</text:span></text:p>
      <text:p text:style-name="P45">I</text:p>
      <text:p text:style-name="P180"><text:span text:style-name="T14">ex iis quae' tussi rejciuntur, eas vero quae in renibus ex<text:line-break/>iis quae cum urinis; hepatis autem sima aut mesenterium ,<text:line-break/>quomodo facultates habeant affectas </text:span><text:span text:style-name="T20">e±</text:span><text:span text:style-name="T14"> iis quae dejrdiun-<text:line-break/>tur . *<text:tab/>*<text:tab/>* ex iis autem quae vomuntur</text:span></text:p>
      <text:p text:style-name="P181"><text:span text:style-name="T14">eam quae: in ventre superiori et stomacho:- quaecunque<text:line-break/>vero tum per nares tum per aures excernuntur, indicant<text:line-break/>quomudo fe cerebri facultas habeat. ' Commune autem<text:line-break/>omnibus est non posse morbum solvere prius quam in<text:line-break/>•iis quae excernuntur * videris signum tale coctio*<text:line-break/>nis ac si male habeant aures, *<text:tab/>' pharynx et ut.</text:span></text:p>
      <text:p text:style-name="P56"><text:span text:style-name="T14">verbo dicam, coctiones crisis celeritatem et tutam signi-<text:line-break/>ficant sanitatem; eruda vero et incocta et lu malos abs-<text:line-break/>cessus conversa aut dolores aut diuturnitates aut mortem<text:line-break/>vel. horum recidivas? haec lu praesenti de praenotione<text:line-break/>sufficiunt; omnis enim de ipfa sermo'in propriis tracta-<text:line-break/>tionibus fuit habitus; eas vero quae sigillatim magnae sunt<text:line-break/>ac ferme omnia theoremata complectuntur, exposuimus in<text:line-break/>tractationibus de pulsibus atque de crisibus. Ex quibus enim</text:span></text:p>
      <text:p text:style-name="P55"><text:span text:style-name="T14">maxime quis praesagiat in iis tribus oftenfum est. Ac mihi<text:line-break/>videtur omnis curandi methodussuum finem assequuta,<text:line-break/>quum et a morbo liberatos in fanam quandam firmitatem<text:line-break/>adduci et quos morbi minantur, eos a morbis conveniat<text:line-break/>praeferrati et eos qui inculpata sanitate fruuntur in ea<text:line-break/>conservari.. Atque tres hae supersunt ipsius artis partes.<text:line-break/>Enitendum igitur quantum in nobis est breviter et aliquid<text:line-break/>de harum constitutione dicere. Quum igitur ut prius di-<text:line-break/>ctum est tria quasi sint omnium quae praeter naturam<text:line-break/>sunt genere causae videlicet affectus et symptomata; quae-<text:line-break/>nam est ea pars medicinae quae praeservat, quam quidem<text:line-break/>proprie propbylacticen appellant, lu primo genere consti-<text:line-break/>tuta: quando enim vel humorum quaedam exfuperantla<text:line-break/>vel' pravitas aut obstructio vel vis quaedam inest ipsi </text:span><text:span text:style-name="T20">cor-<text:line-break/>pori</text:span><text:span text:style-name="T14"> deleteria, periculum est non Ieve ne is hcmo inci-<text:line-break/>dat in morbum; est et quum maxime periclitatur, difficile<text:line-break/>autem ejusmodi causae cognoscuntur quum nondum homi-<text:line-break/>nem afficiunt; quemadmodum enim et rabidi canis vene-</text:span></text:p>
      <text:p text:style-name="P55"><text:span text:style-name="T14">num nihili ducimus cujus nullum lu corpore- signum elu-<text:line-break/>cescit, donec prope rabies demorsum invadat, ac sane has<text:line-break/>ph causas ipsum medicum oportet aegros interrogare de<text:line-break/>his' quae illis contigerunt omnibus. Quum igitur vel ple-<text:line-break/>tlipra vel cacochyrnia delitescens circa tumorem ipsius<text:line-break/>corporis eluserit aut viscus obstruxerit aliquod, id ex qui-<text:line-break/>busdam symptomatis deprehendere licet, quae quasi media<text:line-break/>suut inter ea quae sanis adsunt et ea quae contingunt ae-<text:line-break/>grotis; etenim quae sanis insunt secundum naturam omnia<text:line-break/>funt et inculpata; quae vero contingunt aegrotis praeter<text:line-break/>naturam sunt et vitiosa; quae vero horum sunt in medio<text:line-break/>ex genere quidem eorum sunt quae contingunt aegrotis,<text:line-break/>sed ita magnitudine.parva et viribus imbecillia, ut nullo<text:line-break/>modo ab ipsis solitae functiones impediantur; sive, enim<text:line-break/>dolor capitis aut alicujus partis alterius adsit exiguus adeo<text:line-break/>ut .decumbere hominem non cogat, sive gravitas circa hy-<text:line-break/>pochondria vel caput vel partem quampiam aliam aut vi-<text:line-break/>scus; id autem non fufficiat ut folitas functiones interci-</text:span></text:p>
      <text:p text:style-name="P55"><text:span text:style-name="T14">piat, insuper autem magis corporis tumor vel gracilitas<text:line-break/>vel decoloratio vel segnities ad motus vel somnolentus<text:line-break/>affectus vel vigiliae quae haud sufficiant ut vitae </text:span><text:span text:style-name="T20">eonfiie-<text:line-break/></text:span><text:span text:style-name="T14">tas functiones interpellent; atque multo magis inappeten-<text:line-break/>tia vel intensa ciborum appetentia, utrumque enim fit cor—'<text:line-break/>pore accurate fano ; quemadmodum et praeter rationem<text:line-break/>non sitientes aut siticulosi ves morsus ipsius ventriculi et<text:line-break/>stomachi aut lassitudinum ipsarum sensus. Sic enim sum-<text:line-break/>nns est ex iis quae in morbum praecipitant, eorum vero<text:line-break/>quae ipfum producunt affectum emendatio ut verbo dicam<text:line-break/>per contraria fit ut prius fuit ostensum sigillarim vero si<text:line-break/>quid superflunm supervenerit, illud educere convenit, quum<text:line-break/>prius definiverimus qua id ratione fuerit superfluum sive<text:line-break/>quantitate sive qualitate sive utroque modo, neque.possit<text:line-break/>ad id quod est fecundum naturam redire, alterare illud<text:line-break/>per contraria oportet, ipfum quidem quod crassum est et<text:line-break/>lentum attenuantes,-- illud vero quod tenue est incrassan-<text:line-break/>tes; communiter autem utrumque coquentes et obstructio-</text:span></text:p>
      <text:p text:style-name="P13">nes dissipantes et ea quae sunt toto genere praeter natu-.<text:line-break/>ram ut et deleteria et venenatorum animantium virus<text:line-break/>alterantes et evacuantes, ipsam autem alterationem ex con-<text:line-break/>trariis vel tota substantia aut una tantum propria quali-<text:line-break/>tate facientes, vacuantes autem ipsis facultatibus attrahen-<text:line-break/>tibus, quibus si quis ferat auxilium, erit ex ipfa affectuum<text:line-break/>natura sumendum: est enim quatuor humores aucti simul<text:line-break/>fuerint aequaliter, per venae lectionem magna et.princeps<text:line-break/>vacuatio fiet, postea vero frictione, exercitatione, balneis et<text:line-break/>inediis; idem etiam faciendum si sanguis redundarit. So-<text:line-break/>lum autem vel flavae bilis aut melancholiae humor vel<text:line-break/>aliquod humoris aquosi ferum per vacuationem quidem,<text:line-break/>fed non similiter, quae enim in primis venis supervacua<text:line-break/>delituerint alvum subducentibus expurgantes, quae vero in<text:line-break/>aliis per urinas quidem, ea quae aquosa et tenuia; purga-<text:line-break/>tione vero quae fuerint biliosa; convenit autem et tenuis-<text:line-break/>sima blandis expurgare medicamentis, at quae per totum<text:line-break/>habitum quaecunqne tenuia quidem per sudores et medi-</text:p>
      <text:p text:style-name="P55"><text:span text:style-name="T20">camenta,</text:span><text:span text:style-name="T14"> quae ipsi cuti admota exsiccare nata sunt, quae<text:line-break/>vero biliosa primum quidem purgatione., mox autem ea<text:line-break/>quae per cutim fit vacuatione; sin autem' in ipsa cute hu-<text:line-break/>mor ex fu peret, si quidem falsus suerit, purgandus; aridum<text:line-break/>vero factum alterare conandum est ipsam- naturam ad il-<text:line-break/>lius coctionem juvantes, facilius vero multo dulcis conco-<text:line-break/>qnitur; coctionem vero at celerant quies et calor modera-<text:line-break/>tus, esus paucorum ciborum boni succi, vini parum cale-<text:line-break/>sacientis potus, ipsa autem frictio moderata potest juvare<text:line-break/>coctionem et affusio moderata calidarum aquarum cibi at-<text:line-break/>que . .medicamenta moderate calefacientia. ' Obstructiones<text:line-break/>autem sclvunt qiiaecunque attenuare nata sunt cibi, potus<text:line-break/>et medicamenta. Quomodo autem horum materias inve-<text:line-break/>nire atque seligere conveniat exposuimus in ea tractatione<text:line-break/>quam de siajpIicium medicamentorum facultatibus inscri-<text:line-break/>psimus : dictum quoque est et in libro- de attenuante vi-<text:line-break/>ctus ratione. Tempestivum autem inunc est oratione pro-<text:line-break/>cedere ad eos qui a morbo convalescunt, in quibus causa</text:span></text:p>
      <text:p text:style-name="P55"><text:span text:style-name="T14">nulla est- praeter naturam neque</text:span><text:span text:style-name="T39">v</text:span><text:span text:style-name="T14"> affectus, extenuatio vero<text:line-break/>sola cum facultate, imbecilla. Atque propter haec ipfa<text:line-break/>eorum qui ita affecti sunt ad naturam deductio, refectio<text:line-break/>et roborario est facta per motus et cibos moderatus; ipsas<text:line-break/>autem materias in quibus motus sunt et nutritiones ostendi<text:line-break/>in opere de sanitate tuenda; sed ne quid ipsi, desit ora-<text:line-break/>tioni exponetur et nunc methodus omnis de sanitate tra-<text:line-break/>ctationis nec fusum de analeptice dicta. Ac primum quale<text:line-break/>ejus genus est an praesentium conservati ix an hoc solum<text:line-break/>ab arte curandi differat, quod sensim ipsam efficiat restaq- '<text:line-break/>rationem; qui enim priorem servat corporis habitum is<text:line-break/>non indiget arte quae sui curam gerat, sed illud ipsum<text:line-break/>causa est ob quam indigeat scientia providente quod dis-<text:line-break/>solvatur nec tale maneat quale fuit ab initio. Si quidem<text:line-break/>illud ipsum solum quod ’ vacuari ac 'dissolvi contingat,<text:line-break/>cibus et potus id quod deest replere possunt. Sin vero<text:line-break/>quia materiam humorum vel vitiosa alit excrementa exer-</text:span></text:p>
      <text:p text:style-name="P13">citiis opus habet scopum habentibus vacuandi quidem<text:line-break/>ipsum humorem aut excrementa concoquendi, ad haec et<text:line-break/>causas omnes observare, quae ipsius sanitatem possunt cor-<text:line-break/>rumpere refrigerationem, aestum, lassitudines, cruditates,<text:line-break/>crapulam, vigilias, inoestitiarn, iras, cupiditates et quaecun-<text:line-break/>que fuerint hujusmodi'; neque enim unumquodque oportet<text:line-break/>oratione percenfere fatis fuperque explicata ea quam pro-<text:line-break/>posuimus hypothesi ; neque enim mihi propositum est de<text:line-break/>singulis medicinae partibus verba facere, fed ipsam quae<text:line-break/>ad finem conducit exponere speculationem. - Qualis enim<text:line-break/>est aliarum disciplinarum talis est et hujus constitutio.<text:line-break/>Atque quum id jam praestiterimus, omnem de medicina<text:line-break/>sermonem per capita colligamus proportionem quam ipsa<text:line-break/>cum aliis artibus practicis habet statim demonstrantes. Est<text:line-break/>igitur et medicina una ex practicis non tamen qualis ar-<text:line-break/>chitectonica, fed quatis ea quae dirutas domos aut ea<text:line-break/>quae vestes detritas resarcit. Quum autem et harum du-<text:line-break/>plex sit explicata constitutio aliquando quidem ipso arti-</text:p>
      <text:p text:style-name="P55"><text:span text:style-name="T14">fice sibi exemplar faciente, aliquando vero quodcunque<text:line-break/>suerit extra positum considerante, posterioris hujus gene-<text:line-break/>ris ipsam esse medicinam ostendimus, nec enim sibi ipsi<text:line-break/>effingit exemplar, fed ipfum ex anatome universum quum<text:line-break/>perfecte spectaverit detritum resarcire conatur. Differt<text:line-break/>autem in eo </text:span><text:span text:style-name="T20">a</text:span><text:span text:style-name="T14"> superius dictis artibus quod in pluribus<text:line-break/>agenti ipsi naturae opitulatur. Speculationem igitur rur-<text:line-break/>Ius omnem medicus quum fuerit aggressus emendator erit<text:line-break/>atque minister proportionemque habebit cum aliis artibus;<text:line-break/>etenim similarium substantiam .novit et rationem genera-<text:line-break/>tionis organicarum; deinde et affectuum similiter nactus<text:line-break/>est inventionem et rationes quibus horum unusquisque<text:line-break/>curetur.</text:span></text:p>
      <text:h text:style-name="P15" text:outline-level="1"><text:bookmark-start text:name="bookmark38"/>GALENI OMNINO VEftA EXPER-<text:line-break/>TAQUE FBAESAGITIO.<text:bookmark-end text:name="bookmark38"/></text:h>
      <text:h text:style-name="Heading_20_2" text:outline-level="2">Cap. I.</text:h>
      <text:p text:style-name="P41">Qui mortis non modo diem, fed et horam<text:line-break/>voluerit praenofcere, eum spectare oportet quo maxime<text:line-break/>tempore accessionis plurimum torqueatur-aeger. Etenim si<text:line-break/>primo accessionis insultu frigeat impensius ac difficile in-<text:line-break/>ialescat et' diu male coloratus permaneat pulsusque par-<text:line-break/>vus fiat somnumque legniter capiat et comatulus sit aut<text:line-break/>aliquid aliud ejusmodi patiatur; id omne tempus sufpe-<text:line-break/>clum maxime, etsi'moderatum suerit; esse debet. At circa<text:line-break/>vigorem li dejectum aegrotum delirantem aut anxium vi-</text:p>
      <text:p text:style-name="P55"><text:span text:style-name="T14">deris febrisque vehementiam minime ferentem plurimum-<text:line-break/>que. exaestuantem et vertiginosum .capite dolentem nausea-<text:line-break/>bundum aut tali aliquo vexatum affectu, suspectum id tem-<text:line-break/>pus tibi esse maxime oportet quamvis accessionis princi-<text:line-break/>pium et vigor sint mediocria. Verum circa vigoris re-<text:line-break/>missionem si animi defectiones et sudores inaequales aut<text:line-break/>frigidos circa caput aut pectus afferat et pulsus imbecilles -<text:line-break/>ac parvos efficiat aut alia hisce similia, hoc maxime tem-<text:line-break/>pus debet esse suspectum. Atque si hoc definitum fuerit<text:line-break/>mortis diem dicere iron erit amplius difficile. Nam se-<text:line-break/>cunda die si contingat accessionem' vehementiorem esse<text:line-break/>prima, tertia vel quiuta, mortem sexta die suturum in-<text:line-break/>dicabit.</text:span></text:p>
      <text:h text:style-name="Heading_20_2" text:outline-level="2"><text:span text:style-name="T51">Cap. II.</text:span></text:h>
      <text:p text:style-name="P243"><text:span text:style-name="T14">Ex quinque aut propter convenientis ma-<text:line-break/>teriae additionem aut propter motum vel propter estri-<text:line-break/>ctionem vel propter putredinem aut propter viciniam al-<text:line-break/>terius calidi. • Atque ob additionem quidem, ut quum ei<text:line-break/>quod *emper-mentum nactum est calidum ,'veluti piper.</text:span></text:p>
      <text:p text:style-name="P55"><text:span text:style-name="T14">sinapi, allium et his similia oblata fuerint et horum qua-<text:line-break/>litas in cor distributa calorem in eo nativum inflammabit<text:line-break/>et febrem accendet. Propter motum autem dupliciter, is<text:line-break/>enim veI animi ve! corporis est; animi quidem ut in ira<text:line-break/>et sollicitudine; corporis autem ut in immodico labore.<text:line-break/>Propter adstrictionem autem quum ob lentorem aut crassi-<text:line-break/>tiem quandam inaruerint et obstructi fuerint insensibiles<text:line-break/>corporis meatus aut extrema vasurum vel lu difflatione<text:line-break/>ejus quod est in profundo, febris est accensa. Ob putre-<text:line-break/>dluetn ut qqum subjecta, redundansque materia, in pro-<text:line-break/>fundo putruerit atque in cor distributa febrem accenderit.<text:line-break/>Propter viciniam autem alterius calidi, veluti quum in </text:span><text:span text:style-name="T20">fa-<text:line-break/>lis</text:span><text:span text:style-name="T14"> ardore caput exaestua 'em maximeque plexus retisor—<text:line-break/>mis atque per arterias calor in cor distributus febrem<text:line-break/>incenderit.</text:span></text:p>
      <text:h text:style-name="Heading_20_2" text:outline-level="2">Cap. <text:span text:style-name="T68">II</text:span>I.</text:h>
      <text:p text:style-name="P41">Invadentis febris signa funt oscitationes,<text:line-break/>horrores , pandiculationes sive animi concitationes, nau-;<text:line-break/>feae, delationes in fomnum, tussicuia fubnspera, extremo-</text:p>
      <text:p text:style-name="P55"><text:span text:style-name="T14">xum persrigerationes atque haec fuut extrinfeca signa. A<text:line-break/>pulsibus autem ex parvitate et inaequalitate cognoscitur<text:line-break/>quod reliquum est. Ac in accessione quidem ipsius pulsus<text:line-break/>systole magis urget cum inaequalitate quadam ac parvitate ;<text:line-break/>at in ipso'incremento fere sunt pessimi aucta diastole ad<text:line-break/>perfectum usque’vigorem, dalore autem intenso primum<text:line-break/>magnitudo augetur, deinde et celeritas assumitur. Nam<text:line-break/>qunrn sufficienter febris accensa fuerit magnos simul es<text:line-break/>celeres pulsus efficit;-sin autem impensius etiam -crebros<text:line-break/>quo nempe modo ante febres fiunt oscitationes? ' Oscitant<text:line-break/>ante febres aegri ob concussionem et vim ipsos intenden-<text:line-break/>tem; Nam quemadmodum sx lebetibus vapor multus at-<text:line-break/>tollitur, fervente in ipsis aqua, ita etiam et ex iis quae<text:line-break/>sunt intra corpus vapor emissus intendit et concutit ac<text:line-break/>evertit corporis musculos; solent namque nervi tepefacti<text:line-break/>desidere atque ita fiunt oscitationes.</text:span></text:p>
      <text:h text:style-name="Heading_20_2" text:outline-level="2">Cap. IV.</text:h>
      <text:p text:style-name="P41">Quando venae implentur et lutumefcunt</text:p>
      <text:p text:style-name="P55"><text:span text:style-name="T14">a flatious intersectae capitis dolores inferunt, ni ac ten-<text:line-break/>sione flatuum intus immLTorurn. Febrem vero per sudo-<text:line-break/>res iri solutum cognoscemus ex eo qnod morbus maxime<text:line-break/>sit accensus, quemadmodum qui caussis appellatur. Bilio-<text:line-break/>sus namque morbus is est qui quando movendu: est vehe- .<text:line-break/>menter rigorem efficit; ac proinde si fuppressa fuerit al-<text:line-break/>vus urinave, proxima quum fuerit crisis, rigor erit exspe-<text:line-break/>ctandus, v sin utriusque facta fuerit suppressio neque adsit<text:line-break/>vomitus, aut fluxus sanguinis, sudor necessario futurus est<text:line-break/>plurimus magtsque quum aegri prociderint augescente ac-<text:line-break/>cessione atque ea ale causa facti fuerint calidiores aut<text:line-break/>quispiam calidus </text:span><text:span text:style-name="T20">e</text:span><text:span text:style-name="T14"> corpore halitus exspiret qualis antea<text:line-break/>non fuerit in recenter lavatis. Pulsus, magni alti et cele-<text:line-break/>res atque in diastolen magis properantes, ac veluti undosi,<text:line-break/>quum arteriae tunica mollis appareat et humida, .totius<text:line-break/>vero corporis pruriens fuperficies ac mollis et quibusdam</text:span></text:p>
      <text:p text:style-name="P55"><text:span text:style-name="T14">horis rubescens; atque haec in accessione critica contin-<text:line-break/>gunt praeeunte coctione, ac i’e critico bono salubrium<text:line-break/>ac morbos solventium sudorum signa comparebunt; mani-<text:line-break/>festum vero est calidum esse moderate debere sudorem qui<text:line-break/>morbum suluturus 'est, ac per omne corpus diffusum et<text:line-break/>juxta rationem levantem alacrioremque hominem redden-<text:line-break/>tem. At frigidi fudores cum acuta febre erumpentes mor-<text:line-break/>tem; cum mitiore vero morbi longitudinem significanti<text:line-break/>Sudqres febricitantium boni si incipiant, tertio die, quinto<text:line-break/>et feptimo et nono et undecimo et quartodecimo et </text:span><text:span text:style-name="T20">vi-<text:line-break/></text:span><text:span text:style-name="T14">gesimofeptimo et trioesimoquarto.; hi namque sudores mor-<text:line-break/>bos judicant; qui vero ejusmodi non fuerint, dolorem<text:line-break/>significant morbi longitudinem et recidivam; qua autem in<text:line-break/>parte corporis suerit sudor, in ea, tn orbum esse dicito; et<text:line-break/>qua in parte corporis fuerit frigus aut calor, in ea mor-<text:line-break/>bus, et quum in toto corpore mutatio, ac si corpus refri- -s<text:line-break/>geretur, ac statim incalescat aut color ex alio alius gene-<text:line-break/>retur, morbi longitudinem significa.. Sudor erumpens ex</text:span></text:p>
      <text:p text:style-name="P55"><text:span text:style-name="T14">tomno sine causa manifesta cibo corpus uti copiosiore figni-<text:line-break/>ficat; si vero cibum non assumenti id contingat, vacua-<text:line-break/>tione indigere corpora sigt um esu Febricitanti sudor su-<text:line-break/>perveniens nec solvens febrem malum. Prorogatur enim<text:line-break/>morbus et copiosiorem significat humorem. -</text:span></text:p>
      <text:h text:style-name="P2" text:outline-level="1"><text:bookmark-start text:name="bookmark40"/>GALENI DE VENAE SECTIONE.<text:bookmark-end text:name="bookmark40"/></text:h>
      <text:p text:style-name="P56"><text:span text:style-name="T14">In omni die et noctis hora urgente necessitate ve-<text:line-break/>nam secabis, modo refpicias in- febrientibus quidem acces-<text:line-break/>sionis remissionem; in iis vero quibus aut ob ophthalmiarn<text:line-break/>aut quid aliud simile, sine febre opus est venae sectione<text:line-break/>magnitudinem doloris aut inflammationis observa: qua<text:line-break/>enim hora mitigatum dolorem inspexeris venam secabis;<text:line-break/></text:span><text:span text:style-name="T20">re</text:span><text:span text:style-name="T14"> nulla urgente satius est mane venam secare, neque sta-<text:line-break/>titn atque a somno fuerint excitati, verum circiter horam<text:line-break/>unam antea vigilantibus. Ac prius abluere aliquos prae-<text:line-break/>stiterit et alios prius ambulare. In quibus vero praecautio-<text:line-break/>nis ergo venam fecarnus, etiam postquam aliquid operis</text:span></text:p>
      <text:p text:style-name="P55"><text:span text:style-name="T14">ioliti praestiterint, venam secare licet. Magnitudo vero<text:line-break/>morbi et robur facultatis primi sunt venae secandae scopi;<text:line-break/>considerare igitur deinceps, oportet,- quale sit hominis na-<text:line-break/>turale temperamentum, </text:span><text:span text:style-name="T44">f</text:span><text:span text:style-name="T20">ae</text:span><text:span text:style-name="T14"> atras quidem venas habentes<text:line-break/>et mediocriter tenues, neque albas-, neque molles earnes,<text:line-break/>tutius vacuabis; his </text:span><text:span text:style-name="T20">vero contrarios,</text:span><text:span text:style-name="T14"> parcius; fanguinem<text:line-break/>enim habent paucum et carnem quae saeile perspiret. Hac<text:line-break/>igitur, ratione neque pueris venam secabis usque: ad leci-<text:line-break/>mumquartum'annum aetatis. In. maximis vero inflamma-<text:line-break/>tionibus vehementissimisnue doloribus nullum noni prae-<text:line-break/>stantius auxilium, quam ad animi deliquium usque </text:span><text:span text:style-name="T20">va-<text:line-break/>cuare.</text:span><text:span text:style-name="T14"> In ipsa igitur purgatione diligen*er: advertendum<text:line-break/>qualis sit pulsus elevatio, sitiente adhuc (anguine, quem-<text:line-break/>admodum et in aliis venae sectionibus; deinde quid agere<text:line-break/>sxpediat, ne nos lateat,, quando ex animi deliquio ruor-<text:line-break/>tem invehamus. Sin autem verna fuerit tempestas et re-<text:line-break/>gio natura temperata et pueri natura Cummoda, sanguinem<text:line-break/>detrahes ac magis quum imminent pericula, aut i ustam-</text:span></text:p>
      <text:p text:style-name="P55"><text:span text:style-name="T14">mationis pulmonis aut anginae aut pleuritidis aut cujus-<text:line-break/>piam alterius acuti ac vehementis morbi, venam secare<text:line-break/>oportet, ut dictum est, prout pulsus- ratio" feret; ad omne,<text:line-break/>enim membrum percussum advertes neu annorum folo nu-<text:line-break/>mero; fed corporis habitu. In frigidis autem tempestati-<text:line-break/>bus, larga vacuat io vitanda est ob sequentem refrigeratio-<text:line-break/>nem. Haud fieri potest "ut cuiusque hominis vacuandi<text:line-break/>modus-scriptis definiatur, novi enim </text:span><text:span text:style-name="T20">ia</text:span><text:span text:style-name="T14"> quibusdam fan-<text:line-break/>guinis detractas fex libras, febri 'statim restinguendae fuisse<text:line-break/>fatis ; neque ullam - confeqnutam facultatis dissolutionem ;<text:line-break/>in quibusdam vero- selibram fuisse sine noxa detractam,<text:line-break/>in quibus si quis duas detraxisset, maxime nocuisset. Novi<text:line-break/>et hoc, quod si una detracta fuisset aut etiam minus pro-<text:line-break/>-fuisset; propter revulsionem. Qui namque secundum re-<text:line-break/>ctitudinem venas secaret aegrotantis, confestim manifestam<text:line-break/>utilitatem vidisset. Si quispiam ejus qui a medio primus<text:line-break/>est, digiti venam fecet, nonnulli vero mediam inter </text:span><text:span text:style-name="T20">me-<text:line-break/>diam</text:span><text:span text:style-name="T14"> et eum qui a medio primus est, digitum, venam fe-</text:span></text:p>
      <text:p text:style-name="P55"><text:span text:style-name="T14">fecant, sinentes effluere sanguinem; quoad; fponte substite-<text:line-break/>xit, lienem adjutum fuisse,,palet cubiti venam secantes<text:line-break/>interiorem. Lieni enim male affecto abunde prodest va-<text:line-break/>cuatio sanguinis ex manu sinistra’, atqne .adeo in,pleuri-<text:line-break/>ticis vena e directu laterni affecti secta manifestissimam<text:line-break/>saepius exhibuit utilitatem; , at rex opposita, manu aut<text:line-break/>prorsus ooscuram aut tardiorem. .fungentibus doloribus<text:line-break/>oculorum, sive humeralis appellata vena aut quae ab ea<text:line-break/>prcpagatur in cubitum fecta. In latere'dolente vel pul-<text:line-break/>rnone vel diaphragmate ve! splene aut hepate aut ventre<text:line-break/>secta quae ab axilla in cubiti, articulum deducitur. Se-<text:line-break/>care vero maxime oportet eam quae- in flexum articnla-<text:line-break/>tionis propagatur, quem (citis humerali vena dissifa suoire.<text:line-break/>Tres enim hi funt modi venae sectionis,in. cubito, scilicet<text:line-break/>quae extra et quae intra et quae lu medio. Interna au-<text:line-break/>tem prodest partibus quae sunt infra collum affectis; ex-<text:line-break/>terna vero iis quae circa faciem aut circa caput. At<text:line-break/>medius locus quandoque habet utrasque didnctat venas,</text:span></text:p>
      <text:p text:style-name="P55"><text:span text:style-name="T14">ad partes manus anteriores protensas,: mox et illic, con-<text:line-break/>junctas; quandoque scfe celeriter invicem subeuntes luflexu<text:line-break/>ipsius articulationis; quando igitur propria partis affectae<text:line-break/>vena non comparet, . ad'aliquam .e’" mediis veniendum<text:line-break/>earnque ut sedetur-incendium potius secare oportet, quae<text:line-break/>sit quasi propriae ramus.; 'Aliquando autem et infra ipsius<text:line-break/>cubiti dearticulationem illae, quae circa radium sunt,<text:line-break/>quas secare nihil • prohibet non apparentibus iis quae iq<text:line-break/>cubito. Ut autem dicta omnia membra, sectis in cubitu<text:line-break/>venis juvantur - ita et in iis quae infra has funt fe res<text:line-break/>habet, ut in poplitibus et malleolis; sunt autem et eorum<text:line-break/>quae dicta sunt quaedern quae inter coxendicem et vesi-<text:line-break/>cam et vulvam et renes ambigunt-, ldeo et Gectionibus<text:line-break/>venarum in cubito nonnunquam ceount, quum recens fue-<text:line-break/>rit inflammatio aut sanguinis exsuperantia. Sin autem is<text:line-break/>fuerit-affectus quem proprie nepbritim appellamus, popli-<text:line-break/>tis venam oportet siecare et eas quae Iunt in malleolis.<text:line-break/>Quae vero in .vulva fiunt inflammationes venarum quae</text:span></text:p>
      <text:p text:style-name="P13">in cruribus sectione non par&amp;m juvantur; vacnationibus<text:line-break/>enim quae 'e cubitis;-si quidaliud-infeftom frigus maxime<text:line-break/>vitandum e££d tres aut quat^tiiij dies cibus mediocris ef-<text:line-break/>ferendus. Quum ‘olim gravis pestilentia Asicm'invasisset a<text:line-break/>qua multi moriebantur; tum ego siecdndo morbi die nulla<text:line-break/>facta remissione, crus scalpenda ad binas libras'vacuatio-<text:line-break/>nem fieri permisi, atque’hac ratione periculum ' effugi.<text:line-break/>Multi quoque alii hoece auxilio quum usi fuissent, fuere<text:line-break/>servati ac maxime qui larga manu fauguluem eduxerunt;<text:line-break/>Insuper etia.n-et mediocres capitis, dolores - et faucium<text:line-break/>solvit inflammationes, diuturniora autem hoium lympto-<text:line-break/>matum distblvuntur fectionibus et-scarificationibus’. Atque<text:line-break/>certe nihil est, quod tantum possit ad perducendos ad<text:line-break/>naturalem habitum eos qui a morbis difficile resurgunt,<text:line-break/>quam eae quae per scarificationes fiunt, sanguinis vacua-<text:line-break/>tiones. Inter indicem vero et pollicem secta vena atque<text:line-break/>fluens fanguis quoad sponte substiterit, diuturnum dolo-<text:line-break/>rem, maxime si illi parti insederit fanat, ln his vero</text:p>
      <text:p text:style-name="P55"><text:span text:style-name="T14">qui purgantur et plus quam par est vacuantur et refri-<text:line-break/>gerantur et relolvuntur. et convelluntur, vacuationem </text:span><text:span text:style-name="T20">fe-<text:line-break/></text:span><text:span text:style-name="T14">dare oportet et aquam tepidam offerentes ad vomitum<text:line-break/>provocabimus; melius vero fuerit manus et pedes oleo<text:line-break/>calido illinere; sedaretur nihilo minus somno et balneo. .<text:line-break/>Iis vero qui haud fatis purgati sunt, non lavari conve-<text:line-break/>nit; nam, noctu purgantur; hi parcius cibandi sunt, .-lis<text:line-break/>autem qui tuto purga i sunt, ova et alicam et. sorbitiones<text:line-break/>et vinum dulce licet exhibere, quo intestinum ad purga<text:line-break/>tionem moveatur per clylinum ; conveniet etiam postridie<text:line-break/>lac bibere, cum hircino aut taurino adipe aut dulci vino,<text:line-break/>sic enim confluentes colliquationes proluens, absolutam<text:line-break/>efficies purgationem.</text:span></text:p>
      <text:p text:style-name="P43">EX PAULO.</text:p>
      <text:p text:style-name="P251"><text:bookmark-start text:name="bookmark42"/>De adhibenda cautione in sanguinis detractione,<text:bookmark-end text:name="bookmark42"/></text:p>
      <text:p text:style-name="P12">Qui venam sucturus est advertere deoet ne stercoris<text:line-break/>multum in intestinis coerceatur. Hoc autem molli clysmate</text:p>
      <text:p text:style-name="P55"><text:span text:style-name="T14">vacnamns</text:span><text:span text:style-name="T24">, </text:span><text:span text:style-name="T14">ne venae ab intestinis putridam'quandam er.-<text:line-break/>crementorum substantiam eliciant. Ex praesenti </text:span><text:span text:style-name="T20">agitur<text:line-break/></text:span><text:span text:style-name="T14">morbo,. quibus sanguinis detractio convenit, quovis tem-<text:line-break/>pore venam secabimus. Vigorem et permanentiam in </text:span><text:span text:style-name="T20">fe-<text:line-break/>bribus,</text:span><text:span text:style-name="T14"> particularem accessionem observantes. Sin autem<text:line-break/>continua febris suerit, omnino-matutinum tempus accom-<text:line-break/>modatius, qui vero quum nondum morbus adest, sed ad<text:line-break/>praecautionem, sanguinis vacuationem requirunt, his ver<text:line-break/>est commodum. In aetatibus vero usque ad decimumquar-<text:line-break/>tum annum vacuatio molienda. Quemadmodum et infra<text:line-break/>sexaginta annos, "nisi nos quaedam efflag'ians urgeat ne-<text:line-break/>lessitas. Atque universirn omnes qui imbecillam habent<text:line-break/>facultatem sunt observandi; atque eas quae sub lingua<text:line-break/>sunt venas ut in anginae affectu secamus oblique adstri-<text:line-break/>ctionem observantes; quidam vero et quae in angulis funt,<text:line-break/>obscuras venas in diuturnis capitis et oculorum doloribus<text:line-break/>dissecant similiter. Ih pede vero quemadmodum in ischia-</text:span></text:p>
      <text:p text:style-name="P13">dicis vel ob anum supra interiorem malleolum secant ad<text:line-break/>securitatem,</text:p>
      <text:p text:style-name="P182"><text:span text:style-name="T14">-t’<text:tab/>-<text:tab/>’ '*•-*<text:tab/>* '</text:span></text:p>
      <text:p text:style-name="P56"><text:span text:style-name="T14">' EXHIPPOCstATE.</text:span></text:p>
      <text:p text:style-name="P56"><text:span text:style-name="T14">ln morbis autem acutis venam secabis, si morhue<text:line-break/>gravis appareat et florentem aetatem egerint aegrotantes,<text:line-break/>eisque robnr adsit. Sin igitur angina suerit, delige pnr-<text:line-break/>gationem vel si quis alius pleuriticorum affectus. Sin<text:line-break/>autem imbecilliores appareant,., ac si sanguinis plurimum<text:line-break/>detraxeris, clystere alvus tertio quoque die proluenda,<text:line-break/>donec in tuto collocatus suerit aeger, atque inedia </text:span><text:span text:style-name="T20">uta-<text:line-break/>tur.</text:span><text:span text:style-name="T14"> Vena </text:span><text:span text:style-name="T20">igitur, interior dextri</text:span><text:span text:style-name="T14"> brachii secanda et san-<text:line-break/>guis ex habitu et aetate , deducta ratione liberalius aut<text:line-break/>parcius detrahendus. Istorum pluribus talia contingunt,<text:line-break/>faciei rubores, oculorum strabysuri, manuum diductiones,<text:line-break/>dentium stridores, pulsus, maxillarum contractiones, extre-<text:line-break/>morum persrigerationes; spirituum interceptiones peri ve-</text:span></text:p>
      <text:p text:style-name="P13">nas. Statim in principiis fecauda vena, subliir. existente<text:line-break/>laborantium omnium refpiratione et fluxione, adferen-'<text:line-break/>dam enim opem id accommodatius..</text:p>
      <text:h text:style-name="P2" text:outline-level="1"><text:bookmark-start text:name="bookmark44"/>GALENI PROGNOSTICA DE DE-<text:line-break/>CUBITU EX MATHEMATICA<text:line-break/>SCIENTIA.<text:bookmark-end text:name="bookmark44"/></text:h>
      <text:h text:style-name="Heading_20_2" text:outline-level="2">Cap. I.</text:h>
      <text:p text:style-name="Text_20_body"/>
      <text:p text:style-name="P39">Ad probandum quidem essentialem esse<text:line-break/>mathematicam fcientiam vel ipsa Stoicorum philosopho-<text:line-break/>rum virorum auctoritas sufficiebat, qui tum libros elabo-<text:line-break/>rarunt tum vitam qualis sit ostenderunt. Nihilo minus<text:line-break/>tamen, quoniam etiam praeiens sermo nobis est de illis,<text:line-break/>quae ars medica pollicetur, necessarium est eorum testimo-<text:line-break/>nia afferre, qui in ea fuere probatissimi, ut notum fiat</text:p>
      <text:p text:style-name="P183"><text:span text:style-name="T14">\<text:tab/></text:span><text:span text:style-name="T26">ὲ</text:span><text:span text:style-name="T18">" </text:span><text:span text:style-name="T39">v</text:span><text:span text:style-name="T14"><text:tab/>'<text:tab/>• A </text:span><text:span text:style-name="T39">r</text:span><text:span text:style-name="T14">,</text:span></text:p>
      <text:p text:style-name="P56"><text:span text:style-name="T14">cunctis ipsos etiam medicos quos adfciscere sibi oportuit<text:line-break/>praevisivam, suae artis partem, si quidem non omnes, ple-<text:line-break/>rosque tamen mathematicae scientiae illam tulisse acce-<text:line-break/>ptam. Hippocrates igitur et vetustate admodum notus et<text:line-break/>scientia admirandus , inquit,&lt; </text:span><text:span text:style-name="T20">quicunque exercentes medici-<text:line-break/>nam phystognomoniae sunt expertes ,, horum mens in te-<text:line-break/>nebras devoluta torpida senescit.</text:span><text:span text:style-name="T14"> Non solum dixit haud<text:line-break/>recte facturos verum- etiam erraturos} nam dixit per te-<text:line-break/>nebras vagari mentem illorum, qui physiognomonis usi<text:line-break/>non fuerint. At pbysiognomonica pars astrologiae est pars<text:line-break/>maxima. Qui igitur aliquam laudavit partem multo ma-<text:line-break/>gis celebret ipsum totum. Diocles vero Carystius medi-<text:line-break/>cus et rhetor, non solum asserit ipse, ut tu quoque nosti,<text:line-break/>sed et veteres insuper testatur ab illuminatione et cursu<text:line-break/>lunae morborum prognostica solitos esse conficere. Quando<text:line-break/>igitur tanti ae tales tum dignitate tum scientia viri non<text:line-break/>tantum ejus quae in medicina habetur, praecognitionis<text:line-break/>haeredes sed etiam facti fuarum lecturum auctores hanc</text:span></text:p>
      <text:p text:style-name="P13">admittunty quo pacto homines qui hanc quasi per manus<text:line-break/>acceperunt fructumque ex alienis laboribus capiunt quid-<text:line-break/>quam de bis addubitabuntsc Quocirca tu quoque, Aphro-<text:line-break/>disi carissime, si accurate decubitus elaboraveris modum<text:line-break/>et praedictos viros fueris sectatus, e pulcherrima tuae ar-<text:line-break/>tis parte capies fructum praecognoscendo, ac praedicendo<text:line-break/>quae sint aegrotantibus eventura. , Hluc vero tractationem<text:line-break/>inchoemus-</text:p>
      <text:h text:style-name="Heading_20_2" text:outline-level="2">Cap. II.</text:h>
      <text:p text:style-name="P41">Ante omnia lunam considerare oportet,<text:line-break/>num ea moveatur addendo an demendo numeris, non lu-<text:line-break/>minibus, ficuti decepti sunt quidam. Si ergo nbi quis de-<text:line-break/>cubuerit, luna in aliquo duodecim zodiacum co astituentium<text:line-break/>signorum incipiat propriae magnitudini addendo et pro-<text:line-break/>priis numeris moveri progrediens ad aequipartium; .est<text:line-break/>autem aequipartium idem quod diameter, maximam faciet<text:line-break/>epifemafiam. Maxime vero si etiam conjunctionalis fue-<text:line-break/>rit, ubi scilicet conjunctione soluta tendit in plenilunium<text:line-break/>et feratur in cursus quantitatem majorem fub centesimum</text:p>
      <text:p text:style-name="P55"><text:span text:style-name="T14">et octogesimum gradum interficit; Si vero ubi quis de-<text:line-break/>cubuerit, luna demendo moveatur morbus usque ad oppo-<text:line-break/>situm faciet commotionem; </text:span><text:span text:style-name="T20">post appositum vero,</text:span><text:span text:style-name="T14"> morbum<text:line-break/>in magis salubre convertit. Adverte' autem animum ad<text:line-break/>motus testimoniaque stellarum. Si enim ubi quis decu-<text:line-break/>buerit luna in majus .moveatur, Marti </text:span><text:span text:style-name="T20">sulique</text:span><text:span text:style-name="T14"> configurata<text:line-break/>augebit morbum et periculosum reddet. Si vero lumini-<text:line-break/>bus numerisque augeatur circa Martem, oppositum pericu-<text:line-break/>lurn proculdubio afferet. Si vero phaetonti Jovi quocun-<text:line-break/>que modo fuerit configurata, morbos sine periculo faciet:<text:line-break/>vel in quadrato facta commotione incolumes reddet ad<text:line-break/>oppositum. Si vero phlegethonti Saturno configuretur<text:line-break/>numeris demens, circa nonagesimum gradum instabiles red-<text:line-break/>dit ac periculosos. Quod si conjunctione foluta ad mi-<text:line-break/>nora feratur, circa centesimum et octogesimum gradum<text:line-break/>absque ullo dubio interimet. Si vero soli vel Marti in<text:line-break/>decubitu configuretur, numeris demens vel etiam lumine<text:line-break/>deficiens, minuetur morbus ad gradum nonagesimum et</text:span></text:p>
      <text:p text:style-name="P13">lacta commotione ad sanitatem convertetur. Quod si con-<text:line-break/>junctionem solverit et adhuc minuatur, circa centesimum<text:line-break/>et octogesimum-- gradum incolumitati restituet. . Verum<text:line-break/>assumere reliquas etiam stellas oportebit per singula signa<text:line-break/>quo pacto fer habent, illinc etenim duodecim signa luna<text:line-break/>permeante causae morborum cognofcuntur. Ante omnia<text:line-break/>autem scire oportet si quisnegligenter fe in calculis ges-<text:line-break/>serit, aihil ei fecundum verum esse- successurum; si vero<text:line-break/>non succedat, in ipso non in re causam erroris merito fu-'<text:line-break/>turam. Numeri autem non sucus ac in ipsa nativitate<text:line-break/>disquirantur ex hisce enim veritas certa cognoscetur.</text:p>
      <text:h text:style-name="Heading_20_2" text:outline-level="2">Cap. III.</text:h>
      <text:p text:style-name="P41">Si factus fuerit decubitus quando luna<text:line-break/>est in ariete et Marti vel soli configuratur, morbus a<text:line-break/>capite erit a solis aestu atque meninges dolebunt et erunt<text:line-break/>continuae febres et vigiliae et ardor et sitis et aspera<text:line-break/>lingua et thoracis incendium vel hepatis dolor et pulsus<text:line-break/>elati ac inordinati. His utile fuerit sanguinem educere et</text:p>
      <text:p text:style-name="P13">adhibere omnia, quae frigesacere queant et mitigare, nam<text:line-break/>erit delirium atque phrenitis. Quod si nulla benefica lu-,'<text:line-break/>nae complicetur habeatque Saturnus eandem figuram us-<text:line-break/>que ad diem septimum interibit in primo quadrato et<text:line-break/>maxime si luna numeris vel lumine augeatur. Si autem<text:line-break/>factus decubitus fuerit ubi luna est in ariete et aIiqaa<text:line-break/>maleficarum ex opposito vel quadrato ei configuratur vel<text:line-break/>cum ipfa apparet, stellam ipsam videre oportebit quaenam<text:line-break/>sit. Ac si quidem fuerit Saturnus, causae in capite funt,<text:line-break/>lethargus fine sensu alto somno oppressi, infrigidat!, ad-<text:line-break/>huc autem inaequales nunc quidem remisso morbo nunc<text:line-break/>vero intenso. Quod ‘si illa quoque' luminibus vel numeris<text:line-break/>vel utrisque demat, ut tibi antea dixi, ad dictum gradum<text:line-break/>nonagesimum maximam habebit commotionem. Sed et<text:line-break/>reliquas quoque adjunge. Nam si Jupiter vel fol aliqua<text:line-break/>annuerit-configuratione; in summum veniet discrimen, at<text:line-break/>oppositum praetergressus fervabitur. Si autem solus Mer-<text:line-break/>curius propositae constitutioni configuretur, absque dubio</text:p>
      <text:p text:style-name="P13">morietur. Et si igneus quoque Mars propositae figurae<text:line-break/>configuretur, redemptores tu potius existimabis. Quare<text:line-break/>oportebit te omni prudentia uti scientem hujusce stellae<text:line-break/>frigidiores esse affectus atque rheumaticos. Si vero luna<text:line-break/>configuretur Marti vel soli numeris addens vel etiam lu-<text:line-break/>mini inducet ea in capite affectus alienationes mentis,<text:line-break/>phrenitides, dolores, inflammationes, incendia, cruentatio-<text:line-break/>nes. Oportet igitur in cunctis uti illis, quae frigefacere<text:line-break/>valeant et discutere atque hisce quidem maxime circa<text:line-break/>quadratum ; nam post tertium diem augeri incipit morbi<text:line-break/>magnitudo, affectus •vero periculosi erunt et acutissimi us-<text:line-break/>que ad oppositum. Si autem Mercurius propositae figurae<text:line-break/>configuretur, periclitatus servabitur; namque hic consentit<text:line-break/>cum Marte, e contra vero a Saturno dissentit. Si vero<text:line-break/>ubi factus fuerit decubitus, Jovi vel Mercurio et Veneri<text:line-break/>vel etiam alteri ipsorum tantum luna configuretur, mor-<text:line-break/>bos quidem facit inaequales et in diversos affectus devol-,<text:line-break/>vuntur, fed omnino fervantur. Te ergo oportet diaetis</text:p>
      <text:p text:style-name="P13">adhibere animum et gestationibus et deambulationibus et<text:line-break/>balneis et vino exhibendo: qui enim Saturno configurante<text:line-break/>decubuere et balnea cupient et quietem et lectum cibum-<text:line-break/>que multum et calentem potum. Qui autem Marte po-<text:line-break/>tum frigentem, motum, vinum, ventos. Oportet ergo te<text:line-break/>a proprio juxta quamlibet stellam desiderio haud quaquam<text:line-break/>retrahere; quaelibet enim stella quibus rebus delectatur<text:line-break/>et optat, his etiam juvat. Ut enim mihi videtur, optime<text:line-break/>Aphrodisi, ne putato hujuscemodi curationes medicae ra-<text:line-break/>tioni adversari. Ego enim qui cognitas habeo stellarum '<text:line-break/>naturas effatus sum tibi quibus rebus quaelibet delecte-<text:line-break/>tur, ut in cunctis labi non possis.</text:p>
      <text:h text:style-name="Heading_20_2" text:outline-level="2">Cap. IV.</text:h>
      <text:p text:style-name="P41">Si quis vero decubuerit quando luna est<text:line-break/>in tauro et Saturnus in ejus est quadrato vel opposito<text:line-break/>vel cum ipsa tina praesertim ubi ea et lumini et numeris<text:line-break/>demit, morbus etiam in principio a crapula erit et fer-<text:line-break/>culis et plenitudine; et erunt febres adstriotae et hypo-<text:line-break/>chondriorum dolor et labor articulorum et pullus elati ac</text:p>
      <text:p text:style-name="P13">inordinati et totius corporis inflammatio et in pulmone<text:line-break/>ac latere sinistro sensus gravitatis. Hos juvat fanguinis<text:line-break/>detractio eaque omnia quae valent habitum demoliri. Si<text:line-break/>igitur beneficae usque ad oppositum non complicentur,<text:line-break/>procul dubio morietur. Quod si etiam Mars eandem figu-<text:line-break/>ram aut oppositum retineat, in primo quadrato interibit.<text:line-break/>At si beneficae adsint lunamque adfpiciant, periclitatus ser-<text:line-break/>vabitur. Si vero quis decubuerit quando luna est in<text:line-break/>Tauro, praecipue ubi dies est, Mars autem ciim ea est si-<text:line-break/>mul vel in ejus opposito aut quadrato morbus erit ex ple-<text:line-break/>nitudine sanguinis et adstrictio et incendium et dolor colli<text:line-break/>ossiumque immodicae vigiliae et magnum vini desiderium<text:line-break/>et frigidae. His ergo sanguinis detractio conducit et om-<text:line-break/>nia quae relaxant. Quod si Saturnus eandem cum luna<text:line-break/>obtineat figuram nullaque benefica complicetur, nonum<text:line-break/>diem non superabit; si autem beneficae praesentes adsint<text:line-break/>vel configurentur, periclitatus usque ad vigesimum diem</text:p>
      <text:p text:style-name="P13">servabitur. Si vero quis decubuerit quando luna est in<text:line-break/>tauro, ac juxta propositam constitutionem et lumina et<text:line-break/>numeros imminuit, ipsi vero Saturnus quomodocunque<text:line-break/>configuratur, praesertim si Venus una comprehendatur, af-<text:line-break/>fectus juxta sane signi, proprietatem in ipsis initiis tarde<text:line-break/>movebuntur et aegre innotescent, veluti si non adsit mor-<text:line-break/>busi- et corporibus imbecilli et interrupti loquelis et sto-<text:line-break/>macho nihil appetentes et calefactiones quae sunt in pro-<text:line-break/>fundo ostendentes et articulis dolentes et toto corpore<text:line-break/>resoluti. Haec autem ego tibi signa totius x odi aci propono,<text:line-break/>ut si quod ex illis appareat, facile videas quid de infir-<text:line-break/>mis sit pronunciandmn. Natura enim ipse zodiacus quum<text:line-break/>habeat significationes aquarum inducit et terra et mari<text:line-break/>tempestates et excitat diversorum turbationes ventorum.<text:line-break/>Quare te. capitis curam gerere oportet; hoc enim ostendet<text:line-break/>tibi principii fixam morbi causam; unde et nervosum omne<text:line-break/>compatietur et noxae stomachi consequentur pulsusque<text:line-break/>abditi et formicantes praecipue per diem. Quamobrem</text:p>
      <text:p text:style-name="P55"><text:span text:style-name="T14">nutrire quidem oportet, non autem vereri olo pusillanimi-<text:line-break/>tatem et detractiones sanguinis et ventris fubductionem<text:line-break/>omniaq.ue quae evacuant, ut quae magnam admodum de-<text:line-break/>bilitatem inducant; a quadrato autem usque ad oppositum<text:line-break/>diligentius servare. Si enim conjunctione soluta significa-<text:line-break/>tiones mutabit in melius, morbus in opposito dissolvetur;<text:line-break/>ac si conjunctione soluta in deterius significationes faciet,<text:line-break/>praesertim si nulla benefica in decubitu fuerit complicata,<text:line-break/>oppositum non praetergredietur. Si vero quis decubuerit<text:line-break/>quando'luna est in tauro et Marti vel soli configuratur,<text:line-break/>praefertim si plena sit vel gibba utrinque numeris auge-<text:line-break/>scens in collo et hypochondriis erunt causae ex plenitu-<text:line-break/>dine et febres ardentes ac constrictae et in lingua asperi-<text:line-break/>tas et oris amaror; ipsi vero oculis torve intuentes </text:span><text:span text:style-name="T20">fa-<text:line-break/>ciesque</text:span><text:span text:style-name="T14"> prorsus minabunda ac verbis temerarii et </text:span><text:span text:style-name="T20">fre-<text:line-break/>quentius</text:span><text:span text:style-name="T14"> in domesticos amarulenti insultant et Iunt siti-</text:span></text:p>
      <text:p text:style-name="P55"><text:span text:style-name="T14">culosi. Oportet itaque, ventris curam gerere ne sit ad-<text:line-break/>strictus, atque in pritnis sanguinis detractionibus uti neque<text:line-break/></text:span><text:span text:style-name="T20">a</text:span><text:span text:style-name="T14"> desiderio frigidi potus admodum retrahere , pam morbi<text:line-break/>a principio usque ad 'quintum sive septimum erunt acu-<text:line-break/>tiores. Oportet autem esse_ attentum. Si enim videris<text:line-break/>leonem in quarto, erit affectus cardiacus. Quare oportet<text:line-break/>in septimo singulis horis ense attentum et ad vini .ac </text:span><text:span text:style-name="T20">fri-<text:line-break/>gidae</text:span><text:span text:style-name="T14"> potionem praeparari. A septimo, autem si ad dete-<text:line-break/>rius vertatur, ejus salus est desperanda, nam inevitahiliter<text:line-break/>morietur. Inspicere, autem oportet et horas in hac com-<text:line-break/>motione quo pacto possis horam adaptare ad beneficas et<text:line-break/>nutriendo vel lavando vel vinum exhibendo opitulari.<text:line-break/>Si enim in hac commotione cibus detur, medicae id ra-<text:line-break/>tioni adveriabitur; at si in hora detur beneficarum, ma-<text:line-break/>gnopere juverit. Quod si lunae dum ad eum, qui dictus<text:line-break/>est, fe habet modum, Jupiter'vel Mercurius vel Venus<text:line-break/>configuretur sive addat illa numeris sive demat usque ad</text:span></text:p>
      <text:p text:style-name="P13">oppositum, manifesta fiet ad salutem conversio. Oportet<text:line-break/>ergo citra omnem adjectionem diminuendo cibare.</text:p>
      <text:h text:style-name="Heading_20_2" text:outline-level="2">Cap. V.</text:h>
      <text:p text:style-name="P41">Si vero aliquis decubuerit, quando luna est<text:line-break/>in geminis et Saturnus est cum ipsa, vel ex opposito aut<text:line-break/>quadrato adspicit,, origo morbi a labore et vigilia erit<text:line-break/>vel in primis ab itinere, si luna lumini demat et numeris,<text:line-break/>habebit enim in articulis dolorem; et paulatim se retegit<text:line-break/>morbus et a tertio die incipit augeri usque ad vigesimum ;<text:line-break/>febres enim tenues eruht et corporis totius extenuationes<text:line-break/>ob eas quae frequentius noctu fient intensiones et .dolor<text:line-break/>fplenis. Quod si nulla benefica complicetur et eandem<text:line-break/>igneus Mars figuram obtineat, post trigesimum diem mo-<text:line-break/>rietur. Sed si adfuerint beneficae ac lunam intueantur,<text:line-break/>in diuturnos et periodicos delapfus affectus servabitur. Si<text:line-break/>vero aliquis decubuerit, quando luna est in geminis et<text:line-break/>Mars vel cum ipfa est vel ex opposito feu quadrato adspi-<text:line-break/>cit tum autem numeris lumineque augescit, instabilis rnor-<text:line-break/>hus ac periculosus erit. Nam continuae erunt febres ad—'</text:p>
      <text:p text:style-name="P55"><text:span text:style-name="T14">strictaeque ac ardentes et pulsus elati ac inordinati. His<text:line-break/>igitur conducet detractio sanguinis. Quod si nulla bene-<text:line-break/>fica lunam adspiciat et eandem Saturnus'figuram obtineat,<text:line-break/>usque ad diametrum morietur,' Seu si eam benefica ad-<text:line-break/>spiciat, periclitatus fervabitur. Si vero aliquis decubuerit;<text:line-break/>quando luna est in geminis, procataretica morbi causa a<text:line-break/>labore erit e,t balneis J atque omnis humiditas morbum<text:line-break/>retinebit. Quod si configuretur splendeas Saturnus feia-<text:line-break/>tillantem Mercurius assumens; piaecipne si luna conjun-<text:line-break/>ctione numeris demat, scapulas dolebit et lumbos et to-<text:line-break/>tum eorpus frit ignitum, ac in superficie veluti ex ad-<text:line-break/>rstione dolens. Erunt autem inutiles sanguinis detractio-<text:line-break/>nes quod quidem ipsi exoptabunt; et contraria erit frigi-<text:line-break/>dae potio usque ad septimum.' Quum autem ea conjun-<text:line-break/>etionem solvit et ad minora movetur, procul dubio inter-<text:line-break/>ibit. Si vero in proposita constitutione aliqua beneiica-<text:line-break/>-um in decubitu configuretur, ab aliis in alios decidunt<text:line-break/>allectus ut ischiadaset alios quosdam in ipsis articulis do-</text:span></text:p>
      <text:p text:style-name="P13">lores. Quantitas autem temporis innotefcet tibi ex ipfa<text:line-break/>lunae copulatione,' hoc est ex ipso stellae beneficae pro-<text:line-break/>gressu, nam proculdubio servantur. Eadem autem ratio lu<text:line-break/>omni signo. Si. vero decubitus fiat omnium carens con-<text:line-break/>figuratione stellarum, inaequales morbi sunt, sub oppositum<text:line-break/>autem liberantur. Inaequalitas vero ita tibi statuatur;<text:line-break/>quocunque in signo luna exstiterit, in eo ipsam imperium<text:line-break/>assumere: indicat enim tibi ipsa stella per singulos dies,<text:line-break/>utrum intendetur an remittetur. Si vero in proposita<text:line-break/>decubitus constitutione luna fuerit in geminis et configo-'<text:line-break/>retur ei quoeunque modo Mars aut sol aut uterque, ac<text:line-break/>praecipue si ipsa plena fuerit veI gibba utrinque, feratur<text:line-break/>autem in magna suo motu, erit quidem aegroti ea prae-<text:line-break/>sumptio suam ut salutem desperet; et lachrymantur quod<text:line-break/>tali statu sint; exiliunt autem et sunt in loquendo auda-<text:line-break/>ces simulacluorum imaginationibus insilientes; quibus om-<text:line-break/>nibus augescentibus augescit affectus. Interdiu autem et<text:line-break/>stomachi est debilitas et affectus circa meningern, ut fiant</text:p>
      <text:p text:style-name="P13">et prostrati et sine pulsu. Oportet ergo colligando atque<text:line-break/>fovendo curam gerere extremorum et cogitare' opportunas<text:line-break/>esse sanguinis detractiones; juxta autem signum et prae-<text:line-break/>cipue si ipsi appetant, adaugerecibos: a conjunctione enim<text:line-break/>cognofces signum et solvere morbum audies, si et stoma-<text:line-break/>chus validior tibi esse videbitur et meninx ab affectu li-<text:line-break/>berata, servabuntur hi procul dubio. Quod si ab opposi-<text:line-break/>tione morbus tendat ad incrementum et per ventrem te-<text:line-break/>nuia reddantur, procul dubio intereunt. Magnopere au-<text:line-break/>tem conducit, si quae consueta sunt exhibeantur. Si au-<text:line-break/>tem beneficae juxta hoc signum propositae constitutioni<text:line-break/>configurentur, ac si luna vel demat vel addat omnia qui-&gt;<text:line-break/>dem medicamina abdicare oportet, regere autem balneis<text:line-break/>simplicibus et tempestivis et gestationibus et exercitamen-<text:line-break/>tis quae per manus fiunt,,nam absque dubio fervantur.<text:line-break/>Quidam autem in ipso quadrato morbo liberantur.</text:p>
      <text:h text:style-name="P6" text:outline-level="2">Cap. VI.</text:h>
      <text:p text:style-name="P41">Si vero aliquis decubuerit, quando luna<text:line-break/>est in cancro et ei jungitur Saturnus vel ex opposito aut<text:line-break/>quadrato adspicit, morbi origo a balneis erit et frigefa-<text:line-break/>ctione. In thorace erit fluxio et tusses et corporis ad-<text:line-break/>strictio et febriculae tenues, ac malignae et pulsus tenues<text:line-break/>debilesque et lateris dolor. His igitur convenient calefa-<text:line-break/>cientia omnia. Quod si benefica lunam non adspexerit,<text:line-break/>morbo producto hic obibit usque ad diem quadragesimum.<text:line-break/>Si autem benefica lunam adspexerit multis vexatus malis<text:line-break/>servabitur. Si vero aliquis decubuerit quando luna est in<text:line-break/>cancro et cum ea est Mars- vel ex opposito aut quadrato<text:line-break/>adspicit, morbi origo a vomitibus erit et cholera ac sic-<text:line-break/>machi subversione. His igitur convenient frigefacientia<text:line-break/>et adstringentia omnia. Quod si beneficae lunam haud<text:line-break/>adspexerint, in primo quadrato interibit, at si benefica<text:line-break/>lunam adspexerit, in primo quadrato servabitur. Si vero<text:line-break/>quis decubuerit quando luna est in Cancro, morbus erit<text:line-break/>ex vini ingurgitatione ac usu immoderato. Incipiet autem</text:p>
      <text:p text:style-name="P55"><text:span text:style-name="T14">a distentione et elevatione membrorum collaborantium;<text:line-break/>et aegri disserendo declarant locum affeetnm. Erit autem<text:line-break/>a trequentioribus vomitibus atque abundantia bilis: aegre<text:line-break/>igitur respirat et costas dolent projectantes se valde, ac<text:line-break/>volentes frigido in aere esse continenter, ut etiam operi-<text:line-break/>menta abjiciant et circa artus dolentes frequentius exsur-<text:line-break/>gent praecipue ab oppositu. ' Quare oportet non solum<text:line-break/>ibsistere a frigida exhibenda, sed adhibere etiam quae va-<text:line-break/>leant frigefacere 'et discutere praecipueque in principiis.<text:line-break/>Si vero Marti aut soli aut utrisque quocunque adspectus<text:line-break/>modo luna configuretur, erunt febres per additionem et<text:line-break/>augmentum et pulsus inaequales, alias quidem aucti, alias<text:line-break/>autem attenuati. Quare sanguinis detractio conducit, a<text:line-break/>quinto enim gradu usque ad nonagesimum hoc est quadra-,<text:line-break/>tum lateris, successivi et maligni affectus consequentur.<text:line-break/>Quod si nulla benefica complicetur quousque solverit con-<text:line-break/>junctionem in nervoso patiuntur et delirant acclamantes</text:span></text:p>
      <text:p text:style-name="P13">ac vociferantes. Naturaliter autem juxta hoc signum in<text:line-break/>noctibus superveniunt affectus.; 'Si autem conjunctionem<text:line-break/>solverit et ad minora moveatur ac beneficae .copuletur, in<text:line-break/>periodicum affectum veluti quartanarium delapsus 'scrvabi-<text:line-break/>tnr. At si maleficae copuletur modo nihilominus perio-<text:line-break/>dico perdetur. Si vero in praedicta constitutione nulla<text:line-break/>fuerit media usque ad oppositum, ' si luna conjunctionem<text:line-break/>solvat et tendat ad minora fervahitur. 'At si a conjun-<text:line-break/>ctione ad majora moveatur, malefica' autem media fuerit,<text:line-break/>Saturnus inquam, usque ad oppositum periclitatus, serva-<text:line-break/>bitur.. Naturaliter autem qui hoc in signo decubuerunt<text:line-break/>morbis laborabunt', qui aegre intermittant atque malignis,<text:line-break/>et quae illis conferre medicationes videntur adversantur.<text:line-break/>Convenit autem et vini exhibitio et balnea et cibi qui<text:line-break/>celeriter valeant distribui. Si vero in proposita constitu-<text:line-break/>tione Saturnus aut Venus configurentur morbi quidem<text:line-break/>remittentur, ut ostensum est tibi, sed restabunt magis do-<text:line-break/>lores iu articulis auribusque; quidam autem in pulmone</text:p>
      <text:p text:style-name="P13">vel hepate retinent affectus; ita autem diuturnae erunt<text:line-break/>aegritudines. Si ergo in hac figura luna numeris demens<text:line-break/>moveatur, diu durant affectus et nihilominus in affectu<text:line-break/>morietur. Quod si luna augendo et numeris addat et lu-<text:line-break/>mini, ac Jupiter quocunque modo advocetur, decumbent<text:line-break/>tamdiu' dum luna ad: decimum a decubitu signum devene-<text:line-break/>rit. Si vero nec a maleficis nec a beneficis adspiciatur,<text:line-break/>in ipso signo morbo liberabuntur. Quod si beneficae tan-<text:line-break/>tum atque Mercurius quocunque modo configurentur us-<text:line-break/>que ad quadratum ipsus solvunt affectus. Oportet ergo<text:line-break/>a frequentioribus balneis abstinere, converti autem ad<text:line-break/>exercitationes gestationesque; namque hoc modo morbi mi-<text:line-break/>tigabuntur.</text:p>
      <text:h text:style-name="Heading_20_2" text:outline-level="2">Cap. V<text:span text:style-name="T58">II</text:span>.</text:h>
      <text:p text:style-name="P41">Si vero quis decubuerit, quando luna est<text:line-break/>in leone et Mars cum ea est vel ex opposito aut qua—<text:line-break/>drato adipscit, morbi initium erit ex plenitudine et cru-<text:line-break/>ditate. Erit enim in pectore ac hypochondriis dolor et</text:p>
      <text:p text:style-name="P13">erunt intensae, febres et caliditas lu profundo, quam in<text:line-break/>superficie majorat alvus adstricta. His igitur omnia con-<text:line-break/>venient quae excalefaciunt et relaxant. Quod fi benefi-<text:line-break/>cae lunam haud adspexerint usque ad oppositum interibit.<text:line-break/>At si beneficae lunam adspexerint multa passus mala ser-<text:line-break/>vabitur. Si vero quis decubuerit quando luna est in<text:line-break/>Leone et simul cum ea est Mars vel ex opposito adspicit<text:line-break/>aut quadrato morbi initium a sanguinis plenitudine erit.<text:line-break/>Et erunt febres fluidae et pulsus debiles atque abditi et<text:line-break/>animi defectus et appetentiae collapsae et gravitas et ca-<text:line-break/>tapbora et totius corporis languor et cardiaca dispositio.<text:line-break/>His igitur convenient adstringentia et refrigerantia cuncta.<text:line-break/>Quod si benefica, nulla lunam adspiciat, usque ad nonum<text:line-break/>interibit. At si beneficae eam adfpiciant, post oppositum<text:line-break/>periclitatus servabitur. Si vero quis decubuerit quando<text:line-break/>luna est in leone quocunque in gradu; hoc autem ipsum<text:line-break/>in aliis etiam signis advertatur, licet ego de illis non de-<text:line-break/>cernam, in horoscopo existente leone erit morbus ab ani-</text:p>
      <text:p text:style-name="P55"><text:span text:style-name="T14">mali parte et molestis laboribus aut negociis et aliis sol- -<text:line-break/>lieitudinibus. Pectus quidem erit ardens, extrema autem<text:line-break/>frigentia et causae'in capite erunt et oculi cavati et na-<text:line-break/>ris contracta et videbuntur sine pulsu esse aegrotantes et ,<text:line-break/>morbum ostendent diuturnum et quantum ad plenitudinem<text:line-break/>viribus valebunt. Oportet ergo e vestigio fanguinem de-<text:line-break/>trahere, si quidem fieri potest, dum luna in ipso signo<text:line-break/>movetur et praecipue quidem si inceperit ad majora mo-<text:line-break/>veri; sin minus, usque ad tertium et extrema fricare, ac<text:line-break/>exagitare omnia quae sunt infra thoracem. Quod si Mars<text:line-break/>et sol, lunae addenti utrisque, nempe humeris ac lumini,<text:line-break/>configurentur, cardiacus erit affectus procul dubio usque ad<text:line-break/>quintum diem; sub quadratum vero latus si cesset a nu-•<text:line-break/>meris aut etiam adaugeat, Saturno autem configuretur,<text:line-break/>faleus </text:span><text:span text:style-name="T20">-flet.</text:span><text:span text:style-name="T14"> Si vero lupiter. aut Venus lunae in decubitu<text:line-break/>:onfigurentur; ubi ipsa luna ad tetragonum venerit, ser-<text:line-break/>vabitur. Si vero ipsa quoque sola numeris demens mo-<text:line-break/>veatur, salvus fiet. Utiles autem fuerint ipsae vini exhi-</text:span></text:p>
      <text:p text:style-name="P13">bitiones et baInea et post tertium aut quintum gestatio-<text:line-break/>ces. Si vero in proposita figura quando in decubitu, lnna<text:line-break/>est in leone, ac ad magna movetur vel lumini addit, Sa-<text:line-break/>turnus ipsi configuretur ac Venus fuerit in medio coeli<text:line-break/>vel lieneficarnm una ea quidem qnae sunt praedicta us-<text:line-break/>que ad quadratum evenient, nihilo antem minus dolores<text:line-break/>in vesica erunt et stomachi inflationes vernm fervantur.<text:line-break/>Quod si ea a conjunctione majora percurrat procnl dubio'<text:line-break/>servabuntur. Quod si propositae figurae Saturnus et Mars<text:line-break/>aut alius quispiam configuretur ipsaqne borealem versus<text:line-break/>tendat, ubi ea ad appositum venerit morbi omnino solutio<text:line-break/>fiet. Oportet antem hand fovere neque lu locis tenebro-<text:line-break/>sis habere decumbentes; continenter vero longe a cnpidi-<text:line-break/>tate retrahere. Est vero utile fi.gidam exhibere; et uti-<text:line-break/>les cibi qnr implere valeant non autem imminuere.- Si<text:line-break/>vero ipfa luna cunctis sit inconspecta ad magna antem<text:line-break/>moveatur, ubi venerit ad oppositum, facta crisis 'commo-<text:line-break/>tione morbum folvet. Quod si ad minora moveatur ae-</text:p>
      <text:p text:style-name="P13">grotus, quoad illa conjunctionem sit praetergressa, inaequali<text:line-break/>morbo detentus frequentiusque in morbum relapfus ser-<text:line-break/>vabitur.</text:p>
      <text:h text:style-name="Heading_20_2" text:outline-level="2">Cap. VIII.</text:h>
      <text:p text:style-name="P41">Si vero aliquis decubuerit quando luna<text:line-break/>est in virgine et flaturnus cum ipfa est vel ex opposito<text:line-break/>aut quadrato adfpicit, morbi origo erit ex tarditate et<text:line-break/>cruditate ventris et dolor intestinorum et hypochondrio-<text:line-break/>rum inflammatio ; et febres adstrictae et in remissione et<text:line-break/>intensione inaequales; et pulsus abditi crebrique ac inor-<text:line-break/>diuati. His ergo convenient calefacientia omnia et rela-<text:line-break/>xantia. Quod si beneficae lunam non adspexerint circa<text:line-break/>quadragesimum periclitabitur. Si autem beneficae lunam<text:line-break/>adspexerint, longum passus morbum servabitur. Si vero<text:line-break/>aliquis decubuerit, quando est in Virgine luna et cum ipsa<text:line-break/>est Mars vel opposito aut quadrato adspicit erit morbus a<text:line-break/>fluxu ventris et in affectum vertetur dysentericum et erit<text:line-break/>sanguinis fluor ulceratioque in intestinis febres tenues<text:line-break/>fluidae et pulsus debiles crebrique et collapfae appetentiae</text:p>
      <text:p text:style-name="P13">et stomachi subversio. Hisce convenient omnia quae con-<text:line-break/>stringuut. Quod si beneficae lunam non adspexerint, tri-<text:line-break/>gesimo die interibit. Si autem beneficae lunam adfpexe-<text:line-break/>rint, servabitur. Si vero aliquis decubuerit, quando luna<text:line-break/>est in Virgine, erit morbus a dispositione coeliaca dolori-<text:line-break/>busque ac inflatione ventris; atque incipient veluti ex<text:line-break/>laesa coctione alia quidem per ventrem acria effluere,.alia<text:line-break/>vero per urinas ferri viridia et male olentia; praecipue<text:line-break/>vero punctiones tanquam in diaphragmate fiunt ac storna-<text:line-break/>chus resolvitur; totum vero nervosum collaborat, ab ini-<text:line-break/>tio enim statim oculi sunt assidue vigilantes. Quod si ea<text:line-break/>ex minimo 'etiam cursu impulsa ad majora moveatur, con-<text:line-break/>figuretur autem illi Mars vel Mercurius vel etiam tol,<text:line-break/>delirabunt quoque loquelis impediti. Oportet ergo illis<text:line-break/>uti quae densare et contrahere humida possint; inutilis<text:line-break/>autem frigidae exhibitio et omnis succus frigidus. Quod<text:line-break/>si a quadrato ad majora versatur, accuratius a quocunque<text:line-break/>frigesaciente arceantur, etenim usque ad diametrum peri-</text:p>
      <text:p text:style-name="P13">clitati in affectum coeliacum vel dysenteriam devolvuntur,<text:line-break/>atque ita protracto morbo deficiunt. S autem huic con-<text:line-break/>stitutioni Saturnus configuretur- cum Mercurio'vel Venere<text:line-break/>vel Jove solo, nihilominus erit diuturnus, morbus et sple-<text:line-break/>nici allectus atque renales nisi quod etiam sic quoque<text:line-break/>protracto morbo atque illo afflicti servantur. Si vero ali-<text:line-break/>quis decubuerit quando luna sola movetur neque adspici-<text:line-break/>tur sive addat sive demat sive quocunque alio figurae modo<text:line-break/>se habeat, sanguinis fluxam patietur. Solvit autem hosce<text:line-break/>morbos luna circuitione peracta. Pallidi autem et caloris<text:line-break/>atri multo tempore-aegrotantes fiunt, nihilo tamen minus<text:line-break/>fervantur. Si vero Jupiter vel Venus vel Mercurius, vel<text:line-break/>quilibet ipsorum vel etiam omnes in decubitu annuant,<text:line-break/>nihilominus quae sunt in ventre fluxu laborabunt; in iplo<text:line-break/>autem signo usque ad quintum aegritudines suIvunt. Opor-<text:line-break/>tet vero vini quidem usum indulgere, balneorum autem<text:line-break/>devitare.</text:p>
      <text:h text:style-name="P6" text:outline-level="2">Cap. IX.</text:h>
      <text:p text:style-name="P41">Si vero aliquis decubuerit quando luna<text:line-break/>est in libra et Saturnus cum ipfa est vel ex opposito aut<text:line-break/>quadrato adspicit, morbi origo'erit ex potu vini et ma-<text:line-break/>xime ex crapula, si lumini numerisque luna demat fiatque<text:line-break/>in nocte decubitus; affectus autem in capite et thorace<text:line-break/>erunt, defluxus et tusses a principio et in capite sopor<text:line-break/>et inappetentiae et duplices intentiones et continuae fe-<text:line-break/>bres et crebrae atque imbecilles. His ergo convenient<text:line-break/>calefacientia omnia. Quod si cum Marte quoque eandem<text:line-break/>retineat figuram, procul dubio in opposito morietur. Si<text:line-break/>vero aliquis decubuerit, quando luna est in libra et Mars<text:line-break/>cum ipfa est vel ex opposito aut quadrato adspicit, erit<text:line-break/>morbus ex sanguinis abundantia_et erunt febres intentae<text:line-break/>et elati pulsus et mentis alienatio et phrenitis et'vigilia<text:line-break/>immodica et in toto corpore inflammatio. His conveniet<text:line-break/>sanguinis detractio ac omnia quae valeant habitum exte-<text:line-break/>nuare. Quod si benefica lunam non adspexerit in diebus<text:line-break/>decem interibit. Si autem beneficae adspexerint, usque ad</text:p>
      <text:p text:style-name="P55"><text:span text:style-name="T14">oppositum periclitatus servabitur. Si vero aliquis decu-<text:line-break/>buerit quando luna est in libra; causa erit ad'extrema,<text:line-break/>dolebunt etenim ipsa et ignea erant atque eam quae in<text:line-break/>profundo</text:span><text:span text:style-name="T39">7</text:span><text:span text:style-name="T14">est magis caliditatem manifestabunt jrstatim vero<text:line-break/>soporantur e: magis oculos tanquam ad somnum' conver-<text:line-break/>tunt et absque appetentia jacent. - Ita ergo naturaliter in<text:line-break/>hoc signo morbi fiunt, in quo falluntur aliqui, assiduum<text:line-break/>nutrimentum causantes. Si vero quando ipfa movetur ad<text:line-break/>minora, Saturnus vel Venus vel Mercurius vel. quilibet<text:line-break/>ipsorum accesserit, usque ad oppositum procul dubio in<text:line-break/>phrenitidem incidunt. Quare calefacere oportet atque uti<text:line-break/>iis,- quae discutere queant et repellere et asservare in<text:line-break/>quiete atque custodia, ne forte aquam furtim bibant. Ita<text:line-break/>enim quae sunt in ventre excreta usque ad oppositum,<text:line-break/>morbi facient dissolutionem; nihilo autem minus in lon-<text:line-break/>giora eti inaequalia mala devoluti, veluti periodica hoc-<text:line-break/>pacto servabuntur. At si solus Saturnus fuerit, peribunt.</text:span></text:p>
      <text:p text:style-name="P56"><text:span text:style-name="T14">- Si autem in praedicta constitutione magno cursu feratur,</text:span></text:p>
      <text:p text:style-name="P55"><text:span text:style-name="T14">usque' id oppositum ob febrium intensionem et i emissio-<text:line-break/>nem multa passi servantur. Si vero quando luna est in<text:line-break/>sihra, Mare et sol lunae opponantur, causae lu capite erunt,<text:line-break/>cephalalgia et rheumatismus et hemicrania. '-Quod si Mer-<text:line-break/>curius accedat, causae erunt in oculis, suffusiones, glauce-<text:line-break/>dines' pupillarum dilatationes. Oportet ergo ut plurimum<text:line-break/>sanguinis detractione uti; utiles autem et excretiones per<text:line-break/>ventrem. Sic vero diu perdurantes nihilominus pericli-<text:line-break/>t.abuntur, in‘eodem affectu manentes. Quod si Jupiter<text:line-break/>aut Venue quocunque configurationis modo complicentur,<text:line-break/>falvi fient in eisdem affectibus manentes. Quod ,si ipfa<text:line-break/>haud adfpiciatur ac si decrescat, maligni quidem _ morbi<text:line-break/>erunt et inordinati pulsus qui difficulter comprehendi .<text:line-break/>queant; nihilo tamen minus ubi ad oppositum luna per-<text:line-break/>venerit, morbum solvit. Hoc autem sciatur, in omnibus<text:line-break/>tropicis et aequinoctialibus signis malignos esse morbus.</text:span></text:p>
      <text:h text:style-name="P6" text:outline-level="2">Cap. X.</text:h>
      <text:p text:style-name="P240"><text:span text:style-name="T14">Si vero aliquis decubuerit, quardo luna<text:line-break/>est in scorpione, et Saturnus est, cum ea vel ex opposito<text:line-break/>aut quadrato adspicit, morbi origo erit ab exulceratione<text:line-break/>aut inguinum aut locorumabditorum ad anum vel pu-<text:line-break/>dendurn. Quod si luna numeris addat aut lumini, serva-<text:line-break/>bitur aegrotus ac praecipue si beneficae intueantur. Si<text:line-break/>vero aliquis decubuerit,, quando luna est in scorpione et<text:line-break/>cum ea est Mars vel ex opposito aut quadrato adspicit,<text:line-break/>lumine autem deficit ac numeris demit, maxime si bene-<text:line-break/>sicae intueantur in. primo quadrato servabitur aut usque<text:line-break/>ad oppositum; nam morbi erunt mites et qui facile mu-<text:line-break/>tentur. Scito antem eandem esse rationem in omnibus<text:line-break/>signis quando hujuscemodi figurae inciderint. Si ergo ali-<text:line-break/>quis decubuerit quando luna est in scorpione, morbus erit<text:line-break/>ab horroribus minimis. Hi enim contemnentes augebunt<text:line-break/>affectus. Causa autem procatarctica erit in vesica et par-<text:line-break/>tibus quae coxas interjacent aut etiam ulceratio sedis. Ad<text:line-break/>tertiam vero usque diem rectus febricitans morbum auge-</text:span></text:p>
      <text:p text:style-name="P55"><text:span text:style-name="T14">bit. Quod si numeris addat et praecipue ab oppositione<text:line-break/>et cum ipfa sit Mars, per scorpionem et ferrum in oc-<text:line-break/>cultis locis noxam patientur. 'Quod fl fol quoque una<text:line-break/>fuerit ac configuretur, apostematum ad costas noxam </text:span><text:span text:style-name="T20">pa-<text:line-break/>tientur. Si</text:span><text:span text:style-name="T14"> autem ad majora vertatur, est autem hoc,<text:line-break/>quando diurnus lunae inotus graduum est circiter quin-<text:line-break/>decim per longitudinem, noxam ad cosses accipient et per<text:line-break/>vomitiones sanguinem aut excretiones ejicient. Oportet<text:line-break/>ergo a frigidae potu arcere continenter et in quiete asser-<text:line-break/>vare. Inutiles vero sunt clysteres et quae frigefacere •<text:line-break/>queant cataplasmata et sanguinis per cucurbitulas detractio:<text:line-break/>inutilis etiam balnea. Ubi vero luna usque ad undeci-<text:line-break/>murn venerit tum sic praetergredientes longos faciunt<text:line-break/>affectus tum itidem periclitantur. Quod si Jupfter et Ve-<text:line-break/>nus una cum luna fuerit aut configuretur, erunt quidem<text:line-break/>mala proposita, at mora protracta servabuntur. Tempo-<text:line-break/>rum autem vel dierum quantitas a complicatione stellarum<text:line-break/>tibi innotescet, nam durant affectus usque ad earum ad-</text:span></text:p>
      <text:p text:style-name="P55"><text:span text:style-name="T18">: </text:span><text:span text:style-name="T14">•?r:r mrr</text:span></text:p>
      <text:p text:style-name="P12">spectum. Determinatus enim est decubitusnsque ad op-<text:line-break/>positum, praetergressae, autem oppositum diuturnas stellae<text:line-break/>faciunt aegritudines. Si.,vero aliquis decubuerit quando<text:line-break/>luna est in scorpione et Saturnus est cum illa aut confi-<text:line-break/>guratur et minora percurrit vel etiam ad conjunctionem<text:line-break/>fertur, procul dubio refolventur; et devolventur in mala<text:line-break/>diuturna veluti qui defluxum circa pudendum aut proxima<text:line-break/>sedi loca patiuntur. Quod si nulla benefica applicetur<text:line-break/>aut configuretur, in ipsis interibit malis. Quod si luna ad<text:line-break/>majora excitetur et ei Saturnus configuretur, proposite<text:line-break/>quidem mala obvenient,, at protracta mora servabuntur.<text:line-break/>Naturaliter autem juxta hoc signum sunt inutilia balnea<text:line-break/>omniaque quae possint fluxionem ciere,</text:p>
      <text:h text:style-name="Heading_20_2" text:outline-level="2">Cap. XI.</text:h>
      <text:p text:style-name="P41">Si vero quis decubuerit, quando luna est<text:line-break/>in Iagittario et est cum ipsa Saturnus aut opposito qua-<text:line-break/>dratove adspicit, erit morbi initium ex humidorum’ te-<text:line-break/>nniumque et acrium fluxionum decubitu. Dolabunt au-</text:p>
      <text:p text:style-name="P55"><text:span text:style-name="T14">tem articulos et patientur febres quae cum rigore inva-<text:line-break/>dunt et insultus erunt cum rigore ac frigebunt extrema.<text:line-break/>Quando, igitur luna lumini numerisque marime : demit,<text:line-break/>duplices erunt insultus et febres adstrictae et abditi- pul-<text:line-break/>Ius. His convenient’ ea quae resolvunt et calefaciunt.<text:line-break/>Quod si benefica lunam adspexerit periclitatus servabitur,<text:line-break/>ubi oppositum praeterierit. At si' benefica non adspexerit<text:line-break/>'usque ad oppositum interibit. • Si vero quis decubuerit<text:line-break/>quando luna est in sagittario et cum ipsa - est Mars ve’<text:line-break/>eppositu aut quadrato' adspicit vel lumine eadem augescit<text:line-break/>et numeris, ex plenitudine et crapula instabilis erit mor-<text:line-break/>bus et. periculosus. Erant enim continuae febres intensae<text:line-break/>et fluidae et cholerici affectus et' ventris fluxiones et de-<text:line-break/>biles . pulsus. His igitur cou venie nt refrigerantia cuncta<text:line-break/>et adstringentia. Quod si maleficae lunam adspexerint,<text:line-break/>die septimo interibit. At si beneficae, eam adspexerint<text:line-break/>usque ad oppositum periclitatus servabitur. Si vero ali-<text:line-break/>quis decubuerit quando luna est in sagittario, morbus-a<text:line-break/>balneo erit et frigido aere et-totum corpus rheuma insc-</text:span></text:p>
      <text:p text:style-name="P55"><text:span text:style-name="T14">stabit et erunt in facie pulsus et gingivarum dolor et<text:line-break/>dentium; causa autem procatarctica in pectore erit. Quod<text:line-break/>.si luna minora percurrat, praecipue vero est ad solem fera-<text:line-break/>tur et mim' illa sit Saturnus velMercuriusconfiguretur,<text:line-break/>erunt in pulmone ulceratioues et in septo transversu in-<text:line-break/>flammationes totumque corpus erit inflammatum. Oportet<text:line-break/>autem adhibere vim. habentia siccandi, Suut vero etiam<text:line-break/>utiles . sanguluis detractiones usque ad quintum. Quod si<text:line-break/>etiam a decimotertio gradu ad decimumquartum movea-<text:line-break/>tur, afflicti Usque ad quintum peribunt. Si aptem Jupi-<text:line-break/>ter vel Venus propositae constitutioni fuerint praesentes,<text:line-break/>futura quidem sunt ea mala quae diximus, sed servabun-<text:line-break/>tur. Quod si luna ad majora moveatur 'et sola sit, ser-<text:line-break/>vantur. Si vero luna ad majora festinet et illi Mars et<text:line-break/>lbl configurentur, maxime quidem frigore aut tussibus<text:line-break/>corripientur. Naturaliter autem juxta hoc signum vigiliae<text:line-break/>fiunt et noctu mala intenduntur; fiunt autem valde parvi<text:line-break/>pulsus. Oportet vero fovere et in obfcuro loco habere</text:span></text:p>
      <text:p text:style-name="P55"><text:span text:style-name="T14">cubantes. Balnea autem sunt, inutilia et universa quae<text:line-break/>facile resolvunt. ' Si igitur beneficae intueantur, periclita-<text:line-break/>tus servabitur. Quod si luna a beneficis adspicitur aut<text:line-break/>ab una ex ipsis, morbi solventur, non admodum vehemen-<text:line-break/>tes facti in opposito.</text:span></text:p>
      <text:h text:style-name="Heading_20_2" text:outline-level="2">Cap. XII.</text:h>
      <text:p text:style-name="P240"><text:span text:style-name="T14">Si </text:span><text:span text:style-name="T20">vero</text:span><text:span text:style-name="T14"> aliquis decubuerit quando luna<text:line-break/>est in .capricorno atque tum numeris tum lumini demit<text:line-break/>et Saturnus jungitur ei vel opposito , aut quadrato adspicit,<text:line-break/>initium morbi a’ perfrigeratione erit balneorum et rheu-<text:line-break/>matis tenuibus et in thorace ierit fensus gravitatis atque<text:line-break/>lu pulmone tussesque a principio et insultus cum rigore<text:line-break/>et; intensiones. nocturnae et febres intensae. His igitur<text:line-break/>calefacientia omnia conveniunt. Quod si beneficae lunam<text:line-break/>non adfpiciant, vigesimoprimo die .moritur. .Si vero eam<text:line-break/>beneficae adspiciant, uivetquidem, fed patietur longum<text:line-break/>in pulmone affectum. Si .autem decumbat aliquis quando<text:line-break/>luna est in capricorno ac jungitur ei Mars vel oppositu<text:line-break/>aut quadrato adspicit, luitiuui morbi-a vomitu erit et-eho-</text:span></text:p>
      <text:p text:style-name="P55"><text:span text:style-name="T14">lera vel corruptione vel tarda coctione. Morbus igitur<text:line-break/>erit' periculosus et acutus et nervorum contentio et fluxus<text:line-break/>ventris et in ano acrimonia et ulceratio. His convenient<text:line-break/>omnia quae refrigerant et adstringunti Si ergo non ad-<text:line-break/>spiciat benefica lunam, quinto aut septimo die interibit<text:line-break/>At si eam benefica adspiclat, post septimum periclitatus<text:line-break/>servabitur- . Si vero quis decubuerit.- quando luna est in<text:line-break/>capricorno, nausa procatarctica a labore erit et indigentia.<text:line-break/>Erit .autem lu dorso ’ dolor et horrorum insultus et insul-<text:line-break/>tuum frequentiores assignationes nt et secunda et tertia<text:line-break/>fiat; et corporis .tutius pilorum, erectiones et febres ad-<text:line-break/>-strictae et ordines' interrupti, r Haec ego tibi frequentius<text:line-break/>propono, ut .ex hujusmodi signis assequare </text:span><text:span text:style-name="T20">et 'conjicias<text:line-break/></text:span><text:span text:style-name="T14">aegritudinem. Quod si numeris demat, frangit aegrotis vi-<text:line-break/>res et morbum adauget et in. loquela balbos reddit et<text:line-break/>cum tarditate sursum spectantes. .Si autem Saturnus etiam<text:line-break/>configuretur aut sit inna, 'periclitantur quidem usque ad<text:line-break/>oppositum propter febrium intensiones; at si benesica com-</text:span></text:p>
      <text:p text:style-name="P55"><text:span text:style-name="T14">plicetur, servantur ac diu perdurant lu malis. Si vero<text:line-break/>in proposita constitutione Mars-vel fol configurentur, asse-<text:line-break/>ctu quidem liberabuntur, sed in affectus periodicos inci-<text:line-break/>dunt et ita servantur.-. Quod si luna addendo numeris<text:line-break/>augescat sitqiie ei </text:span><text:span text:style-name="T20">praeiens 'vel</text:span><text:span text:style-name="T14"> configuretur Saturnus aut<text:line-break/>fol augescunt mala usque ad oppositum et cum periculo<text:line-break/>aegrotant. Si: autem in quintur auge£cant, oppositum om-<text:line-break/>nino non superabunt. Si vero luna suerit cum Jove vel<text:line-break/>Venere vel Mercurio vel etlarn utrisque, erunt quidem<text:line-break/>causae propositae fed servabuutur. Animum ergo adverte,<text:line-break/>naturaliter enim juxta hoc signum morbi periculosi fiunt.<text:line-break/>Quare balneis oportet .abstinere frigidaeque exhibitione:<text:line-break/>ad gestationes vero feu lectos pensiles, unctiones atque<text:line-break/>exercitamenta converti.</text:span></text:p>
      <text:h text:style-name="Heading_20_2" text:outline-level="2">Cap. XIII.</text:h>
      <text:p text:style-name="P41">Si autem decubuerit aliquis quando luna<text:line-break/>est , in aquario numeris addens ac lumini et ei jungitur<text:line-break/>Saturnus vel ex opposito aut quadratu adspicit, initium<text:line-break/>morbi erit a laboribus vel intomniis vel itinere. Erit</text:p>
      <text:p text:style-name="P184"><text:span text:style-name="T18">'<text:tab/>"<text:tab/>'<text:tab/></text:span><text:span text:style-name="T14">-s.</text:span></text:p>
      <text:p text:style-name="P56"><text:span text:style-name="T14">igitur inaequalis in intensione et remissione morbus; et<text:line-break/>usture ad oppositum servabitur, praesertim si benefica lu-<text:line-break/>nam adspexerit. Si vero aliquis decubuerit quando luna<text:line-break/>est in aquario lumini demens ac numeris et Mars jungi-<text:line-break/>tur ei vel opposito, aut quadrato, adspicit, erit morbus<text:line-break/></text:span><text:span text:style-name="T20">acutisistmorum ajscctuiun : et periclitatus servabitur post<text:line-break/>nonum diem, praesertim st etiam beneficae, lunam adspe~<text:line-break/>xerint.. Si vero aliquis decubuerit, quando luna est in<text:line-break/>aquaria, erit morbus</text:span><text:span text:style-name="T14"> ex praegressa aliqua causa bubonis<text:line-break/>oborti vel ex anterioris nudae partis tibiae aut ex pu-<text:line-break/>dendorum dolore. Et ita febres erunt ardentes et inten-<text:line-break/>sae et lu primis incendium extremorum fitihundique ac<text:line-break/>frigidae appetentes et frequentius exsurgentes. Quod si<text:line-break/>ea per magna feratur et configuretur vel accedat insuper<text:line-break/>Mars usque ad quadratum mente permutabitur. Utiles<text:line-break/>autem erunt sanguinis detractiones; itemque si non a fri-<text:line-break/>gidae desiderio prohibeantur et si in luce decumbant. Si<text:line-break/>vero etiam ad majora percurrat, ubi ea suerit in quadrato<text:line-break/>ac nullatenus fuerit morbus imminutus, usque ad oppo-<text:line-break/>situm interibunt. .Si autem propositae constitutioni Ju-</text:span></text:p>
      <text:p text:style-name="P55"><text:span text:style-name="T14">piter vel Venus vei utriqne attestentur et ipsa luna ad<text:line-break/>minora- festinabat eo tempore quo decubuit, usque ad op-<text:line-break/>positurn periclitatus servabitur. Si vero lumini demat et<text:line-break/>numeris, configuretur au*em Saturnus vel etiam Mercurius<text:line-break/>insuper accedat, mala quidem eadem erunt, sed largos flu-<text:line-break/>xus ad artus patientur;' reddet autem mala longiora et<text:line-break/>hydropem aliquo pacto ostendet. Et si etiam a media<text:line-break/>constitutione per minora moveatur in ipso - affectu mo-<text:line-break/>rientur. Si' vero luna sub decubitum per media percur-<text:line-break/>rat 'quae quidem proposita esi: causa erit, ubi vero, diu ae-<text:line-break/>grotarint, servantur. </text:span><text:span text:style-name="T20">Si vero luna a' nullo adspiciatiti<text:line-break/>sttque cum Venerc</text:span><text:span text:style-name="T14"> vel </text:span><text:span text:style-name="T20">Mercurio vel Jove in decubitu ubi<text:line-break/>inaequaliter habuerint a morbo servantur,</text:span></text:p>
      <text:h text:style-name="Heading_20_2" text:outline-level="2">Cap. XIV.</text:h>
      <text:p text:style-name="P240"><text:span text:style-name="T14">Si vero aliquis decubuerit quando luna<text:line-break/>est in piscibus ac lumini demit numerisque et jungitur<text:line-break/>illi: Saturnus vel opposito aut quadrato adspicit, morbi<text:line-break/>initium erit a balneis it frigesactione vel tenuibus fluxio-<text:line-break/>nibus; Extrema enim crebro frigescent at erunt cum ri-</text:span></text:p>
      <text:p text:style-name="P55"><text:span text:style-name="T14">gore febres et invasiones duplices et capitis constrictio et<text:line-break/>punctiones in mammillis et dolor hypochondriorum et<text:line-break/>pulsus abditi tenuesque et .articulorum, dolor; His conve-<text:line-break/>nient cuncta quae calefaciunt et quae relaxanti Quod si be-<text:line-break/>nefica lunam adfpiciat, oppositum praetergressus servabitur;<text:line-break/>habebit autem diuturnum articulorum dolorem. . Si vero<text:line-break/>quando est in piscibus riuna numeris addens et lumine<text:line-break/>augescens, Mars ei jungitur vel opposito aut quadrato ad-<text:line-break/>fpicit, initium morbi erit a plenitudine, vini potu et cru-<text:line-break/>ditate. Incipit eniin a die tertio augeri morbus, noctu<text:line-break/>au tum . erunt intensiones et thoracis ardores et ratiocina-<text:line-break/>tionurn interruptio et phrenitis, et, in capite constipatio<text:line-break/>et febres ardentes et sitis et vini desiderium et pullus<text:line-break/>elati. His conveniet sanguinis detractio et 'omnia quae<text:line-break/>possunt habitum demoliri. Si ergo: beneficae lunam non<text:line-break/>adspexerint, in primo quadrato interibit. At si lunam<text:line-break/>beneficae adspexerint ubi oppositum praetergressus fuerit;<text:line-break/>periclitatus fervabitur. ,Sr vero quis decubuerit quando</text:span></text:p>
      <text:p text:style-name="P55"><text:span text:style-name="T14">luna est cum Jove vel Venere aut in opposito quadratove<text:line-break/>idque si quis in. quolibet.signo decubuerit, usque ad pri-.<text:line-break/>mum quadratum vel oppositum servabitur. </text:span><text:span text:style-name="T20">Ai st malefi-<text:line-break/>cae lunam adspexerint, nullo morbi ordine servato vexatus<text:line-break/>usque ad oppestturn servabitur.</text:span><text:span text:style-name="T14"> Magnum quid autem in<text:line-break/>decubitu conducit etiam hora. Nam si beneficae in lio-,<text:line-break/>roscopo sint vel coali medio; luna vero sit cum maleficis,<text:line-break/>vel in opposito quadratove, vitam tutabuntur. Si vero,<text:line-break/>contra maleficae in horoscopo sint </text:span><text:span text:style-name="T20">vel coeli medio,</text:span><text:span text:style-name="T14"> luna<text:line-break/>vero sit cum beneficis,, ei officiunt qui decubuerit. Opor-<text:line-break/>tet igitur optimum medicum mathematicae quidem scien-<text:line-break/>tiae meminisse; - scrutari autem diligenter diem horamque<text:line-break/>decubitus; et mundum contueri quo pacto habeat, nihil<text:line-break/>enim fit fine mundi consensu. Si vero aliquis decubuerit<text:line-break/>quando luna est in piscibus, causae morbi procatarcticae<text:line-break/>a balneis vel frigida potione erunt. Statim enim nervo-.<text:line-break/>sum patitur et .'sunt.circa stomachum dolores, nudi.autem<text:line-break/>diicurrunt laterum; dolores et spirant difficulter et febres<text:line-break/>adstrictae et in. profundo et pulsus tenues comprehensuquq</text:span></text:p>
      <text:p text:style-name="P55"><text:span text:style-name="T14">difficiles in invasionibus, . quos tamen infra duas horas<text:line-break/>immutant </text:span><text:span text:style-name="T20">et</text:span><text:span text:style-name="T14"> remissius coijtiuerter habent; et quae circa<text:line-break/>ventrem tenuia sunt, deinde 'urinae male olent, • Utiles<text:line-break/>au'em sunt </text:span><text:span text:style-name="T20">adhibitae cucurbitulae, at inutiles'</text:span><text:span text:style-name="T14"> fucci omnes<text:line-break/>qui refrigerant. Quod si'luna a quadrato ad majora per--<text:line-break/>currat Saturno configurata, usque ad oppositum periclitati<text:line-break/>fervantur. Si vero lu proposita constitutione luna per-;<text:line-break/>currat Jovi vel Mercurie, vel etiam ntrisque configurata,<text:line-break/>erunt quidem causae propositae, ad haec vero ventrem do-<text:line-break/>lent; ac frequentius exsolvuntur, ut sine pulsu fiant. Quod'<text:line-break/>si a media figura ad minora feratur configurata Saturno,<text:line-break/>ne quidem quadratum praeteribunt. Si autem Venus quo-:<text:line-break/>cunque modo complicetur qui oppositum praeterierint,<text:line-break/>decidunt in dysenteriam pallentesque fiunt, ac pedes in-,<text:line-break/>tumescunt 'et carnes rollabuntur; . quum .autem hoc pacto<text:line-break/>diutius vitam traxerint nihilo tamen minus intereunt. </text:span><text:span text:style-name="T39">:</text:span><text:span text:style-name="T14">Si<text:line-break/>vero currat ad magna pariterque Marti veI scii vel utri-<text:line-break/>que configuretur causiae procatarcticae erunt'omnes; insu-<text:line-break/>per tamen et febres intensae et it stammatio in hepate ac</text:span></text:p>
      <text:p text:style-name="P13">toto corpore dolentes, extrema autem ardentia propter in-<text:line-break/>vasiones invicem succedentes. Convenit ergo diaetis uti<text:line-break/>quae valeant nutrire; naturaliter enim in hoc signo neque<text:line-break/>sanguinis detractiones per phlebotomiam factae conducent,<text:line-break/>Quod si nulla beneficarum complicetur usque ad opposi-<text:line-break/>tum periclitabitur.. At si Jupiter vel Venus adfpiclat vel<text:line-break/>ipsa luna ad minora feratur, usque ad oppositum valde<text:line-break/>vexati, fervantur. Utendum ergo aequalibus remediis et<text:line-break/>quae facile adhibeantur. Si vero Jupiter vel Venus con-<text:line-break/>figuretur lunae quae et ipfa Marti vel soli configuretur<text:line-break/>numerisque addat et lumini, nihil proderunt beneficae, nam-<text:line-break/>que interibunt,</text:p>
      <text:h text:style-name="Heading_20_2" text:outline-level="2">Cap. XV.</text:h>
      <text:p text:style-name="P41">Volo autem nihilominus et hoc te inire,<text:line-break/>ea quae circa partus accidunt et cafus et vulnera quae<text:line-break/>repente fiunt et quaecunque his sunt similia eodem modo<text:line-break/>esse incipienda , quo in decubitibus ostensum est-j chirurv<text:line-break/>gias vero quae ex delectu fiunt et quaecunque his similia</text:p>
      <text:p text:style-name="P13">sunt nempe chirurgiae in oculis verbi gratia dilatationis<text:line-break/>pupillae vel suffusionis vel glaucomatis et quaecunque his<text:line-break/>sunt similia, tunc esse exercendas quando luna lumine ac<text:line-break/>numeris ad augmentum tendit et ei beneficae configuran-<text:line-break/>tur. Nosse autem Oportet quum augescit luna et numeris<text:line-break/>addit et junguntur ei Mars aut fol vel configurantur, con-<text:line-break/>sumi corpora illis quibus ignis adhibetur: quum vero illa<text:line-break/>minuitur et numeris demit atque ei Saturnus vel Mercu-<text:line-break/>rius junguntur aut configurantur consumi corpora illis<text:line-break/>qui refrigerantur. Illud vero tibi adjicio, quando duo<text:line-break/>eodem die atque hora decubuerint, hoc pacto considerata<text:line-break/>eorum aetates comparando. Atque si luna numeris demat<text:line-break/>quando aliqui decubuerint et configuretur Saturnus aut<text:line-break/>Venus qui junior est prius convalescet, sicuti'antea quo-<text:line-break/>que dixi in superioribus praeceptis; et ultra signi con-<text:line-break/>gruentiam in opposito liberabitur. Qui vero est senior<text:line-break/>periclitabitur vel lu alios affectus devolvetur pro signi<text:line-break/>congruentia; yel morbo diuturno detentus fervabitur. Quod</text:p>
      <text:p text:style-name="P55"><text:span text:style-name="T14">si luna augeatur numeris </text:span><text:span text:style-name="T20">df</text:span><text:span text:style-name="T14"> lumine et Mars aut folmon-<text:line-break/>figuretur, periclitabitur junior post quadratum et opposi-<text:line-break/>tum juxta signi, in quo luna fueritalongruentiam. Sed si<text:line-break/>luna beneficis' et ih fenioribus et in junioribus configure-<text:line-break/>tur juxta ipsius signi congruentiam servabuntur. Haec<text:line-break/>ego tibi idcirco enarravi, ut hac ipfa considerandi ra-<text:line-break/>tione utens nulla in re labi possis.</text:span></text:p>
      <text:p text:style-name="P185"><text:span text:style-name="T20">.. i te, .•<text:tab/>' - :<text:tab/>.. r<text:tab/>.<text:tab/>'<text:tab/>.<text:tab/>. '<text:tab/>. ,:</text:span></text:p>
      <text:h text:style-name="P2" text:outline-level="1"><text:bookmark-start text:name="bookmark46"/>GALENO ADSCRIPTUS LIBER<text:line-break/>DE URINIS.<text:bookmark-end text:name="bookmark46"/></text:h>
      <text:h text:style-name="Heading_20_2" text:outline-level="2">Cap. I.</text:h>
      <text:p text:style-name="Text_20_body"/>
      <text:p text:style-name="P238"><text:span text:style-name="T14">Urinarum differentiae multae quidem par-<text:line-break/>ticulatim existunt; primae tamen </text:span><text:span text:style-name="T20">sunt</text:span><text:span text:style-name="T14"> duae, liquor et con-<text:line-break/>tenturn. Liquorem autem voco ipsam urinam a liquari;<text:line-break/>contentum vero quod diverse in urina apparet. Rursus<text:line-break/>vero liquoris pares numero differentiae contingunt; duae<text:line-break/>siquidem sunt hujus liquoris,'prior quidem consistentia,<text:line-break/>posterior vero color. Utrumque autem horum in alia par-<text:line-break/>titur, consistentia enim alia est tenuis, alia crassa, alia<text:line-break/>mediocris. Eam vero quae mediocris est, quum fecundum<text:line-break/>naturam se habeat, dividere non licet; ceterum tenuis et</text:span></text:p>
      <text:p text:style-name="P13">crafla bisatiam dividitur. Urina quidem tenuis aut min-<text:line-break/>gitur , tenuis et permanet tenuis aut. meitur tenuis, fed<text:line-break/>turbatur tandem et efficitur crassa.</text:p>
      <text:h text:style-name="Heading_20_2" text:outline-level="2">Cap. II.</text:h>
      <text:p text:style-name="P186"><text:span text:style-name="T14">Prior -quidem harum extremam indicat<text:line-break/>cruditatem , natura enim nondum prorsus coctionem len-<text:line-break/>tavit, altera autem quae ex tenui reddita est turbida in-<text:line-break/>dicat. naturam jam primo aggressam esse coctionem. Et<text:line-break/>tenuis quidem urina ita dividitur idque quod diximus<text:line-break/>significati<text:tab/>.i<text:tab/>t</text:span></text:p>
      <text:h text:style-name="Heading_20_2" text:outline-level="2">Cap. III.</text:h>
      <text:p text:style-name="P240"><text:span text:style-name="T14">At crassa simili modo aut meitur crassa<text:line-break/>et permanet crassa aut meitur crassa, fed redditur, tenuis.<text:line-break/>Prior quidem indicat vigorem agitationis, altera autem<text:line-break/>ebullitionem crassorum humorum, fed tamen naturam in-<text:line-break/>cipere secretionem eorum indicat. Et hae quidem sunt<text:line-break/>humoris quoad substantiam differentiae.» Quum vero in<text:line-break/>priore partitione 'mentionem etiam fecerimus differentia-<text:line-break/>rum quae a coloribus capiuntur, jam deinceps eas expo-<text:line-break/>namus. Prima igitur est urina alba, hanc sequitur pallida,</text:span></text:p>
      <text:p text:style-name="P55"><text:span text:style-name="T14">deinceps rufa, quarta est flava,post hanc rubra, ultimo<text:line-break/>nigra et extremae quidem sunt duae, alba et'nigra; reli-<text:line-break/>quae autem mediae inter, Jrqxi, ... Est: igitur pallida proxima<text:line-break/>albae, rufa autem longius distat ab alba, propior pallidae<text:line-break/>e diverso autem rubea proxima .est, nigrae longissime di-<text:line-break/>stans a rufa et a pallida, flava, autem pectillarem ac pro-<text:line-break/>priam habet mixtionem, ita^ut gemini ecldris nisu videa-<text:line-break/>tur partitn rufi-'&gt;partim: rubej</text:span><text:span text:style-name="T43">?i</text:span><text:span text:style-name="T14">j;Qua're et in libro., de cri-<text:line-break/>sibus splendentem ipsam appeIlayit Galerius, .jure enim<text:line-break/>splendet, fplehdorem enim a rufo, tuitorem autem a rubeo<text:line-break/>accipit. Ergo ordine quodam mutuo a sc invicem urinae<text:line-break/>hae coloribus differunt, alba, pallida, rufa, flava, rubea,<text:line-break/>nigra. Fit autem pallida quum modicum cholerae scro-<text:line-break/>fae humiditati accedit; rufa autem fit .quando plus</text:span><text:span text:style-name="T39">1</text:span><text:span text:style-name="T14"> cho-<text:line-break/>lerae addituri rubea sita sanguine, nigra vero a nimia<text:line-break/>exustione et ab aliis causis ut paulo post dicetur, alba au-<text:line-break/>tern 'indicat extremam cruditatem. Hae igitur funt liquo-<text:line-break/>ris simplices differentiae in consistentia et colore. Reli-</text:span></text:p>
      <text:p text:style-name="P13">quum est ut complicatas connexasque dicamus quales sci-<text:line-break/>licet' sint quae deinceps' simul connecti possunt, quae<text:line-break/>item non possunt, et si connectantur, quid significent.</text:p>
      <text:h text:style-name="Heading_20_2" text:outline-level="2">Cap. IV.</text:h>
      <text:p text:style-name="P41">Sit igitur quoad substantiam fuam minime<text:line-break/>cocta, nilis vero est tenuis cui ita permanenti tenui ani.<text:line-break/>nectatur color exquisite albus, ut fit ea tenuis et alba;<text:line-break/>haec urina multa significat. Aut enim 'imbecillitatem' vir-<text:line-break/>tutis ostendit, sicut,in senibus et in morbis diuturnis in<text:line-break/>pluribus ut plurimum apparent urinae tenues et albae.<text:line-break/>Tales etiam in nonnullis qui'natura imbecilles vires ha-<text:line-break/>bent videntur. Interdum significat obstructionem, sicuti<text:line-break/>quum in nephriticis apparet, indicat, et in quartanis simi-<text:line-break/>liter quum in principiis talis meitur obstructionem signi-<text:line-break/>ficat, ac rursus in ipsis quartanis talis quum micta suerit<text:line-break/>urina circa initia obstructionem significat; humor etenim<text:line-break/>melancholicus quum fua crassitie venas obstruat, quasi per-<text:line-break/>colata urina alba et tenuis apparet. Indicant vero tales<text:line-break/>urinae et aliud summum malum, si enim in causo et</text:p>
      <text:p text:style-name="P187"><text:span text:style-name="T14">urente sebre appareat urina tenuis et alba, significat phre-<text:line-break/>nitin. Quum enim febris ipsa? urens copiam bilis indicet,<text:line-break/>urina vero non tingatur, manifestum est quod biliosus hu- '<text:line-break/>mor non retinetur in vasis, fed levi fate sua cerebrum in-<text:line-break/>silit. Siquidem igitur nondum adest phrenitis, urina eri-<text:line-break/>flecte tenui et allui, febre yero ardenjte, praedicimus phre-<text:line-break/>nitin suturam; si vero adest-phrenitis, urina vero ejus-;<text:line-break/>modtest, praedicimus mortem ut plurimum,, neque enim<text:line-break/>poterit virtus cerebri servari,, cui ingruit tantus acutae<text:line-break/>mordacisque cholerae impetus, . Haec igitur significat urina-<text:line-break/>tenuis et alba.<text:tab/></text:span><text:span text:style-name="T20">,-rsu.d, sc .</text:span></text:p>
      <text:h text:style-name="Heading_20_2" text:outline-level="2">Cap. V.</text:h>
      <text:p text:style-name="P240"><text:span text:style-name="T14">Sit iterum urina quoad IJubstantiam cruda,<text:line-break/>id est tenuis, quoad colorem autem, modice nocta, ut sit<text:line-break/>pallida; talis imbecillitatem significat. Quoad colorem<text:line-break/>enim concoxit, quippe quum hoc facilius sit, nondum </text:span><text:span text:style-name="T20">vero<text:line-break/></text:span><text:span text:style-name="T14">quoad substantiam, propterea quod hoc difficilius est.</text:span></text:p>
      <text:h text:style-name="Heading_20_2" text:outline-level="2">Cap. V<text:span text:style-name="T58">I</text:span>.</text:h>
      <text:p text:style-name="P41">Sit urina tenuis cui annectatur, color ru-</text:p>
      <text:p text:style-name="P188"><text:span text:style-name="T14">fus, talis melior quidem est priore, est tamen cruda quoad<text:line-break/>substantiamisuin.</text:span></text:p>
      <text:h text:style-name="Heading_20_2" text:outline-level="2">Cap. V<text:span text:style-name="T58">II</text:span>.</text:h>
      <text:p text:style-name="P189"><text:span text:style-name="T14">Sit urina tenuis et flava, haec non solum<text:line-break/>cruditatem indicat, fed etiam defecurm alimenti, id quod<text:line-break/>in juvene jejuno</text:span><text:span text:style-name="T39">1</text:span><text:span text:style-name="T14"> • repetitur./ Interdum ostendit calorem<text:line-break/>mullum ih profundo biliosum succum gignere;id quod </text:span><text:span text:style-name="T20">ia'<text:line-break/></text:span><text:span text:style-name="T14">febre tertiauasindieai et vigilias ac auiini perturbationes.<text:line-break/>Haec omnia flavam urinam' essiciuut.<text:tab/>®' •-.-•••luii</text:span></text:p>
      <text:h text:style-name="Heading_20_2" text:outline-level="2"><text:span text:style-name="T51">Cap. VIII.</text:span></text:h>
      <text:p text:style-name="P243"><text:span text:style-name="T14">Proponatur ' iterum urina cruda quoad-<text:line-break/>substantiam tenuis, fed rubea, talis nunquam reperitur. Si"<text:line-break/>enim rubetis -color in urina a sanguine fit, sanguis vero,<text:line-break/>a coctione, coctio autem substantiam incrassat, manifestum<text:line-break/>est quod - rubor • lu urina cum tenuitate consistere nonc<text:line-break/>potest. Quod 'si aliquando ieperiatur tenuis urina cuni<text:line-break/>rubore, color ille exquisite rubeus nori est, fed est quid-<text:line-break/>dam ichoi oeides.</text:span></text:p>
      <text:h text:style-name="Heading_20_2" text:outline-level="2">Cap. IX.</text:h>
      <text:p text:style-name="P41">» Ultima autem est connexio tenuis et ni-<text:line-break/>grae, haec'etiam nunquam reperitur?' Color enim niger</text:p>
      <text:p text:style-name="P55"><text:span text:style-name="T14">fit propterea quod melancholicus humor per urinas pur-<text:line-break/>gatur; aut fit a ftig-ditate nimia aut a nimia sanguinis<text:line-break/>adustione.; haec 'vero tria crassitiem sibi vendicant.</text:span></text:p>
      <text:h text:style-name="Heading_20_2" text:outline-level="2">Cap. X.</text:h>
      <text:p text:style-name="P240"><text:span text:style-name="T20">Quod</text:span><text:span text:style-name="T14"> auteiu </text:span><text:span text:style-name="T20">tres</text:span><text:span text:style-name="T14"> quas diximus urinae ni-<text:line-break/>grae differentiae, crassam sibi substantiam vendicemscm.a-r<text:line-break/>nisestum est; in remissione enisu febris quartanae et solu-<text:line-break/>tione melancholiae urinae apparent </text:span><text:span text:style-name="T20">nigram</text:span><text:span text:style-name="T14"> mReddunturJ<text:line-break/>autem nigrae propterea qnod humor melancholicus: per<text:line-break/>has expurgetur, qui sua substantia terreus'est et crassus;<text:line-break/>quare et urinas efficit crassas. Simili modo et hae uri-<text:line-break/>nae quae ex assatione adustioneqne sanguinis nigrae, fiunt,<text:line-break/>crassae sunt. Si enim ustio nimia exsiccat humidi talem<text:line-break/>languinis, constat quod etiam crassam efficit ejus substan-<text:line-break/>tiam; quare manifestum est quod et urinae crassae fient;<text:line-break/>a sanguine lenim sit coloris immutationem accipiunt .et<text:line-break/>substantiae, usti , sanguinis crassitiem &lt; reserunt, Frigiditas<text:line-break/>vero quia incrassat materiam, etiam urinae substantiam</text:span></text:p>
      <text:p text:style-name="P190"><text:span text:style-name="T14">faciet humori similem. Ita igitur urinae fiunt crassae, ut<text:line-break/>docui.<text:tab/></text:span><text:span text:style-name="T20">'sc'<text:tab/>-.q,</text:span></text:p>
      <text:h text:style-name="Heading_20_2" text:outline-level="2">Cap. XI.</text:h>
      <text:p text:style-name="P241"><text:span text:style-name="T14">Et de connexione substantiae tenuis eum<text:line-break/>diversis urinae coloribus haec quae diximus sufficiant;<text:line-break/>fuperest ut de. altera substantiae disserentia disseramus. Sit<text:line-break/>igitur urina crassa cui ita permanenti crassae color albus<text:line-break/>accedat, talis urina magnam-esse su corpore crudorum<text:line-break/>humorum inopiam• indicat^q^e. </text:span><text:span text:style-name="T43">s</text:span><text:span text:style-name="T14">unifa .... ( toais.x. -</text:span></text:p>
      <text:h text:style-name="Heading_20_2" text:outline-level="2">Cap. Xll.</text:h>
      <text:p text:style-name="P240"><text:span text:style-name="T14">-mProponatur crassa et pallida, fuaec uon<text:line-break/>potest in, connexionem venire, nequeennn crasia^ct rufa<text:line-break/>neque crassa, et. flava simul cqnsistere possuntr Colores<text:line-break/>enim hi propter defectum materiaecsiunt,- ac. debilitatem<text:line-break/>virtutis, cralsa autem a contrariis fit causis. Quare/, mani-<text:line-break/>festum est .quod, rusa- aut pallida aut flava simul cum<text:line-break/>crassa permanere nequeunt.</text:span></text:p>
      <text:h text:style-name="Heading_20_2" text:outline-level="2">Cap. XllI.</text:h>
      <text:p text:style-name="P240"><text:span text:style-name="T14">Sit urina crassa et rubea, hujusmodi enim<text:line-break/>urina reperitur, significat plenitudinem sanguinis, ut fit in<text:line-break/>synochis febribus.</text:span></text:p>
      <text:h text:style-name="P6" text:outline-level="2">Cap. XIV.</text:h>
      <text:p text:style-name="P191"><text:span text:style-name="T14">Sit crassa urina et nigra, talis etiam re-<text:line-break/>peritur </text:span><text:span text:style-name="T39">1</text:span><text:span text:style-name="T14"> et significat evacuationem humoris' melancholici;<text:line-break/>id quod multoties fit in declinatione quartanarum et in,<text:line-break/>folutione melancholiae. De .urinis: vero nigris quae fiunt<text:line-break/>aut "ab adustione aut a frigiditate postea..dicemus. Et hae<text:line-break/>quidem sunt crassi cum iis quos diximus coloribus- con-<text:line-break/>nexiones. 'Jam vero- incipiamus agere de iis-quae </text:span><text:span text:style-name="T20">con-.<text:line-break/></text:span><text:span text:style-name="T14">tenta vocavimus.<text:tab/>, r</text:span></text:p>
      <text:h text:style-name="Heading_20_2" text:outline-level="2">Cap. XV.</text:h>
      <text:p text:style-name="P192"><text:span text:style-name="T14">Esto igitur primum album, supremum lo-<text:line-break/>cum occupans planum, sed inaequale, id est uno die co-<text:line-break/>ctum, postero die non coctum; tale debilitatem indicat<text:line-break/>virtutis, quae non potest ex aequo omni tempore, inate-<text:line-break/>riam concoquere.</text:span></text:p>
      <text:h text:style-name="Heading_20_2" text:outline-level="2">Cap. XVI.</text:h>
      <text:p text:style-name="P42">Sit vero album quidem et inferiorem<text:line-break/>locum tenens, nou amplius tamen planum, sed divulsum,<text:line-break/>hoc deterius est priore; illud .enim ostendebat naturam.<text:line-break/>sustinere inaequalitatem multis interjectis: diebus'.; hoc. vero<text:line-break/>in una. coctione., id quod deterrimum..est. Et .veluti. au-<text:line-break/>tumnus propterea malus esse dicitur quod est? inaequalis,</text:p>
      <text:p text:style-name="P55"><text:span text:style-name="T14">si tamen inaequalis fiat quarto vel quinto quoque die</text:span><text:span text:style-name="T39">!<text:line-break/></text:span><text:span text:style-name="T14">minus est malus, ss vero una die ,longe pejor est, sic et'<text:line-break/>fedimenta divulsa pejora prioribus sunt, quoniam indicant<text:line-break/>naturam in una coctione defecisse ob distractionem, distra-<text:line-break/>hitur vero natura a flatibus qui ititer succos intercursans<text:line-break/>ac dirimunt continuitatem succi qui concoquitur. Quo-<text:line-break/>niam igitur supposuimus .contentum habere se secundum<text:line-break/>naturam quoad colorem et locum; praeter naturam autem<text:line-break/>in substantia</text:span><text:span text:style-name="T39">1</text:span><text:span text:style-name="T14">, manifestum est quod </text:span><text:span text:style-name="T20">in</text:span><text:span text:style-name="T14"> substantia' illius quod<text:line-break/>haec' ita habet aequalitas vel inaequalitas est</text:span></text:p>
      <text:h text:style-name="Heading_20_2" text:outline-level="2">Cap. XVII.</text:h>
      <text:p text:style-name="P240"><text:span text:style-name="T14">Sit igitur prius aequale divulsum, tale<text:line-break/>procul dnbio malum est, indicat enim copiam crassi flatus<text:line-break/>in profundo qui a natura extenuari non</text:span><text:span text:style-name="T39">1</text:span><text:span text:style-name="T14"> potuit.</text:span></text:p>
      <text:h text:style-name="Heading_20_2" text:outline-level="2">Cap. XVIII.</text:h>
      <text:p text:style-name="P41">Sit aliud divulsum inaequale, id est<text:line-break/>alio; tempore tale apparens alio diverfum; hoc priore est<text:line-break/>melius , indicat siquidem flatuosos succos esse paucos quos<text:line-break/>natura cito' discutiet &lt;t tenues reddet. Et mirum sane est<text:line-break/>inter opera naturae aequalitatem’ malum esse) inaequalita-</text:p>
      <text:p text:style-name="P55"><text:span text:style-name="T14">tem bonum; quod merito sane ita evenit, mala enim si<text:line-break/>eandem perpetuo vim. habeant, deterrima fiunt. Sicut et<text:line-break/>pulsus arteriarum, si scmper et continuo intermittens exi--<text:line-break/>stat, deterrimus est, si vero aliquando intermittens, ali-,<text:line-break/>quando, non intermittens, minus est malum.</text:span><text:span text:style-name="T43">:</text:span><text:span text:style-name="T14"> Eodem medo<text:line-break/>sedimentum divulsum inaequale minus malum est .sedi-<text:line-break/>mento divulso- et aequali. Et haec quidem de hac com-<text:line-break/>plloatlone dicta sufficiant. ,</text:span></text:p>
      <text:h text:style-name="Heading_20_2" text:outline-level="2">Cap. XIX.</text:h>
      <text:p text:style-name="P240"><text:span text:style-name="T14">Sit autem, alia, complicatio haec. Con—.<text:line-break/>tentum quoad colorem sit coctum et sit album, non obti--<text:line-break/>nens tamen locum inferiorem, fed medium, ac quod me-<text:line-break/>dium locum habet sit prius et laeve in fubstantla, aequale<text:line-break/>&lt;in tempore, talefindicat coctionem, fed tamen non perfe-<text:line-break/>ctam , id enim non est hypostasis fed media coctio, aut<text:line-break/>claram ostendens, quod enim in medio est- naturae hypo-<text:line-break/>stasis est, loco tamen • differt ab hypostasi. Causa autem<text:line-break/>diversitatis toci est abundantia status qui,- immifcetur suc-<text:line-break/>cis; • si emm flatus haud exacte - per concoctionem fuerit</text:span></text:p>
      <text:p text:style-name="P13">extenuatus, sed ob crassitiem inclusus fuerit intra conten-<text:line-break/>tum, flatus ipse trudit illud atque attollit aut ad fupre-<text:line-break/>mamfuperficrem et tum vocatur nubecula aut ad mediam<text:line-break/>regionem, quod tum vocatur suspensum. At vero si nulli<text:line-break/>sunt omnino flatus ipsum gravitate sua deorsum fertur<text:line-break/>vocaturque hypostasis. Et de suspenso quidem id mihi<text:line-break/>dicendum fuerat.</text:p>
      <text:h text:style-name="Heading_20_2" text:outline-level="2">Cap. XX.</text:h>
      <text:p text:style-name="P41">Tria haec igitur quae diximus diversa<text:line-break/>sunt tantummodo situ; situs autem variatur per flatum,<text:line-break/>flatus autem generatur coctione, coctio vero quando per-<text:line-break/>fecta fuerit flatum attenuabit et resolvet, propterea hy-<text:line-break/>postasis perfecta persectam indicat coctionem. Si autem<text:line-break/>ventositas illa extenuari nec prae crassitie ex humore dis-<text:line-break/>folvi potuerit, ideoque fuccum non coctum habeat, unde<text:line-break/>et imperfectam ostendat coctionem, sed obscuram et me-<text:line-break/>diam; ideo mediam quoque obtinet regionem, neque enim<text:line-break/>copiofus est, si namque in fuperiori parte cocta fuerit ac<text:line-break/>facta fuerit, nubecula, -coctionem quidem significat factam,'<text:line-break/>verum obscuram, quoniam multa et crassa est ejusmodi</text:p>
      <text:p text:style-name="P193"><text:span text:style-name="T14">ventositas. Cla-um est igitur quod ,x situ sedimentorum<text:line-break/>nihil plus discimus." quam modum et mensuram,, eorum,<text:line-break/>quae indicantur.<text:tab/>enim, nigrum .erit contentum, signum</text:span></text:p>
      <text:p text:style-name="P56"><text:span text:style-name="T14">est malum, minus vero est malum si solum, id nigrum est<text:line-break/>quod lu medio jacet; ae multo minus etiam si nubecula,<text:line-break/>si vero id quod in infimo est veluti hypostasis, longe est.<text:line-break/>pessimum. Sufficiant vere haec dicta-de situ, qui neque<text:line-break/>bonum neque malum significat,, fed modum et mensuram<text:line-break/>boni et mali. Quum autem in contentu quatuor nobis<text:line-break/>consideranda sint,molor scilicet, locus, fubstantia et tem-<text:line-break/>pns; fuperest ut de colore jam disseramus, eum de sub-<text:line-break/>stantia, tempore et loco jam satis dixerimus.. Colqr au-,<text:line-break/>tem alius est naturalis contento et est. albus; alius praeter -<text:line-break/>naturam, qualis est niger, lividus, pallidus, rubeus; de<text:line-break/>quibus jam agamus.</text:span></text:p>
      <text:h text:style-name="Heading_20_2" text:outline-level="2">Cap. XXI.</text:h>
      <text:p text:style-name="P41">Sedimentum rubeum fit a 'sanguine icno-<text:line-break/>roeide: significat autem coctionis defictum, non tamen<text:line-break/>mortem,-quum enim succus is sit benignus et amicus na-</text:p>
      <text:p text:style-name="P55"><text:span text:style-name="T14">turae, magnum periculum inferre non solet; quia .vero<text:line-break/>indicat cruditatem, ob id etiam morbum diuturnum, id:<text:line-break/>autem ex eo quod dicturi sumus de liquore lutelliges.<text:line-break/>Humores quidam generantur ex phlegmate, sicut phlegma<text:line-break/>et ichor: quidam generantur una cum sanguine, sicut flava<text:line-break/>bilis et nigra bilis. Quando igitur urina videtur rubra,<text:line-break/>indicium est quod ab ichore colorem accepit; ichor autem<text:line-break/>fit ante quam sanguis fiat,-,neque enim natura perfectam<text:line-break/>sanguini tincturam dedit, manifestum est quod nondum<text:line-break/>coctus est; ad hoc autem tempore indiget natura ut san-<text:line-break/>guis coquatur. Quid igitur significet sedimentum rubeum'<text:line-break/>jam diximus,</text:span></text:p>
      <text:h text:style-name="Heading_20_2" text:outline-level="2">Cap. XXII.</text:h>
      <text:p text:style-name="P240"><text:span text:style-name="T14">Sedimentum autem nigrum aliquando,<text:line-break/>frigiditatis est indicium, interdum caliditatisdiscernetur<text:line-break/>vero alterum ab allero hoc modo. Si antecessit lividos,,<text:line-break/>postea, subsecutus est-color niger, indicationem facit frigi-.-<text:line-break/>ditatis, si vero antecessit viridis, subsequitur? vero niger,»<text:line-break/>caliditatem indicat. Et quatuorvquidrm in. contento in-'</text:span></text:p>
      <text:p text:style-name="P55"><text:span text:style-name="T14">quifivimus, colorem dico et. locum ei substantiam,-ettem-<text:line-break/>pus, omnium alitem horum syncrifin fecimus... - ...</text:span></text:p>
      <text:h text:style-name="Heading_20_2" text:outline-level="2">Cap. XXII<text:span text:style-name="T68">I</text:span>.</text:h>
      <text:p text:style-name="P194"><text:span text:style-name="T14">Lividum antem.. frigiditatem iqdicat et<text:line-break/>extinctionem ,ylutu.tis.</text:span></text:p>
      <text:h text:style-name="Heading_20_2" text:outline-level="2">Cap. XXIV.</text:h>
      <text:p text:style-name="P240"><text:span text:style-name="T14">Ex oleaginis urinis alia est elaeochroa,<text:line-break/>alia elaeophanes, alia elaeodes.,,, Prima principiumindicat<text:line-break/>colliquatioms adipis totius corporis, est vero ea colorem<text:line-break/>olei retinens.,, Elaeophanes autem habet exquisitiorem<text:line-break/>mixtionem olei cum urina significatque augmentum eolli-.<text:line-break/>quationis.... Elaeodes est quae ..tata fui substantia et colore<text:line-break/>et consistentia undequaque est veluti oleum; quae indicat<text:line-break/>statum et summum vigorem,.jcpjsiquationis. Sunt antem<text:line-break/>hae urinae etiam ex colliquatione adipis renum. Exstant<text:line-break/>tamen cautiones quibus hoc discernas, quarum meminit<text:line-break/>Hippocrates in aphorifmo de resolutione adipis renum,<text:line-break/>ubi dicit-: </text:span><text:span text:style-name="T20">quibus hypostasis stinguis ac simul tota, iis re-<text:line-break/>num vitium stgnistcatur.</text:span><text:span text:style-name="T14"> lpsemet docuit discernendi. mo-<text:line-break/>dum, cum addidit </text:span><text:span text:style-name="T26">ἀθρόη</text:span><text:span text:style-name="T18">, </text:span><text:span text:style-name="T14">id est simul tota; lu renum</text:span></text:p>
      <text:p text:style-name="P55"><text:span text:style-name="T14">enim colliquatione celeriter adipes excernuntur, in colli-<text:line-break/>qnatione autem totius corporis adipes colliquati paulatim,<text:line-break/>id est tarde etinon universim,’ ciim itrina exiunt. Quia<text:line-break/>enim recipitur adeps a venisrinembris vicinis, deinde ah<text:line-break/>iis quae'continuantur et rurfus ab aliis et aliis et tandem<text:line-break/>a renibus et a vesica, patet multo post tempore excerni,<text:line-break/>adipis vero in renibus colliquati propter vicinitatem 'trans-<text:line-break/>itus celerrima est excretio et'non paulatim. Hoc igitur<text:line-break/>est.quod, dixit Hippocrates: simul tota, id est celeriter-<text:line-break/>Haec de oleaginis.</text:span></text:p>
      <text:h text:style-name="Heading_20_2" text:outline-level="2">Cap. XXV.</text:h>
      <text:p text:style-name="P240"><text:span text:style-name="T14">Cum autem caro ipfa liquatur, facit<text:line-break/>hypostases oroboides., quas iit bene discernas animum ad-<text:line-break/>verte ad coctionem aut? cruditatem aut febrem acutam<text:line-break/>praefenteiu. Si'enim adest </text:span><text:span text:style-name="T20">febris,'</text:span><text:span text:style-name="T14"> totius corporis </text:span><text:span text:style-name="T20">est passio,<text:line-break/>si vero non</text:span><text:span text:style-name="T14"> adest febris, esu vii ium renum. Et rursus si<text:line-break/>adest criiditas ’urinarum, totius'corporis vitium est, si co-<text:line-break/>ctio adest, hypostafes vero orobin.ae appareant, vitium lu-<text:line-break/>dicat renum. .Nec. fine causa cruditas incessit, quando<text:line-break/>morbus est totius corporis, ea enim vasa quae coctionem</text:span></text:p>
      <text:p text:style-name="P244"><text:span text:style-name="T14">conficiunt male affecta funt, in vitio autem renum crudi-<text:line-break/>tas.non adest, renes enim non sunt instrumenta coctionis<text:line-break/>urtnae.. Haec de colliquatione carnis et adipis. q.m</text:span></text:p>
      <text:h text:style-name="Heading_20_2" text:outline-level="2">Cap. XXVI.</text:h>
      <text:p text:style-name="P243"><text:span text:style-name="T14">Quaudo solsda uienibra male suntaffie-<text:line-break/>cta abraduntur primum extimae partus et’ reddunt urinas'<text:line-break/>petaroideis, funt tamen: ethae aliquando a ritic vesicae.<text:line-break/>Discernes auter. hoc ex iis quae' jam diximus de' v’tio<text:line-break/>renum, si enim, adfuerit febris, tutius corporis est vitium,:<text:line-break/>si non adfuerit febris,- vitium' est vesicae, si cruditas adsit,<text:line-break/>totum corpus est affectum, si coctio adsit, vesica.</text:span></text:p>
      <text:h text:style-name="Heading_20_2" text:outline-level="2">Cap. XXV<text:span text:style-name="T68">II</text:span>.</text:h>
      <text:p text:style-name="P240"><text:span text:style-name="T14">Quando febris profunda^corporis vasa'<text:line-break/>corripit ac dilacerat hypostases fiunt pityroideis furfura-<text:line-break/>ceae, quae strictiores quidem sunt squamosis, fed crassio-<text:line-break/>res, id vero etiam vitium vesicae-, atiquando indicat. Dis-<text:line-break/>cernitur, autetr hoc eo'quo diximus modo; si enim </text:span><text:span text:style-name="T20">ad-<text:line-break/>fuerit</text:span><text:span text:style-name="T14"> febris, vitium est'totius corporis, sin minus, vesicae.</text:span></text:p>
      <text:h text:style-name="Heading_20_2" text:outline-level="2">Cap. XXVllI.</text:h>
      <text:p text:style-name="P41">Pesteaquam, vero febris ipsa longe<text:line-break/>lateque majori vi quam in superioribus vitiis solida mem-</text:p>
      <text:p text:style-name="P55"><text:span text:style-name="T14">bra corripuerit, facit solidiora fedimenta' quam erant illa<text:line-break/>quae speciem furfuris referebant, quae vocantur.orimnode-<text:line-break/>Haec vero . duo significant, aut adustionem- sanguinis aut<text:line-break/>liquefactionem solidarum nimiam. .Et siquidem alba; fue-<text:line-break/>rint quae resideiiij,-folidorum partium-, est vitium,.si vero<text:line-break/>r ibea exstiterint, fangninis adullio. i^ g«. t</text:span></text:p>
      <text:h text:style-name="Heading_20_2" text:outline-level="2">Cap. X<text:span text:style-name="T69">XI</text:span>X.</text:h>
      <text:p text:style-name="P240"><text:span text:style-name="T14">JX. lridicat hepar esse ulcera tum cujus sub-<text:line-break/>stantia dissolvitur. Et, partus quidem lmjus fedimenti sub-<text:line-break/>tiliores habent colorem- icborofum,. crassius es, autem sunt<text:line-break/>similes fandarachae, qnae ut. plurimum portendunt mortem<text:line-break/>insumis aut, si supervixerint, hydropem. </text:span><text:span text:style-name="T43">l</text:span><text:span text:style-name="T14">y..n,.</text:span><text:span text:style-name="T43">l</text:span><text:span text:style-name="T14">s. </text:span><text:span text:style-name="T26">ψ</text:span></text:p>
      <text:h text:style-name="Heading_20_2" text:outline-level="2">Cap. XXX.</text:h>
      <text:p text:style-name="P195"><text:span text:style-name="T14">Foetida urina indicat putrefactionem et.<text:line-break/>extinctionem virtutis.<text:tab/>-m,</text:span></text:p>
      <text:h text:style-name="Heading_20_2" text:outline-level="2">Cap. XXXI.</text:h>
      <text:p text:style-name="P41">/, Sestat vero nobis speculari de humoris<text:line-break/>urinarii cum sedimentis connexionibus ac dicere quid<text:line-break/>significent. Hae enim connexiones quas hucusque expli-<text:line-break/>cavimus, erat ut solius humoris urinarii quas pnmo loco<text:line-break/>edisseruimus; vel sclius sedimenti quas, sccundo loco ex-<text:line-break/>pofuimus; nunc autem et humoris et sedimenti simul con-</text:p>
      <text:p text:style-name="P55"><text:span text:style-name="T14">nexiones complicemus et exponamus, quid significet quae-<text:line-break/>libet' complicationis</text:span><text:span text:style-name="T39">1</text:span><text:span text:style-name="T14"> differentia.</text:span></text:p>
      <text:h text:style-name="Heading_20_2" text:outline-level="2">Cap. XXXl<text:span text:style-name="T59">I</text:span>.</text:h>
      <text:p text:style-name="P240"><text:span text:style-name="T14">Proponatur agitur primo urina, non<text:line-break/>cocti humoris, qui est tenuis; nec cocti.coloris, qui est dl-<text:line-break/>bus, in tali urina nunquam potest existere sedimentum;<text:line-break/>tenuuas enim significat desectum materiae ex qua fit id<text:line-break/>quod residet,. Au ‘haec in tenui quae permanet tenuis<text:line-break/>esse'sedimentum simul que esse urinam pallidam aut rufam<text:line-break/>aut flavam est impossibileyin iis' eniuf natura privata nu-'<text:line-break/>tr i mento convertit se ad colorem faciendum..' Quare si,<text:line-break/>volumus conficere connexiones humoris urinarii cum se-<text:line-break/>dimentis, tenue abjiciamus </text:span><text:span text:style-name="T20">a</text:span><text:span text:style-name="T14"> proposito, proponamus vero<text:line-break/>crassum.</text:span></text:p>
      <text:h text:style-name="Heading_20_2" text:outline-level="2">Cap. XXXIII.</text:h>
      <text:p text:style-name="P240"><text:span text:style-name="T14">Sit vero urina colore alba, substantia<text:line-break/>crassa,' in hac potest residere sedimentum quod sit album,<text:line-break/>sed non laeve, </text:span><text:span text:style-name="T20">in</text:span><text:span text:style-name="T14"> talibus enini crudorum succorum copia’<text:line-break/>colligitur, quae licet coctionem coloris admittat, suustan-<text:line-break/>tiae tamen minime. -</text:span></text:p>
      <text:h text:style-name="P6" text:outline-level="2">Cap. XXXIV.</text:h>
      <text:p text:style-name="P240"><text:span text:style-name="T14">Sit alia crassa cui connexus sit co-<text:line-break/>lor rubeus, pallido-enim, rufo </text:span><text:span text:style-name="T39">:</text:span><text:span text:style-name="T14">et'flavo ob </text:span><text:span text:style-name="T20">eas</text:span><text:span text:style-name="T14"> pias dlui-<text:line-break/>mus causas crassum connecti uon potest, si igitur rubeo<text:line-break/>misceatur crassum, fd quod saepius accidit in synochis<text:line-break/>febribus, signum est crulitatis et 'in humore et in sedi-<text:line-break/>mento tum quoad fubstantiamtum quoad colorem utri us-<text:line-break/>que, humoris scilicet et sedimenti.</text:span></text:p>
      <text:h text:style-name="Heading_20_2" text:outline-level="2">Cap. XXXV.</text:h>
      <text:p text:style-name="P240"><text:span text:style-name="T14">Sit urina alia crassa et nigra; haec<text:line-break/>non cocta est nec colore nec substantia tam humoris uri-<text:line-break/>narii quam sedimenti, Et hae quidem sunt connexiones<text:line-break/>urinae crassae quae remanet crassa.</text:span></text:p>
      <text:h text:style-name="Heading_20_2" text:outline-level="2">Cap. XXXVI.</text:h>
      <text:p text:style-name="P240"><text:span text:style-name="T14">Sit vero urina quoad substantiam<text:line-break/>mediocris, cui annectatur, color aliquis; haec alba esse<text:line-break/>non potest, si enim alba est, cruda esu Esto tamen, appa-<text:line-break/>reat urina mediocris suostantiae et alba,- mirum profecto<text:line-break/>erit, quomodo natura mediocrem substantiam, faceret, co-<text:line-break/>lorem vero non decoqueret, quum illud majoris sit nego,<text:line-break/>cii et difficultatis. Mediocre igitur cum albo consistere</text:span></text:p>
      <text:p text:style-name="P13">non potest, raro autem cum pallido, nisi abundans humi-<text:line-break/>litas' aliunde bili- advenerit. Color quoque rufus aut sta-<text:line-break/>vus cum mediocri urinae substantia non potest communio-<text:line-break/>nem habere; quod si aliquando habeat, in illis tamen ni-<text:line-break/>hil-residet; proinde et has urinarum cum hypostasi com-<text:line-break/>plicationes ut inanes omittamus.</text:p>
      <text:h text:style-name="Heading_20_2" text:outline-level="2">Cap. XXXV<text:span text:style-name="T59">II</text:span>.</text:h>
      <text:p text:style-name="P41">Virides seu lividae, nigrae, -cruentae,<text:line-break/>nimium'crassae, rufae, supra modum impermixtae, rufae<text:line-break/>simul tenues, carentes hypostasi, pravae sunt foetidae,<text:line-break/>pingues, oleaginae et eae, quae excedunt copiam potus.</text:p>
      <text:h text:style-name="Heading_20_2" text:outline-level="2">Cap. XXXVIII.</text:h>
      <text:p text:style-name="P41">Lividae, nigrae, caliginosae, variae,<text:line-break/>divulsae, farinaceae, sanguinolentae, biliosae et exustae,<text:line-break/>phlegmaticae et- foetidae: urinae vero in quibus nihil re-<text:line-break/>sidet sunt omnino pravae,- Hae igitur species urinarum<text:line-break/>significant plurimas causas liverlorum morborum eorum-<text:line-break/>quq augmenta, declinationem, discretionem, concretionem,<text:line-break/>coctionem, cruditatem, modum insuper periculorum quae</text:p>
      <text:p text:style-name="P13">futura sunt. Considerare , autem medicus debet in his<text:line-break/>omnibus multitudinem et vim causarum ac sxsuperautiam,<text:line-break/>qno delictum omne evitetur.</text:p>
      <text:h text:style-name="Heading_20_2" text:outline-level="2">Cap. XXXIX.</text:h>
      <text:p text:style-name="P240"><text:span text:style-name="T14">In mortis febrilibus utilissima est uri-<text:line-break/>nae indicatio. Quoniam antem omne, quod est praeter<text:line-break/>naturam cognoscitur per id quod est fecundum naturam;<text:line-break/>idcirco urinarum notitia incipere debet ab iis, quae fe-<text:line-break/>cundum naturam sc habenti Optima igitur urina est in<text:line-break/>iis hominibus, qni fani sunt et bonam corporis habitudi-<text:line-break/>nem fortiti sunt, subrufa aut fubflava, mediocris crassitiai-,<text:line-break/>tali colore permanens quali micta est: hypostasin retinens<text:line-break/>planam, aequalem,-albam per omne' tempus, multitudinem<text:line-break/>autem promenfura et ratione potus-. In mulieribus ta-<text:line-break/>men urina fecundum naturam albioris coloris esse deoet<text:line-break/>quam in </text:span><text:span text:style-name="T20">viris</text:span><text:span text:style-name="T14"> habereque hypostasin copiosiorem. In pue-'.<text:line-break/>risi vero aesate necesse est crassiorem esse hypostasin p'fo--<text:line-break/>pter' edacitatem puerorum et inotus eorum importunos ac<text:line-break/>inordinatos. Q-ando autem Hippocrates dicit hypostasin</text:span></text:p>
      <text:p text:style-name="P55"><text:span text:style-name="T14">laevem vult significare non divulsam sed continuam :-<text:line-break/>quando dicit aequalem, vult signisicare tum eam, quae per<text:line-break/>omne tempus similis est sui ita ut si uno die sit cocta,<text:line-break/>postero die. non sit cruda, tum eam quae sedimentum et<text:line-break/>liquorem habet totum sibi aequalem. In urina naturali<text:line-break/>consideranda sunt haec, substantia, color et ea quae ini<text:line-break/>urina apparent, qualis est nubecula, suspensum .et ea quae<text:line-break/>in fundo est, hypostasis: quod si aliquid horum in urina<text:line-break/>immutatum fuerit, indicium erit cruditatis in venis.</text:span></text:p>
      <text:h text:style-name="Heading_20_2" text:outline-level="2">Cap. XL.</text:h>
      <text:p text:style-name="P240"><text:span text:style-name="T14">Optima in aegrotis urina est ea, quae si-<text:line-break/>millima est urinae sanorum hominum, subpallida aut sub-<text:line-break/>flava, habens hypostasin albam, laevem aequalem. Ab hac<text:line-break/>vero jam defecit quae suspensum habet album, laeve, ae-<text:line-break/>quale. Adhuc- vero magis deficit, quae nubeculam habet •<text:line-break/>albam, laevem, aequalem. In quibus enim flatus est iu<text:line-break/>profundo crassus et incoctus, si paucus is fuerit, permittit<text:line-break/>materiam ad maturae, fundum deferri: si voro abundaverit</text:span></text:p>
      <text:p text:style-name="P13">effert hypostasin ad superficiem summam urinae et facit<text:line-break/>eam, qnam dicunt nubeculam. Quanto igitur flatus prae-<text:line-break/>valuerit et magis dissecuerit ac magis in altum sustulerit<text:line-break/>hypostasim, tanto minus cocta?dicetur esse urina. In ter-<text:line-break/>tianis tamen exquisitis et in ephemeris febribus sola nu-<text:line-break/>becula aut suspensum ad solutionem morbi faepe fufficit:<text:line-break/>interdum fufficit et siuius color urinae bonus.</text:p>
      <text:h text:style-name="Heading_20_2" text:outline-level="2">Cap. XL<text:span text:style-name="T65">I</text:span>.</text:h>
      <text:p text:style-name="P41">Saepe autem albus color eorum quae lu<text:line-break/>urinis apparent rudes decipit ita, ut nesciant malam esse ,<text:line-break/>hypostasin quae illis videtur bona, ac e diversu bonam<text:line-break/>esse quae illis videtur mala. Accidat enim aliquando ut<text:line-break/>albus humor et crudus excernatur simul cum urina ac in<text:line-break/>imo subfideat instar bonae hypostasis: aliquando affecto<text:line-break/>hepate aut renibus pus cum urina excernitur et subsidet,<text:line-break/>ita ut indoctos deripiat. Sed hoc discernetur primum per<text:line-break/>dolorem qui praecessit in renibus aut in hepate aut in<text:line-break/>aliqua parte alia quae folet per urinas expurgari, deinde<text:line-break/>per foetorem quem obtinet pus. . Crudus autem humor</text:p>
      <text:p text:style-name="P196"><text:span text:style-name="T14">discernetur a bona hypostasi per inaequalitatem substantiae<text:line-break/>ipsius contenti, ..neque enim humer crudus permanet sibi<text:line-break/>continuus, sed dividitur lu exiles et minutas partes veluti<text:line-break/>arenulas neque laevis est omnino sicut vera hypostasis. In<text:line-break/>bonis autem urinis primum quod apparet est nubecula:<text:line-break/>deinde facto aliquo descensu' apparet id quod vocatur sus-<text:line-break/>pensum, in-fine autem quum jam percolata est, subfidet<text:line-break/>in prosundo facitque hypostasin', nimirum- quum jam per-<text:line-break/>fecte cocta fuerit. At in crudis humoribus a principio<text:line-break/>statim delebitur multitudo non pauca in profundum </text:span><text:span text:style-name="T20">ma-<text:line-break/>tulae, interim</text:span><text:span text:style-name="T14"> et totius urinae color est malus: deinde<text:line-break/>paulatim concocta et .extenuata multitudo attollitur lu<text:line-break/>medium humoris facitque suspensum. Posteaquam vero<text:line-break/>maximopere extenuata coctaque 'suerit, insidet in' superfi-<text:line-break/>cie liquoris faciens nubeculam; quae indoctis imponit jrt<text:line-break/>opinentur-morbum labi in 'deterius.<text:tab/>,<text:tab/>' '</text:span></text:p>
      <text:h text:style-name="Heading_20_2" text:outline-level="2">Cap. XL<text:span text:style-name="T65">II</text:span>.</text:h>
      <text:p text:style-name="P240"><text:span text:style-name="T14">Tenuis et 'pallida urina cruda quidem<text:line-break/>est consistentia, concocta autem mediocriter colore, imbe-</text:span></text:p>
      <text:p text:style-name="P55"><text:span text:style-name="T14">cillitatem autem </text:span><text:span text:style-name="T20">haec</text:span><text:span text:style-name="T14"> -indicat naturae, colore enim conco-<text:line-break/>xit quod sit facile, non etiam consistentia quod difficile sit.</text:span></text:p>
      <text:h text:style-name="Heading_20_2" text:outline-level="2">Cap. XL<text:span text:style-name="T57">III</text:span>.</text:h>
      <text:p text:style-name="P41">Tenuis vero consistentia urina et co-<text:line-break/>lore flava melior est quam pallida, cruda tamen est pro-<text:line-break/>pter consistentium.</text:p>
      <text:h text:style-name="Heading_20_2" text:outline-level="2">Cap. XLIV.</text:h>
      <text:p text:style-name="P197"><text:span text:style-name="T14">Urina mbra cruditatem indicat, non<text:line-break/>mortem, est enim ex sanguine seroso qui nondum coctio-<text:line-break/>nem adeptus est neque proprium colorem ac propterea<text:line-break/>morbum diuturniorem significat; at in febribus continuis<text:line-break/>ob sanguinis copiam qua fiunt excernitur urina crassa et<text:line-break/>rubra, quae videlicet colore talis est et consistentia coloris<text:line-break/>et contentum habet.<text:tab/>-</text:span></text:p>
      <text:h text:style-name="Heading_20_2" text:outline-level="2">Cap. XLV.</text:h>
      <text:p text:style-name="P41">Urina quae tenuis meitur ac postea fo-<text:line-break/>ris turbatur cruda est propter crassi sanguinis exsuperan-<text:line-break/>tiam, naturam autem coctionem aggredi significat.</text:p>
      <text:h text:style-name="Heading_20_2" text:outline-level="2">Cap. XLVI.</text:h>
      <text:p text:style-name="P41">Urina vero quae crassa meitur et non</text:p>
      <text:p text:style-name="P55"><text:span text:style-name="T14">fubsidet qualis est jumentorum, ostendit crassarum flatuum<text:line-break/>et humorum fermentationem. ln his capitis dolores aut<text:line-break/>adsunt aut aderunt propter humorum perturbationem et "<text:line-break/>evaporationes.</text:span></text:p>
      <text:h text:style-name="Heading_20_2" text:outline-level="2">Cap. XLVI<text:span text:style-name="T59">I.</text:span></text:h>
      <text:p text:style-name="P240"><text:span text:style-name="T14">Sedat equidem eam quae in humori-<text:line-break/>bus :fit fermentationem et indicat aliquo modo inchoari<text:line-break/>secretionem.</text:span></text:p>
      <text:h text:style-name="Heading_20_2" text:outline-level="2"><text:span text:style-name="T51">Cap. XLVIII.</text:span></text:h>
      <text:p text:style-name="P245"><text:span text:style-name="T14">Summam cruditatem; non .enim ag-<text:line-break/>grefla est in his natura coctionem, fit antem ea propter<text:line-break/>facul tatis i imbecillitatem vel propter obstructionem vel ob<text:line-break/>morbi-diuturnitatem , in quartanis enim longissimis circa<text:line-break/>initia ob crassitiem et pervicaciam materiae- urina perco-<text:line-break/>latur; fit et tenuis propter obstructionem hepatis aut re-<text:line-break/>nnm; verum cognoscitur ex dolore locali ; meitur autem<text:line-break/>aliquando tenuis i et alba et lu ipus febribus ardentibus et<text:line-break/>phrenitidem significat, etenim febris ardens copiam indi-<text:line-break/>cat bilis, non autem tingitur urina, clarum est in venis<text:line-break/>bilem non manere, fed fqa levitate in cerebrum excurrit,</text:span></text:p>
      <text:p text:style-name="P55"><text:span text:style-name="T14">sin igitur non adsit phrenitis, ex his cognosces statim assu-<text:line-break/>turam, sin autem quum jam phrenitis adfuerit, tenuis et<text:line-break/>alba meiatur urina lu ardeutissirna febre, mortem porten-<text:line-break/>dit ut plurimum, neque-enim cerebri vis jam ab ardenti<text:line-break/>febre prostrata sustinere potest acrimoniam ae mordacita-<text:line-break/>tem bilis jam putrefactae.</text:span></text:p>
      <text:h text:style-name="P2" text:outline-level="1"><text:bookmark-start text:name="bookmark48"/>GALENI DE URINIS COMPEN-<text:line-break/>DIUM.<text:bookmark-end text:name="bookmark48"/></text:h>
      <text:p text:style-name="P56"><text:span text:style-name="T14">JVtultae -quidem urinarum, ut prius dictum est, </text:span><text:span text:style-name="T20">ge-<text:line-break/>nerales</text:span><text:span text:style-name="T14"> sunt, multae vero et speciales differentiae. Pri-<text:line-break/>mae autem et generalissimae duae, liquor et contentum.<text:line-break/>Ac liquor quidem vocatur tuta urina a liquari. Conten-<text:line-break/>tum vero in eo diversum quid apparet. In hoc autem<text:line-break/>liquore duae spectantur in concretione differentiae, consi-<text:line-break/>stentia et color. Sed horum utrumque lu alias subdividi-<text:line-break/>tur differentias. Etenim consistentia in tenuitatem et</text:span></text:p>
      <text:p text:style-name="P55"><text:span text:style-name="T14">crassitiem et ex utraque moderatam quae secundum natu-<text:line-break/>rarn esu Tenuis autem et crassa bifariam secantur. Vel<text:line-break/>enim tenuis meitur manetque tenuis; aut turbatur er erassa<text:line-break/>fit, contra vero et crassa meitur et manet crassa et postea<text:line-break/>residet. Ac quae tenuis meitur et tenuis permanet sum-<text:line-break/>mam indicat cruditatem venofi generis. Non enim omnino<text:line-break/>natura in melius convertere exsuperantem et agitatum in<text:line-break/>venis humorem aggressa est. Quae vero tenuis </text:span><text:span text:style-name="T20">urina</text:span><text:span text:style-name="T14"> mri-<text:line-break/>tui, ac postea turbatur naturam superiorem indicat; inci-<text:line-break/>pit autem movere ac mitigare subjectam et exsuperantem<text:line-break/>in venis materiam. Rursus autem quae urina crassa red-<text:line-break/>ditur et erassa manet augeri, crassorum flatuum et humo—<text:line-break/>rum fermentationem indicat. 'Quae autem erassa urina<text:line-break/>excernitur ac postea fubsidet praefentern ostendit tum<text:line-break/>crassorum humorum fermentationem tum ipfam incipere<text:line-break/>fieri fecretionem. Atque hae in liquoris corsistentia fpe-<text:line-break/>ctantur concoctionis et cruditatis humorum differentiae.</text:span></text:p>
      <text:p text:style-name="P13">In colore vero multae sunt differentiae quas compendiose<text:line-break/>oportet recensere, ut alba,;pallida, flava, rufa, rubra,<text:line-break/>nigra. Ac alba quidem multa significat; vel enim facul-<text:line-break/>tatis imbecillitatem ,ut in. fenibus et morbis diuturnis<text:line-break/>vel propter vasorum obstructionem vel propter potum im-<text:line-break/>modicum; sed si crassamentum, album habeat crudorum<text:line-break/>humorum, putredinem in venis sitam esse declarat. Rur-<text:line-break/>sus autem pallida naturae imbecillitatem quidem, significat<text:line-break/>quae non. potest sic alterare ,et concoquere eum qui in<text:line-break/>venis est humorem. Elava vero urina materiae defectum<text:line-break/>indicat, juveni quidem luediam aut vigilias aut calorem<text:line-break/>in alto delitescentem quemadmodum in ipsis tertianis.<text:line-break/>At rufa consistentia quidem cruda "est, siccitatem vero<text:line-break/>multam significat; si vero crassamentum quoque habeat<text:line-break/>febrem. Multae autem urinae facile tinguntur a - bile.<text:line-break/>Rursus urina rubra fit a plurimo sanguine tincta ipsa urina.<text:line-break/>Haec autem fit et in inflammationibus. Nigra vero urina<text:line-break/>fit vel propter purgatum et excretum melancholicum hu-</text:p>
      <text:p text:style-name="P55"><text:span text:style-name="T14">morem vel propter sanguinis adustionem. Hae autem<text:line-break/>omnes contentorum in venis humorum affectionem ludi-<text:line-break/>cant. Quae igitur secundum naturam est unna, in earum<text:line-break/>prius dictarum lymmetria spectatur; consistentia quidem<text:line-break/>neque multum tenuis neque crassa; colore vero flava et<text:line-break/>rufa; flavum valde et aequale sedimentum habens et lu<text:line-break/>vasis profundo subsidens, atque haec proprie secundum<text:line-break/>naturam esse dicitur. His igitur quae </text:span><text:span text:style-name="T20">in consistentia et<text:line-break/></text:span><text:span text:style-name="T14">in colore Iunt differentiis expositis quaeremus similiter<text:line-break/>et contenti differentias. Sed prius discamns quid sit con-<text:line-break/>tentum.</text:span></text:p>
      <text:p text:style-name="P56"><text:span text:style-name="T14">Contentum dicitur quod in ipfa urina ab ea diver-<text:line-break/>sum apparet et quasi nihil circumscribens ac subsidens. In<text:line-break/>hoc autem contento ad perfectam cognitionem quatuor<text:line-break/>sunt consideranda, consistentia , color, locus ac tempus.<text:line-break/>Consistentia quidem vel aequalis est vel inaequalis, quae<text:line-break/>et aspera . vocatur. Color autem vel secundum naturam<text:line-break/>est albus a nullo humore vel alio quovis modo exsupe-</text:span></text:p>
      <text:p text:style-name="P55"><text:span text:style-name="T14">rante vel inficiente tinctus. Atque haec de contento quod<text:line-break/>in consistentia et colore spectatur. Loci vero tres fuut<text:line-break/>dictae differentiae, superior, media et infima. Atque si in<text:line-break/>parte; quidem urinae superiori' suspendatur contentum nu-<text:line-break/>becula vocatur-; si - vero in medio attollatur, vocatur sus-<text:line-break/>pensumfed si in, infima vasis parte rursus contineatur,'<text:line-break/>vacatur sedimentum.. Ac rursus quidem difpersum et ele-<text:line-break/>vatum. in. urina quod dicitur nubecula significat copiam<text:line-break/>crassorum flatuum in alto conclusorum., qui' tandem a na-<text:line-break/>tura possunt attenuari. Quod vero in imum descendit et<text:line-break/>in media regione commoratur dicitur suspensum, quod<text:line-break/>coctionem quidem humorum, non tamen perfectam signi-<text:line-break/>fiisat. At enim sedimentum, loco et situ discretum natura<text:line-break/>cognoscitur; locum vero mutat ipsa flatuum abundantia.<text:line-break/>Hic enim, flatus a particulari coctione attenuatur atque<text:line-break/>discutitur, ac ipsa quidem persecta coctio fit et a natura<text:line-break/>flatus! is attenuatur et quum perfecte evanescit suspensum<text:line-break/>apparet in imo et efficit sedimentum; tuncque ex his tri-</text:span></text:p>
      <text:p text:style-name="P55"><text:span text:style-name="T14">bus perfecta concoctio demonstratur, consistentia videlicet,<text:line-break/>colore et loco; et.ipsius morbi tempus partietur. Etenim<text:line-break/>si in parte superiori innatet dicta nubecula, principium<text:line-break/>indicat secretionis morbi; si vero appareat in medio, in-<text:line-break/>gruentem significat coctionem; sed si in imum secesserit,<text:line-break/>perfectam </text:span><text:span text:style-name="T20">et</text:span><text:span text:style-name="T14"> tutam indicat' morbi coctionem. ' Quantum<text:line-break/>igitur flatus attenuatur et contentum descendit, tantum et<text:line-break/>morbus et ipsa symptomata seipsis evadent mitiora. Iu<text:line-break/>his igitur morbi tempus consideratur ex </text:span><text:span text:style-name="T20">suspensis</text:span><text:span text:style-name="T14"> signis<text:line-break/>coctionis et cruditatis. Vitiosae vero et pravae sunt hae<text:line-break/>urinae, virides, lividae, sanguinolentae, nigrae et admo-<text:line-break/>dum crassae; virides et lividae, rufae et valde purae, cru-<text:line-break/>dae et tenues et nullum habentes sedimentum malae qui-<text:line-break/>dem sunt et graveolentes; similiter et pingues et oleosae;<text:line-break/>malae quoque tenues et aquosae. Nubeculae autem et<text:line-break/>sedimenta pessima sunt livida, nigra, flatulenta, varia,<text:line-break/>divulsa, polentam referentia, sanguinolenta, fursuracea,</text:span></text:p>
      <text:p text:style-name="P13">viridis, pituitosa et graveolentia. Urinae vero quae nul-<text:line-break/>lum habent sedimentum, omnes malae, haeque significant<text:line-break/>multitudinem causarum, morborum diversitatem et horum<text:line-break/>augmentum et imminutionem , secretionem, crisin, coctio-<text:line-break/>nem et cruditatem, et futurorum periculorum modos.<text:line-break/>Oportet autem medicum haec, omnia considerare, accura-<text:line-break/>tam victus rationem, copiam causarum et excessum haud<text:line-break/>noxium observare. Atque haec omnia de his urinis qua-<text:line-break/>tenus ex iis dignotio aut praenotio potest institui.</text:p>
      <text:h text:style-name="P2" text:outline-level="1"><text:bookmark-start text:name="bookmark50"/>DE URINIS EX HIPPOCRATE,<text:line-break/>GALENO ET ALIIS QUI-<text:bookmark-end text:name="bookmark50"/><text:line-break/><text:bookmark-start text:name="bookmark52"/>BUSDAM.<text:bookmark-end text:name="bookmark52"/></text:h>
      <text:h text:style-name="Heading_20_2" text:outline-level="2">Cap. I.</text:h>
      <text:p text:style-name="Text_20_body"/>
      <text:p text:style-name="P40">Optima urina est quum ejus album fuerit<text:line-break/>fedimentum et laeve et aequain toto, tempore donec judi-<text:line-break/>catus fuerit morbus; significat namque tum securitatem<text:line-break/>tum brevem fore morbum. Si vero intermittet et inter-<text:line-break/>durn purum meiatur, interdum subsideat album qnoddam<text:line-break/>et laeve, tum diuturnior efficitur morbus et minus tutus..<text:line-break/>Si fuerit urina subrubra et sedimentum fubrubrum et</text:p>
      <text:p text:style-name="P55"><text:span text:style-name="T14">laeve diuturniorem. hunc priore, verum valde salutarem.<text:line-break/>Crassioris autem farinae ipecie in urinis hypostafes pravae;<text:line-break/>his adhuc pejores sunt etiam sqnamosae; at tenues et </text:span><text:span text:style-name="T20">al-<text:line-break/>bae</text:span><text:span text:style-name="T14"> admodum malae; quibns deteriores furfuraceae. Ne-<text:line-break/>bulae suspensae et mobiles lu urinis, albae quidem bonae,<text:line-break/>nigrae vero' malae.. Si., tenuia et rufa fuerit urina mor-<text:line-break/>bum significat crudum ac dinturnunr. At haec urina quum<text:line-break/>talis est, homo quoad cocta sit urina perseverare </text:span><text:span text:style-name="T43">;</text:span><text:span text:style-name="T14">non<text:line-break/>potest. Lethales autem magis suut male olens et aquosa<text:line-break/>et atra et crasse. Virilis autem sive muliebris nrina atra,<text:line-break/>pessima ;• infantibus antem aquosa. Quibus urinae tenues<text:line-break/>et crudae </text:span><text:span text:style-name="T20">minguntur</text:span><text:span text:style-name="T14"> diuturnae; si alia signa tanquam eva-<text:line-break/>suris adfuerint, hos abscessum ad septi transversi regiones<text:line-break/>infernas exspectare oportet. Pinguedines quoque superne<text:line-break/>innatantes araneosas licebit improbare, colliquationis enim<text:line-break/>signum esu Considerandae porro urinae in quibus sunt<text:line-break/>nebulae, sursumne an deorsum meent quosque colores ha-</text:span></text:p>
      <text:p text:style-name="P55"><text:span text:style-name="T14">beant; deorfum enim </text:span><text:span text:style-name="T25">labent.es </text:span><text:span text:style-name="T14">cum coloribus jan. memo-<text:line-break/>ratis bonas existimare et laudare oportet; sursum vero cum<text:line-break/>dictis coloribus natantes malae esse decet arguere. Nec<text:line-break/>te fallat vesica morbo affecta quae hujusmodi aliquam .<text:line-break/>reddat urinam, nec enim totius coporis esse signum, fed<text:line-break/>ipsius per fefe. Quibus urinae crassae , grumosae, paucae,<text:line-break/>non febricitantibus copia ex his tenuis adveniens prodest';<text:line-break/>praecipue tales adveniunt quibus a principio vel e vesti-<text:line-break/>gio stabilitur hypostasis. Quibus urinae perturbatae velut<text:line-break/>jumentorum, iis cephalalgiae aut adfunt aut aderunt. Qui-<text:line-break/>bus septimo, die fit crisis, iis nubecula rubra qnarto die in<text:line-break/>urina apparet et alia ex ratione. Quibus urinae perspi-<text:line-break/>cuae, albae sunt , improbae praecipue in phreniticis appa-<text:line-break/>rentes. Quibus speratur abscessus futurus ad articulos, ros<text:line-break/>liberat ab abscessu urina multa, crassa et alba, qualis in<text:line-break/>.laboriosis febribus quarto die quibusdam incipit fieri; si<text:line-break/>vero etiam ex naribus fluxerit sanguis brevi admodum</text:span></text:p>
      <text:p text:style-name="P13">solutio fit. Quibus sanguis vel pus meitur renum vel<text:line-break/>vesicae exulcerationem significat. Quibus hypochondria<text:line-break/>sublata murmurantia dolore lumborum accedente, iis alvi<text:line-break/>humectantur nisi flatus erumpant vel urinae proveniat co-<text:line-break/>pia; haec sane in febribus. Quibus in urina crassa exi-<text:line-break/>steute minutae carunculae tanquam pili pariter adveniunt,<text:line-break/>iis a renibus excernitur. Quibus in urina crassa existente<text:line-break/>furfuracea eminguntur, eorum vesica scabie laborat. Qui-<text:line-break/>bus spoute sanguis mingentibus exit, eis a renibus signifi-<text:line-break/>catur venplae ruptura. Quibus in urinis arenula subest<text:line-break/>materia, iis vesica calculo laborat; quod si fanguis areno-<text:line-break/>sus rneiatur grumosque et stranguriam habeat dolorque in-<text:line-break/>cidat ad imum ventrem, pubem et perinaeum, partes circa<text:line-break/>vesicam laborant; quod si sanguinem aut pus meiat aut<text:line-break/>squamulas simulque gravis odor adsit vesicae exulceratio-<text:line-break/>nem significat. Mictio noctu copiose facta exiguam deje-<text:line-break/>ctionem significat. Quibus per febres in urinis sedimenta</text:p>
      <text:p text:style-name="P55"><text:span text:style-name="T14">crassiorem farinam referunt morbi longitudinem significant.<text:line-break/>Quibus biliofae </text:span><text:span text:style-name="T20">sunt</text:span><text:span text:style-name="T14"> hypostases, superne autem tenues, acu-<text:line-break/>tum morbum significant. Quibus urinae funt divulsae, iis<text:line-break/>vehemens fit in corpore perturbatio. Quibus in urinis<text:line-break/>innatant bullae nephriticum morbum eumque longum<text:line-break/>fore denuneiant. Quibus pinguis hypostesis et accumulata,<text:line-break/>iis nephriticos et acutos affectus significat. Quibus fe-<text:line-break/>briam vertigines a principio sunt et pulsus capitis et<text:line-break/>urina tenuis, eis ad crises febrem exacerbari exspectan-<text:line-break/>dum est; nec mirari quum caput circumferri ridebitur,<text:line-break/>si in delirium prociderint. Quibus ex renibus laboranti-<text:line-break/>bus praedicta signa eontingunt laboresque circa musculos<text:line-break/>(pinales exstiterint, si in loris sint exterioribus, abscessus<text:line-break/>exspecta foris futuros; sin in locis interioribus fuerint,<text:line-break/>dolores abscessus in interioribus fore exspectato. Si san-<text:line-break/>guinem meiat et grumos stranguriaque laboret dolorque ad</text:span></text:p>
      <text:p text:style-name="P55"><text:span text:style-name="T14">perinaeum, epigastrium imumque ventrem incidat; ostendit<text:line-break/>quae circa vesicam sunt partes morbo laborare. Quibus<text:line-break/>a principio urinae sunt nebulosae vel, etiam crassae pur-<text:line-break/>gandi sunt si celera conferre videantur. Quibus a priu-<text:line-break/>cipio urinae sunt tenues, iis medicamentum ne exhibeas;<text:line-break/>at si videbitur, clysteribus utere, ita namque si curentur,<text:line-break/>profuerit. Quod futurum est in febribus ex urinis con-<text:line-break/>jiciendum esu Nam si crassiores et pallidiores, meliores<text:line-break/>erunt urinae; si tenuiores et nigriores, erunt deteriores;<text:line-break/>salutem namque praenunciant crassiores et pallidiores. Hunc<text:line-break/>Hippocratis locum Galenus hoc modo interpretatur. Ma-<text:line-break/>nifesto nunc crassiores tenuibus comparans dixit; haud<text:line-break/>secundum naturam sc habentibus tenues sane ac nigrae<text:line-break/>pessimae funt; a solis namque tenuibus incoctus significa-<text:line-break/>tur morbus, accurate namque tenuis aquosa est, sicut et<text:line-break/>alba. At si mutationes habeat, temporis diuturnitatem<text:line-break/>significat; morboque necessitatem commutandi inaequalita-<text:line-break/>tem lu deteriorem et meliorem. </text:span><text:span text:style-name="T20">Ex febrilibus,</text:span><text:span text:style-name="T14"> inquit</text:span></text:p>
      <text:p text:style-name="P11"><text:bookmark-start text:name="bookmark54"/><text:span text:style-name="T51">Hippocrates </text:span><text:span text:style-name="T52">, </text:span><text:span text:style-name="T53">praecipue morbis urtnvrum significatio c</text:span><text:span text:style-name="T6">o</text:span><text:span text:style-name="T53">l</text:span><text:span text:style-name="T6">li-</text:span><text:span text:style-name="T53"><text:line-break/>gitur utilijstma.</text:span><text:bookmark-end text:name="bookmark54"/></text:p>
      <text:h text:style-name="Heading_20_2" text:outline-level="2">Cap. II.</text:h>
      <text:p text:style-name="P40">Sed quoniam quidquid est praeter naturam<text:line-break/>ab eo quod secundum naturam est invenitur, a naturalibus<text:line-break/>exordiamur. Urina igitur in sanitate bonoque uabitu<text:line-break/>' constitutis hominibus optima est quae subrufa aut fuoflava,<text:line-break/>irassitie mediocris quaeque colorem non. mutat; quumque<text:line-break/>emicta fuerit, laevem et aleam et aequalem perpetuo fer-<text:line-break/>vat hypostasin juxta bibentis rationem. In foeminis na-.<text:line-break/>turalis urina colore' albior fiat quam lu viris necesse est<text:line-break/>majoremque habeat hypcstesin. At., infantium crassa est<text:line-break/>idmodum hypostasis propter puerorum voracitatem inor-*<text:line-break/>linatumque et intempestivum motum. Laevem autem hy~-<text:line-break/>postafin vocat Hippocrates continuam- et indivulsam signi-<text:line-break/>ficare volens; laeve siquidem opponitur aspero; aequalem<text:line-break/>vero ut in totum scmper similem mingat; nam quae rna-<text:line-break/>net concocta neque deinde , inconcocta, non utique hypo-<text:line-break/>lafin vel liquorem totum habet inaequalem. Si quaera-</text:p>
      <text:p text:style-name="P55"><text:span text:style-name="T14">mus igitur in naturali urina colorem vel-liquoris confi-<text:line-break/>dentiam et in ipsu liquore contenta ut nebulam, sub nu-<text:line-break/>beculr suspensum et in fundo hypostasin, non dubium<text:line-break/>quin ad haec conversa urina cruditatem indicet in venis<text:line-break/>existere.</text:span></text:p>
      <text:h text:style-name="Heading_20_2" text:outline-level="2"><text:span text:style-name="T14">Cap. </text:span><text:span text:style-name="T17">II</text:span><text:span text:style-name="T14">I.</text:span></text:h>
      <text:p text:style-name="P246"><text:span text:style-name="T14">Optima igitur urina in aegrotantibus est<text:line-break/>quae simillima fanor-rm urinae, suopallida vel subflava et<text:line-break/>albam et laevem et aequalem habet hypostasin; at dete-<text:line-break/>rior suspensum habet album, laeve et aequale. Est porro<text:line-break/>incoctior' quae nebulam habet quaeque est subnubilata. lu<text:line-break/>qua enim flatus est in profundo crassus et incoctus, si<text:line-break/>paucus quidem sit,- extrudit reliquam, materiam ut ad fun-<text:line-break/>dum vasis deferatur; ipfamque dividendo- uniri non per-<text:line-break/>mittii. Quod si 'quia redundet crudus in fundo flat.is,<text:line-break/>attollit ad liquoris medium hypostasin facitque id quod<text:line-break/>fuspenIum nominatur. Quod si flatus impendio plus fue-<text:line-break/>rit crudus adsiuperiorem liquoris fupersiciem agit bypo-</text:span></text:p>
      <text:p text:style-name="P55"><text:span text:style-name="T14">stasin, quae nebula aut nubecula nuncupatur. Quanto igi-<text:line-break/>tur potuerit flatus dividere nec attollere hypostasin, tanto<text:line-break/>crudiorem esse urinam existima. Quod si neque hypostasin<text:line-break/>neque suspensum neque nebulam neque nubeculam habue-<text:line-break/>rit urina, sciendum est a morbifieis humoribus naturam<text:line-break/>corruisse. Quod si interdum quidem habeat hypostasin<text:line-break/>vel enaeorema vel nebulam vel nubeculam, quandoque au-<text:line-break/>tem non, pugnam naturae adverius morbum significat. In<text:line-break/>exquisitis namque tertianis et quotidianis nebula folum<text:line-break/>vel suspensum saepenumero ad' morbi solutionem satis fuit:<text:line-break/>quandoque vero bene coloratam dumtaxat esse urinam.<text:line-break/>Plerumque etiam color albus ejus quod in liquore circum-<text:line-break/>fertur rudes deripit, quod hypostasin utilem quae non<text:line-break/>sit esse opinentur, evenit siquidem ut crudus humor et<text:line-break/>albus " cum urina excretus fubsidat praebeatque videndam<text:line-break/>utilem hypostasin; quandoque etiam jecore aut renibus<text:line-break/>affectis pus cum urina excernitur et sublidendo fallit etiam<text:line-break/></text:span><text:span text:style-name="T20">minus cautum</text:span><text:span text:style-name="T14"> artificem; fed prius definiendum est horni-</text:span></text:p>
      <text:p text:style-name="P13">nem aut renis aut jecoris aIterineve. alicujus partis quae<text:line-break/>per urinas solet expurgari morbo laborasse; deinde etiam<text:line-break/>graviter olens puris particeps invenitur. At crudus hu-<text:line-break/>mor per utiles hypostases distinguitur ab inaequali sub-<text:line-break/>stantia ipsius contenti; neque enim id sibi continuum ma-<text:line-break/>net, sed in minutas partes dispescitur tanquam arenulas;<text:line-break/>neque omnino laeve est, sicut est vera hypostasis. In bo-<text:line-break/>nis autem urinis primum quidem apparet nebula, deinde<text:line-break/>succedens suspensum facit; postremo residens lu fundo<text:line-break/>vasis hypostasin facit, nimirum quum perfecte id concoctum<text:line-break/>fuerit. Verum in crudis humoribus statim ab initio in<text:line-break/>vasis fundum delebitur multa copia, quod et mali coloris<text:line-break/>fit totus liquor; deinde paulatim concocta et,attenuata ad<text:line-break/>medium liquoris attollitur facitque suspensum; quum.vero<text:line-break/>valde attenuata ac concocta fuerit, subsidet in liquore et<text:line-break/>nebulam facit planeque ignaros fallit, ut existiment mor-<text:line-break/>bum in deterius lapsum esse.</text:p>
      <text:h text:style-name="P6" text:outline-level="2">Cap. IV.</text:h>
      <text:p text:style-name="P41">Si equidem urina fuerit magis biliosa et<text:line-break/>hypostasis similis,' debes evacuare sive per urinas sive pur-<text:line-break/>gatione. . Si vero biliosus fuerit color, hypostasis autem<text:line-break/>alba; erit bilis cum pituita; utrumque evacuato. Si co-<text:line-break/>lor fuerit biliosus et hypostasis rubra sive manifesto sive<text:line-break/>obscure vel plus fuerit; si facultas valida, mitte sanguinem<text:line-break/>ex vena; sin imbecillis sit, huic purgatlu vel sola diaeta<text:line-break/>fatis erit.</text:p>
      <text:h text:style-name="Heading_20_2" text:outline-level="2">Cap. V.</text:h>
      <text:p text:style-name="P41">Alia quaedam omnino tenuis et pallida<text:line-break/>urina cruda quidem consistentia, cocta vero colore, huic<text:line-break/>naturae imbecillitatem ostendit; colore namque id qnod<text:line-break/>erat facile concoxisse; consistentia vero quod erat diffici-<text:line-break/>lius, non concoxisse demonstrat. Sin autem multo tem-<text:line-break/>pore ejusmodi feratur urina non citra periculum poterit<text:line-break/>homo perseverare quoad morbus fuerit concoctus, omnino<text:line-break/>enim tenuis, prava; cruditatem namque significat quatenus<text:line-break/>calorem partem tenuiorem oportuit absumere.</text:p>
      <text:p text:style-name="P12">Quid indicat urina tenuis et fulva? Tenuis consi-</text:p>
      <text:p text:style-name="P198"><text:span text:style-name="T14">flentia et fulva colore,melior est quam pallida, cruda ta-<text:line-break/>men est ob cousistentiam. ....<text:tab/>-,<text:tab/>"</text:span></text:p>
      <text:p text:style-name="P56"><text:span text:style-name="T14">Quid indicat urina rufa? Cruditatem, non mortem<text:line-break/></text:span><text:span text:style-name="T20">indicat, verum tempore</text:span><text:span text:style-name="T14"> ad. coctionem opus este;'est enim<text:line-break/>ex sanguine seroso qui nondum perfectam coctionem ne-<text:line-break/>que proprium colorem fuerit adeptus atque propterea<text:line-break/>morbum significat diuturniorem, ln ipsis autem fynochis<text:line-break/>febribus quae a sanguinis, copia fiunt excernitur urina<text:line-break/>rufa et crassa cum rubro sedimento; atque clarum est uri-<text:line-break/>narn ejusmodi colore et liquoris consistentia et contentu<text:line-break/>crudam esse; et crudi morbi urina colore quidem rubra<text:line-break/>est, consistentia vero tenuis.</text:span></text:p>
      <text:p text:style-name="P56"><text:span text:style-name="T14">Quidrindicat urina quae tenuis meitur et ab exter-<text:line-break/>nis turbatur? Cruda quidem est propter exuberationem<text:line-break/>crassi flatur; naturam autem' aggredi coctionem indicat.</text:span></text:p>
      <text:p text:style-name="P56"><text:span text:style-name="T14">Quid indicat urina crassa micta talisque permanens?<text:line-break/>Quae talis mingitur et postea permanet qualis jumentorum<text:line-break/>vigere velut fermentationem crassorum humorum et fla-</text:span></text:p>
      <text:p text:style-name="P13">tuum indicat; et in his dolores capitis aut adsunt aut<text:line-break/>aderunt propter eam quae in humoribus est perturbatio -<text:line-break/>nem et halitus.</text:p>
      <text:p text:style-name="P199"><text:span text:style-name="T14">Quid indicat urina crassa micta ac postea desistens?<text:line-break/>Sedari quidem in ipsis humoribus fermentationem indicat<text:line-break/>et moderatam quantitatem attenuari et hinc secretionem<text:line-break/>incipere.<text:tab/>-,</text:span></text:p>
      <text:p text:style-name="P12">Quid indicat urina tenuis micta et talis permanens?<text:line-break/>Ejusmodi urina summam indicat cruditatem; natura enim<text:line-break/>coctionem si fuisset aggressa, hanc talem non fecrevisset<text:line-break/>urinam. Hoc autem contingit aut propter imbecillitatem<text:line-break/>facultatis vel propter obstructionem vel quia diuturnior<text:line-break/>futurus est morbus. In quartanis enim diuturnioribus in<text:line-break/>principio ob materiae copiam et ejus pervicaciam uriua<text:line-break/>percolata tenuis meitur; tenuis etiam meitur propter ob-<text:line-break/>structionem hepatis aut renum, fed ex dolore locali di-<text:line-break/>gnoscitur, meitur vero tenuis et alba et in febribus ar-<text:line-break/>dentibus magnamque phrenitidem significat imminere. Et-</text:p>
      <text:p text:style-name="P13">enim et ardens febris hilis copiam indicat, non autem<text:line-break/>coloratur urina, ac manifestum est in vasis bilem ipsam<text:line-break/>non remanere fed levitate sua lu cerebrum efferri, ac si<text:line-break/>nondum adsit phrenitis, ipsam suito affuturam; sin autem<text:line-break/>adsit er urina tenuis et aIba meiatur, ih ardenissima febre<text:line-break/>mortem utique praeaunciat; non enim possunt cerebri<text:line-break/>vires jam ab ardenti febre prostratae sustinere mordacita-<text:line-break/>tem et acrimoniam putrefactae bilis.</text:p>
      <text:h text:style-name="Heading_20_2" text:outline-level="2">Cap. V<text:span text:style-name="T70">I</text:span>.</text:h>
      <text:p text:style-name="P41">Unde oleosae fiunt urinae? Solet quidem<text:line-break/>febris prius adipem colliquare, deinde vero carnem, tan-<text:line-break/>dem folida etiam invadit ipfa corpora. Liquato • igitur<text:line-break/>adipe urinae excernuntur oleosae, fensim 'vero liquatur<text:line-break/>pinguedo; unde principium habet et incrementum ac 'vi-<text:line-break/>gorem. . In principio igitur eolliquationis olei coloris fa-<text:line-break/>cit urinas, ut sit ambiguum aquosaene sint an oleosae. In<text:line-break/>ipso vero incremento-oleosae apparent, ut jam exquisi-<text:line-break/>tiorenr olei videantur admixtionem habere. In ipso au-</text:p>
      <text:p text:style-name="P55"><text:span text:style-name="T14">tem vigore et colore et consistentia veluti oleum est; at-<text:line-break/>que haec pinguedo vel renum dumtaxat est vel totius<text:line-break/>corporis; ac si renum dumtaxat fuerit, confertim excer-<text:line-break/>nitur ejusmodi copia cum plurimi caloris sensu circa re-<text:line-break/>nes, sin autem totius corporis, fensim incrementum.</text:span></text:p>
      <text:h text:style-name="Heading_20_2" text:outline-level="2">Cap. VII.</text:h>
      <text:p text:style-name="P240"><text:span text:style-name="T14">Q ui d indicant ervofa sedimenta? Quum<text:line-break/>jam absumptus suerit adeps, reliqua caro liquatur et ervofa<text:line-break/>sedimenta in urinis subsident. - Sed et hae aut renum sunt<text:line-break/>aut totius corporis. Si igitur in febribus apparuerit ta-<text:line-break/>lis urina, totius corporis affectionem indicat; sin minus,<text:line-break/>folorum renum; et rursus si crudae sint urinae, totius<text:line-break/>corporis est malum. Si vero concocta est urina, ervofa<text:line-break/>autem sedimenta, renum affectionem indicat.</text:span></text:p>
      <text:p text:style-name="P56"><text:span text:style-name="T14">Qui d indicant fursuracea sedimenta ? Qunm febris<text:line-break/>depasta fuerit pinguedinem et majorem carnis partem et<text:line-break/>in vasorum fundum irruerit, fursuracea fiunt sedimenta,<text:line-break/>angustiora quidem squamosis, verum ipsis crassiora. Ex-</text:span></text:p>
      <text:p text:style-name="P13">cernuntur nonnunquam vel ex toto corpore vel ex vesica;<text:line-break/>at si febris adfuerit, totius corporis-vitium est; sin. minus,<text:line-break/>vesicae solius, ac si cruda fuerit urina, totius corporis est<text:line-break/>affectio, sin autem cocta, vesicae; fed et localis dolor adesu</text:p>
      <text:p text:style-name="P12">Quid indicant sedimenta squamula? Quum ipsae<text:line-break/>(olidae partes snut affectae, primum quidem abraduntur in<text:line-break/>superficie; atque si cum febre universum corpui afficitur';<text:line-break/>sin minus, sola vesica, sunt autem quae a vesica mittuntur'<text:line-break/>;octa; quae a toto corpore incocta.</text:p>
      <text:p text:style-name="P12">Quid indicant urinarum sedimenta crassiori sarinae<text:line-break/>similia? Quum febris vastorum subierit prosundum et<text:line-break/>majorem latitudinem assumpserit et longitudinem amplio-,<text:line-break/>rem fiunt fursuracea sedimenta et vocantur crassiori fa-<text:line-break/>rinae similia. Sed crirnnode duo significant: vel enim ni-<text:line-break/>miam. sanguinis adustionem significant vel vehementem<text:line-break/>stolidarum partium..colliquationem; atque si ipsum quidem</text:p>
      <text:p text:style-name="P55"><text:span text:style-name="T14">sedimentum fuerit album, affectus est solidarum partium;<text:line-break/>si rubrum, ipsius sanguinis..</text:span></text:p>
      <text:p text:style-name="P200"><text:span text:style-name="T14">Quid significat urina graveolens.?.il-Putrefactionem-<text:line-break/>et naturae interitum.</text:span></text:p>
      <text:h text:style-name="Heading_20_2" text:outline-level="2">Cap. Vll<text:span text:style-name="T60">I</text:span></text:h>
      <text:p text:style-name="P240"><text:span text:style-name="T14">Quid nigrae indicant' urinae? Hae:.<text:line-break/>omnes, urinae simul et crassae funt omnino perniciosae,<text:line-break/>raro enim vel nunquam invenietur, tenuis et nigra; niger<text:line-break/>enim color vel propter adustionem accidit sanguinis vel<text:line-break/>propter refrigerationem totius corporis vel propter melan-;<text:line-break/>cholici humoris expurgationem; tres igitur hae sunt diffe-<text:line-break/>rentiae urinarum quae crassissimam obtinent consistentium,<text:line-break/>ac crassae inveniantur urinae nigrae necesse est. In acu-<text:line-break/>tis igitur morbis perniciosa ut plurimum urina nigra est,<text:line-break/>quando et, gravis odoris est et sedimentum habet nigrum;,<text:line-break/>eum enim ;qui acuto morbo suerit correptus servari est:<text:line-break/>impossibile, si talem minxerit urinam ; si ;vero sedimentum’ -<text:line-break/>nigrum fuerit, pernicior est;'sin vero sulpensum fuerit ni-o<text:line-break/>grum, minus mala; similiter'si. nubem vel nubeculam.fimi—i<text:line-break/>lein habuerit, mitius est malum, nigrum enim aliquando</text:span></text:p>
      <text:p text:style-name="P13">indicat perfrigerationem, aliquando vero caliditatem, non-<text:line-break/>nunquam adustionem; atque .siquidem prius lividam min-<text:line-break/>xerit, postea vero nigra fiat, frigus habet; sin autem flava<text:line-break/>praecesserit, postea 'vero lu nigram conveniatur, ab irnmo-<text:line-break/>dico calore superassata nigra saeta est. Sciendum vero est<text:line-break/>in declinatione quartanarum et melancholicae insaniae so-<text:line-break/>lutione crassas et nigras urinas excerni. Frequenter enim<text:line-break/>tales mejunt lienosi quum lien imbecillior apparet; nui—<text:line-break/>Iam enim digestionem et perfectionem efficit melancholici<text:line-break/>excrementi.nos vero ejusmodi urinas in acutis morbis<text:line-break/>lethales- esse diximus, viris quidem et mulieribus urinae<text:line-break/>nigrae pessimae, pueris vero aquosae, minus vero perni-<text:line-break/>ciosae sunt nigrae his qui splenem habent imbecillum<text:line-break/>nec ex adustione-; omnis autem sanguis a refrigeratione<text:line-break/>denigratus livescit, quemadmodum lu aliis quibusdam; sed<text:line-break/>id ex melancholici humoris diffusione.</text:p>
      <text:h text:style-name="Heading_20_2" text:outline-level="2">Cap. IX.</text:h>
      <text:p text:style-name="P41">Quemadmodum in dejectionibus-, ita lu •</text:p>
      <text:p text:style-name="P13">urinis quoque regula sanorum usi de aegrotantium urinis<text:line-break/>indicia sumemus. Urina igitur optima est quae fanorum<text:line-break/>urinae simillima; talis nimirum est subrufa simul et sub-<text:line-break/>flava, nimirum vero haec ,et tenuitatem et crassitiem mo-<text:line-break/>deratam habet, at' quum triplex sit urinarum turbidarum<text:line-break/>differentia, vel enim tales mictae paulopost sublident vel<text:line-break/>similes manent perpetuo vel purae quidem excernuntur,<text:line-break/>deinde vero turbantur, prava quidem existit qure tertia<text:line-break/>ordine dicta est; benigna quae prima, in medio utriusque<text:line-break/>consistit secunda, summe cruda est, exacte aquofa veluti<text:line-break/>desperatae coctionis venosi generis symptoma. Quum au-<text:line-break/>tem celeriter, descenderit, diabetes appellatus efficitur;<text:line-break/>verum haec sane inter urinas deterrima est, succedit au-<text:line-break/>tem ipsinienuis et aquae modo alba, his vicina est alia-<text:line-break/>urina, quae multis lu morbis apparet tenuis et albae ad-<text:line-break/>modurn vicina, subpallida vero nane sequitur, quae pallida<text:line-break/>quidem modo erit et subrufa, concoquitur autem jam quan-<text:line-break/>tum ad colorem ipsius attinet, tantum vero crassitie ipsam</text:p>
      <text:p text:style-name="P55"><text:span text:style-name="T14">ab aquosa recessisse oportet, si probe concoqui debeat<text:line-break/>quantum etiam colore; sin autem colorem naturalem ad<text:line-break/>amussim servans sedimentum album, laeve et aequale et<text:line-break/>copiosum reddit, exactae quidem concoctionis nota fuerit,<text:line-break/>largius vero crudum humorem expurgari significat. Quod<text:line-break/>si urina erassa modice, sit habeatque sedimentum aliquod,<text:line-break/>non cruda jam ex toto erit, si enim sedimentum parti<text:line-break/>farinae crassiori aut laminis simile aut furfuri autnigrum<text:line-break/>aut lividum aut viride aut graveolens habeat, praeterquam<text:line-break/>quod hujusmodi quodque crudum est, etiam mortis peri-<text:line-break/>culum alias ostendit. Porro boni coloris urinae quaeque<text:line-break/>simul vel sedimentum album, laeve et aequale repraesen-<text:line-break/>tent vel nebulas quasdam similes vel suspensum omnium<text:line-break/>urinarum sunt laudatissimae et praecipue quarum sedimeu-<text:line-break/>tum exstiterit tale, deinde 'commendatur urina cujus sus-<text:line-break/>peufa ejusmodi cernuntur, tertio cujus nebulae tales ap-<text:line-break/>parent, ac ut uno verbo expediam quae urinis probe in-<text:line-break/>natant quantoque inferius fubsident tanto magis laudantur.</text:span></text:p>
      <text:h text:style-name="P2" text:outline-level="1"><text:bookmark-start text:name="bookmark56"/><text:span text:style-name="T14">GALENI DE PULSIBUS AD ANTO-<text:line-break/></text:span><text:span text:style-name="T26">Μ</text:span><text:span text:style-name="T28">IU</text:span><text:span text:style-name="T26">Μ</text:span><text:span text:style-name="T18"> </text:span><text:span text:style-name="T14">DISCIPLINAE STUDIOSUM<text:line-break/>AC PHILOSOPHUM.</text:span><text:bookmark-end text:name="bookmark56"/></text:h>
      <text:p text:style-name="P12"><text:span text:style-name="T3">S</text:span>copum habemus in praefenti libro de-pulsuum<text:line-break/>opere concisam exponere:tractationem; ac dicere primum<text:line-break/>quid-fit pulsus; cur dicatur pulsus; quis pulsus usus; et<text:line-break/>quid sit arteria. Atque ad scopum accedamus; et a primo<text:line-break/>exordiendum. Pulsus est motus cordis et arteriae, qui per<text:line-break/>diastolen ac systolen perficitur ad innati caloris refrigera-<text:line-break/>tionem et fuligincIorum excrementorum excretionem. • Di-</text:p>
      <text:p text:style-name="P55"><text:span text:style-name="T14">citur autem pnlfus' a pulsando ac movendo. Tria vero<text:line-break/>ipsum dividunt, facultas efficiens motum, urgens usus, et<text:line-break/>obsequens instrumentum. Sed ad arteriam veniamus. Ar-<text:line-break/>teria pars est corporis oblonga, orbicularis, tubi instar<text:line-break/>-bifariam dividentium quae a corde manans in universum<text:line-break/>corpus distribuitur, aerem et-fpiritum vitalem eoutinens.<text:line-break/>Arteria vero'a</text:span><text:span text:style-name="T24">-</text:span><text:span text:style-name="T26">τηρεῖν</text:span><text:span text:style-name="T24"> </text:span><text:span text:style-name="T14">quod'vitalem spiritum confervet, at<text:line-break/>ipfa e sinistra cordis auricula/ex' ea quae dicitur aorta<text:line-break/>exoritur, quae duas in partes diffinditur, quarum una qui-<text:line-break/>dem deorsum fertur per partes interiores inferas, ac dex-<text:line-break/>tra et sinistra, in crura ad extremos usque pedes atque<text:line-break/>digitos distribuitur; altera vero rursum ipsius-portio quae<text:line-break/>sursum fertur similiter dextra ae sinistra in manus et ca-<text:line-break/>put repens cervicales quas dicunt arterias efficit; quae<text:line-break/>autem in dextras ac sinistras partes intro ducitur in bra-<text:line-break/>chia et cubitos adusque carpum ac manum digitorumque<text:line-break/>extrema. His a nobis explicatis deinceps quoque de scopo</text:span></text:p>
      <text:p text:style-name="P55"><text:span text:style-name="T14">aut proposito disseramus. IIuic praesenti libro scopus est<text:line-break/>diguotiones dicere, ac si fieri possit causas a motu pul-<text:line-break/>suum , alias secundum naturam, alias praeter naturam,<text:line-break/>alias non natura constituemus, ut ex ratione temperamen-<text:line-break/>torum , virorum, mulierum, aetatum et aliorum ejusdem<text:line-break/>r seriei. Hominum .enim alii mares, alii feminae; et horum<text:line-break/>ipsorum alii fecundum naturam calidiores, alii vero frigi-<text:line-break/>diores; hi quidem graciles natura, illi vero obesi et car-<text:line-break/>nosi. Ac viri quidem ut plurimum feminis natura cali-<text:line-break/>diores et vebementiores; mulierum vero ut frigidiorum<text:line-break/>tardiores et imbecilliores. In utrisque autem his aut al-<text:line-break/>terulris, viris dico et feminis, temperamentum autem<text:line-break/>pulsus quoque intendit; si quidem in calidius, majores ac<text:line-break/>vebementiores efficit. Calidum certe celeriter movetur;<text:line-break/>si vero in frigidius, minores ac tardiores; frigidum nam-<text:line-break/>que tarde movetur. Quod autem ad habitum is in, utris-<text:line-break/>que repetitur, qualis est gracilis • et- carnosus. In ipsis</text:span></text:p>
      <text:p text:style-name="P55"><text:span text:style-name="T14">enim gracilibus altiores ipsi tactui pulsus subjiciuntur; in<text:line-break/>'ipsis autem obesis et carnosis depressiores. ° Quin et ea<text:line-break/>quae sunt ejusdem generis veniunt‘observanda; ut- tempe-<text:line-break/>states,- regiones, aetatum singularum' constitutiones; et ut<text:line-break/>“verbo dicam in ‘ipsis tempestatibus ahni’ qUao quatuor^<text:line-break/>sunt, ver videlicet, aestas, autumnus, hiems; quod harum<text:line-break/>duaessint temperatae, ver et autumnus;‘duae vero intem-.<text:line-break/>peratae, hiems et aestas ; jure igitur inripfo vere et au-<text:line-break/>tumnd pulsus magni sunt et vehementes propter tempe-<text:line-break/>ratam hanc tempestatem. Manifesta est</text:span><text:span text:style-name="T39">1</text:span><text:span text:style-name="T14"> aetatis analogia':<text:line-break/>aestate vero celeres atque crebri propter extrinsecus am-<text:line-break/>bientis no</text:span><text:span text:style-name="T39">f</text:span><text:span text:style-name="T14">s aeris calorem ; hieme vero parvi quia facultas<text:line-break/>ipfa premitur; in iis quae uterum gerunt crebri et cele-<text:line-break/>res propter urgentem usum praegnantis et foetus. In<text:line-break/>somno vero supernutantes. Quomodo fiunt pulsus parvi<text:line-break/>et imbecilliores? • Eieri clarum est innato calore in pro-<text:line-break/>fundum fe recipiente; In ipsis autem temperamentis ad-<text:line-break/>scititiis simul cum iis quae superveniunt, mutantur et</text:span></text:p>
      <text:p text:style-name="P55"><text:span text:style-name="T14">temperamenta. Similiter "et in macie ut- quando quae se-<text:line-break/>cundurn naturamest facultas in substamija partis cujus-<text:line-break/>piam principis- laeditur vel ab aliquacausa;ipsam-efficiente<text:line-break/>auf fu^isinte. 'leniamus igitur ad -ea 'quae: non natura,<text:line-break/>haec'suni^ exercitia; balnea,-eibi multi; vini potus,&lt; aquae<text:line-break/>'multae potus. Simisiter etiam et ad ea quae praeter na-<text:line-break/>turam; haec sunt </text:span><text:span text:style-name="T20">cauiae ,</text:span><text:span text:style-name="T14"> - morbi, piae similiter ae ea quae<text:line-break/>dicta prius fuere'debemus animadvertere. Sciendutn vero<text:line-break/>est ea quae fecundum naturam et" quae non natura im-<text:line-break/>moderata si fuerint, lu id'quod praeter naturam est pul-<text:line-break/>sus immutare. De apo.ogia autem omnium et disserentia<text:line-break/>motuum. Quum igitur ad aegrum vocatus quem nondum<text:line-break/>rideris antea, primum- observa sitne mas au femina, ac si<text:line-break/>mas fuerit mente concipias pulsum</text:span><text:span text:style-name="T39">1</text:span><text:span text:style-name="T14"> maris; si vero femina,<text:line-break/>pulsum ipsius feminae. - Postea naturam aegrotantis, ejus<text:line-break/>aetalem , ac post haee empestatem anni, et regionem ; et<text:line-break/>omnia conferens ac conjectans qualem oportebaf habere<text:line-break/>pulsum ipfum aegrotantem quando fanus erat, tunc abfo-</text:span></text:p>
      <text:p text:style-name="P13">lute cognosces..magnitudinem praeter- naturam factae mu-<text:line-break/>tationis ipsius pulsus. His igitur praemissis pulsuum ge-<text:line-break/>nera dicamus: . genera pnisuum sunt decem : primum qui-<text:line-break/>dem pulsuum,genus est ex quantitate distentionum: quan-<text:line-break/>titas vero ex tribus dimensionibus constare videtur, ex<text:line-break/>latitudine et. longitudine et profunditate. Merito igitur<text:line-break/>qui. hoc modo auctus est secundum tres istas dimensiones<text:line-break/>et moderationem excedit, dicitur' magnus. Secundum ge-<text:line-break/>nus pulsuum est ex quantitate motus arteriae secundum<text:line-break/>diastolen' et systolen, in quo celer et tardus et moderatus<text:line-break/>observantur. Tertium genus pulsuum est secundum robur<text:line-break/>ipsius facullatis, in quo observantur vehemens et imbecil-<text:line-break/>lus et moderatus: etenim si frequentia nacta suerit magni-<text:line-break/>tudinem, pullum efficit vehementem ; quando enim facuI-<text:line-break/>tas' superat causas, tum maxime fit, vehemens et contra.<text:line-break/>Quartum genus pulsuum est ex organi constitutione, dico<text:line-break/>vero corporis arteriae, in quo observantur durus et mol-<text:line-break/>•lis et moderatus. . Quintum genus pulsuum est exquan-</text:p>
      <text:p text:style-name="P201"><text:span text:style-name="T24">* * </text:span><text:span text:style-name="T14">r<text:tab/>~~ - •<text:tab/></text:span><text:span text:style-name="T20">' C'</text:span></text:p>
      <text:p text:style-name="P12">titate quietum,, lu quo observantur,creber et rarus: breve<text:line-break/>enim tempus quietis crebrum indicat; longum vero .ra-<text:line-break/>rum; rariores et tardiores pulsus fiunt propter ambientis<text:line-break/>frigus vel ob densationem. Similiter vero et in unaqua-<text:line-break/>que regione pro ejus temperie pulsus immutantur; etenim<text:line-break/>si calidior est, magnos efficit et celeres pulsus; sin autem<text:line-break/>frigidior; contrarios. Dicamus et de aetatibus; quum<text:line-break/>igitur et inter se'dissideant aetates, differentes' quoque<text:line-break/>pulsus in his movebuntur; puerorum enim pulsus celeres<text:line-break/>sunt, imbecilli et frequentes, secundum magnitudinem vero<text:line-break/>et vehementiam medii-; ac celeres quidem quoniam in ipsis<text:line-break/>secundum substantiam abundat' calidum innatum. Crebri<text:line-break/>vero quia in ipsis fecundum quantitatem lexfuperat calidi-<text:line-break/>tas ; imbecillae vero sunt et. imperfectae facultates in ipsis.<text:line-break/>Didicimus enim quod ah imbecillitate facultatis fiant im-<text:line-break/>hecilles. Senum vero pulsus his contrarii tardiores et<text:line-break/>rariores si cum puerorum pulsibus conferantur propter</text:p>
      <text:p text:style-name="P55"><text:span text:style-name="T14">eam quae in ipsis est frigiditatem; juvenum vero magni<text:line-break/>et vehementiffimi, .propterea quod in ipsis facultates sunt<text:line-break/>vegetiores ; similiter au.tein.et ecnstitutlones temperamenta<text:line-break/>commutant, et. pullus ; quemadmodum enim dictum prius<text:line-break/>est continens ipfum commutat fecundum -propriam suam<text:line-break/>temperiem id quod in. eo continetur,, quum et-praegnau-<text:line-break/>tinm mulierum., pulsus. parvi sunt et crebri ac celeres.<text:line-break/>Sextum genus pnifuum. est. fecundum aequalitatem aut in-<text:line-break/>aequalitatem, quae vel in uno vel in pluribus pulsibus<text:line-break/>obfervatur; .lu uno ut in caprizante et dicroto feu bis<text:line-break/>feriente: quae in pluribus fit vocatur .inaequalitas colle-<text:line-break/>ctiva; ubi vero fuerit inaequalitas illic int plurimum et<text:line-break/>inordinatio; si enim vel unus ictus intercidat et interca-<text:line-break/>letur, atque hoc fiet gravata et, oppressa facultate ab ali-<text:line-break/>qua causa. Septimum genus pulsuum est ah ordine et in-<text:line-break/>ordinatione; quum enim pulsus-,inaequalis dividatur in<text:line-break/>eum qui circuitibus aequalis est et inaequalis, inordinatus<text:line-break/>fit,, atque hic rurfua rn uno ictu obfervatur et secundum</text:span></text:p>
      <text:p text:style-name="P55"><text:span text:style-name="T14">reditum'ad idem. Octrvum pulsuum genus est ex pleni-,<text:line-break/>tudine et vacuitate quod est fecundum perfusiones arte-<text:line-break/>riarum; omne enim vas aut plenum'aut vacuum est. No-<text:line-break/>mim genus pulsuum' est a numero quo metimur propor-<text:line-break/>tionejr temporis i ad tempus, unde intercurrentes, deficien-•<text:line-break/>(es. -Decimum pulsuum genus est a calore qni per cor-.<text:line-break/>pus diffunditur arteriae, in quo obfervatur qualitas sub-<text:line-break/>jectae materiae corporis.per ipsum tactum; qualis est in--<text:line-break/>temperatus et mordax. Enarratis autem decem pulsuum<text:line-break/>generibus breviter afferamus et paucas causas atque diffe-<text:line-break/>rentias pscrum; ne forte longior fiat tractatio quae tiro-<text:line-break/>nibus oneri possit esse, si quis enim in perfectam horum<text:line-break/>voluerit venire cognitionem, scxdecim funt libri de tota<text:line-break/>pulsuum tractatione.- Ego vero prolixitatem aversatus<text:line-break/>paucis capitibus paucas qu isdam differentias et causas- pul-<text:line-break/>suum breviter expono., Quam ob causam pulsant arteriae?<text:line-break/>Ut - fervent nativae commoderationem • caliditatis tum in<text:line-break/>eorde tum in omnibus pa. tibus. Quid differt palpitatio</text:span></text:p>
      <text:p text:style-name="P55"><text:span text:style-name="T20">a pulsu?</text:span><text:span text:style-name="T14"> Quod palpitatio ob eruptionem sanguinis et in<text:line-break/>omni corpore fiat; • pulsus vero vi facultatis moveatur et<text:line-break/>lu folis arteriis. , Quid differt , magnus pulsus avehe-<text:line-break/>menti? Quod magnus quidem in tribus dimensionibus<text:line-break/>obfervatur, vehemenslautem in motu, robur enim indicat<text:line-break/>facultatis. Quid differt creber pulsus a celeri? Secun—<text:line-break/>dum continuitatem et intermissionem. Creber enim dici-<text:line-break/>tur et continuus, celer vero definitus, quemadmodum quis<text:line-break/>currit celeriter et quiescit. Quid differt rarus pulsus a<text:line-break/>tardo? Quod rarus ab imbecilliori magis facultate fit<text:line-break/>et rari pulsus periculosiores. Quot fuut differentiae in<text:line-break/>pulsus diastole? Octo, magnitudo, parvitas,,vehementia,<text:line-break/>imbecillitas, celeritas, tarditas, durities., mollities. Quot<text:line-break/>fuut efficientes causae pulsus? Duae;, facultas efficiens ac<text:line-break/>movens corpus vasis et utilitas ob quam movetur id quod<text:line-break/>movetur. Quot sunt instrumenta judicandi de pulsibus?<text:line-break/>Duo, mens et fensus; ac fensus quidem de praesentibus,<text:line-break/>mens vero de praeteritis judicat et futuris. Quot modis</text:span></text:p>
      <text:p text:style-name="P13">obfervatur pulsus moderatus? Quatuor; secundum magni-<text:line-break/>tudinem, secundum celeritatem , secundum vehementiam<text:line-break/>et feciindiim crebritatem. Quid- differt pulsus inaequalis<text:line-break/>ab inordinato ? Quod pulsus inaequalis obfervatur in uno<text:line-break/>pulsu et in pluribus, vel enim secundum unam diastolen<text:line-break/>ad systolen vel secundum plures'simul collectas, quae qui-<text:line-break/>dem vocatur inaequalilas collectiva in multitudine pul-<text:line-break/>fuum observata.; inordinatus vero fit fecundum rhythmum.<text:line-break/>Quid differunt pulsus intermittentes ab intercisis? Quod<text:line-break/>intermittentes ab imbecilliore facultate fiant, oppressa enim<text:line-break/>ac dissoluta facultate pulsus fiunt’ intermittentes: intercisi<text:line-break/>vero pugnante adhuc atque resistente, contendit enim fe-<text:line-break/>ipsam erigere ea quae molesta sunt cupiens extrudere, ac<text:line-break/>intercisi pulsus intermittentes esse videntur. Quid differt<text:line-break/>pulsus ccrnvulsivus a vibrato? Quod in pulsu convulsivo<text:line-break/>tenditur arteria ad modum extentae chordae; in vibrato<text:line-break/>vero in dextram partem et sinistram traducitur arteria.<text:line-break/>Quomodo fiunt pulsus'"undosi? A redundantia contenti</text:p>
      <text:p text:style-name="P202"><text:span text:style-name="T18">• </text:span><text:span text:style-name="T14">y </text:span><text:span text:style-name="T18">,<text:line-break/></text:span><text:span text:style-name="T14">*<text:tab/>- </text:span><text:span text:style-name="T18">,<text:tab/></text:span><text:span text:style-name="T14">-<text:tab/>. i<text:tab/>.<text:tab/>t '</text:span></text:p>
      <text:p text:style-name="P56"><text:span text:style-name="T14">humoris percurrentis arteriae corpus quemadmodum in;<text:line-break/>macilentis.- .Quid differt caprizansa dicroto? Qnod ea-<text:line-break/>prizans. quidem in; una systole motus efficit diversos, quem-<text:line-break/>admodum subsultans capra pedibus falit lu ‘ aerem; lioc.<text:line-break/>autem fit gravata facultate et' gravata a causa quadam<text:line-break/>ipsam opprimente. Eic.otus vero bis- in </text:span><text:span text:style-name="T20">r</text:span><text:span text:style-name="T14">eodem pullat; ,<text:line-break/>hoc autetn fit propter, siccitatem corporis arteriae, retro-<text:line-break/>cedente enim et recurrente ae vi quadantenus acto spiritu<text:line-break/>mox pulsat iterum, quemadmodum pila quum in sinuosum<text:line-break/>inciderit </text:span><text:span text:style-name="T20">parietem.</text:span><text:span text:style-name="T14"> Quid differt,vermiculans pulsus a for-<text:line-break/>micante? Quod vermiculans quidem incurvatur ac mu-<text:line-break/>tatur in melius et manifestam, magis habet inaequalitatem,<text:line-break/>formicans vero .difficilius'in majorem. abit, quum subsint<text:line-break/>animi desectiones,. 'obscuram ; vero habet inaequalitatem<text:line-break/>propter summam quae in ipso -est facultatis'concidentis ni,<text:line-break/>insuper- quod </text:span><text:span text:style-name="T20">et.</text:span><text:span text:style-name="T14"> mortem significet.’-’ Qui pulfus pessimi?<text:line-break/>Rari et, intermittentes; intensa, enim raritate fiunt inter-</text:span></text:p>
      <text:p text:style-name="P55"><text:span text:style-name="T14">mittentes: periculosior aucem est raritas max.me in aetate<text:line-break/>florentibus. De cognitione pulsus. Pulsum memoria com-<text:line-break/>plectere; si frequenter et plurimum dissendat arteriam, dia<text:line-break/>postea morietur. Pulsum memoria teneas et si bis qui-<text:line-break/>dern extra, semel vero intro feratur, ad duos dies vita .<text:line-break/>producetur; si vero semel extra </text:span><text:span text:style-name="T20">et</text:span><text:span text:style-name="T14"> bis intro feratur, im-<text:line-break/>becillum est corpus et sanum; sin autem totumfuerit<text:line-break/>tranquillum, ad mortis fores assistit; De, pulsibus, pulsus<text:line-break/>humorum; sanguinis vegetus, magnus, creber et plenus;<text:line-break/>atque hujus fyrnptomata sunt capitis vehement'ssimi dolo-<text:line-break/>res et omne corpus febriculosum. Elavae bil.s pulsus te-<text:line-break/>nuis, siccus contingit; hujus symptomata sunt ventris ad-<text:line-break/>strictio et circa alvum tormina. Melancholiae pulsus </text:span><text:span text:style-name="T20">te-<text:line-break/>nuior et siccior</text:span><text:span text:style-name="T14"> et rarus; ejus autem symptomata sunt<text:line-break/>genuum- gravitas et animi desectus. . Pituitae pulsus mag-<text:line-break/>nus et palpitabundus, humidus, aquosus, rarus et aequa-</text:span></text:p>
      <text:p text:style-name="P55"><text:span text:style-name="T14">lis; hujus autem symptomata laterum dolores et quae ab<text:line-break/>alvo quotidie feruntur liquidae dejectiones, vebementissimi<text:line-break/>dolores caput prehendunt et febris plurimum protrahitur.<text:line-break/>Et in ipso sanguine aegroti vena fecetur ; quum vero san-<text:line-break/>guis calidus sit et, humuius ,;ejus cibus frigidus et humi-<text:line-break/>•lus </text:span><text:span text:style-name="T20">esu debet</text:span><text:span text:style-name="T14"> et dulois. Melancholia autem frigida et<text:line-break/>sicca est et ejus cibus 'deorsum llipra. Diximus calida,<text:line-break/>humida et dulcia similiter et aliorum humorum.</text:span></text:p>
      <text:p text:style-name="P13">GALENI DE AFFECTUUM RENI-<text:line-break/>BUS INSIDENTIUM DIGN0T10NE<text:line-break/>ET CURATIONE LIBER AD-<text:line-break/>SCBIPTITIUS.</text:p>
      <text:p text:style-name="P56"><text:span text:style-name="T14">C a p u t I.<text:line-break/>ale </text:span><text:span text:style-name="T20">renum substantia.</text:span></text:p>
      <text:p text:style-name="P12">Substantia renum propria nullique alteri, parti com-<text:line-break/>munis ex’ febris et carne constructa est, carne, inquam,<text:line-break/>densa. Talis autem creata .est, ut qui. stinguis ad renes<text:line-break/>defertur haud facile defluat, effundatur abeatque mini</text:p>
      <text:p text:style-name="P55"><text:span text:style-name="T14">urina. Ipfa carnosa substantia multos habet in fe valvu-<text:line-break/>los: et quia in singulis substantiae vaIvulis calculi ple-<text:line-break/>rumque gignuntur, propterea graves in eis oriuntur </text:span><text:span text:style-name="T20">dolo-<text:line-break/>res.</text:span><text:span text:style-name="T14"> Atque haec de. renum substantia dicta sunt.</text:span></text:p>
      <text:p text:style-name="P251"><text:bookmark-start text:name="bookmark58"/>De renum <text:span text:style-name="T64">fi</text:span>gura.<text:bookmark-end text:name="bookmark58"/></text:p>
      <text:p text:style-name="P56"><text:span text:style-name="T14">Figuram antem habent renes sigmoideam, in medio<text:line-break/>cavitas existit, quae per venas et arterlas Perosum excre-<text:line-break/>mentum excipit. Nam ad renes non fissae majores venae,<text:line-break/>quarum aliae in cavitatem inseruntur, aliae in membra-<text:line-break/>nam ipsos circumtegentem, sed et alia vascula capillaria<text:line-break/>deseruntur. Cur ren dexter sublimior et sinister demissior?<text:line-break/>Ne in functione alter attrahat, alter alio rapiat. Qua in<text:line-break/>parte corporis siti funt? Siti sunt ad spinam renes'paulo<text:line-break/>altius quam ilia. Ex his autem oriuntur ureteres qui<text:line-break/>urinam in vesicam deducunt. Ureterum substantia pro-<text:line-break/>pria est nullique alteri parti communis. Cur non unicus.</text:span></text:p>
      <text:p text:style-name="P55"><text:span text:style-name="T14">sed duo renes a natura procreati funt? Qnod serosum<text:line-break/>excrementum alia corporis exetementa ubertate exsuperet<text:line-break/>ipsisque renibus usus' sit serosum id' excrementum attra-<text:line-break/>here. Scire namque oportet, a cava venam descendentem<text:line-break/>ad partes inferiores deferri duosque - in ramos , eam fe-<text:line-break/>cari; atque eorum alterum sursum, alterum deorsum de-<text:line-break/>cnrrere. Qui deorsum abit,' rursum 'tres in venas mani-<text:line-break/>feste dividitur. Prior enim-curialis adtdruia; altera pu-<text:line-break/>denda ad testes; posterior renalis- ad renes porrigitur.<text:line-break/>Procedunt quoque e corde' arteriae, quae serosum excre-<text:line-break/>mentum laioremque ejaculantur, ut ah leis renes calefiant.<text:line-break/>Quandoquidem renes ex seroso • excremento sunt frigeut-<text:line-break/>que ut lien ex melancholico humore ob idque a dictis<text:line-break/>arteriis calor renibus suggeritur ut eorum-frigus evinceret.<text:line-break/>Postquam vero scrulum Jd excrementum renes-attraxerunt,<text:line-break/>utilem fanguinem retinent ex eoque nutriuntur; Perosum<text:line-break/>autem excrementum tanquam inutile ab excretrice facul- -<text:line-break/>tate expellitur. Sed quamdiu in venis et arteriis cum</text:span></text:p>
      <text:p text:style-name="P13">sanguine moratur serosum excrementum dicitur;. quum<text:line-break/>autem ex his expulsum est urina nominatur. Proinde<text:line-break/>quod in sanguine utile est bi retinent, ex eoque nutriun-<text:line-break/>tur; quod vero inutile, id expellunt. Et quemadmodum<text:line-break/>vesicata sellis bile oblectatur et lien humore melancholico:<text:line-break/>sic et hi renes seroso excremento.</text:p>
      <text:p text:style-name="P45">De renum actione.</text:p>
      <text:p text:style-name="P12">Renibus functio est serosum humorem a sanguine se-<text:line-break/>cernere et percolare. Atque hic quidam functionis eorum<text:line-break/>usus est.. At non solum renis, sed et cujusque partis fun-<text:line-break/>ctio perquiritur; quum enim ea laeditur quae sit pars<text:line-break/>affecta ipsa indicat.</text:p>
      <text:p text:style-name="P12">C a p n t II.</text:p>
      <text:p text:style-name="P12">Omnis ipsius renis affectus nephritis dicitur sive sitni-<text:line-break/>laris sit sive organicus sive communis; proprie tamen<text:line-break/>nephritis lithiasis appellatur.</text:p>
      <text:p text:style-name="P46">Calculi causue,</text:p>
      <text:p text:style-name="P56"><text:span text:style-name="T14">Calculi vero causae quatuor sunt, efficiens, materialis,<text:line-break/>instrumentalis et finalis. Hoc ab externis rebus ediscis:<text:line-break/>quod res externae aut frigus aut calor lapidis concretio-<text:line-break/>nem efficiant; quemadmodum in cuniculis et canalibus<text:line-break/>quum calor ex materia minime perflata exsuscitetur; vel-<text:line-break/>uti etiam quum aqua in canali substat, calor praeter na-<text:line-break/>turam accenditur. Hoc autem calore tenaem coenosae<text:line-break/>aquae’ portionem discutiente crassior portio in terram dn-<text:line-break/>rescit eoque manens lu alveo substantiae lapidis adjicitur<text:line-break/>atque ita lapis procreatur. Aliud etiam manifestum sit<text:line-break/>exemplum. In lebete saepenumero lapides coalescere con-<text:line-break/>spicimus tenuiore aquae portione absumta, terrestri vero<text:line-break/>et crassiore permanente, quae sic lebetis aut alterius ae-<text:line-break/>ris substantiae adhaerescit lapisque procreatur, ln nobis<text:line-break/>autem frigus lapidem non construit. Fieri siquidem </text:span><text:span text:style-name="T20">ne-<text:line-break/>quit</text:span><text:span text:style-name="T14"> ut vivo in corpore tantum frigus stabuletur, ut -fri-<text:line-break/>gus lapidem in nobis construere valeat, iit in externis re-</text:span></text:p>
      <text:p text:style-name="P55"><text:span text:style-name="T14">bus accidere cernimus. At a calore in nobis generatur<text:line-break/>lapis eoque vel vehementi vel tepido. Eninrvero si crassa<text:line-break/>sit materia, tunc sufficere , potest et tepidus et moderatus<text:line-break/>et qui naturalis est ipse calor ad hanc maleriam 'firman-'<text:line-break/>dam ac terrae modo indurandam; ut crassa namque ad<text:line-break/>lapidis procreationem idonea, est. Sin tenuior sit, tum<text:line-break/>plane vehementiori indiget calore, tum eo qui fecundum<text:line-break/>naturam tum qui praeter naturam est, quo, ipsa lu terram<text:line-break/>concrescar Solet enim calor tenuiorem ipsius materiae<text:line-break/>portionem dsscurere atque ita prout valuerit, lapidem es-<text:line-break/>formare. Ideoque simpliciter a calore sit in nobis calcu-<text:line-break/>lus. Materialis vero causa aqt crassus aut lentus humor<text:line-break/>est aut uterque. lnstrumentalis autem causa est ren aut<text:line-break/>vesica aut alia pars idonea. Finalis denique praeter ipsum<text:line-break/>lapidem nulla hic dicenda esu Qui sanguis in ipsos </text:span><text:span text:style-name="T20">re-<text:line-break/>nes</text:span><text:span text:style-name="T14"> fertur aut seipso crassior est aut ei plus inest pituitae<text:line-break/>aut humoris melancholici aut flavae- bilis. Ad .eos autem<text:line-break/>per venas. et arterias vel in cavitatem veI substantiam de-<text:line-break/>ducitur eoque deductus si quantitate aut qualitate aut.</text:span></text:p>
      <text:p text:style-name="P55"><text:span text:style-name="T14">consistentia excedat, obturatur, remoratur caloremque<text:line-break/>praeter naturam color amplius incrassat, agglutinat, torret<text:line-break/>vehementius et in terream substantiam humorem illum<text:line-break/>immutat lapidemque essormat. At quicunque arbitrantur<text:line-break/>in ventriculo creari calculos; in sola ad ureteres traje-<text:line-break/>ctione doloribus cruciari laborantes asserunt. -' Qui vero •<text:line-break/>in ipfa renum carne calculos quemadmodum in arthriticis<text:line-break/>nodos gigni existimant, non in sola trajectione, verum<text:line-break/>etiam quo tempore ibi gerantur et quo in renum ventri-<text:line-break/>culum transferuntur, calculosos doloribus affici profiten-<text:line-break/>tur. Eieri vero utroque modo potest, quum lentus craf-<text:line-break/>susque humor in ipsis aliquo tempore terretur arefcitque.<text:line-break/>Demonstratum enim est'lu libris de naturalibus faculta-<text:line-break/>tibus renem ad fe trahere quidquid in venis serosum ac<text:line-break/>tenue sanguini permixtum est. Quum enim ejusmodi </text:span><text:span text:style-name="T20">mea-<text:line-break/>tas</text:span><text:span text:style-name="T14"> in ejus ventriculum illud transfundunt latiusque ape-<text:line-break/>riuntur, crassius quiddam una colatur, quod in renis ven-<text:line-break/>triculo torrefactum arefectumque lapidosiam concretionem</text:span><text:bookmark-start text:name="bookmark60"/><text:bookmark-end text:name="bookmark60"/></text:p>
      <text:p text:style-name="P55"><text:span text:style-name="T14">assequitur. Si itaque renis facultas excretrix id omnes<text:line-break/>per urinas expulerit, arenosum in ipsis sedimentum crea-<text:line-break/>tnr. Si vero id impactum e.t solutu difficile sit, quod<text:line-break/>renis ventriculo excipitur, ad eum aliud consimile ex<text:line-break/>vena cava Icaturiens majus dat incrementum : obducitur<text:line-break/>namque continuo ab eo qnod affluit, id quod prius fistu-<text:line-break/>latum est; atque ita calculus magnitudine insignis </text:span><text:span text:style-name="T20">coag-<text:line-break/>mentaturi</text:span><text:span text:style-name="T14"> Ad hoc quoque potissimum juvat renum ipso-<text:line-break/>rum temperamentum, quum videlicet igneus et acris fue-<text:line-break/>rit naturalis calor. At si laxior quidem sit ad renem a<text:line-break/>cava vena ductus emulgens, fluidus vero sanguis neque<text:line-break/>crassus neque lentus, cruenta hoc modo redditur urina.<text:line-break/>Si itaque ex pituita sola lenta et crassa concretio fiat,<text:line-break/>tophaceorum et calculosorum quae in renibus coguntur<text:line-break/>corporum' cinereus inerit color. Colore consimiles in<text:line-break/>aquis vividis si tepidiores contemperatis sint, coagmentari<text:line-break/>lapides conspiciuntur. Iisdem itaque causis pueri in ve-<text:line-break/></text:span><text:span text:style-name="T20">si </text:span><text:span text:style-name="T41">(</text:span></text:p>
      <text:p text:style-name="P55"><text:span text:style-name="T14">sica, juvenes vero lu renibus calculos procreare detegun-<text:line-break/>tur. Quum enim, pueris sunctiones omnes naturales va-<text:line-break/>lidae sint, crassior humorum portio eis fusa ac dissoluta<text:line-break/>est. Ea vero contra aetate provectis quum functiones<text:line-break/>imbecillae sunt, coacta'sistitur. Apparet autem id quoque<text:line-break/>lu externis quae naturali constitutione crassa tenues quos-<text:line-break/>dam meatus trajicere decernimus, llla siquidem quum a<text:line-break/>calore fusa aut liquata funt, facili celeritati pervadunt;<text:line-break/>minime vero fusa haud exeunt» Hujusmodi materiae exem-<text:line-break/>pla nobis sunt pix, resina, sebum, cera atque meli Quum<text:line-break/>itaque pueri multum calidi innati validasque functiones<text:line-break/>habeant, fusis in eis materiae crassamentum in renes de-<text:line-break/>lebitur ob idque facile in vesicam detruditur, non parum<text:line-break/>etiam adjuvante ad trajectionis celeritatem ipso functionis<text:line-break/>robore. At enim in vesica existente frigida,- quod rnem-<text:line-break/>brauosa sit paucoque sanguine irroretur quodque maximam<text:line-break/>in se amplitudinem habeat, etiarnnum coagmentatur con-<text:line-break/>crescitque trajectum in ipsam crassamentum, quod quem-</text:span></text:p>
      <text:p text:style-name="P55"><text:span text:style-name="T14">admodum paulo ante disserui, exordium ejusmodi conere-<text:line-break/>tionis furnit; quum diutius in vesica commoratum Len-<text:line-break/>tum siqnidem.nid; crassa mentum,-.ut probabilius est, in<text:line-break/>pueris a-nativo ipforursrcalore in unum coalescit, coag-<text:line-break/>meniatur concresci tque. Addamus praeterea crassitudinis<text:line-break/>urinarum quae in pueris 'conspicitur lausam. Ea vero est<text:line-break/>tum ipsorum voracitas tum ab assumpto, cibo internpesti-<text:line-break/>vus motus, quo ludentes et saltantes agitantun;“‘In lacten-<text:line-break/>tibus autem etiamnum ipfa materia ad hoc contribuit. Ex<text:line-break/>adultis etiam qui casei similiumque esu uberius • nntriun-<text:line-break/>tur, iis inuvesica. et renibus calculos fieri agnovimus. Ita-<text:line-break/>que puerilis est vesicae morbusblithiasis. Haud enim potest<text:line-break/>tam angusta vesicae cervix lu majoribus corporibus esse,-<text:line-break/>ut crassiorem humorem remoretur. ,Non tamenhoc etiam<text:line-break/>dumtaxat ad calculorum generationem idoneum condocere<text:line-break/>arbitrandum est, fed et intemperiem ita calidam, ut igneum<text:line-break/>calorem habeat, non temperatum aut moderatum; ln<text:line-break/>puellis vesicae cervix ad vulvae collum ipfa perforata est,<text:line-break/>quae ita brevis simul est et lata, ut per eam urinarum</text:span></text:p>
      <text:p text:style-name="P55"><text:span text:style-name="T14">crassamenta facile cum lotis excernantur; quae dum in<text:line-break/>pueris juniculis retinentur, .ob cervicis vesicae tum longi-<text:line-break/>tudinem tum angustiam vesicae aestuanti ad calculorum<text:line-break/>generationem materiam praebenti</text:span></text:p>
      <text:p text:style-name="P12">Caput I1L</text:p>
      <text:p text:style-name="P56"><text:span text:style-name="T14">Signorum alia fcientifica sunt, alia artificialia, alia<text:line-break/>propria. Signum proprium constans ac perpetuum est,<text:line-break/>quod nullo medio morbum indicat, nimirum calculum in<text:line-break/>renibus, si arenae in matula fubsideant, tunc plane digno-<text:line-break/>scitur lu renibus esse calculum. Ecce et proprium et<text:line-break/>certissimum signum. Quia vero implicantur affectus, com-<text:line-break/>inunia quoque signa narrabimus. Communia signa haec<text:line-break/>funt; si cruentae quae excernuntur urinae sint, id com-<text:line-break/>mune esse potest signum aut quod vasorum apertio sit vel<text:line-break/>ruptio vel erosio vel imbecillitas vel dilatatio vel quid<text:line-break/>aliud. Quod ruptio exquisiti et confertim susi fanguinis<text:line-break/>vacuationem moliatur. Apertio </text:span><text:span text:style-name="T20">vero</text:span><text:span text:style-name="T14"> paulatim cedat et</text:span></text:p>
      <text:p text:style-name="P55"><text:span text:style-name="T14">tenuissimum trajiciat sanguinem et subcruentam urinam<text:line-break/>efficiat,- Si quocunque tempore et momento sanguis ef-<text:line-break/>fluat, imbecillitas est; si cum sanguine aliae quoque crassi-<text:line-break/>tudines excludaiitur, dilata'tio;' -si aquosus, sit sanguis ma-<text:line-break/>nisestum est certumque caleulum consisterer Si qui san-<text:line-break/>guis excernitur sit crassus;manifestum est sanguinis crassi-<text:line-break/>tudinem lu calculum ‘ violenta coactione in lapidem abi-<text:line-break/>turam esse. Nam in ea, sufiguinis evacuatione frigidam<text:line-break/>propinamus at, coarctetur vena et arteria proludeque non<text:line-break/>alium amplius sanguinem in renes devehat qui cogi possit<text:line-break/>Profecto in his etiam curandis error fili Nam venam<text:line-break/>soarctat frigida ut alium sanguinem inferre non sinant,<text:line-break/>quae sanguinis in renibus commorantis causa est ; proinde<text:line-break/>si frigida exhibeas, venam-coarctabis, neque- amplius </text:span><text:span text:style-name="T20">fan-<text:line-break/></text:span><text:span text:style-name="T14">gu.is. devehetur, fed qui-jam his renibus illatus est, e’u’n<text:line-break/>mox terreum; indurabis. Ex stupore cruris e directo dis-:<text:line-break/></text:span><text:span text:style-name="T20">cere</text:span><text:span text:style-name="T14"> poteris quis ren laboretp nam si dextri crur.s stupor<text:line-break/>adsit, ren dexter aegrotat'; si sinistri, sinister. Stupor au-'<text:line-break/>tem est .sentiendi, et movendi in parte . difficultas. Fit</text:span></text:p>
      <text:p text:style-name="P55"><text:span text:style-name="T14">autem quod vena quae ad partes inferiores fertur, triplici<text:line-break/>ramo dividatur. Prior cum., arteriis ad testiculos et,ad<text:line-break/>vasa spermatica migrat; aller renes ingreditur; posterior<text:line-break/>lu crura distribuitur. Quum igitur in renibus calculus<text:line-break/>generatur, haec quoque simul patitur vena quae ad crura<text:line-break/>descendit: _ab ipsa namque funt unius propaginis ambae.<text:line-break/>Enimvero repletur vena qtrae ad crura porrigitur, ea vero<text:line-break/>repleta multoties nervum aut masculum comprimit; quum<text:line-break/>nervus comprimitur, animalemJpiritum ad cruranon mit-.<text:line-break/>tit, scnsu crus privatur, stupor .oboritur. Ex testiculo se-<text:line-break/>oundum rectitudinem retracto scire poteris quis ren affi-<text:line-break/>ciatur; si namque dexter testiculus retrahatur, ren dexter<text:line-break/>aegrotat; si sinister, sinister.</text:span></text:p>
      <text:p text:style-name="P56"><text:span text:style-name="T20">Quod a jecore et corde seruntur in renes vena et arteria,<text:line-break/>ac in ipsum eorum cavitatem inferuntur.</text:span></text:p>
      <text:p text:style-name="P56"><text:span text:style-name="T14">Vasa autem spermatica ad testes seruntur. Quum igi-</text:span></text:p>
      <text:p text:style-name="P55"><text:span text:style-name="T14">tur lapis in renibus procrea.ur, vena illa et arteria di-<text:line-break/>stenduntur et spermatica vasa ad testes ducuntur atque ita<text:line-break/>per consensum testes retrahuntur.' Asserunt quidam do-<text:line-break/>loris- ratione tautam esse violentiam, ut'et vigilias et'<text:line-break/>vomitum sxistat. Debebant itaque podagrici et lippientes<text:line-break/>et qui vehementer doloribus ac vigiliis exercentur </text:span><text:span text:style-name="T20">vo-<text:line-break/>mere.</text:span><text:span text:style-name="T14"> Verum pronterea non vomunt, sed propter situm<text:line-break/>renum. Ii namque secundum spinam post intestina et<text:line-break/>ventriculum positi funt. . Si itaque- fiat • 'ehemens ipsorum<text:line-break/>tensio, per medias compagines affectio ni intestina ac ven-<text:line-break/>triculum peragrat indeque affectione accedente sequitur<text:line-break/>subversio.</text:span></text:p>
      <text:p text:style-name="P45">Quod ex calculi attritu fpirltus acres accurrant, pransi-<text:line-break/>tant ac concitent pruritum instar naturae partem affe-<text:line-break/>ctam indicantis, . .</text:p>
      <text:p text:style-name="P12">Quandoquidem quum lapis fubest quaedam veluti ti-<text:line-break/>tillatio oritur, quamque natura ad rei molestae expulsio-</text:p>
      <text:p text:style-name="P55"><text:span text:style-name="T14">nem stimulatur, spiritus accurrunt, quibus irrumpentibus<text:line-break/>in fistulosam pudendorum partem ipsam immaniter inten-<text:line-break/>dunt : ‘ lu omni enim motione, naturali sanguis et spiritu a<text:line-break/>concurrunt, qui suut ipsuisrnatuiae .vehicula,</text:span></text:p>
      <text:p text:style-name="P12">;aai -sjos-ji initus0.. - e</text:p>
      <text:p text:style-name="P203"><text:span text:style-name="T20">Vulgus dolorem gravem vooat jmolestum consensum, mcdici<text:line-break/>vehementiststmum.<text:tab/>"in<text:tab/>.</text:span></text:p>
      <text:p text:style-name="P12">Demonstratum est-cor, jecur et renes in cavitate non<text:line-break/>sentire; in superficie eas lingulas partes sentire-; quoniam<text:line-break/>in superficiem nervi sentientes serunturcin .cavitatem non<text:line-break/>feruntur. Quomodo igituif haec dolorem patiuntur? Qnod<text:line-break/>cavitas gravetur, dolor exsurgit: extenditur namque mem-<text:line-break/>brana exterior undique quod cavitas repleta sit, atque cir-<text:line-break/>cumtendens a'membrana'dolorem facit. In renutu itaque<text:line-break/>substantia etiamnum eodem modo generatur dolor, quod<text:line-break/>cavitas lapide gravetur et circumtendatur proferatque<text:line-break/>simul fensum doloris in superficiem, ut quae nervos fen-<text:line-break/>tientes et membranam habeat, in urinariis meatibus quod</text:p>
      <text:p text:style-name="P55"><text:span text:style-name="T14">nervosi .et sensibus praestiti sint dolor fit vehementissimus.<text:line-break/>Ad hadc dolor fit veliementissiu.us .in renibus, propterea<text:line-break/>quod renum </text:span><text:span text:style-name="T19">cavitai.es </text:span><text:span text:style-name="T14">haud lataersint, sed angustae et re-<text:line-break/>nes ob soliditatem non diducantur ut vesica. -Quamobrem<text:line-break/>in renibus lapides utplurimum minores sunt aequales et<text:line-break/>molliores, ut qui nimirum diuturni non sunt. At calcu-<text:line-break/>losis urinae per initia sunt. aquosae; quum enim obstru-<text:line-break/>ctio sit, per, transfusionem effluunt; deinde arenosae; po-<text:line-break/>stremo denique calculus quum dolor reflaverit excernitur.</text:span></text:p>
      <text:p text:style-name="P51">-<text:tab/>c</text:p>
      <text:p text:style-name="P45">Quod consertim feratur calculus, eo circa iambos stert<text:line-break/>gravitatis consensum.</text:p>
      <text:p text:style-name="P12">Quemadmodum in mulieribus parientibus ad foetas<text:line-break/>egi essum partes dilatantur; ita hic violentia renum sub-,<text:line-break/>stantia dispanditur et egreditur Iapis; quumque egreditur<text:line-break/>et ad ipscrum cavitatem, circa membranam accurato sensu<text:line-break/>donatam decumbit, vehementem dolorem molitur multo-</text:p>
      <text:p text:style-name="P13">que vehementius quum ureteres ingreditur excruciat, pro-<text:line-break/>pter eorum angustiam exquisitumque sensum. Quum enim<text:line-break/>in renum substantia stabulatur , non‘multum dolorem ex-<text:line-break/>citat, quoniam ipsorum substantia,- ut dictum est, vix sen-<text:line-break/>sibilis est. Saepe enim qui prae magnitudine lu vesicae<text:line-break/>collo cunctantur lapides in extremum periculum dolorum<text:line-break/>acumine laborantes agunt, ut ne etiam urinas excernere<text:line-break/>sinant. Vidi quendam hominem ob lapidem ’ alias quideni<text:line-break/>vias perlapsum, fed in pudendi extremo .luter 'septum<text:line-break/>rneieudi difficultate feu dysuria et acutissimo dolore pro-<text:line-break/>pemodum interiisse, nisi angesto forcipe lapidem ' ipfum<text:line-break/>eximere potuissemus, sectionem in longitudinem porre-<text:line-break/>ctam superne moliti. Nam urinae meatum nisi ingens<text:line-break/>urgeat necessitas incidere,non oportet:- nam fistula omnino<text:line-break/>fieret et per eam urina sensim proflueret. At quidam<text:line-break/>neque ullum dolorem habent neque sanguinem mingunt,<text:line-break/>quibus meatus quidem coacti non sunt et tenues urinae<text:line-break/>non magno negotio excernuntur; hi vero minime sc ae-<text:line-break/>grotare arbitrantur, quod nimirum doloribus non crucien-</text:p>
      <text:p text:style-name="P55"><text:span text:style-name="T14">tur. iVerum nihil hic contemnendum , omnia namque<text:line-break/>tempore graviora fe produnt. Lapides et arenulae colore<text:line-break/>lifferunt tum pb calorem tum ob materiam. Nam qUod<text:line-break/>eorum longiori tempore retinetur, id rufum aut flavum<text:line-break/>aut rubrum aut nigrum efficit multus color. Eodem modo<text:line-break/>et ab humoribus lapides procreantur et arenae, qui colo-<text:line-break/>rem vel fandarachae similem vel nigrum vel pallidum vel<text:line-break/>alium colorem pro hum rurn varietate prae </text:span><text:span text:style-name="T20">fe</text:span><text:span text:style-name="T14"> ferunt,<text:line-break/>lonstruuutur autem in renibus lapides, in eorum inquam<text:line-break/>sanitatibus ac fubstantia et ubicunque procreandi oppor-<text:line-break/>tunitatern fortiuntur vel parvi veI majusculi interdumque<text:line-break/>&gt;anciores, interdum plures. Differunt magnitudine, figura,<text:line-break/>colore, asperitate et multitudine. Etenim nigri reperiun-<text:line-break/>tur et subalbi et pallidi; rc rotundi et leves et parvi<text:line-break/>facile excernuntur; maiores vero vel quovis modo figu-<text:line-break/>rati et maniae oblongi et asperi - difficile excluduntur.<text:line-break/>Arenulae suras prodeunt et cum lotio minguntur in ipsa-<text:line-break/>tum generatione; post autem ex his lapis procreatur,</text:span></text:p>
      <text:p text:style-name="P13">quem foras excludere - fieri non potest, quod occalluerit,<text:line-break/>nisi, natura ipsa per. se ipsum conterat et evacuet. Atque<text:line-break/>colicus dolor et nephriticus simul ut plurimum incidunt.<text:line-break/>Deprehenduntur autem propriis signis; nam alni vacuatio<text:line-break/>colicis doloribus medetur, nephriticos quoque per initia<text:line-break/>mitigat. At jam quidam medicamentum quo alvus fub-<text:line-break/>ducta est dederunt dolorque cessavit primo, fecundo et<text:line-break/>tertio die, quarto vero lapis (oras prodiit. Quum autem<text:line-break/>simul inciderint nephriticus et colicus affectus, tum sibi<text:line-break/>mutuo partes tensione et remissione communicant. Ten-<text:line-break/>duntur enim inster funiculi ob continuitatem ac neque<text:line-break/>fursum ructus neque deorsum flatus exiti -</text:p>
      <text:p text:style-name="P12">Caput IV.</text:p>
      <text:p text:style-name="P56"><text:span text:style-name="T14">De calculi </text:span><text:span text:style-name="T20">et reliquorum renum, affectuum curatione.</text:span></text:p>
      <text:p text:style-name="P12">Si derepente nephriticus invadat affectus aegerque paulo<text:line-break/>ante comederit et edulia omnino incocta prout eo prae-</text:p>
      <text:p text:style-name="P13">sumpsit aut semicocta fuerint et humorum praecesserit<text:line-break/>multitudo, ante omnem curationem aut potius mitigatio-<text:line-break/>nem, si nihil obstaculo sit, vomitus provocandus est. Si<text:line-break/>excrementa intestinis insint, haec idoneis clysteribus va-<text:line-break/>cuanda, modo nihil reluctetur. Deinde si universum cor-<text:line-break/>pus repletum fuerit, scrutandum est quis humor ipsum<text:line-break/>repleverit; quod si sanguis, quum nihil prohibeat, vacua-<text:line-break/>tio molienda est:- vacuatio vero paulo minor sit quam<text:line-break/>plenitudo postulet. Quid ita? Quoniam non omnino<text:line-break/>consentaneum est ex tempore lapidem excidere ac potissi-<text:line-break/>mum si magnus sit ideoque oportet pleniorem sanguinis<text:line-break/>evacuationem cavere, ne tempore corporis corrumptio ob-<text:line-break/>ortura sit. Si quatuor humores exuberent, prius' vena<text:line-break/>secanda est ante purgationem quam purgandum ante ve-<text:line-break/>nae sectionem.</text:p>
      <text:p text:style-name="P56"><text:span text:style-name="T14">Cur ante </text:span><text:span text:style-name="T20">purgationem venam secamus?</text:span></text:p>
      <text:p text:style-name="P12">Quoniam si prius per venae sectionem vacuaverimus,</text:p>
      <text:p text:style-name="P13">quod datur purgans medicamentum venas et arterias et<text:line-break/>•'acuas regiones non repletas "invenit et libere totum cor-<text:line-break/>pus permeat et humores trahit eorumque facilis est va-<text:line-break/>cuatio propter vasorum amplitudinem humorumque fusio-<text:line-break/>nern ac tenuitatem. Sed si vasa sanguine repleta sint et<text:line-break/>purgans dederis medicamentum, ob plenitudinem permeare<text:line-break/>non poterit; imo substat nrhilque molitur aut prave mo-<text:line-break/>li tnr quod efficit. Ecce ex medico purgans medicaisien-<text:line-break/>tum. Ex natura vero totum negotium pendet. Haec enim<text:line-break/>purgante medicamento stimulata .facultatem secretiieem<text:line-break/>convocat et ah inutilibus utilia fecernit; ac utilia quidem<text:line-break/>retentrix facultas retinet, inutilia vero expultrix facultas<text:line-break/>expellit. -Non oportet autem simul venam fecare et pur-<text:line-break/>gare; sed primum venam secare, deinde perbelle faculta- .<text:line-break/>tem instaurare; quoniam ipfa nos gubernat et medicamen-<text:line-break/>tis auxiliatur. Non enim agunt per se medicamenta pro-<text:line-break/>ptereaque ipsa facultas roboranda est; ut natura ipsis quae<text:line-break/>offeruntur medicamentis ceu instrumento uti queat et quod</text:p>
      <text:p text:style-name="P55"><text:span text:style-name="T20">d<text:line-break/></text:span><text:span text:style-name="T14">deceat efficere. Animadvertas cum sanguine vitalis spiri-<text:line-break/>tus multum simul excerni eoque excreto universum cor-<text:line-break/>pus refrigerari ornnesque naturales functiones deteriores<text:line-break/>fieri. Ea propter vires prius recreandae funt sicque pur-<text:line-break/>gans medicamentum exhibendum. ..</text:span></text:p>
      <text:p text:style-name="P56"><text:span text:style-name="T20">Quod e cubito quidem st humoris adhuc esiluxu ren vexe-<text:line-break/>tur , suriguit stt detrahendus; </text:span><text:span text:style-name="T14">e </text:span><text:span text:style-name="T20">poplite vero st stet quod<text:line-break/>ajsiuit. Atque vena quae infra genu est incidenda fit:<text:line-break/>ea namque universali venae viribus est aequalis; st vero<text:line-break/>de ea sts anceps, ipstus propagines imiidendae.</text:span></text:p>
      <text:p text:style-name="P56"><text:span text:style-name="T14">Quandoquidem affectus est nephriticus et crasse quae<text:line-break/>Iapidem construit materia, ad partes superiores crassa </text:span><text:span text:style-name="T20">ma-<text:line-break/>teria</text:span><text:span text:style-name="T14"> revelli nonr potest, fed ipsius impetum spectando<text:line-break/>deorsum vacuanda. Quod si validae sint vires, poplitis<text:line-break/>aut malleoli vena aperienda; si imbecilles, quae in cubito.<text:line-break/>Si .namque fractis viribus deorsum vacuaverimus, reten-<text:line-break/>trix facultas ob suam imbecillitatem non retinebit, fed</text:span></text:p>
      <text:p text:style-name="P13">tota in praeceps rapietur partemque assiduo defluxu im-<text:line-break/>petet, humoribus in- locum imbecillem procumbentibus.<text:line-break/>Quapropter si robur virium adsit, vena poplitis incidenda<text:line-break/>est, si vires infirmae, ad superiora revellendum. Quam-<text:line-break/>obrem? Ne materiae plusfn renes derivetur. Si nam—<text:line-break/>qne cibaria et pituitam et humorem vomitionibus vacua-<text:line-break/>reris levatio fit. Vacuatur namque cibus et pituita qnae<text:line-break/>ventriculum gravant et ventriculo renes premuntur et<text:line-break/>ureteres graviusque dolent. Atque haec primum diluenda<text:line-break/>sunt, quae stomachus excipiens ceu debilior distendebatur<text:line-break/>et premebatur; his evacuatis levatio sequitur, nondum<text:line-break/>tamen perfecta liberatio. Vacnarnus etiam clystere ster-<text:line-break/>cus, ne colo et reliquis intestinis pressis et gravatis ren<text:line-break/>prematur, coarctetur vehementinsqne doleat. Patet autem<text:line-break/>qnod stereoris obstructione saepe renes exacerbari inno-<text:line-break/>tuerit et injecto enernate dolorem nephriticum mitigatum<text:line-break/>fuisse; aut quod a vacuatione ren non amplius compref-<text:line-break/>fus sit; aut quod nulli ex stercore procreentur flatus, qui</text:p>
      <text:p text:style-name="P13">renem incurrere soliti ut imbecillem opprimunt ipsumque<text:line-break/>distendunt, Sed neque sanguinem aut alium humorem<text:line-break/>quam oporteat uberiorem in corpore morari sinendum est,<text:line-break/>ne multa.renis vasa distenta plus doloris concitent. Quid-<text:line-break/>quid enim dolet et calet et distenditur per vehementes<text:line-break/>et acutos dolores materias accersunt. Proinde doloribus<text:line-break/>derepente in renem aut paulatim incursantibus ex com-<text:line-break/>memoratis paulo ante causis , illico, nisi quid prohibeat,<text:line-break/>alvus proluenda decocto caricarurn, foenu Graeci, aristolo-<text:line-break/>chiae et similium. Quod si prout deceat vacuata sit, sit<text:line-break/>satis; siu minus his et ter et saepe euemate vacuanda est<text:line-break/>ex lis, quae conducibilia et aegro.tantis naturae familiaria<text:line-break/>funt, ne renes et ureteres opprimantur. Postquam autem<text:line-break/>alvus satis excrevit, 'injicienda sunt quae urinae meatus<text:line-break/>dilature, renes laxare, .calculum deprimere et morsus de-<text:line-break/>mulcere queant. Utilis, ad haec materia est oleum ane-<text:line-break/>thinum, in quo eliquatus fit gallinaceus adeps vaIde recens<text:line-break/>potissimurnque phasiani vel butyrum recens vel similium</text:p>
      <text:p text:style-name="P13">aliquid. Quae si non prostent, foenu graecum et althaeae<text:line-break/>radicem vel semen aut similium aliquid elixautes oleo<text:line-break/>injiciemus. . Haec enim omnia meatus dilatant et lapides<text:line-break/>deprimunt nec non vehementes dolores mitigant.- Horum<text:line-break/>usus frequentius assequetur is qui magis exploratum habet<text:line-break/>naturalium facultatum vigorem. Immoderata namque emol-<text:line-break/>lilio et laxatio virium' robur exsolvit,, qua demulcetur<text:line-break/>universus dolor perfecteque curatur. Post vomitus autem<text:line-break/>et clysteres pars affecta ex humeetantihus et laxantibus<text:line-break/>fovenda est, quamdiu calculus in rene stabuletur; neque<text:line-break/>his, ut dictum est, abutendum. Sed cucurbitulae quoque<text:line-break/>juvant quae laepe celeriter adeo calculum transferunt, ut<text:line-break/>subitum levationem advehant, calculo in ampliorem locum<text:line-break/>translato. Quapropter supra a renibus initium faciendum<text:line-break/>est procedendurnque ad inguina per obliquum ilium situm,<text:line-break/>quo loco frequenter dolores incedunt. Satius autem est<text:line-break/>dictis fomentis partes calefacere, deinde ita cucurbitulas</text:p>
      <text:p text:style-name="P55"><text:span text:style-name="T14">admovere. Quandoquidem interdum magnus compertus<text:line-break/>lapis vehementer inculcatur, qui quum vehementia trahi--<text:line-break/>tur, nonnumquam periculum quoque doloribus accersit.<text:line-break/>Postea ita fovere nominatis incessibus si adusque pudenda<text:line-break/>malum per consensum procedat,, ex soenu graeco, althaea,<text:line-break/>semine lini, anethi comis et similibus aqua probe coctis et<text:line-break/>dulci oleo infusis. Cataplasma admovere conferet ex tri-<text:line-break/>ticea farina aut hordeacea eum lini semine, foeno graeco<text:line-break/></text:span><text:span text:style-name="T20">et</text:span><text:span text:style-name="T14"> rnelle et oleo anethino vel glaucino.. Haec autem cum<text:line-break/>decoctione praedicta elixabimus inspergentes in cataplas-<text:line-break/>matis ebullitione althaeae radicem probe tufam probeque<text:line-break/>cribro excussam, in'fine decoctionis etiam terebinthinam<text:line-break/>resinam addemus et quaedam’’sumina flatus discutientia, si<text:line-break/>inflatio sit veluti anethi et apii semina, foeniculum, ligu-<text:line-break/>sticum et quaedam his similia pro laborantis temperamento.<text:line-break/>Optimum fit cataplasma etiam ex lupinorum farina cum<text:line-break/>musio decocta; sed a decoctione peucedani radicem mun-</text:span></text:p>
      <text:p text:style-name="P55"><text:span text:style-name="T14">dissime laevigatam et chamaemelum admisceamus. Bonum<text:line-break/>etiam est panem mulio incoquere et cataplasma lumbis et<text:line-break/>ilibus imponere. .Neque minus idoneum est vesicae et imo<text:line-break/>ventri cataplasma admovere. Crebro vero alia atque alia<text:line-break/>priusquam primum frigidum fuerit, admovenda sunt. Sed<text:line-break/>si id non liceat, caldario foris altero ne refrigescat ope-<text:line-break/>riendum. Id autem fiet superpositis cataplasmati sumentis<text:line-break/>aut calida aqua lu testaceo vase vel aeneo excepta. Post<text:line-break/>factam alvi seorsum deorsumque, ut dictum est, evacuatio-<text:line-break/>nem, venae Pectionem, purgationem, fomenta, insessus, si<text:line-break/>dolores adhuc perseverent, aquarum dulcium balneis uten-<text:line-break/>dum est; Quidam etenim ante venae sectionem reliquam-<text:line-break/>que curationem. Balnea fane quamprimum humectant et<text:line-break/>calefaciunt. Calida siquidem aqua levationem cum cale-<text:line-break/>factione affert. Si quis vero frequentius fe in eam con-<text:line-break/>jiciat inescatus, doloris lenimento corporis vires exsolvit,<text:line-break/>quibus causae omnes molestae propulsantur. Quo itaque</text:span></text:p>
      <text:p text:style-name="P55"><text:span text:style-name="T14">tempore dolor abierit, auferenda funt balnea partesque<text:line-break/>fovendae, fed congruis laborantis naturae meaicamentis.<text:line-break/>Sed si excessu, doloris homo: periclitetur, opportunius erit<text:line-break/>stupefacientibus uti; aliter enim ea non usurpes. Haec<text:line-break/>enim dolores, non. solvunt sed peculiari temperamento do-<text:line-break/>loris fensum tollunt ipsumque fallunt, quae affectio poflea<text:line-break/>multam'curam postulat. Qucd si quis etiam flatus crassus,<text:line-break/>qui una eum calculo </text:span><text:span text:style-name="T20">cruciet,</text:span><text:span text:style-name="T14"> suspectus nobis'.fuerit, prae-<text:line-break/>dictis fomentis et cataplasmatibus admiscebimus, quae flatus<text:line-break/>discutiendi facultatem obtinent, sicut rutam, anethum, ni-<text:line-break/>gellarn et similia laevigata post perlectam ebullitionem at-<text:line-break/>que citra laevigationem aquae - ad fomenta et clysteres<text:line-break/>incoquimus. Verum si omnibus his peractis adhuc lapides-<text:line-break/>fixi haereant, prohibenda funt uberiora et aegrotantis na-<text:line-break/>turae dissentanea tum edulia tum- pocula, ne venter his<text:line-break/>repletus, gravatus inflatusque sit cibis aut humoribus aut<text:line-break/>flatibus ipsusque renes repletione premat dolorumque ve-</text:span></text:p>
      <text:p text:style-name="P55"><text:span text:style-name="T14">hementiam 'concitet. Sint vero omnia modica et. laboran-<text:line-break/>tis naturae tum qualitate tum quantitate consentanea. At<text:line-break/>si calidior aegrotantis esset natura, et sitis vehemens, </text:span><text:span text:style-name="T20">va-<text:line-break/>cuate,</text:span><text:span text:style-name="T14"> prius toto corpore et ah excrementis repurgato<text:line-break/>fique frigidae potandae esset consuetudo et phlegmone<text:line-break/>nullum vifcus laboraret nec imbecillum existeret, frigidam<text:line-break/>aegrotanti multoties copiufe exhibuimus, quum nihil're-<text:line-break/>v luctaretur celeriterque roboratis renibus lapidem impactum<text:line-break/>expulimus. In plethoricis </text:span><text:span text:style-name="T20">vero</text:span><text:span text:style-name="T14"> et excrementosis corpori-<text:line-break/>bus et quibus viscus aliquod &lt; imbecille subjacet et caetera<text:line-break/>forte simili donatis aquae potionem praecavere jubenti<text:line-break/>Sed si post haec omnia praedictu infixus inhaereat eliam-<text:line-break/>mrm lapis, conterentibus medicamentis utendum tepidam<text:line-break/>facultatem habentibus. Nam calida et urinam provocan-<text:line-break/>tia lapidem induranti Quae vero tepidae sunt facultatis,<text:line-break/>panlatim comminuunt, meque eum duriorem reddunt.<text:line-break/>Haec antem funt damafonium, petroselinum, polytrichum<text:line-break/>et quae his facultate sunt similia. Ac forsan aliquis du-</text:span></text:p>
      <text:p text:style-name="P55"><text:span text:style-name="T14">brtavit, quomodo si haec tepidae sint facultatis, lapidem<text:line-break/>comminuere valeant? Cui respondemus: quum lapis ah<text:line-break/>intemperie et vehementi calore induruerit;: merito quae<text:line-break/>tepentis funt facultatis exhibemus ut? intemperiei lapidem<text:line-break/>astruenti contraria, quo mnito tempore ipsum attenuemus,<text:line-break/>conteramus, fuperernus. Nam tepida ceu minns calida<text:line-break/>funt. valde calidis contraria. . Diureticis ergo et valde ca-<text:line-break/>lidis uti non poteris; amplius enim crassam materiam in-<text:line-break/>duraveris celeri terque ex ea lapidem formaveris.' Quum<text:line-break/>vero lapis nondum constititrneque magnus est, fed tantum<text:line-break/>obstructio -sit ab arenis vel crassis et lentis humoribus,<text:line-break/>tunc calida et aperientia dabis haud veritus eam rnate-<text:line-break/>riam lapidescere. Arenulae namque sunt quae ohstructio-<text:line-break/>nem faciunt atque si aperientia et calida, quale medica-<text:line-break/>mentum est ex aniso et pipere, apium, phu et similia de-<text:line-break/>deris, eas evacuabis et excludes.</text:span></text:p>
      <text:p text:style-name="P13">C a p n t V.</text:p>
      <text:p text:style-name="P56"><text:span text:style-name="T20">sic i . . • ' i</text:span><text:span text:style-name="T14"> r • 'p • v* - e. - -;•&gt;</text:span></text:p>
      <text:p text:style-name="P12">Ad caetera jam progrediendum ac de- praeservandi<text:line-break/>ratione pauca disserenda sunt, jrequi curationem potenter<text:line-break/>consequuti sunt.,; .eosulapidum procreatio rursum moria-<text:line-break/>tur. Quoniam autem calculo laborantium alii curati sunt,<text:line-break/>alii minime; njaxirni mcmentip est ,ad.praecautionem cum ;<text:line-break/>ciborum moderatio tum probae coctiones. Satietas enim at<text:line-break/>cruditas non solum hunc exaceroant morbum; verum etiam<text:line-break/>non existente procreant. Quapropter nihil ferendum assu-<text:line-break/>matur, quod renes aut vesicam calefaciat. Cavendum quoque<text:line-break/>ah eduliis est substantia duris et aegre dividuis,, quae sub-<text:line-break/>stantiam pleniorem habent; quae multum nutriunt; quae<text:line-break/>celeriter distribuuntur ante perfectionem concoctionis; quae<text:line-break/>fluitant; quae difficile secedunt; quae flatus pariunt; quae<text:line-break/>vlas obstruunt aut aliter corporibus pertinacius adhaere-<text:line-break/>scunt. Nam ventriculus talibus alimentis gravatus, .cruda<text:line-break/>haec jecori et renibus distribuit quodque crudum confestim</text:p>
      <text:p text:style-name="P55"><text:span text:style-name="T14">expulsum est, male 'trajicitur atque cum tumultu semel<text:line-break/>atque iterum ad- renes traduetum in calculos eonerescit ob<text:line-break/>diuturnam'renis percussionemi Vinum.-auteuftsit- tenue<text:line-break/>ad-nooum-et album</text:span><text:span text:style-name="T39">1</text:span><text:span text:style-name="T14">, nonrivalele</text:span><text:span text:style-name="T39">5</text:span><text:span text:style-name="T14"> vetustum ; dulcia vina et<text:line-break/>nigih ealculosisesnnt luepta.of Aqua vero lu nniversa victus<text:line-break/>ratione</text:span><text:span text:style-name="T39">1</text:span><text:span text:style-name="T14"> purissima • sit-ioportet ei expurgaial </text:span><text:span text:style-name="T39">i;</text:span><text:span text:style-name="T14">Nam fluviales<text:line-break/>palustres 'et omnes stagnantes aquae et quae segniter fluunt;<text:line-break/>quod nou expurgentui-lapides procreare queunt. At ut<text:line-break/>concise loquar, nictus omnis frigidioribustemperamento<text:line-break/>et carnons esto valde extenuans; calidioribus et gracilibus<text:line-break/>iiiler’'extenuantia -etr crassescere facientia medius. AB</text:span></text:p>
      <text:p text:style-name="P204"><text:span text:style-name="T14">t ‘<text:tab/>1<text:tab/>i ,<text:tab/>.</text:span></text:p>
      <text:p text:style-name="P56"><text:span text:style-name="T14">aliorum omnium ‘satietate cavere oportet </text:span><text:span text:style-name="T20">ac</text:span><text:span text:style-name="T14"> potissimum<text:line-break/>dulcium etcrustaeeorum alimentorum et crassorum et ien-<text:line-break/>torum et adiposorum. • Undecunque adversissima existi-<text:line-break/>manda est cruditas, in qaam siquis 'inciderit, is fomnu<text:line-break/>diutius aut quieti prorsus ludu.geai et hypochondria </text:span><text:span text:style-name="T26">ρτό</text:span><text:span text:style-name="T24">-<text:line-break/></text:span><text:span text:style-name="T14">priis manibus calefaciat, doner probe cocta sint omnia et<text:line-break/></text:span><text:span text:style-name="T20">infra</text:span><text:span text:style-name="T14"> subsidant. In temperatis locis </text:span><text:span text:style-name="T20">et</text:span><text:span text:style-name="T14"> puro aere sint</text:span></text:p>
      <text:p text:style-name="P55"><text:span text:style-name="T14">consuetudines quibus horae ,suut iniegrae; irae promovean-<text:line-break/>tnr, deambulationes .et .exercitationes ad aegrotantis natu-<text:line-break/>ram co amoderatae-.sint, desidia namque noxia. - Alvum<text:line-break/>liberam habere perpetuo oportet nisi quid aliud obsistat,<text:line-break/>quum enim haec probe ex eruit libere profluent urinae.<text:line-break/>Unctionibus autem si uti oporteat et quum oportet, sint<text:line-break/>quae partes ab affecru tueri -queant;. ut </text:span><text:span text:style-name="T20">suat</text:span><text:span text:style-name="T14"> phoenigmi,<text:line-break/>dropaces et sinapismi? Aquarnmetianr fpautenatarum usus<text:line-break/>prodest, si nihi-I prohibeat. Accurate vero perpendenti,<text:line-break/>quum tulerit tempus, opportune vena sedandi est si san-<text:line-break/>guis exuberaVe videaMir, qal'namqne exuberate errm- alsi<text:line-break/>vacuaveris, in partem imbecilliorem omnino: confluetis Sed<text:line-break/>purgationibus uti aeceflarium est in iis, qui pravis fcatent<text:line-break/>humoribus. Qui aliquantulum inordinate; degunt, huma-<text:line-break/>remque crudum in superiori ventriculo mullum colligunt,<text:line-break/>ii frequenter a coena evoment, nisi quid ipsis obstiterit.<text:line-break/>Post adhibitam universo corpori providentiam per locos<text:line-break/>communes offerenda funt uedicamenK quae enes expur-</text:span></text:p>
      <text:p text:style-name="P55"><text:span text:style-name="T14">gent, ut </text:span><text:span text:style-name="T26">υρβώθηΐίη</text:span><text:span text:style-name="T24"> </text:span><text:span text:style-name="T14">quae, urinas crassissimas; lentas; </text:span><text:span text:style-name="T20">foeti-<text:line-break/>das</text:span><text:span text:style-name="T14"> et 'copiofas a venis, renibus, ureteribus et.-vesica edu-<text:line-break/>etrut, ut sunt radicis cardui:deuoctumret alia praedicta.<text:line-break/>Saepenumero etiam- usui </text:span><text:span text:style-name="T20">fan&amp;ouae</text:span><text:span text:style-name="T14"> urinas '.moventi . Haec<text:line-break/>itaque communrter ad memoriam-cunctis-hominibus, ne-<text:line-break/>que ad -perfectam doctrinam exposita sunt. Sed tibi gra-<text:line-break/>tia est habenda, quoniamfpropter te sunt omnia-tradita.<text:line-break/>Quum autem mihi non sit satis, ex solo’ affectu persectam<text:line-break/>et accuratam • curationem assequutum suisse, sed nos prae-<text:line-break/>terea: aliis genere similibus indigere, eorum iterum memi-<text:line-break/>nisse oportetni 'Variatur enim curatio pro diversis causis,<text:line-break/>aetatibus ;uregionibus , anni -tempestatibus habitibusque et<text:line-break/>dispositionibus j </text:span><text:span text:style-name="T20">i</text:span><text:span text:style-name="T14"> moribus, consuetudinibus, temperamentis,-<text:line-break/>fensus facilitate </text:span><text:span text:style-name="T20">'et</text:span><text:span text:style-name="T14"> difficultate, partium permutationibus;<text:line-break/>posituris et quibusdam caeteris. Quamobrem optimum<text:line-break/>medicum accurate id nosse oportet; quod secundum natu-<text:line-break/>ram esu Qui namque quod secundum naturam est exqui-<text:line-break/>site novit, quod praeter naturam est celeriter agnoscet.;</text:span></text:p>
      <text:p text:style-name="P55"><text:span text:style-name="T18">, </text:span><text:span text:style-name="T14">Quum autem non solum praedictae causae curationem </text:span><text:span text:style-name="T20">va-<text:line-break/>riant, verum</text:span><text:span text:style-name="T14"> etiam peculiares naturae, propter quas me-<text:line-break/>dicamenta ut plurimum* probata haud congruunt; .plerum-<text:line-break/>que • epim sunt irrita. Cujus rei gratia observare oportet,<text:line-break/>quae nisi curationi, obtemperentob.nattrrac proprietatem<text:line-break/>vel affectus apparatum avel aliud qnidpiamaltis relictis ad<text:line-break/>alia plane utilia transirenecessarium est. inIdque non- sc-<text:line-break/>Ium in. medicamentis, verum etiam aliis omnibus cum<text:line-break/>auxiliis tum vivendi institutis faciendum est. Verum com-<text:line-break/>memoratas prius proprietates et alia quae narrata non<text:line-break/>sunt,, non omnes qui ad artem accedunt,,' etiamsi , caeteris<text:line-break/>argutiores sint,.scd qui perpetuo, laborantibus assident<text:line-break/>naturaeque motus explorant, assequuntur. Quod si ob ab-<text:line-break/>ditam et propriam facultatem, artificialem conjecturam<text:line-break/>medicamenta fallant, oportet propter rei prementis vehe-<text:line-break/>mentiam ad veterum abdita et a tota substantia agentia<text:line-break/>defcendere, quae experimento et irrationali exercitatione<text:line-break/>comperta sunt, ut passer (roglodytes, leporina pellis cre-<text:line-break/>mata, fanguis hircinus et alia infinita tam simplicia quam<text:line-break/>composita medicamenta; quorum multa abominanda sunt,.</text:span></text:p>
      <text:p text:style-name="P55"><text:span text:style-name="T14">quae exercitatio irrationalis invenit vel natura vel fortuna<text:line-break/>vel ex tempore vel imitatione vel in tomnio vel oraculis<text:line-break/>vel traditione vel aliis quibusdam ex quibus empirice<text:line-break/>constat. Qunm antem abdita haec omnia apud nos sint,<text:line-break/>in' his non magnopere fidendum est, quod utilitatis eorum<text:line-break/>ratio ignoretur. ' Quod si ob quandam necessitatem lus<text:line-break/>‘ utamur, bis abutendum non est, ne quemadmodum abdita<text:line-break/>facultate nos juvarunt, 'abdita quoque laedant.' Qui autem<text:line-break/>evasurus est medicus, eum ratione agere 'opo.tet et in iis,<text:line-break/>quae manifeste agunt, qualitatibus, facultatibus et actioni-<text:line-break/>bus gleriuse versari et fiduciam ponere; quemadmodum et<text:line-break/>nosse methodi'facultatem calidi, frigidi, sicci, humidi;<text:line-break/>acerborum quoque, austerorum, acidorum, dulcium, falsu-<text:line-break/>rum, amarorum, aerium, qualitatis expertium; nec non<text:line-break/>quem effectum praestent quae crassarum sunt partium, quae<text:line-break/>tenuium, quae aperiunt, quae attrahunt, quae emptastica<text:line-break/>funt et alia sigillarim.. Quoniam vero utplurimum </text:span><text:span text:style-name="T20">conte-<text:line-break/>rentium</text:span><text:span text:style-name="T14"> lapides medicamentorum materia manifesta ac de-<text:line-break/>finita est, hac uti magis oportet, quam quorum facultas</text:span></text:p>
      <text:p text:style-name="P55"><text:span text:style-name="T18">' - ' , ' . .. , - </text:span><text:span text:style-name="T14">'r </text:span><text:span text:style-name="T18">- </text:span><text:span text:style-name="T14">.</text:span></text:p>
      <text:p text:style-name="P56"><text:span text:style-name="T14">est abdita; veluti tamasuuio, petroselino, polytricho et<text:line-break/>his facultate similibus; sed et quae tepidam habent facul-<text:line-break/>tatam specie haud improbanda. * Atque haec puum xnulto-<text:line-break/>ties fuerint irrita, decet etiam nos Christianos ad maxima<text:line-break/>quae apud nos funt vere rrcana confugere. His enim<text:line-break/>ego rredo et confiteor non lolum • corporis affectus et, de<text:line-break/>quilius omnes medici defpcrarlut, 'fugari; verum etiam<text:line-break/>animi pathemata penitus, exstirpari., Reliquum sermonem<text:line-break/>ad te peculiariter tanquam hypothefin -con vertemus. - ,</text:span></text:p>
      <text:p text:style-name="P56"><text:span text:style-name="T14">C a’p u t VI.</text:span></text:p>
      <text:p text:style-name="P56"><text:span text:style-name="T14">.Quum multa sint, quae sanitatem tuentur instaurant-<text:line-break/>que, ab alimento necessario exordiendum est; nam aliis<text:line-break/>auxilrs quocunque tempore non utimur, sed citra alluen-<text:line-break/>tum neque fani neque aegrotantes vivere plane non pos-<text:line-break/>sumus. Quoniam vero unica tutior est et compendiosissimi,<text:line-break/>via ad affectus propulsationem victus ratio, aliorum tredi-</text:span></text:p>
      <text:p text:style-name="P55"><text:span text:style-name="T14">camentorum abusus et permutatio multis, uti plerumque<text:line-break/>conspexi;,morbos .invexerunt. ,-Quum itaque calidius et<text:line-break/>humidius temperamentum fortitns sis, sol animae meae, et<text:line-break/>aetatem puerilem, vires,imbecillas ; habitum gracilem;', dif-<text:line-break/>positionem raram, praetereaque exquisitum sensum, tibi ob<text:line-break/>temperamentum, aetatem,rliabituni et dispositionem qua-<text:line-break/>litate similia tum alimenta tum poculenta et quaecunque'<text:line-break/>possis concoquere, assumenda sunt; sed ea ob-virium im-<text:line-break/>becillitatem pauca.et </text:span><text:span text:style-name="T20">faepe</text:span><text:span text:style-name="T14"> pauca quidem ob* imbecillia<text:line-break/>tatern, bajulo .namque per onus idoneumque esse decet;<text:line-break/>saepe vero ob urgentem usum, Athletis enim, viatoribus,<text:line-break/>militibus et quibuscunque valida exercitia obeuntibus, et<text:line-break/>citra laesionem yalentlbns npn conceurtur eligere tum ci-<text:line-break/>baria, tum pocula, quae afferenda sunt; • his enim uti ne-<text:line-break/>cesse est, quae suppetunt.^. At. hi non tantum ita debent<text:line-break/>vivere; verum etiam qui urbanis negotiis impliciti sunt,<text:line-break/>aut vitam ducunt laboriosaimj.peristaticam'vocatamr•' 2uo-<text:line-break/>niam vero hodie res tuas quietus agis, hieme comedes</text:span></text:p>
      <text:p text:style-name="P55"><text:span text:style-name="T14">plurima; plurima dico non pro tuis viribus, sed pro re-<text:line-break/>liquarum anni tempestatum ratione; Id UU Hippocrates<text:line-break/>nostrae artis princeps imperat: aestate et autumno cibos<text:line-break/>gravissime* ferunt, hieme facillime, vere minus, ldem<text:line-break/>rursus in alio ait: ventres hieme et vere calidissimi<text:line-break/>natura funt et fomni longissimi. uiIn his itaque tempestii-<text:line-break/>tibns plura alimentatexhibenda sunt; etenim calor innatus<text:line-break/>multus est, ideo plenlori-alimento indigent. indicio funt<text:line-break/>aetates et athletae. </text:span><text:span text:style-name="T39">S j</text:span><text:span text:style-name="T14">Bibefidum' quoque paucissimum pro<text:line-break/>caeterarum anni tempestatum rasione, Sitque potus vi-<text:line-break/>num album et tenue neque admodum vetus. Opfonia eo<text:line-break/>tempore ut plurimum</text:span><text:span text:style-name="T39">5</text:span><text:span text:style-name="T14"> cocta funt., Oleribus et legumi-<text:line-break/>nibus parce utendum. Haec autem frequentius calida et<text:line-break/>sicca nos propter temperamentum </text:span><text:span text:style-name="T20">et</text:span><text:span text:style-name="T14"> aetatem accipienda<text:line-break/>sunt, sed propter tempestatis ametriam. Succedente vere<text:line-break/>potus uberior ’ dilatiorque paulatim admittendus et escu-<text:line-break/>lenta molliora et pauciora. Opfonia quoque ex assis lu</text:span></text:p>
      <text:p text:style-name="P205"><text:span text:style-name="T20">•V<text:tab/>'<text:tab/></text:span><text:span text:style-name="T41">u</text:span><text:span text:style-name="T20">-‘</text:span><text:span text:style-name="T41">:</text:span><text:span text:style-name="T20">'</text:span></text:p>
      <text:p text:style-name="P56"><text:span text:style-name="T14">elixa commutanda. Olera etiam consequenti serie usur-<text:line-break/>panda. Veruin ad siorum..trapslatlonemmon universe, sed<text:line-break/>particulajt-im</text:span><text:span text:style-name="T43">IS</text:span><text:span text:style-name="T14">le accedere oportet,, pp, ex universa ac subita<text:line-break/>mutatione laesionem subeas, ut ,spquitur Hippocrates: con-<text:line-break/>siertim, et; repente vacuare valjnnplere vel calefacere vel<text:line-break/>refrigerare vel utcunque aliter corpus movere, periculosum;<text:line-break/>nam onine,.--nimium, naturag.fairnleum est; verum quod<text:line-break/>paularim-sit ,</text:span><text:span text:style-name="T43">s</text:span><text:span text:style-name="T14">fepurum. est </text:span><text:span text:style-name="T43">n</text:span><text:span text:style-name="T14">qumf:a,lias, tum maxime siquis<text:line-break/>ab alio </text:span><text:span text:style-name="T43">;</text:span><text:span text:style-name="T14">adaliud,transierit, -^heriorem dico et aquosiorem<text:line-break/>potum, non -plurimum nequo, aquosissimum. Plurimum<text:line-break/>enim et aquosissimum aestate,tprgut. impero, bibanir., quod<text:line-break/>tempus hietni, contrarium est. j</text:span><text:span text:style-name="T43">B</text:span><text:span text:style-name="T14">Ver autem ut„spter haee<text:line-break/>duo extrema; medium est,.ala</text:span><text:span text:style-name="T43">r</text:span><text:span text:style-name="T14">..medlam quoque, vivendi ra-<text:line-break/>tionem reqnirit.r Haec autem vivendi ratio tibi, conducit,<text:line-break/>non ob anni tempus solum., .sini. obrtuum etiam tempera-<text:line-break/>mentum atque aetatem. Haecque verno tempore vivendi<text:line-break/>ratio tibi servanda est; ceteris autem anni tempestatibus<text:line-break/>paulo diversa, non propter aetatem tuam et temperamen-i</text:span></text:p>
      <text:p text:style-name="P55"><text:span text:style-name="T14">tum solum, sed et tempestatum anni intemperiem. Quem-<text:line-break/>admodum vero tempestatum differentiae 'differentem victus _<text:line-break/>rationem indicant; ita exicorpdris haliitusi</text:span><text:span text:style-name="T39">!i</text:span><text:span text:style-name="T14"> Carnosi siqui-<text:line-break/>dem et aloJles frigidique'</text:span><text:span text:style-name="T39">5</text:span><text:span text:style-name="T14">'et-humidi ut plurirtuim siccius .<text:line-break/>alimentum postulant; qni icontrario modo sct habent con-<text:line-break/>trariiun. Tibi vero, quod utcunque medio sis et probe<text:line-break/>temperato'habitu, majori plerumque tempore nrictus ratio<text:line-break/>temperata sequenda esu Quae riamque secundum naturam<text:line-break/>sunt, ntplnrimum similibtrslndigent; quae praeter natu--<text:line-break/>rain, contrariis. Nam puerorum temperamentum calidum<text:line-break/>est et humidum, quum </text:span><text:span text:style-name="T20">desudat</text:span><text:span text:style-name="T14"> incrernentiim et confor-<text:line-break/>matio alio in temperamento fieri quam puerili. Ob id<text:line-break/>igitur similia te oportet nit copiosa alimenta usurpare,<text:line-break/>quo multa et varia concoquere assuescas.’’ Ita enim natura<text:line-break/>ventrem et jecur ampla -et capacia effbrmabit et alias<text:line-break/>partes. Qiiod si plus humiditatis habeas quam pro sani-<text:line-break/>tate tuenda deceat, noni tamen ut eeteri siccari debes.<text:line-break/>Nam incremento adversatur siccitas. Hujus' rei gratia tibi<text:line-break/>vitanda sunt quaecunque exsiccant; calefaciunt et exte-</text:span></text:p>
      <text:p text:style-name="P55"><text:span text:style-name="T14">nuanvj.iut haec innoxie tuapropria natura ferat. Senes<text:line-break/>autem: propter partium duritiemefrigidi sunt et .sicci; p-o-<text:line-break/>pter excrementa frigidi; ef chumidhs Jtaque ipfi partium<text:line-break/>quidem: solidarumcfrigiditate contrariorum contraria po-'<text:line-break/>stu.-uuut, lur cibariis; potulentis et reliquiiij evacuationem<text:line-break/>vero pro vicissitudine commudam propter eadem excie-<text:line-break/>menta;, ulnihis jpaucums.nutrimen-feum desideratur ob vi-<text:line-break/>rlum imbecillitatem , ut Hippoerates tradidit. </text:span><text:span text:style-name="T20">. .r.:Qui</text:span><text:span text:style-name="T14"> cre-<text:line-break/>scunt plurimum: habent caloremr innatum , plurimo gitur<text:line-break/>alimento indigent, alioqui corpus absumiturj- fenibus au-<text:line-break/>tem. parum lunati caloris luest, inpancis sane propterea<text:line-break/>fomitibus,indigent. . Et.iple rursus: senes facillime jeju-<text:line-break/>num ferunt. inPanes differunt materia, fermentatione et<text:line-break/>rationu-coquendi. . Eorum primus siligineus nominatur;<text:line-break/>fecundusi similagr. iens, tertius cibarius seu, comportatus,<text:line-break/>quartus furfuraceus. Ego. vero -eorum noxas et .effectus<text:line-break/>locebo.. Inter eos omnes plurimi est alimenti siligineus,<text:line-break/>qui et diutissime in corpore' moratur ,et efficacissimus esu</text:span></text:p>
      <text:p text:style-name="P55"><text:span text:style-name="T14">Inter </text:span><text:span text:style-name="T18">• </text:span><text:span text:style-name="T14">omnes secundum ordinem obtinet similagineus; </text:span><text:span text:style-name="T26">ό</text:span><text:span text:style-name="T18"> </text:span><text:span text:style-name="T14">His<text:line-break/>inferior est medios comportatus. Omniuni imbecillimus<text:line-break/>sursuraceus esu Tu autem unicum mihi capatmqunm ,-sa-<text:line-break/>nitate-frueris, siligineo utitor; quum dolor .nephriticus te<text:line-break/>infestat, quod nolim; in morbo ab hoc abstine; et si te<text:line-break/>moveat edendi desideriumyfurfuraceis mediisque citra lae-<text:line-break/>sionem utere: nam id genus utilius, tibi est,, nisi quid pro-<text:line-break/>hibeat, quod pauci sit nutrimenti et in ventre facit ex-<text:line-break/>crementa, quibus ad excretionem descendit expeditius.<text:line-break/>Nam detergentis facultatis ut-furfur est particeps, quam-<text:line-break/>obrem celerius dejicietur .intestinis est excretionem irrita-<text:line-break/>tis. Alvum namque folutam habere perpetuo bonum esu<text:line-break/>Quum-enim perbelle is subducitur, urinae puriores reddi<text:line-break/>queunt. Panes reliqui siligineus et similagineus contrario<text:line-break/>modo alvum sistunt, ejus excretionem retardant et hepa-<text:line-break/>tis et renum obstructiones moliuntur, etiamsi multum .nu-<text:line-break/>triant magisque roborent. •&gt; Ex volucribus inter attenuan-<text:line-break/>tia et incrasse facientia landantur. Sunt autem haec</text:span></text:p>
      <text:p text:style-name="P55"><text:span text:style-name="T14">perdicea, attagenes, galli, gallluavj. columbi et phasianorum<text:line-break/>animalium multitudo et passerun, et ante- alias quae tur-<text:line-break/>ritae ncautmynatcxiemectmnessierciamefortiuntur. E<text:line-break/>terrestribus optimi . snceinalPIcarm suilla et omnium ma-<text:line-break/>xime hominibus familiaris, .maxime nutritia proindeque<text:line-break/>maxime .rcberans,rnsed lentum. • quid </text:span><text:span text:style-name="T19">habet.net </text:span><text:span text:style-name="T14">crassum,<text:line-break/>quum autem haeein .eduliis copiosior est et jecur et res.<text:line-break/>nes obstruit atque i longloribus propterea intervallis ab ea<text:line-break/>abstinendurn.nParvorumimjtem porcellorum carnibus si<text:line-break/>parum et- assidue uiaris,,nihife oblaedeut; Cervina quoque<text:line-break/>earo; -viian la uc dura aut cojctu difficilis et melancholica.<text:line-break/>Ovilla quoque, ex intervallis, dqnod magis excrementusa<text:line-break/>sit et malisucci. ' Agno-uin vero hoedorumque carnibus<text:line-break/>quoties volueris, uteris. Ex aquatilibus., animalibusqui<text:line-break/>plices saxatiles vocantur, ipsi tini . oblati erunt utiles. Hi<text:line-break/>vero sicut gobii, muli-, cartilaginei et </text:span><text:span text:style-name="T20">ceteri</text:span><text:span text:style-name="T14"> qui boni<text:line-break/>succi funt. Ad haec- , pelagiorum- quidam et qui mollem<text:line-break/>testam habent, •gammari, paguri, cancri, carabi, carabt-</text:span></text:p>
      <text:p text:style-name="P248">♦</text:p>
      <text:p text:style-name="P55"><text:span text:style-name="T14">des et quibus dura teilarestruiDe’fructibus quid dicendum<text:line-break/>est? Neque'enim’ ceualitnentumip forum pleri que nobis<text:line-break/>idonei furi»; 'sed tamjuaniuinscdicamentauqtiae stsmaehtrtn<text:line-break/>et ventriculum corroborentalsumuntur. - De cibariis Iiac-<text:line-break/>ctenus.-- De potu autem janst nunc disserendum, atque in<text:line-break/>primis .le vinoalssSereri ecaiqtuoliqiiores\ vel nihil ad nu-<text:line-break/>tfitidnem conscrunt vel etiam nutritioni pletumque adver-<text:line-break/>fantur. Solutu auteni yluum nutrire potest; quoniim ina<text:line-break/>ter omnia-liquida plurimam habet cmn nostris corporibus<text:line-break/>familiaritatem. </text:span><text:span text:style-name="T39">1</text:span><text:span text:style-name="T14"> Habent. eriim ialiquam cuin olenm tum<text:line-break/>mel, fedafem tantam j quantam vinum.i--iAtedifferentiis<text:line-break/>discernitur; hujus prima est in colore, secuoda in gustandi<text:line-break/>qualitate; tertia in consistentianiquarta m odore; -quinta in<text:line-break/>viribas ; sed de his sigiilatiHi disserere Ktpervaeaneum est;<text:line-break/>dicendurnque est 'quale vlunih tibi peculiariter .nagis con-<text:line-break/>ducat. Aliud enim aliis tvinum confert;'idemque rursus<text:line-break/>alturi minime Tibi 'vero conduxit'temue et album, -quod-<text:line-break/>que pauxillum aquae -ferat. </text:span><text:span text:style-name="T39">r</text:span><text:span text:style-name="T14">tNam ejusmodi vinum facile</text:span></text:p>
      <text:p text:style-name="P13">distribuitur et humores, qui nobis insunt, attenuat et per<text:line-break/>urinas excernit; et vires corroborati - Reliqua vlua tibi; sic<text:line-break/>inutilia, quemadmodum aliis utilia sunt.</text:p>
      <text:p text:style-name="P56"><text:span text:style-name="T14">Caput VH. </text:span><text:span text:style-name="T39">7</text:span></text:p>
      <text:p text:style-name="P12">De aqua vero pauca sermonibus consectari, decet; ea<text:line-break/>namque ,el sanis et aegrotantibus commune solatium et<text:line-break/>maxime necessaria est, quod .et mundi et singularium ele-<text:line-break/>mentorum, ex quibus universis tota nostri corporis con-<text:line-break/>stitutio conflatu est, hoc unum sit; quamobrem de ea non<text:line-break/>otiose a nobis disseretur. Aqua purissima tribus sensibus<text:line-break/>judicatur, gestu, visu, olfactu. , Gustu, si nullam sibi asci-<text:line-break/>verit qualitatem, sed plane qualitatis expers apparuerit.<text:line-break/>Visu, si pura et sincera vel exquisite limpida. Olfactu;<text:line-break/>si nihil ipsi eorum lusit, quae vitiosis aquis adsunt,.. Hae<text:line-break/>namque acoris vel putredinis vel acrimoniae vel falsedi-<text:line-break/>nis aut cujusvis alterius vitii , abditi sunt participes. Tibi<text:line-break/>vero aqua .in.omni 'victus ratione, purissima sit oportet.</text:p>
      <text:p text:style-name="P55"><text:span text:style-name="T14">defoeuata , levis 'et fontana.-'vssiaec autum let</text:span><text:span text:style-name="T39">9</text:span><text:span text:style-name="T14">frigida sua<text:line-break/>ipsius natura est; er‘saSeest ecleriter hypOchondria per-<text:line-break/>meet, alteram nullam salubriorem. quaeras. Et quemad-<text:line-break/>modum vino, cibis, exercitiis, vigiliis, somno pro aetatum<text:line-break/>et temperamentorum diversitate alsis atquealiis, sic etiam<text:line-break/>eadem aqua frui nequaqfiam</text:span><text:span text:style-name="T39">n</text:span><text:span text:style-name="T14">deeetv- Imo </text:span><text:span text:style-name="T20">odae</text:span><text:span text:style-name="T14"> ntinc optima<text:line-break/>prodita est; eanitra perieulurn-nti puteris-vj.ptierletrado-<text:line-break/>lescens et senex et quacunqsie natura sis praeditus. Quia<text:line-break/>veio-nqua-iuia altera frrgidsur repetitur ,-propterea non<text:line-break/>omnibus indifferenter -uti putu confert : verum fupra mo-<text:line-break/>dum calidis, pinguibus et carnosis sive naturali tempera-<text:line-break/>mento sive ascititio et his qui fe vehementer exercent, qui-<text:line-break/>que consueverunt, innoxium est frigidam bibere. Quod fl<text:line-break/>aliter fe habeant, frigidi minus bibant. Qni vero juve-<text:line-break/>nili sunt?aetate et lu rebus civilibus vetiantur, ita ut et<text:line-break/>exerceri ordinate et victitare nequeant, fontanam relicta<text:line-break/>nive sumant. Haec namque nix etiamsi juvenilia corpora-</text:span></text:p>
      <text:p text:style-name="P55"><text:span text:style-name="T14">mox laedere non videatur, noxa videlicet, quae paulatim<text:line-break/>increscit n'on percepta, procedente tamen tempore quum<text:line-break/>aetas declinat, vix sanabiles aut incurabiles plane morbos<text:line-break/>invehere solet in nervis et articulis et visceribus.! Atque<text:line-break/>aflectuiu subit pars illa corporis, quae natura est irnbecil-<text:line-break/>lima. Quamobrem tibi fontanis aquis utendum est iisque<text:line-break/>defoecatis,- earumque copia qu'am vini uberior assumenda.<text:line-break/>Atque de aqua paucis hactenus. Tempns' mihi nunc est<text:line-break/>de exercitiis reliquam habere orationem. Enimvero cor-<text:line-break/>pus vehementius exercere non oportet ; quoad vires pro-<text:line-break/>stratae sint; neque certe imperfectum etiamnum inire<text:line-break/>exercitium; quod partes discutere nequeat, fed cujusqUe<text:line-break/>viribus consonum esse. Quippe vehementia relatione ad<text:line-break/>aliquid est; ita ut motio eadem alteri sit exercitatio, </text:span><text:span text:style-name="T20">al-<text:line-break/>teri non</text:span><text:span text:style-name="T14"> exercitatio. Utile vero est unicuique consuetum<text:line-break/>eligere, neque pugilum aut cursurum aut luctaturum e-xer-'<text:line-break/>citium subire. Ab exercitatione vero tria in primis com-<text:line-break/>moda proveniunt. Nam 'organorum duritiem dum scfe</text:span></text:p>
      <text:p text:style-name="P206"><text:span text:style-name="T18">-</text:span><text:span text:style-name="T26">ί</text:span><text:span text:style-name="T18">.,.<text:tab/></text:span><text:span text:style-name="T14">'<text:tab/>. . tret, ' •; ’lu</text:span></text:p>
      <text:p text:style-name="P56"><text:span text:style-name="T14">mutuo affricant, innati caloris incrementum </text:span><text:span text:style-name="T20">concitatio-<text:line-break/></text:span><text:span text:style-name="T14">nemque spiritus motum effieit. Quae tria universae uti-<text:line-break/>litates aliae sigillarim sequuntur, quae per ea corporibus<text:line-break/>oboriuntur. Organorum namque duritiem sequitur ipso-<text:line-break/>rum dyspathia et ad actiones obeundas robur. - Incremen-<text:line-break/>tum caloris sequitur robusta alimentorum distribuendorum<text:line-break/>attractio, promtior allevatio, commodior nutritio et ex-<text:line-break/>crementorum fusio, qua fusione solida corpora mollescere<text:line-break/>contingit; liquida vero attenuari et difcuti et patentes<text:line-break/>meatus fieri. Ex valido spiritus motu expurgari meatus<text:line-break/>necesse est et evacuari excrementar Quum autem:-haec<text:line-break/>efficiant exercitia, utendi tempus invenire difficile non esu<text:line-break/>Qnod enim alimenti,.distributiones adjuvet crudorum et<text:line-break/>incoctorum tum ciborum tum humorum multitudinem vel<text:line-break/>in ventre, vel mesaraicisr. venis vel hepate vel reliquis vasis<text:line-break/>retineri, non oportet, quia periculum,-esset ne ipsi </text:span><text:span text:style-name="T20">con-</text:span></text:p>
      <text:p text:style-name="P55"><text:span text:style-name="T14">cocti fierent utiles, ad omnes animalis partes effunderen-<text:line-break/>tur. Et quia meatus expurgant et excrementa vacuant,<text:line-break/>opportunius est ante cibum exercitia usurpare. Impura<text:line-break/>enim corpora, inquit Hippocrates, quo plus nutriveris,<text:line-break/>eo' magis-laeseris. Quare ex enarratis clarum est hoc<text:line-break/>exercitationum tempus esse optimum. Praecipue vero cura<text:line-break/>adhibenda est in quocunque exercitio, ut in salubri loco<text:line-break/>et puro aere perficiatur. Haec itaque de exercitiis suffi-<text:line-break/>ciant. Balneis autem "utendum crebris, temperatis et con-<text:line-break/>cisis non propter morbum; sed quod haec </text:span><text:span text:style-name="T20">ad</text:span><text:span text:style-name="T14"> iucremen-<text:line-break/>tum, nutritionem conformatlonemque concurrant. At<text:line-break/>optimum balneorum tempus habetur, quum hesternum<text:line-break/>alimentum, integre confectum est et subivit et alterius<text:line-break/>alimenti sumendi obsidet opportunitas, quumque in jecore<text:line-break/>et venis peraeque, concoctio facta fuerit. Haec sciet qui<text:line-break/>tibi assidet tuique perpetuo curam gerit'medicus, nimi-<text:line-break/>rum perfectam alvi coctionem ex dejectionibus, jecoris et<text:line-break/>venarum ex naturalibus urinis; proinde non a cibo te</text:span></text:p>
      <text:p text:style-name="P55"><text:span text:style-name="T14">balneum inire oportet, ne renum et jecoris obstructio ob-<text:line-break/>oriatur. A balneo etiam quamprimum -vini assumptio vi-<text:line-break/>tanda est; caput enim teutatrvinumq aqua temperata prius<text:line-break/>haurienda esu Igitur non-frigidae aquae, non vini, </text:span><text:span text:style-name="T26">ηοηί</text:span><text:span text:style-name="T18"><text:line-break/></text:span><text:span text:style-name="T14">zythi' vel alterius sicerae potio citra laesionem est. Lae-<text:line-break/>dunt’ namque manifeste ipfaVentriculum, jecur et nervos,<text:line-break/>si non temperie, tactu saltem. Profuerit quoque, tibi non<text:line-break/>statim ubi a fomno furrexeris lavare, sed prius uti mo-<text:line-break/>tione quadam, interdum etiam mediocri exercitio licet.<text:line-break/>Moderata namque exercitia et alterna , tuae naturae utilia,<text:line-break/>concoctionem, sanguificationem et nutritionem meliorem<text:line-break/>conficiunt, ob idque ad bonam educationem et ad virium<text:line-break/>robur et ad perfectam tertiae concoetionis actionem con-<text:line-break/>ferunt. De his quoque haec sufficiant.</text:span></text:p>
      <text:p text:style-name="P12">Caput VllL</text:p>
      <text:p text:style-name="P12">Quod si derepente tibi nephritis oboriatur, nuper pa-<text:line-break/>stus et nauseas percipias, omnia evome aut natura aut</text:p>
      <text:p text:style-name="P55"><text:span text:style-name="T14">ante provocatus, prout tuo medico rideatur atque somno<text:line-break/>teipsum committe. Quod si , duriora in alvo excrementa<text:line-break/>et diuturna esse suspiceris, haec nisi quid prohibeat, 'cly-<text:line-break/>stere vacuabis. Si intolerabili dolore crucieris, in calidam<text:line-break/>te projice. Ne tamen ipsa, ut paulo ante diximus ,</text:span><text:span text:style-name="T43">t</text:span><text:span text:style-name="T14"> ab-<text:line-break/>utare. .Nam calidae perfusio dolores quodammodo mitigat<text:line-break/>quidem, sed vires nostras exsolvit,rquibus morbi causa et<text:line-break/>quidquid inutile est propulsatur. Post vomitus et clysteres<text:line-break/>fomentis et cataplasmatis partes affectae naturae congruis<text:line-break/>medicamentis levare oportet. At fi infixus reni lapis sit,<text:line-break/>acetum, faccharum, acetum scilliticum et quae absolute<text:line-break/>lapides conterunt, assumenda sunt, quale est decoctum ra-<text:line-break/>dicis graminis, damascnii, adianti, trichornaues et similium.<text:line-break/>Quae si nihil proficiant, lapidibus destruentibus utere,<text:line-break/>ut sunt regiorum asparagorum radices, bdellium Arabiae,<text:line-break/>altheae semen, lithofpermum, betonica, saxifragum, pu-<text:line-break/>legium, capparis Aegyptiae radix, ficuum domesticarum</text:span></text:p>
      <text:p text:style-name="P13">semina et his consimilia. Quod si etiam haec eodem modo<text:line-break/>sint irrita, potenter lapides frangentibus utor; potenter<text:line-break/>autem frangit lapidem lapis Judaicus, .al.si sixus in rene<text:line-break/>sit calculus, mafculo utor; si in vesica et ob magnitudinem<text:line-break/>non excernatur, foemineum usurpa; nam masculus calcu-<text:line-break/>lum in renibus conterit, femineus in vesica. Vitrum<text:line-break/>ustum, lapis Cappadox et paliuri femen; atque.haec vio-<text:line-break/>lentius calculos frangunt. Si crassus humor insit corpori<text:line-break/>et urinarum crassarum evacuatione sit opus, crassas urinas<text:line-break/>dncunt cardui radices, rubia et similia. Quod fi frequen-<text:line-break/>tes urinas ducere fuerit opus, frequenter urinas movent<text:line-break/>acorus, pastinaca, assarum, ammi et similia. Si natura<text:line-break/>quodammodo in urinarum refusione pigra fuerit, naturam<text:line-break/>excitabunt scordium, chamaedaphne, bryoniae cauliculi et<text:line-break/>quae his paria funt facultatibus. Diuretica vebementio-<text:line-break/>rem facultatem lapidibus abdicandam habent. Quod si<text:line-break/>diureticorum temperamentum acre sit ob idque calidum<text:line-break/>et siccum, praeterea quoque sunt facultatis cogentis et</text:p>
      <text:p text:style-name="P55"><text:span text:style-name="T14">fecernentis collectam serositatem. Sed qnae ignitas con-<text:line-break/>stitutiones in se non habent, idonea sunt; nam incidunt<text:line-break/>opportune et minimum calorem obtinent. Calor enim<text:line-break/>exsiccando calculosam concretionem abstruit, non incidit,<text:line-break/>non dividit. Quae vero mirius calida cum hoc quod in-<text:line-break/>cidendi facultate polleant, meliora funt, 'qualia quae prae-<text:line-break/>dicta funt. Quae vero urinam cient, calida funt et sicca<text:line-break/>atque acria; quamobrem fecernunt quidem ferofurn fan-<text:line-break/>guinern, fed hujus crassamentum cogunt; proindeque cal-<text:line-break/>culofis non idonea. Haec tamen si tanquam ductoribus<text:line-break/>et vectoribus usu quandoque fuerimus, juvant. At post<text:line-break/>calculi excretionem idoneis medicamentis contemperanti-<text:line-break/>bus utere ob viae </text:span><text:span text:style-name="T20">a</text:span><text:span text:style-name="T14"> calculo inductam rosionem, afperita-<text:line-break/>tem et fervorem; magisque, si magnus et angulosus is<text:line-break/>exstiterit. Postquam </text:span><text:span text:style-name="T20">vera</text:span><text:span text:style-name="T14"> corpus ante commemoratis con-<text:line-break/>temperantibus maxime attemperatum fuerit, praeservanti-<text:line-break/>bus remediis tum internis tum externis utere. Sed haec<text:line-break/>non tantum ut remediorum summam asciscunt; imo quo-<text:line-break/>ties praescrvationi studueris, idoneis et conferentibus tam</text:span></text:p>
      <text:p text:style-name="P13">cibis quam potibus et quae concoquere valeas utitor. Ex<text:line-break/>his enim naturae tuae congruis alimentis, potibus, balneis<text:line-break/>exercitiis et similibus vires roborantur, quemadmodum et<text:line-break/>ex contrariis dejiciuntur. Ob virium autem robur fimi-<text:line-break/>liurn usus defideratur. His enim roboratis quidquid mor-<text:line-break/>bum creat ac noxium est, profligatur. Haec autem pauca<text:line-break/>non ad institutionem, fed ad brevem recordationem tuus<text:line-break/>ego fervus offero. Perfectam enim omnium traditionem<text:line-break/>vetustissimi sapientes docuerunt -et exposuerunt. Qui me-<text:line-break/>dicus tibi praeest tuique perpetuo curam gerit, meus<text:line-break/>conservus et haec et veterum scripta et tuae naturae<text:line-break/>congrua me magis et aliis pro viribus humanis confe-<text:line-break/>quutus est, quibus edoctus est et ob accuratam naturae<text:line-break/>tuae cognitionem consequi poterit. Quare te huic soli<text:line-break/>committe. Nam ita te sedulo curat, deo teste, ac si quis<text:line-break/>alius. Nam qui novit praecipue quod fecundum naturam<text:line-break/>est, celerius caetera noverit,, etiam quae praeter naturam<text:line-break/>funt. Mihi erat animus logica paucis scribere, sed in</text:p>
      <text:p text:style-name="P13">aliud tempus reservanda sunt. Non enim haec hujusce<text:line-break/>temporis sunt; cujusmodi funt; quinam calculosi curari<text:line-break/>possint, quique minime. Et an calculus causa, an mor-<text:line-break/>bus, anfymptoma. Et.si causa sit, au evidens, an ante-<text:line-break/>cedens, an conjuncta, an similarium aut organicorum aut<text:line-break/>communium. Si .morbus, an similaris sit, an organicus,<text:line-break/>an communis. Si symptoma, an actio laeta, an excretu<text:line-break/>aut retenta. Si affectus sit aliquis, an utrumque illi sic<text:line-break/>acciderit, ut et causia sit et morbus et symptoma.</text:p>
      <text:p text:style-name="P55"><text:span text:style-name="T14">DE MELANCHOLIA EX GALENO,<text:line-break/>KUFO, POSIDONIO ET MARCEL-<text:line-break/>v IaO, 'SICAMH </text:span><text:span text:style-name="T26">ΑΕΤΪΙ</text:span><text:span text:style-name="T24"> </text:span><text:span text:style-name="T14">LI-<text:line-break/>BEELUS.</text:span></text:p>
      <text:p text:style-name="P12">Caput I.</text:p>
      <text:p text:style-name="P12">Quemadmodum in apparentibus corporis partibus<text:line-break/>interdum eadem omnibus temperatura con fpicitur, velut<text:line-break/>in cachecte, in pravo corporis habitu vocatoque elephante<text:line-break/>et hydrope •;interdum una quaedam pars vel biliosum vel<text:line-break/>melancholicum vel pitutiosum humorem suscipiens, ipsa</text:p>
      <text:p text:style-name="P55"><text:span text:style-name="T14">tantum temperaturam immutati. Sic etiam patitur cere--<text:line-break/>brurn nonnunquam universo in venis sanguine melancho-<text:line-break/>lico facto, communi laesionis ,ratione sen alio tempore<text:line-break/>particulari, sanguine per, universum hominem illaeso per- .<text:line-break/>manente eum folum qui circa cerebrum est alterari.<text:line-break/>Hocque duobus modis accidit,, aut aliunde in ipsum con-<text:line-break/>fluente aut generato in loco melancholico humore. Ge-<text:line-break/>neratur autem a calore copioso vel flavam bilem vel cras-<text:line-break/>siorem et magis atrum sanguinem adassaute. Plerumque<text:line-break/>vero partes hypochondriorum primario affectae caput ad<text:line-break/>consensum perducunt et delirium afficiunt aut ipsa bile<text:line-break/>cerebrum occupante aut aliqua halitus melancholici exha-'<text:line-break/>latione, quemadmodum in morbo flatulento et bypochon- --<text:line-break/>driaco appellato. Nihil enim rationi nostrae obstat aliunde<text:line-break/>et ex alia parte principium et generationem affectionis<text:line-break/>esse. Nam os ventris quomodocunqtte affectum facile ad<text:line-break/>consensum ducit cerebrum generis similitudine et cogna-</text:span></text:p>
      <text:p text:style-name="P13">tione per maximos duos nervos, qui ex superioribus ad<text:line-break/>ipfum deferuntur. Adducit etiam 'ad consensum cor ipfum<text:line-break/>ab viciniam; similiter quoque septum- transverfum, cui<text:line-break/>etiam inseritur. Communio quoque est stomacho ad fpi-<text:line-break/>nalem medullam, qua parte cervicis vertebris et incumbit<text:line-break/>et colligatur. Principium 'itaque ejusmodi 'melancholiae<text:line-break/>plerumque ex cruditatibus' consurgit; status enim ipsis fuc-’<text:line-break/>cedunt multi, qui a quocunque assumpto cibo facile ele-<text:line-break/>vantur et circa hypochondria diutius morantur;''et ructus'<text:line-break/>ipsi acidi et foediti ac pifcem olentes consequuntur, etiam<text:line-break/>nullo ejusmodi cibo assumpto; ventres plerumque ipsis<text:line-break/>sicci sunt; somni parvi, divulsi ; infomnia turbulenta et<text:line-break/>aliena, palpitationes corporis alias aliae, vertigines capi-<text:line-break/>tis et statuum-sonitus circa aures. Et aliis 'quidem caput<text:line-break/>plenum et grave esse videtur, aliis vero leve et vacuum,<text:line-break/>aliis' siccum, Quidam neque omnino caput fe habere ptf-<text:line-break/>tavit, ad quem excogiasse dicitur Philotimns supra reli-<text:line-break/>quam curationem plumbeum pileum, a quo gravatus ca-</text:p>
      <text:p text:style-name="P55"><text:span text:style-name="T14">put fe habere intelligeret. Fiunt autem pleriqne melan-<text:line-break/>cholici ad venerem propensiores mente capti., timidi, mi-<text:line-break/>fericordes, lacrimosi et solitaria sectantur; quidam etiam<text:line-break/>daemones ah hostium praestigiis sibi immissos esse putantq<text:line-break/>alii noxium venenum accepisse sufpicantur; et suspicionem<text:line-break/>ipsorum ratam efficiunt virosi ac alieni ructus, qui ipsis<text:line-break/>adsint. Aliis autem alia videntur; ellque ..hic morbus<text:line-break/>prorsus varius ac prope innumerus. Velut verbi causa,<text:line-break/>circa metum; alius amicissimos metuit, alius omnes ho-<text:line-break/>mines; et alius ad lucem prodire timet et tenebras sccta-<text:line-break/>tur; alius caliginofa loca fugit. Pleriqne tamen .lu tene-<text:line-break/>brosis locis- degere cupiunt ac in monumentis et folitu-<text:line-break/>dinibus; quidam vero etiam aquam timent et vinum et<text:line-break/>oleum et omnem liquorem, velut qui a rabiofo cane morsi<text:line-break/>funt. Et'ut concise loquar, melancholica deliris multi-<text:line-break/>formia quidem sunt ob particulares laefas imaginationes,<text:line-break/>unum vero ipsis omnibus commune est, metus et moe-</text:span></text:p>
      <text:p text:style-name="P55"><text:span text:style-name="T14">stitia. Moerent enim omnes praeter rationem, </text:span><text:span text:style-name="T20">ac</text:span><text:span text:style-name="T14"> neque<text:line-break/>si interroges, habent qnod dicant, cur tristentur. Ipsorum<text:line-break/>autem non pauci inortein metuunt et alia quaedam nullo<text:line-break/>timore digna. Sunt etiam, qui mortem vehementer ex-<text:line-break/>optant. </text:span><text:span text:style-name="T20">Galeni.</text:span><text:span text:style-name="T14"> Quod igitur ob atram bilem ratio-<text:line-break/>nalis animae principia occupantem timores,, moestitias et<text:line-break/>mortis impendentis terrores oboriri, non mirandum est;<text:line-break/>Etenim nihil extra 'corpus nobis ita horrendum iit tene-<text:line-break/>bras conspicimus. Quum igitur tenebrosa caligo quaedam<text:line-break/>rationali animae parti circumfusu fuerit, hominem scmper<text:line-break/>metuere necesse est, ut qui metus causas lu corpore fe-<text:line-break/>cum circumferat. Quemadmodum enim in tenebris pueri<text:line-break/>'et ex adultis potissimum imperiti 'metuunt, ita etiam<text:line-break/>atrae bilis color </text:span><text:span text:style-name="T20">feu</text:span><text:span text:style-name="T14"> tenebrae rationalis animae locum<text:line-break/>obumbrans timores efficit. </text:span><text:span text:style-name="T20">Rufi:</text:span><text:span text:style-name="T14"> quapropter omnium<text:line-break/>symptomatum singulis oborientium causas enarrare impossi-<text:line-break/>bile esu Nam multam difficultatem habentplurima, quale,<text:line-break/>cur fugiunt velut horrenda quae non sunt horrenda; alia</text:span></text:p>
      <text:p text:style-name="P13">vera persequuntur ut bona, quae non bona sunt? Et<text:line-break/>cur alius domesticos timet, alius vero omnes homines et<text:line-break/>hujusmodi? Plurimorum vero symptomatum causas medi-<text:line-break/>cum dicere non est difficile, ut qui sibi videtur vas fictile<text:line-break/>esse, propter siccitatem hoc patitur: frigidus enim et sic-<text:line-break/>cus est melancholicus humor. Similiter etiam qui suam<text:line-break/>cutem , siccis pellibus similem esse putat. Qui vero se ca-<text:line-break/>put non habere arbitrabatur, fortassis ob capitis levitatem<text:line-break/>id opinatus est, levitatem autem capitis flatus, qui attoI-<text:line-break/>lebatur, ipsi exhibuit. Cur vero appetunt melancholici<text:line-break/>plures cibos? Num quia frigescit ipsis os ventriculi? Cur<text:line-break/>autem nonnulli ipsorum vini potores sunt? An quia fri-<text:line-break/>gidam calefieri desiderat? Cur se ipfos perimunt? Num<text:line-break/>quia a majoribus malis se liberari putant? Nisi fortassis<text:line-break/>talem ipsi subeant opinionem, quod bonum sit emori,<text:line-break/>quemadmodum barbaris quibusdam videtur. Cur autem<text:line-break/>cruditates ipsis assiduae fiunt? Num quia turbulentum<text:line-break/>et excrementis plenum est ipsorum corpus proptereaque</text:p>
      <text:p text:style-name="P55"><text:span text:style-name="T14">venter etiam intemperatus, ut qui scmper est atrae bilis<text:line-break/>humore perfrigeratur? Cur antem alvi plerumque ipsis<text:line-break/>siccantur? N.rm quia alatus superne citca hypochondria<text:line-break/>consistunt, neque valde deorsum secedunt? Necesse itaque<text:line-break/>est ob hoc ipfum etiam ventres siccos esse; ex multa veto<text:line-break/>retentione aliquando coacervata; colliquata dejiciunt.- Ni—<text:line-break/>ctantes autem et extuberantibus ipsi oculis etcaprosi ple-<text:line-break/>rumque- fiunt propter crassum flatum. Atri vero funt-<text:line-break/>coloris propter humoris fusionem^. Hirsuti vero" ipsiorum<text:line-break/>llures sunt propter erassomm excrementorum mnltitudi-<text:line-break/>nem. Veloci plerumque lingua snnt- et balni et gracili<text:line-break/>voce praediti ob linguae incontinentiam :• motus enim<text:line-break/>contentiones a flatu Eunt, quidquid autem continenter mo-<text:line-break/>vetnr, cito defluit. Facile sane fuerit ipsi qui voluerit<text:line-break/>etiam aliornm fympsomatnm causas reddere, si ex his er-<text:line-break/>tum ducat» * Nigrescit hic humor aliquando fupra modum<text:line-break/>calefactus, mterdnm pluscule refrigeratus. Nam quale'<text:line-break/>quiddam patiuntur carbones, i qui dum uruntur .lucidissimi</text:span></text:p>
      <text:p text:style-name="P55"><text:span text:style-name="T14">ob flammam existunt, extincta vero' flamma atri reddun-<text:line-break/>tur; tale quiddam etiam circa clarum sanguinis colorem<text:line-break/>frigus molitur. Videmus enim etiam in externis quaedam<text:line-break/>corpora livida fieri ae • denigrari a frigore. Ac rursus<text:line-break/>caloris exsuperantia resiccans ac consumens humiditates,<text:line-break/>a quibus calor nutritur, humores nigrefacit, quemadmo-<text:line-break/>dum etiam sol fructus et hominum corpora. Haec igitur<text:line-break/>sunt quae ante curationem dignofeere medicum oportet.<text:line-break/>Quae vero discenda sunt, ut quis ita aegrotantibus opem<text:line-break/>ferre queat, jam tempus est subjungere. Non parum<text:line-break/>autem interest ad curationem, nesse unde morbus initium<text:line-break/>habuit, ltaque. cognoscendum est duplicem esse melancho-<text:line-break/>liae speciem. Quidam enim ex natura et temperamento-<text:line-break/>ab initio atram bilem habent; quidam ex prava rictus<text:line-break/>ratione postea id temperamentum adepti sunt; et haec<text:line-break/>!pecies segnis fetnper ac. subtristis; qui vero ex flavae hi-<text:line-break/>lis fuperassatione lu delirium incidunt, audaciores et cae-</text:span></text:p>
      <text:p text:style-name="P13">teris iracunaiores sunt et percussores et omnia horrenda<text:line-break/>facientes et maxime quo tempore bilis stiperassatur; quo<text:line-break/>vero 'empore ipsa sxstincta fuerit, tristes, moetli ac ti-<text:line-break/>midi fiunt.</text:p>
      <text:p text:style-name="P12">Caput II.</text:p>
      <text:p text:style-name="P12">Quam itaque univerium corpus melancholicum lan-<text:line-break/>gmnem totum habet, a venae sectione principium cura-<text:line-break/>tionis facere convenit , quum autem solum uretruni, aeger<text:line-break/>venae tectione non indiget,nisi multo sanguine redunda-<text:line-break/>rit et praeservauonis gratia detractionem faciamus. Digno-<text:line-break/>tio vero au totum corpus melancholicum sanguinem ha-<text:line-break/>beat aut solum in cerebro talis sit, tunc ex' his a te stati<text:line-break/>Nigriores et hirsuti, quique venas amplas habent, ad atrae<text:line-break/>bilis generationem aptissimi sunt;- Uonmiuquam etiam ho-<text:line-break/>mines colore rubicundi confertim in melancholicum tem-<text:line-break/>peramentum transeunt. Consequenter-autem ab ipsis flavi</text:p>
      <text:p text:style-name="P13">et praesertim, ubi vigiliis et laboribus pluribus et curis<text:line-break/>et tenui victu aut melancholicis eduliis fuerint usi. Ad<text:line-break/>haec si suppressa haemorrhois in sede aut alia consueta<text:line-break/>vacuatio aut mulieribus menses. Nec parum confert anni<text:line-break/>tempus et aeris status et regio et aegri aetas ac studium.<text:line-break/>His omnibus praeconsideratis, ubi speraveris in totius<text:line-break/>corporis vehis melancholicum sanguinem contineri, certissi-<text:line-break/>mam dignotionem adhibeto ex venae cubiti mediae prae-<text:line-break/>fertim sectione. Si namque affluens sanguis atrabilarius<text:line-break/>esse non' videbitur, statim cohibete; si vero talis apparue-<text:line-break/>rit, quantum pro aegri corporis habitu fatis fore conje-<text:line-break/>ceris, vacuato. Tertia differentia. At vero tertia melan-<text:line-break/>choliae differentia, quam principium a ventriculo habere<text:line-break/>dicimus, hypochondriacus affectus nominatur, saepe ex<text:line-break/>praedictis dignoscitur,, Primum namque incipiunt ventris<text:line-break/>fymptomata, ut inflationes, murmurilla, ructus acidi et</text:p>
      <text:p text:style-name="P55"><text:span text:style-name="T14">virulenti et quod venter resiecetur et quod in dejectioni-<text:line-break/>bus ac vomitionibus et ructibus leventur et quod ipsi<text:line-break/>aegri omnes vexationes circa hypochondria considere per-'<text:line-break/>cipraut. Quemadmodum igitur dum quibusdam </text:span><text:span text:style-name="T20">faepe</text:span><text:span text:style-name="T14"> ex-<text:line-break/>ventre futiginofa quaedam aut fumosa aut omnino crassori<text:line-break/>rum ‘vaporum exhalatio sursum fertur, 'velnf in suffusos<text:line-break/>oculos habentibus, aliqua ob oculos versantur; eo.dem<text:line-break/>modo etiam nunc, dum melancholica exhalatio ad cerebrum<text:line-break/>vel fuligo; aut fumus fertur, melancholica quoque fym-<text:line-break/>ptomata :irca mentem oborientur. Quum igitur nielan-<text:line-break/>cholici delirii propria signa apparuerint magna; circa ven-<text:line-break/>trem vero aut nihil molesti aut minimum fuerit; in iis<text:line-break/>cerebrum primario affici augurandum est, quemadmodum,<text:line-break/>praedictum est. Curatio </text:span><text:span text:style-name="T20">melancholici Galeni.</text:span><text:span text:style-name="T14"> Melan-<text:line-break/>choliam igitur ex 'cerebro primario affecto obortam assi-<text:line-break/>duis balneis, victu boni succi et humido ac flatus experte<text:line-break/>curare oportet, citra aliud efficax remedium, quum ne-</text:span></text:p>
      <text:p text:style-name="P55"><text:span text:style-name="T14">quaquam noxius humor diuturnitate temporis aegre va-<text:line-break/>cuetur; tum sane, magis varias </text:span><text:span text:style-name="T20">ac.</text:span><text:span text:style-name="T14"> vehemeutiores curatio—<text:line-break/>nes adhibere oportet. Incipientem autem affectionem cu-<text:line-break/>rare convenit; nam inveterata ac ancta tractatu difficillima<text:line-break/></text:span><text:span text:style-name="T20">siti Rufi.</text:span><text:span text:style-name="T14"> Sive autem crebrum primario affectum fuerit,<text:line-break/>sive hypochondria, communia iunt subducentia ventrem<text:line-break/>auxilia. - Sed imprimis bonae concoctionis curam statuere<text:line-break/>oportet, postea vero purgare primum epithymo et aloe;<text:line-break/>horum enun etiamsi purum quotidie acceperit, prodest ta-<text:line-break/>men moderate et paulatirn subducendo. </text:span><text:span text:style-name="T20">Pofidonii.<text:line-break/></text:span><text:span text:style-name="T14">In quibus sanguis redundare apparuerit, statim . ab initio<text:line-break/>veiiarn in cubito secare, decet, ac praesertim in quibus<text:line-break/>consuetae sanguinis excretiones Inn,t suppressae. . Verum<text:line-break/>in mulieribus, quibus menses defecerunt, vena lu malleolo,<text:line-break/>secanda est et in singulis, pro. viribus sanguinem evacuare.<text:line-break/>In quibus autem vitiati humores magis redundant, prae-<text:line-break/>paratum per victus rationem aegrum. per hieram purgabis<text:line-break/></text:span><text:span text:style-name="T20">Rusi</text:span><text:span text:style-name="T14"> aut Archigenis aut Justi. Sivero utrique redundant,</text:span></text:p>
      <text:p text:style-name="P207"><text:span text:style-name="T20">•<text:tab/>7</text:span></text:p>
      <text:p text:style-name="P55"><text:span text:style-name="T14">facta prius venae sectione purgato.; postea interpositis alii<text:line-break/>quot diebus alvum- per clysteres evacuato, primum cum<text:line-break/>furfurum' fucco. fpumaque nitri ac melle; deinde etiaiu<text:line-break/>polypodii radices contusas autapithymum cum. furfuribus<text:line-break/>coquito. Post triduum a .clysteris usu detur ipsicmicrat<text:line-break/>ex aloe compositio, quae lupra. reliqua omnia etiam. epi-<text:line-break/>tbymum accepit.;c Praeparanda est autem, ut Themifou.<text:line-break/>imperat.. 2| alves 5 o». malli esi es, eruoi,.spieae nandi, cin-<text:line-break/>narnomi vel casiae dupium, asari, carpobalsami, singulorum<text:line-break/>g j addesque enitbymi </text:span><text:span text:style-name="T20">3</text:span><text:span text:style-name="T14"> 'ijc et schoenanthi </text:span><text:span text:style-name="T20">3</text:span><text:span text:style-name="T14"> ni-Derur<text:line-break/>autem cochlearii magni quantitas cum aqua mulsa; detur-<text:line-break/>que ipsis ex modicis-intervallis bis. terque; deinde rursus<text:line-break/>per victum reparatis, viribus iterum dato hieram Rusi aut<text:line-break/>Archigenis aut Justi. Detur., autem? pondere 5 i.v. cum<text:line-break/>aqua inulla et salis'cochleario parvo. Melius autem per<text:line-break/>evacuantia quotidie leviter, ventrem subducere. Atram</text:span></text:p>
      <text:p text:style-name="P55"><text:span text:style-name="T14">vero bilem ducit amaracus et cunila appellata 5 ij pon-<text:line-break/>dere aquae mulsae inspersa et pota. Conducit et lactis<text:line-break/>scro alium .subducere: fed aon de ca Ceis dandum est se-<text:line-break/>rum-; praestat eniur quod-a</text:span><text:span text:style-name="T39">1</text:span><text:span text:style-name="T14"> laete per cocturam, separatur.-<text:line-break/>Sit' duten lac equinum aut i haberi, non possit bubulum;<text:line-break/>lac ipfum lu- ollam novam mittatui et fici ramulo agiie-<text:line-break/>tur;, acidum sffervefcit; ter aut quater aceto i mulso ir-<text:line-break/>roretur;delude percolatum putui detur melle - primum<text:line-break/>admixto. Quum autem «venter fluere coeperit, non am-<text:line-break/>plius mel addatur. -• Acc.piat autem aeger lice.' serum per<text:line-break/>heminas non infra • quinque heminarum mensuram. Ab<text:line-break/>omni vero vacuatione -utendum est malvae semine laevif-<text:line-break/>sime trito, drachmaru m duarum pondere, cum aquae cya-<text:line-break/>this tribus; egregie enim facit, quare ipso faepe utendum<text:line-break/>esu Optimum est et pulegii decoctum saepe - bibere et<text:line-break/>ante purgantia et post purgantia medicamenta; et similiter<text:line-break/>centaurii minoris. Ibsinthii autem decoctum et assidue<text:line-break/>et consequenter praebe; stomacho enim et ventri in his<text:line-break/></text:span><text:span text:style-name="T20">t,<text:line-break/>- Si</text:span></text:p>
      <text:p text:style-name="P13">commodum est; etiam neqne flatum multum in ventre fieri<text:line-break/>permittit, neque dejectionem penitus resiccari; et urinam<text:line-break/>ciet et concoctionem probe adjuvat, adeo ut ego ex hujus<text:line-break/>solius usu noverim quosdam a morbo liberatos. Danda<text:line-break/>funt etiam urinam moventia, anisum; daucus, petro feli-<text:line-break/>num, asarum, nardus; et his adhuc amplius foenicnii<text:line-break/>magni sylvestris femen et radix. Chamaepitys autem et<text:line-break/>chamaedrys promptius accipienda sunt, ita ut singula haec<text:line-break/>cum aqua coquantur aut arida trita potioni inspergantur.,<text:line-break/>Commodae funt etiam evacuationes, quae per sudorem et<text:line-break/>labores et balnea fiunt et per inunctiones in sole, qualis<text:line-break/>est, quae cum oleo ehamaemelino fit et cum oleo et ni-<text:line-break/>tro. Quod si habitus permiserit, rursus per hieram pur-<text:line-break/>gato. Convenit autem neque eum hypochondria negligere,<text:line-break/>qui curationem aggreditur ac maxime qui prius accesserit.<text:line-break/>Fomenta itaque conveniunt, quae ex oleo fiunt, in quo<text:line-break/>rutra, anethum, serpillum, absinthium, artemisia, pulegium,<text:line-break/>viticis Ienaen, baccae lauri aut folia tenera bullierint;</text:p>
      <text:p text:style-name="P208"><text:span text:style-name="T18">,.<text:tab/>'<text:tab/></text:span><text:span text:style-name="T14">i<text:tab/></text:span><text:span text:style-name="T18">-<text:tab/>' ,<text:tab/></text:span><text:span text:style-name="T14">- s<text:tab/></text:span><text:span text:style-name="T21">, </text:span><text:span text:style-name="T30">Λ</text:span><text:span text:style-name="T21">.</text:span></text:p>
      <text:p text:style-name="P12">haec enim dolores mitigant et flatus minuunt. At vero<text:line-break/>in stomachi inflationibus cum morsu cuminum et pulegium<text:line-break/>in aceto coquere oportet et spongiis stomachum fovere;<text:line-break/>aliquando etiam alumen aceto inspergimus, Cataplasmata;<text:line-break/>vero habeant aut anisum aut apium aut cuminum in oleo<text:line-break/>praecoctum/, et cyperus laevissime trita et iris et libano-<text:line-break/>tis cataplasmati addantur; permittantur autem diutius et<text:line-break/>ante et post cibum. Ablato cataplasmate hypochondria<text:line-break/>contegantur aut lana amplissima aut levissima et pura<text:line-break/>p.elle agnina prae illitis ex nardino locis. Admotis etiam<text:line-break/>cucurbitis utendum est ad flatus quidem levibus, ad in-<text:line-break/>flammationes vero et duritins durosve tumores cum scari-.<text:line-break/>ficatu. Postea vero ceratis ex cyprino utendum est et<text:line-break/>polyarchio et quod ex styrace paratur et qnod ex semini-<text:line-break/>bus fit et similibus. In curationis autem progressu etiam<text:line-break/>rubisicatione ex, caricis ac sinapi uti valde proderit; et</text:p>
      <text:p text:style-name="P12">I</text:p>
      <text:p text:style-name="P55"><text:span text:style-name="T14">concoctiones revocat: nam et ventri robur addit et si quis ..<text:line-break/>dolor in hypoehondrio </text:span><text:span text:style-name="T20">reflat,</text:span><text:span text:style-name="T14"> eum eximit. Utendum est<text:line-break/>etiam acribus smegmatis ad hypochondria et picatorum,<text:line-break/>medicamento,- hoe est pice arida; per se ipsam liquefacta<text:line-break/>aut cum modico oleo,; calida - antem imponitur - cuti et<text:line-break/>ventri ae. dorso admovetur ae sinitur, quoad sua sponte<text:line-break/>decidat.; quare licet - cum ipsa lavari et quod paulatim se-<text:line-break/>paratur; forfice auferre. Admodum vero prodest eis ster-<text:line-break/>cus bubulum aridum, aceto infartum ac impositum. Pro- ,<text:line-break/>sunt etiam bulbicurn nitro aut alumine triti ae impositi,;<text:line-break/>fed et iis ad bubulum stercus admixtis utile fit cataplasma<text:line-break/>et praesertim ubi morsus ab ipsis circa stomachum perci-,<text:line-break/>pitur. Ceterum quibus convulsiones assiduae corpori ad-<text:line-break/>sunt, confert etiam, eastorii potus et , litus corporis ex<text:line-break/>castorio cum oleo ficyonio. Convenit et moveri et exer-<text:line-break/>eeri ipsos, pro viribus ante cibos. Balnea vero probe</text:span></text:p>
      <text:p text:style-name="P55"><text:span text:style-name="T14">concoquenti non funt valde -.ecessaria, nisi lassitudini ali-<text:line-break/>cui mederi velis. Qui vero ventrem ad concoquendum<text:line-break/>ineptum habet, huic condecit frequentius lavari aut jejunos<text:line-break/>aut post perfectam concoctionem. Post balnea cibos, da-<text:line-break/>mus concoctu faciles, flatus expertes, ex alvo secedentes,<text:line-break/>accusata ronsideratione facta quomodo ex singulis homc<text:line-break/>afficiatur. Non eniin omnes ad omnes cibos similiter<text:line-break/>dispositi sunt. Plerumque tamen conveniunt panes-cli-<text:line-break/>bano cocti probe praeparat.; volucres non pingues, non<text:line-break/>virulentae, montanae; ova gallinarum mollia,' pisces pe-<text:line-break/>trosi' et molles carne. Herinacei vero marini plurimum<text:line-break/>praestant ad jucunditatem et utilitatem. Vitanda funt<text:line-break/>imnia in. stagnis degentia- </text:span><text:span text:style-name="T20">st</text:span><text:span text:style-name="T14"> in paludibus. Ex carnibus<text:line-break/>conveniunt hoedinae et .lactentium animalium et ex his<text:line-break/>magis extremae partes probe coctae. Non inutiles etiam<text:line-break/>vulvae et ventriculi et pedes suilli. Ex oleribus vel com-<text:line-break/>munem victum conferunt dulcia; acriora vero aliquanda<text:line-break/>danda sunt medicamenti loco, velut est asparagus palustris.</text:span></text:p>
      <text:p text:style-name="P55"><text:span text:style-name="T14">petroselinum et similia; moderata vero copia cuncta acci-<text:line-break/>piantur. Vinum sit tenue et album neque admodum ve-<text:line-break/>tus. Non aurem acervarim detur potus rnter cibum, ne- '<text:line-break/>que magna copia potus exhibeatur, neque cibi in ventre<text:line-break/>fluitent. Acetum quoque acerrimum cochlearii mensura<text:line-break/>post omnem eibum abforbeatur, ubi jam vult dormire;<text:line-break/>sed et pleraque oblenis in aceto tinctu edere convenit; -<text:line-break/>praestat autem aceto admittere paruu scillae et rutae et<text:line-break/>aristolochiae tenuis. </text:span><text:span text:style-name="T20">Posidonii t</text:span><text:span text:style-name="T14"> commodum est autem ad<text:line-break/>inflationes, tale oxyporium praeparare. 4 ligustici, setni-<text:line-break/>nurn apii, zingiberis, thymi ana </text:span><text:span text:style-name="T20">3</text:span><text:span text:style-name="T14"> j mellis despumati<text:line-break/>quantum 'satis est; dato cochlearii dimidium mane et </text:span><text:span text:style-name="T20">ve-'<text:line-break/></text:span><text:span text:style-name="T14">(peri similiter. Quod si mellis dulcedinem aversentur,<text:line-break/>falem eoncoetorium ejusmodi ipsis praeparato. 4 scillae<text:line-break/>assatae </text:span><text:span text:style-name="T20">3 j,</text:span><text:span text:style-name="T14"> falis ammoniaci 5 </text:span><text:span text:style-name="T20">v,</text:span><text:span text:style-name="T14"> seminum apii, foeniculi,<text:line-break/>thymi, petroselini, anisi, sinonis, zingiberis ana 5 iv, pa-<text:line-break/>nis puri sicci </text:span><text:span text:style-name="T20">3 v,</text:span><text:span text:style-name="T14"> piperis 5; ijsi. Ex hoc cochlearis men-</text:span></text:p>
      <text:p text:style-name="P55"><text:span text:style-name="T14">furam edendam dato cum cibo, prout voluerit. Detur<text:line-break/>etiam ipsis antidotus theriaca ex quibusdam intervallis,<text:line-break/>ac praesertim hieme et inchoante vere. </text:span><text:span text:style-name="T20">Rusa</text:span><text:span text:style-name="T14"> vomant-<text:line-break/>ex longioribus intervallis etiam a albis, verum, </text:span><text:span text:style-name="T20">a</text:span><text:span text:style-name="T14"> raphanis<text:line-break/>aut origano aut thymo jejuni; non tamen vebementiori-<text:line-break/>bus vomitoriis utendum est; sunt eniui talia noxia lu his,<text:line-break/>vexationem ventri et stomacho addentia jam antea ex<text:line-break/>morbo vexato. Videntur enim aliqui ex efficacioribus vo-<text:line-break/>mitoriis melancholia correpti. Proinde operae pretium<text:line-break/>est, nosse, multos sic aegrotantes curationis tempore nihiI<text:line-break/>commodi percepisse; demissa vero curatione fuisse restitu-<text:line-break/>tos, natura ante curationem praevalente contra morbos<text:line-break/>debiles ex medela factos; quapropter naturae remissionem<text:line-break/>dare oportet: videtur enim una cum curationibus ve-<text:line-break/>xari, in quiete vero invalefcere; et superare morbos jam<text:line-break/>antea attenuatos.</text:span></text:p>
      <text:p text:style-name="P55"><text:span text:style-name="T14">Caput III. </text:span><text:span text:style-name="T24">,</text:span></text:p>
      <text:p text:style-name="P12">Qui morbo lupino sive canino appellato corripiuntur,<text:line-break/>februario mense noctu exeunt, in omnibus imitantes lu-<text:line-break/>pos aut canes et adusque diem monumenta maxime ape-<text:line-break/>riunt. Cognosces autem ita affectos ex his signis. Pal-<text:line-break/>lidi sunt et visu imbecilli et oculos siccos habent et nou<text:line-break/>lacrymantur. Ipsos quoque cavos oculos habere cernes et<text:line-break/>linguam aridam, neque prorsus salivam profundunt. Sunt<text:line-break/>quoque siticulosi tibiasque exulceratas insanabiles habent<text:line-break/>propter assiduos casus et canum morsus; ac talia sunt signa.<text:line-break/>Nossie vero oportet melancholiae speciem esse hunc mor-<text:line-break/>bum; quem curabis, si accessionis tempore vena locetur<text:line-break/>et sanguis adusque animi deliquium vacuetur.aegerque boni<text:line-break/>succi cibis nutriatur. Utatur autem balneis dulcibus :<text:line-break/>deinde vero lactis per triduum usus; hiera vero ex colo-<text:line-break/>cynthide Rufi aut Archigenis aut Justi purgetur, iterum</text:p>
      <text:p text:style-name="P13">atque iterum ipsam sumens, ex intervallis. Post purgatio-<text:line-break/>nes etiam theriaca ex viperis utendum est et caetera adbi-<text:line-break/>benda 'in melancholia jam antea commemorata. Ad vespe-<text:line-break/>ram vero invadente jam morbo capitis irrigationibus<text:line-break/>iomnnm inducere' salitis utendum est et taiibus quoque<text:line-break/>odoramentis. Nares item opio illinantur; quandoque vero<text:line-break/>etiam fomnifera rn potu exhibeantur.</text:p>
      <text:h text:style-name="P2" text:outline-level="1"><text:bookmark-start text:name="bookmark62"/>GALENI DE SUCCEDANEIS<text:line-break/>LIBER.<text:bookmark-end text:name="bookmark62"/></text:h>
      <text:p text:style-name="P56"><text:span text:style-name="T14">Quum de succedaneis </text:span><text:span text:style-name="T20">medicamentis</text:span><text:span text:style-name="T14"> tractatum tum<text:line-break/>Diorcorides tum naxirne Philistio et Euryphon construxe-<text:line-break/>rint, age nos quoque de his pauca dicamus. Ea vero<text:line-break/>vocamus succedanea medicamenta, quae, lu aliorum locum<text:line-break/>succedunt. De his namque utilis erit sermo iis praec rue<text:line-break/>qui artis operibus incubuerunt, ac certas neque coutein-<text:line-break/>nendas moliuntur morborum curationes. Multi siquidem<text:line-break/>medici medicamentis ad aegros curandos idoneis plerum-</text:span></text:p>
      <text:p text:style-name="P55"><text:span text:style-name="T14">que, indigentes aliena quaedam , neque eandem, qnae .ido-<text:line-break/>neis inest, facultatum rationem servantia ingerunt. ’ Atqiie-<text:line-break/>eos decet ne in hujusmodi incidant absurda, de simplicium<text:line-break/>medicamentorum facultatibus'tractationem speculari. Quod<text:line-break/>si nequeeam ediscant neque animum propositis rebus in-<text:line-break/>tentum praebeant, in curationibus jure salluntur. Tibi<text:line-break/>vero, Diogensane, veritatis amatori, medicamentorum fa-<text:line-break/>cultates ediscere volenti, paucis explicatis ab iis quae<text:line-break/>praeposita sunt exordiar. Erit autem mihi oratio vera ad<text:line-break/>te in memoriam revocanti id quod olim mihi contigit<text:line-break/>Alexandriae. Quum enim illuc accederem, statim niulier<text:line-break/>ad mejam moritura fe contulit; vehementi, affecta morbo,<text:line-break/>cujus narrationem proferre nunc haud propositum est.<text:line-break/>Quum autem lychnidem, quaererem, ut opportunum illi'<text:line-break/>remedium conciliarem,</text:span><text:span text:style-name="T39">!</text:span><text:span text:style-name="T14"> nisi statim acanthii femen reperis- ‘<text:line-break/>sern, luteriisset derepente. mulier. Verum ut repertum’ est<text:line-break/>lychnidi analogum succedaneum, qnamprimum eo sum<text:line-break/>usus quod ad idem convenit. At sequenti die nonnulli</text:span></text:p>
      <text:p text:style-name="P55"><text:span text:style-name="T14">medicorum, qui prius illam curaverant, accedentes oppor-<text:line-break/>tunum optabant medicamentum audire. Statiisi igitur au-<text:line-break/>dientes rogarunt, ut illis de succedaneis opus a me suri-<text:line-break/>neretur. Incipiamus itaque ab </text:span><text:span text:style-name="T20">iis quae-</text:span><text:span text:style-name="T14"> praeposuimus, ex<text:line-break/>praedicta specie facientes operis initium. Idque‘'etiam<text:line-break/>fecundum liturarum seriem, ut quidam volunt, sacramus..</text:span></text:p>
      <text:h text:style-name="Heading_20_2" text:outline-level="2"><text:span text:style-name="T63">A</text:span>.</text:h>
      <text:p text:style-name="P56"><text:span text:style-name="T14">Pro acanthii semine, lychuidis -semen,<text:line-break/>pro abrotono, origanum,<text:line-break/>pro agallocho, eentaurium.<text:line-break/>pro agarico, epithymum vel euphorbiam,<text:line-break/>pro agria staphide, dactyli'Syriaci,<text:line-break/>pro anchnsa, hyacinthus,<text:line-break/>pro 'empervivo, folia vel succus lactucae,<text:line-break/>pro populi gemmis, sampsuchus. • -<text:line-break/>pro acacia, lentisci succus,<text:line-break/>pro spina; acanthi siliquae.</text:span></text:p>
      <text:p text:style-name="P13">pro acanthi siliquis, spina.</text:p>
      <text:p text:style-name="P12">pro aconito; iridis agrestis radix.</text:p>
      <text:p text:style-name="P56"><text:span text:style-name="T14">pro acoro, asari radix-<text:line-break/>pro sambuco, glaucium vel, stercus ovis,<text:line-break/>profambuco herba, (pina vel acanthi siliquae,<text:line-break/>pro halicacabo, dorycnii vel solani semen.</text:span></text:p>
      <text:p text:style-name="P12">pro sale ammoniaeo, sal Cappadocicum.</text:p>
      <text:p text:style-name="P12">pro sale Cappadocico, sal ammoniacurn.</text:p>
      <text:p text:style-name="P12">pro salis flore, fandaracha.</text:p>
      <text:p text:style-name="P12">pro aloe, fimus ibis.</text:p>
      <text:p text:style-name="P209"><text:span text:style-name="T14">pro aloe Indica, aloes viridis folia, glaucium, lycium vel<text:line-break/>centaurium..<text:tab/>• oo -</text:span></text:p>
      <text:p text:style-name="P12">pro axungia vulpina, axungia ursinae,<text:line-break/>pro ameos, anisum.</text:p>
      <text:p text:style-name="P12">pro amianto, aphrofelinum.</text:p>
      <text:p text:style-name="P12">pro amylo, gyris sicca.</text:p>
      <text:p text:style-name="P29">pro amygdalis amaris, absinthium.<text:tab/>,</text:p>
      <text:p text:style-name="P12">pro ammoniaco suffitu, propolis.</text:p>
      <text:p text:style-name="P210"><text:span text:style-name="T14">pro amomo, acorus.<text:line-break/>pro aniso</text:span><text:span text:style-name="T20">, daucus.<text:line-break/></text:span><text:span text:style-name="T14">pro araco, fesanum.<text:line-break/>pro argemone, feriphium. ... . .<text:tab/><text:tab/><text:tab/>—</text:span></text:p>
      <text:p text:style-name="P211"><text:span text:style-name="T14">pro aristolochia, clematis'arida, - o -ni<text:line-break/>pro aristolochia rotunda, aristolochia longa,<text:line-break/>pro juniperi baccis, cyperus. f<text:tab/>• -</text:span></text:p>
      <text:p text:style-name="P56"><text:span text:style-name="T14">pro ruta fylvestri, cardamornum Babylonicum,<text:line-break/>pro Armenlo lapide, atramentum Indicum."<text:line-break/>pro arsenico, sandaracha.<text:line-break/>pro aromatice, calamus odoratus,<text:line-break/>pro asaro, zingibexi ‘ ars . -<text:line-break/>pro asbesto, spina quae injicitur in tinetoria.<text:line-break/>pro asbesto qui calx viva dicitur, adarces.</text:span></text:p>
      <text:p text:style-name="P212"><text:span text:style-name="T14">pro Asio lapide, gagates lapis vel sal ammoniacus vel<text:line-break/>sandaracha,<text:tab/></text:span><text:span text:style-name="T43">z</text:span></text:p>
      <text:p text:style-name="P56"><text:span text:style-name="T14">pro aspalatho, erices fructus aut viticis semen.</text:span></text:p>
      <text:p text:style-name="P55"><text:span text:style-name="T14">pro asphalto, </text:span><text:span text:style-name="T20">bitumine,</text:span><text:span text:style-name="T14"> pix liquida bruttia vel terra<text:line-break/>ampelitis.</text:span></text:p>
      <text:p text:style-name="P12">pro asphodelo, succus betae.</text:p>
      <text:p text:style-name="P12">pro absinthio, abrotonuin.</text:p>
      <text:h text:style-name="Heading_20_2" text:outline-level="2"><text:span text:style-name="T56">B</text:span><text:bookmark-start text:name="bookmark64"/>.<text:bookmark-end text:name="bookmark64"/></text:h>
      <text:p text:style-name="P12">Pro balaustio,,hypocistis vel malicorium.</text:p>
      <text:p text:style-name="P12">pro balsamo, albae violae radix.</text:p>
      <text:p text:style-name="P12">pro balsami succo, myrrhae succus.</text:p>
      <text:p text:style-name="P12">pro bdellio, calamus, odoratus.</text:p>
      <text:p text:style-name="P12">pro besasa, sumen rutae fylvestris vel domesticae.</text:p>
      <text:p text:style-name="P12">pro bupresti, vermes panarii vel hirudo.</text:p>
      <text:p text:style-name="P12">pro butyro,- lac bubulum concretum.</text:p>
      <text:p text:style-name="P12">pro bryonia, afari radix.</text:p>
      <text:p text:style-name="P12">pro bruttia pice, coquatur communis cum aceto.</text:p>
      <text:h text:style-name="Heading_20_2" text:outline-level="2"><text:span text:style-name="T62">G</text:span><text:bookmark-start text:name="bookmark66"/>.<text:bookmark-end text:name="bookmark66"/></text:h>
      <text:p text:style-name="P12">Pro gentiana, helenium vel petrofelini radix.</text:p>
      <text:p text:style-name="P55"><text:span text:style-name="T14">pro gentianae radice, apii odorati radix, quod est petrose-<text:line-break/>-linum vel riiaedon, quod helenium esu a</text:span></text:p>
      <text:p text:style-name="P12">pro terra molli vel ampelitide , plumbago.</text:p>
      <text:p text:style-name="P12">pro terra stellari, terra ciinolia.</text:p>
      <text:p text:style-name="P12">pro terra Eretria, calx Thebaica.</text:p>
      <text:p text:style-name="P12">pro terra Cretica, terra Eretria.,<text:line-break/>pio terra Megarica, aloes spuma,<text:line-break/>pro terra Samia, leucograpbis Aegyptia,<text:line-break/>pro pulegio, hyssopum.</text:p>
      <text:p text:style-name="P12">pro gIycyrrhizae fucco, mori succus vel faccharum.</text:p>
      <text:p text:style-name="P12">pro rapa, heliotropii herbae fructus.</text:p>
      <text:p text:style-name="P12">pro stercore vulturis , columbae stercus.</text:p>
      <text:h text:style-name="Heading_20_2" text:outline-level="2">D.</text:h>
      <text:p text:style-name="P12">Pro damasunio, carpesium aut calamintha vel eryngium,<text:line-break/>pro dauci femine, sii semen.</text:p>
      <text:p text:style-name="P12">pro lauri baccis, serpillum aridum.</text:p>
      <text:p text:style-name="P13">pro dictamnp , • pulegium vel falvia.</text:p>
      <text:p text:style-name="P12">pro diphryge, misy crematum vel lapis phrygius vel aes<text:line-break/>ustum veI Iapis pyrites.</text:p>
      <text:p text:style-name="P12">pro dorycnio,;,alterni vel salviae semen.</text:p>
      <text:p text:style-name="P12">pro dracon tio, arum?</text:p>
      <text:h text:style-name="Heading_20_2" text:outline-level="2">E.</text:h>
      <text:p text:style-name="P12">Pro ebeno, loti arboris lignum.</text:p>
      <text:p text:style-name="P12">pro ebifci radice, radix papyri vel 'mori folia.</text:p>
      <text:p text:style-name="P12">pro olivae lacryma, hypocistidis fuccus.</text:p>
      <text:p text:style-name="P12">pro olivae Aethiopicae lacryma, acaciae duplum.</text:p>
      <text:p text:style-name="P12">pro oleo cicino, laurinum aut vetus oleum.</text:p>
      <text:p text:style-name="P12">pro oleo vetere, sicyonium, olei duplum, adeps porcina<text:line-break/>vetus, duplum oleum coque cum axungia porci veteris.</text:p>
      <text:p text:style-name="P12">pro oleo Tofaceo, oleum cydoneum.</text:p>
      <text:p text:style-name="P12">pro oleo pauco, fractos oleae ramulos teneros oleo impone,<text:line-break/>pro oleo chamaemeliuo, oleum rosaceum.</text:p>
      <text:p text:style-name="P13">pro oleo rhaphanino, oleum cicinum.</text:p>
      <text:p text:style-name="P12">pro elaterii succo, porri succus ficu.;que succus.</text:p>
      <text:p text:style-name="P12">pro cervino adipe, suillum,</text:p>
      <text:p text:style-name="P56"><text:span text:style-name="T14">pro salvia, calamsi.tha. 'n-</text:span></text:p>
      <text:p text:style-name="P12">pro elleboro nigro; struthii aut papyri radix.</text:p>
      <text:p text:style-name="P12">pro enula, costas.</text:p>
      <text:p text:style-name="P12">pro novemfolio, colocynthidis semen vel potamogeton.</text:p>
      <text:p text:style-name="P12">pro epithymo, colocynthidis semen.</text:p>
      <text:p text:style-name="P12">pro faba fresa, struthium.</text:p>
      <text:p text:style-name="P12">pro erice, galla immatura vel- oinphacitis.</text:p>
      <text:p text:style-name="P12">pro ericis fructu,. hedera immatura.</text:p>
      <text:p text:style-name="P12">pro erini foliis, mori folia vel’ stercus ibis.</text:p>
      <text:p text:style-name="P12">pro serpyllo, potamr.geton vel pyrethrum.</text:p>
      <text:p text:style-name="P12">pro irione, faba fresu vel struthium<text:line-break/>pro erucae semine, erysimi semen.,<text:line-break/>pro eupatorio, chamaepitys.</text:p>
      <text:p text:style-name="P12">pro euphorbio, stercus palumborum vel agaricum.</text:p>
      <text:h text:style-name="P6" text:outline-level="2">Z.</text:h>
      <text:p text:style-name="P56"><text:span text:style-name="T14">Pro zingibere, pyrethrum. m ori</text:span></text:p>
      <text:h text:style-name="Heading_20_2" text:outline-level="2"><text:span text:style-name="T26">Η</text:span><text:span text:style-name="T33">.</text:span></text:h>
      <text:p text:style-name="P12">Pro mentha, calaminthe.</text:p>
      <text:p text:style-name="P12">pro heliotropii semine, rapae femen.</text:p>
      <text:h text:style-name="Heading_20_2" text:outline-level="2"><text:span text:style-name="T7">Θ</text:span>. Th.</text:h>
      <text:p text:style-name="P12">Pro thapsia, cardami vel erucae, semeti.</text:p>
      <text:p text:style-name="P12">pro thapsiae succo, chamaeleonis nigri succus veI elydrium.<text:line-break/>pro therrnuntiade, glycophyllum. ,<text:line-break/>pro sulfure vivo, sandaracha.</text:p>
      <text:p text:style-name="P12">pro lactuca, intybus.</text:p>
      <text:h text:style-name="Heading_20_2" text:outline-level="2"><text:bookmark-start text:name="bookmark68"/>L<text:bookmark-end text:name="bookmark68"/></text:h>
      <text:p text:style-name="P12">Pro visco quercino, chamaeleon niger.</text:p>
      <text:p text:style-name="P12">prt ferri rubigine, argenti spuma vel fcoria ferri.</text:p>
      <text:p text:style-name="P12">pro aeris aerugine, fel vulturis vel perdicis.</text:p>
      <text:p text:style-name="P13">pro equiseto, chamaepitys.</text:p>
      <text:p text:style-name="P12">pro iride Illyrica, helenium odoratum,</text:p>
      <text:h text:style-name="Heading_20_2" text:outline-level="2"><text:bookmark-start text:name="bookmark70"/>K<text:bookmark-end text:name="bookmark70"/>.</text:h>
      <text:p text:style-name="P12">Pro cadmia, Ieucographis Aegyptia.</text:p>
      <text:p text:style-name="P12">pro calamo aromatico, fphagnus.</text:p>
      <text:p text:style-name="P12">pro calaminthe, sylvestris mentha.</text:p>
      <text:p text:style-name="P12">pro callicero, faenugraecunr.</text:p>
      <text:p text:style-name="P12">pro cantharidibus, phalangia.'</text:p>
      <text:p text:style-name="P12">pro capparis radice, ericae radix aut myricae.</text:p>
      <text:p text:style-name="P12">pro cardamomo, xylocarpasum vel cyperis ammoniaca.</text:p>
      <text:p text:style-name="P12">pro cassia, manna, cinnamomum duplum vel sabina.</text:p>
      <text:p text:style-name="P12">pro castorio, agallochuin vel silphium vel vermis panarii<text:line-break/>viscera.</text:p>
      <text:p text:style-name="P12">pro canchry, lauri baccae vel pyrethrum.</text:p>
      <text:p text:style-name="P12">pro cedria, baccae cedri.</text:p>
      <text:p text:style-name="P12">pro cedri baccis, ladanum.</text:p>
      <text:p text:style-name="P12">pro ceraunio, Ieucographis.</text:p>
      <text:p text:style-name="P55"><text:span text:style-name="T14">pro cornu cerni, cornu caprinum.m C'- -</text:span></text:p>
      <text:p text:style-name="P12">pro cera, faba fresa cum propoli cocta et trita.</text:p>
      <text:p text:style-name="P12">pro muricibus, ostrea.</text:p>
      <text:p text:style-name="P56"><text:span text:style-name="T14">pro citi ricino, sordes a palaestra.</text:span></text:p>
      <text:p text:style-name="P56"><text:span text:style-name="T14">pro galla, myricae fructus<text:line-break/>pro cinnabari, rosei pastilli.v<text:line-break/>pro cinnamomo;-rutae fylvestris duplum triplumve et<text:line-break/>melius facit cinnamomo; vel thuris cordicis tautun-<text:line-break/>dem vel cy per eos Atticae taut undem vel cassiae fi-<text:line-break/>stulae duplum, vel labinae duplum -i ..</text:span></text:p>
      <text:p text:style-name="P213"><text:span text:style-name="T14">pro.pumice, terra Cretica,uaani ai.r. , i-<text:line-break/>pro hederae succo, succus Persicus. '» .<text:line-break/>pro clinopodio, heliotropium,<text:tab/>.</text:span></text:p>
      <text:p text:style-name="P12">pro cnidofpermo, conii semen.</text:p>
      <text:p text:style-name="P12">pro carthami semine ,- viticis semen.</text:p>
      <text:p text:style-name="P12">pro colocynthide, cici seu ricini semen.</text:p>
      <text:p text:style-name="P56"><text:span text:style-name="T14">pro colopbonia </text:span><text:span text:style-name="T20">pice,</text:span><text:span text:style-name="T14"> pix navibus abrafa.</text:span></text:p>
      <text:p text:style-name="P12">pro comaro, ammoniacus (assitus.</text:p>
      <text:p text:style-name="P55"><text:span text:style-name="T14">pro stercore aeluri, ichneumonis stercus,<text:line-break/>pro vulturis stercore, columbi stercus,<text:line-break/>pro.stercore lupi, canis stercus,<text:line-break/>pro stercore turturis, stercus columbi.<text:line-break/>pro corallio, sympbytum vel moly. sc'<text:line-break/>oro costo, ammowacam, cedri fructus, helenium,<text:line-break/>pro cotyledone,. onocardium vel anagailis.</text:span></text:p>
      <text:p text:style-name="P12">pro crinantheino, lilio, aplirodisium, acorus.</text:p>
      <text:p text:style-name="P56"><text:span text:style-name="T14">pro croco, crocomagma. , c.iv- </text:span><text:span text:style-name="T20">-‘i</text:span></text:p>
      <text:p text:style-name="P56"><text:span text:style-name="T14">.ro crocomagmate, aloe Indica vel agallochnm Indicum,<text:line-break/>pro crocodili adipe canis marini adeps,<text:line-break/>pro cumino, brassicae semen..</text:span></text:p>
      <text:p text:style-name="P214"><text:span text:style-name="T14">pro- cumino Aethiopico, melanthium,<text:line-break/>pro canimbo, hal caeni femen.-<text:line-break/>pro ryperi, juniperus magna, juniperi baccae ve.' cur-<text:line-break/>damomum.<text:tab/></text:span><text:span text:style-name="T20">r• ; .<text:tab/>.</text:span></text:p>
      <text:p text:style-name="P56"><text:span text:style-name="T14">pro cyphi, carica </text:span><text:span text:style-name="T20">nfla. r<text:line-break/></text:span><text:span text:style-name="T14">pro cicuta, coriandri vel psyllinfeturn.</text:span></text:p>
      <text:h text:style-name="P6" text:outline-level="2"><text:bookmark-start text:name="bookmark72"/>L<text:bookmark-end text:name="bookmark72"/>.</text:h>
      <text:p text:style-name="P12">Pro lepore murino, concha fluvialis vel lepus fluvialis.</text:p>
      <text:p text:style-name="P215"><text:span text:style-name="T14">pro ladano, sampsuchus.-''<text:tab/>.-r...</text:span></text:p>
      <text:p text:style-name="P56"><text:span text:style-name="T14">pro lathyride, granum cnidium. . c ;<text:line-break/>pro lapathi radice, radix pyrethri veI cynarae,<text:line-break/>pro lepidii </text:span><text:span text:style-name="T20">radicer</text:span><text:span text:style-name="T14"> folia capparis, r. ,<text:line-break/>pro lepidio, rubra.</text:span></text:p>
      <text:p text:style-name="P12">pro lencini flore, struthium.</text:p>
      <text:p text:style-name="P12">pro- lemnio sigillo., fantlaracha.</text:p>
      <text:p text:style-name="P12">pro libano i. e. thure.,, terra ampelitis.</text:p>
      <text:p text:style-name="P12">pro thuris cortice, manna thuris.</text:p>
      <text:p text:style-name="P216"><text:span text:style-name="T14">pro Iibathro, tractylus;<text:tab/>c</text:span><text:span text:style-name="T39">0</text:span><text:span text:style-name="T14"> ' '? ' </text:span><text:span text:style-name="T20">'uir</text:span><text:span text:style-name="T14"> *c» </text:span><text:span text:style-name="T20">i</text:span></text:p>
      <text:p text:style-name="P12">pro lapide Asio, lapis gagates, caprae stertius vel sal am-<text:line-break/>mo ni acus crematas vel sandaracha.</text:p>
      <text:p text:style-name="P12">pro lapide magnete, lapis Phrygius,<text:line-break/>pro lapide onychite, lapis achates.<text:line-break/>pro lapide pyrite, lapis pyrobplus.</text:p>
      <text:p text:style-name="P55"><text:span text:style-name="T20">pro</text:span><text:span text:style-name="T14"> lapide Phrygio, lapis argyriles vel pyrites.<text:line-break/>pro lapjde achate, lapis fardonyx.</text:span></text:p>
      <text:p text:style-name="P217"><text:span text:style-name="T14">pro Iapide ChaIcedonio-,- cyaneus,<text:line-break/>pro lapide hyacintho, lapis beryllos,<text:line-break/>pro lapide smaragdo, lapis iaspis.. .<text:line-break/>pro lapide spongo,- lapis selectus,<text:line-break/>pro lini semine, fabae, succus.t; u-<text:line-break/>pro ligustici femine, radix ligustici vel femen pastinacae<text:line-break/>vel sii.</text:span></text:p>
      <text:p text:style-name="P239"><text:span text:style-name="T14">pro lychnide, acanthi! femen.</text:span></text:p>
      <text:p text:style-name="P239"><text:span text:style-name="T14">pro loti femine, betae femen.</text:span></text:p>
      <text:h text:style-name="Heading_20_2" text:outline-level="2"><text:span text:style-name="T37">M</text:span><text:span text:style-name="T33">.</text:span></text:h>
      <text:p text:style-name="P56"><text:span text:style-name="T14">Pro magnete vitreo, spuma Italica,<text:line-break/>pro magnete, lapis Phrygius .vel haematites.<text:line-break/>pro malabathro, cassia rotunda vel spica nardi vel tra-<text:line-break/>ctyIus vel ipsua Indica.</text:span></text:p>
      <text:p text:style-name="P56"><text:span text:style-name="T14">pro malva, foenu graecnm.</text:span></text:p>
      <text:p text:style-name="P218"><text:span text:style-name="T14">pro mandragora, olivae, lacryma.<text:tab/>' ,</text:span></text:p>
      <text:p text:style-name="P12">pro mandragorae succo,. dorycuium.</text:p>
      <text:p text:style-name="P56"><text:span text:style-name="T14">pro manna, thuris cortex. ; . &gt;</text:span></text:p>
      <text:p text:style-name="P12">pro mastiche, lentisci caulis vel terebinthina.</text:p>
      <text:p text:style-name="P12">pro meliloto, lotus sylvestriis.</text:p>
      <text:p text:style-name="P219"><text:span text:style-name="T14">pro inelle, sapa.</text:span></text:p>
      <text:p text:style-name="P12">pro mendesio vino, vinum Italicum,<text:line-break/>pro papavere, mandragorae succus,<text:line-break/>pro malis cydoniis, melilotum.<text:line-break/>pro meo, myrobalanus.<text:line-break/>pro rnify usto, diphryges.</text:p>
      <text:p text:style-name="P12">pro mify Cyprio, ochra Cypria.</text:p>
      <text:p text:style-name="P12">pro misydio, ochra.</text:p>
      <text:p text:style-name="P12">pro molybdaena, lithargyiiij.</text:p>
      <text:p text:style-name="P12">pro plumbo cremato, cerusa.</text:p>
      <text:p text:style-name="P12">pro mori succo, rubi folia.</text:p>
      <text:p text:style-name="P12">pro medulla cervi, edeps cervi vel medulla vituli. .</text:p>
      <text:p text:style-name="P12">pro medulla vituli, oesypns vel. medulla cervi. , -</text:p>
      <text:p text:style-name="P55"><text:span text:style-name="T14">pro muscerda, muscae aequtaliSi</text:span><text:span text:style-name="T39">olj (<text:line-break/></text:span><text:span text:style-name="T14">pro myrobalano, pencinum vel glaucium. </text:span><text:span text:style-name="T39">I</text:span><text:span text:style-name="T14">-<text:line-break/>pro myrsinite,- succus mori velorhodacini.<text:line-break/>pro myrtino oleo, lentiscinum vel cydoniorum.</text:span></text:p>
      <text:h text:style-name="Heading_20_2" text:outline-level="2">N.</text:h>
      <text:p text:style-name="P56"><text:span text:style-name="T20">Pro napy,</text:span><text:span text:style-name="T14"> cardami aut rapi semen.</text:span></text:p>
      <text:p text:style-name="P12">pro napyos semine, rapi semen.</text:p>
      <text:p text:style-name="P56"><text:span text:style-name="T14">pro nardo Syriaca, juncus odoratus aut schoenanthos.<text:line-break/>pro nardo fylvestri, nardus Indica. . ,<text:line-break/>pro nardo Indica, nardus Celtica.</text:span></text:p>
      <text:p text:style-name="P12">pro nitro rubro, nardi spica.</text:p>
      <text:p text:style-name="P12">pro nitro, spuma nitri vel sal coctum.<text:bookmark-start text:name="bookmark74"/><text:bookmark-end text:name="bookmark74"/></text:p>
      <text:h text:style-name="Heading_20_2" text:outline-level="2">X.</text:h>
      <text:p text:style-name="P12">Pro xylobalsamo, radix leucoii.</text:p>
      <text:p text:style-name="P12">pro xiphii gleucii radice, satyrii semen.</text:p>
      <text:p text:style-name="P55"><text:span text:style-name="T14">pro xylocarpaso, cinnamomum.</text:span></text:p>
      <text:p text:style-name="P56"><text:span text:style-name="T14">pro xylocasia, cinnamomum.</text:span></text:p>
      <text:h text:style-name="Heading_20_2" text:outline-level="2"><text:span text:style-name="T51">O.</text:span></text:h>
      <text:p text:style-name="P12">Pro oenanthes succo, fuccus ramuli veI ligni vitis vel<text:line-break/>omphacium siccum.</text:p>
      <text:p text:style-name="P12">pro oenanthes ligno, vitis lignum.</text:p>
      <text:p text:style-name="P12">pro vino ltaliae, vinum Mendesium.</text:p>
      <text:p text:style-name="P12">pro vino Rhodio, austerum vinum.</text:p>
      <text:p text:style-name="P56"><text:span text:style-name="T14">pro vluo Syriaco, vinum Rhodium.</text:span></text:p>
      <text:p text:style-name="P12">pro omphacio, succus rhu.</text:p>
      <text:p text:style-name="P56"><text:span text:style-name="T14">pro uva acerba, malicorium vel galla immatura.</text:span></text:p>
      <text:p text:style-name="P56"><text:span text:style-name="T14">pro onocordio, psyche herba.</text:span></text:p>
      <text:p text:style-name="P56"><text:span text:style-name="T14">pro succo balsami, laricis succus, rnyrrhae gutta, fuccus<text:line-break/>carpasi, fructus balsami.</text:span></text:p>
      <text:p text:style-name="P56"><text:span text:style-name="T14">pro fucco Thebaico, succus papaveris.</text:span></text:p>
      <text:p text:style-name="P12">pro succo salicis, hederae nigrae succus.</text:p>
      <text:p text:style-name="P12">pro succo carpasi,. succus myrti..</text:p>
      <text:p text:style-name="P13">pro succo Cyrenaico, succus Syriacus, lasar vel moschi<text:line-break/>. medulla vel fuccus laserpitii.,</text:p>
      <text:p text:style-name="P12">pro succo papaveris, mandragorae succus.</text:p>
      <text:p text:style-name="P56"><text:span text:style-name="T14">pro succo mori, hederae succus.</text:span></text:p>
      <text:p text:style-name="P56"><text:span text:style-name="T14">pro opopanace, castorium, lac sycamini, pix liquida.</text:span></text:p>
      <text:p text:style-name="P12">pro succo Persico, hedera.</text:p>
      <text:p text:style-name="P12">pro succo peucedani-, glysyrhizae fuccus.</text:p>
      <text:p text:style-name="P12">pro succo peucino, dulcis radix.</text:p>
      <text:p text:style-name="P12">pro fucco rhododaphnes, vilcum quercus.</text:p>
      <text:p text:style-name="P12">pro succo ficus, succus mori.</text:p>
      <text:p text:style-name="P12">pro succo Syriaco, fuccus.morti</text:p>
      <text:p text:style-name="P56"><text:span text:style-name="T14">pro ormino, lini femen. '<text:line-break/>pro ornithogalo, anthyllis.<text:line-break/>pro oryza, hordei farina..</text:span></text:p>
      <text:p text:style-name="P12">pro ostreis, buccina.</text:p>
      <text:h text:style-name="Heading_20_2" text:outline-level="2">P.</text:h>
      <text:p text:style-name="P12">Pro panacis radicis 5 j, opopanacis 5 j.<text:line-break/>pro papyri radice,-ellebnrus niger.</text:p>
      <text:p text:style-name="P13">pro pipere, zingiber.</text:p>
      <text:p text:style-name="P12">pro pipere albo, nigri piperis duplum.</text:p>
      <text:p text:style-name="P56"><text:span text:style-name="T14">pro pipere longo, albi duplum. </text:span><text:span text:style-name="T43">x</text:span></text:p>
      <text:p text:style-name="P12">pro columbi stercore, turturis vel vulturis stercus.</text:p>
      <text:p text:style-name="P12">pro columbario, chamaelea vel chamaeleuce.</text:p>
      <text:p text:style-name="P12">pro perficae foliis siccis-, rofae siccae.</text:p>
      <text:p text:style-name="P56"><text:span text:style-name="T14">pro peucedano, glycyrrhisino </text:span><text:span text:style-name="T26">χυ</text:span><text:span text:style-name="T18">/.</text:span><text:span text:style-name="T26">ός</text:span><text:span text:style-name="T18">.</text:span></text:p>
      <text:p text:style-name="P12">pro picino oleo, pix liquida.</text:p>
      <text:p text:style-name="P12">pro pice brutia liquida, bitumen, pix domestica eximia,<text:line-break/>pro pinorum erucis, vespae in cedria putrefactae.</text:p>
      <text:p text:style-name="P12">pro polii semine , erucae semen.</text:p>
      <text:p text:style-name="P12">pro polygoni succo, succus arnoglossi.</text:p>
      <text:p text:style-name="P12">pro polypodio, charnaeleae vel chamaeleontis radix.</text:p>
      <text:p text:style-name="P12">pro poIytricho, absinthium.</text:p>
      <text:p text:style-name="P12">pro pompholyge, cadmia cremata.</text:p>
      <text:p text:style-name="P12">pro potamogetone, serpyllum.</text:p>
      <text:p text:style-name="P12">pro propoli, ladanum vel ammoniacum,</text:p>
      <text:p text:style-name="P55"><text:span text:style-name="T14">pro filice, cneori vel urticae semen,<text:line-break/>pro pyrethro, zingiber;</text:span></text:p>
      <text:p text:style-name="P12">pro pyrethri radice, radix lapathi.</text:p>
      <text:h text:style-name="Heading_20_2" text:outline-level="2"><text:bookmark-start text:name="bookmark76"/>R.<text:bookmark-end text:name="bookmark76"/></text:h>
      <text:p text:style-name="P12">Pro rheo, centaurium.</text:p>
      <text:p text:style-name="P12">pro rhaphanino oleo, ricininum oleum.</text:p>
      <text:p text:style-name="P56"><text:span text:style-name="T14">pro resinu, colophoiiia" pix derala e navibus,<text:line-break/>pro resina picea, terebinthina.</text:span></text:p>
      <text:p text:style-name="P56"><text:span text:style-name="T14">pro resina pinea sicca, sagapenum.,<text:line-break/>pro resina terebinthina, resina picea,<text:line-break/>pro. radice cappareos, myricae radix,<text:line-break/>pro radice lapathi-, radix cinarae,<text:line-break/>pro cinarae radice, alphodeli radix,<text:line-break/>pro rosis siccis, perieae arida folia,<text:line-break/>pro roseis pastillis ,- sinopis. *<text:line-break/>pro lumach Syriaco, lapathi radix.</text:span></text:p>
      <text:p text:style-name="P13">pro rhu coquinario sicco, sampsuchus,<text:line-break/>pro rhu tinctorio, ricini fructus.</text:p>
      <text:h text:style-name="Heading_20_2" text:outline-level="2"><text:bookmark-start text:name="bookmark78"/>S.<text:bookmark-end text:name="bookmark78"/></text:h>
      <text:p text:style-name="P56"><text:span text:style-name="T20">Pro</text:span><text:span text:style-name="T14"> sagapeno, galbane vel resina pinus sicca,<text:line-break/>pro salamandra, lacerta viridis!</text:span></text:p>
      <text:p text:style-name="P12">pro sampsucho, rhus coquinarium siccum.</text:p>
      <text:p text:style-name="P12">pro fantonico, abrotonum.</text:p>
      <text:p text:style-name="P12">pro serapide, paeoniae radix.</text:p>
      <text:p text:style-name="P12">pro satyrio, erucae semen vel salviae.</text:p>
      <text:p text:style-name="P12">pro saphluo, oleum cicinum.</text:p>
      <text:p text:style-name="P12">pro sepiae crusta; pumex.</text:p>
      <text:p text:style-name="P12">pro sesamo, lini semen.</text:p>
      <text:p text:style-name="P12">pro sesamoide, amaranthi expressio.</text:p>
      <text:p text:style-name="P12">pro sinapi, nasturcium vel cardamomum.</text:p>
      <text:p text:style-name="P12">pro sio, asparagi radix vel ligustici.</text:p>
      <text:p text:style-name="P12">pro sisymbrio, ocimum.</text:p>
      <text:p text:style-name="P55"><text:span text:style-name="T14">pro scammonio, colocynthis, ricini femina, scillae par»<text:line-break/>interior, vel lathyris.</text:span></text:p>
      <text:p text:style-name="P56"><text:span text:style-name="T14">pro scinco, satyrium.</text:span></text:p>
      <text:p text:style-name="P30">pro fcilla, bulbus.<text:tab/>,</text:p>
      <text:p text:style-name="P56"><text:span text:style-name="T14">pro scoria plumbi, argenti spuma.</text:span></text:p>
      <text:p text:style-name="P56"><text:span text:style-name="T14">pro scoria Cypria, melanteria Aegyotfa.</text:span></text:p>
      <text:p text:style-name="P56"><text:span text:style-name="T14">pro myriha Trvglodytica, calamus odoratus.</text:span></text:p>
      <text:p text:style-name="P56"><text:span text:style-name="T14">pro susino, item liliaceo oleo, oleum soenu gvaeui.</text:span></text:p>
      <text:p text:style-name="P56"><text:span text:style-name="T14">pro spodio, pompholyx.</text:span></text:p>
      <text:p text:style-name="P56"><text:span text:style-name="T14">pro cinerula Cypria, cinis foliorum olivae.</text:span></text:p>
      <text:p text:style-name="P12">pro uva passa, palmulae Syriacae pulpa.</text:p>
      <text:p text:style-name="P220"><text:span text:style-name="T14">pro adipe<text:tab/>vulpino,<text:tab/>adeps<text:tab/>ursinus.</text:span></text:p>
      <text:p text:style-name="P221"><text:span text:style-name="T14">pro adipe<text:tab/>cervino,<text:tab/>adeps<text:tab/>anierinus.</text:span></text:p>
      <text:p text:style-name="P31">pro adipe<text:tab/>vitulino,<text:tab/>adeps<text:tab/>suillus vetus.</text:p>
      <text:p text:style-name="P32">pro’adipe<text:tab/>hyaenae,<text:tab/>adeps<text:tab/>anserinus<text:tab/>vel adeps vulpinus.;</text:p>
      <text:p text:style-name="P12">pro stibio Coptico, aeris squama.</text:p>
      <text:p text:style-name="P12">pro stoechade, chamaedrys.</text:p>
      <text:p text:style-name="P56"><text:span text:style-name="T14">pro strobilis, cucumeris semen. '</text:span></text:p>
      <text:p text:style-name="P13">pro struthio, euphorbium, elleborus albus,<text:line-break/>pro struthii radice, ellebori nigri radix,<text:line-break/>pro alumine, sal fossilis.</text:p>
      <text:p text:style-name="P12">pro alumine scissili, malicorium,</text:p>
      <text:p text:style-name="P12">pro styrace, castoriurn.</text:p>
      <text:p text:style-name="P12">pro symphyto, centaurium.</text:p>
      <text:p text:style-name="P12">pro silone Syriaco, petroselinum Macedonicum,</text:p>
      <text:p text:style-name="P12">pro serico, lithargyrus.</text:p>
      <text:p text:style-name="P12">pro sphagno vel musco, sabina.</text:p>
      <text:p text:style-name="P12">pro musco aromatico, juncus sativus.</text:p>
      <text:p text:style-name="P12">pro faece, sandaracha.</text:p>
      <text:p text:style-name="P12">pro spondylio, ligustri aut foliorum olivae cinis,<text:line-break/>pro lentisco, terebinthus.</text:p>
      <text:p text:style-name="P12">pro junco, polygoni radix,</text:p>
      <text:p text:style-name="P12">pro junco odorato, cardamomum vel cinnamomum.,<text:line-break/>pro fori, lilhargirus, diphryges aut melantetia.</text:p>
      <text:h text:style-name="P6" text:outline-level="2">T.</text:h>
      <text:p text:style-name="P12">Pro taurino glutino, ichthiocolla.<text:line-break/>pro teucrio, trissago.</text:p>
      <text:p text:style-name="P12">pro terebinthina, mastiche vel resina pini.</text:p>
      <text:p text:style-name="P12">pro calce, terra Eretria.</text:p>
      <text:p text:style-name="P12">pro tragacantha, gummi, terebinthina.</text:p>
      <text:p text:style-name="P12">pro tribulo, satyrium.</text:p>
      <text:p text:style-name="P12">pro troximo, maeounium et maeoulium.</text:p>
      <text:h text:style-name="Heading_20_2" text:outline-level="2">Y.</text:h>
      <text:p text:style-name="P12">Pro hyacintho, flos isatidis,<text:line-break/>pro liquida pice, opopauax.<text:line-break/>pro hyoscyami semine, canisrubi semen vel fructus,<text:line-break/>pro hypocystide, acaciae succus.</text:p>
      <text:p text:style-name="P12">pro hypocystidis semine, tragacantha.</text:p>
      <text:p text:style-name="P12">pro hypocystidis succo, acaciae vel spinae fuccus.<text:line-break/>pro hyperico, anethi semen.</text:p>
      <text:p text:style-name="P12">pro. hyssopi cera, medulla vitulina.</text:p>
      <text:p text:style-name="P13">pro hyssopo, thymum,<text:line-break/>pro hyaenes felle, perdicis fel.</text:p>
      <text:h text:style-name="Heading_20_2" text:outline-level="2"><text:span text:style-name="T51">Ph.</text:span></text:h>
      <text:p text:style-name="P12">Pro faecula, sandaracha.<text:line-break/>pro phu, sphagnus.<text:line-break/>pro fuco, anchusa.<text:line-break/>pro folio, nardi spica vel iris Illyrica.</text:p>
      <text:h text:style-name="Heading_20_2" text:outline-level="2">Ch.</text:h>
      <text:p text:style-name="P12">Pro galbano, fagapenurn vel terebinthina,<text:line-break/>pro vitriolo, aeris squama,<text:line-break/>pro chamaedryos, lapathi agrestis radix,<text:line-break/>pro chamaeleonis succo, salicis succos,<text:line-break/>pro chamaemelo, anthemis.<text:line-break/>pro felle mustelae., fel cameli,<text:line-break/>pro felle viperae, fel ichneumonis,<text:line-break/>pro felle cameli, fel ascalaboti.</text:p>
      <text:p text:style-name="P13">pro felle muris aranei, fel simiae.</text:p>
      <text:p text:style-name="P12">pro felle simiae, fel cameli.</text:p>
      <text:p text:style-name="P12">pro felle hyenae, fel perdicis.</text:p>
      <text:p text:style-name="P12">pro succo chamelaeae, salicis succus.</text:p>
      <text:h text:style-name="Heading_20_2" text:outline-level="2">Ps.</text:h>
      <text:p text:style-name="P12">Pro pfyllio, lens palustris.</text:p>
      <text:p text:style-name="P12">pro cerussa, plumbum ustum vel scoria plumbi.</text:p>
      <text:h text:style-name="Heading_20_2" text:outline-level="2"><text:span text:style-name="T26">Ω</text:span><text:span text:style-name="T33">.</text:span></text:h>
      <text:p text:style-name="P12">Pro ocimo, sisymbrium.</text:p>
      <text:p text:style-name="P12">pro ocimoide, menta agrestis.</text:p>
      <text:p text:style-name="P12">pro ochra, mily Cyprium.</text:p>
      <text:p text:style-name="P12">pro ovorum vitellis coctis, medulla cerri.</text:p>
      <text:p text:style-name="P12">pro ovi albo, lac muliebre.</text:p>
      <text:p text:style-name="P12">pro ovorum luteis, mel vel sapa.</text:p>
      <text:h text:style-name="P2" text:outline-level="1"><text:bookmark-start text:name="bookmark80"/><text:span text:style-name="T51">GALENI SAPIENTISSIMI DE PON-<text:line-break/>DERIBUS ST MENSURIS<text:line-break/>DOCTRINA.</text:span><text:bookmark-end text:name="bookmark80"/></text:h>
      <text:h text:style-name="P10" text:outline-level="2">Caput <text:span text:style-name="T62">I</text:span>.</text:h>
      <text:p text:style-name="P251">Quid pondus, quia mensura et utrtusque atjscrentiac.</text:p>
      <text:p text:style-name="P56"><text:span text:style-name="T14">Pondus gravitate mensum judicatur; meusiira vasis<text:line-break/>cavitate; vafcnlum quantitatis aut aridae vel liquidae men-<text:line-break/>sura est; ita ut tres ejus quam metimur, quantitatis diffe-<text:line-break/>tentiae sint, una ponderis; ali era aridae substantiae uf cu-<text:line-break/>muli terrae ; tertia liquidae. - Quum vero multa ac prope<text:line-break/>infinita sint tum pondera, tum mensurae pro regionibus</text:span></text:p>
      <text:p text:style-name="P13">ac consuetudinibus utentium, nobis 'sane de iis quae om-<text:line-break/>nibus consueta funt,. oratio futura est, ,</text:p>
      <text:h text:style-name="Heading_20_2" text:outline-level="2">Caput II.</text:h>
      <text:p text:style-name="P222"><text:span text:style-name="T20">De characteribus ac notis pondera ac mensuras decla- ,<text:line-break/>,, rantibus.</text:span><text:span text:style-name="T14"><text:tab/>, ' -<text:tab/>i;</text:span></text:p>
      <text:p text:style-name="P12">Quum autem nonnulli non integris literis et chara-<text:line-break/>cterious,sieu notis iaec significant, satius utique fuerit nos<text:line-break/>veteres sectando primum ipsos characteres declarare. /</text:p>
      <text:p text:style-name="P56"><text:span text:style-name="T14">Primum igitur </text:span><text:span text:style-name="T26">χ</text:span><text:span text:style-name="T18"> </text:span><text:span text:style-name="T14">elementum habens supra positum<text:line-break/>sibi </text:span><text:span text:style-name="T26">α</text:span><text:span text:style-name="T18"> </text:span><text:span text:style-name="T14">chalcum i. e;aereum significat, ut cernis, </text:span><text:span text:style-name="T26">χα</text:span><text:span text:style-name="T18">. </text:span><text:span text:style-name="T14">Si veio<text:line-break/></text:span><text:span text:style-name="T26">χ</text:span><text:span text:style-name="T18"> </text:span><text:span text:style-name="T14">suprapositum o obtineat, choam significat, </text:span><text:span text:style-name="T26">χο</text:span><text:span text:style-name="T18">, </text:span><text:span text:style-name="T14">si v vel oi,<text:line-break/>choenicem </text:span><text:span text:style-name="T26">χν</text:span><text:span text:style-name="T18">, </text:span><text:span text:style-name="T26">χοι</text:span><text:span text:style-name="T18">, </text:span><text:span text:style-name="T14">si </text:span><text:span text:style-name="T26">η</text:span><text:span text:style-name="T18">, </text:span><text:span text:style-name="T14">chemen </text:span><text:span text:style-name="T26">χη</text:span><text:span text:style-name="T18">.</text:span></text:p>
      <text:p text:style-name="P56"><text:span text:style-name="T14">At </text:span><text:span text:style-name="T26">κ</text:span><text:span text:style-name="T18"> </text:span><text:span text:style-name="T14">si </text:span><text:span text:style-name="T26">ε</text:span><text:span text:style-name="T18"> </text:span><text:span text:style-name="T14">elementum sibi superpositum habeat lineam-<text:line-break/>que rectam, quae per obliquum inferius cornu ipsius fe-<text:line-break/>cet, cerarium, </text:span><text:span text:style-name="T20">siliquam</text:span><text:span text:style-name="T14"> significat </text:span><text:span text:style-name="T26">κε</text:span><text:span text:style-name="T18">. </text:span><text:span text:style-name="T14">Si vero </text:span><text:span text:style-name="T20">v</text:span><text:span text:style-name="T14"> habeat,<text:line-break/>xv. Si vero o, cotylam, item heminam </text:span><text:span text:style-name="T26">κο</text:span><text:span text:style-name="T24">. </text:span><text:span text:style-name="T14">.</text:span></text:p>
      <text:p text:style-name="P55"><text:span text:style-name="T14">Linea vero solitaria aut circumflexa et quae omnino<text:line-break/>per obliquum ponitur, obolum significat, , oo Cnr' Duae<text:line-break/>vero aperistictae vel circumflexae, duos obolos, ][,<text:line-break/>qui scrupulum conficiunt, cujus nota est </text:span><text:span text:style-name="T30">Γ</text:span><text:span text:style-name="T18"> </text:span><text:span text:style-name="T14">proximum<text:line-break/>hanens </text:span><text:span text:style-name="T26">ρ</text:span><text:span text:style-name="T18"> </text:span><text:span text:style-name="T14">recta quadam linea in ima ur parte sectum,</text:span></text:p>
      <text:p text:style-name="P56"><text:span text:style-name="T14">Duae autem lineae quae sefe in alsero extremo' con-<text:line-break/>tingant, ita ut angulum ad similitudinem duorum cor-<text:line-break/>nuum ipsius </text:span><text:span text:style-name="T20">K.</text:span><text:span text:style-name="T14"> ad, rectam seu' perpendicularem lineam<text:line-break/>spectantium'faciant, drachmam, quam et holcam nominis<text:line-break/>commercio vocamus, significant &lt;(,</text:span></text:p>
      <text:p text:style-name="P56"><text:span text:style-name="T14">Proprie vero holcam apud antiquos </text:span><text:span text:style-name="T26">λ</text:span><text:span text:style-name="T33"> </text:span><text:span text:style-name="T14">quod in medio<text:line-break/>habeat </text:span><text:span text:style-name="T20">o</text:span><text:span text:style-name="T14"> noiabat </text:span><text:span text:style-name="T26">λο</text:span><text:span text:style-name="T33">. </text:span><text:span text:style-name="T14">Nos vero et ipsam hoIcarn voca-<text:line-break/>mus. At si ipsum </text:span><text:span text:style-name="T26">λ</text:span><text:span text:style-name="T33"> </text:span><text:span text:style-name="T14">medium aut adjunctum aut incurn-<text:line-break/>bena habeat j, libram significat </text:span><text:span text:style-name="T26">λ</text:span><text:span text:style-name="T33">, </text:span><text:span text:style-name="T26">λι</text:span><text:span text:style-name="T33">, </text:span><text:span text:style-name="T26">λι</text:span><text:span text:style-name="T33">. </text:span><text:span text:style-name="T14">Quidam etiam<text:line-break/>alii alteram 'ipsius </text:span><text:span text:style-name="T26">λ</text:span><text:span text:style-name="T33"> </text:span><text:span text:style-name="T14">lineam oblique altera linea secantes,<text:line-break/>libram indicant </text:span><text:span text:style-name="T26">λι</text:span><text:span text:style-name="T33">.</text:span></text:p>
      <text:p text:style-name="P56"><text:span text:style-name="T30">Γ</text:span><text:span text:style-name="T33"> </text:span><text:span text:style-name="T14">vero intra suum ipsius angulum, </text:span><text:span text:style-name="T20">o</text:span><text:span text:style-name="T14"> habens, unciam<text:line-break/>significat yo.</text:span></text:p>
      <text:p text:style-name="P55"><text:span text:style-name="T26">μ</text:span><text:span text:style-name="T33"> </text:span><text:span text:style-name="T14">vero si in medio habeat v, minam significat, </text:span><text:span text:style-name="T26">μν</text:span><text:span text:style-name="T33">.<text:line-break/></text:span><text:span text:style-name="T14">Si autem </text:span><text:span text:style-name="T26">υ</text:span><text:span text:style-name="T24"> </text:span><text:span text:style-name="T14">habeat </text:span><text:span text:style-name="T26">μ</text:span><text:span text:style-name="T24">, </text:span><text:span text:style-name="T14">mystrurn notat </text:span><text:span text:style-name="T26">μυ</text:span><text:span text:style-name="T24">. </text:span><text:span text:style-name="T14">At si s, me-<text:line-break/>dimnum </text:span><text:span text:style-name="T26">με</text:span><text:span text:style-name="T24">. </text:span><text:span text:style-name="T14">Si denique </text:span><text:span text:style-name="T20">o,</text:span><text:span text:style-name="T14"> modium </text:span><text:span text:style-name="T26">μο</text:span><text:span text:style-name="T24">.</text:span></text:p>
      <text:p text:style-name="P56"><text:span text:style-name="T20">T</text:span><text:span text:style-name="T14"> autem, ante sc habens p ei que incumbens </text:span><text:span text:style-name="T20">v, try-<text:line-break/>blium trullam</text:span><text:span text:style-name="T14"> denotat, </text:span><text:span text:style-name="T26">τρυ</text:span><text:span text:style-name="T18">, </text:span><text:span text:style-name="T26">τρυ</text:span><text:span text:style-name="T18">.</text:span></text:p>
      <text:p text:style-name="P56"><text:span text:style-name="T14">At </text:span><text:span text:style-name="T26">ξ</text:span><text:span text:style-name="T18">, </text:span><text:span text:style-name="T14">si supra fe </text:span><text:span text:style-name="T20">i</text:span><text:span text:style-name="T14"> habuerit, xesten </text:span><text:span text:style-name="T20">J. sextarium</text:span><text:span text:style-name="T14"> sig-<text:line-break/>nificat. </text:span><text:span text:style-name="T26">ξε</text:span><text:span text:style-name="T18">. </text:span><text:span text:style-name="T14">Si o, oxybaphum 7. </text:span><text:span text:style-name="T20">acetabulum,</text:span><text:span text:style-name="T14"> </text:span><text:span text:style-name="T26">ξο</text:span><text:span text:style-name="T24">. </text:span><text:span text:style-name="T14">Quidam<text:line-break/>vero per </text:span><text:span text:style-name="T26">ξ</text:span><text:span text:style-name="T24"> </text:span><text:span text:style-name="T14">a linea recta sextum xesten notant </text:span><text:span text:style-name="T26">ξ</text:span><text:span text:style-name="T24">.</text:span></text:p>
      <text:p text:style-name="P223"><text:span text:style-name="T20">H</text:span><text:span text:style-name="T14"> vero suprapositnm </text:span><text:span text:style-name="T26">μ</text:span><text:span text:style-name="T18"> </text:span><text:span text:style-name="T14">habens, heminam significat<text:line-break/></text:span><text:span text:style-name="T26">ημ</text:span><text:span text:style-name="T18">, </text:span><text:span text:style-name="T26">ημ</text:span><text:span text:style-name="T18">.<text:tab/></text:span><text:span text:style-name="T14">'<text:tab/>-</text:span></text:p>
      <text:p text:style-name="P56"><text:span text:style-name="T14">Si vero </text:span><text:span text:style-name="T26">κ</text:span><text:span text:style-name="T18"> </text:span><text:span text:style-name="T14">et </text:span><text:span text:style-name="T26">ρ</text:span><text:span text:style-name="T18"> </text:span><text:span text:style-name="T14">impositum habeant </text:span><text:span text:style-name="T26">μ</text:span><text:span text:style-name="T18">, </text:span><text:span text:style-name="T14">ceraminum </text:span><text:span text:style-name="T20">I.<text:line-break/>amphoram</text:span><text:span text:style-name="T14"> significant </text:span><text:span text:style-name="T26">κρμ</text:span><text:span text:style-name="T18">, </text:span><text:span text:style-name="T26">κρμ</text:span><text:span text:style-name="T18">.</text:span></text:p>
      <text:h text:style-name="Heading_20_2" text:outline-level="2">Caput III.</text:h>
      <text:p text:style-name="P45">De ponderibus.</text:p>
      <text:p text:style-name="P12">Mina Attica et Aegyptia, continet 5 xvj.</text:p>
      <text:p text:style-name="P56"><text:span text:style-name="T14">Mina Bomana habet </text:span><text:span text:style-name="T20">3 xx.</text:span></text:p>
      <text:p text:style-name="P55"><text:span text:style-name="T14">Libra st; continet </text:span><text:span text:style-name="T20">3</text:span><text:span text:style-name="T14"> xij.</text:span></text:p>
      <text:p text:style-name="P56"><text:span text:style-name="T14">Uncia vero </text:span><text:span text:style-name="T20">3,</text:span><text:span text:style-name="T14"> 5 xiij, quae et holcae dicuntur.</text:span></text:p>
      <text:p text:style-name="P12">Holce autem vel drachma siliquas continet xviij. sed<text:line-break/>alii dicunt scrupulos iv.</text:p>
      <text:p text:style-name="P12">Scrupulus } continet obolos ij.</text:p>
      <text:p text:style-name="P12">Obolus, siliquas iij.</text:p>
      <text:p text:style-name="P56"><text:span text:style-name="T14">Siliqua habet sitaria </text:span><text:span text:style-name="T20">grana iv.</text:span><text:span text:style-name="T14"> Alii dicunt aereolos<text:line-break/>ij. et bessem. nam obolus aereolos viij habet.</text:span></text:p>
      <text:h text:style-name="Heading_20_2" text:outline-level="2">Caput IV.</text:h>
      <text:p text:style-name="P45">De liquidorum mensuris.</text:p>
      <text:p text:style-name="P12">Amphora Italica choas viij. continet.</text:p>
      <text:p text:style-name="P12">Chus item congius, sextarios vj.</text:p>
      <text:p text:style-name="P56"><text:span text:style-name="T14">Sextarius, cochlearia vel cotylas ij, quae et tryblia<text:line-break/></text:span><text:span text:style-name="T39">r</text:span><text:span text:style-name="T14"> dicuntur. Alii dicunt sextarium habere pondus, lli i. S.</text:span></text:p>
      <text:p text:style-name="P12">Tryblium continet 3 ix.</text:p>
      <text:p text:style-name="P12">Cochlearium idem pondus habet et cotyIe.</text:p>
      <text:p text:style-name="P55"><text:span text:style-name="T14">Cotyle </text:span><text:span text:style-name="T20">hemina,</text:span><text:span text:style-name="T14"> idem est ac tryblium dicere.</text:span></text:p>
      <text:p text:style-name="P12">Tryblium autem parvum habet mystra magna iij,<text:line-break/>acetabula vero iv.</text:p>
      <text:p text:style-name="P12">Magnum enim mystrum acetabula tria continet.</text:p>
      <text:p text:style-name="P56"><text:span text:style-name="T14">Parvum autem mystrum habet acetabulum i. et </text:span><text:span text:style-name="T20">ter-<text:line-break/>tiam</text:span><text:span text:style-name="T14"> ejus partem.</text:span></text:p>
      <text:p text:style-name="P12">Acetabulum habet sesquicyathum.</text:p>
      <text:p text:style-name="P12">Cyathus habet chemas parvas vel mystra parva ij.</text:p>
      <text:p text:style-name="P12">Si vero etiam pondus liquidarum mensurarum scire<text:line-break/>velis, permultae sane sunt rerum liquidarum pro lancis<text:line-break/>inclinatione differentiae, ut in olei et vini et meIlis<text:line-break/>exemplo dicemus.</text:p>
      <text:p text:style-name="P12">Mel igitur, vino gravius est quarta parte ampliusque<text:line-break/>etiam decima, quod in universum proximum est tertiae.<text:line-break/>Habet enim eadem mellis ad vinum quantitas seu moles<text:line-break/>totum vini pondus ac tertiam insuper ipsius partem.</text:p>
      <text:p text:style-name="P12">Oleo mel dimidia parte gravius est; habet enim to-<text:line-break/>tum olei pondus ac dimidiam insuper ipsius partem.</text:p>
      <text:p text:style-name="P13">Vinum, oleo nona parte excedit; nam totum olei<text:line-break/>pondus et nonam insuper ipsius partem continet.</text:p>
      <text:p text:style-name="P56"><text:span text:style-name="T14">Majoris antem declarationis gratia . ac velut in ta-<text:line-break/>bula mensurarum pondera sigillatim subjecimus, quum<text:line-break/>pro comperto constitutum sit oleum, vinum et mel de<text:line-break/>omnibus generarim sibi ordine fubjectis enunciari.</text:span></text:p>
      <text:p text:style-name="P45">Tabula subjicitur.</text:p>
      <text:p text:style-name="P52">Continet ,<text:tab/>Olei. Voni. Mellis-</text:p>
      <text:p text:style-name="P33">Amphora Italica,<text:tab/>ft.<text:tab/>lxxij.<text:tab/>ssi. lxxx. ssi. cviij.</text:p>
      <text:p text:style-name="P224"><text:span text:style-name="T14">Chus, </text:span><text:span text:style-name="T20">congius,</text:span><text:span text:style-name="T14"><text:tab/>ili.<text:tab/>ii.<text:tab/>jli. x.<text:tab/>sti, xiii. </text:span><text:span text:style-name="T26">β</text:span><text:span text:style-name="T18">.</text:span></text:p>
      <text:p text:style-name="P225"><text:span text:style-name="T14">Sextarius,<text:tab/>3<text:tab/>xviij. ~<text:tab/>3 xx.<text:tab/>§ xxvij.</text:span></text:p>
      <text:p text:style-name="P226"><text:span text:style-name="T14">Cotyle, hemina<text:tab/>3<text:tab/>t.<text:tab/>§ xiij. </text:span><text:span text:style-name="T26">β</text:span><text:span text:style-name="T18">*</text:span></text:p>
      <text:p text:style-name="P227"><text:span text:style-name="T14">Mystrum<text:tab/>magnum,<text:tab/>3<text:tab/>iij.<text:tab/>5</text:span><text:span text:style-name="T39">:</text:span><text:span text:style-name="T14">iij.<text:tab/>}</text:span><text:span text:style-name="T39">v</text:span><text:span text:style-name="T14">lij-<text:tab/>§<text:tab/>’</text:span><text:span text:style-name="T39">v</text:span><text:span text:style-name="T14">.<text:tab/></text:span><text:span text:style-name="T26">β</text:span><text:span text:style-name="T18">.</text:span></text:p>
      <text:p text:style-name="P34">Mystrum<text:tab/>parvum,<text:tab/>3<text:tab/>vj.<text:tab/>5 vj.<text:tab/>3 ui<text:tab/>3</text:p>
      <text:p text:style-name="P228"><text:span text:style-name="T14">Acetabulum,<text:tab/>5<text:tab/>xviij.<text:tab/>5 ij.<text:tab/>, xij.<text:tab/>5<text:tab/>iij.<text:tab/>5 iij.</text:span></text:p>
      <text:p text:style-name="P229"><text:span text:style-name="T14">Cyathus,<text:tab/>3<text:tab/>xij.<text:tab/>3i.i$.<text:tab/>3iv.<text:tab/>3<text:tab/>ij.<text:tab/>5 &gt;j.</text:span></text:p>
      <text:p text:style-name="P55"><text:span text:style-name="T14">Oribasius vero ex Adamantio ait, sextarium Italicum<text:line-break/>vini quidem mensura, </text:span><text:span text:style-name="T20">3</text:span><text:span text:style-name="T14"> xxiv. pondere vero fli, i, ac<text:line-break/>j viij, habere. Sextarium vero mellis mensura libras<text:line-break/>duas et dimidiam ponderare.</text:span></text:p>
      <text:h text:style-name="P10" text:outline-level="2">Caput V.</text:h>
      <text:p text:style-name="P251"><text:bookmark-start text:name="bookmark82"/>De aridorum mensuris evidens doctrtnOi<text:bookmark-end text:name="bookmark82"/></text:p>
      <text:p text:style-name="P12">Aegyptia artaba habet modios v.</text:p>
      <text:p text:style-name="P12">Modius Aegyptius et Italicus habet choenicas viij.</text:p>
      <text:p text:style-name="P12">Choenix sextarios ij.</text:p>
      <text:p text:style-name="P12">Sextarius semi sextarios ij. quos et heminas appellant.</text:p>
      <text:p text:style-name="P12">Hemina habet cyathos viij.</text:p>
      <text:p text:style-name="P12">Medimnus Atticus continet femifexta xij.</text:p>
      <text:p text:style-name="P12">Semisextum habet choenices iv. Ita nt medimnus<text:line-break/>pendat modios vj, choenices xlviijl sextarios xcvj. Ha-<text:line-break/>rum mensurarum pondus exponere haud facile est, qnod</text:p>
      <text:p text:style-name="P13">infinitae juxta lancis inclinationem sint rerum diversitates<text:line-break/>secundum artis medicae doctrinam, quemadmodum sapien-<text:line-break/>tes ante nos tum medici tum praeceptores haec nobis<text:line-break/>mirum in modum declararunt.</text:p>
      <text:h text:style-name="Heading_20_2" text:outline-level="2">Caput V<text:span text:style-name="T70">I.</text:span></text:h>
      <text:p text:style-name="P56"><text:span text:style-name="T14">-De </text:span><text:span text:style-name="T20">stgnis et characteribus ponderum, ac de ponderibus et<text:line-break/>mensuris.</text:span></text:p>
      <text:p text:style-name="P12">Alia expositio.</text:p>
      <text:p text:style-name="P12">Quum signorum et characterum doetrina maxime ne-<text:line-break/>cessaria sit, haud obiter sane describenda est, nt si quas<text:line-break/>notas in medicamentorum confectionibus symbolice posi-<text:line-break/>tas invenerimus, pondus ab ipsis significatum statim co-<text:line-break/>gn escamus.</text:p>
      <text:p text:style-name="P56"><text:span text:style-name="T30">μ</text:span><text:span text:style-name="T18"> </text:span><text:span text:style-name="T14">igitur elementum, cui v stupra ponatur minam signi-<text:line-break/>ficat </text:span><text:span text:style-name="T26">μν</text:span><text:span text:style-name="T18">.</text:span></text:p>
      <text:p text:style-name="P56"><text:span text:style-name="T14">A adjunctum habens </text:span><text:span text:style-name="T26">ι</text:span><text:span text:style-name="T18"> </text:span><text:span text:style-name="T14">libram denotat </text:span><text:span text:style-name="T26">λι</text:span><text:span text:style-name="T18">.</text:span></text:p>
      <text:p text:style-name="P56"><text:span text:style-name="T30">Γ</text:span><text:span text:style-name="T18"> </text:span><text:span text:style-name="T14">simul positum </text:span><text:span text:style-name="T20">6</text:span><text:span text:style-name="T14"> habens unciam significat </text:span><text:span text:style-name="T26">γο</text:span><text:span text:style-name="T18">. </text:span><text:span text:style-name="T14">Apud</text:span></text:p>
      <text:p text:style-name="P13">nonnullos inveni v supra se habens p unciam significare,<text:line-break/>vo, ov, ov.</text:p>
      <text:p text:style-name="P56"><text:span text:style-name="T26">μ</text:span><text:span text:style-name="T14">, supra positum liabens </text:span><text:span text:style-name="T20">t</text:span><text:span text:style-name="T14"> partem significat, </text:span><text:span text:style-name="T26">με</text:span><text:span text:style-name="T24">.</text:span></text:p>
      <text:p text:style-name="P12">A, transverse collocatum si cornua ad dexteram ver-<text:line-break/>gentia habeat, drachmam significat &lt;(; si ad sinistram<text:line-break/>drachmae dimidium</text:p>
      <text:p text:style-name="P12">S Romanum apud Romanos quidem triobolum; apud<text:line-break/>nos vero cujusque ponderis dimidium significat, S". Trans-<text:line-break/>verfe vero positum,.si unicum sit, obolum significat tu, si<text:line-break/>duo sint, duos obolos</text:p>
      <text:p text:style-name="P56"><text:span text:style-name="T14">9, Graecum elementum intus conversum, scmiobolnm<text:line-break/>denotat 3, </text:span><text:span text:style-name="T20">T</text:span><text:span text:style-name="T14"> vel o.</text:span></text:p>
      <text:p text:style-name="P56"><text:span text:style-name="T26">ξ</text:span><text:span text:style-name="T18">, </text:span><text:span text:style-name="T14">supra positum </text:span><text:span text:style-name="T20">t</text:span><text:span text:style-name="T14"> habens sextarium signifiat </text:span><text:span text:style-name="T26">ξε</text:span><text:span text:style-name="T18">.</text:span></text:p>
      <text:p text:style-name="P56"><text:span text:style-name="T20">K,</text:span><text:span text:style-name="T14"> superpositum habens </text:span><text:span text:style-name="T30">υ</text:span><text:span text:style-name="T18"> </text:span><text:span text:style-name="T14">cyathum significat </text:span><text:span text:style-name="T26">κυ</text:span><text:span text:style-name="T18">.</text:span></text:p>
      <text:p text:style-name="P56"><text:span text:style-name="T14">A, ipsi </text:span><text:span text:style-name="T26">ο</text:span><text:span text:style-name="T24"> </text:span><text:span text:style-name="T14">superpositum holcarn, quae et drachma<text:line-break/>etiam cognominatur, significat </text:span><text:span text:style-name="T26">λο</text:span><text:span text:style-name="T24">.</text:span></text:p>
      <text:p text:style-name="P56"><text:span text:style-name="T26">χ</text:span><text:span text:style-name="T33"> </text:span><text:span text:style-name="T14">vero elemento ipfum </text:span><text:span text:style-name="T26">α</text:span><text:span text:style-name="T33"> </text:span><text:span text:style-name="T14">incumbens, chalcnm signi-<text:line-break/>ficat </text:span><text:span text:style-name="T26">χα</text:span><text:span text:style-name="T33">. </text:span><text:span text:style-name="T14">Si vero </text:span><text:span text:style-name="T26">χ</text:span><text:span text:style-name="T24"> </text:span><text:span text:style-name="T14">habeat </text:span><text:span text:style-name="T20">0,</text:span><text:span text:style-name="T14"> choam </text:span><text:span text:style-name="T26">χο</text:span><text:span text:style-name="T24">. </text:span><text:span text:style-name="T14">Si vero v choe-<text:line-break/>nicem </text:span><text:span text:style-name="T26">χν</text:span><text:span text:style-name="T24">. </text:span><text:span text:style-name="T14">Si vero </text:span><text:span text:style-name="T26">η</text:span><text:span text:style-name="T24">, </text:span><text:span text:style-name="T14">chemeu.</text:span></text:p>
      <text:p text:style-name="P55"><text:span text:style-name="T14">Si </text:span><text:span text:style-name="T20">K</text:span><text:span text:style-name="T14"> habeat </text:span><text:span text:style-name="T26">ε</text:span><text:span text:style-name="T18"> </text:span><text:span text:style-name="T14">superpositum lineamque rectam quae<text:line-break/>per obliquum inferius cornu, ipsius secet cerarium i, </text:span><text:span text:style-name="T20">sili-<text:line-break/>quam</text:span><text:span text:style-name="T14"> significat </text:span><text:span text:style-name="T26">κε</text:span><text:span text:style-name="T18">. </text:span><text:span text:style-name="T14">Si vero </text:span><text:span text:style-name="T30">υ</text:span><text:span text:style-name="T35">,</text:span><text:span text:style-name="T24"> </text:span><text:span text:style-name="T14">cyathum </text:span><text:span text:style-name="T26">κν</text:span><text:span text:style-name="T24">. </text:span><text:span text:style-name="T14">Si o, hemi-<text:line-break/>nam </text:span><text:span text:style-name="T20">xo,</text:span><text:span text:style-name="T14"> cotylen.</text:span></text:p>
      <text:p text:style-name="P56"><text:span text:style-name="T14">Linea vero solitaria, et quae omnino per obliquum<text:line-break/>ponitur, obolum significat J, en. Duae vero aperistictae<text:line-break/>duos obolos faciunt </text:span><text:span text:style-name="T20">jf,</text:span><text:span text:style-name="T14"> g&gt;.</text:span></text:p>
      <text:p text:style-name="P56"><text:span text:style-name="T14">Scrupulum autem significat </text:span><text:span text:style-name="T30">Γ</text:span><text:span text:style-name="T21">,</text:span><text:span text:style-name="T18"> </text:span><text:span text:style-name="T14">quod proximum ha-<text:line-break/>bens </text:span><text:span text:style-name="T26">ρ</text:span><text:span text:style-name="T18"> </text:span><text:span text:style-name="T14">cum recta quadam linea sectum est</text:span></text:p>
      <text:p text:style-name="P56"><text:span text:style-name="T14">Duae autem lineae, quae sese in altera parte' coeunt,<text:line-break/>ita ut angulum ad similitudinem duorum cornuum ipsius<text:line-break/></text:span><text:span text:style-name="T20">K</text:span><text:span text:style-name="T14"> ad rectam lineam spectantium faciant, drachmam </text:span><text:span text:style-name="T18">&lt;</text:span><text:span text:style-name="T26">ζ</text:span><text:span text:style-name="T18"><text:line-break/></text:span><text:span text:style-name="T14">holcarn communi nomine vocatam significant.</text:span></text:p>
      <text:p text:style-name="P56"><text:span text:style-name="T14">Proprie vero holcarn </text:span><text:span text:style-name="T26">λ</text:span><text:span text:style-name="T18"> </text:span><text:span text:style-name="T14">significat, quod habet in me-<text:line-break/>dio </text:span><text:span text:style-name="T26">ο</text:span><text:span text:style-name="T18">, </text:span><text:span text:style-name="T26">λο</text:span><text:span text:style-name="T18">.</text:span></text:p>
      <text:p text:style-name="P56"><text:span text:style-name="T14">Si vero </text:span><text:span text:style-name="T26">λ</text:span><text:span text:style-name="T18"> </text:span><text:span text:style-name="T14">habeat, libram significat </text:span><text:span text:style-name="T20">i,</text:span><text:span text:style-name="T14"> </text:span><text:span text:style-name="T26">λι</text:span><text:span text:style-name="T18">.</text:span></text:p>
      <text:p text:style-name="P56"><text:span text:style-name="T30">Γ</text:span><text:span text:style-name="T33"> </text:span><text:span text:style-name="T14">habens in fuis angulis o, unciam declarat yo-</text:span></text:p>
      <text:p text:style-name="P56"><text:span text:style-name="T14">Si </text:span><text:span text:style-name="T26">μ</text:span><text:span text:style-name="T33"> </text:span><text:span text:style-name="T14">in fui. medio habeat v, minam declarat </text:span><text:span text:style-name="T26">μν</text:span><text:span text:style-name="T33">.</text:span></text:p>
      <text:p text:style-name="P55"><text:span text:style-name="T14">Si </text:span><text:span text:style-name="T26">ε</text:span><text:span text:style-name="T24">, </text:span><text:span text:style-name="T14">medimnum </text:span><text:span text:style-name="T26">με</text:span><text:span text:style-name="T24">. </text:span><text:span text:style-name="T14">Si </text:span><text:span text:style-name="T20">v,</text:span><text:span text:style-name="T14"> mystrum </text:span><text:span text:style-name="T26">μυ</text:span><text:span text:style-name="T24">. </text:span><text:span text:style-name="T14">Si o, modium<text:line-break/>significat </text:span><text:span text:style-name="T26">μο</text:span><text:span text:style-name="T24">.</text:span></text:p>
      <text:p text:style-name="P56"><text:span text:style-name="T14">Si t ante fe </text:span><text:span text:style-name="T26">ρ</text:span><text:span text:style-name="T24"> </text:span><text:span text:style-name="T14">habeat et v, tryblium denotat </text:span><text:span text:style-name="T26">τρύ</text:span><text:span text:style-name="T24">.</text:span></text:p>
      <text:p text:style-name="P56"><text:span text:style-name="T14">Si </text:span><text:span text:style-name="T26">ξ</text:span><text:span text:style-name="T18"> </text:span><text:span text:style-name="T14">supra habeat </text:span><text:span text:style-name="T26">ε</text:span><text:span text:style-name="T18">, </text:span><text:span text:style-name="T14">xesten significat </text:span><text:span text:style-name="T26">ξε</text:span><text:span text:style-name="T18">, </text:span><text:span text:style-name="T14">Sed qui-<text:line-break/>darn </text:span><text:span text:style-name="T26">ξ</text:span><text:span text:style-name="T18"> </text:span><text:span text:style-name="T14">secant, pro qno xesteniintelligunt, </text:span><text:span text:style-name="T26">ξ</text:span><text:span text:style-name="T18"> </text:span><text:span text:style-name="T26">ξε</text:span><text:span text:style-name="T18">. </text:span><text:span text:style-name="T14">Si vero<text:line-break/></text:span><text:span text:style-name="T26">ξ</text:span><text:span text:style-name="T24"> </text:span><text:span text:style-name="T14">habeat o, oxybaphurn i. e. </text:span><text:span text:style-name="T20">acetabulum </text:span><text:span text:style-name="T30">ξο</text:span><text:span text:style-name="T35">.</text:span></text:p>
      <text:p text:style-name="P56"><text:span text:style-name="T14">Si denique </text:span><text:span text:style-name="T26">κ</text:span><text:span text:style-name="T24"> </text:span><text:span text:style-name="T14">et </text:span><text:span text:style-name="T26">ρ</text:span><text:span text:style-name="T24">, </text:span><text:span text:style-name="T14">supra habeant </text:span><text:span text:style-name="T26">μ</text:span><text:span text:style-name="T24">, </text:span><text:span text:style-name="T14">ceramium i. e.<text:line-break/></text:span><text:span text:style-name="T20">amphoram</text:span><text:span text:style-name="T14"> significant </text:span><text:span text:style-name="T26">κρμ</text:span><text:span text:style-name="T24">.</text:span></text:p>
      <text:h text:style-name="Heading_20_2" text:outline-level="2">Caput VII.</text:h>
      <text:p text:style-name="P56"><text:span text:style-name="T14">Expositio de </text:span><text:span text:style-name="T20">ponderibus et mensuris accurdtifstma.</text:span></text:p>
      <text:p text:style-name="P56"><text:span text:style-name="T14">Quae siliqua vulgo dicitur granum L </text:span><text:span text:style-name="T20">efl,</text:span><text:span text:style-name="T14"> quemadmo-<text:line-break/>dum sane unitas in numeris.</text:span></text:p>
      <text:p text:style-name="P12">Obolus continet filiquas feu g iij.</text:p>
      <text:p text:style-name="P12">Scrupulus obolos ij.</text:p>
      <text:p text:style-name="P12">Drachma scrupulos iij.</text:p>
      <text:p text:style-name="P12">Denarius seiquidrachmam.</text:p>
      <text:p text:style-name="P55"><text:span text:style-name="T14">Assarius, denarium veI stagium i. </text:span><text:span text:style-name="T26">β</text:span><text:span text:style-name="T33">. </text:span><text:span text:style-name="T14">'</text:span></text:p>
      <text:p text:style-name="P12">Stater, assarios duos.</text:p>
      <text:p text:style-name="P12">Uncia, stateres duos.</text:p>
      <text:p text:style-name="P12">Holce, uncias duas.</text:p>
      <text:p text:style-name="P12">Libra, holcas fex.</text:p>
      <text:p text:style-name="P12">Mina Italica, sesquilibram; Attica mina, stagia tria;<text:line-break/>Ptolemaica, libram unam et semissem.</text:p>
      <text:p text:style-name="P12">Cochlearium, denarium vel stagium semis.<text:line-break/>Parvum mystrum et sicilicus, cochlearia duo.'<text:line-break/>Cyathus, parva mystra quatuor.</text:p>
      <text:p text:style-name="P56"><text:span text:style-name="T14">Acetabulum et magnum mystrum, cyathos </text:span><text:span text:style-name="T20">tres.,<text:line-break/></text:span><text:span text:style-name="T14">Cotyle </text:span><text:span text:style-name="T20">et</text:span><text:span text:style-name="T14"> tryblium, acetabula duo.</text:span></text:p>
      <text:p text:style-name="P12">Sextarius, cotylas duae.</text:p>
      <text:p text:style-name="P12">Congius, sextarios fex.</text:p>
      <text:p text:style-name="P12">Amphora Italica, congios octo.</text:p>
      <text:p text:style-name="P12">Sciendum est, quae pondera hic conscripta fiunt, de<text:line-break/>liquidorum mensuris vini, et aquae construi; at de oleo<text:line-break/>et aqua revocandum est unumquodque pondus ad liquido-</text:p>
      <text:p text:style-name="P13">rum mensuras per aualogiarn differentiae gravitatis unius-<text:line-break/>cujusque speciei juxta jampridem factam experientiam et<text:line-break/>perscrutationem gravitatis cuiusque . fpeciei • liquidorum.<text:line-break/>Sic autem se res habet.</text:p>
      <text:p text:style-name="P12">Aqua et vinum paris ponderis rationem ineunt, ni-<text:line-break/>mirum olei libra si in vas immittatur idque repleat;<text:line-break/>delude in idem vas infundatur aqua vel vinum ultra li-<text:line-break/>bram et alia fex stagia reperientur; eo quod natura oleo<text:line-break/>graviora sint viuum et equa. Si vero in idem vas inji-<text:line-break/>ciatur mel, plus rurium, quam stagia septuaginta octo,<text:line-break/>ac alia stagia quindecim ac dimidium invenientur; idem<text:line-break/>videlicet vas, quod feorfum olei libram vel stagia feptua-<text:line-break/>ginta duo capiebat, aquae et vini septuaginta octo stagia<text:line-break/>penitus capiet, mellis autem stagia viginti novem. Ob<text:line-break/>idque pro proportione cujusque speciei aut addere aut<text:line-break/>demere ex quantitate descriptorum ponderum oportet,<text:line-break/>quandoquidem de vino et aqua, ut diximus, fuere con-</text:p>
      <text:p text:style-name="P13">scripta; quibus diligenter animum adhibere decet, ne in<text:line-break/>compositionibus conficiendis maximus error oboriatur.</text:p>
      <text:p text:style-name="P12">Magna cotyle acetabulo par esu</text:p>
      <text:p text:style-name="P12">Choenix cotylas tres habet..</text:p>
      <text:p text:style-name="P12">Amphora sextarios triginta fex.</text:p>
      <text:p text:style-name="P12">Metretes sextarios septuaginta duo; at' secundum<text:line-break/>Syros centum viginti.</text:p>
      <text:p text:style-name="P12">Medimnus sextarios centum duo.</text:p>
      <text:h text:style-name="Heading_20_2" text:outline-level="2">Caput VIII.</text:h>
      <text:p text:style-name="P45">Stmplicifstma praeterea de mensuris ac ponderibus me-<text:line-break/>dicis admodum concisu expositio.</text:p>
      <text:p text:style-name="P12">Medimnus continet libras xlviij.</text:p>
      <text:p text:style-name="P12">Semimedimnus habet libras xxiv.</text:p>
      <text:p text:style-name="P12">Congius continet libras decem.</text:p>
      <text:p text:style-name="P12">Choenix habet libras sex.</text:p>
      <text:p text:style-name="P56"><text:span text:style-name="T14">Sextarius continet lli i. </text:span><text:span text:style-name="T26">β</text:span><text:span text:style-name="T24">.</text:span></text:p>
      <text:p text:style-name="P13">Mina habet sti i. iv.</text:p>
      <text:p text:style-name="P56"><text:span text:style-name="T14">Libra habet </text:span><text:span text:style-name="T20">3</text:span><text:span text:style-name="T14"> xij.</text:span></text:p>
      <text:p text:style-name="P56"><text:span text:style-name="T14">Cotyle </text:span><text:span text:style-name="T20">hemina</text:span><text:span text:style-name="T14"> habet 3 ix-</text:span></text:p>
      <text:p text:style-name="P12">Tryblium continet 5 ix.</text:p>
      <text:p text:style-name="P12">Mina habet lli i. S.</text:p>
      <text:p text:style-name="P12">Acetabulum continet 5 ij et stagia ij.</text:p>
      <text:p text:style-name="P56"><text:span text:style-name="T14">Cyamus habet 5 i. </text:span><text:span text:style-name="T26">β</text:span><text:span text:style-name="T33">.</text:span></text:p>
      <text:p text:style-name="P12">Magnum lilrum, stagia fex.</text:p>
      <text:p text:style-name="P12">Uncia, stagia fex.</text:p>
      <text:p text:style-name="P12">Stater, stagia tria.</text:p>
      <text:p text:style-name="P12">Mnestrum,-stagia tria.</text:p>
      <text:p text:style-name="P12">Sicilicus, stagia tria.</text:p>
      <text:p text:style-name="P12">Nux regia, stagia tria.</text:p>
      <text:p text:style-name="P12">Sexta pars, stagia tria.</text:p>
      <text:p text:style-name="P12">Stagium, denarium unum.</text:p>
      <text:p text:style-name="P12">Clieme, stagia duo, siliquas sex.</text:p>
      <text:p text:style-name="P56"><text:span text:style-name="T14">Acetabulum, uncias duas, stagia duo. .</text:span></text:p>
      <text:p text:style-name="P12">Cochlyarium, stagia vij.</text:p>
      <text:p text:style-name="P13">Parvum sicilicum, stagia vij.</text:p>
      <text:p text:style-name="P12">Stagium, siliquas xxiv.</text:p>
      <text:p text:style-name="P12">Siliqua, grana iv.</text:p>
      <text:p text:style-name="P12">Drachma, siliquas xviij.</text:p>
      <text:p text:style-name="P35">Holce, siliquas xviij.<text:tab/>'</text:p>
      <text:p text:style-name="P12">Nux pontica, siliquas xviij.</text:p>
      <text:p text:style-name="P12">Scrupulus, siliquas sex.</text:p>
      <text:p text:style-name="P12">Obolus, siliquas iij.</text:p>
      <text:p text:style-name="P56"><text:span text:style-name="T14">Therme, siliquam unam </text:span><text:span text:style-name="T26">β</text:span><text:span text:style-name="T33">.</text:span></text:p>
      <text:p text:style-name="P56"><text:span text:style-name="T14">Paroxis, siliquam unam </text:span><text:span text:style-name="T26">β</text:span><text:span text:style-name="T33">.</text:span></text:p>
      <text:p text:style-name="P56"><text:span text:style-name="T14">Cyathus habet minas vel mystra parva duo. Nam<text:line-break/>mystrum pondus habet stagiorum iij , feu 5 </text:span><text:span text:style-name="T26">β</text:span><text:span text:style-name="T24">. </text:span><text:span text:style-name="T14">lu aliis<text:line-break/>vero dicunt, quod cyathus habet pondus 5 i. </text:span><text:span text:style-name="T26">β</text:span><text:span text:style-name="T24">.</text:span></text:p>
      <text:h text:style-name="Heading_20_2" text:outline-level="2">Caput IX.</text:h>
      <text:p text:style-name="P45">De mensuris ac ponderibus.</text:p>
      <text:p text:style-name="P12">Mina Italica habet drachmas cxliv. Mina Attica</text:p>
      <text:p text:style-name="P55"><text:span text:style-name="T14">drachmas ixxij, ita ut mina Italica sit libra i. </text:span><text:span text:style-name="T26">β</text:span><text:span text:style-name="T18">.- </text:span><text:span text:style-name="T14">Attica<text:line-break/>autem libra i. 5 </text:span><text:span text:style-name="T20">iij,</text:span><text:span text:style-name="T14"> drachmas iv.</text:span></text:p>
      <text:p text:style-name="P12">Uncia apud Atticos continet drachmas vij. Apud<text:line-break/>Italos drachmas viij.</text:p>
      <text:p text:style-name="P12">Drachma scrupulos iij. .continet.</text:p>
      <text:p text:style-name="P12">Uncia autem continet xxiv.</text:p>
      <text:p text:style-name="P12">Libra continet 3 duodecim.</text:p>
      <text:p text:style-name="P230"><text:span text:style-name="T14">Didrachma habet holcas ij. holcarn vero etiam drach-<text:line-break/>rnam cognominant. _ -<text:tab/>'<text:tab/>--</text:span></text:p>
      <text:p text:style-name="P12">Scrupulus habet obolum i, aereolos iv.</text:p>
      <text:p text:style-name="P12">Obolus habet aereos vj.</text:p>
      <text:p text:style-name="P12">Aereolus autem et siliqua omnium minorum funt mi-<text:line-break/>nima, ad ponderis complementum posita.</text:p>
      <text:p text:style-name="P12">Medimnus habet lens lecta xij.</text:p>
      <text:p text:style-name="P12">Semisextnm habet congios ij. choenices iv.</text:p>
      <text:p text:style-name="P12">Congius habet choenices ij. sextarios viij, ut medim-<text:line-break/>nus, contineat choenices xIviij. sextarios cxcij.</text:p>
      <text:p text:style-name="P55"><text:span text:style-name="T14">Choenix habet cotylas viij, sextarios iv. choenix co-<text:line-break/>tylas iij. sextarium i. </text:span><text:span text:style-name="T26">β</text:span><text:span text:style-name="T18">.</text:span></text:p>
      <text:p text:style-name="P12">Sextarius, cotylas ij. cyathos xij. .</text:p>
      <text:p text:style-name="P56"><text:span text:style-name="T14">Atque his </text:span><text:span text:style-name="T20">ponderibus</text:span><text:span text:style-name="T14"> Graecorum plurimi 'res metiuntur</text:span></text:p>
      <text:p text:style-name="P12">Apud Italos antem chus invenitur, qui mensura qui-<text:line-break/>dem sextarios vi. cotylas xij. habeat; pondere vero aquae<text:line-break/>pluvialis, quae minime fallax est, 3 dccxx.</text:p>
      <text:p text:style-name="P12">Choenix quoque Italis habet sextarios iij. cotylas vj.<text:line-break/>isque Atticis tryblium nominatur.</text:p>
      <text:p text:style-name="P12">Acetabulum est quarta pars cotylae.</text:p>
      <text:p text:style-name="P12">Habet autem sextarius pondere drachmas cxx.</text:p>
      <text:p text:style-name="P12">Proprie vero Graeca cotyle olei pendet libram’ i.</text:p>
      <text:p text:style-name="P56"><text:span text:style-name="T14">Sextarias libras ij. Italicus fti i. olei g viij. vini </text:span><text:span text:style-name="T20">3 ix.</text:span></text:p>
      <text:p text:style-name="P12">Scire autem oportet, mensuras -juxta pondus pro<text:line-break/>materiae diversitate haud mediocriter variari.</text:p>
      <text:h text:style-name="P6" text:outline-level="2">Caput X.</text:h>
      <text:p text:style-name="P56"><text:span text:style-name="T20">Ex Cofmencis libris Cseopatrae de ponderibus et mensuris.<text:line-break/></text:span><text:span text:style-name="T14">Mina, ponderis nomen, continet uncias xvj. 5 cxxviij.<text:line-break/>scrupulos coelxxxiv. obolos dcclxviij. lupinos mclij. sili-<text:line-break/>quas mmccciv. aereos vj. mcxliv. Attica mina habet un-<text:line-break/>cias xij. </text:span><text:span text:style-name="T26">β</text:span><text:span text:style-name="T18">. </text:span><text:span text:style-name="T14">5 c. scrupulos ccc. obolos dc. lupinos decem<text:line-break/>siliquas mdccc. aereos iiiidecec.. alii' iii“dc.. mina PtoIe-<text:line-break/>maica habet </text:span><text:span text:style-name="T20">3 xviij.</text:span><text:span text:style-name="T14"> drachmas cxliv. scrupulos ccccxxxij,<text:line-break/>obolos dccclxiv. lupinos mccxcvi. siliquas mmdxcij. aereos<text:line-break/>vi</text:span><text:span text:style-name="T39">m</text:span><text:span text:style-name="T14">dccccxij.</text:span></text:p>
      <text:p text:style-name="P56"><text:span text:style-name="T14">Libra habet j xij. 5 xcvi. fcrupulos ccIxxxviij. ob-<text:line-break/>olos dlxxvi. lupinos dccclxiv. siliquas rndccxxniij. aereolos<text:line-break/>iv</text:span><text:span text:style-name="T39">m</text:span><text:span text:style-name="T14">dcviij vel i'ii</text:span><text:span text:style-name="T39">m</text:span><text:span text:style-name="T14">dcviij.</text:span></text:p>
      <text:p text:style-name="P56"><text:span text:style-name="T14">' Uncia habet 5 viij. scrupulos xxiv. obolos xlviij.<text:line-break/>lupinos lxxij. siliquas cxliv. aereos ccelxxxiv. vocatur<text:line-break/>autem uncia qnatrnssis Italicus. * .</text:span></text:p>
      <text:p text:style-name="P12">Drachma continet scrupulos iij, obolos vj. lupinos ix.<text:line-break/>siliquas xviij. aereos xlviij.</text:p>
      <text:p text:style-name="P13">Denarius Italicus habet drachmam i.</text:p>
      <text:p text:style-name="P12">Drachma etiam alia aequivoce vocatur ipsa Aegy-<text:line-break/>ptiaca, quae sexta pars est Atticae drachmae obolum i.<text:line-break/>pendens.</text:p>
      <text:p text:style-name="P12">Scrupulus habet obolos ij. lupinos iij. siliquas vj.<text:line-break/>aereos xvi.</text:p>
      <text:p text:style-name="P56"><text:span text:style-name="T14">Obolus habet lupinum i. </text:span><text:span text:style-name="T26">β</text:span><text:span text:style-name="T18">. </text:span><text:span text:style-name="T14">siliquas iij. aereos viij.<text:line-break/>Semiobolus habet siliquam i. </text:span><text:span text:style-name="T26">β</text:span><text:span text:style-name="T24">. </text:span><text:span text:style-name="T14">aereos iv. •</text:span></text:p>
      <text:p text:style-name="P12">Lupinus habet siliquas ij. aereos v. ac tertiam aurei<text:line-break/>partem; * vel aereolos iij,</text:p>
      <text:p text:style-name="P12">Atticus vero semiobolus alterius femioboli quatuor<text:line-break/>quintas habet.</text:p>
      <text:p text:style-name="P12">Siliqua habet Atticos aereos ij et alterius aerei duas<text:line-break/>tertias partes vel duas quintas.</text:p>
      <text:p text:style-name="P12">Aereus habet femioboli quartam partem, ita ut fe-<text:line-break/>miobolus quatuor aereos pendat.</text:p>
      <text:p text:style-name="P12">Stater pendit 5 iv. vocant autem ipsum tetra-<text:line-break/>drachmon.</text:p>
      <text:p text:style-name="P231"><text:span text:style-name="T14">X<text:tab/></text:span><text:span text:style-name="T40">1</text:span></text:p>
      <text:p text:style-name="P56"><text:span text:style-name="T14">Dupondium etiam similiter pendit 5 iv.</text:span></text:p>
      <text:p text:style-name="P56"><text:span text:style-name="T14">Nux etiam regia pendit 3 iv.</text:span></text:p>
      <text:p text:style-name="P56"><text:span text:style-name="T14">Cheme magna habet 5 sil. parva 5 ij.</text:span></text:p>
      <text:p text:style-name="P56"><text:span text:style-name="T14">Assarius habet 5 ij.</text:span></text:p>
      <text:p text:style-name="P12">Cochlearium liabet 5 i-</text:p>
      <text:p text:style-name="P56"><text:span text:style-name="T14">Cyathus habet 5 </text:span><text:span text:style-name="T39">x</text:span><text:span text:style-name="T14"> sive § r et quartam unciae par-<text:line-break/>tem ; ) xxx. obolos lx. lupinos xc. siliquas elxxx. aereos<text:line-break/>cccclxxx. est autem cyathus sexta pars cotyles.</text:span></text:p>
      <text:p text:style-name="P56"><text:span text:style-name="T14">Cotyle .mensura quidem habet cyathos </text:span><text:span text:style-name="T20">vj. pondere<text:line-break/>vero 5</text:span><text:span text:style-name="T14"> lx. § </text:span><text:span text:style-name="T19">vij.fi </text:span><text:span text:style-name="T14">clxxx. obolos eccIx. lupinos dxli<text:line-break/>siliquas rnlxxx. aereos mmdccclxxx.</text:span></text:p>
      <text:p text:style-name="P56"><text:span text:style-name="T14">Tryblium eandem capit mensuram; quam cotyle;<text:line-break/>mensura namque: continet cyathos vj. pondere vero </text:span><text:span text:style-name="T20">5 lx.</text:span></text:p>
      <text:p text:style-name="P56"><text:span text:style-name="T14">Sextarius mensura quidem habet cotylas </text:span><text:span text:style-name="T20">ij,</text:span><text:span text:style-name="T14"> pondere<text:line-break/></text:span><text:span text:style-name="T20">vero</text:span><text:span text:style-name="T14"> 5 cxx. vocatur autem sextarius apud Aegyptius inion.</text:span></text:p>
      <text:p text:style-name="P56"><text:span text:style-name="T14">Acetabulum mensura . quidem habet cotyles quartam<text:line-break/>partem, cyathum i </text:span><text:span text:style-name="T26">β</text:span><text:span text:style-name="T24">. </text:span><text:span text:style-name="T14">pondere vero' 5 xv.</text:span></text:p>
      <text:p text:style-name="P56"><text:span text:style-name="T14">Concha magna eandem fervat mensuram; quam ace-</text:span></text:p>
      <text:p text:style-name="P13">tabulum; nam mensura quidem habet se sesquicyathum,-<text:line-break/>pondere vero 5 xv. Concha minor mensura habet semf-<text:line-break/>cyathum , pondere 5 v. ,</text:p>
      <text:p text:style-name="P56"><text:span text:style-name="T14">Mystrum magnum habet sextamdecimam cotyles par-<text:line-break/>tem , quae sunt 5 iij. </text:span><text:span text:style-name="T26">β</text:span><text:span text:style-name="T24">» </text:span><text:span text:style-name="T39">e</text:span><text:span text:style-name="T14">t quarta. Mystrum minus ha-’<text:line-break/>bet cotyles vigesimam fecundam partem, quae sunt 5 &gt;j«.<text:line-break/>) ij. et siliqua i. et undecima sere cotyles pars. •-</text:span></text:p>
      <text:p text:style-name="P12">Clius habet mensura quidem cotylas Atticas duode-<text:line-break/>cim, sextarios vj. choenices iv. pondere 5 dccxx.</text:p>
      <text:p text:style-name="P12">Choenix habet mensura quidem cotylas Atticas, tres,<text:line-break/>pondere vero 5 clxxx. In Georgicis inveni cotylam esse<text:line-break/>tertiam aut quartam sextarii partum.</text:p>
      <text:p text:style-name="P56"><text:span text:style-name="T14">Congium vero sextariorum ix. cotylarum </text:span><text:span text:style-name="T20">xij. ”<text:line-break/>Amphoram sextariorum</text:span><text:span text:style-name="T14"> xxxvj. cotylarum xIviij.<text:line-break/>Metreten sextariorum lxxij. cotylarum xcvj.<text:line-break/>Medimnum sextariorum cij. cotylarum cxxxvj.</text:span></text:p>
      <text:p text:style-name="P12">Metretes vero apud Syros habet sextarios vj. alias xc-<text:line-break/>apud llalos cxx.</text:p>
      <text:p text:style-name="P55"><text:span text:style-name="T14">Tryblium et acetabulum similiter habent cotylei quar- ,<text:line-break/>tam partem.</text:span></text:p>
      <text:p text:style-name="P12">Cyathus cotyles textam partem.</text:p>
      <text:h text:style-name="Heading_20_2" text:outline-level="2">Caput XI.</text:h>
      <text:p text:style-name="P56"><text:span text:style-name="T20">Aliter de eisdem.</text:span></text:p>
      <text:p text:style-name="P56"><text:span text:style-name="T14">Mina Attica habet ij xij. Alia mina habet 5 xvj.</text:span></text:p>
      <text:p text:style-name="P56"><text:span text:style-name="T14">Ptoleinaica 3 xviij.</text:span></text:p>
      <text:p text:style-name="P56"><text:span text:style-name="T14">Libra habet J-xij’</text:span></text:p>
      <text:p text:style-name="P56"><text:span text:style-name="T14">3 , habet viij.</text:span></text:p>
      <text:p text:style-name="P56"><text:span text:style-name="T14">Drachma habet ) iij.</text:span></text:p>
      <text:p text:style-name="P56"><text:span text:style-name="T14">Scrupulus habet obolos ij.</text:span></text:p>
      <text:p text:style-name="P56"><text:span text:style-name="T14">Obolus habet lupinum i. </text:span><text:span text:style-name="T26">β</text:span><text:span text:style-name="T24">.</text:span></text:p>
      <text:p text:style-name="P56"><text:span text:style-name="T14">Lupinus habet siliquas ij. aereos iij vel v.</text:span></text:p>
      <text:p text:style-name="P56"><text:span text:style-name="T14">Atticus semiobolus alterius femioboli quatuor quin-<text:line-break/>tas habet partes.</text:span></text:p>
      <text:p text:style-name="P56"><text:span text:style-name="T14">Siliqua habet Atticos aereos ij et aereorum ij. quintas.</text:span></text:p>
      <text:p text:style-name="P13">Aereus habet lemioboli quartam partem, ut quatuor<text:line-break/>aereos pendat 'semiobolus.</text:p>
      <text:p text:style-name="P232"><text:span text:style-name="T14">Stater pendit 3 iv vocant, autem ipsum tetra-<text:line-break/>drachmoti.<text:tab/></text:span><text:span text:style-name="T43">(</text:span></text:p>
      <text:p text:style-name="P12">Dupondium habet 3 iv.</text:p>
      <text:p text:style-name="P12">Nux regia similiter pendit 5 iv.</text:p>
      <text:p text:style-name="P56"><text:span text:style-name="T14">Clierne magna habet 5 iv. parva 5 ij. '<text:line-break/>Assarius /habet 5 ij*<text:line-break/>Cochlearium habet 5 i.</text:span></text:p>
      <text:h text:style-name="Heading_20_2" text:outline-level="2">Caput XII.</text:h>
      <text:p text:style-name="P45">De mensuris et- ponderibus veterinariorum.</text:p>
      <text:p text:style-name="P56"><text:span text:style-name="T14">Uncia habet 5 viij.<text:line-break/>Drachma habet iij. obolos vj.<text:line-break/>Cotyle habet </text:span><text:span text:style-name="T20">3</text:span><text:span text:style-name="T14"> xij. acetabula ij.<text:line-break/>Acetabulum facit cyathos iij.<text:line-break/>Cyathus habet mystra iv.</text:span></text:p>
      <text:p text:style-name="P12">Cochlearium est mystri dimidium.</text:p>
      <text:p text:style-name="P13">Acetabulum facit 5 vj.</text:p>
      <text:p text:style-name="P56"><text:span text:style-name="T14">Cyathus facit </text:span><text:span text:style-name="T20">3</text:span><text:span text:style-name="T14"> ij.</text:span></text:p>
      <text:p text:style-name="P56"><text:span text:style-name="T14">Mystrum facit </text:span><text:span text:style-name="T30">ξ</text:span><text:span text:style-name="T33"> </text:span><text:span text:style-name="T26">β</text:span><text:span text:style-name="T33">.</text:span></text:p>
      <text:p text:style-name="P12">Cochlearium facit vj.</text:p>
      <text:p text:style-name="P12">Drachma facit ) iij.</text:p>
      <text:p text:style-name="P12">Obolus facit scrupulum.</text:p>
      <text:p text:style-name="P56"><text:span text:style-name="T14">CiciIicus habet </text:span><text:span text:style-name="T20">3</text:span><text:span text:style-name="T14"> </text:span><text:span text:style-name="T26">β</text:span><text:span text:style-name="T18">. </text:span><text:span text:style-name="T14">vel </text:span><text:span text:style-name="T20">3 i.</text:span><text:span text:style-name="T14"> </text:span><text:span text:style-name="T26">β</text:span><text:span text:style-name="T18">.</text:span></text:p>
      <text:p text:style-name="P56"><text:span text:style-name="T14">Cyathus mystra iv. ut sit mystrum </text:span><text:span text:style-name="T20">3</text:span><text:span text:style-name="T14"> </text:span><text:span text:style-name="T26">β</text:span><text:span text:style-name="T33">.</text:span></text:p>
      <text:p text:style-name="P12">Mystrum habet cochlearia ij. ut cochlearium sit un-<text:line-break/>ciae quarta pars.</text:p>
      <text:p text:style-name="P56"><text:span text:style-name="T14">Mina habet </text:span><text:span text:style-name="T20">x,</text:span><text:span text:style-name="T14"> xv. holcas cxij. </text:span><text:span text:style-name="T26">β</text:span><text:span text:style-name="T18">.</text:span></text:p>
      <text:p text:style-name="P12">Libra habet holcas xc.</text:p>
      <text:p text:style-name="P12">Denarius habet scrupulos iv.</text:p>
      <text:h text:style-name="Heading_20_2" text:outline-level="2">Caput XllI.</text:h>
      <text:p text:style-name="P56"><text:span text:style-name="T14">De </text:span><text:span text:style-name="T20">mensulis liquidorum.</text:span></text:p>
      <text:p text:style-name="P12">Amphora Italica habet choas viij.</text:p>
      <text:p text:style-name="P12">Congius habet sextarios vj.</text:p>
      <text:p text:style-name="P13">Sextarius habet cotylas ij. quae et tribana veI try-<text:line-break/>blia dicuntur.</text:p>
      <text:p text:style-name="P12">Cotyle eandem mensuram continet, ac tribanum vel<text:line-break/>tryblium, magna mystra iij. acetabula vero iv.</text:p>
      <text:p text:style-name="P12">Mystrum magnum habet acetabula iij.</text:p>
      <text:p text:style-name="P56"><text:span text:style-name="T14">Acetabulum habet sesquicyathum. C</text:span></text:p>
      <text:p text:style-name="P12">Cyathus habet chemas vel mystra parva ij.</text:p>
      <text:p text:style-name="P53">Continet.<text:tab/>Olei.<text:tab/>Vini. Mellis.</text:p>
      <text:p text:style-name="P36">Amphora Halica,<text:tab/>ili • lxxq.<text:tab/>lli Ixxx,<text:tab/>ssi cyiij.</text:p>
      <text:p text:style-name="P233"><text:span text:style-name="T14">Congius,<text:tab/>ili ix. flui.<text:tab/>xiil. </text:span><text:span text:style-name="T26">β</text:span><text:span text:style-name="T24">.</text:span></text:p>
      <text:p text:style-name="P234"><text:span text:style-name="T14">Sextarius,<text:tab/>j xviij.<text:tab/>j xx.<text:tab/></text:span><text:span text:style-name="T20">3 xxvij.</text:span></text:p>
      <text:p text:style-name="P234"><text:span text:style-name="T14">Cotyle,<text:tab/>3 ix<text:tab/>5 X.<text:tab/>- xijj </text:span><text:span text:style-name="T26">β</text:span><text:span text:style-name="T18">.</text:span></text:p>
      <text:p text:style-name="P235"><text:span text:style-name="T14">Magnum mystrum,<text:tab/>3<text:tab/>iij.<text:tab/>-<text:tab/>iij. ^viij.<text:tab/>5<text:tab/>iv.<text:tab/></text:span><text:span text:style-name="T26">β</text:span><text:span text:style-name="T18">,</text:span></text:p>
      <text:p text:style-name="P37">Mystrum parvum,<text:tab/>3<text:tab/>vj,<text:tab/>5<text:tab/>vj. ) ij-<text:tab/>5<text:tab/>ix.</text:p>
      <text:p text:style-name="P38">Acetabulum,<text:tab/>5<text:tab/>xviij.<text:tab/>5<text:tab/>xx.<text:tab/>-<text:tab/>iij.<text:tab/>5 iij.</text:p>
      <text:p text:style-name="P236"><text:span text:style-name="T14">Cyathus,<text:tab/>5<text:tab/>i </text:span><text:span text:style-name="T26">β</text:span><text:span text:style-name="T33">.<text:tab/></text:span><text:span text:style-name="T14">3<text:tab/>xiij. ) i.<text:tab/>5<text:tab/>xviij.</text:span></text:p>
      <text:h text:style-name="P7" text:outline-level="2"><text:span text:style-name="T14">Caput XIV.</text:span></text:h>
      <text:p text:style-name="P251"><text:bookmark-start text:name="bookmark84"/><text:span text:style-name="T14">Diofeoridis de mensuris et ponderibus.</text:span><text:bookmark-end text:name="bookmark84"/></text:p>
      <text:p text:style-name="P12">Ego, charissime, de ponderibus et mensuris ita per-<text:line-break/>scrutatus sum, a minimis auspicatus et ad minam usque<text:line-break/>multiplicando ascendi.</text:p>
      <text:p text:style-name="Standard"><text:bookmark-start text:name="bookmark86"/><text:bookmark-end text:name="bookmark86"/>De ponderibus.</text:p>
      <text:p text:style-name="P12">Siliqua, idem pondus habet, qtiod aereus.</text:p>
      <text:p text:style-name="P56"><text:span text:style-name="T14">Obolus habet aereos iij. unde semiobolus habet pon- •<text:line-break/>dere siliquam unam et semissem.</text:span></text:p>
      <text:p text:style-name="P12">Scrupulus pendit obolos duos, id est aereos sex.</text:p>
      <text:p text:style-name="P56"><text:span text:style-name="T14">Drachma, quae et holce dicitur, pendit scrupulos </text:span><text:span text:style-name="T20">iij.<text:line-break/></text:span><text:span text:style-name="T14">id est obolos vj.</text:span></text:p>
      <text:p text:style-name="P56"><text:span text:style-name="T14">Uncia habet </text:span><text:span text:style-name="T20">_ 5</text:span><text:span text:style-name="T14"> viij. xxiv.</text:span></text:p>
      <text:p text:style-name="P56"><text:span text:style-name="T14">Libra habet </text:span><text:span text:style-name="T20">3</text:span><text:span text:style-name="T14"> xij. 5 xcvj.</text:span></text:p>
      <text:p text:style-name="P56"><text:span text:style-name="T14">z Mitia usu medico pendit </text:span><text:span text:style-name="T20">3</text:span><text:span text:style-name="T14"> xvj. id est holcas cxxviij.<text:line-break/>usu vero Italico mina pendit 3 xviij. id est sesquilibram;</text:span></text:p>
      <text:p text:style-name="P13">drachmas antem cxliv. Mina Alexandrina pendit 5 xx.<text:line-break/>id est holcas clx.</text:p>
      <text:p text:style-name="P45">De mensuris liquidarum, vini, aquae, aceti.</text:p>
      <text:p text:style-name="P12">Amphora habet ili lxxx.</text:p>
      <text:p text:style-name="P12">Urna, xl.</text:p>
      <text:p text:style-name="P12">Chus, id est congius lli x.</text:p>
      <text:p text:style-name="P12">Semicongius, fli v.</text:p>
      <text:p text:style-name="P12">Sextarius habet libram i. 5 viij.</text:p>
      <text:p text:style-name="P56"><text:span text:style-name="T14">Hemina, id est cotyle </text:span><text:span text:style-name="T20">3</text:span><text:span text:style-name="T14"> x..</text:span></text:p>
      <text:p text:style-name="P12">Quartarius habet 5 v.</text:p>
      <text:p text:style-name="P56"><text:span text:style-name="T14">Acetabulum, quod est quarta pars cotyles, aequat<text:line-break/>5 ij. </text:span><text:span text:style-name="T26">β</text:span><text:span text:style-name="T24">.</text:span></text:p>
      <text:p text:style-name="P12">Cyathus, id est sexta pars cotyles, aequat 51.)<text:line-break/>et scrupulos iv.</text:p>
      <text:p text:style-name="P56"><text:span text:style-name="T14">• Cheme est cyathi quarta pars, aequat 5 ili.</text:span></text:p>
      <text:p text:style-name="P12">3</text:p>
      <text:p text:style-name="P12">ldem est pondus aquae et aceti. Ajimt autem si aqua</text:p>
      <text:p text:style-name="P13">pluviali, vas repleatur, minime fallax esse pondus, pendere<text:line-break/>quippe congium holcas dccxx.</text:p>
      <text:p text:style-name="Standard"><text:bookmark-start text:name="bookmark88"/><text:bookmark-end text:name="bookmark88"/>O l d i.</text:p>
      <text:p text:style-name="P56"><text:span text:style-name="T20">Amphora</text:span><text:span text:style-name="T14"> habet lli lxiiij,<text:line-break/>, Urna habet lli xxxvj.</text:span></text:p>
      <text:p text:style-name="P56"><text:span text:style-name="T14">Congius habet ,st&gt; ix. t</text:span></text:p>
      <text:p text:style-name="P12">Semicongius habet lli iv. fi-.</text:p>
      <text:p text:style-name="P56"><text:span text:style-name="T14">Sextarius habet lli i. </text:span><text:span text:style-name="T26">β</text:span><text:span text:style-name="T24">. </text:span><text:span text:style-name="T14">-</text:span></text:p>
      <text:p text:style-name="P56"><text:span text:style-name="T14">Hemina , quae et cotyle est, habet </text:span><text:span text:style-name="T20">3</text:span><text:span text:style-name="T14"> ix.</text:span></text:p>
      <text:p text:style-name="P56"><text:span text:style-name="T14">Quartarius habet 5 iv. </text:span><text:span text:style-name="T26">β</text:span><text:span text:style-name="T24">.</text:span></text:p>
      <text:p text:style-name="P12">Acetabulum, quod est cotyles quarta pars, habet 3 ij.</text:p>
      <text:p text:style-name="P56"><text:span text:style-name="T14">3 ij. aut § ij., </text:span><text:span text:style-name="T26">βν</text:span><text:span text:style-name="T24"> </text:span><text:span text:style-name="T14">. -</text:span></text:p>
      <text:p text:style-name="P56"><text:span text:style-name="T14">Cyathus, qui est sexta pars cotyles, habet </text:span><text:span text:style-name="T20">3</text:span><text:span text:style-name="T14"> i. </text:span><text:span text:style-name="T26">β</text:span><text:span text:style-name="T24">.</text:span></text:p>
      <text:p text:style-name="P12">Cheme, cyathi quarla .pars, habet 5 iij.</text:p>
      <text:p text:style-name="Standard"><text:bookmark-start text:name="bookmark90"/>flielli s;<text:bookmark-end text:name="bookmark90"/></text:p>
      <text:p text:style-name="P12">Amphora mellis habet fli cxx.</text:p>
      <text:p text:style-name="P12">Urna 'habet libras lx.</text:p>
      <text:p text:style-name="P13">Congius habet libras xv.</text:p>
      <text:p text:style-name="P56"><text:span text:style-name="T14">Hemicongius habet libras vij. </text:span><text:span text:style-name="T26">β</text:span><text:span text:style-name="T24">.</text:span></text:p>
      <text:p text:style-name="P56"><text:span text:style-name="T14">. Sextarius habet ili ij. </text:span><text:span text:style-name="T26">β</text:span><text:span text:style-name="T24">.</text:span></text:p>
      <text:p text:style-name="P56"><text:span text:style-name="T14">Hemina habet libram i. </text:span><text:span text:style-name="T20">3</text:span><text:span text:style-name="T14"> iij.</text:span></text:p>
      <text:p text:style-name="P56"><text:span text:style-name="T14">Quartarius habet </text:span><text:span text:style-name="T20">3</text:span><text:span text:style-name="T14"> vij. st.</text:span></text:p>
      <text:p text:style-name="P56"><text:span text:style-name="T14">Acetabulum habet </text:span><text:span text:style-name="T20">3</text:span><text:span text:style-name="T14"> iij. </text:span><text:span text:style-name="T26">β</text:span><text:span text:style-name="T18">, </text:span><text:span text:style-name="T14">5 ij.</text:span></text:p>
      <text:p text:style-name="P56"><text:span text:style-name="T14">Cyathus habet </text:span><text:span text:style-name="T20">3 ij</text:span><text:span text:style-name="T14"> </text:span><text:span text:style-name="T26">β</text:span><text:span text:style-name="T18">,</text:span></text:p>
      <text:p text:style-name="P56"><text:span text:style-name="T14">Cheme, quae est cyathi quarta pars, habet 5 v.</text:span></text:p>
      <text:h text:style-name="Heading_20_2" text:outline-level="2">Caput XV.</text:h>
      <text:p text:style-name="Standard"><text:bookmark-start text:name="bookmark92"/>Aliter de mensuris et ponderibus.<text:bookmark-end text:name="bookmark92"/></text:p>
      <text:p text:style-name="P56"><text:span text:style-name="T14">Medimnus habet, femifexta xij.</text:span></text:p>
      <text:p text:style-name="P56"><text:span text:style-name="T14">- Semisextum habet choas ij. -</text:span></text:p>
      <text:p text:style-name="P56"><text:span text:style-name="T14">Chus habet choenicas quatuor.</text:span></text:p>
      <text:p text:style-name="P56"><text:span text:style-name="T14">Choenix habet cotylas Atticas iij. ponuere autem<text:line-break/>lioleas </text:span><text:span text:style-name="T26">οΐχχχ</text:span><text:span text:style-name="T18">.</text:span></text:p>
      <text:p text:style-name="P13">Chus 'mensura quidem 'est cotylarum Atticarum xij.<text:line-break/>pondere vero pendit 3 decxx.</text:p>
      <text:p text:style-name="P12">Sextarius mensura quidem est cotylarum ij. pondere<text:line-break/>vero 5 cxx.</text:p>
      <text:p text:style-name="P12">Cotyle habet cyathos vj. pondere vero 5 U, coty-<text:line-break/>lam Attici etiam tryblium nominant.</text:p>
      <text:p text:style-name="P56"><text:span text:style-name="T14">Acetabulum mensura est cotyles quarta pars, quod<text:line-break/>est sesquicyathus; pondere vero habet 5</text:span><text:span text:style-name="T18">, </text:span><text:span text:style-name="T42">χ</text:span><text:span text:style-name="T26">ν</text:span><text:span text:style-name="T18">.</text:span></text:p>
      <text:p text:style-name="P12">Cyathus est drachmarum x,</text:p>
      <text:p text:style-name="P56"><text:span text:style-name="T14">Cheme est cyathi quarta.pars, 5 ij* </text:span><text:span text:style-name="T26">β</text:span><text:span text:style-name="T24">.</text:span></text:p>
      <text:p text:style-name="P12">Mystrum magnum est cotyles decima octava pars;<text:line-break/>pendit drachmas iij. fcrupulum i.</text:p>
      <text:p text:style-name="P56"><text:span text:style-name="T14">Mystrum vero. parvum est cotyles vigesima quarta<text:line-break/>pars; pendit 5 ij fi*</text:span></text:p>
      <text:p text:style-name="P12">Mystrum justissimum habet scrupulos octo.</text:p>
      <text:p text:style-name="P56"><text:span text:style-name="T14">* Cochlearium habet scrupulos tres.</text:span></text:p>
      <text:p text:style-name="P56"><text:span text:style-name="T14">Nucis Basilicae seu regiae magnitudo pendit 5 vij.</text:span></text:p>
      <text:p text:style-name="P12">Nucis Ponticae magnitudo pendit 3 i.</text:p>
      <text:p text:style-name="P55"><text:span text:style-name="T14">'Glandis </text:span><text:span text:style-name="T20">magnitudo</text:span><text:span text:style-name="T14"> pendit drachmae dimidium.</text:span></text:p>
      <text:p text:style-name="P56"><text:span text:style-name="T14">Fabae Aegyptiacae magnitudo pendit obolum et se-<text:line-break/>missem,</text:span></text:p>
      <text:p text:style-name="P12">Orobi magnitudo pendit aereos ij.'</text:p>
      <text:h text:style-name="Heading_20_2" text:outline-level="2">Caput XVI.</text:h>
      <text:p text:style-name="P56"><text:span text:style-name="T20">De notis ponderum ac mensurarum.</text:span></text:p>
      <text:p text:style-name="P56"><text:span text:style-name="T14">Pondeiunf ac' mensurarum doctrinam tum eoiurfdem<text:line-break/>characterum expositionemneeessariam descripsi, ut-certam<text:line-break/>habeas remediorum inventionem;</text:span></text:p>
      <text:p text:style-name="P56"><text:span text:style-name="T14">Itaque minam' declarat v, superpositum </text:span><text:span text:style-name="T26">μ</text:span><text:span text:style-name="T24"> </text:span><text:span text:style-name="T14">elemento; </text:span><text:span text:style-name="T26">μν</text:span><text:span text:style-name="T24">.</text:span></text:p>
      <text:p text:style-name="P56"><text:span text:style-name="T20">Ii</text:span><text:span text:style-name="T14"> libram significat, si subjectum irXs</text:span></text:p>
      <text:p text:style-name="P56"><text:span text:style-name="T14">Unciam quoque notat- </text:span><text:span text:style-name="T26">γ</text:span><text:span text:style-name="T24"> </text:span><text:span text:style-name="T14">subjectum aut superposithm’<text:line-break/>habens </text:span><text:span text:style-name="T26">ο</text:span><text:span text:style-name="T24">, </text:span><text:span text:style-name="T26">γο</text:span><text:span text:style-name="T24">, </text:span><text:span text:style-name="T14">yo. Apud nonnullos' aurem inveni v' quod<text:line-break/>supra sc o habeat, unciam significare von</text:span></text:p>
      <text:p text:style-name="P56"><text:span text:style-name="T30">μ</text:span><text:span text:style-name="T18"> </text:span><text:span text:style-name="T14">quod supra se habeat </text:span><text:span text:style-name="T26">ε</text:span><text:span text:style-name="T18">, </text:span><text:span text:style-name="T14">partetn significat </text:span><text:span text:style-name="T26">με</text:span><text:span text:style-name="T18">.</text:span></text:p>
      <text:p text:style-name="P237"><text:span text:style-name="T26">λ</text:span><text:span text:style-name="T18"> </text:span><text:span text:style-name="T14">obliquum, si- ad dextrum cornua ungentia habeat,<text:line-break/>drachmam significat </text:span><text:span text:style-name="T40">!</text:span><text:span text:style-name="T18">&lt;</text:span><text:span text:style-name="T26">ζ</text:span><text:span text:style-name="T14">, si ad sinistrum drachmae dimi-<text:line-break/>dium &gt;.<text:tab/>.<text:tab/>'</text:span></text:p>
      <text:p text:style-name="P55"><text:span text:style-name="T14">S. .Romanum apud quosdam triobolum; apud nos<text:line-break/>vero cujnsque ponderis dimidium significat, S". Si </text:span><text:span text:style-name="T20">vero<text:line-break/></text:span><text:span text:style-name="T14">transverse ponatur i. vel S obolum i. significat, / </text:span><text:span text:style-name="T18">&lt;</text:span><text:span text:style-name="T26">Λ</text:span><text:span text:style-name="T18"> </text:span><text:span text:style-name="T14">. &lt;z&gt; .</text:span></text:p>
      <text:p text:style-name="P56"><text:span text:style-name="T39">A</text:span><text:span text:style-name="T14"> - 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irmala UI" svg:font-family="'Nirmala UI'" style:font-family-generic="roman" style:font-pitch="variable"/>
    <style:font-face style:name="Nirmala UI1" svg:font-family="'Nirmala UI'" style:font-family-generic="system" style:font-pitch="variable"/>
    <style:font-face style:name="Noto Sans CJK SC" svg:font-family="'Noto Sans CJK SC'" style:font-family-generic="system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fo:color="#000000" loext:opacity="100%" style:font-name="Calibri Light" fo:font-family="'Calibri Light'" style:font-family-generic="roman" style:font-pitch="variable" fo:font-size="16pt" style:text-underline-style="none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loext:opacity="100%" style:font-name="Calibri Light" fo:font-family="'Calibri Light'" style:font-family-generic="roman" style:font-pitch="variable" fo:font-size="16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1" style:display-name="No List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hal Taaffe</meta:initial-creator>
    <meta:editing-cycles>6</meta:editing-cycles>
    <meta:creation-date>2021-10-25T12:39:00</meta:creation-date>
    <dc:date>2021-11-02T15:12:45.626829720</dc:date>
    <meta:editing-duration>PT1H2M56S</meta:editing-duration>
    <meta:generator>LibreOffice/7.2.2.2$Linux_X86_64 LibreOffice_project/20$Build-2</meta:generator>
    <meta:document-statistic meta:table-count="0" meta:image-count="0" meta:object-count="0" meta:page-count="781" meta:paragraph-count="3243" meta:word-count="98204" meta:character-count="673160" meta:non-whitespace-character-count="578202"/>
    <meta:user-defined meta:name="AppVersion">16.0000</meta:user-defined>
    <meta:template xlink:type="simple" xlink:actuate="onRequest" xlink:title="Normal.dotm" xlink:href=""/>
  </office:meta>
</office:document-meta>
</file>